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Open Sans" svg:font-family="'Ope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8pt" fo:font-style="normal" fo:text-shadow="none" style:text-underline-style="none" fo:font-weight="normal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0" table:default-cell-style-name="ce3"/>
        <table:table-column table:style-name="co1" table:number-columns-repeated="2" table:default-cell-style-name="ce6"/>
        <table:table-column table:style-name="co1" table:number-columns-repeated="14" table:default-cell-style-name="ce3"/>
        <table:table-column table:style-name="co1" table:number-columns-repeated="6" table:default-cell-style-name="ce6"/>
        <table:table-column table:style-name="co1" table:number-columns-repeated="2" table:default-cell-style-name="ce3"/>
        <table:table-column table:style-name="co1" table:number-columns-repeated="4" table:default-cell-style-name="ce6"/>
        <table:table-column table:style-name="co1" table:number-columns-repeated="2" table:default-cell-style-name="ce3"/>
        <table:table-column table:style-name="co1" table:number-columns-repeated="2" table:default-cell-style-name="ce6"/>
        <table:table-column table:style-name="co1" table:number-columns-repeated="2" table:default-cell-style-name="ce3"/>
        <table:table-column table:style-name="co1" table:number-columns-repeated="2" table:default-cell-style-name="ce6"/>
        <table:table-column table:style-name="co1" table:number-columns-repeated="8" table:default-cell-style-name="ce3"/>
        <table:table-column table:style-name="co1" table:number-columns-repeated="4" table:default-cell-style-name="ce6"/>
        <table:table-column table:style-name="co1" table:number-columns-repeated="2" table:default-cell-style-name="ce3"/>
        <table:table-column table:style-name="co1" table:number-columns-repeated="2" table:default-cell-style-name="ce6"/>
        <table:table-column table:style-name="co1" table:number-columns-repeated="17" table:default-cell-style-name="ce3"/>
        <table:table-row table:style-name="ro1">
          <table:table-cell table:style-name="ce1" office:value-type="string" calcext:value-type="string">
            <text:p>ID:1</text:p>
          </table:table-cell>
          <table:table-cell table:style-name="ce1" office:value-type="string" calcext:value-type="string">
            <text:p>ID:2</text:p>
          </table:table-cell>
          <table:table-cell table:style-name="ce1" office:value-type="string" calcext:value-type="string">
            <text:p>ID:3</text:p>
          </table:table-cell>
          <table:table-cell table:style-name="ce1" office:value-type="string" calcext:value-type="string">
            <text:p>ID:4</text:p>
          </table:table-cell>
          <table:table-cell table:style-name="ce1" office:value-type="string" calcext:value-type="string">
            <text:p>ID:5</text:p>
          </table:table-cell>
          <table:table-cell table:style-name="ce1" office:value-type="string" calcext:value-type="string">
            <text:p>ID:6</text:p>
          </table:table-cell>
          <table:table-cell table:style-name="ce1" office:value-type="string" calcext:value-type="string">
            <text:p>ID:7</text:p>
          </table:table-cell>
          <table:table-cell table:style-name="ce1" office:value-type="string" calcext:value-type="string">
            <text:p>ID:8</text:p>
          </table:table-cell>
          <table:table-cell table:style-name="ce1" office:value-type="string" calcext:value-type="string">
            <text:p>ID:9</text:p>
          </table:table-cell>
          <table:table-cell table:style-name="ce1" office:value-type="string" calcext:value-type="string">
            <text:p>ID:10</text:p>
          </table:table-cell>
          <table:table-cell table:style-name="ce1" office:value-type="string" calcext:value-type="string">
            <text:p>ID:11</text:p>
          </table:table-cell>
          <table:table-cell table:style-name="ce1" office:value-type="string" calcext:value-type="string">
            <text:p>ID:12</text:p>
          </table:table-cell>
          <table:table-cell table:style-name="ce1" office:value-type="string" calcext:value-type="string">
            <text:p>ID:13</text:p>
          </table:table-cell>
          <table:table-cell table:style-name="ce1" office:value-type="string" calcext:value-type="string">
            <text:p>ID:14</text:p>
          </table:table-cell>
          <table:table-cell table:style-name="ce1" office:value-type="string" calcext:value-type="string">
            <text:p>ID:15</text:p>
          </table:table-cell>
          <table:table-cell table:style-name="ce1" office:value-type="string" calcext:value-type="string">
            <text:p>ID:16</text:p>
          </table:table-cell>
          <table:table-cell table:style-name="ce1" office:value-type="string" calcext:value-type="string">
            <text:p>ID:17</text:p>
          </table:table-cell>
          <table:table-cell table:style-name="ce1" office:value-type="string" calcext:value-type="string">
            <text:p>ID:18</text:p>
          </table:table-cell>
          <table:table-cell table:style-name="ce1" office:value-type="string" calcext:value-type="string">
            <text:p>ID:19</text:p>
          </table:table-cell>
          <table:table-cell table:style-name="ce1" office:value-type="string" calcext:value-type="string">
            <text:p>ID:20</text:p>
          </table:table-cell>
          <table:table-cell table:style-name="ce1" office:value-type="string" calcext:value-type="string">
            <text:p>ID:21</text:p>
          </table:table-cell>
          <table:table-cell table:style-name="ce1" office:value-type="string" calcext:value-type="string">
            <text:p>ID:22</text:p>
          </table:table-cell>
          <table:table-cell table:style-name="ce1" office:value-type="string" calcext:value-type="string">
            <text:p>ID:23</text:p>
          </table:table-cell>
          <table:table-cell table:style-name="ce1" office:value-type="string" calcext:value-type="string">
            <text:p>ID:24</text:p>
          </table:table-cell>
          <table:table-cell table:style-name="ce1" office:value-type="string" calcext:value-type="string">
            <text:p>ID:25</text:p>
          </table:table-cell>
          <table:table-cell table:style-name="ce1" office:value-type="string" calcext:value-type="string">
            <text:p>ID:26</text:p>
          </table:table-cell>
          <table:table-cell table:style-name="ce1" office:value-type="string" calcext:value-type="string">
            <text:p>ID:27</text:p>
          </table:table-cell>
          <table:table-cell table:style-name="ce1" office:value-type="string" calcext:value-type="string">
            <text:p>ID:28</text:p>
          </table:table-cell>
          <table:table-cell table:style-name="ce1" office:value-type="string" calcext:value-type="string">
            <text:p>ID:29</text:p>
          </table:table-cell>
          <table:table-cell table:style-name="ce1" office:value-type="string" calcext:value-type="string">
            <text:p>ID:30</text:p>
          </table:table-cell>
          <table:table-cell table:style-name="ce1" office:value-type="string" calcext:value-type="string">
            <text:p>ID:31</text:p>
          </table:table-cell>
          <table:table-cell table:style-name="ce1" office:value-type="string" calcext:value-type="string">
            <text:p>ID:32</text:p>
          </table:table-cell>
          <table:table-cell table:style-name="ce1" office:value-type="string" calcext:value-type="string">
            <text:p>ID:33</text:p>
          </table:table-cell>
          <table:table-cell table:style-name="ce1" office:value-type="string" calcext:value-type="string">
            <text:p>ID:34</text:p>
          </table:table-cell>
          <table:table-cell table:style-name="ce1" office:value-type="string" calcext:value-type="string">
            <text:p>ID:35</text:p>
          </table:table-cell>
          <table:table-cell table:style-name="ce1" office:value-type="string" calcext:value-type="string">
            <text:p>ID:36</text:p>
          </table:table-cell>
          <table:table-cell table:style-name="ce1" office:value-type="string" calcext:value-type="string">
            <text:p>ID:37</text:p>
          </table:table-cell>
          <table:table-cell table:style-name="ce1" office:value-type="string" calcext:value-type="string">
            <text:p>ID:38</text:p>
          </table:table-cell>
          <table:table-cell table:style-name="ce1" office:value-type="string" calcext:value-type="string">
            <text:p>ID:39</text:p>
          </table:table-cell>
          <table:table-cell table:style-name="ce1" office:value-type="string" calcext:value-type="string">
            <text:p>ID:40</text:p>
          </table:table-cell>
          <table:table-cell table:style-name="ce1" office:value-type="string" calcext:value-type="string">
            <text:p>ID:41</text:p>
          </table:table-cell>
          <table:table-cell table:style-name="ce1" office:value-type="string" calcext:value-type="string">
            <text:p>ID:42</text:p>
          </table:table-cell>
          <table:table-cell table:style-name="ce1" office:value-type="string" calcext:value-type="string">
            <text:p>ID:43</text:p>
          </table:table-cell>
          <table:table-cell table:style-name="ce1" office:value-type="string" calcext:value-type="string">
            <text:p>ID:44</text:p>
          </table:table-cell>
          <table:table-cell table:style-name="ce1" office:value-type="string" calcext:value-type="string">
            <text:p>ID:45</text:p>
          </table:table-cell>
          <table:table-cell table:style-name="ce1" office:value-type="string" calcext:value-type="string">
            <text:p>ID:46</text:p>
          </table:table-cell>
          <table:table-cell table:style-name="ce1" office:value-type="string" calcext:value-type="string">
            <text:p>ID:47</text:p>
          </table:table-cell>
          <table:table-cell table:style-name="ce1" office:value-type="string" calcext:value-type="string">
            <text:p>ID:48</text:p>
          </table:table-cell>
          <table:table-cell table:style-name="ce1" office:value-type="string" calcext:value-type="string">
            <text:p>ID:49</text:p>
          </table:table-cell>
          <table:table-cell table:style-name="ce1" office:value-type="string" calcext:value-type="string">
            <text:p>ID:50</text:p>
          </table:table-cell>
          <table:table-cell table:style-name="ce1" office:value-type="string" calcext:value-type="string">
            <text:p>ID:51</text:p>
          </table:table-cell>
          <table:table-cell table:style-name="ce1" office:value-type="string" calcext:value-type="string">
            <text:p>ID:52</text:p>
          </table:table-cell>
          <table:table-cell table:style-name="ce1" office:value-type="string" calcext:value-type="string">
            <text:p>ID:53</text:p>
          </table:table-cell>
          <table:table-cell table:style-name="ce1" office:value-type="string" calcext:value-type="string">
            <text:p>ID:54</text:p>
          </table:table-cell>
          <table:table-cell table:style-name="ce1" office:value-type="string" calcext:value-type="string">
            <text:p>ID:55</text:p>
          </table:table-cell>
          <table:table-cell table:style-name="ce1" office:value-type="string" calcext:value-type="string">
            <text:p>ID:56</text:p>
          </table:table-cell>
          <table:table-cell table:style-name="ce1" office:value-type="string" calcext:value-type="string">
            <text:p>ID:57</text:p>
          </table:table-cell>
          <table:table-cell table:style-name="ce1" office:value-type="string" calcext:value-type="string">
            <text:p>ID:58</text:p>
          </table:table-cell>
          <table:table-cell table:style-name="ce1" office:value-type="string" calcext:value-type="string">
            <text:p>ID:59</text:p>
          </table:table-cell>
          <table:table-cell table:style-name="ce1" office:value-type="string" calcext:value-type="string">
            <text:p>ID:60</text:p>
          </table:table-cell>
          <table:table-cell table:style-name="ce1" office:value-type="string" calcext:value-type="string">
            <text:p>ID:61</text:p>
          </table:table-cell>
          <table:table-cell table:style-name="ce1" office:value-type="string" calcext:value-type="string">
            <text:p>ID:62</text:p>
          </table:table-cell>
          <table:table-cell table:number-columns-repeated="17"/>
        </table:table-row>
        <table:table-row table:style-name="ro1">
          <table:table-cell table:number-columns-repeated="2" table:style-name="ce2" office:value-type="float" office:value="1290" calcext:value-type="float">
            <text:p>1290</text:p>
          </table:table-cell>
          <table:table-cell table:style-name="ce6" office:value-type="float" office:value="1410" calcext:value-type="float">
            <text:p>1410</text:p>
          </table:table-cell>
          <table:table-cell table:style-name="ce6" office:value-type="float" office:value="1530" calcext:value-type="float">
            <text:p>1530</text:p>
          </table:table-cell>
          <table:table-cell table:style-name="ce6" office:value-type="float" office:value="1380" calcext:value-type="float">
            <text:p>1380</text:p>
          </table:table-cell>
          <table:table-cell table:style-name="ce6" office:value-type="float" office:value="1440" calcext:value-type="float">
            <text:p>1440</text:p>
          </table:table-cell>
          <table:table-cell table:style-name="ce6" office:value-type="float" office:value="1620" calcext:value-type="float">
            <text:p>1620</text:p>
          </table:table-cell>
          <table:table-cell table:style-name="ce6" office:value-type="float" office:value="1650" calcext:value-type="float">
            <text:p>1650</text:p>
          </table:table-cell>
          <table:table-cell table:style-name="ce6" office:value-type="float" office:value="1470" calcext:value-type="float">
            <text:p>1470</text:p>
          </table:table-cell>
          <table:table-cell table:style-name="ce6"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1590" calcext:value-type="float">
            <text:p>1590</text:p>
          </table:table-cell>
          <table:table-cell table:number-columns-repeated="2" table:style-name="ce6" office:value-type="float" office:value="1290" calcext:value-type="float">
            <text:p>1290</text:p>
          </table:table-cell>
          <table:table-cell table:style-name="ce6" office:value-type="float" office:value="1890" calcext:value-type="float">
            <text:p>1890</text:p>
          </table:table-cell>
          <table:table-cell table:style-name="ce6" office:value-type="float" office:value="1380" calcext:value-type="float">
            <text:p>1380</text:p>
          </table:table-cell>
          <table:table-cell table:style-name="ce6" office:value-type="float" office:value="1230" calcext:value-type="float">
            <text:p>1230</text:p>
          </table:table-cell>
          <table:table-cell table:style-name="ce6" office:value-type="float" office:value="1680" calcext:value-type="float">
            <text:p>1680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170" calcext:value-type="float">
            <text:p>1170</text:p>
          </table:table-cell>
          <table:table-cell table:style-name="ce6" office:value-type="float" office:value="1860" calcext:value-type="float">
            <text:p>1860</text:p>
          </table:table-cell>
          <table:table-cell table:style-name="ce6" office:value-type="float" office:value="1920" calcext:value-type="float">
            <text:p>1920</text:p>
          </table:table-cell>
          <table:table-cell table:style-name="ce6" office:value-type="float" office:value="1140" calcext:value-type="float">
            <text:p>1140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170" calcext:value-type="float">
            <text:p>1170</text:p>
          </table:table-cell>
          <table:table-cell table:style-name="ce6" office:value-type="float" office:value="1230" calcext:value-type="float">
            <text:p>1230</text:p>
          </table:table-cell>
          <table:table-cell office:value-type="float" office:value="2250" calcext:value-type="float">
            <text:p>2250</text:p>
          </table:table-cell>
          <table:table-cell office:value-type="float" office:value="1920" calcext:value-type="float">
            <text:p>1920</text:p>
          </table:table-cell>
          <table:table-cell office:value-type="float" office:value="1500" calcext:value-type="float">
            <text:p>1500</text:p>
          </table:table-cell>
          <table:table-cell office:value-type="float" office:value="1440" calcext:value-type="float">
            <text:p>1440</text:p>
          </table:table-cell>
          <table:table-cell office:value-type="float" office:value="1530" calcext:value-type="float">
            <text:p>1530</text:p>
          </table:table-cell>
          <table:table-cell office:value-type="float" office:value="1320" calcext:value-type="float">
            <text:p>1320</text:p>
          </table:table-cell>
          <table:table-cell table:style-name="ce6" office:value-type="float" office:value="1740" calcext:value-type="float">
            <text:p>1740</text:p>
          </table:table-cell>
          <table:table-cell table:style-name="ce6" office:value-type="float" office:value="1470" calcext:value-type="float">
            <text:p>1470</text:p>
          </table:table-cell>
          <table:table-cell office:value-type="float" office:value="1680" calcext:value-type="float">
            <text:p>1680</text:p>
          </table:table-cell>
          <table:table-cell office:value-type="float" office:value="1710" calcext:value-type="float">
            <text:p>1710</text:p>
          </table:table-cell>
          <table:table-cell office:value-type="float" office:value="1890" calcext:value-type="float">
            <text:p>1890</text:p>
          </table:table-cell>
          <table:table-cell office:value-type="float" office:value="2040" calcext:value-type="float">
            <text:p>2040</text:p>
          </table:table-cell>
          <table:table-cell table:style-name="ce6" office:value-type="float" office:value="1170" calcext:value-type="float">
            <text:p>1170</text:p>
          </table:table-cell>
          <table:table-cell table:style-name="ce6" office:value-type="float" office:value="1500" calcext:value-type="float">
            <text:p>1500</text:p>
          </table:table-cell>
          <table:table-cell office:value-type="float" office:value="1950" calcext:value-type="float">
            <text:p>1950</text:p>
          </table:table-cell>
          <table:table-cell office:value-type="float" office:value="1590" calcext:value-type="float">
            <text:p>1590</text:p>
          </table:table-cell>
          <table:table-cell table:style-name="ce6" office:value-type="float" office:value="1350" calcext:value-type="float">
            <text:p>1350</text:p>
          </table:table-cell>
          <table:table-cell table:style-name="ce6" office:value-type="float" office:value="1170" calcext:value-type="float">
            <text:p>1170</text:p>
          </table:table-cell>
          <table:table-cell office:value-type="float" office:value="1470" calcext:value-type="float">
            <text:p>1470</text:p>
          </table:table-cell>
          <table:table-cell office:value-type="float" office:value="1410" calcext:value-type="float">
            <text:p>1410</text:p>
          </table:table-cell>
          <table:table-cell table:style-name="ce6" office:value-type="float" office:value="1470" calcext:value-type="float">
            <text:p>1470</text:p>
          </table:table-cell>
          <table:table-cell table:style-name="ce6" office:value-type="float" office:value="1650" calcext:value-type="float">
            <text:p>1650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380" calcext:value-type="float">
            <text:p>1380</text:p>
          </table:table-cell>
          <table:table-cell table:style-name="ce6" office:value-type="float" office:value="1260" calcext:value-type="float">
            <text:p>1260</text:p>
          </table:table-cell>
          <table:table-cell table:style-name="ce6" office:value-type="float" office:value="1620" calcext:value-type="float">
            <text:p>1620</text:p>
          </table:table-cell>
          <table:table-cell table:style-name="ce6" office:value-type="float" office:value="2070" calcext:value-type="float">
            <text:p>2070</text:p>
          </table:table-cell>
          <table:table-cell office:value-type="float" office:value="1530" calcext:value-type="float">
            <text:p>1530</text:p>
          </table:table-cell>
          <table:table-cell office:value-type="float" office:value="1470" calcext:value-type="float">
            <text:p>1470</text:p>
          </table:table-cell>
          <table:table-cell office:value-type="float" office:value="2220" calcext:value-type="float">
            <text:p>2220</text:p>
          </table:table-cell>
          <table:table-cell office:value-type="float" office:value="1950" calcext:value-type="float">
            <text:p>1950</text:p>
          </table:table-cell>
          <table:table-cell table:style-name="ce6" office:value-type="float" office:value="1860" calcext:value-type="float">
            <text:p>1860</text:p>
          </table:table-cell>
          <table:table-cell table:style-name="ce6" office:value-type="float" office:value="1950" calcext:value-type="float">
            <text:p>1950</text:p>
          </table:table-cell>
          <table:table-cell office:value-type="float" office:value="1680" calcext:value-type="float">
            <text:p>1680</text:p>
          </table:table-cell>
          <table:table-cell office:value-type="float" office:value="1860" calcext:value-type="float">
            <text:p>1860</text:p>
          </table:table-cell>
          <table:table-cell table:style-name="ce6" table:number-columns-repeated="17"/>
        </table:table-row>
        <table:table-row table:style-name="ro1">
          <table:table-cell office:value-type="float" office:value="0.868894944549648" calcext:value-type="float">
            <text:p>0,868894944549648</text:p>
          </table:table-cell>
          <table:table-cell office:value-type="float" office:value="0.788189576650429" calcext:value-type="float">
            <text:p>0,788189576650429</text:p>
          </table:table-cell>
          <table:table-cell office:value-type="float" office:value="0.767152443982718" calcext:value-type="float">
            <text:p>0,767152443982718</text:p>
          </table:table-cell>
          <table:table-cell office:value-type="float" office:value="0.922692768300847" calcext:value-type="float">
            <text:p>0,922692768300847</text:p>
          </table:table-cell>
          <table:table-cell office:value-type="float" office:value="1.05497975923556" calcext:value-type="float">
            <text:p>1,05497975923556</text:p>
          </table:table-cell>
          <table:table-cell office:value-type="float" office:value="0.784560088117644" calcext:value-type="float">
            <text:p>0,784560088117644</text:p>
          </table:table-cell>
          <table:table-cell office:value-type="float" office:value="0.750680663362906" calcext:value-type="float">
            <text:p>0,750680663362906</text:p>
          </table:table-cell>
          <table:table-cell office:value-type="float" office:value="0.586194615184067" calcext:value-type="float">
            <text:p>0,586194615184067</text:p>
          </table:table-cell>
          <table:table-cell office:value-type="float" office:value="0.983898188658427" calcext:value-type="float">
            <text:p>0,983898188658427</text:p>
          </table:table-cell>
          <table:table-cell office:value-type="float" office:value="1.04441998554966" calcext:value-type="float">
            <text:p>1,04441998554966</text:p>
          </table:table-cell>
          <table:table-cell office:value-type="float" office:value="0.864811990745521" calcext:value-type="float">
            <text:p>0,864811990745521</text:p>
          </table:table-cell>
          <table:table-cell office:value-type="float" office:value="0.863701353195465" calcext:value-type="float">
            <text:p>0,863701353195465</text:p>
          </table:table-cell>
          <table:table-cell office:value-type="float" office:value="1.03147113296629" calcext:value-type="float">
            <text:p>1,03147113296629</text:p>
          </table:table-cell>
          <table:table-cell office:value-type="float" office:value="0.968535588532865" calcext:value-type="float">
            <text:p>0,968535588532865</text:p>
          </table:table-cell>
          <table:table-cell office:value-type="float" office:value="0.845095125176208" calcext:value-type="float">
            <text:p>0,845095125176208</text:p>
          </table:table-cell>
          <table:table-cell office:value-type="float" office:value="0.832684603565393" calcext:value-type="float">
            <text:p>0,832684603565393</text:p>
          </table:table-cell>
          <table:table-cell office:value-type="float" office:value="0.770564809348246" calcext:value-type="float">
            <text:p>0,770564809348246</text:p>
          </table:table-cell>
          <table:table-cell office:value-type="float" office:value="0.802033813807856" calcext:value-type="float">
            <text:p>0,802033813807856</text:p>
          </table:table-cell>
          <table:table-cell office:value-type="float" office:value="1.01932366846844" calcext:value-type="float">
            <text:p>1,01932366846844</text:p>
          </table:table-cell>
          <table:table-cell office:value-type="float" office:value="0.888850384957014" calcext:value-type="float">
            <text:p>0,888850384957014</text:p>
          </table:table-cell>
          <table:table-cell office:value-type="float" office:value="0.85694439509682" calcext:value-type="float">
            <text:p>0,85694439509682</text:p>
          </table:table-cell>
          <table:table-cell office:value-type="float" office:value="0.794876050417808" calcext:value-type="float">
            <text:p>0,794876050417808</text:p>
          </table:table-cell>
          <table:table-cell office:value-type="float" office:value="0.710640041407498" calcext:value-type="float">
            <text:p>0,710640041407498</text:p>
          </table:table-cell>
          <table:table-cell office:value-type="float" office:value="0.672077024463099" calcext:value-type="float">
            <text:p>0,672077024463099</text:p>
          </table:table-cell>
          <table:table-cell table:style-name="ce6" office:value-type="float" office:value="0.71172278233628" calcext:value-type="float">
            <text:p>0,71172278233628</text:p>
          </table:table-cell>
          <table:table-cell table:style-name="ce6" office:value-type="float" office:value="0.749674754036488" calcext:value-type="float">
            <text:p>0,749674754036488</text:p>
          </table:table-cell>
          <table:table-cell office:value-type="float" office:value="0.633975131477499" calcext:value-type="float">
            <text:p>0,633975131477499</text:p>
          </table:table-cell>
          <table:table-cell office:value-type="float" office:value="0.68793392818003" calcext:value-type="float">
            <text:p>0,68793392818003</text:p>
          </table:table-cell>
          <table:table-cell office:value-type="float" office:value="0.988193024997778" calcext:value-type="float">
            <text:p>0,988193024997778</text:p>
          </table:table-cell>
          <table:table-cell office:value-type="float" office:value="0.942322005828689" calcext:value-type="float">
            <text:p>0,942322005828689</text:p>
          </table:table-cell>
          <table:table-cell office:value-type="float" office:value="0.764117514519177" calcext:value-type="float">
            <text:p>0,764117514519177</text:p>
          </table:table-cell>
          <table:table-cell office:value-type="float" office:value="0.743351485267137" calcext:value-type="float">
            <text:p>0,743351485267137</text:p>
          </table:table-cell>
          <table:table-cell office:value-type="float" office:value="0.814994498616383" calcext:value-type="float">
            <text:p>0,814994498616383</text:p>
          </table:table-cell>
          <table:table-cell office:value-type="float" office:value="0.868082083851216" calcext:value-type="float">
            <text:p>0,868082083851216</text:p>
          </table:table-cell>
          <table:table-cell office:value-type="float" office:value="0.919609643656943" calcext:value-type="float">
            <text:p>0,919609643656943</text:p>
          </table:table-cell>
          <table:table-cell office:value-type="float" office:value="0.789673435337735" calcext:value-type="float">
            <text:p>0,789673435337735</text:p>
          </table:table-cell>
          <table:table-cell office:value-type="float" office:value="0.800323400087736" calcext:value-type="float">
            <text:p>0,800323400087736</text:p>
          </table:table-cell>
          <table:table-cell office:value-type="float" office:value="0.778826702629804" calcext:value-type="float">
            <text:p>0,778826702629804</text:p>
          </table:table-cell>
          <table:table-cell office:value-type="float" office:value="0.775635616639129" calcext:value-type="float">
            <text:p>0,775635616639129</text:p>
          </table:table-cell>
          <table:table-cell office:value-type="float" office:value="0.817110604845583" calcext:value-type="float">
            <text:p>0,817110604845583</text:p>
          </table:table-cell>
          <table:table-cell office:value-type="float" office:value="0.847586980920314" calcext:value-type="float">
            <text:p>0,847586980920314</text:p>
          </table:table-cell>
          <table:table-cell office:value-type="float" office:value="0.856379384078914" calcext:value-type="float">
            <text:p>0,856379384078914</text:p>
          </table:table-cell>
          <table:table-cell office:value-type="float" office:value="1.24806692003031" calcext:value-type="float">
            <text:p>1,24806692003031</text:p>
          </table:table-cell>
          <table:table-cell office:value-type="float" office:value="0.853816975612349" calcext:value-type="float">
            <text:p>0,853816975612349</text:p>
          </table:table-cell>
          <table:table-cell office:value-type="float" office:value="0.900168568882399" calcext:value-type="float">
            <text:p>0,900168568882399</text:p>
          </table:table-cell>
          <table:table-cell office:value-type="float" office:value="0.940304845015154" calcext:value-type="float">
            <text:p>0,940304845015154</text:p>
          </table:table-cell>
          <table:table-cell office:value-type="float" office:value="1.06996884669833" calcext:value-type="float">
            <text:p>1,06996884669833</text:p>
          </table:table-cell>
          <table:table-cell office:value-type="float" office:value="1.07264098541076" calcext:value-type="float">
            <text:p>1,07264098541076</text:p>
          </table:table-cell>
          <table:table-cell office:value-type="float" office:value="0.880922461137484" calcext:value-type="float">
            <text:p>0,880922461137484</text:p>
          </table:table-cell>
          <table:table-cell office:value-type="float" office:value="0.829249353699764" calcext:value-type="float">
            <text:p>0,829249353699764</text:p>
          </table:table-cell>
          <table:table-cell office:value-type="float" office:value="0.897080179733816" calcext:value-type="float">
            <text:p>0,897080179733816</text:p>
          </table:table-cell>
          <table:table-cell office:value-type="float" office:value="0.854380859690081" calcext:value-type="float">
            <text:p>0,854380859690081</text:p>
          </table:table-cell>
          <table:table-cell office:value-type="float" office:value="0.816629929703324" calcext:value-type="float">
            <text:p>0,816629929703324</text:p>
          </table:table-cell>
          <table:table-cell office:value-type="float" office:value="0.923741796758623" calcext:value-type="float">
            <text:p>0,923741796758623</text:p>
          </table:table-cell>
          <table:table-cell office:value-type="float" office:value="0.975461629257929" calcext:value-type="float">
            <text:p>0,975461629257929</text:p>
          </table:table-cell>
          <table:table-cell office:value-type="float" office:value="1.01781511478897" calcext:value-type="float">
            <text:p>1,01781511478897</text:p>
          </table:table-cell>
          <table:table-cell office:value-type="float" office:value="0.894646307229329" calcext:value-type="float">
            <text:p>0,894646307229329</text:p>
          </table:table-cell>
          <table:table-cell office:value-type="float" office:value="0.918090806358962" calcext:value-type="float">
            <text:p>0,918090806358962</text:p>
          </table:table-cell>
          <table:table-cell office:value-type="float" office:value="0.923334669090291" calcext:value-type="float">
            <text:p>0,923334669090291</text:p>
          </table:table-cell>
          <table:table-cell office:value-type="float" office:value="0.92604913404932" calcext:value-type="float">
            <text:p>0,92604913404932</text:p>
          </table:table-cell>
          <table:table-cell office:value-type="float" office:value="1.00506879146181" calcext:value-type="float">
            <text:p>1,00506879146181</text:p>
          </table:table-cell>
          <table:table-cell office:value-type="float" office:value="1.11766335413795" calcext:value-type="float">
            <text:p>1,11766335413795</text:p>
          </table:table-cell>
          <table:table-cell table:number-columns-repeated="17"/>
        </table:table-row>
        <table:table-row table:style-name="ro1">
          <table:table-cell office:value-type="float" office:value="0.827318263132216" calcext:value-type="float">
            <text:p>0,827318263132216</text:p>
          </table:table-cell>
          <table:table-cell office:value-type="float" office:value="0.764690776166151" calcext:value-type="float">
            <text:p>0,764690776166151</text:p>
          </table:table-cell>
          <table:table-cell office:value-type="float" office:value="0.992621337821671" calcext:value-type="float">
            <text:p>0,992621337821671</text:p>
          </table:table-cell>
          <table:table-cell office:value-type="float" office:value="1.15994743614312" calcext:value-type="float">
            <text:p>1,15994743614312</text:p>
          </table:table-cell>
          <table:table-cell office:value-type="float" office:value="1.03999649727379" calcext:value-type="float">
            <text:p>1,03999649727379</text:p>
          </table:table-cell>
          <table:table-cell office:value-type="float" office:value="0.873872955461918" calcext:value-type="float">
            <text:p>0,873872955461918</text:p>
          </table:table-cell>
          <table:table-cell office:value-type="float" office:value="0.681494063947878" calcext:value-type="float">
            <text:p>0,681494063947878</text:p>
          </table:table-cell>
          <table:table-cell office:value-type="float" office:value="0.734061337676113" calcext:value-type="float">
            <text:p>0,734061337676113</text:p>
          </table:table-cell>
          <table:table-cell office:value-type="float" office:value="1.02595396086573" calcext:value-type="float">
            <text:p>1,02595396086573</text:p>
          </table:table-cell>
          <table:table-cell office:value-type="float" office:value="1.0992787272168" calcext:value-type="float">
            <text:p>1,0992787272168</text:p>
          </table:table-cell>
          <table:table-cell table:number-columns-repeated="2"/>
          <table:table-cell office:value-type="float" office:value="1.10416871585981" calcext:value-type="float">
            <text:p>1,10416871585981</text:p>
          </table:table-cell>
          <table:table-cell office:value-type="float" office:value="1.2143517843547" calcext:value-type="float">
            <text:p>1,2143517843547</text:p>
          </table:table-cell>
          <table:table-cell office:value-type="float" office:value="0.98254678847015" calcext:value-type="float">
            <text:p>0,98254678847015</text:p>
          </table:table-cell>
          <table:table-cell office:value-type="float" office:value="0.908715932101248" calcext:value-type="float">
            <text:p>0,908715932101248</text:p>
          </table:table-cell>
          <table:table-cell office:value-type="float" office:value="0.831858003449904" calcext:value-type="float">
            <text:p>0,831858003449904</text:p>
          </table:table-cell>
          <table:table-cell office:value-type="float" office:value="0.881846163244313" calcext:value-type="float">
            <text:p>0,881846163244313</text:p>
          </table:table-cell>
          <table:table-cell office:value-type="float" office:value="1.16172067600126" calcext:value-type="float">
            <text:p>1,16172067600126</text:p>
          </table:table-cell>
          <table:table-cell office:value-type="float" office:value="1.0922972074607" calcext:value-type="float">
            <text:p>1,0922972074607</text:p>
          </table:table-cell>
          <table:table-cell office:value-type="float" office:value="0.922593807110778" calcext:value-type="float">
            <text:p>0,922593807110778</text:p>
          </table:table-cell>
          <table:table-cell office:value-type="float" office:value="0.94747337280905" calcext:value-type="float">
            <text:p>0,94747337280905</text:p>
          </table:table-cell>
          <table:table-cell office:value-type="float" office:value="0.917842456867989" calcext:value-type="float">
            <text:p>0,917842456867989</text:p>
          </table:table-cell>
          <table:table-cell office:value-type="float" office:value="0.817235846904313" calcext:value-type="float">
            <text:p>0,817235846904313</text:p>
          </table:table-cell>
          <table:table-cell table:style-name="ce8"/>
          <table:table-cell table:style-name="ce6"/>
          <table:table-cell office:value-type="float" office:value="0.688587886891002" calcext:value-type="float">
            <text:p>0,688587886891002</text:p>
          </table:table-cell>
          <table:table-cell office:value-type="float" office:value="0.708863169987857" calcext:value-type="float">
            <text:p>0,708863169987857</text:p>
          </table:table-cell>
          <table:table-cell office:value-type="float" office:value="0.975984349633704" calcext:value-type="float">
            <text:p>0,975984349633704</text:p>
          </table:table-cell>
          <table:table-cell office:value-type="float" office:value="0.966127082744987" calcext:value-type="float">
            <text:p>0,966127082744987</text:p>
          </table:table-cell>
          <table:table-cell office:value-type="float" office:value="0.817123327593058" calcext:value-type="float">
            <text:p>0,817123327593058</text:p>
          </table:table-cell>
          <table:table-cell office:value-type="float" office:value="1.02553598895062" calcext:value-type="float">
            <text:p>1,02553598895062</text:p>
          </table:table-cell>
          <table:table-cell office:value-type="float" office:value="0.93209867576924" calcext:value-type="float">
            <text:p>0,93209867576924</text:p>
          </table:table-cell>
          <table:table-cell office:value-type="float" office:value="1.12180064746364" calcext:value-type="float">
            <text:p>1,12180064746364</text:p>
          </table:table-cell>
          <table:table-cell office:value-type="float" office:value="1.01758313316664" calcext:value-type="float">
            <text:p>1,01758313316664</text:p>
          </table:table-cell>
          <table:table-cell office:value-type="float" office:value="0.903654241290551" calcext:value-type="float">
            <text:p>0,903654241290551</text:p>
          </table:table-cell>
          <table:table-cell office:value-type="float" office:value="0.860805574832292" calcext:value-type="float">
            <text:p>0,860805574832292</text:p>
          </table:table-cell>
          <table:table-cell office:value-type="float" office:value="0.89725878662543" calcext:value-type="float">
            <text:p>0,89725878662543</text:p>
          </table:table-cell>
          <table:table-cell office:value-type="float" office:value="0.799320078705314" calcext:value-type="float">
            <text:p>0,799320078705314</text:p>
          </table:table-cell>
          <table:table-cell office:value-type="float" office:value="0.787601916581572" calcext:value-type="float">
            <text:p>0,787601916581572</text:p>
          </table:table-cell>
          <table:table-cell office:value-type="float" office:value="0.860968844248914" calcext:value-type="float">
            <text:p>0,860968844248914</text:p>
          </table:table-cell>
          <table:table-cell office:value-type="float" office:value="0.81463184847071" calcext:value-type="float">
            <text:p>0,81463184847071</text:p>
          </table:table-cell>
          <table:table-cell office:value-type="float" office:value="0.957431588541892" calcext:value-type="float">
            <text:p>0,957431588541892</text:p>
          </table:table-cell>
          <table:table-cell office:value-type="float" office:value="0.904637209173032" calcext:value-type="float">
            <text:p>0,904637209173032</text:p>
          </table:table-cell>
          <table:table-cell office:value-type="float" office:value="0.882194685431847" calcext:value-type="float">
            <text:p>0,882194685431847</text:p>
          </table:table-cell>
          <table:table-cell office:value-type="float" office:value="0.987351132050778" calcext:value-type="float">
            <text:p>0,987351132050778</text:p>
          </table:table-cell>
          <table:table-cell office:value-type="float" office:value="1.10657093740034" calcext:value-type="float">
            <text:p>1,10657093740034</text:p>
          </table:table-cell>
          <table:table-cell office:value-type="float" office:value="1.11632398459294" calcext:value-type="float">
            <text:p>1,11632398459294</text:p>
          </table:table-cell>
          <table:table-cell office:value-type="float" office:value="1.02405347360401" calcext:value-type="float">
            <text:p>1,02405347360401</text:p>
          </table:table-cell>
          <table:table-cell office:value-type="float" office:value="0.996564684569523" calcext:value-type="float">
            <text:p>0,996564684569523</text:p>
          </table:table-cell>
          <table:table-cell office:value-type="float" office:value="0.986806471296704" calcext:value-type="float">
            <text:p>0,986806471296704</text:p>
          </table:table-cell>
          <table:table-cell office:value-type="float" office:value="1.06366478089739" calcext:value-type="float">
            <text:p>1,06366478089739</text:p>
          </table:table-cell>
          <table:table-cell office:value-type="float" office:value="1.03807173463299" calcext:value-type="float">
            <text:p>1,03807173463299</text:p>
          </table:table-cell>
          <table:table-cell office:value-type="float" office:value="1.01559408389394" calcext:value-type="float">
            <text:p>1,01559408389394</text:p>
          </table:table-cell>
          <table:table-cell office:value-type="float" office:value="1.21116112495422" calcext:value-type="float">
            <text:p>1,21116112495422</text:p>
          </table:table-cell>
          <table:table-cell office:value-type="float" office:value="0.938058556492304" calcext:value-type="float">
            <text:p>0,938058556492304</text:p>
          </table:table-cell>
          <table:table-cell office:value-type="float" office:value="0.971531776910389" calcext:value-type="float">
            <text:p>0,971531776910389</text:p>
          </table:table-cell>
          <table:table-cell office:value-type="float" office:value="1.02086815122634" calcext:value-type="float">
            <text:p>1,02086815122634</text:p>
          </table:table-cell>
          <table:table-cell office:value-type="float" office:value="0.899408389148471" calcext:value-type="float">
            <text:p>0,899408389148471</text:p>
          </table:table-cell>
          <table:table-cell office:value-type="float" office:value="0.934986522911051" calcext:value-type="float">
            <text:p>0,934986522911051</text:p>
          </table:table-cell>
          <table:table-cell office:value-type="float" office:value="1.08417052766771" calcext:value-type="float">
            <text:p>1,08417052766771</text:p>
          </table:table-cell>
          <table:table-cell office:value-type="float" office:value="1.10601853623197" calcext:value-type="float">
            <text:p>1,10601853623197</text:p>
          </table:table-cell>
          <table:table-cell table:number-columns-repeated="17"/>
        </table:table-row>
        <table:table-row table:style-name="ro1">
          <table:table-cell office:value-type="float" office:value="0.890877316472287" calcext:value-type="float">
            <text:p>0,890877316472287</text:p>
          </table:table-cell>
          <table:table-cell office:value-type="float" office:value="0.830656297948999" calcext:value-type="float">
            <text:p>0,830656297948999</text:p>
          </table:table-cell>
          <table:table-cell office:value-type="float" office:value="1.00755910204241" calcext:value-type="float">
            <text:p>1,00755910204241</text:p>
          </table:table-cell>
          <table:table-cell office:value-type="float" office:value="1.18280589207923" calcext:value-type="float">
            <text:p>1,18280589207923</text:p>
          </table:table-cell>
          <table:table-cell office:value-type="float" office:value="1.07840790974934" calcext:value-type="float">
            <text:p>1,07840790974934</text:p>
          </table:table-cell>
          <table:table-cell office:value-type="float" office:value="0.866243053908718" calcext:value-type="float">
            <text:p>0,866243053908718</text:p>
          </table:table-cell>
          <table:table-cell office:value-type="float" office:value="0.718749030135625" calcext:value-type="float">
            <text:p>0,718749030135625</text:p>
          </table:table-cell>
          <table:table-cell office:value-type="float" office:value="0.733664302721164" calcext:value-type="float">
            <text:p>0,733664302721164</text:p>
          </table:table-cell>
          <table:table-cell office:value-type="float" office:value="1.06247220798662" calcext:value-type="float">
            <text:p>1,06247220798662</text:p>
          </table:table-cell>
          <table:table-cell office:value-type="float" office:value="1.0434734257371" calcext:value-type="float">
            <text:p>1,0434734257371</text:p>
          </table:table-cell>
          <table:table-cell office:value-type="float" office:value="1.13316059889797" calcext:value-type="float">
            <text:p>1,13316059889797</text:p>
          </table:table-cell>
          <table:table-cell office:value-type="float" office:value="0.984137924716143" calcext:value-type="float">
            <text:p>0,984137924716143</text:p>
          </table:table-cell>
          <table:table-cell office:value-type="float" office:value="1.03704879652535" calcext:value-type="float">
            <text:p>1,03704879652535</text:p>
          </table:table-cell>
          <table:table-cell office:value-type="float" office:value="1.03093237198861" calcext:value-type="float">
            <text:p>1,03093237198861</text:p>
          </table:table-cell>
          <table:table-cell office:value-type="float" office:value="1.00961668880055" calcext:value-type="float">
            <text:p>1,00961668880055</text:p>
          </table:table-cell>
          <table:table-cell office:value-type="float" office:value="1.03118618015707" calcext:value-type="float">
            <text:p>1,03118618015707</text:p>
          </table:table-cell>
          <table:table-cell office:value-type="float" office:value="0.878715261468563" calcext:value-type="float">
            <text:p>0,878715261468563</text:p>
          </table:table-cell>
          <table:table-cell office:value-type="float" office:value="0.988606081579106" calcext:value-type="float">
            <text:p>0,988606081579106</text:p>
          </table:table-cell>
          <table:table-cell office:value-type="float" office:value="1.135774732715" calcext:value-type="float">
            <text:p>1,135774732715</text:p>
          </table:table-cell>
          <table:table-cell office:value-type="float" office:value="1.09710705078902" calcext:value-type="float">
            <text:p>1,09710705078902</text:p>
          </table:table-cell>
          <table:table-cell office:value-type="float" office:value="0.960091364790243" calcext:value-type="float">
            <text:p>0,960091364790243</text:p>
          </table:table-cell>
          <table:table-cell office:value-type="float" office:value="0.869257371212991" calcext:value-type="float">
            <text:p>0,869257371212991</text:p>
          </table:table-cell>
          <table:table-cell office:value-type="float" office:value="0.977031101397404" calcext:value-type="float">
            <text:p>0,977031101397404</text:p>
          </table:table-cell>
          <table:table-cell office:value-type="float" office:value="0.808325656723981" calcext:value-type="float">
            <text:p>0,808325656723981</text:p>
          </table:table-cell>
          <table:table-cell table:style-name="ce6" office:value-type="float" office:value="1.03909711112373" calcext:value-type="float">
            <text:p>1,03909711112373</text:p>
          </table:table-cell>
          <table:table-cell table:style-name="ce6" office:value-type="float" office:value="0.944124893054367" calcext:value-type="float">
            <text:p>0,944124893054367</text:p>
          </table:table-cell>
          <table:table-cell office:value-type="float" office:value="0.706129648939868" calcext:value-type="float">
            <text:p>0,706129648939868</text:p>
          </table:table-cell>
          <table:table-cell office:value-type="float" office:value="0.681059566924554" calcext:value-type="float">
            <text:p>0,681059566924554</text:p>
          </table:table-cell>
          <table:table-cell office:value-type="float" office:value="0.915245492023721" calcext:value-type="float">
            <text:p>0,915245492023721</text:p>
          </table:table-cell>
          <table:table-cell office:value-type="float" office:value="0.982097621143289" calcext:value-type="float">
            <text:p>0,982097621143289</text:p>
          </table:table-cell>
          <table:table-cell office:value-type="float" office:value="0.952530029144151" calcext:value-type="float">
            <text:p>0,952530029144151</text:p>
          </table:table-cell>
          <table:table-cell office:value-type="float" office:value="0.937112521121632" calcext:value-type="float">
            <text:p>0,937112521121632</text:p>
          </table:table-cell>
          <table:table-cell office:value-type="float" office:value="0.990267158179892" calcext:value-type="float">
            <text:p>0,990267158179892</text:p>
          </table:table-cell>
          <table:table-cell office:value-type="float" office:value="1.16532109686682" calcext:value-type="float">
            <text:p>1,16532109686682</text:p>
          </table:table-cell>
          <table:table-cell office:value-type="float" office:value="1.07197077904377" calcext:value-type="float">
            <text:p>1,07197077904377</text:p>
          </table:table-cell>
          <table:table-cell office:value-type="float" office:value="0.997038791827065" calcext:value-type="float">
            <text:p>0,997038791827065</text:p>
          </table:table-cell>
          <table:table-cell table:number-columns-repeated="2"/>
          <table:table-cell office:value-type="float" office:value="0.765422818791946" calcext:value-type="float">
            <text:p>0,765422818791946</text:p>
          </table:table-cell>
          <table:table-cell office:value-type="float" office:value="0.783377431983495" calcext:value-type="float">
            <text:p>0,783377431983495</text:p>
          </table:table-cell>
          <table:table-cell office:value-type="float" office:value="0.823601045390702" calcext:value-type="float">
            <text:p>0,823601045390702</text:p>
          </table:table-cell>
          <table:table-cell office:value-type="float" office:value="0.793558211427343" calcext:value-type="float">
            <text:p>0,793558211427343</text:p>
          </table:table-cell>
          <table:table-cell office:value-type="float" office:value="0.945006815944925" calcext:value-type="float">
            <text:p>0,945006815944925</text:p>
          </table:table-cell>
          <table:table-cell office:value-type="float" office:value="0.927568198143377" calcext:value-type="float">
            <text:p>0,927568198143377</text:p>
          </table:table-cell>
          <table:table-cell table:number-columns-repeated="2"/>
          <table:table-cell office:value-type="float" office:value="1.03546474572641" calcext:value-type="float">
            <text:p>1,03546474572641</text:p>
          </table:table-cell>
          <table:table-cell office:value-type="float" office:value="1.17207743634241" calcext:value-type="float">
            <text:p>1,17207743634241</text:p>
          </table:table-cell>
          <table:table-cell office:value-type="float" office:value="1.09147640907607" calcext:value-type="float">
            <text:p>1,09147640907607</text:p>
          </table:table-cell>
          <table:table-cell office:value-type="float" office:value="1.04298113910275" calcext:value-type="float">
            <text:p>1,04298113910275</text:p>
          </table:table-cell>
          <table:table-cell office:value-type="float" office:value="0.995345970955606" calcext:value-type="float">
            <text:p>0,995345970955606</text:p>
          </table:table-cell>
          <table:table-cell office:value-type="float" office:value="1.08473839885298" calcext:value-type="float">
            <text:p>1,08473839885298</text:p>
          </table:table-cell>
          <table:table-cell office:value-type="float" office:value="1.05189782764382" calcext:value-type="float">
            <text:p>1,05189782764382</text:p>
          </table:table-cell>
          <table:table-cell office:value-type="float" office:value="1.03109669251463" calcext:value-type="float">
            <text:p>1,03109669251463</text:p>
          </table:table-cell>
          <table:table-cell office:value-type="float" office:value="1.1062086322516" calcext:value-type="float">
            <text:p>1,1062086322516</text:p>
          </table:table-cell>
          <table:table-cell office:value-type="float" office:value="1.01821539082852" calcext:value-type="float">
            <text:p>1,01821539082852</text:p>
          </table:table-cell>
          <table:table-cell office:value-type="float" office:value="0.877668140162503" calcext:value-type="float">
            <text:p>0,877668140162503</text:p>
          </table:table-cell>
          <table:table-cell office:value-type="float" office:value="1.0329249204626" calcext:value-type="float">
            <text:p>1,0329249204626</text:p>
          </table:table-cell>
          <table:table-cell office:value-type="float" office:value="0.930084112548567" calcext:value-type="float">
            <text:p>0,930084112548567</text:p>
          </table:table-cell>
          <table:table-cell office:value-type="float" office:value="0.905909808888193" calcext:value-type="float">
            <text:p>0,905909808888193</text:p>
          </table:table-cell>
          <table:table-cell office:value-type="float" office:value="1.13966138759074" calcext:value-type="float">
            <text:p>1,13966138759074</text:p>
          </table:table-cell>
          <table:table-cell office:value-type="float" office:value="1.01793052217887" calcext:value-type="float">
            <text:p>1,01793052217887</text:p>
          </table:table-cell>
          <table:table-cell table:number-columns-repeated="17"/>
        </table:table-row>
        <table:table-row table:style-name="ro1">
          <table:table-cell office:value-type="float" office:value="1.05222431049007" calcext:value-type="float">
            <text:p>1,05222431049007</text:p>
          </table:table-cell>
          <table:table-cell office:value-type="float" office:value="0.867350912446468" calcext:value-type="float">
            <text:p>0,867350912446468</text:p>
          </table:table-cell>
          <table:table-cell office:value-type="float" office:value="0.92628620033599" calcext:value-type="float">
            <text:p>0,92628620033599</text:p>
          </table:table-cell>
          <table:table-cell office:value-type="float" office:value="1.13958868894601" calcext:value-type="float">
            <text:p>1,13958868894601</text:p>
          </table:table-cell>
          <table:table-cell office:value-type="float" office:value="1.05628355225984" calcext:value-type="float">
            <text:p>1,05628355225984</text:p>
          </table:table-cell>
          <table:table-cell office:value-type="float" office:value="0.910209529727281" calcext:value-type="float">
            <text:p>0,910209529727281</text:p>
          </table:table-cell>
          <table:table-cell office:value-type="float" office:value="0.76987423381664" calcext:value-type="float">
            <text:p>0,76987423381664</text:p>
          </table:table-cell>
          <table:table-cell office:value-type="float" office:value="0.708990760483297" calcext:value-type="float">
            <text:p>0,708990760483297</text:p>
          </table:table-cell>
          <table:table-cell office:value-type="float" office:value="0.962763522088536" calcext:value-type="float">
            <text:p>0,962763522088536</text:p>
          </table:table-cell>
          <table:table-cell office:value-type="float" office:value="1.05137923079458" calcext:value-type="float">
            <text:p>1,05137923079458</text:p>
          </table:table-cell>
          <table:table-cell office:value-type="float" office:value="1.24461242551817" calcext:value-type="float">
            <text:p>1,24461242551817</text:p>
          </table:table-cell>
          <table:table-cell office:value-type="float" office:value="1.03249885163068" calcext:value-type="float">
            <text:p>1,03249885163068</text:p>
          </table:table-cell>
          <table:table-cell office:value-type="float" office:value="0.990679788502044" calcext:value-type="float">
            <text:p>0,990679788502044</text:p>
          </table:table-cell>
          <table:table-cell office:value-type="float" office:value="1.20530748273375" calcext:value-type="float">
            <text:p>1,20530748273375</text:p>
          </table:table-cell>
          <table:table-cell office:value-type="float" office:value="1.02773312797073" calcext:value-type="float">
            <text:p>1,02773312797073</text:p>
          </table:table-cell>
          <table:table-cell office:value-type="float" office:value="1.05599606271229" calcext:value-type="float">
            <text:p>1,05599606271229</text:p>
          </table:table-cell>
          <table:table-cell office:value-type="float" office:value="0.933579518506979" calcext:value-type="float">
            <text:p>0,933579518506979</text:p>
          </table:table-cell>
          <table:table-cell office:value-type="float" office:value="1.10024596939836" calcext:value-type="float">
            <text:p>1,10024596939836</text:p>
          </table:table-cell>
          <table:table-cell office:value-type="float" office:value="1.04853114527789" calcext:value-type="float">
            <text:p>1,04853114527789</text:p>
          </table:table-cell>
          <table:table-cell office:value-type="float" office:value="1.03661981538163" calcext:value-type="float">
            <text:p>1,03661981538163</text:p>
          </table:table-cell>
          <table:table-cell office:value-type="float" office:value="0.973540356531094" calcext:value-type="float">
            <text:p>0,973540356531094</text:p>
          </table:table-cell>
          <table:table-cell office:value-type="float" office:value="0.929705497762282" calcext:value-type="float">
            <text:p>0,929705497762282</text:p>
          </table:table-cell>
          <table:table-cell office:value-type="float" office:value="0.913983195865434" calcext:value-type="float">
            <text:p>0,913983195865434</text:p>
          </table:table-cell>
          <table:table-cell office:value-type="float" office:value="0.805946111474467" calcext:value-type="float">
            <text:p>0,805946111474467</text:p>
          </table:table-cell>
          <table:table-cell table:style-name="ce6" office:value-type="float" office:value="1.03695849973705" calcext:value-type="float">
            <text:p>1,03695849973705</text:p>
          </table:table-cell>
          <table:table-cell table:style-name="ce6" office:value-type="float" office:value="1.03632350445995" calcext:value-type="float">
            <text:p>1,03632350445995</text:p>
          </table:table-cell>
          <table:table-cell office:value-type="float" office:value="0.859078076830434" calcext:value-type="float">
            <text:p>0,859078076830434</text:p>
          </table:table-cell>
          <table:table-cell office:value-type="float" office:value="0.782292495359321" calcext:value-type="float">
            <text:p>0,782292495359321</text:p>
          </table:table-cell>
          <table:table-cell office:value-type="float" office:value="0.906901908833624" calcext:value-type="float">
            <text:p>0,906901908833624</text:p>
          </table:table-cell>
          <table:table-cell office:value-type="float" office:value="0.959448247251607" calcext:value-type="float">
            <text:p>0,959448247251607</text:p>
          </table:table-cell>
          <table:table-cell office:value-type="float" office:value="0.771691720107857" calcext:value-type="float">
            <text:p>0,771691720107857</text:p>
          </table:table-cell>
          <table:table-cell office:value-type="float" office:value="0.916258255088327" calcext:value-type="float">
            <text:p>0,916258255088327</text:p>
          </table:table-cell>
          <table:table-cell office:value-type="float" office:value="0.935590494907986" calcext:value-type="float">
            <text:p>0,935590494907986</text:p>
          </table:table-cell>
          <table:table-cell office:value-type="float" office:value="1.04024495749403" calcext:value-type="float">
            <text:p>1,04024495749403</text:p>
          </table:table-cell>
          <table:table-cell office:value-type="float" office:value="1.09372115183618" calcext:value-type="float">
            <text:p>1,09372115183618</text:p>
          </table:table-cell>
          <table:table-cell office:value-type="float" office:value="0.924000027021329" calcext:value-type="float">
            <text:p>0,924000027021329</text:p>
          </table:table-cell>
          <table:table-cell office:value-type="float" office:value="0.950797984644687" calcext:value-type="float">
            <text:p>0,950797984644687</text:p>
          </table:table-cell>
          <table:table-cell office:value-type="float" office:value="0.982423606419121" calcext:value-type="float">
            <text:p>0,982423606419121</text:p>
          </table:table-cell>
          <table:table-cell office:value-type="float" office:value="0.729656997161687" calcext:value-type="float">
            <text:p>0,729656997161687</text:p>
          </table:table-cell>
          <table:table-cell office:value-type="float" office:value="0.805249071836646" calcext:value-type="float">
            <text:p>0,805249071836646</text:p>
          </table:table-cell>
          <table:table-cell office:value-type="float" office:value="0.901616329410727" calcext:value-type="float">
            <text:p>0,901616329410727</text:p>
          </table:table-cell>
          <table:table-cell office:value-type="float" office:value="0.86076531753534" calcext:value-type="float">
            <text:p>0,86076531753534</text:p>
          </table:table-cell>
          <table:table-cell office:value-type="float" office:value="0.922122978729777" calcext:value-type="float">
            <text:p>0,922122978729777</text:p>
          </table:table-cell>
          <table:table-cell office:value-type="float" office:value="1.02644897959183" calcext:value-type="float">
            <text:p>1,02644897959183</text:p>
          </table:table-cell>
          <table:table-cell table:number-columns-repeated="2"/>
          <table:table-cell office:value-type="float" office:value="1.10047693271675" calcext:value-type="float">
            <text:p>1,10047693271675</text:p>
          </table:table-cell>
          <table:table-cell office:value-type="float" office:value="1.06675722973303" calcext:value-type="float">
            <text:p>1,06675722973303</text:p>
          </table:table-cell>
          <table:table-cell office:value-type="float" office:value="0.989867413516751" calcext:value-type="float">
            <text:p>0,989867413516751</text:p>
          </table:table-cell>
          <table:table-cell office:value-type="float" office:value="1.01344482848014" calcext:value-type="float">
            <text:p>1,01344482848014</text:p>
          </table:table-cell>
          <table:table-cell office:value-type="float" office:value="0.966656034358106" calcext:value-type="float">
            <text:p>0,966656034358106</text:p>
          </table:table-cell>
          <table:table-cell office:value-type="float" office:value="1.02709402909124" calcext:value-type="float">
            <text:p>1,02709402909124</text:p>
          </table:table-cell>
          <table:table-cell office:value-type="float" office:value="0.931126286997971" calcext:value-type="float">
            <text:p>0,931126286997971</text:p>
          </table:table-cell>
          <table:table-cell office:value-type="float" office:value="1.07967026014778" calcext:value-type="float">
            <text:p>1,07967026014778</text:p>
          </table:table-cell>
          <table:table-cell office:value-type="float" office:value="1.07699572413092" calcext:value-type="float">
            <text:p>1,07699572413092</text:p>
          </table:table-cell>
          <table:table-cell office:value-type="float" office:value="0.883034902931908" calcext:value-type="float">
            <text:p>0,883034902931908</text:p>
          </table:table-cell>
          <table:table-cell office:value-type="float" office:value="1.00309847710816" calcext:value-type="float">
            <text:p>1,00309847710816</text:p>
          </table:table-cell>
          <table:table-cell office:value-type="float" office:value="1.09380957739233" calcext:value-type="float">
            <text:p>1,09380957739233</text:p>
          </table:table-cell>
          <table:table-cell office:value-type="float" office:value="0.978393946353767" calcext:value-type="float">
            <text:p>0,978393946353767</text:p>
          </table:table-cell>
          <table:table-cell office:value-type="float" office:value="0.870657461932549" calcext:value-type="float">
            <text:p>0,870657461932549</text:p>
          </table:table-cell>
          <table:table-cell table:number-columns-repeated="19"/>
        </table:table-row>
        <table:table-row table:style-name="ro1">
          <table:table-cell office:value-type="float" office:value="1.0096346362964" calcext:value-type="float">
            <text:p>1,0096346362964</text:p>
          </table:table-cell>
          <table:table-cell office:value-type="float" office:value="0.819128469155145" calcext:value-type="float">
            <text:p>0,819128469155145</text:p>
          </table:table-cell>
          <table:table-cell office:value-type="float" office:value="0.957090768131215" calcext:value-type="float">
            <text:p>0,957090768131215</text:p>
          </table:table-cell>
          <table:table-cell office:value-type="float" office:value="1.09083383351252" calcext:value-type="float">
            <text:p>1,09083383351252</text:p>
          </table:table-cell>
          <table:table-cell office:value-type="float" office:value="1.01848551538967" calcext:value-type="float">
            <text:p>1,01848551538967</text:p>
          </table:table-cell>
          <table:table-cell office:value-type="float" office:value="0.837261840782431" calcext:value-type="float">
            <text:p>0,837261840782431</text:p>
          </table:table-cell>
          <table:table-cell office:value-type="float" office:value="0.859172719058026" calcext:value-type="float">
            <text:p>0,859172719058026</text:p>
          </table:table-cell>
          <table:table-cell office:value-type="float" office:value="0.810294508369618" calcext:value-type="float">
            <text:p>0,810294508369618</text:p>
          </table:table-cell>
          <table:table-cell office:value-type="float" office:value="0.975887618998597" calcext:value-type="float">
            <text:p>0,975887618998597</text:p>
          </table:table-cell>
          <table:table-cell office:value-type="float" office:value="1.04502060264866" calcext:value-type="float">
            <text:p>1,04502060264866</text:p>
          </table:table-cell>
          <table:table-cell office:value-type="float" office:value="1.04110757389593" calcext:value-type="float">
            <text:p>1,04110757389593</text:p>
          </table:table-cell>
          <table:table-cell office:value-type="float" office:value="1.06710123795637" calcext:value-type="float">
            <text:p>1,06710123795637</text:p>
          </table:table-cell>
          <table:table-cell office:value-type="float" office:value="0.967290779330913" calcext:value-type="float">
            <text:p>0,967290779330913</text:p>
          </table:table-cell>
          <table:table-cell office:value-type="float" office:value="1.14436656250762" calcext:value-type="float">
            <text:p>1,14436656250762</text:p>
          </table:table-cell>
          <table:table-cell office:value-type="float" office:value="1.07129646324484" calcext:value-type="float">
            <text:p>1,07129646324484</text:p>
          </table:table-cell>
          <table:table-cell office:value-type="float" office:value="1.07769496519779" calcext:value-type="float">
            <text:p>1,07769496519779</text:p>
          </table:table-cell>
          <table:table-cell office:value-type="float" office:value="0.931841851577697" calcext:value-type="float">
            <text:p>0,931841851577697</text:p>
          </table:table-cell>
          <table:table-cell office:value-type="float" office:value="1.04519503449895" calcext:value-type="float">
            <text:p>1,04519503449895</text:p>
          </table:table-cell>
          <table:table-cell office:value-type="float" office:value="1.08847125501847" calcext:value-type="float">
            <text:p>1,08847125501847</text:p>
          </table:table-cell>
          <table:table-cell office:value-type="float" office:value="1.01175792536908" calcext:value-type="float">
            <text:p>1,01175792536908</text:p>
          </table:table-cell>
          <table:table-cell office:value-type="float" office:value="0.880236679722811" calcext:value-type="float">
            <text:p>0,880236679722811</text:p>
          </table:table-cell>
          <table:table-cell office:value-type="float" office:value="0.883146093695182" calcext:value-type="float">
            <text:p>0,883146093695182</text:p>
          </table:table-cell>
          <table:table-cell office:value-type="float" office:value="0.840423969873551" calcext:value-type="float">
            <text:p>0,840423969873551</text:p>
          </table:table-cell>
          <table:table-cell office:value-type="float" office:value="0.795998606380572" calcext:value-type="float">
            <text:p>0,795998606380572</text:p>
          </table:table-cell>
          <table:table-cell table:style-name="ce6" office:value-type="float" office:value="0.958246282068562" calcext:value-type="float">
            <text:p>0,958246282068562</text:p>
          </table:table-cell>
          <table:table-cell table:style-name="ce6" office:value-type="float" office:value="0.950678238851013" calcext:value-type="float">
            <text:p>0,950678238851013</text:p>
          </table:table-cell>
          <table:table-cell office:value-type="float" office:value="0.93004610142313" calcext:value-type="float">
            <text:p>0,93004610142313</text:p>
          </table:table-cell>
          <table:table-cell office:value-type="float" office:value="0.736718140963517" calcext:value-type="float">
            <text:p>0,736718140963517</text:p>
          </table:table-cell>
          <table:table-cell office:value-type="float" office:value="0.935341519570222" calcext:value-type="float">
            <text:p>0,935341519570222</text:p>
          </table:table-cell>
          <table:table-cell office:value-type="float" office:value="0.993311751159763" calcext:value-type="float">
            <text:p>0,993311751159763</text:p>
          </table:table-cell>
          <table:table-cell office:value-type="float" office:value="0.886906342355941" calcext:value-type="float">
            <text:p>0,886906342355941</text:p>
          </table:table-cell>
          <table:table-cell office:value-type="float" office:value="1.01923719955759" calcext:value-type="float">
            <text:p>1,01923719955759</text:p>
          </table:table-cell>
          <table:table-cell office:value-type="float" office:value="0.883933276704808" calcext:value-type="float">
            <text:p>0,883933276704808</text:p>
          </table:table-cell>
          <table:table-cell office:value-type="float" office:value="0.951180673023898" calcext:value-type="float">
            <text:p>0,951180673023898</text:p>
          </table:table-cell>
          <table:table-cell table:number-columns-repeated="4"/>
          <table:table-cell office:value-type="float" office:value="0.708434629654437" calcext:value-type="float">
            <text:p>0,708434629654437</text:p>
          </table:table-cell>
          <table:table-cell office:value-type="float" office:value="0.848759675057527" calcext:value-type="float">
            <text:p>0,848759675057527</text:p>
          </table:table-cell>
          <table:table-cell office:value-type="float" office:value="0.950090652699436" calcext:value-type="float">
            <text:p>0,950090652699436</text:p>
          </table:table-cell>
          <table:table-cell office:value-type="float" office:value="0.952320496310445" calcext:value-type="float">
            <text:p>0,952320496310445</text:p>
          </table:table-cell>
          <table:table-cell office:value-type="float" office:value="0.842242122056019" calcext:value-type="float">
            <text:p>0,842242122056019</text:p>
          </table:table-cell>
          <table:table-cell office:value-type="float" office:value="0.906474001494496" calcext:value-type="float">
            <text:p>0,906474001494496</text:p>
          </table:table-cell>
          <table:table-cell table:number-columns-repeated="2"/>
          <table:table-cell office:value-type="float" office:value="1.12893182712983" calcext:value-type="float">
            <text:p>1,12893182712983</text:p>
          </table:table-cell>
          <table:table-cell office:value-type="float" office:value="1.03880608459776" calcext:value-type="float">
            <text:p>1,03880608459776</text:p>
          </table:table-cell>
          <table:table-cell office:value-type="float" office:value="1.10072060400189" calcext:value-type="float">
            <text:p>1,10072060400189</text:p>
          </table:table-cell>
          <table:table-cell office:value-type="float" office:value="0.976166650974734" calcext:value-type="float">
            <text:p>0,976166650974734</text:p>
          </table:table-cell>
          <table:table-cell office:value-type="float" office:value="0.934396589908992" calcext:value-type="float">
            <text:p>0,934396589908992</text:p>
          </table:table-cell>
          <table:table-cell office:value-type="float" office:value="0.930275527384371" calcext:value-type="float">
            <text:p>0,930275527384371</text:p>
          </table:table-cell>
          <table:table-cell office:value-type="float" office:value="1.0526039993079" calcext:value-type="float">
            <text:p>1,0526039993079</text:p>
          </table:table-cell>
          <table:table-cell office:value-type="float" office:value="1.06728617950048" calcext:value-type="float">
            <text:p>1,06728617950048</text:p>
          </table:table-cell>
          <table:table-cell office:value-type="float" office:value="1.19357807214514" calcext:value-type="float">
            <text:p>1,19357807214514</text:p>
          </table:table-cell>
          <table:table-cell office:value-type="float" office:value="0.931650287813603" calcext:value-type="float">
            <text:p>0,931650287813603</text:p>
          </table:table-cell>
          <table:table-cell office:value-type="float" office:value="1.08054878621612" calcext:value-type="float">
            <text:p>1,08054878621612</text:p>
          </table:table-cell>
          <table:table-cell office:value-type="float" office:value="1.19341461118433" calcext:value-type="float">
            <text:p>1,19341461118433</text:p>
          </table:table-cell>
          <table:table-cell office:value-type="float" office:value="1.111106389819" calcext:value-type="float">
            <text:p>1,111106389819</text:p>
          </table:table-cell>
          <table:table-cell office:value-type="float" office:value="0.814474741955771" calcext:value-type="float">
            <text:p>0,814474741955771</text:p>
          </table:table-cell>
          <table:table-cell table:number-columns-repeated="19"/>
        </table:table-row>
        <table:table-row table:style-name="ro1">
          <table:table-cell office:value-type="float" office:value="1.09552824685622" calcext:value-type="float">
            <text:p>1,09552824685622</text:p>
          </table:table-cell>
          <table:table-cell office:value-type="float" office:value="0.866440626506884" calcext:value-type="float">
            <text:p>0,866440626506884</text:p>
          </table:table-cell>
          <table:table-cell office:value-type="float" office:value="1.00892439539908" calcext:value-type="float">
            <text:p>1,00892439539908</text:p>
          </table:table-cell>
          <table:table-cell office:value-type="float" office:value="1.07390464217535" calcext:value-type="float">
            <text:p>1,07390464217535</text:p>
          </table:table-cell>
          <table:table-cell office:value-type="float" office:value="0.99166243106616" calcext:value-type="float">
            <text:p>0,99166243106616</text:p>
          </table:table-cell>
          <table:table-cell office:value-type="float" office:value="0.889925413172098" calcext:value-type="float">
            <text:p>0,889925413172098</text:p>
          </table:table-cell>
          <table:table-cell office:value-type="float" office:value="0.862215583061856" calcext:value-type="float">
            <text:p>0,862215583061856</text:p>
          </table:table-cell>
          <table:table-cell office:value-type="float" office:value="0.729150107802381" calcext:value-type="float">
            <text:p>0,729150107802381</text:p>
          </table:table-cell>
          <table:table-cell office:value-type="float" office:value="0.911308027847589" calcext:value-type="float">
            <text:p>0,911308027847589</text:p>
          </table:table-cell>
          <table:table-cell office:value-type="float" office:value="0.919539972095054" calcext:value-type="float">
            <text:p>0,919539972095054</text:p>
          </table:table-cell>
          <table:table-cell office:value-type="float" office:value="1.09818881059413" calcext:value-type="float">
            <text:p>1,09818881059413</text:p>
          </table:table-cell>
          <table:table-cell office:value-type="float" office:value="1.02339361707337" calcext:value-type="float">
            <text:p>1,02339361707337</text:p>
          </table:table-cell>
          <table:table-cell office:value-type="float" office:value="0.988994982371555" calcext:value-type="float">
            <text:p>0,988994982371555</text:p>
          </table:table-cell>
          <table:table-cell office:value-type="float" office:value="1.18410683560817" calcext:value-type="float">
            <text:p>1,18410683560817</text:p>
          </table:table-cell>
          <table:table-cell office:value-type="float" office:value="1.02009739670721" calcext:value-type="float">
            <text:p>1,02009739670721</text:p>
          </table:table-cell>
          <table:table-cell office:value-type="float" office:value="1.11907695711273" calcext:value-type="float">
            <text:p>1,11907695711273</text:p>
          </table:table-cell>
          <table:table-cell office:value-type="float" office:value="0.863701692470702" calcext:value-type="float">
            <text:p>0,863701692470702</text:p>
          </table:table-cell>
          <table:table-cell office:value-type="float" office:value="1.044995379361" calcext:value-type="float">
            <text:p>1,044995379361</text:p>
          </table:table-cell>
          <table:table-cell office:value-type="float" office:value="1.16093161088262" calcext:value-type="float">
            <text:p>1,16093161088262</text:p>
          </table:table-cell>
          <table:table-cell office:value-type="float" office:value="1.01097729878255" calcext:value-type="float">
            <text:p>1,01097729878255</text:p>
          </table:table-cell>
          <table:table-cell office:value-type="float" office:value="0.892071049560963" calcext:value-type="float">
            <text:p>0,892071049560963</text:p>
          </table:table-cell>
          <table:table-cell office:value-type="float" office:value="0.904029449417472" calcext:value-type="float">
            <text:p>0,904029449417472</text:p>
          </table:table-cell>
          <table:table-cell office:value-type="float" office:value="0.84786832551325" calcext:value-type="float">
            <text:p>0,84786832551325</text:p>
          </table:table-cell>
          <table:table-cell office:value-type="float" office:value="0.787910448592302" calcext:value-type="float">
            <text:p>0,787910448592302</text:p>
          </table:table-cell>
          <table:table-cell table:style-name="ce6" office:value-type="float" office:value="0.897563025210084" calcext:value-type="float">
            <text:p>0,897563025210084</text:p>
          </table:table-cell>
          <table:table-cell table:style-name="ce6" office:value-type="float" office:value="1.0129847798788" calcext:value-type="float">
            <text:p>1,0129847798788</text:p>
          </table:table-cell>
          <table:table-cell office:value-type="float" office:value="0.814223578948359" calcext:value-type="float">
            <text:p>0,814223578948359</text:p>
          </table:table-cell>
          <table:table-cell office:value-type="float" office:value="0.842791519434629" calcext:value-type="float">
            <text:p>0,842791519434629</text:p>
          </table:table-cell>
          <table:table-cell office:value-type="float" office:value="0.875136047971571" calcext:value-type="float">
            <text:p>0,875136047971571</text:p>
          </table:table-cell>
          <table:table-cell office:value-type="float" office:value="0.997025059724995" calcext:value-type="float">
            <text:p>0,997025059724995</text:p>
          </table:table-cell>
          <table:table-cell office:value-type="float" office:value="0.951042865927806" calcext:value-type="float">
            <text:p>0,951042865927806</text:p>
          </table:table-cell>
          <table:table-cell office:value-type="float" office:value="0.972861236911384" calcext:value-type="float">
            <text:p>0,972861236911384</text:p>
          </table:table-cell>
          <table:table-cell office:value-type="float" office:value="0.869459868753155" calcext:value-type="float">
            <text:p>0,869459868753155</text:p>
          </table:table-cell>
          <table:table-cell office:value-type="float" office:value="0.901554756113221" calcext:value-type="float">
            <text:p>0,901554756113221</text:p>
          </table:table-cell>
          <table:table-cell table:number-columns-repeated="2"/>
          <table:table-cell office:value-type="float" office:value="0.983093179634966" calcext:value-type="float">
            <text:p>0,983093179634966</text:p>
          </table:table-cell>
          <table:table-cell office:value-type="float" office:value="0.96766269873404" calcext:value-type="float">
            <text:p>0,96766269873404</text:p>
          </table:table-cell>
          <table:table-cell office:value-type="float" office:value="0.785839355463588" calcext:value-type="float">
            <text:p>0,785839355463588</text:p>
          </table:table-cell>
          <table:table-cell office:value-type="float" office:value="0.890227028974235" calcext:value-type="float">
            <text:p>0,890227028974235</text:p>
          </table:table-cell>
          <table:table-cell office:value-type="float" office:value="1.02318283214554" calcext:value-type="float">
            <text:p>1,02318283214554</text:p>
          </table:table-cell>
          <table:table-cell office:value-type="float" office:value="0.897654415476718" calcext:value-type="float">
            <text:p>0,897654415476718</text:p>
          </table:table-cell>
          <table:table-cell office:value-type="float" office:value="0.926033405401889" calcext:value-type="float">
            <text:p>0,926033405401889</text:p>
          </table:table-cell>
          <table:table-cell office:value-type="float" office:value="0.860919166565864" calcext:value-type="float">
            <text:p>0,860919166565864</text:p>
          </table:table-cell>
          <table:table-cell table:number-columns-repeated="2"/>
          <table:table-cell office:value-type="float" office:value="1.10677411231427" calcext:value-type="float">
            <text:p>1,10677411231427</text:p>
          </table:table-cell>
          <table:table-cell office:value-type="float" office:value="1.02685326379003" calcext:value-type="float">
            <text:p>1,02685326379003</text:p>
          </table:table-cell>
          <table:table-cell office:value-type="float" office:value="0.986564037175707" calcext:value-type="float">
            <text:p>0,986564037175707</text:p>
          </table:table-cell>
          <table:table-cell office:value-type="float" office:value="1.0372592043581" calcext:value-type="float">
            <text:p>1,0372592043581</text:p>
          </table:table-cell>
          <table:table-cell office:value-type="float" office:value="0.983539854371605" calcext:value-type="float">
            <text:p>0,983539854371605</text:p>
          </table:table-cell>
          <table:table-cell office:value-type="float" office:value="0.981062054026503" calcext:value-type="float">
            <text:p>0,981062054026503</text:p>
          </table:table-cell>
          <table:table-cell office:value-type="float" office:value="1.04984539561541" calcext:value-type="float">
            <text:p>1,04984539561541</text:p>
          </table:table-cell>
          <table:table-cell office:value-type="float" office:value="1.06948698076459" calcext:value-type="float">
            <text:p>1,06948698076459</text:p>
          </table:table-cell>
          <table:table-cell office:value-type="float" office:value="1.04624087119118" calcext:value-type="float">
            <text:p>1,04624087119118</text:p>
          </table:table-cell>
          <table:table-cell office:value-type="float" office:value="1.02499572675993" calcext:value-type="float">
            <text:p>1,02499572675993</text:p>
          </table:table-cell>
          <table:table-cell office:value-type="float" office:value="1.1918925755695" calcext:value-type="float">
            <text:p>1,1918925755695</text:p>
          </table:table-cell>
          <table:table-cell office:value-type="float" office:value="1.16112945758523" calcext:value-type="float">
            <text:p>1,16112945758523</text:p>
          </table:table-cell>
          <table:table-cell office:value-type="float" office:value="1.06458686322612" calcext:value-type="float">
            <text:p>1,06458686322612</text:p>
          </table:table-cell>
          <table:table-cell office:value-type="float" office:value="0.868538631346578" calcext:value-type="float">
            <text:p>0,868538631346578</text:p>
          </table:table-cell>
          <table:table-cell table:number-columns-repeated="19"/>
        </table:table-row>
        <table:table-row table:style-name="ro1">
          <table:table-cell office:value-type="float" office:value="1.01662973352033" calcext:value-type="float">
            <text:p>1,01662973352033</text:p>
          </table:table-cell>
          <table:table-cell office:value-type="float" office:value="0.886238263728303" calcext:value-type="float">
            <text:p>0,886238263728303</text:p>
          </table:table-cell>
          <table:table-cell office:value-type="float" office:value="1.09210582917178" calcext:value-type="float">
            <text:p>1,09210582917178</text:p>
          </table:table-cell>
          <table:table-cell office:value-type="float" office:value="1.05968164977924" calcext:value-type="float">
            <text:p>1,05968164977924</text:p>
          </table:table-cell>
          <table:table-cell office:value-type="float" office:value="1.02752989308335" calcext:value-type="float">
            <text:p>1,02752989308335</text:p>
          </table:table-cell>
          <table:table-cell office:value-type="float" office:value="0.860137747416193" calcext:value-type="float">
            <text:p>0,860137747416193</text:p>
          </table:table-cell>
          <table:table-cell office:value-type="float" office:value="0.966381526994192" calcext:value-type="float">
            <text:p>0,966381526994192</text:p>
          </table:table-cell>
          <table:table-cell office:value-type="float" office:value="0.705753342570045" calcext:value-type="float">
            <text:p>0,705753342570045</text:p>
          </table:table-cell>
          <table:table-cell office:value-type="float" office:value="0.937446162087019" calcext:value-type="float">
            <text:p>0,937446162087019</text:p>
          </table:table-cell>
          <table:table-cell office:value-type="float" office:value="0.958036372823478" calcext:value-type="float">
            <text:p>0,958036372823478</text:p>
          </table:table-cell>
          <table:table-cell office:value-type="float" office:value="1.10915463052242" calcext:value-type="float">
            <text:p>1,10915463052242</text:p>
          </table:table-cell>
          <table:table-cell office:value-type="float" office:value="1.15911831015622" calcext:value-type="float">
            <text:p>1,15911831015622</text:p>
          </table:table-cell>
          <table:table-cell office:value-type="float" office:value="1.07952907620508" calcext:value-type="float">
            <text:p>1,07952907620508</text:p>
          </table:table-cell>
          <table:table-cell office:value-type="float" office:value="1.09096614315433" calcext:value-type="float">
            <text:p>1,09096614315433</text:p>
          </table:table-cell>
          <table:table-cell office:value-type="float" office:value="1.09989959839357" calcext:value-type="float">
            <text:p>1,09989959839357</text:p>
          </table:table-cell>
          <table:table-cell office:value-type="float" office:value="1.14382154853178" calcext:value-type="float">
            <text:p>1,14382154853178</text:p>
          </table:table-cell>
          <table:table-cell office:value-type="float" office:value="0.790523732377979" calcext:value-type="float">
            <text:p>0,790523732377979</text:p>
          </table:table-cell>
          <table:table-cell office:value-type="float" office:value="1.03113551259717" calcext:value-type="float">
            <text:p>1,03113551259717</text:p>
          </table:table-cell>
          <table:table-cell office:value-type="float" office:value="1.12786439671783" calcext:value-type="float">
            <text:p>1,12786439671783</text:p>
          </table:table-cell>
          <table:table-cell office:value-type="float" office:value="0.956996332122153" calcext:value-type="float">
            <text:p>0,956996332122153</text:p>
          </table:table-cell>
          <table:table-cell office:value-type="float" office:value="0.801935275830969" calcext:value-type="float">
            <text:p>0,801935275830969</text:p>
          </table:table-cell>
          <table:table-cell office:value-type="float" office:value="0.959212507406544" calcext:value-type="float">
            <text:p>0,959212507406544</text:p>
          </table:table-cell>
          <table:table-cell office:value-type="float" office:value="0.90854271968635" calcext:value-type="float">
            <text:p>0,90854271968635</text:p>
          </table:table-cell>
          <table:table-cell office:value-type="float" office:value="0.82056735592206" calcext:value-type="float">
            <text:p>0,82056735592206</text:p>
          </table:table-cell>
          <table:table-cell table:style-name="ce6" office:value-type="float" office:value="1.07245904890382" calcext:value-type="float">
            <text:p>1,07245904890382</text:p>
          </table:table-cell>
          <table:table-cell table:style-name="ce6" office:value-type="float" office:value="0.923272633451273" calcext:value-type="float">
            <text:p>0,923272633451273</text:p>
          </table:table-cell>
          <table:table-cell office:value-type="float" office:value="0.84137447463635" calcext:value-type="float">
            <text:p>0,84137447463635</text:p>
          </table:table-cell>
          <table:table-cell office:value-type="float" office:value="0.723402820610967" calcext:value-type="float">
            <text:p>0,723402820610967</text:p>
          </table:table-cell>
          <table:table-cell office:value-type="float" office:value="0.917343603085225" calcext:value-type="float">
            <text:p>0,917343603085225</text:p>
          </table:table-cell>
          <table:table-cell office:value-type="float" office:value="0.988510827113253" calcext:value-type="float">
            <text:p>0,988510827113253</text:p>
          </table:table-cell>
          <table:table-cell office:value-type="float" office:value="0.959065299444363" calcext:value-type="float">
            <text:p>0,959065299444363</text:p>
          </table:table-cell>
          <table:table-cell office:value-type="float" office:value="0.955395652346614" calcext:value-type="float">
            <text:p>0,955395652346614</text:p>
          </table:table-cell>
          <table:table-cell table:number-columns-repeated="2" office:value-type="float" office:value="0.869446435886931" calcext:value-type="float">
            <text:p>0,869446435886931</text:p>
          </table:table-cell>
          <table:table-cell office:value-type="float" office:value="1.13937884750473" calcext:value-type="float">
            <text:p>1,13937884750473</text:p>
          </table:table-cell>
          <table:table-cell office:value-type="float" office:value="1.07154960838942" calcext:value-type="float">
            <text:p>1,07154960838942</text:p>
          </table:table-cell>
          <table:table-cell office:value-type="float" office:value="0.907524469305359" calcext:value-type="float">
            <text:p>0,907524469305359</text:p>
          </table:table-cell>
          <table:table-cell office:value-type="float" office:value="0.912792771370823" calcext:value-type="float">
            <text:p>0,912792771370823</text:p>
          </table:table-cell>
          <table:table-cell office:value-type="float" office:value="0.869565326826051" calcext:value-type="float">
            <text:p>0,869565326826051</text:p>
          </table:table-cell>
          <table:table-cell office:value-type="float" office:value="0.852623692848705" calcext:value-type="float">
            <text:p>0,852623692848705</text:p>
          </table:table-cell>
          <table:table-cell office:value-type="float" office:value="0.924330180363016" calcext:value-type="float">
            <text:p>0,924330180363016</text:p>
          </table:table-cell>
          <table:table-cell office:value-type="float" office:value="0.888001497980982" calcext:value-type="float">
            <text:p>0,888001497980982</text:p>
          </table:table-cell>
          <table:table-cell office:value-type="float" office:value="1.06754200954145" calcext:value-type="float">
            <text:p>1,06754200954145</text:p>
          </table:table-cell>
          <table:table-cell office:value-type="float" office:value="0.991780839962431" calcext:value-type="float">
            <text:p>0,991780839962431</text:p>
          </table:table-cell>
          <table:table-cell table:number-columns-repeated="2"/>
          <table:table-cell office:value-type="float" office:value="1.0509759779616" calcext:value-type="float">
            <text:p>1,0509759779616</text:p>
          </table:table-cell>
          <table:table-cell office:value-type="float" office:value="0.985533396907002" calcext:value-type="float">
            <text:p>0,985533396907002</text:p>
          </table:table-cell>
          <table:table-cell office:value-type="float" office:value="0.985666038028407" calcext:value-type="float">
            <text:p>0,985666038028407</text:p>
          </table:table-cell>
          <table:table-cell office:value-type="float" office:value="1.18948010543713" calcext:value-type="float">
            <text:p>1,18948010543713</text:p>
          </table:table-cell>
          <table:table-cell office:value-type="float" office:value="0.989006967264887" calcext:value-type="float">
            <text:p>0,989006967264887</text:p>
          </table:table-cell>
          <table:table-cell office:value-type="float" office:value="0.932363886543453" calcext:value-type="float">
            <text:p>0,932363886543453</text:p>
          </table:table-cell>
          <table:table-cell office:value-type="float" office:value="1.01624337075896" calcext:value-type="float">
            <text:p>1,01624337075896</text:p>
          </table:table-cell>
          <table:table-cell office:value-type="float" office:value="1.0579086479345" calcext:value-type="float">
            <text:p>1,0579086479345</text:p>
          </table:table-cell>
          <table:table-cell office:value-type="float" office:value="1.23437217917929" calcext:value-type="float">
            <text:p>1,23437217917929</text:p>
          </table:table-cell>
          <table:table-cell office:value-type="float" office:value="0.988631940425749" calcext:value-type="float">
            <text:p>0,988631940425749</text:p>
          </table:table-cell>
          <table:table-cell office:value-type="float" office:value="1.22004319642941" calcext:value-type="float">
            <text:p>1,22004319642941</text:p>
          </table:table-cell>
          <table:table-cell office:value-type="float" office:value="1.2307924130803" calcext:value-type="float">
            <text:p>1,2307924130803</text:p>
          </table:table-cell>
          <table:table-cell office:value-type="float" office:value="1.02588369824773" calcext:value-type="float">
            <text:p>1,02588369824773</text:p>
          </table:table-cell>
          <table:table-cell office:value-type="float" office:value="0.876861682450174" calcext:value-type="float">
            <text:p>0,876861682450174</text:p>
          </table:table-cell>
          <table:table-cell table:number-columns-repeated="19"/>
        </table:table-row>
        <table:table-row table:style-name="ro1">
          <table:table-cell office:value-type="float" office:value="1.05390706701977" calcext:value-type="float">
            <text:p>1,05390706701977</text:p>
          </table:table-cell>
          <table:table-cell office:value-type="float" office:value="0.903025283574014" calcext:value-type="float">
            <text:p>0,903025283574014</text:p>
          </table:table-cell>
          <table:table-cell office:value-type="float" office:value="1.02745227166523" calcext:value-type="float">
            <text:p>1,02745227166523</text:p>
          </table:table-cell>
          <table:table-cell office:value-type="float" office:value="1.08534566985908" calcext:value-type="float">
            <text:p>1,08534566985908</text:p>
          </table:table-cell>
          <table:table-cell office:value-type="float" office:value="1.07851030214249" calcext:value-type="float">
            <text:p>1,07851030214249</text:p>
          </table:table-cell>
          <table:table-cell office:value-type="float" office:value="0.951504527357573" calcext:value-type="float">
            <text:p>0,951504527357573</text:p>
          </table:table-cell>
          <table:table-cell office:value-type="float" office:value="0.909872685324479" calcext:value-type="float">
            <text:p>0,909872685324479</text:p>
          </table:table-cell>
          <table:table-cell office:value-type="float" office:value="0.789755122106107" calcext:value-type="float">
            <text:p>0,789755122106107</text:p>
          </table:table-cell>
          <table:table-cell office:value-type="float" office:value="0.965502537342296" calcext:value-type="float">
            <text:p>0,965502537342296</text:p>
          </table:table-cell>
          <table:table-cell office:value-type="float" office:value="0.928836532846648" calcext:value-type="float">
            <text:p>0,928836532846648</text:p>
          </table:table-cell>
          <table:table-cell office:value-type="float" office:value="1.01646301358237" calcext:value-type="float">
            <text:p>1,01646301358237</text:p>
          </table:table-cell>
          <table:table-cell office:value-type="float" office:value="1.13179710360561" calcext:value-type="float">
            <text:p>1,13179710360561</text:p>
          </table:table-cell>
          <table:table-cell office:value-type="float" office:value="1.01403592349495" calcext:value-type="float">
            <text:p>1,01403592349495</text:p>
          </table:table-cell>
          <table:table-cell office:value-type="float" office:value="1.12195362496712" calcext:value-type="float">
            <text:p>1,12195362496712</text:p>
          </table:table-cell>
          <table:table-cell office:value-type="float" office:value="0.971452602414407" calcext:value-type="float">
            <text:p>0,971452602414407</text:p>
          </table:table-cell>
          <table:table-cell office:value-type="float" office:value="1.03401550089263" calcext:value-type="float">
            <text:p>1,03401550089263</text:p>
          </table:table-cell>
          <table:table-cell office:value-type="float" office:value="0.863861084547254" calcext:value-type="float">
            <text:p>0,863861084547254</text:p>
          </table:table-cell>
          <table:table-cell office:value-type="float" office:value="0.96570478565491" calcext:value-type="float">
            <text:p>0,96570478565491</text:p>
          </table:table-cell>
          <table:table-cell office:value-type="float" office:value="1.18473936070113" calcext:value-type="float">
            <text:p>1,18473936070113</text:p>
          </table:table-cell>
          <table:table-cell office:value-type="float" office:value="0.90915720043091" calcext:value-type="float">
            <text:p>0,90915720043091</text:p>
          </table:table-cell>
          <table:table-cell office:value-type="float" office:value="0.781046734654117" calcext:value-type="float">
            <text:p>0,781046734654117</text:p>
          </table:table-cell>
          <table:table-cell office:value-type="float" office:value="0.93174286424201" calcext:value-type="float">
            <text:p>0,93174286424201</text:p>
          </table:table-cell>
          <table:table-cell office:value-type="float" office:value="0.941917458989189" calcext:value-type="float">
            <text:p>0,941917458989189</text:p>
          </table:table-cell>
          <table:table-cell office:value-type="float" office:value="0.858408313109444" calcext:value-type="float">
            <text:p>0,858408313109444</text:p>
          </table:table-cell>
          <table:table-cell table:style-name="ce6" office:value-type="float" office:value="1.04782972782968" calcext:value-type="float">
            <text:p>1,04782972782968</text:p>
          </table:table-cell>
          <table:table-cell table:style-name="ce6" office:value-type="float" office:value="0.886990378657772" calcext:value-type="float">
            <text:p>0,886990378657772</text:p>
          </table:table-cell>
          <table:table-cell office:value-type="float" office:value="0.752599749848273" calcext:value-type="float">
            <text:p>0,752599749848273</text:p>
          </table:table-cell>
          <table:table-cell office:value-type="float" office:value="0.769513160891046" calcext:value-type="float">
            <text:p>0,769513160891046</text:p>
          </table:table-cell>
          <table:table-cell office:value-type="float" office:value="1.00076312081274" calcext:value-type="float">
            <text:p>1,00076312081274</text:p>
          </table:table-cell>
          <table:table-cell office:value-type="float" office:value="1.00767105771996" calcext:value-type="float">
            <text:p>1,00767105771996</text:p>
          </table:table-cell>
          <table:table-cell office:value-type="float" office:value="0.953235500648027" calcext:value-type="float">
            <text:p>0,953235500648027</text:p>
          </table:table-cell>
          <table:table-cell office:value-type="float" office:value="1.03802375445383" calcext:value-type="float">
            <text:p>1,03802375445383</text:p>
          </table:table-cell>
          <table:table-cell office:value-type="float" office:value="0.964991168792051" calcext:value-type="float">
            <text:p>0,964991168792051</text:p>
          </table:table-cell>
          <table:table-cell office:value-type="float" office:value="0.963879802109801" calcext:value-type="float">
            <text:p>0,963879802109801</text:p>
          </table:table-cell>
          <table:table-cell office:value-type="float" office:value="1.1772933495629" calcext:value-type="float">
            <text:p>1,1772933495629</text:p>
          </table:table-cell>
          <table:table-cell office:value-type="float" office:value="1.01851792980671" calcext:value-type="float">
            <text:p>1,01851792980671</text:p>
          </table:table-cell>
          <table:table-cell office:value-type="float" office:value="0.956417560007814" calcext:value-type="float">
            <text:p>0,956417560007814</text:p>
          </table:table-cell>
          <table:table-cell office:value-type="float" office:value="0.988851631132276" calcext:value-type="float">
            <text:p>0,988851631132276</text:p>
          </table:table-cell>
          <table:table-cell office:value-type="float" office:value="0.712323895244909" calcext:value-type="float">
            <text:p>0,712323895244909</text:p>
          </table:table-cell>
          <table:table-cell office:value-type="float" office:value="0.8675944661897" calcext:value-type="float">
            <text:p>0,8675944661897</text:p>
          </table:table-cell>
          <table:table-cell office:value-type="float" office:value="0.977088820053764" calcext:value-type="float">
            <text:p>0,977088820053764</text:p>
          </table:table-cell>
          <table:table-cell office:value-type="float" office:value="0.890517422779165" calcext:value-type="float">
            <text:p>0,890517422779165</text:p>
          </table:table-cell>
          <table:table-cell office:value-type="float" office:value="0.853892059706605" calcext:value-type="float">
            <text:p>0,853892059706605</text:p>
          </table:table-cell>
          <table:table-cell office:value-type="float" office:value="0.937830646943648" calcext:value-type="float">
            <text:p>0,937830646943648</text:p>
          </table:table-cell>
          <table:table-cell office:value-type="float" office:value="0.926203221646003" calcext:value-type="float">
            <text:p>0,926203221646003</text:p>
          </table:table-cell>
          <table:table-cell office:value-type="float" office:value="0.946382391950754" calcext:value-type="float">
            <text:p>0,946382391950754</text:p>
          </table:table-cell>
          <table:table-cell office:value-type="float" office:value="1.05136932582353" calcext:value-type="float">
            <text:p>1,05136932582353</text:p>
          </table:table-cell>
          <table:table-cell office:value-type="float" office:value="0.99234560705801" calcext:value-type="float">
            <text:p>0,99234560705801</text:p>
          </table:table-cell>
          <table:table-cell office:value-type="float" office:value="1.16919989391341" calcext:value-type="float">
            <text:p>1,16919989391341</text:p>
          </table:table-cell>
          <table:table-cell office:value-type="float" office:value="1.07724495120952" calcext:value-type="float">
            <text:p>1,07724495120952</text:p>
          </table:table-cell>
          <table:table-cell office:value-type="float" office:value="1.03452288534313" calcext:value-type="float">
            <text:p>1,03452288534313</text:p>
          </table:table-cell>
          <table:table-cell office:value-type="float" office:value="0.954800102956369" calcext:value-type="float">
            <text:p>0,954800102956369</text:p>
          </table:table-cell>
          <table:table-cell office:value-type="float" office:value="1.04772286255921" calcext:value-type="float">
            <text:p>1,04772286255921</text:p>
          </table:table-cell>
          <table:table-cell office:value-type="float" office:value="1.00651649775826" calcext:value-type="float">
            <text:p>1,00651649775826</text:p>
          </table:table-cell>
          <table:table-cell office:value-type="float" office:value="1.37250053679746" calcext:value-type="float">
            <text:p>1,37250053679746</text:p>
          </table:table-cell>
          <table:table-cell office:value-type="float" office:value="1.04891097635011" calcext:value-type="float">
            <text:p>1,04891097635011</text:p>
          </table:table-cell>
          <table:table-cell office:value-type="float" office:value="1.12046040574367" calcext:value-type="float">
            <text:p>1,12046040574367</text:p>
          </table:table-cell>
          <table:table-cell office:value-type="float" office:value="1.14656502843584" calcext:value-type="float">
            <text:p>1,14656502843584</text:p>
          </table:table-cell>
          <table:table-cell office:value-type="float" office:value="1.05925512871767" calcext:value-type="float">
            <text:p>1,05925512871767</text:p>
          </table:table-cell>
          <table:table-cell office:value-type="float" office:value="0.941874372087493" calcext:value-type="float">
            <text:p>0,941874372087493</text:p>
          </table:table-cell>
          <table:table-cell table:number-columns-repeated="19"/>
        </table:table-row>
        <table:table-row table:style-name="ro1">
          <table:table-cell office:value-type="float" office:value="0.913417493021082" calcext:value-type="float">
            <text:p>0,913417493021082</text:p>
          </table:table-cell>
          <table:table-cell office:value-type="float" office:value="0.87850773669027" calcext:value-type="float">
            <text:p>0,87850773669027</text:p>
          </table:table-cell>
          <table:table-cell office:value-type="float" office:value="1.00560035918406" calcext:value-type="float">
            <text:p>1,00560035918406</text:p>
          </table:table-cell>
          <table:table-cell office:value-type="float" office:value="1.08665814991385" calcext:value-type="float">
            <text:p>1,08665814991385</text:p>
          </table:table-cell>
          <table:table-cell office:value-type="float" office:value="1.12410617407791" calcext:value-type="float">
            <text:p>1,12410617407791</text:p>
          </table:table-cell>
          <table:table-cell office:value-type="float" office:value="0.871313048506598" calcext:value-type="float">
            <text:p>0,871313048506598</text:p>
          </table:table-cell>
          <table:table-cell office:value-type="float" office:value="0.854223138679479" calcext:value-type="float">
            <text:p>0,854223138679479</text:p>
          </table:table-cell>
          <table:table-cell office:value-type="float" office:value="0.751427862415274" calcext:value-type="float">
            <text:p>0,751427862415274</text:p>
          </table:table-cell>
          <table:table-cell office:value-type="float" office:value="0.944052792328329" calcext:value-type="float">
            <text:p>0,944052792328329</text:p>
          </table:table-cell>
          <table:table-cell office:value-type="float" office:value="1.02546692310858" calcext:value-type="float">
            <text:p>1,02546692310858</text:p>
          </table:table-cell>
          <table:table-cell office:value-type="float" office:value="1.05143536117653" calcext:value-type="float">
            <text:p>1,05143536117653</text:p>
          </table:table-cell>
          <table:table-cell office:value-type="float" office:value="1.10184086004109" calcext:value-type="float">
            <text:p>1,10184086004109</text:p>
          </table:table-cell>
          <table:table-cell office:value-type="float" office:value="1.00311974785423" calcext:value-type="float">
            <text:p>1,00311974785423</text:p>
          </table:table-cell>
          <table:table-cell office:value-type="float" office:value="1.24252542475616" calcext:value-type="float">
            <text:p>1,24252542475616</text:p>
          </table:table-cell>
          <table:table-cell office:value-type="float" office:value="0.917290858160662" calcext:value-type="float">
            <text:p>0,917290858160662</text:p>
          </table:table-cell>
          <table:table-cell office:value-type="float" office:value="1.08080357265847" calcext:value-type="float">
            <text:p>1,08080357265847</text:p>
          </table:table-cell>
          <table:table-cell office:value-type="float" office:value="0.845418558677839" calcext:value-type="float">
            <text:p>0,845418558677839</text:p>
          </table:table-cell>
          <table:table-cell office:value-type="float" office:value="0.963514789478755" calcext:value-type="float">
            <text:p>0,963514789478755</text:p>
          </table:table-cell>
          <table:table-cell office:value-type="float" office:value="1.12563061156818" calcext:value-type="float">
            <text:p>1,12563061156818</text:p>
          </table:table-cell>
          <table:table-cell office:value-type="float" office:value="1.00571234385405" calcext:value-type="float">
            <text:p>1,00571234385405</text:p>
          </table:table-cell>
          <table:table-cell office:value-type="float" office:value="0.832983255470377" calcext:value-type="float">
            <text:p>0,832983255470377</text:p>
          </table:table-cell>
          <table:table-cell office:value-type="float" office:value="0.898642513356908" calcext:value-type="float">
            <text:p>0,898642513356908</text:p>
          </table:table-cell>
          <table:table-cell office:value-type="float" office:value="0.994575830454199" calcext:value-type="float">
            <text:p>0,994575830454199</text:p>
          </table:table-cell>
          <table:table-cell office:value-type="float" office:value="0.97235264428973" calcext:value-type="float">
            <text:p>0,97235264428973</text:p>
          </table:table-cell>
          <table:table-cell table:style-name="ce6" office:value-type="float" office:value="0.993518577943717" calcext:value-type="float">
            <text:p>0,993518577943717</text:p>
          </table:table-cell>
          <table:table-cell table:style-name="ce6" office:value-type="float" office:value="0.889095832839293" calcext:value-type="float">
            <text:p>0,889095832839293</text:p>
          </table:table-cell>
          <table:table-cell office:value-type="float" office:value="0.909076213504851" calcext:value-type="float">
            <text:p>0,909076213504851</text:p>
          </table:table-cell>
          <table:table-cell office:value-type="float" office:value="0.76409315538721" calcext:value-type="float">
            <text:p>0,76409315538721</text:p>
          </table:table-cell>
          <table:table-cell office:value-type="float" office:value="1.06030647553138" calcext:value-type="float">
            <text:p>1,06030647553138</text:p>
          </table:table-cell>
          <table:table-cell office:value-type="float" office:value="1.00727783596292" calcext:value-type="float">
            <text:p>1,00727783596292</text:p>
          </table:table-cell>
          <table:table-cell office:value-type="float" office:value="0.889359365626559" calcext:value-type="float">
            <text:p>0,889359365626559</text:p>
          </table:table-cell>
          <table:table-cell office:value-type="float" office:value="1.07630828953397" calcext:value-type="float">
            <text:p>1,07630828953397</text:p>
          </table:table-cell>
          <table:table-cell office:value-type="float" office:value="0.809080142222399" calcext:value-type="float">
            <text:p>0,809080142222399</text:p>
          </table:table-cell>
          <table:table-cell office:value-type="float" office:value="1.01692562466881" calcext:value-type="float">
            <text:p>1,01692562466881</text:p>
          </table:table-cell>
          <table:table-cell office:value-type="float" office:value="1.19216467940177" calcext:value-type="float">
            <text:p>1,19216467940177</text:p>
          </table:table-cell>
          <table:table-cell office:value-type="float" office:value="1.08686422909837" calcext:value-type="float">
            <text:p>1,08686422909837</text:p>
          </table:table-cell>
          <table:table-cell office:value-type="float" office:value="0.886450477047151" calcext:value-type="float">
            <text:p>0,886450477047151</text:p>
          </table:table-cell>
          <table:table-cell office:value-type="float" office:value="0.929722869676473" calcext:value-type="float">
            <text:p>0,929722869676473</text:p>
          </table:table-cell>
          <table:table-cell office:value-type="float" office:value="0.782078087397831" calcext:value-type="float">
            <text:p>0,782078087397831</text:p>
          </table:table-cell>
          <table:table-cell office:value-type="float" office:value="0.885852963214201" calcext:value-type="float">
            <text:p>0,885852963214201</text:p>
          </table:table-cell>
          <table:table-cell office:value-type="float" office:value="0.876007062013117" calcext:value-type="float">
            <text:p>0,876007062013117</text:p>
          </table:table-cell>
          <table:table-cell office:value-type="float" office:value="0.93066677808805" calcext:value-type="float">
            <text:p>0,93066677808805</text:p>
          </table:table-cell>
          <table:table-cell office:value-type="float" office:value="0.819561794353452" calcext:value-type="float">
            <text:p>0,819561794353452</text:p>
          </table:table-cell>
          <table:table-cell office:value-type="float" office:value="0.972468971824792" calcext:value-type="float">
            <text:p>0,972468971824792</text:p>
          </table:table-cell>
          <table:table-cell office:value-type="float" office:value="1.00676353675722" calcext:value-type="float">
            <text:p>1,00676353675722</text:p>
          </table:table-cell>
          <table:table-cell office:value-type="float" office:value="0.956650492434232" calcext:value-type="float">
            <text:p>0,956650492434232</text:p>
          </table:table-cell>
          <table:table-cell office:value-type="float" office:value="1.00908545671285" calcext:value-type="float">
            <text:p>1,00908545671285</text:p>
          </table:table-cell>
          <table:table-cell office:value-type="float" office:value="1.04006972540321" calcext:value-type="float">
            <text:p>1,04006972540321</text:p>
          </table:table-cell>
          <table:table-cell office:value-type="float" office:value="1.1407979278418" calcext:value-type="float">
            <text:p>1,1407979278418</text:p>
          </table:table-cell>
          <table:table-cell office:value-type="float" office:value="1.07168332615465" calcext:value-type="float">
            <text:p>1,07168332615465</text:p>
          </table:table-cell>
          <table:table-cell office:value-type="float" office:value="0.965648008588242" calcext:value-type="float">
            <text:p>0,965648008588242</text:p>
          </table:table-cell>
          <table:table-cell office:value-type="float" office:value="0.997702116872315" calcext:value-type="float">
            <text:p>0,997702116872315</text:p>
          </table:table-cell>
          <table:table-cell office:value-type="float" office:value="1.08045337980705" calcext:value-type="float">
            <text:p>1,08045337980705</text:p>
          </table:table-cell>
          <table:table-cell office:value-type="float" office:value="0.987146815384887" calcext:value-type="float">
            <text:p>0,987146815384887</text:p>
          </table:table-cell>
          <table:table-cell office:value-type="float" office:value="1.19513373212679" calcext:value-type="float">
            <text:p>1,19513373212679</text:p>
          </table:table-cell>
          <table:table-cell office:value-type="float" office:value="1.19674488757936" calcext:value-type="float">
            <text:p>1,19674488757936</text:p>
          </table:table-cell>
          <table:table-cell table:number-columns-repeated="2"/>
          <table:table-cell office:value-type="float" office:value="1.0972682013712" calcext:value-type="float">
            <text:p>1,0972682013712</text:p>
          </table:table-cell>
          <table:table-cell office:value-type="float" office:value="0.854245351384993" calcext:value-type="float">
            <text:p>0,854245351384993</text:p>
          </table:table-cell>
          <table:table-cell table:number-columns-repeated="19"/>
        </table:table-row>
        <table:table-row table:style-name="ro1">
          <table:table-cell office:value-type="float" office:value="1.010997087079" calcext:value-type="float">
            <text:p>1,010997087079</text:p>
          </table:table-cell>
          <table:table-cell office:value-type="float" office:value="0.913951155857898" calcext:value-type="float">
            <text:p>0,913951155857898</text:p>
          </table:table-cell>
          <table:table-cell office:value-type="float" office:value="1.00066936195925" calcext:value-type="float">
            <text:p>1,00066936195925</text:p>
          </table:table-cell>
          <table:table-cell office:value-type="float" office:value="1.07729239728272" calcext:value-type="float">
            <text:p>1,07729239728272</text:p>
          </table:table-cell>
          <table:table-cell office:value-type="float" office:value="0.978703176790737" calcext:value-type="float">
            <text:p>0,978703176790737</text:p>
          </table:table-cell>
          <table:table-cell office:value-type="float" office:value="0.87119571935649" calcext:value-type="float">
            <text:p>0,87119571935649</text:p>
          </table:table-cell>
          <table:table-cell office:value-type="float" office:value="0.850907592139315" calcext:value-type="float">
            <text:p>0,850907592139315</text:p>
          </table:table-cell>
          <table:table-cell office:value-type="float" office:value="0.908430007733952" calcext:value-type="float">
            <text:p>0,908430007733952</text:p>
          </table:table-cell>
          <table:table-cell office:value-type="float" office:value="0.899970321438605" calcext:value-type="float">
            <text:p>0,899970321438605</text:p>
          </table:table-cell>
          <table:table-cell office:value-type="float" office:value="1.0359482248648" calcext:value-type="float">
            <text:p>1,0359482248648</text:p>
          </table:table-cell>
          <table:table-cell office:value-type="float" office:value="0.969915875444442" calcext:value-type="float">
            <text:p>0,969915875444442</text:p>
          </table:table-cell>
          <table:table-cell office:value-type="float" office:value="1.12981107662922" calcext:value-type="float">
            <text:p>1,12981107662922</text:p>
          </table:table-cell>
          <table:table-cell office:value-type="float" office:value="1.12672964920779" calcext:value-type="float">
            <text:p>1,12672964920779</text:p>
          </table:table-cell>
          <table:table-cell office:value-type="float" office:value="1.17819943041063" calcext:value-type="float">
            <text:p>1,17819943041063</text:p>
          </table:table-cell>
          <table:table-cell office:value-type="float" office:value="0.99990300233788" calcext:value-type="float">
            <text:p>0,99990300233788</text:p>
          </table:table-cell>
          <table:table-cell office:value-type="float" office:value="1.11078548981331" calcext:value-type="float">
            <text:p>1,11078548981331</text:p>
          </table:table-cell>
          <table:table-cell office:value-type="float" office:value="0.850515130689004" calcext:value-type="float">
            <text:p>0,850515130689004</text:p>
          </table:table-cell>
          <table:table-cell office:value-type="float" office:value="1.02265722496215" calcext:value-type="float">
            <text:p>1,02265722496215</text:p>
          </table:table-cell>
          <table:table-cell office:value-type="float" office:value="1.09637243551534" calcext:value-type="float">
            <text:p>1,09637243551534</text:p>
          </table:table-cell>
          <table:table-cell office:value-type="float" office:value="0.997135277160068" calcext:value-type="float">
            <text:p>0,997135277160068</text:p>
          </table:table-cell>
          <table:table-cell office:value-type="float" office:value="0.871546750454934" calcext:value-type="float">
            <text:p>0,871546750454934</text:p>
          </table:table-cell>
          <table:table-cell office:value-type="float" office:value="1.00865367737405" calcext:value-type="float">
            <text:p>1,00865367737405</text:p>
          </table:table-cell>
          <table:table-cell office:value-type="float" office:value="0.97436851461408" calcext:value-type="float">
            <text:p>0,97436851461408</text:p>
          </table:table-cell>
          <table:table-cell office:value-type="float" office:value="0.92563716008696" calcext:value-type="float">
            <text:p>0,92563716008696</text:p>
          </table:table-cell>
          <table:table-cell table:style-name="ce6" office:value-type="float" office:value="0.971485973904116" calcext:value-type="float">
            <text:p>0,971485973904116</text:p>
          </table:table-cell>
          <table:table-cell table:style-name="ce6" office:value-type="float" office:value="0.917107548645612" calcext:value-type="float">
            <text:p>0,917107548645612</text:p>
          </table:table-cell>
          <table:table-cell office:value-type="float" office:value="0.828405062561837" calcext:value-type="float">
            <text:p>0,828405062561837</text:p>
          </table:table-cell>
          <table:table-cell office:value-type="float" office:value="0.788749640316289" calcext:value-type="float">
            <text:p>0,788749640316289</text:p>
          </table:table-cell>
          <table:table-cell office:value-type="float" office:value="0.994985772956646" calcext:value-type="float">
            <text:p>0,994985772956646</text:p>
          </table:table-cell>
          <table:table-cell office:value-type="float" office:value="1.00583409726629" calcext:value-type="float">
            <text:p>1,00583409726629</text:p>
          </table:table-cell>
          <table:table-cell office:value-type="float" office:value="0.914107251263578" calcext:value-type="float">
            <text:p>0,914107251263578</text:p>
          </table:table-cell>
          <table:table-cell office:value-type="float" office:value="1.06668839170883" calcext:value-type="float">
            <text:p>1,06668839170883</text:p>
          </table:table-cell>
          <table:table-cell office:value-type="float" office:value="0.845719358558822" calcext:value-type="float">
            <text:p>0,845719358558822</text:p>
          </table:table-cell>
          <table:table-cell office:value-type="float" office:value="0.936181045013446" calcext:value-type="float">
            <text:p>0,936181045013446</text:p>
          </table:table-cell>
          <table:table-cell office:value-type="float" office:value="1.0942312905282" calcext:value-type="float">
            <text:p>1,0942312905282</text:p>
          </table:table-cell>
          <table:table-cell office:value-type="float" office:value="0.969684980852291" calcext:value-type="float">
            <text:p>0,969684980852291</text:p>
          </table:table-cell>
          <table:table-cell office:value-type="float" office:value="0.894070422738213" calcext:value-type="float">
            <text:p>0,894070422738213</text:p>
          </table:table-cell>
          <table:table-cell office:value-type="float" office:value="0.931766921094675" calcext:value-type="float">
            <text:p>0,931766921094675</text:p>
          </table:table-cell>
          <table:table-cell office:value-type="float" office:value="0.896243981368532" calcext:value-type="float">
            <text:p>0,896243981368532</text:p>
          </table:table-cell>
          <table:table-cell office:value-type="float" office:value="0.778240686882787" calcext:value-type="float">
            <text:p>0,778240686882787</text:p>
          </table:table-cell>
          <table:table-cell office:value-type="float" office:value="0.939526904279592" calcext:value-type="float">
            <text:p>0,939526904279592</text:p>
          </table:table-cell>
          <table:table-cell office:value-type="float" office:value="0.939489325476802" calcext:value-type="float">
            <text:p>0,939489325476802</text:p>
          </table:table-cell>
          <table:table-cell office:value-type="float" office:value="0.938262463680047" calcext:value-type="float">
            <text:p>0,938262463680047</text:p>
          </table:table-cell>
          <table:table-cell office:value-type="float" office:value="0.873992444543997" calcext:value-type="float">
            <text:p>0,873992444543997</text:p>
          </table:table-cell>
          <table:table-cell office:value-type="float" office:value="0.978292826693099" calcext:value-type="float">
            <text:p>0,978292826693099</text:p>
          </table:table-cell>
          <table:table-cell office:value-type="float" office:value="0.906787015853048" calcext:value-type="float">
            <text:p>0,906787015853048</text:p>
          </table:table-cell>
          <table:table-cell office:value-type="float" office:value="1.07512670460873" calcext:value-type="float">
            <text:p>1,07512670460873</text:p>
          </table:table-cell>
          <table:table-cell office:value-type="float" office:value="0.813514547091903" calcext:value-type="float">
            <text:p>0,813514547091903</text:p>
          </table:table-cell>
          <table:table-cell office:value-type="float" office:value="1.06485647875554" calcext:value-type="float">
            <text:p>1,06485647875554</text:p>
          </table:table-cell>
          <table:table-cell office:value-type="float" office:value="1.15762809615918" calcext:value-type="float">
            <text:p>1,15762809615918</text:p>
          </table:table-cell>
          <table:table-cell office:value-type="float" office:value="1.00681617638991" calcext:value-type="float">
            <text:p>1,00681617638991</text:p>
          </table:table-cell>
          <table:table-cell office:value-type="float" office:value="1.01228873015168" calcext:value-type="float">
            <text:p>1,01228873015168</text:p>
          </table:table-cell>
          <table:table-cell office:value-type="float" office:value="1.13447823915603" calcext:value-type="float">
            <text:p>1,13447823915603</text:p>
          </table:table-cell>
          <table:table-cell office:value-type="float" office:value="0.991173432555997" calcext:value-type="float">
            <text:p>0,991173432555997</text:p>
          </table:table-cell>
          <table:table-cell office:value-type="float" office:value="1.31168807361578" calcext:value-type="float">
            <text:p>1,31168807361578</text:p>
          </table:table-cell>
          <table:table-cell office:value-type="float" office:value="1.12707366275167" calcext:value-type="float">
            <text:p>1,12707366275167</text:p>
          </table:table-cell>
          <table:table-cell table:number-columns-repeated="2"/>
          <table:table-cell office:value-type="float" office:value="0.991907329311909" calcext:value-type="float">
            <text:p>0,991907329311909</text:p>
          </table:table-cell>
          <table:table-cell office:value-type="float" office:value="0.922466669429107" calcext:value-type="float">
            <text:p>0,922466669429107</text:p>
          </table:table-cell>
          <table:table-cell table:number-columns-repeated="19"/>
        </table:table-row>
        <table:table-row table:style-name="ro1">
          <table:table-cell office:value-type="float" office:value="0.972200736677321" calcext:value-type="float">
            <text:p>0,972200736677321</text:p>
          </table:table-cell>
          <table:table-cell office:value-type="float" office:value="1.01020739137061" calcext:value-type="float">
            <text:p>1,01020739137061</text:p>
          </table:table-cell>
          <table:table-cell office:value-type="float" office:value="0.972142390939821" calcext:value-type="float">
            <text:p>0,972142390939821</text:p>
          </table:table-cell>
          <table:table-cell office:value-type="float" office:value="1.02986421258245" calcext:value-type="float">
            <text:p>1,02986421258245</text:p>
          </table:table-cell>
          <table:table-cell office:value-type="float" office:value="0.916603226099022" calcext:value-type="float">
            <text:p>0,916603226099022</text:p>
          </table:table-cell>
          <table:table-cell office:value-type="float" office:value="0.948095528580267" calcext:value-type="float">
            <text:p>0,948095528580267</text:p>
          </table:table-cell>
          <table:table-cell office:value-type="float" office:value="0.942548003820412" calcext:value-type="float">
            <text:p>0,942548003820412</text:p>
          </table:table-cell>
          <table:table-cell office:value-type="float" office:value="0.781020144618053" calcext:value-type="float">
            <text:p>0,781020144618053</text:p>
          </table:table-cell>
          <table:table-cell office:value-type="float" office:value="0.922615710205554" calcext:value-type="float">
            <text:p>0,922615710205554</text:p>
          </table:table-cell>
          <table:table-cell office:value-type="float" office:value="1.03964700357553" calcext:value-type="float">
            <text:p>1,03964700357553</text:p>
          </table:table-cell>
          <table:table-cell office:value-type="float" office:value="1.05453547245775" calcext:value-type="float">
            <text:p>1,05453547245775</text:p>
          </table:table-cell>
          <table:table-cell office:value-type="float" office:value="1.06755320280826" calcext:value-type="float">
            <text:p>1,06755320280826</text:p>
          </table:table-cell>
          <table:table-cell office:value-type="float" office:value="1.08913158627433" calcext:value-type="float">
            <text:p>1,08913158627433</text:p>
          </table:table-cell>
          <table:table-cell office:value-type="float" office:value="1.13625182208395" calcext:value-type="float">
            <text:p>1,13625182208395</text:p>
          </table:table-cell>
          <table:table-cell office:value-type="float" office:value="0.934640077752519" calcext:value-type="float">
            <text:p>0,934640077752519</text:p>
          </table:table-cell>
          <table:table-cell office:value-type="float" office:value="1.09175389843198" calcext:value-type="float">
            <text:p>1,09175389843198</text:p>
          </table:table-cell>
          <table:table-cell office:value-type="float" office:value="0.835614004003768" calcext:value-type="float">
            <text:p>0,835614004003768</text:p>
          </table:table-cell>
          <table:table-cell office:value-type="float" office:value="1.03229933355956" calcext:value-type="float">
            <text:p>1,03229933355956</text:p>
          </table:table-cell>
          <table:table-cell office:value-type="float" office:value="0.976434447726582" calcext:value-type="float">
            <text:p>0,976434447726582</text:p>
          </table:table-cell>
          <table:table-cell office:value-type="float" office:value="1.09051250571187" calcext:value-type="float">
            <text:p>1,09051250571187</text:p>
          </table:table-cell>
          <table:table-cell office:value-type="float" office:value="0.991308614241126" calcext:value-type="float">
            <text:p>0,991308614241126</text:p>
          </table:table-cell>
          <table:table-cell office:value-type="float" office:value="1.03238584667949" calcext:value-type="float">
            <text:p>1,03238584667949</text:p>
          </table:table-cell>
          <table:table-cell office:value-type="float" office:value="0.925755195929596" calcext:value-type="float">
            <text:p>0,925755195929596</text:p>
          </table:table-cell>
          <table:table-cell office:value-type="float" office:value="0.932479445115249" calcext:value-type="float">
            <text:p>0,932479445115249</text:p>
          </table:table-cell>
          <table:table-cell table:style-name="ce6" office:value-type="float" office:value="0.944509448680204" calcext:value-type="float">
            <text:p>0,944509448680204</text:p>
          </table:table-cell>
          <table:table-cell table:style-name="ce6" office:value-type="float" office:value="0.885499503518864" calcext:value-type="float">
            <text:p>0,885499503518864</text:p>
          </table:table-cell>
          <table:table-cell office:value-type="float" office:value="0.879330529099161" calcext:value-type="float">
            <text:p>0,879330529099161</text:p>
          </table:table-cell>
          <table:table-cell office:value-type="float" office:value="0.807541977948453" calcext:value-type="float">
            <text:p>0,807541977948453</text:p>
          </table:table-cell>
          <table:table-cell/>
          <table:table-cell office:value-type="float" office:value="1.00561409340586" calcext:value-type="float">
            <text:p>1,00561409340586</text:p>
          </table:table-cell>
          <table:table-cell table:number-columns-repeated="2"/>
          <table:table-cell office:value-type="float" office:value="0.815307546858391" calcext:value-type="float">
            <text:p>0,815307546858391</text:p>
          </table:table-cell>
          <table:table-cell office:value-type="float" office:value="0.89531279178338" calcext:value-type="float">
            <text:p>0,89531279178338</text:p>
          </table:table-cell>
          <table:table-cell office:value-type="float" office:value="1.11059489931154" calcext:value-type="float">
            <text:p>1,11059489931154</text:p>
          </table:table-cell>
          <table:table-cell office:value-type="float" office:value="1.09112374986048" calcext:value-type="float">
            <text:p>1,09112374986048</text:p>
          </table:table-cell>
          <table:table-cell office:value-type="float" office:value="0.946604785292659" calcext:value-type="float">
            <text:p>0,946604785292659</text:p>
          </table:table-cell>
          <table:table-cell office:value-type="float" office:value="0.941943196318077" calcext:value-type="float">
            <text:p>0,941943196318077</text:p>
          </table:table-cell>
          <table:table-cell office:value-type="float" office:value="0.871493264836094" calcext:value-type="float">
            <text:p>0,871493264836094</text:p>
          </table:table-cell>
          <table:table-cell office:value-type="float" office:value="0.84958499912514" calcext:value-type="float">
            <text:p>0,84958499912514</text:p>
          </table:table-cell>
          <table:table-cell office:value-type="float" office:value="0.931368847862948" calcext:value-type="float">
            <text:p>0,931368847862948</text:p>
          </table:table-cell>
          <table:table-cell office:value-type="float" office:value="0.901763851732094" calcext:value-type="float">
            <text:p>0,901763851732094</text:p>
          </table:table-cell>
          <table:table-cell office:value-type="float" office:value="1.11184828079537" calcext:value-type="float">
            <text:p>1,11184828079537</text:p>
          </table:table-cell>
          <table:table-cell office:value-type="float" office:value="0.713798783280492" calcext:value-type="float">
            <text:p>0,713798783280492</text:p>
          </table:table-cell>
          <table:table-cell table:number-columns-repeated="2"/>
          <table:table-cell office:value-type="float" office:value="1.02020202020202" calcext:value-type="float">
            <text:p>1,02020202020202</text:p>
          </table:table-cell>
          <table:table-cell office:value-type="float" office:value="0.907506284582371" calcext:value-type="float">
            <text:p>0,907506284582371</text:p>
          </table:table-cell>
          <table:table-cell office:value-type="float" office:value="1.12791308413484" calcext:value-type="float">
            <text:p>1,12791308413484</text:p>
          </table:table-cell>
          <table:table-cell office:value-type="float" office:value="1.13356760490476" calcext:value-type="float">
            <text:p>1,13356760490476</text:p>
          </table:table-cell>
          <table:table-cell office:value-type="float" office:value="0.929091221610154" calcext:value-type="float">
            <text:p>0,929091221610154</text:p>
          </table:table-cell>
          <table:table-cell office:value-type="float" office:value="1.12816585135367" calcext:value-type="float">
            <text:p>1,12816585135367</text:p>
          </table:table-cell>
          <table:table-cell office:value-type="float" office:value="1.08845150729737" calcext:value-type="float">
            <text:p>1,08845150729737</text:p>
          </table:table-cell>
          <table:table-cell office:value-type="float" office:value="0.995225229527844" calcext:value-type="float">
            <text:p>0,995225229527844</text:p>
          </table:table-cell>
          <table:table-cell office:value-type="float" office:value="1.13312602739957" calcext:value-type="float">
            <text:p>1,13312602739957</text:p>
          </table:table-cell>
          <table:table-cell office:value-type="float" office:value="1.04559157940603" calcext:value-type="float">
            <text:p>1,04559157940603</text:p>
          </table:table-cell>
          <table:table-cell table:number-columns-repeated="2"/>
          <table:table-cell office:value-type="float" office:value="1.02516348039352" calcext:value-type="float">
            <text:p>1,02516348039352</text:p>
          </table:table-cell>
          <table:table-cell office:value-type="float" office:value="0.98830451097153" calcext:value-type="float">
            <text:p>0,98830451097153</text:p>
          </table:table-cell>
          <table:table-cell office:value-type="float" office:value="0.99954814963955" calcext:value-type="float">
            <text:p>0,99954814963955</text:p>
          </table:table-cell>
          <table:table-cell office:value-type="float" office:value="0.979706761004024" calcext:value-type="float">
            <text:p>0,979706761004024</text:p>
          </table:table-cell>
          <table:table-cell table:number-columns-repeated="17"/>
        </table:table-row>
        <table:table-row table:style-name="ro1">
          <table:table-cell office:value-type="float" office:value="0.970637160556751" calcext:value-type="float">
            <text:p>0,970637160556751</text:p>
          </table:table-cell>
          <table:table-cell office:value-type="float" office:value="1.01150078441344" calcext:value-type="float">
            <text:p>1,01150078441344</text:p>
          </table:table-cell>
          <table:table-cell office:value-type="float" office:value="1.02098983475677" calcext:value-type="float">
            <text:p>1,02098983475677</text:p>
          </table:table-cell>
          <table:table-cell office:value-type="float" office:value="0.991464360948517" calcext:value-type="float">
            <text:p>0,991464360948517</text:p>
          </table:table-cell>
          <table:table-cell office:value-type="float" office:value="0.950575017467938" calcext:value-type="float">
            <text:p>0,950575017467938</text:p>
          </table:table-cell>
          <table:table-cell office:value-type="float" office:value="0.923218306591729" calcext:value-type="float">
            <text:p>0,923218306591729</text:p>
          </table:table-cell>
          <table:table-cell office:value-type="float" office:value="0.937830570104385" calcext:value-type="float">
            <text:p>0,937830570104385</text:p>
          </table:table-cell>
          <table:table-cell office:value-type="float" office:value="0.832367759930803" calcext:value-type="float">
            <text:p>0,832367759930803</text:p>
          </table:table-cell>
          <table:table-cell office:value-type="float" office:value="0.964216025823859" calcext:value-type="float">
            <text:p>0,964216025823859</text:p>
          </table:table-cell>
          <table:table-cell office:value-type="float" office:value="1.03872920279858" calcext:value-type="float">
            <text:p>1,03872920279858</text:p>
          </table:table-cell>
          <table:table-cell office:value-type="float" office:value="1.05940308796909" calcext:value-type="float">
            <text:p>1,05940308796909</text:p>
          </table:table-cell>
          <table:table-cell office:value-type="float" office:value="1.13681068279392" calcext:value-type="float">
            <text:p>1,13681068279392</text:p>
          </table:table-cell>
          <table:table-cell office:value-type="float" office:value="0.976215481475312" calcext:value-type="float">
            <text:p>0,976215481475312</text:p>
          </table:table-cell>
          <table:table-cell office:value-type="float" office:value="1.21375404787186" calcext:value-type="float">
            <text:p>1,21375404787186</text:p>
          </table:table-cell>
          <table:table-cell office:value-type="float" office:value="0.890905623751396" calcext:value-type="float">
            <text:p>0,890905623751396</text:p>
          </table:table-cell>
          <table:table-cell office:value-type="float" office:value="1.13350229978167" calcext:value-type="float">
            <text:p>1,13350229978167</text:p>
          </table:table-cell>
          <table:table-cell office:value-type="float" office:value="0.843146703743853" calcext:value-type="float">
            <text:p>0,843146703743853</text:p>
          </table:table-cell>
          <table:table-cell office:value-type="float" office:value="1.08634104643765" calcext:value-type="float">
            <text:p>1,08634104643765</text:p>
          </table:table-cell>
          <table:table-cell office:value-type="float" office:value="1.09342273657884" calcext:value-type="float">
            <text:p>1,09342273657884</text:p>
          </table:table-cell>
          <table:table-cell office:value-type="float" office:value="1.06479430713506" calcext:value-type="float">
            <text:p>1,06479430713506</text:p>
          </table:table-cell>
          <table:table-cell office:value-type="float" office:value="0.868275691927892" calcext:value-type="float">
            <text:p>0,868275691927892</text:p>
          </table:table-cell>
          <table:table-cell office:value-type="float" office:value="0.919142726488047" calcext:value-type="float">
            <text:p>0,919142726488047</text:p>
          </table:table-cell>
          <table:table-cell office:value-type="float" office:value="1.00066179067906" calcext:value-type="float">
            <text:p>1,00066179067906</text:p>
          </table:table-cell>
          <table:table-cell office:value-type="float" office:value="0.911878990396949" calcext:value-type="float">
            <text:p>0,911878990396949</text:p>
          </table:table-cell>
          <table:table-cell table:style-name="ce8" office:value-type="float" office:value="0.989182507557514" calcext:value-type="float">
            <text:p>0,989182507557514</text:p>
          </table:table-cell>
          <table:table-cell table:style-name="ce6" office:value-type="float" office:value="0.90953530384867" calcext:value-type="float">
            <text:p>0,90953530384867</text:p>
          </table:table-cell>
          <table:table-cell office:value-type="float" office:value="0.908574742721559" calcext:value-type="float">
            <text:p>0,908574742721559</text:p>
          </table:table-cell>
          <table:table-cell office:value-type="float" office:value="0.849520764280896" calcext:value-type="float">
            <text:p>0,849520764280896</text:p>
          </table:table-cell>
          <table:table-cell/>
          <table:table-cell office:value-type="float" office:value="1.04051541949648" calcext:value-type="float">
            <text:p>1,04051541949648</text:p>
          </table:table-cell>
          <table:table-cell office:value-type="float" office:value="0.938070999510459" calcext:value-type="float">
            <text:p>0,938070999510459</text:p>
          </table:table-cell>
          <table:table-cell office:value-type="float" office:value="1.2009462187956" calcext:value-type="float">
            <text:p>1,2009462187956</text:p>
          </table:table-cell>
          <table:table-cell office:value-type="float" office:value="0.88918277187186" calcext:value-type="float">
            <text:p>0,88918277187186</text:p>
          </table:table-cell>
          <table:table-cell office:value-type="float" office:value="0.95863996105933" calcext:value-type="float">
            <text:p>0,95863996105933</text:p>
          </table:table-cell>
          <table:table-cell office:value-type="float" office:value="1.01040839568381" calcext:value-type="float">
            <text:p>1,01040839568381</text:p>
          </table:table-cell>
          <table:table-cell office:value-type="float" office:value="0.965838150833019" calcext:value-type="float">
            <text:p>0,965838150833019</text:p>
          </table:table-cell>
          <table:table-cell office:value-type="float" office:value="0.928033435364225" calcext:value-type="float">
            <text:p>0,928033435364225</text:p>
          </table:table-cell>
          <table:table-cell office:value-type="float" office:value="0.933000428137466" calcext:value-type="float">
            <text:p>0,933000428137466</text:p>
          </table:table-cell>
          <table:table-cell office:value-type="float" office:value="0.936979771635083" calcext:value-type="float">
            <text:p>0,936979771635083</text:p>
          </table:table-cell>
          <table:table-cell office:value-type="float" office:value="0.8162515546534" calcext:value-type="float">
            <text:p>0,8162515546534</text:p>
          </table:table-cell>
          <table:table-cell office:value-type="float" office:value="0.916017638800701" calcext:value-type="float">
            <text:p>0,916017638800701</text:p>
          </table:table-cell>
          <table:table-cell office:value-type="float" office:value="0.982149449979259" calcext:value-type="float">
            <text:p>0,982149449979259</text:p>
          </table:table-cell>
          <table:table-cell office:value-type="float" office:value="0.876994016027783" calcext:value-type="float">
            <text:p>0,876994016027783</text:p>
          </table:table-cell>
          <table:table-cell office:value-type="float" office:value="0.825694912803291" calcext:value-type="float">
            <text:p>0,825694912803291</text:p>
          </table:table-cell>
          <table:table-cell table:number-columns-repeated="2"/>
          <table:table-cell office:value-type="float" office:value="0.995184533218062" calcext:value-type="float">
            <text:p>0,995184533218062</text:p>
          </table:table-cell>
          <table:table-cell office:value-type="float" office:value="0.864155426615203" calcext:value-type="float">
            <text:p>0,864155426615203</text:p>
          </table:table-cell>
          <table:table-cell office:value-type="float" office:value="0.955714348227034" calcext:value-type="float">
            <text:p>0,955714348227034</text:p>
          </table:table-cell>
          <table:table-cell office:value-type="float" office:value="1.1874603746151" calcext:value-type="float">
            <text:p>1,1874603746151</text:p>
          </table:table-cell>
          <table:table-cell office:value-type="float" office:value="1.04659186153934" calcext:value-type="float">
            <text:p>1,04659186153934</text:p>
          </table:table-cell>
          <table:table-cell office:value-type="float" office:value="1.00365425688694" calcext:value-type="float">
            <text:p>1,00365425688694</text:p>
          </table:table-cell>
          <table:table-cell office:value-type="float" office:value="1.06367852744546" calcext:value-type="float">
            <text:p>1,06367852744546</text:p>
          </table:table-cell>
          <table:table-cell office:value-type="float" office:value="1.05124041378031" calcext:value-type="float">
            <text:p>1,05124041378031</text:p>
          </table:table-cell>
          <table:table-cell office:value-type="float" office:value="1.17341853220006" calcext:value-type="float">
            <text:p>1,17341853220006</text:p>
          </table:table-cell>
          <table:table-cell office:value-type="float" office:value="1.02063879259691" calcext:value-type="float">
            <text:p>1,02063879259691</text:p>
          </table:table-cell>
          <table:table-cell table:number-columns-repeated="2"/>
          <table:table-cell office:value-type="float" office:value="1.06898725920772" calcext:value-type="float">
            <text:p>1,06898725920772</text:p>
          </table:table-cell>
          <table:table-cell office:value-type="float" office:value="0.968221601909767" calcext:value-type="float">
            <text:p>0,968221601909767</text:p>
          </table:table-cell>
          <table:table-cell office:value-type="float" office:value="1.03624980119222" calcext:value-type="float">
            <text:p>1,03624980119222</text:p>
          </table:table-cell>
          <table:table-cell office:value-type="float" office:value="0.949925801842144" calcext:value-type="float">
            <text:p>0,949925801842144</text:p>
          </table:table-cell>
          <table:table-cell table:number-columns-repeated="17"/>
        </table:table-row>
        <table:table-row table:style-name="ro1">
          <table:table-cell office:value-type="float" office:value="0.918945289880249" calcext:value-type="float">
            <text:p>0,918945289880249</text:p>
          </table:table-cell>
          <table:table-cell office:value-type="float" office:value="0.960495265760008" calcext:value-type="float">
            <text:p>0,960495265760008</text:p>
          </table:table-cell>
          <table:table-cell office:value-type="float" office:value="0.91979616987441" calcext:value-type="float">
            <text:p>0,91979616987441</text:p>
          </table:table-cell>
          <table:table-cell office:value-type="float" office:value="1.04889998273237" calcext:value-type="float">
            <text:p>1,04889998273237</text:p>
          </table:table-cell>
          <table:table-cell office:value-type="float" office:value="1.14500754384587" calcext:value-type="float">
            <text:p>1,14500754384587</text:p>
          </table:table-cell>
          <table:table-cell office:value-type="float" office:value="0.957294957450456" calcext:value-type="float">
            <text:p>0,957294957450456</text:p>
          </table:table-cell>
          <table:table-cell office:value-type="float" office:value="0.920438215898813" calcext:value-type="float">
            <text:p>0,920438215898813</text:p>
          </table:table-cell>
          <table:table-cell office:value-type="float" office:value="0.81165144007089" calcext:value-type="float">
            <text:p>0,81165144007089</text:p>
          </table:table-cell>
          <table:table-cell office:value-type="float" office:value="0.998580265935168" calcext:value-type="float">
            <text:p>0,998580265935168</text:p>
          </table:table-cell>
          <table:table-cell office:value-type="float" office:value="1.03056477032391" calcext:value-type="float">
            <text:p>1,03056477032391</text:p>
          </table:table-cell>
          <table:table-cell office:value-type="float" office:value="1.14595049881359" calcext:value-type="float">
            <text:p>1,14595049881359</text:p>
          </table:table-cell>
          <table:table-cell office:value-type="float" office:value="1.08400724601419" calcext:value-type="float">
            <text:p>1,08400724601419</text:p>
          </table:table-cell>
          <table:table-cell office:value-type="float" office:value="1.02934813458438" calcext:value-type="float">
            <text:p>1,02934813458438</text:p>
          </table:table-cell>
          <table:table-cell office:value-type="float" office:value="1.13214957264957" calcext:value-type="float">
            <text:p>1,13214957264957</text:p>
          </table:table-cell>
          <table:table-cell office:value-type="float" office:value="0.913910591995416" calcext:value-type="float">
            <text:p>0,913910591995416</text:p>
          </table:table-cell>
          <table:table-cell office:value-type="float" office:value="0.982088477208841" calcext:value-type="float">
            <text:p>0,982088477208841</text:p>
          </table:table-cell>
          <table:table-cell office:value-type="float" office:value="0.834134775898378" calcext:value-type="float">
            <text:p>0,834134775898378</text:p>
          </table:table-cell>
          <table:table-cell office:value-type="float" office:value="0.977440188212944" calcext:value-type="float">
            <text:p>0,977440188212944</text:p>
          </table:table-cell>
          <table:table-cell office:value-type="float" office:value="1.0150846645288" calcext:value-type="float">
            <text:p>1,0150846645288</text:p>
          </table:table-cell>
          <table:table-cell office:value-type="float" office:value="1.04197412099277" calcext:value-type="float">
            <text:p>1,04197412099277</text:p>
          </table:table-cell>
          <table:table-cell office:value-type="float" office:value="0.910448716903194" calcext:value-type="float">
            <text:p>0,910448716903194</text:p>
          </table:table-cell>
          <table:table-cell office:value-type="float" office:value="0.913414639301642" calcext:value-type="float">
            <text:p>0,913414639301642</text:p>
          </table:table-cell>
          <table:table-cell office:value-type="float" office:value="1.01775901463031" calcext:value-type="float">
            <text:p>1,01775901463031</text:p>
          </table:table-cell>
          <table:table-cell office:value-type="float" office:value="0.940032275601836" calcext:value-type="float">
            <text:p>0,940032275601836</text:p>
          </table:table-cell>
          <table:table-cell table:style-name="ce6" office:value-type="float" office:value="1.03570329510142" calcext:value-type="float">
            <text:p>1,03570329510142</text:p>
          </table:table-cell>
          <table:table-cell table:style-name="ce6" office:value-type="float" office:value="0.990256165895001" calcext:value-type="float">
            <text:p>0,990256165895001</text:p>
          </table:table-cell>
          <table:table-cell office:value-type="float" office:value="0.940561330612322" calcext:value-type="float">
            <text:p>0,940561330612322</text:p>
          </table:table-cell>
          <table:table-cell office:value-type="float" office:value="0.867413876631793" calcext:value-type="float">
            <text:p>0,867413876631793</text:p>
          </table:table-cell>
          <table:table-cell office:value-type="float" office:value="1.07560819088734" calcext:value-type="float">
            <text:p>1,07560819088734</text:p>
          </table:table-cell>
          <table:table-cell office:value-type="float" office:value="1.04501286162702" calcext:value-type="float">
            <text:p>1,04501286162702</text:p>
          </table:table-cell>
          <table:table-cell office:value-type="float" office:value="0.997842492260061" calcext:value-type="float">
            <text:p>0,997842492260061</text:p>
          </table:table-cell>
          <table:table-cell office:value-type="float" office:value="1.03376016454854" calcext:value-type="float">
            <text:p>1,03376016454854</text:p>
          </table:table-cell>
          <table:table-cell office:value-type="float" office:value="0.871117521030166" calcext:value-type="float">
            <text:p>0,871117521030166</text:p>
          </table:table-cell>
          <table:table-cell office:value-type="float" office:value="0.941987120207887" calcext:value-type="float">
            <text:p>0,941987120207887</text:p>
          </table:table-cell>
          <table:table-cell office:value-type="float" office:value="1.12305029696734" calcext:value-type="float">
            <text:p>1,12305029696734</text:p>
          </table:table-cell>
          <table:table-cell office:value-type="float" office:value="1.02728453782028" calcext:value-type="float">
            <text:p>1,02728453782028</text:p>
          </table:table-cell>
          <table:table-cell office:value-type="float" office:value="0.967497587930883" calcext:value-type="float">
            <text:p>0,967497587930883</text:p>
          </table:table-cell>
          <table:table-cell office:value-type="float" office:value="0.934812557401686" calcext:value-type="float">
            <text:p>0,934812557401686</text:p>
          </table:table-cell>
          <table:table-cell office:value-type="float" office:value="0.826228611410281" calcext:value-type="float">
            <text:p>0,826228611410281</text:p>
          </table:table-cell>
          <table:table-cell office:value-type="float" office:value="0.768338915954293" calcext:value-type="float">
            <text:p>0,768338915954293</text:p>
          </table:table-cell>
          <table:table-cell office:value-type="float" office:value="0.820652987016366" calcext:value-type="float">
            <text:p>0,820652987016366</text:p>
          </table:table-cell>
          <table:table-cell office:value-type="float" office:value="0.930047719401791" calcext:value-type="float">
            <text:p>0,930047719401791</text:p>
          </table:table-cell>
          <table:table-cell office:value-type="float" office:value="0.798061227414658" calcext:value-type="float">
            <text:p>0,798061227414658</text:p>
          </table:table-cell>
          <table:table-cell office:value-type="float" office:value="0.812500039619086" calcext:value-type="float">
            <text:p>0,812500039619086</text:p>
          </table:table-cell>
          <table:table-cell table:number-columns-repeated="2"/>
          <table:table-cell office:value-type="float" office:value="0.990186576454216" calcext:value-type="float">
            <text:p>0,990186576454216</text:p>
          </table:table-cell>
          <table:table-cell office:value-type="float" office:value="0.818125413942906" calcext:value-type="float">
            <text:p>0,818125413942906</text:p>
          </table:table-cell>
          <table:table-cell office:value-type="float" office:value="0.969039618618283" calcext:value-type="float">
            <text:p>0,969039618618283</text:p>
          </table:table-cell>
          <table:table-cell office:value-type="float" office:value="0.972600365078592" calcext:value-type="float">
            <text:p>0,972600365078592</text:p>
          </table:table-cell>
          <table:table-cell office:value-type="float" office:value="1.01443674345696" calcext:value-type="float">
            <text:p>1,01443674345696</text:p>
          </table:table-cell>
          <table:table-cell office:value-type="float" office:value="1.01393377100483" calcext:value-type="float">
            <text:p>1,01393377100483</text:p>
          </table:table-cell>
          <table:table-cell office:value-type="float" office:value="1.10556140675824" calcext:value-type="float">
            <text:p>1,10556140675824</text:p>
          </table:table-cell>
          <table:table-cell office:value-type="float" office:value="1.01640730183439" calcext:value-type="float">
            <text:p>1,01640730183439</text:p>
          </table:table-cell>
          <table:table-cell office:value-type="float" office:value="1.2907546913649" calcext:value-type="float">
            <text:p>1,2907546913649</text:p>
          </table:table-cell>
          <table:table-cell office:value-type="float" office:value="1.19281534741774" calcext:value-type="float">
            <text:p>1,19281534741774</text:p>
          </table:table-cell>
          <table:table-cell table:number-columns-repeated="2"/>
          <table:table-cell office:value-type="float" office:value="1.11282676357879" calcext:value-type="float">
            <text:p>1,11282676357879</text:p>
          </table:table-cell>
          <table:table-cell office:value-type="float" office:value="0.972188382042097" calcext:value-type="float">
            <text:p>0,972188382042097</text:p>
          </table:table-cell>
          <table:table-cell office:value-type="float" office:value="0.961143876075143" calcext:value-type="float">
            <text:p>0,961143876075143</text:p>
          </table:table-cell>
          <table:table-cell office:value-type="float" office:value="1.02749193989157" calcext:value-type="float">
            <text:p>1,02749193989157</text:p>
          </table:table-cell>
          <table:table-cell table:number-columns-repeated="17"/>
        </table:table-row>
        <table:table-row table:style-name="ro1">
          <table:table-cell office:value-type="float" office:value="0.824883218424752" calcext:value-type="float">
            <text:p>0,824883218424752</text:p>
          </table:table-cell>
          <table:table-cell office:value-type="float" office:value="0.982932084876154" calcext:value-type="float">
            <text:p>0,982932084876154</text:p>
          </table:table-cell>
          <table:table-cell office:value-type="float" office:value="0.923275971093044" calcext:value-type="float">
            <text:p>0,923275971093044</text:p>
          </table:table-cell>
          <table:table-cell office:value-type="float" office:value="1.04800626747902" calcext:value-type="float">
            <text:p>1,04800626747902</text:p>
          </table:table-cell>
          <table:table-cell office:value-type="float" office:value="1.08584228184318" calcext:value-type="float">
            <text:p>1,08584228184318</text:p>
          </table:table-cell>
          <table:table-cell office:value-type="float" office:value="1.05409783414793" calcext:value-type="float">
            <text:p>1,05409783414793</text:p>
          </table:table-cell>
          <table:table-cell office:value-type="float" office:value="0.913233844928157" calcext:value-type="float">
            <text:p>0,913233844928157</text:p>
          </table:table-cell>
          <table:table-cell office:value-type="float" office:value="0.857366853649313" calcext:value-type="float">
            <text:p>0,857366853649313</text:p>
          </table:table-cell>
          <table:table-cell office:value-type="float" office:value="1.03803004083562" calcext:value-type="float">
            <text:p>1,03803004083562</text:p>
          </table:table-cell>
          <table:table-cell office:value-type="float" office:value="0.979391187763732" calcext:value-type="float">
            <text:p>0,979391187763732</text:p>
          </table:table-cell>
          <table:table-cell office:value-type="float" office:value="1.07874301087802" calcext:value-type="float">
            <text:p>1,07874301087802</text:p>
          </table:table-cell>
          <table:table-cell office:value-type="float" office:value="1.06355003843892" calcext:value-type="float">
            <text:p>1,06355003843892</text:p>
          </table:table-cell>
          <table:table-cell office:value-type="float" office:value="1.1053263430959" calcext:value-type="float">
            <text:p>1,1053263430959</text:p>
          </table:table-cell>
          <table:table-cell office:value-type="float" office:value="1.28158303454884" calcext:value-type="float">
            <text:p>1,28158303454884</text:p>
          </table:table-cell>
          <table:table-cell office:value-type="float" office:value="0.925658473360181" calcext:value-type="float">
            <text:p>0,925658473360181</text:p>
          </table:table-cell>
          <table:table-cell office:value-type="float" office:value="1.03306847648947" calcext:value-type="float">
            <text:p>1,03306847648947</text:p>
          </table:table-cell>
          <table:table-cell office:value-type="float" office:value="0.84632670067356" calcext:value-type="float">
            <text:p>0,84632670067356</text:p>
          </table:table-cell>
          <table:table-cell office:value-type="float" office:value="0.987603132812545" calcext:value-type="float">
            <text:p>0,987603132812545</text:p>
          </table:table-cell>
          <table:table-cell office:value-type="float" office:value="0.979461554171772" calcext:value-type="float">
            <text:p>0,979461554171772</text:p>
          </table:table-cell>
          <table:table-cell office:value-type="float" office:value="1.02453896895132" calcext:value-type="float">
            <text:p>1,02453896895132</text:p>
          </table:table-cell>
          <table:table-cell office:value-type="float" office:value="0.911324537934309" calcext:value-type="float">
            <text:p>0,911324537934309</text:p>
          </table:table-cell>
          <table:table-cell office:value-type="float" office:value="0.928129465748934" calcext:value-type="float">
            <text:p>0,928129465748934</text:p>
          </table:table-cell>
          <table:table-cell office:value-type="float" office:value="1.070578685766" calcext:value-type="float">
            <text:p>1,070578685766</text:p>
          </table:table-cell>
          <table:table-cell office:value-type="float" office:value="1.00366568820692" calcext:value-type="float">
            <text:p>1,00366568820692</text:p>
          </table:table-cell>
          <table:table-cell table:style-name="ce6" office:value-type="float" office:value="1.03715726236515" calcext:value-type="float">
            <text:p>1,03715726236515</text:p>
          </table:table-cell>
          <table:table-cell table:style-name="ce6" office:value-type="float" office:value="0.962447483409773" calcext:value-type="float">
            <text:p>0,962447483409773</text:p>
          </table:table-cell>
          <table:table-cell office:value-type="float" office:value="0.932353790474812" calcext:value-type="float">
            <text:p>0,932353790474812</text:p>
          </table:table-cell>
          <table:table-cell office:value-type="float" office:value="0.692167871818505" calcext:value-type="float">
            <text:p>0,692167871818505</text:p>
          </table:table-cell>
          <table:table-cell office:value-type="float" office:value="1.07594816585761" calcext:value-type="float">
            <text:p>1,07594816585761</text:p>
          </table:table-cell>
          <table:table-cell office:value-type="float" office:value="0.979944903981254" calcext:value-type="float">
            <text:p>0,979944903981254</text:p>
          </table:table-cell>
          <table:table-cell office:value-type="float" office:value="1.07343433166871" calcext:value-type="float">
            <text:p>1,07343433166871</text:p>
          </table:table-cell>
          <table:table-cell office:value-type="float" office:value="1.2480970075771" calcext:value-type="float">
            <text:p>1,2480970075771</text:p>
          </table:table-cell>
          <table:table-cell office:value-type="float" office:value="0.906780804037591" calcext:value-type="float">
            <text:p>0,906780804037591</text:p>
          </table:table-cell>
          <table:table-cell office:value-type="float" office:value="0.97892547033285" calcext:value-type="float">
            <text:p>0,97892547033285</text:p>
          </table:table-cell>
          <table:table-cell office:value-type="float" office:value="1.04879911774322" calcext:value-type="float">
            <text:p>1,04879911774322</text:p>
          </table:table-cell>
          <table:table-cell office:value-type="float" office:value="0.994231440708191" calcext:value-type="float">
            <text:p>0,994231440708191</text:p>
          </table:table-cell>
          <table:table-cell office:value-type="float" office:value="0.902017336262964" calcext:value-type="float">
            <text:p>0,902017336262964</text:p>
          </table:table-cell>
          <table:table-cell office:value-type="float" office:value="0.886004356479397" calcext:value-type="float">
            <text:p>0,886004356479397</text:p>
          </table:table-cell>
          <table:table-cell office:value-type="float" office:value="0.637773075272584" calcext:value-type="float">
            <text:p>0,637773075272584</text:p>
          </table:table-cell>
          <table:table-cell office:value-type="float" office:value="0.821249629896053" calcext:value-type="float">
            <text:p>0,821249629896053</text:p>
          </table:table-cell>
          <table:table-cell office:value-type="float" office:value="0.818865976054474" calcext:value-type="float">
            <text:p>0,818865976054474</text:p>
          </table:table-cell>
          <table:table-cell office:value-type="float" office:value="0.926604972960152" calcext:value-type="float">
            <text:p>0,926604972960152</text:p>
          </table:table-cell>
          <table:table-cell office:value-type="float" office:value="0.900064833488667" calcext:value-type="float">
            <text:p>0,900064833488667</text:p>
          </table:table-cell>
          <table:table-cell office:value-type="float" office:value="0.731765539408231" calcext:value-type="float">
            <text:p>0,731765539408231</text:p>
          </table:table-cell>
          <table:table-cell table:number-columns-repeated="2"/>
          <table:table-cell office:value-type="float" office:value="1.04714095471515" calcext:value-type="float">
            <text:p>1,04714095471515</text:p>
          </table:table-cell>
          <table:table-cell office:value-type="float" office:value="0.866339953307552" calcext:value-type="float">
            <text:p>0,866339953307552</text:p>
          </table:table-cell>
          <table:table-cell office:value-type="float" office:value="1.01856133315082" calcext:value-type="float">
            <text:p>1,01856133315082</text:p>
          </table:table-cell>
          <table:table-cell office:value-type="float" office:value="1.11002969739855" calcext:value-type="float">
            <text:p>1,11002969739855</text:p>
          </table:table-cell>
          <table:table-cell office:value-type="float" office:value="1.10640945169061" calcext:value-type="float">
            <text:p>1,10640945169061</text:p>
          </table:table-cell>
          <table:table-cell office:value-type="float" office:value="1.02122724637681" calcext:value-type="float">
            <text:p>1,02122724637681</text:p>
          </table:table-cell>
          <table:table-cell office:value-type="float" office:value="1.1072796080505" calcext:value-type="float">
            <text:p>1,1072796080505</text:p>
          </table:table-cell>
          <table:table-cell office:value-type="float" office:value="1.04075216105442" calcext:value-type="float">
            <text:p>1,04075216105442</text:p>
          </table:table-cell>
          <table:table-cell office:value-type="float" office:value="1.25816813918036" calcext:value-type="float">
            <text:p>1,25816813918036</text:p>
          </table:table-cell>
          <table:table-cell office:value-type="float" office:value="1.23057277804101" calcext:value-type="float">
            <text:p>1,23057277804101</text:p>
          </table:table-cell>
          <table:table-cell table:number-columns-repeated="2"/>
          <table:table-cell office:value-type="float" office:value="0.956346104078155" calcext:value-type="float">
            <text:p>0,956346104078155</text:p>
          </table:table-cell>
          <table:table-cell office:value-type="float" office:value="1.12812411454374" calcext:value-type="float">
            <text:p>1,12812411454374</text:p>
          </table:table-cell>
          <table:table-cell office:value-type="float" office:value="0.958755910908052" calcext:value-type="float">
            <text:p>0,958755910908052</text:p>
          </table:table-cell>
          <table:table-cell office:value-type="float" office:value="0.964866333657092" calcext:value-type="float">
            <text:p>0,964866333657092</text:p>
          </table:table-cell>
          <table:table-cell table:number-columns-repeated="17"/>
        </table:table-row>
        <table:table-row table:style-name="ro1">
          <table:table-cell office:value-type="float" office:value="0.906812980221604" calcext:value-type="float">
            <text:p>0,906812980221604</text:p>
          </table:table-cell>
          <table:table-cell office:value-type="float" office:value="0.977905144464815" calcext:value-type="float">
            <text:p>0,977905144464815</text:p>
          </table:table-cell>
          <table:table-cell office:value-type="float" office:value="0.932967141264792" calcext:value-type="float">
            <text:p>0,932967141264792</text:p>
          </table:table-cell>
          <table:table-cell office:value-type="float" office:value="0.959252539861045" calcext:value-type="float">
            <text:p>0,959252539861045</text:p>
          </table:table-cell>
          <table:table-cell office:value-type="float" office:value="1.03364589949997" calcext:value-type="float">
            <text:p>1,03364589949997</text:p>
          </table:table-cell>
          <table:table-cell office:value-type="float" office:value="1.02309722275085" calcext:value-type="float">
            <text:p>1,02309722275085</text:p>
          </table:table-cell>
          <table:table-cell office:value-type="float" office:value="0.770391513182265" calcext:value-type="float">
            <text:p>0,770391513182265</text:p>
          </table:table-cell>
          <table:table-cell office:value-type="float" office:value="0.889001807984349" calcext:value-type="float">
            <text:p>0,889001807984349</text:p>
          </table:table-cell>
          <table:table-cell office:value-type="float" office:value="1.06429148121876" calcext:value-type="float">
            <text:p>1,06429148121876</text:p>
          </table:table-cell>
          <table:table-cell office:value-type="float" office:value="1.08282731709113" calcext:value-type="float">
            <text:p>1,08282731709113</text:p>
          </table:table-cell>
          <table:table-cell office:value-type="float" office:value="0.988825118777319" calcext:value-type="float">
            <text:p>0,988825118777319</text:p>
          </table:table-cell>
          <table:table-cell office:value-type="float" office:value="0.992290397440572" calcext:value-type="float">
            <text:p>0,992290397440572</text:p>
          </table:table-cell>
          <table:table-cell office:value-type="float" office:value="1.07836288106897" calcext:value-type="float">
            <text:p>1,07836288106897</text:p>
          </table:table-cell>
          <table:table-cell office:value-type="float" office:value="1.06171828972657" calcext:value-type="float">
            <text:p>1,06171828972657</text:p>
          </table:table-cell>
          <table:table-cell office:value-type="float" office:value="0.995995893836577" calcext:value-type="float">
            <text:p>0,995995893836577</text:p>
          </table:table-cell>
          <table:table-cell office:value-type="float" office:value="1.04722045173883" calcext:value-type="float">
            <text:p>1,04722045173883</text:p>
          </table:table-cell>
          <table:table-cell office:value-type="float" office:value="0.886634554637913" calcext:value-type="float">
            <text:p>0,886634554637913</text:p>
          </table:table-cell>
          <table:table-cell office:value-type="float" office:value="0.972037370247577" calcext:value-type="float">
            <text:p>0,972037370247577</text:p>
          </table:table-cell>
          <table:table-cell office:value-type="float" office:value="1.0404224551441" calcext:value-type="float">
            <text:p>1,0404224551441</text:p>
          </table:table-cell>
          <table:table-cell office:value-type="float" office:value="1.02273681635877" calcext:value-type="float">
            <text:p>1,02273681635877</text:p>
          </table:table-cell>
          <table:table-cell office:value-type="float" office:value="1.00796383711377" calcext:value-type="float">
            <text:p>1,00796383711377</text:p>
          </table:table-cell>
          <table:table-cell office:value-type="float" office:value="0.931254548675617" calcext:value-type="float">
            <text:p>0,931254548675617</text:p>
          </table:table-cell>
          <table:table-cell office:value-type="float" office:value="0.910388637428807" calcext:value-type="float">
            <text:p>0,910388637428807</text:p>
          </table:table-cell>
          <table:table-cell office:value-type="float" office:value="0.96367441474882" calcext:value-type="float">
            <text:p>0,96367441474882</text:p>
          </table:table-cell>
          <table:table-cell table:style-name="ce6" office:value-type="float" office:value="1.00734268562495" calcext:value-type="float">
            <text:p>1,00734268562495</text:p>
          </table:table-cell>
          <table:table-cell table:style-name="ce6" office:value-type="float" office:value="0.992958946606939" calcext:value-type="float">
            <text:p>0,992958946606939</text:p>
          </table:table-cell>
          <table:table-cell office:value-type="float" office:value="0.873153906454141" calcext:value-type="float">
            <text:p>0,873153906454141</text:p>
          </table:table-cell>
          <table:table-cell office:value-type="float" office:value="0.682149598742974" calcext:value-type="float">
            <text:p>0,682149598742974</text:p>
          </table:table-cell>
          <table:table-cell office:value-type="float" office:value="0.981136164275699" calcext:value-type="float">
            <text:p>0,981136164275699</text:p>
          </table:table-cell>
          <table:table-cell office:value-type="float" office:value="0.986199104004046" calcext:value-type="float">
            <text:p>0,986199104004046</text:p>
          </table:table-cell>
          <table:table-cell office:value-type="float" office:value="0.836981552304653" calcext:value-type="float">
            <text:p>0,836981552304653</text:p>
          </table:table-cell>
          <table:table-cell office:value-type="float" office:value="1.07952899283573" calcext:value-type="float">
            <text:p>1,07952899283573</text:p>
          </table:table-cell>
          <table:table-cell office:value-type="float" office:value="0.815960113412883" calcext:value-type="float">
            <text:p>0,815960113412883</text:p>
          </table:table-cell>
          <table:table-cell office:value-type="float" office:value="0.919514792499461" calcext:value-type="float">
            <text:p>0,919514792499461</text:p>
          </table:table-cell>
          <table:table-cell office:value-type="float" office:value="1.0710241987967" calcext:value-type="float">
            <text:p>1,0710241987967</text:p>
          </table:table-cell>
          <table:table-cell office:value-type="float" office:value="1.08651064074004" calcext:value-type="float">
            <text:p>1,08651064074004</text:p>
          </table:table-cell>
          <table:table-cell office:value-type="float" office:value="1.0229073104404" calcext:value-type="float">
            <text:p>1,0229073104404</text:p>
          </table:table-cell>
          <table:table-cell office:value-type="float" office:value="0.809541464385825" calcext:value-type="float">
            <text:p>0,809541464385825</text:p>
          </table:table-cell>
          <table:table-cell office:value-type="float" office:value="0.665201662068645" calcext:value-type="float">
            <text:p>0,665201662068645</text:p>
          </table:table-cell>
          <table:table-cell office:value-type="float" office:value="0.777769764456432" calcext:value-type="float">
            <text:p>0,777769764456432</text:p>
          </table:table-cell>
          <table:table-cell office:value-type="float" office:value="0.866245369913234" calcext:value-type="float">
            <text:p>0,866245369913234</text:p>
          </table:table-cell>
          <table:table-cell office:value-type="float" office:value="0.923570661028824" calcext:value-type="float">
            <text:p>0,923570661028824</text:p>
          </table:table-cell>
          <table:table-cell office:value-type="float" office:value="1.01867782461303" calcext:value-type="float">
            <text:p>1,01867782461303</text:p>
          </table:table-cell>
          <table:table-cell office:value-type="float" office:value="1.47562591719021" calcext:value-type="float">
            <text:p>1,47562591719021</text:p>
          </table:table-cell>
          <table:table-cell office:value-type="float" office:value="1.02074065938089" calcext:value-type="float">
            <text:p>1,02074065938089</text:p>
          </table:table-cell>
          <table:table-cell office:value-type="float" office:value="1.09472658438075" calcext:value-type="float">
            <text:p>1,09472658438075</text:p>
          </table:table-cell>
          <table:table-cell office:value-type="float" office:value="1.02825799365488" calcext:value-type="float">
            <text:p>1,02825799365488</text:p>
          </table:table-cell>
          <table:table-cell office:value-type="float" office:value="0.835210884817562" calcext:value-type="float">
            <text:p>0,835210884817562</text:p>
          </table:table-cell>
          <table:table-cell office:value-type="float" office:value="1.01602032029843" calcext:value-type="float">
            <text:p>1,01602032029843</text:p>
          </table:table-cell>
          <table:table-cell office:value-type="float" office:value="1.09793557677286" calcext:value-type="float">
            <text:p>1,09793557677286</text:p>
          </table:table-cell>
          <table:table-cell table:style-name="ce7" office:value-type="float" office:value="1.0077765867362" calcext:value-type="float">
            <text:p>1,0077765867362</text:p>
          </table:table-cell>
          <table:table-cell office:value-type="float" office:value="1.04276733017352" calcext:value-type="float">
            <text:p>1,04276733017352</text:p>
          </table:table-cell>
          <table:table-cell office:value-type="float" office:value="1.11219174633044" calcext:value-type="float">
            <text:p>1,11219174633044</text:p>
          </table:table-cell>
          <table:table-cell office:value-type="float" office:value="1.02333102477296" calcext:value-type="float">
            <text:p>1,02333102477296</text:p>
          </table:table-cell>
          <table:table-cell office:value-type="float" office:value="1.27032592715994" calcext:value-type="float">
            <text:p>1,27032592715994</text:p>
          </table:table-cell>
          <table:table-cell office:value-type="float" office:value="1.29675565747927" calcext:value-type="float">
            <text:p>1,29675565747927</text:p>
          </table:table-cell>
          <table:table-cell table:number-columns-repeated="2"/>
          <table:table-cell office:value-type="float" office:value="0.92050248629196" calcext:value-type="float">
            <text:p>0,92050248629196</text:p>
          </table:table-cell>
          <table:table-cell office:value-type="float" office:value="1.01874209829472" calcext:value-type="float">
            <text:p>1,01874209829472</text:p>
          </table:table-cell>
          <table:table-cell office:value-type="float" office:value="0.948514929539326" calcext:value-type="float">
            <text:p>0,948514929539326</text:p>
          </table:table-cell>
          <table:table-cell office:value-type="float" office:value="0.917047478493866" calcext:value-type="float">
            <text:p>0,917047478493866</text:p>
          </table:table-cell>
          <table:table-cell table:number-columns-repeated="17"/>
        </table:table-row>
        <table:table-row table:style-name="ro1">
          <table:table-cell office:value-type="float" office:value="0.863235372801501" calcext:value-type="float">
            <text:p>0,863235372801501</text:p>
          </table:table-cell>
          <table:table-cell office:value-type="float" office:value="0.995393201742117" calcext:value-type="float">
            <text:p>0,995393201742117</text:p>
          </table:table-cell>
          <table:table-cell office:value-type="float" office:value="1.06022812083246" calcext:value-type="float">
            <text:p>1,06022812083246</text:p>
          </table:table-cell>
          <table:table-cell office:value-type="float" office:value="1.0206038489912" calcext:value-type="float">
            <text:p>1,0206038489912</text:p>
          </table:table-cell>
          <table:table-cell office:value-type="float" office:value="1.12005207953057" calcext:value-type="float">
            <text:p>1,12005207953057</text:p>
          </table:table-cell>
          <table:table-cell office:value-type="float" office:value="0.978699839269554" calcext:value-type="float">
            <text:p>0,978699839269554</text:p>
          </table:table-cell>
          <table:table-cell office:value-type="float" office:value="0.98094624799347" calcext:value-type="float">
            <text:p>0,98094624799347</text:p>
          </table:table-cell>
          <table:table-cell office:value-type="float" office:value="0.89353998875154" calcext:value-type="float">
            <text:p>0,89353998875154</text:p>
          </table:table-cell>
          <table:table-cell office:value-type="float" office:value="0.94118976595692" calcext:value-type="float">
            <text:p>0,94118976595692</text:p>
          </table:table-cell>
          <table:table-cell office:value-type="float" office:value="1.09164248155549" calcext:value-type="float">
            <text:p>1,09164248155549</text:p>
          </table:table-cell>
          <table:table-cell office:value-type="float" office:value="0.912065326778948" calcext:value-type="float">
            <text:p>0,912065326778948</text:p>
          </table:table-cell>
          <table:table-cell office:value-type="float" office:value="0.977717588360165" calcext:value-type="float">
            <text:p>0,977717588360165</text:p>
          </table:table-cell>
          <table:table-cell office:value-type="float" office:value="1.18881178739615" calcext:value-type="float">
            <text:p>1,18881178739615</text:p>
          </table:table-cell>
          <table:table-cell office:value-type="float" office:value="1.06840186326552" calcext:value-type="float">
            <text:p>1,06840186326552</text:p>
          </table:table-cell>
          <table:table-cell office:value-type="float" office:value="0.944522381151978" calcext:value-type="float">
            <text:p>0,944522381151978</text:p>
          </table:table-cell>
          <table:table-cell office:value-type="float" office:value="0.956364990484492" calcext:value-type="float">
            <text:p>0,956364990484492</text:p>
          </table:table-cell>
          <table:table-cell office:value-type="float" office:value="0.868285343159936" calcext:value-type="float">
            <text:p>0,868285343159936</text:p>
          </table:table-cell>
          <table:table-cell office:value-type="float" office:value="0.946361382463819" calcext:value-type="float">
            <text:p>0,946361382463819</text:p>
          </table:table-cell>
          <table:table-cell office:value-type="float" office:value="0.923752216702088" calcext:value-type="float">
            <text:p>0,923752216702088</text:p>
          </table:table-cell>
          <table:table-cell office:value-type="float" office:value="1.04308483687996" calcext:value-type="float">
            <text:p>1,04308483687996</text:p>
          </table:table-cell>
          <table:table-cell office:value-type="float" office:value="1.01383646929779" calcext:value-type="float">
            <text:p>1,01383646929779</text:p>
          </table:table-cell>
          <table:table-cell office:value-type="float" office:value="0.967104673654339" calcext:value-type="float">
            <text:p>0,967104673654339</text:p>
          </table:table-cell>
          <table:table-cell office:value-type="float" office:value="1.05494067357174" calcext:value-type="float">
            <text:p>1,05494067357174</text:p>
          </table:table-cell>
          <table:table-cell office:value-type="float" office:value="0.93705113468952" calcext:value-type="float">
            <text:p>0,93705113468952</text:p>
          </table:table-cell>
          <table:table-cell table:style-name="ce6" office:value-type="float" office:value="1.01810279779567" calcext:value-type="float">
            <text:p>1,01810279779567</text:p>
          </table:table-cell>
          <table:table-cell table:style-name="ce6" office:value-type="float" office:value="0.98135026575769" calcext:value-type="float">
            <text:p>0,98135026575769</text:p>
          </table:table-cell>
          <table:table-cell office:value-type="float" office:value="0.895700103948069" calcext:value-type="float">
            <text:p>0,895700103948069</text:p>
          </table:table-cell>
          <table:table-cell office:value-type="float" office:value="0.762085872910506" calcext:value-type="float">
            <text:p>0,762085872910506</text:p>
          </table:table-cell>
          <table:table-cell office:value-type="float" office:value="0.992875495490007" calcext:value-type="float">
            <text:p>0,992875495490007</text:p>
          </table:table-cell>
          <table:table-cell office:value-type="float" office:value="0.956974536443983" calcext:value-type="float">
            <text:p>0,956974536443983</text:p>
          </table:table-cell>
          <table:table-cell office:value-type="float" office:value="1.15864888945726" calcext:value-type="float">
            <text:p>1,15864888945726</text:p>
          </table:table-cell>
          <table:table-cell office:value-type="float" office:value="1.06140350877192" calcext:value-type="float">
            <text:p>1,06140350877192</text:p>
          </table:table-cell>
          <table:table-cell office:value-type="float" office:value="1.00625698324022" calcext:value-type="float">
            <text:p>1,00625698324022</text:p>
          </table:table-cell>
          <table:table-cell office:value-type="float" office:value="0.811564330977297" calcext:value-type="float">
            <text:p>0,811564330977297</text:p>
          </table:table-cell>
          <table:table-cell office:value-type="float" office:value="1.06432413743556" calcext:value-type="float">
            <text:p>1,06432413743556</text:p>
          </table:table-cell>
          <table:table-cell office:value-type="float" office:value="1.07558513066541" calcext:value-type="float">
            <text:p>1,07558513066541</text:p>
          </table:table-cell>
          <table:table-cell office:value-type="float" office:value="0.830612783940834" calcext:value-type="float">
            <text:p>0,830612783940834</text:p>
          </table:table-cell>
          <table:table-cell office:value-type="float" office:value="0.878531742741046" calcext:value-type="float">
            <text:p>0,878531742741046</text:p>
          </table:table-cell>
          <table:table-cell office:value-type="float" office:value="0.748072336762485" calcext:value-type="float">
            <text:p>0,748072336762485</text:p>
          </table:table-cell>
          <table:table-cell office:value-type="float" office:value="0.755605970768248" calcext:value-type="float">
            <text:p>0,755605970768248</text:p>
          </table:table-cell>
          <table:table-cell office:value-type="float" office:value="0.8795691402063" calcext:value-type="float">
            <text:p>0,8795691402063</text:p>
          </table:table-cell>
          <table:table-cell office:value-type="float" office:value="0.963343074231412" calcext:value-type="float">
            <text:p>0,963343074231412</text:p>
          </table:table-cell>
          <table:table-cell office:value-type="float" office:value="1.02263155500977" calcext:value-type="float">
            <text:p>1,02263155500977</text:p>
          </table:table-cell>
          <table:table-cell office:value-type="float" office:value="0.917570850202429" calcext:value-type="float">
            <text:p>0,917570850202429</text:p>
          </table:table-cell>
          <table:table-cell table:number-columns-repeated="2"/>
          <table:table-cell office:value-type="float" office:value="1.02112957365372" calcext:value-type="float">
            <text:p>1,02112957365372</text:p>
          </table:table-cell>
          <table:table-cell office:value-type="float" office:value="0.818948035918795" calcext:value-type="float">
            <text:p>0,818948035918795</text:p>
          </table:table-cell>
          <table:table-cell office:value-type="float" office:value="1.08983151472966" calcext:value-type="float">
            <text:p>1,08983151472966</text:p>
          </table:table-cell>
          <table:table-cell office:value-type="float" office:value="1.11270780147696" calcext:value-type="float">
            <text:p>1,11270780147696</text:p>
          </table:table-cell>
          <table:table-cell office:value-type="float" office:value="1.04378825140075" calcext:value-type="float">
            <text:p>1,04378825140075</text:p>
          </table:table-cell>
          <table:table-cell office:value-type="float" office:value="0.970181793902472" calcext:value-type="float">
            <text:p>0,970181793902472</text:p>
          </table:table-cell>
          <table:table-cell office:value-type="float" office:value="1.09715709912171" calcext:value-type="float">
            <text:p>1,09715709912171</text:p>
          </table:table-cell>
          <table:table-cell office:value-type="float" office:value="1.02414955508803" calcext:value-type="float">
            <text:p>1,02414955508803</text:p>
          </table:table-cell>
          <table:table-cell office:value-type="float" office:value="1.21460046775577" calcext:value-type="float">
            <text:p>1,21460046775577</text:p>
          </table:table-cell>
          <table:table-cell office:value-type="float" office:value="1.29953668592049" calcext:value-type="float">
            <text:p>1,29953668592049</text:p>
          </table:table-cell>
          <table:table-cell table:number-columns-repeated="2"/>
          <table:table-cell office:value-type="float" office:value="0.924507868970113" calcext:value-type="float">
            <text:p>0,924507868970113</text:p>
          </table:table-cell>
          <table:table-cell office:value-type="float" office:value="1.10633127544988" calcext:value-type="float">
            <text:p>1,10633127544988</text:p>
          </table:table-cell>
          <table:table-cell office:value-type="float" office:value="0.970957144511959" calcext:value-type="float">
            <text:p>0,970957144511959</text:p>
          </table:table-cell>
          <table:table-cell office:value-type="float" office:value="0.94267224491196" calcext:value-type="float">
            <text:p>0,94267224491196</text:p>
          </table:table-cell>
          <table:table-cell table:number-columns-repeated="17"/>
        </table:table-row>
        <table:table-row table:style-name="ro1">
          <table:table-cell office:value-type="float" office:value="0.982921815834944" calcext:value-type="float">
            <text:p>0,982921815834944</text:p>
          </table:table-cell>
          <table:table-cell office:value-type="float" office:value="1.06849020159815" calcext:value-type="float">
            <text:p>1,06849020159815</text:p>
          </table:table-cell>
          <table:table-cell office:value-type="float" office:value="1.05722393182625" calcext:value-type="float">
            <text:p>1,05722393182625</text:p>
          </table:table-cell>
          <table:table-cell office:value-type="float" office:value="1.0003701045121" calcext:value-type="float">
            <text:p>1,0003701045121</text:p>
          </table:table-cell>
          <table:table-cell office:value-type="float" office:value="1.04262604863712" calcext:value-type="float">
            <text:p>1,04262604863712</text:p>
          </table:table-cell>
          <table:table-cell office:value-type="float" office:value="0.912667165741485" calcext:value-type="float">
            <text:p>0,912667165741485</text:p>
          </table:table-cell>
          <table:table-cell office:value-type="float" office:value="1.00024192854546" calcext:value-type="float">
            <text:p>1,00024192854546</text:p>
          </table:table-cell>
          <table:table-cell office:value-type="float" office:value="0.951812158430078" calcext:value-type="float">
            <text:p>0,951812158430078</text:p>
          </table:table-cell>
          <table:table-cell office:value-type="float" office:value="0.952516527791426" calcext:value-type="float">
            <text:p>0,952516527791426</text:p>
          </table:table-cell>
          <table:table-cell office:value-type="float" office:value="1.08725880773739" calcext:value-type="float">
            <text:p>1,08725880773739</text:p>
          </table:table-cell>
          <table:table-cell office:value-type="float" office:value="1.05097438482596" calcext:value-type="float">
            <text:p>1,05097438482596</text:p>
          </table:table-cell>
          <table:table-cell office:value-type="float" office:value="1.06660181721711" calcext:value-type="float">
            <text:p>1,06660181721711</text:p>
          </table:table-cell>
          <table:table-cell office:value-type="float" office:value="1.13118397852769" calcext:value-type="float">
            <text:p>1,13118397852769</text:p>
          </table:table-cell>
          <table:table-cell office:value-type="float" office:value="1.12351830439954" calcext:value-type="float">
            <text:p>1,12351830439954</text:p>
          </table:table-cell>
          <table:table-cell office:value-type="float" office:value="0.94358200713088" calcext:value-type="float">
            <text:p>0,94358200713088</text:p>
          </table:table-cell>
          <table:table-cell office:value-type="float" office:value="0.960892285664425" calcext:value-type="float">
            <text:p>0,960892285664425</text:p>
          </table:table-cell>
          <table:table-cell office:value-type="float" office:value="0.84147609938758" calcext:value-type="float">
            <text:p>0,84147609938758</text:p>
          </table:table-cell>
          <table:table-cell office:value-type="float" office:value="0.934410426338287" calcext:value-type="float">
            <text:p>0,934410426338287</text:p>
          </table:table-cell>
          <table:table-cell office:value-type="float" office:value="0.833857593600727" calcext:value-type="float">
            <text:p>0,833857593600727</text:p>
          </table:table-cell>
          <table:table-cell office:value-type="float" office:value="1.00533303351767" calcext:value-type="float">
            <text:p>1,00533303351767</text:p>
          </table:table-cell>
          <table:table-cell office:value-type="float" office:value="1.00521666136729" calcext:value-type="float">
            <text:p>1,00521666136729</text:p>
          </table:table-cell>
          <table:table-cell office:value-type="float" office:value="1.01957282898643" calcext:value-type="float">
            <text:p>1,01957282898643</text:p>
          </table:table-cell>
          <table:table-cell office:value-type="float" office:value="0.964670303569314" calcext:value-type="float">
            <text:p>0,964670303569314</text:p>
          </table:table-cell>
          <table:table-cell office:value-type="float" office:value="0.920139323566174" calcext:value-type="float">
            <text:p>0,920139323566174</text:p>
          </table:table-cell>
          <table:table-cell table:style-name="ce6" office:value-type="float" office:value="0.995835583728929" calcext:value-type="float">
            <text:p>0,995835583728929</text:p>
          </table:table-cell>
          <table:table-cell table:style-name="ce6" office:value-type="float" office:value="1.03694225277" calcext:value-type="float">
            <text:p>1,03694225277</text:p>
          </table:table-cell>
          <table:table-cell office:value-type="float" office:value="0.952458157528931" calcext:value-type="float">
            <text:p>0,952458157528931</text:p>
          </table:table-cell>
          <table:table-cell office:value-type="float" office:value="0.815624946264797" calcext:value-type="float">
            <text:p>0,815624946264797</text:p>
          </table:table-cell>
          <table:table-cell office:value-type="float" office:value="1.02967194901426" calcext:value-type="float">
            <text:p>1,02967194901426</text:p>
          </table:table-cell>
          <table:table-cell office:value-type="float" office:value="1.07076853465377" calcext:value-type="float">
            <text:p>1,07076853465377</text:p>
          </table:table-cell>
          <table:table-cell office:value-type="float" office:value="1.1021290404036" calcext:value-type="float">
            <text:p>1,1021290404036</text:p>
          </table:table-cell>
          <table:table-cell office:value-type="float" office:value="1.11250111463267" calcext:value-type="float">
            <text:p>1,11250111463267</text:p>
          </table:table-cell>
          <table:table-cell office:value-type="float" office:value="0.987395277104644" calcext:value-type="float">
            <text:p>0,987395277104644</text:p>
          </table:table-cell>
          <table:table-cell office:value-type="float" office:value="0.881153361738617" calcext:value-type="float">
            <text:p>0,881153361738617</text:p>
          </table:table-cell>
          <table:table-cell office:value-type="float" office:value="1.01024338478771" calcext:value-type="float">
            <text:p>1,01024338478771</text:p>
          </table:table-cell>
          <table:table-cell office:value-type="float" office:value="1.04790124188727" calcext:value-type="float">
            <text:p>1,04790124188727</text:p>
          </table:table-cell>
          <table:table-cell office:value-type="float" office:value="0.933907750312814" calcext:value-type="float">
            <text:p>0,933907750312814</text:p>
          </table:table-cell>
          <table:table-cell office:value-type="float" office:value="0.87075596929832" calcext:value-type="float">
            <text:p>0,87075596929832</text:p>
          </table:table-cell>
          <table:table-cell office:value-type="float" office:value="0.855950018152068" calcext:value-type="float">
            <text:p>0,855950018152068</text:p>
          </table:table-cell>
          <table:table-cell office:value-type="float" office:value="0.766408665748802" calcext:value-type="float">
            <text:p>0,766408665748802</text:p>
          </table:table-cell>
          <table:table-cell office:value-type="float" office:value="0.84884043882794" calcext:value-type="float">
            <text:p>0,84884043882794</text:p>
          </table:table-cell>
          <table:table-cell office:value-type="float" office:value="1.00691085753741" calcext:value-type="float">
            <text:p>1,00691085753741</text:p>
          </table:table-cell>
          <table:table-cell office:value-type="float" office:value="1.33248992457979" calcext:value-type="float">
            <text:p>1,33248992457979</text:p>
          </table:table-cell>
          <table:table-cell office:value-type="float" office:value="0.985725667770287" calcext:value-type="float">
            <text:p>0,985725667770287</text:p>
          </table:table-cell>
          <table:table-cell office:value-type="float" office:value="0.928570189921044" calcext:value-type="float">
            <text:p>0,928570189921044</text:p>
          </table:table-cell>
          <table:table-cell office:value-type="float" office:value="1.02129114754437" calcext:value-type="float">
            <text:p>1,02129114754437</text:p>
          </table:table-cell>
          <table:table-cell office:value-type="float" office:value="0.97809712738959" calcext:value-type="float">
            <text:p>0,97809712738959</text:p>
          </table:table-cell>
          <table:table-cell office:value-type="float" office:value="0.784535648708671" calcext:value-type="float">
            <text:p>0,784535648708671</text:p>
          </table:table-cell>
          <table:table-cell office:value-type="float" office:value="1.0661291779146" calcext:value-type="float">
            <text:p>1,0661291779146</text:p>
          </table:table-cell>
          <table:table-cell office:value-type="float" office:value="1.02899220810577" calcext:value-type="float">
            <text:p>1,02899220810577</text:p>
          </table:table-cell>
          <table:table-cell office:value-type="float" office:value="1.09942922088117" calcext:value-type="float">
            <text:p>1,09942922088117</text:p>
          </table:table-cell>
          <table:table-cell office:value-type="float" office:value="1.03688970266741" calcext:value-type="float">
            <text:p>1,03688970266741</text:p>
          </table:table-cell>
          <table:table-cell office:value-type="float" office:value="1.13203514637442" calcext:value-type="float">
            <text:p>1,13203514637442</text:p>
          </table:table-cell>
          <table:table-cell office:value-type="float" office:value="0.975392538737921" calcext:value-type="float">
            <text:p>0,975392538737921</text:p>
          </table:table-cell>
          <table:table-cell office:value-type="float" office:value="1.22201208476572" calcext:value-type="float">
            <text:p>1,22201208476572</text:p>
          </table:table-cell>
          <table:table-cell office:value-type="float" office:value="1.28052440679681" calcext:value-type="float">
            <text:p>1,28052440679681</text:p>
          </table:table-cell>
          <table:table-cell table:number-columns-repeated="2"/>
          <table:table-cell office:value-type="float" office:value="0.944770904279276" calcext:value-type="float">
            <text:p>0,944770904279276</text:p>
          </table:table-cell>
          <table:table-cell office:value-type="float" office:value="1.0924804701668" calcext:value-type="float">
            <text:p>1,0924804701668</text:p>
          </table:table-cell>
          <table:table-cell office:value-type="float" office:value="0.996830379815504" calcext:value-type="float">
            <text:p>0,996830379815504</text:p>
          </table:table-cell>
          <table:table-cell office:value-type="float" office:value="0.959638464343732" calcext:value-type="float">
            <text:p>0,959638464343732</text:p>
          </table:table-cell>
          <table:table-cell table:number-columns-repeated="17"/>
        </table:table-row>
        <table:table-row table:style-name="ro1">
          <table:table-cell office:value-type="float" office:value="0.980378182449933" calcext:value-type="float">
            <text:p>0,980378182449933</text:p>
          </table:table-cell>
          <table:table-cell office:value-type="float" office:value="0.962818702148219" calcext:value-type="float">
            <text:p>0,962818702148219</text:p>
          </table:table-cell>
          <table:table-cell office:value-type="float" office:value="1.02317788992679" calcext:value-type="float">
            <text:p>1,02317788992679</text:p>
          </table:table-cell>
          <table:table-cell office:value-type="float" office:value="1.0066391735959" calcext:value-type="float">
            <text:p>1,0066391735959</text:p>
          </table:table-cell>
          <table:table-cell office:value-type="float" office:value="0.958401381919546" calcext:value-type="float">
            <text:p>0,958401381919546</text:p>
          </table:table-cell>
          <table:table-cell office:value-type="float" office:value="1.08312693949567" calcext:value-type="float">
            <text:p>1,08312693949567</text:p>
          </table:table-cell>
          <table:table-cell office:value-type="float" office:value="1.02161271678625" calcext:value-type="float">
            <text:p>1,02161271678625</text:p>
          </table:table-cell>
          <table:table-cell office:value-type="float" office:value="0.998639454441322" calcext:value-type="float">
            <text:p>0,998639454441322</text:p>
          </table:table-cell>
          <table:table-cell office:value-type="float" office:value="0.887241305708341" calcext:value-type="float">
            <text:p>0,887241305708341</text:p>
          </table:table-cell>
          <table:table-cell office:value-type="float" office:value="1.10641405705118" calcext:value-type="float">
            <text:p>1,10641405705118</text:p>
          </table:table-cell>
          <table:table-cell office:value-type="float" office:value="1.02923053428934" calcext:value-type="float">
            <text:p>1,02923053428934</text:p>
          </table:table-cell>
          <table:table-cell office:value-type="float" office:value="0.983786589624596" calcext:value-type="float">
            <text:p>0,983786589624596</text:p>
          </table:table-cell>
          <table:table-cell office:value-type="float" office:value="1.13897351184487" calcext:value-type="float">
            <text:p>1,13897351184487</text:p>
          </table:table-cell>
          <table:table-cell office:value-type="float" office:value="0.948727183415757" calcext:value-type="float">
            <text:p>0,948727183415757</text:p>
          </table:table-cell>
          <table:table-cell office:value-type="float" office:value="0.982351957194045" calcext:value-type="float">
            <text:p>0,982351957194045</text:p>
          </table:table-cell>
          <table:table-cell office:value-type="float" office:value="0.922659838628525" calcext:value-type="float">
            <text:p>0,922659838628525</text:p>
          </table:table-cell>
          <table:table-cell office:value-type="float" office:value="0.839867587139733" calcext:value-type="float">
            <text:p>0,839867587139733</text:p>
          </table:table-cell>
          <table:table-cell office:value-type="float" office:value="0.97996099511944" calcext:value-type="float">
            <text:p>0,97996099511944</text:p>
          </table:table-cell>
          <table:table-cell office:value-type="float" office:value="0.869903912015929" calcext:value-type="float">
            <text:p>0,869903912015929</text:p>
          </table:table-cell>
          <table:table-cell office:value-type="float" office:value="1.02599653667969" calcext:value-type="float">
            <text:p>1,02599653667969</text:p>
          </table:table-cell>
          <table:table-cell office:value-type="float" office:value="0.885399756925624" calcext:value-type="float">
            <text:p>0,885399756925624</text:p>
          </table:table-cell>
          <table:table-cell office:value-type="float" office:value="0.927025528195233" calcext:value-type="float">
            <text:p>0,927025528195233</text:p>
          </table:table-cell>
          <table:table-cell office:value-type="float" office:value="0.996571598119134" calcext:value-type="float">
            <text:p>0,996571598119134</text:p>
          </table:table-cell>
          <table:table-cell office:value-type="float" office:value="0.899435449894673" calcext:value-type="float">
            <text:p>0,899435449894673</text:p>
          </table:table-cell>
          <table:table-cell table:style-name="ce6" office:value-type="float" office:value="1.01072211323266" calcext:value-type="float">
            <text:p>1,01072211323266</text:p>
          </table:table-cell>
          <table:table-cell table:style-name="ce6" office:value-type="float" office:value="1.05439941940697" calcext:value-type="float">
            <text:p>1,05439941940697</text:p>
          </table:table-cell>
          <table:table-cell office:value-type="float" office:value="1.01109540503221" calcext:value-type="float">
            <text:p>1,01109540503221</text:p>
          </table:table-cell>
          <table:table-cell office:value-type="float" office:value="0.866501734817635" calcext:value-type="float">
            <text:p>0,866501734817635</text:p>
          </table:table-cell>
          <table:table-cell office:value-type="float" office:value="1.14022899066251" calcext:value-type="float">
            <text:p>1,14022899066251</text:p>
          </table:table-cell>
          <table:table-cell office:value-type="float" office:value="1.07812975633348" calcext:value-type="float">
            <text:p>1,07812975633348</text:p>
          </table:table-cell>
          <table:table-cell office:value-type="float" office:value="1.16246325080694" calcext:value-type="float">
            <text:p>1,16246325080694</text:p>
          </table:table-cell>
          <table:table-cell office:value-type="float" office:value="1.09179766554163" calcext:value-type="float">
            <text:p>1,09179766554163</text:p>
          </table:table-cell>
          <table:table-cell office:value-type="float" office:value="0.985478869976543" calcext:value-type="float">
            <text:p>0,985478869976543</text:p>
          </table:table-cell>
          <table:table-cell office:value-type="float" office:value="0.799537269423064" calcext:value-type="float">
            <text:p>0,799537269423064</text:p>
          </table:table-cell>
          <table:table-cell office:value-type="float" office:value="0.979191789204658" calcext:value-type="float">
            <text:p>0,979191789204658</text:p>
          </table:table-cell>
          <table:table-cell office:value-type="float" office:value="1.03866128464362" calcext:value-type="float">
            <text:p>1,03866128464362</text:p>
          </table:table-cell>
          <table:table-cell office:value-type="float" office:value="1.02487017216889" calcext:value-type="float">
            <text:p>1,02487017216889</text:p>
          </table:table-cell>
          <table:table-cell office:value-type="float" office:value="0.853607359879854" calcext:value-type="float">
            <text:p>0,853607359879854</text:p>
          </table:table-cell>
          <table:table-cell office:value-type="float" office:value="0.915179397371409" calcext:value-type="float">
            <text:p>0,915179397371409</text:p>
          </table:table-cell>
          <table:table-cell office:value-type="float" office:value="0.704617359121299" calcext:value-type="float">
            <text:p>0,704617359121299</text:p>
          </table:table-cell>
          <table:table-cell office:value-type="float" office:value="0.999562106806771" calcext:value-type="float">
            <text:p>0,999562106806771</text:p>
          </table:table-cell>
          <table:table-cell office:value-type="float" office:value="1.01983431041604" calcext:value-type="float">
            <text:p>1,01983431041604</text:p>
          </table:table-cell>
          <table:table-cell office:value-type="float" office:value="1.02709742891939" calcext:value-type="float">
            <text:p>1,02709742891939</text:p>
          </table:table-cell>
          <table:table-cell office:value-type="float" office:value="1.18616024562212" calcext:value-type="float">
            <text:p>1,18616024562212</text:p>
          </table:table-cell>
          <table:table-cell table:number-columns-repeated="2"/>
          <table:table-cell office:value-type="float" office:value="1.02659574102322" calcext:value-type="float">
            <text:p>1,02659574102322</text:p>
          </table:table-cell>
          <table:table-cell office:value-type="float" office:value="0.762653869349125" calcext:value-type="float">
            <text:p>0,762653869349125</text:p>
          </table:table-cell>
          <table:table-cell office:value-type="float" office:value="0.97944213741378" calcext:value-type="float">
            <text:p>0,97944213741378</text:p>
          </table:table-cell>
          <table:table-cell office:value-type="float" office:value="1.08483288513253" calcext:value-type="float">
            <text:p>1,08483288513253</text:p>
          </table:table-cell>
          <table:table-cell office:value-type="float" office:value="0.96063193720061" calcext:value-type="float">
            <text:p>0,96063193720061</text:p>
          </table:table-cell>
          <table:table-cell office:value-type="float" office:value="1.08350688912893" calcext:value-type="float">
            <text:p>1,08350688912893</text:p>
          </table:table-cell>
          <table:table-cell office:value-type="float" office:value="1.13060355108977" calcext:value-type="float">
            <text:p>1,13060355108977</text:p>
          </table:table-cell>
          <table:table-cell office:value-type="float" office:value="1.0064333779286" calcext:value-type="float">
            <text:p>1,0064333779286</text:p>
          </table:table-cell>
          <table:table-cell office:value-type="float" office:value="1.19610955936461" calcext:value-type="float">
            <text:p>1,19610955936461</text:p>
          </table:table-cell>
          <table:table-cell office:value-type="float" office:value="1.08921173466514" calcext:value-type="float">
            <text:p>1,08921173466514</text:p>
          </table:table-cell>
          <table:table-cell table:number-columns-repeated="2"/>
          <table:table-cell office:value-type="float" office:value="0.965387719625007" calcext:value-type="float">
            <text:p>0,965387719625007</text:p>
          </table:table-cell>
          <table:table-cell office:value-type="float" office:value="1.12675508923591" calcext:value-type="float">
            <text:p>1,12675508923591</text:p>
          </table:table-cell>
          <table:table-cell office:value-type="float" office:value="1.02938756561879" calcext:value-type="float">
            <text:p>1,02938756561879</text:p>
          </table:table-cell>
          <table:table-cell office:value-type="float" office:value="0.948126422500741" calcext:value-type="float">
            <text:p>0,948126422500741</text:p>
          </table:table-cell>
          <table:table-cell table:number-columns-repeated="17"/>
        </table:table-row>
        <table:table-row table:style-name="ro1">
          <table:table-cell office:value-type="float" office:value="1.0211484187089" calcext:value-type="float">
            <text:p>1,0211484187089</text:p>
          </table:table-cell>
          <table:table-cell office:value-type="float" office:value="1.01477038814324" calcext:value-type="float">
            <text:p>1,01477038814324</text:p>
          </table:table-cell>
          <table:table-cell office:value-type="float" office:value="1.01866633867607" calcext:value-type="float">
            <text:p>1,01866633867607</text:p>
          </table:table-cell>
          <table:table-cell office:value-type="float" office:value="1.00153495322071" calcext:value-type="float">
            <text:p>1,00153495322071</text:p>
          </table:table-cell>
          <table:table-cell office:value-type="float" office:value="1.05922717025907" calcext:value-type="float">
            <text:p>1,05922717025907</text:p>
          </table:table-cell>
          <table:table-cell office:value-type="float" office:value="1.08138562016786" calcext:value-type="float">
            <text:p>1,08138562016786</text:p>
          </table:table-cell>
          <table:table-cell office:value-type="float" office:value="1.10727748486623" calcext:value-type="float">
            <text:p>1,10727748486623</text:p>
          </table:table-cell>
          <table:table-cell office:value-type="float" office:value="1.04032314323442" calcext:value-type="float">
            <text:p>1,04032314323442</text:p>
          </table:table-cell>
          <table:table-cell office:value-type="float" office:value="0.937413982261851" calcext:value-type="float">
            <text:p>0,937413982261851</text:p>
          </table:table-cell>
          <table:table-cell office:value-type="float" office:value="1.06677616527095" calcext:value-type="float">
            <text:p>1,06677616527095</text:p>
          </table:table-cell>
          <table:table-cell office:value-type="float" office:value="0.974465069714757" calcext:value-type="float">
            <text:p>0,974465069714757</text:p>
          </table:table-cell>
          <table:table-cell office:value-type="float" office:value="0.956565225802433" calcext:value-type="float">
            <text:p>0,956565225802433</text:p>
          </table:table-cell>
          <table:table-cell office:value-type="float" office:value="1.09874017895277" calcext:value-type="float">
            <text:p>1,09874017895277</text:p>
          </table:table-cell>
          <table:table-cell office:value-type="float" office:value="1.09648830623941" calcext:value-type="float">
            <text:p>1,09648830623941</text:p>
          </table:table-cell>
          <table:table-cell office:value-type="float" office:value="1.04047821426821" calcext:value-type="float">
            <text:p>1,04047821426821</text:p>
          </table:table-cell>
          <table:table-cell office:value-type="float" office:value="0.970183829843209" calcext:value-type="float">
            <text:p>0,970183829843209</text:p>
          </table:table-cell>
          <table:table-cell office:value-type="float" office:value="0.888497967552393" calcext:value-type="float">
            <text:p>0,888497967552393</text:p>
          </table:table-cell>
          <table:table-cell office:value-type="float" office:value="0.961709021100135" calcext:value-type="float">
            <text:p>0,961709021100135</text:p>
          </table:table-cell>
          <table:table-cell office:value-type="float" office:value="0.7418968042666" calcext:value-type="float">
            <text:p>0,7418968042666</text:p>
          </table:table-cell>
          <table:table-cell office:value-type="float" office:value="1.0395134833171" calcext:value-type="float">
            <text:p>1,0395134833171</text:p>
          </table:table-cell>
          <table:table-cell office:value-type="float" office:value="0.866498351839217" calcext:value-type="float">
            <text:p>0,866498351839217</text:p>
          </table:table-cell>
          <table:table-cell office:value-type="float" office:value="1.01689363468672" calcext:value-type="float">
            <text:p>1,01689363468672</text:p>
          </table:table-cell>
          <table:table-cell office:value-type="float" office:value="0.970717247416784" calcext:value-type="float">
            <text:p>0,970717247416784</text:p>
          </table:table-cell>
          <table:table-cell office:value-type="float" office:value="0.926003226077613" calcext:value-type="float">
            <text:p>0,926003226077613</text:p>
          </table:table-cell>
          <table:table-cell table:style-name="ce6" office:value-type="float" office:value="1.02306897267097" calcext:value-type="float">
            <text:p>1,02306897267097</text:p>
          </table:table-cell>
          <table:table-cell table:style-name="ce6" office:value-type="float" office:value="1.04031686732074" calcext:value-type="float">
            <text:p>1,04031686732074</text:p>
          </table:table-cell>
          <table:table-cell office:value-type="float" office:value="1.00419175510371" calcext:value-type="float">
            <text:p>1,00419175510371</text:p>
          </table:table-cell>
          <table:table-cell office:value-type="float" office:value="0.822144316058118" calcext:value-type="float">
            <text:p>0,822144316058118</text:p>
          </table:table-cell>
          <table:table-cell office:value-type="float" office:value="1.11930221893957" calcext:value-type="float">
            <text:p>1,11930221893957</text:p>
          </table:table-cell>
          <table:table-cell office:value-type="float" office:value="1.05312056487459" calcext:value-type="float">
            <text:p>1,05312056487459</text:p>
          </table:table-cell>
          <table:table-cell office:value-type="float" office:value="1.09638526843528" calcext:value-type="float">
            <text:p>1,09638526843528</text:p>
          </table:table-cell>
          <table:table-cell office:value-type="float" office:value="1.03459782401842" calcext:value-type="float">
            <text:p>1,03459782401842</text:p>
          </table:table-cell>
          <table:table-cell office:value-type="float" office:value="0.946700165765349" calcext:value-type="float">
            <text:p>0,946700165765349</text:p>
          </table:table-cell>
          <table:table-cell office:value-type="float" office:value="0.866327991341084" calcext:value-type="float">
            <text:p>0,866327991341084</text:p>
          </table:table-cell>
          <table:table-cell office:value-type="float" office:value="1.09325612302309" calcext:value-type="float">
            <text:p>1,09325612302309</text:p>
          </table:table-cell>
          <table:table-cell office:value-type="float" office:value="1.12358722082005" calcext:value-type="float">
            <text:p>1,12358722082005</text:p>
          </table:table-cell>
          <table:table-cell office:value-type="float" office:value="0.932732943812327" calcext:value-type="float">
            <text:p>0,932732943812327</text:p>
          </table:table-cell>
          <table:table-cell office:value-type="float" office:value="0.951239928358655" calcext:value-type="float">
            <text:p>0,951239928358655</text:p>
          </table:table-cell>
          <table:table-cell office:value-type="float" office:value="0.884276401564536" calcext:value-type="float">
            <text:p>0,884276401564536</text:p>
          </table:table-cell>
          <table:table-cell office:value-type="float" office:value="0.764595680298252" calcext:value-type="float">
            <text:p>0,764595680298252</text:p>
          </table:table-cell>
          <table:table-cell office:value-type="float" office:value="0.888352192785179" calcext:value-type="float">
            <text:p>0,888352192785179</text:p>
          </table:table-cell>
          <table:table-cell office:value-type="float" office:value="1.01677449226033" calcext:value-type="float">
            <text:p>1,01677449226033</text:p>
          </table:table-cell>
          <table:table-cell office:value-type="float" office:value="0.896485365867651" calcext:value-type="float">
            <text:p>0,896485365867651</text:p>
          </table:table-cell>
          <table:table-cell office:value-type="float" office:value="0.893746724591313" calcext:value-type="float">
            <text:p>0,893746724591313</text:p>
          </table:table-cell>
          <table:table-cell office:value-type="float" office:value="1.05193890655068" calcext:value-type="float">
            <text:p>1,05193890655068</text:p>
          </table:table-cell>
          <table:table-cell office:value-type="float" office:value="1.02224316269284" calcext:value-type="float">
            <text:p>1,02224316269284</text:p>
          </table:table-cell>
          <table:table-cell office:value-type="float" office:value="0.982285474789204" calcext:value-type="float">
            <text:p>0,982285474789204</text:p>
          </table:table-cell>
          <table:table-cell office:value-type="float" office:value="0.896396319076908" calcext:value-type="float">
            <text:p>0,896396319076908</text:p>
          </table:table-cell>
          <table:table-cell office:value-type="float" office:value="1.0579601898932" calcext:value-type="float">
            <text:p>1,0579601898932</text:p>
          </table:table-cell>
          <table:table-cell office:value-type="float" office:value="1.0680521418976" calcext:value-type="float">
            <text:p>1,0680521418976</text:p>
          </table:table-cell>
          <table:table-cell office:value-type="float" office:value="0.939928700795524" calcext:value-type="float">
            <text:p>0,939928700795524</text:p>
          </table:table-cell>
          <table:table-cell office:value-type="float" office:value="1.05274918724474" calcext:value-type="float">
            <text:p>1,05274918724474</text:p>
          </table:table-cell>
          <table:table-cell office:value-type="float" office:value="1.20768732455193" calcext:value-type="float">
            <text:p>1,20768732455193</text:p>
          </table:table-cell>
          <table:table-cell office:value-type="float" office:value="0.959288345127042" calcext:value-type="float">
            <text:p>0,959288345127042</text:p>
          </table:table-cell>
          <table:table-cell office:value-type="float" office:value="1.07708213369627" calcext:value-type="float">
            <text:p>1,07708213369627</text:p>
          </table:table-cell>
          <table:table-cell office:value-type="float" office:value="1.1211042812676" calcext:value-type="float">
            <text:p>1,1211042812676</text:p>
          </table:table-cell>
          <table:table-cell office:value-type="float" office:value="1.12002500216227" calcext:value-type="float">
            <text:p>1,12002500216227</text:p>
          </table:table-cell>
          <table:table-cell office:value-type="float" office:value="1.29006902116745" calcext:value-type="float">
            <text:p>1,29006902116745</text:p>
          </table:table-cell>
          <table:table-cell office:value-type="float" office:value="0.974441565457094" calcext:value-type="float">
            <text:p>0,974441565457094</text:p>
          </table:table-cell>
          <table:table-cell office:value-type="float" office:value="1.06307014899802" calcext:value-type="float">
            <text:p>1,06307014899802</text:p>
          </table:table-cell>
          <table:table-cell office:value-type="float" office:value="0.937848990834632" calcext:value-type="float">
            <text:p>0,937848990834632</text:p>
          </table:table-cell>
          <table:table-cell office:value-type="float" office:value="0.925969307459903" calcext:value-type="float">
            <text:p>0,925969307459903</text:p>
          </table:table-cell>
          <table:table-cell table:number-columns-repeated="17"/>
        </table:table-row>
        <table:table-row table:style-name="ro1">
          <table:table-cell office:value-type="float" office:value="0.922259167899856" calcext:value-type="float">
            <text:p>0,922259167899856</text:p>
          </table:table-cell>
          <table:table-cell office:value-type="float" office:value="0.971124000747933" calcext:value-type="float">
            <text:p>0,971124000747933</text:p>
          </table:table-cell>
          <table:table-cell office:value-type="float" office:value="1.04588765209837" calcext:value-type="float">
            <text:p>1,04588765209837</text:p>
          </table:table-cell>
          <table:table-cell office:value-type="float" office:value="0.97696104003075" calcext:value-type="float">
            <text:p>0,97696104003075</text:p>
          </table:table-cell>
          <table:table-cell office:value-type="float" office:value="1.08881152574089" calcext:value-type="float">
            <text:p>1,08881152574089</text:p>
          </table:table-cell>
          <table:table-cell office:value-type="float" office:value="1.09243093936656" calcext:value-type="float">
            <text:p>1,09243093936656</text:p>
          </table:table-cell>
          <table:table-cell office:value-type="float" office:value="1.06349002149806" calcext:value-type="float">
            <text:p>1,06349002149806</text:p>
          </table:table-cell>
          <table:table-cell office:value-type="float" office:value="0.838805043298463" calcext:value-type="float">
            <text:p>0,838805043298463</text:p>
          </table:table-cell>
          <table:table-cell office:value-type="float" office:value="0.991951347067801" calcext:value-type="float">
            <text:p>0,991951347067801</text:p>
          </table:table-cell>
          <table:table-cell office:value-type="float" office:value="1.203529385888" calcext:value-type="float">
            <text:p>1,203529385888</text:p>
          </table:table-cell>
          <table:table-cell office:value-type="float" office:value="1.0479451995183" calcext:value-type="float">
            <text:p>1,0479451995183</text:p>
          </table:table-cell>
          <table:table-cell office:value-type="float" office:value="0.879852986890684" calcext:value-type="float">
            <text:p>0,879852986890684</text:p>
          </table:table-cell>
          <table:table-cell office:value-type="float" office:value="1.00433168013264" calcext:value-type="float">
            <text:p>1,00433168013264</text:p>
          </table:table-cell>
          <table:table-cell office:value-type="float" office:value="1.21613389772782" calcext:value-type="float">
            <text:p>1,21613389772782</text:p>
          </table:table-cell>
          <table:table-cell office:value-type="float" office:value="1.0887810729177" calcext:value-type="float">
            <text:p>1,0887810729177</text:p>
          </table:table-cell>
          <table:table-cell office:value-type="float" office:value="0.963382089801588" calcext:value-type="float">
            <text:p>0,963382089801588</text:p>
          </table:table-cell>
          <table:table-cell office:value-type="float" office:value="0.918207378557319" calcext:value-type="float">
            <text:p>0,918207378557319</text:p>
          </table:table-cell>
          <table:table-cell office:value-type="float" office:value="1.00893304146827" calcext:value-type="float">
            <text:p>1,00893304146827</text:p>
          </table:table-cell>
          <table:table-cell office:value-type="float" office:value="0.870276666219033" calcext:value-type="float">
            <text:p>0,870276666219033</text:p>
          </table:table-cell>
          <table:table-cell office:value-type="float" office:value="1.07037572498103" calcext:value-type="float">
            <text:p>1,07037572498103</text:p>
          </table:table-cell>
          <table:table-cell office:value-type="float" office:value="0.81777270718653" calcext:value-type="float">
            <text:p>0,81777270718653</text:p>
          </table:table-cell>
          <table:table-cell office:value-type="float" office:value="0.964671209672095" calcext:value-type="float">
            <text:p>0,964671209672095</text:p>
          </table:table-cell>
          <table:table-cell office:value-type="float" office:value="0.899277027424238" calcext:value-type="float">
            <text:p>0,899277027424238</text:p>
          </table:table-cell>
          <table:table-cell office:value-type="float" office:value="0.910601681304487" calcext:value-type="float">
            <text:p>0,910601681304487</text:p>
          </table:table-cell>
          <table:table-cell table:style-name="ce6" office:value-type="float" office:value="0.919442429376792" calcext:value-type="float">
            <text:p>0,919442429376792</text:p>
          </table:table-cell>
          <table:table-cell table:style-name="ce6" office:value-type="float" office:value="1.03909724381366" calcext:value-type="float">
            <text:p>1,03909724381366</text:p>
          </table:table-cell>
          <table:table-cell office:value-type="float" office:value="0.898574250521174" calcext:value-type="float">
            <text:p>0,898574250521174</text:p>
          </table:table-cell>
          <table:table-cell office:value-type="float" office:value="0.984181583823776" calcext:value-type="float">
            <text:p>0,984181583823776</text:p>
          </table:table-cell>
          <table:table-cell office:value-type="float" office:value="1.03074344034706" calcext:value-type="float">
            <text:p>1,03074344034706</text:p>
          </table:table-cell>
          <table:table-cell office:value-type="float" office:value="0.914979424338204" calcext:value-type="float">
            <text:p>0,914979424338204</text:p>
          </table:table-cell>
          <table:table-cell office:value-type="float" office:value="1.1466956144757" calcext:value-type="float">
            <text:p>1,1466956144757</text:p>
          </table:table-cell>
          <table:table-cell office:value-type="float" office:value="1.07916829602111" calcext:value-type="float">
            <text:p>1,07916829602111</text:p>
          </table:table-cell>
          <table:table-cell office:value-type="float" office:value="0.987053882758968" calcext:value-type="float">
            <text:p>0,987053882758968</text:p>
          </table:table-cell>
          <table:table-cell office:value-type="float" office:value="1.03520009402362" calcext:value-type="float">
            <text:p>1,03520009402362</text:p>
          </table:table-cell>
          <table:table-cell office:value-type="float" office:value="1.01795264027412" calcext:value-type="float">
            <text:p>1,01795264027412</text:p>
          </table:table-cell>
          <table:table-cell office:value-type="float" office:value="1.14796817261534" calcext:value-type="float">
            <text:p>1,14796817261534</text:p>
          </table:table-cell>
          <table:table-cell office:value-type="float" office:value="1.00433060501338" calcext:value-type="float">
            <text:p>1,00433060501338</text:p>
          </table:table-cell>
          <table:table-cell office:value-type="float" office:value="0.938072390990901" calcext:value-type="float">
            <text:p>0,938072390990901</text:p>
          </table:table-cell>
          <table:table-cell office:value-type="float" office:value="0.9594040086289" calcext:value-type="float">
            <text:p>0,9594040086289</text:p>
          </table:table-cell>
          <table:table-cell office:value-type="float" office:value="0.909400805394543" calcext:value-type="float">
            <text:p>0,909400805394543</text:p>
          </table:table-cell>
          <table:table-cell office:value-type="float" office:value="0.861595547309833" calcext:value-type="float">
            <text:p>0,861595547309833</text:p>
          </table:table-cell>
          <table:table-cell office:value-type="float" office:value="0.994460062841078" calcext:value-type="float">
            <text:p>0,994460062841078</text:p>
          </table:table-cell>
          <table:table-cell office:value-type="float" office:value="1.28251164859484" calcext:value-type="float">
            <text:p>1,28251164859484</text:p>
          </table:table-cell>
          <table:table-cell office:value-type="float" office:value="1.23178886130855" calcext:value-type="float">
            <text:p>1,23178886130855</text:p>
          </table:table-cell>
          <table:table-cell office:value-type="float" office:value="1.01440308098922" calcext:value-type="float">
            <text:p>1,01440308098922</text:p>
          </table:table-cell>
          <table:table-cell office:value-type="float" office:value="1.18376635020808" calcext:value-type="float">
            <text:p>1,18376635020808</text:p>
          </table:table-cell>
          <table:table-cell office:value-type="float" office:value="1.04870666506166" calcext:value-type="float">
            <text:p>1,04870666506166</text:p>
          </table:table-cell>
          <table:table-cell office:value-type="float" office:value="0.892201691355153" calcext:value-type="float">
            <text:p>0,892201691355153</text:p>
          </table:table-cell>
          <table:table-cell office:value-type="float" office:value="0.890967000496371" calcext:value-type="float">
            <text:p>0,890967000496371</text:p>
          </table:table-cell>
          <table:table-cell office:value-type="float" office:value="1.08894835065428" calcext:value-type="float">
            <text:p>1,08894835065428</text:p>
          </table:table-cell>
          <table:table-cell office:value-type="float" office:value="1.00193723799842" calcext:value-type="float">
            <text:p>1,00193723799842</text:p>
          </table:table-cell>
          <table:table-cell office:value-type="float" office:value="1.04368589609896" calcext:value-type="float">
            <text:p>1,04368589609896</text:p>
          </table:table-cell>
          <table:table-cell office:value-type="float" office:value="1.08527328906459" calcext:value-type="float">
            <text:p>1,08527328906459</text:p>
          </table:table-cell>
          <table:table-cell office:value-type="float" office:value="1.0102375220434" calcext:value-type="float">
            <text:p>1,0102375220434</text:p>
          </table:table-cell>
          <table:table-cell office:value-type="float" office:value="1.02526441707108" calcext:value-type="float">
            <text:p>1,02526441707108</text:p>
          </table:table-cell>
          <table:table-cell office:value-type="float" office:value="1.27262293346386" calcext:value-type="float">
            <text:p>1,27262293346386</text:p>
          </table:table-cell>
          <table:table-cell office:value-type="float" office:value="1.17831884146006" calcext:value-type="float">
            <text:p>1,17831884146006</text:p>
          </table:table-cell>
          <table:table-cell office:value-type="float" office:value="1.33650055787132" calcext:value-type="float">
            <text:p>1,33650055787132</text:p>
          </table:table-cell>
          <table:table-cell office:value-type="float" office:value="1.04243765679708" calcext:value-type="float">
            <text:p>1,04243765679708</text:p>
          </table:table-cell>
          <table:table-cell office:value-type="float" office:value="1.09583385619274" calcext:value-type="float">
            <text:p>1,09583385619274</text:p>
          </table:table-cell>
          <table:table-cell office:value-type="float" office:value="0.97078417265393" calcext:value-type="float">
            <text:p>0,97078417265393</text:p>
          </table:table-cell>
          <table:table-cell office:value-type="float" office:value="0.917940688269742" calcext:value-type="float">
            <text:p>0,917940688269742</text:p>
          </table:table-cell>
          <table:table-cell table:number-columns-repeated="17"/>
        </table:table-row>
        <table:table-row table:style-name="ro1">
          <table:table-cell office:value-type="float" office:value="0.964379082747317" calcext:value-type="float">
            <text:p>0,964379082747317</text:p>
          </table:table-cell>
          <table:table-cell office:value-type="float" office:value="0.985927155315489" calcext:value-type="float">
            <text:p>0,985927155315489</text:p>
          </table:table-cell>
          <table:table-cell office:value-type="float" office:value="1.09977014371986" calcext:value-type="float">
            <text:p>1,09977014371986</text:p>
          </table:table-cell>
          <table:table-cell office:value-type="float" office:value="0.997890872147456" calcext:value-type="float">
            <text:p>0,997890872147456</text:p>
          </table:table-cell>
          <table:table-cell office:value-type="float" office:value="1.07417121163511" calcext:value-type="float">
            <text:p>1,07417121163511</text:p>
          </table:table-cell>
          <table:table-cell office:value-type="float" office:value="1.07532897451521" calcext:value-type="float">
            <text:p>1,07532897451521</text:p>
          </table:table-cell>
          <table:table-cell office:value-type="float" office:value="1.03973351429246" calcext:value-type="float">
            <text:p>1,03973351429246</text:p>
          </table:table-cell>
          <table:table-cell office:value-type="float" office:value="0.921807971014492" calcext:value-type="float">
            <text:p>0,921807971014492</text:p>
          </table:table-cell>
          <table:table-cell office:value-type="float" office:value="0.990776268727428" calcext:value-type="float">
            <text:p>0,990776268727428</text:p>
          </table:table-cell>
          <table:table-cell office:value-type="float" office:value="1.08483714567364" calcext:value-type="float">
            <text:p>1,08483714567364</text:p>
          </table:table-cell>
          <table:table-cell office:value-type="float" office:value="1.05320318148951" calcext:value-type="float">
            <text:p>1,05320318148951</text:p>
          </table:table-cell>
          <table:table-cell office:value-type="float" office:value="0.876423966088856" calcext:value-type="float">
            <text:p>0,876423966088856</text:p>
          </table:table-cell>
          <table:table-cell office:value-type="float" office:value="0.92211815774767" calcext:value-type="float">
            <text:p>0,92211815774767</text:p>
          </table:table-cell>
          <table:table-cell office:value-type="float" office:value="1.02155846824406" calcext:value-type="float">
            <text:p>1,02155846824406</text:p>
          </table:table-cell>
          <table:table-cell office:value-type="float" office:value="1.09439117229671" calcext:value-type="float">
            <text:p>1,09439117229671</text:p>
          </table:table-cell>
          <table:table-cell office:value-type="float" office:value="0.865942372187167" calcext:value-type="float">
            <text:p>0,865942372187167</text:p>
          </table:table-cell>
          <table:table-cell office:value-type="float" office:value="0.903119555908157" calcext:value-type="float">
            <text:p>0,903119555908157</text:p>
          </table:table-cell>
          <table:table-cell office:value-type="float" office:value="1.04424497408293" calcext:value-type="float">
            <text:p>1,04424497408293</text:p>
          </table:table-cell>
          <table:table-cell office:value-type="float" office:value="0.89668217014528" calcext:value-type="float">
            <text:p>0,89668217014528</text:p>
          </table:table-cell>
          <table:table-cell office:value-type="float" office:value="1.13428379509338" calcext:value-type="float">
            <text:p>1,13428379509338</text:p>
          </table:table-cell>
          <table:table-cell office:value-type="float" office:value="0.877863272501496" calcext:value-type="float">
            <text:p>0,877863272501496</text:p>
          </table:table-cell>
          <table:table-cell office:value-type="float" office:value="0.888430845846177" calcext:value-type="float">
            <text:p>0,888430845846177</text:p>
          </table:table-cell>
          <table:table-cell office:value-type="float" office:value="0.764564041119899" calcext:value-type="float">
            <text:p>0,764564041119899</text:p>
          </table:table-cell>
          <table:table-cell office:value-type="float" office:value="0.883592305011749" calcext:value-type="float">
            <text:p>0,883592305011749</text:p>
          </table:table-cell>
          <table:table-cell table:style-name="ce6" office:value-type="float" office:value="0.93619864275881" calcext:value-type="float">
            <text:p>0,93619864275881</text:p>
          </table:table-cell>
          <table:table-cell table:style-name="ce6" office:value-type="float" office:value="1.0341327179645" calcext:value-type="float">
            <text:p>1,0341327179645</text:p>
          </table:table-cell>
          <table:table-cell office:value-type="float" office:value="1.02347543649625" calcext:value-type="float">
            <text:p>1,02347543649625</text:p>
          </table:table-cell>
          <table:table-cell office:value-type="float" office:value="0.794888628833209" calcext:value-type="float">
            <text:p>0,794888628833209</text:p>
          </table:table-cell>
          <table:table-cell office:value-type="float" office:value="1.02904704552158" calcext:value-type="float">
            <text:p>1,02904704552158</text:p>
          </table:table-cell>
          <table:table-cell office:value-type="float" office:value="0.934458023124984" calcext:value-type="float">
            <text:p>0,934458023124984</text:p>
          </table:table-cell>
          <table:table-cell office:value-type="float" office:value="1.08952058282605" calcext:value-type="float">
            <text:p>1,08952058282605</text:p>
          </table:table-cell>
          <table:table-cell office:value-type="float" office:value="1.23358694335304" calcext:value-type="float">
            <text:p>1,23358694335304</text:p>
          </table:table-cell>
          <table:table-cell office:value-type="float" office:value="0.908943322172941" calcext:value-type="float">
            <text:p>0,908943322172941</text:p>
          </table:table-cell>
          <table:table-cell office:value-type="float" office:value="0.924514297333323" calcext:value-type="float">
            <text:p>0,924514297333323</text:p>
          </table:table-cell>
          <table:table-cell office:value-type="float" office:value="1.04570136109727" calcext:value-type="float">
            <text:p>1,04570136109727</text:p>
          </table:table-cell>
          <table:table-cell office:value-type="float" office:value="0.996711136015862" calcext:value-type="float">
            <text:p>0,996711136015862</text:p>
          </table:table-cell>
          <table:table-cell office:value-type="float" office:value="1.00212772644415" calcext:value-type="float">
            <text:p>1,00212772644415</text:p>
          </table:table-cell>
          <table:table-cell office:value-type="float" office:value="1.02023859367062" calcext:value-type="float">
            <text:p>1,02023859367062</text:p>
          </table:table-cell>
          <table:table-cell office:value-type="float" office:value="0.843557278854655" calcext:value-type="float">
            <text:p>0,843557278854655</text:p>
          </table:table-cell>
          <table:table-cell office:value-type="float" office:value="0.871723856652341" calcext:value-type="float">
            <text:p>0,871723856652341</text:p>
          </table:table-cell>
          <table:table-cell office:value-type="float" office:value="0.934756114642262" calcext:value-type="float">
            <text:p>0,934756114642262</text:p>
          </table:table-cell>
          <table:table-cell office:value-type="float" office:value="0.963460669710915" calcext:value-type="float">
            <text:p>0,963460669710915</text:p>
          </table:table-cell>
          <table:table-cell office:value-type="float" office:value="0.99999920582606" calcext:value-type="float">
            <text:p>0,99999920582606</text:p>
          </table:table-cell>
          <table:table-cell office:value-type="float" office:value="0.939251157336238" calcext:value-type="float">
            <text:p>0,939251157336238</text:p>
          </table:table-cell>
          <table:table-cell office:value-type="float" office:value="0.934736205608748" calcext:value-type="float">
            <text:p>0,934736205608748</text:p>
          </table:table-cell>
          <table:table-cell office:value-type="float" office:value="0.995559535787392" calcext:value-type="float">
            <text:p>0,995559535787392</text:p>
          </table:table-cell>
          <table:table-cell office:value-type="float" office:value="1.13278714184903" calcext:value-type="float">
            <text:p>1,13278714184903</text:p>
          </table:table-cell>
          <table:table-cell office:value-type="float" office:value="0.977102543859563" calcext:value-type="float">
            <text:p>0,977102543859563</text:p>
          </table:table-cell>
          <table:table-cell office:value-type="float" office:value="0.905988262052073" calcext:value-type="float">
            <text:p>0,905988262052073</text:p>
          </table:table-cell>
          <table:table-cell office:value-type="float" office:value="1.07772393285946" calcext:value-type="float">
            <text:p>1,07772393285946</text:p>
          </table:table-cell>
          <table:table-cell office:value-type="float" office:value="1.0118848758224" calcext:value-type="float">
            <text:p>1,0118848758224</text:p>
          </table:table-cell>
          <table:table-cell office:value-type="float" office:value="1.02583434748371" calcext:value-type="float">
            <text:p>1,02583434748371</text:p>
          </table:table-cell>
          <table:table-cell office:value-type="float" office:value="0.991572389925558" calcext:value-type="float">
            <text:p>0,991572389925558</text:p>
          </table:table-cell>
          <table:table-cell office:value-type="float" office:value="1.07031347243077" calcext:value-type="float">
            <text:p>1,07031347243077</text:p>
          </table:table-cell>
          <table:table-cell office:value-type="float" office:value="1.16701685422501" calcext:value-type="float">
            <text:p>1,16701685422501</text:p>
          </table:table-cell>
          <table:table-cell office:value-type="float" office:value="0.81267540403412" calcext:value-type="float">
            <text:p>0,81267540403412</text:p>
          </table:table-cell>
          <table:table-cell office:value-type="float" office:value="1.22348295898252" calcext:value-type="float">
            <text:p>1,22348295898252</text:p>
          </table:table-cell>
          <table:table-cell office:value-type="float" office:value="1.23250223708399" calcext:value-type="float">
            <text:p>1,23250223708399</text:p>
          </table:table-cell>
          <table:table-cell office:value-type="float" office:value="1.01931547029586" calcext:value-type="float">
            <text:p>1,01931547029586</text:p>
          </table:table-cell>
          <table:table-cell office:value-type="float" office:value="1.22326194382076" calcext:value-type="float">
            <text:p>1,22326194382076</text:p>
          </table:table-cell>
          <table:table-cell office:value-type="float" office:value="1.04069958565055" calcext:value-type="float">
            <text:p>1,04069958565055</text:p>
          </table:table-cell>
          <table:table-cell office:value-type="float" office:value="0.949383718493309" calcext:value-type="float">
            <text:p>0,949383718493309</text:p>
          </table:table-cell>
          <table:table-cell table:number-columns-repeated="17"/>
        </table:table-row>
        <table:table-row table:style-name="ro1">
          <table:table-cell office:value-type="float" office:value="1.00345013685501" calcext:value-type="float">
            <text:p>1,00345013685501</text:p>
          </table:table-cell>
          <table:table-cell office:value-type="float" office:value="0.965374182775244" calcext:value-type="float">
            <text:p>0,965374182775244</text:p>
          </table:table-cell>
          <table:table-cell office:value-type="float" office:value="1.1519894130936" calcext:value-type="float">
            <text:p>1,1519894130936</text:p>
          </table:table-cell>
          <table:table-cell office:value-type="float" office:value="0.953768642764391" calcext:value-type="float">
            <text:p>0,953768642764391</text:p>
          </table:table-cell>
          <table:table-cell office:value-type="float" office:value="1.08190553899064" calcext:value-type="float">
            <text:p>1,08190553899064</text:p>
          </table:table-cell>
          <table:table-cell office:value-type="float" office:value="1.11315074219851" calcext:value-type="float">
            <text:p>1,11315074219851</text:p>
          </table:table-cell>
          <table:table-cell office:value-type="float" office:value="0.973632611223979" calcext:value-type="float">
            <text:p>0,973632611223979</text:p>
          </table:table-cell>
          <table:table-cell office:value-type="float" office:value="0.965409302367634" calcext:value-type="float">
            <text:p>0,965409302367634</text:p>
          </table:table-cell>
          <table:table-cell office:value-type="float" office:value="0.962588244843874" calcext:value-type="float">
            <text:p>0,962588244843874</text:p>
          </table:table-cell>
          <table:table-cell office:value-type="float" office:value="1.04900873683351" calcext:value-type="float">
            <text:p>1,04900873683351</text:p>
          </table:table-cell>
          <table:table-cell office:value-type="float" office:value="1.0802542695052" calcext:value-type="float">
            <text:p>1,0802542695052</text:p>
          </table:table-cell>
          <table:table-cell office:value-type="float" office:value="0.857415705090077" calcext:value-type="float">
            <text:p>0,857415705090077</text:p>
          </table:table-cell>
          <table:table-cell office:value-type="float" office:value="0.961153774655215" calcext:value-type="float">
            <text:p>0,961153774655215</text:p>
          </table:table-cell>
          <table:table-cell office:value-type="float" office:value="1.21511663768254" calcext:value-type="float">
            <text:p>1,21511663768254</text:p>
          </table:table-cell>
          <table:table-cell office:value-type="float" office:value="1.03860306121052" calcext:value-type="float">
            <text:p>1,03860306121052</text:p>
          </table:table-cell>
          <table:table-cell office:value-type="float" office:value="0.845180739534376" calcext:value-type="float">
            <text:p>0,845180739534376</text:p>
          </table:table-cell>
          <table:table-cell office:value-type="float" office:value="0.704636663175316" calcext:value-type="float">
            <text:p>0,704636663175316</text:p>
          </table:table-cell>
          <table:table-cell office:value-type="float" office:value="1.07425918137581" calcext:value-type="float">
            <text:p>1,07425918137581</text:p>
          </table:table-cell>
          <table:table-cell office:value-type="float" office:value="1.0300498988005" calcext:value-type="float">
            <text:p>1,0300498988005</text:p>
          </table:table-cell>
          <table:table-cell office:value-type="float" office:value="1.16942529396223" calcext:value-type="float">
            <text:p>1,16942529396223</text:p>
          </table:table-cell>
          <table:table-cell office:value-type="float" office:value="0.861036575241951" calcext:value-type="float">
            <text:p>0,861036575241951</text:p>
          </table:table-cell>
          <table:table-cell office:value-type="float" office:value="0.94508731671481" calcext:value-type="float">
            <text:p>0,94508731671481</text:p>
          </table:table-cell>
          <table:table-cell office:value-type="float" office:value="0.899162977899548" calcext:value-type="float">
            <text:p>0,899162977899548</text:p>
          </table:table-cell>
          <table:table-cell office:value-type="float" office:value="0.940209085066498" calcext:value-type="float">
            <text:p>0,940209085066498</text:p>
          </table:table-cell>
          <table:table-cell table:style-name="ce6" office:value-type="float" office:value="1.14859959556104" calcext:value-type="float">
            <text:p>1,14859959556104</text:p>
          </table:table-cell>
          <table:table-cell table:style-name="ce6" office:value-type="float" office:value="1.0667772880477" calcext:value-type="float">
            <text:p>1,0667772880477</text:p>
          </table:table-cell>
          <table:table-cell office:value-type="float" office:value="0.85196048552669" calcext:value-type="float">
            <text:p>0,85196048552669</text:p>
          </table:table-cell>
          <table:table-cell office:value-type="float" office:value="0.91341761206317" calcext:value-type="float">
            <text:p>0,91341761206317</text:p>
          </table:table-cell>
          <table:table-cell office:value-type="float" office:value="0.999248000669932" calcext:value-type="float">
            <text:p>0,999248000669932</text:p>
          </table:table-cell>
          <table:table-cell office:value-type="float" office:value="0.910001871062971" calcext:value-type="float">
            <text:p>0,910001871062971</text:p>
          </table:table-cell>
          <table:table-cell office:value-type="float" office:value="1.1824473647602" calcext:value-type="float">
            <text:p>1,1824473647602</text:p>
          </table:table-cell>
          <table:table-cell office:value-type="float" office:value="1.21291736192062" calcext:value-type="float">
            <text:p>1,21291736192062</text:p>
          </table:table-cell>
          <table:table-cell office:value-type="float" office:value="0.839256028977006" calcext:value-type="float">
            <text:p>0,839256028977006</text:p>
          </table:table-cell>
          <table:table-cell office:value-type="float" office:value="0.923433250897537" calcext:value-type="float">
            <text:p>0,923433250897537</text:p>
          </table:table-cell>
          <table:table-cell office:value-type="float" office:value="1.14984204922103" calcext:value-type="float">
            <text:p>1,14984204922103</text:p>
          </table:table-cell>
          <table:table-cell office:value-type="float" office:value="1.00902125556104" calcext:value-type="float">
            <text:p>1,00902125556104</text:p>
          </table:table-cell>
          <table:table-cell office:value-type="float" office:value="0.985322453733821" calcext:value-type="float">
            <text:p>0,985322453733821</text:p>
          </table:table-cell>
          <table:table-cell office:value-type="float" office:value="1.03505768933006" calcext:value-type="float">
            <text:p>1,03505768933006</text:p>
          </table:table-cell>
          <table:table-cell office:value-type="float" office:value="0.861026818295377" calcext:value-type="float">
            <text:p>0,861026818295377</text:p>
          </table:table-cell>
          <table:table-cell office:value-type="float" office:value="0.832806399990815" calcext:value-type="float">
            <text:p>0,832806399990815</text:p>
          </table:table-cell>
          <table:table-cell office:value-type="float" office:value="0.842252012214985" calcext:value-type="float">
            <text:p>0,842252012214985</text:p>
          </table:table-cell>
          <table:table-cell office:value-type="float" office:value="0.92655166675911" calcext:value-type="float">
            <text:p>0,92655166675911</text:p>
          </table:table-cell>
          <table:table-cell office:value-type="float" office:value="0.949093503030934" calcext:value-type="float">
            <text:p>0,949093503030934</text:p>
          </table:table-cell>
          <table:table-cell office:value-type="float" office:value="0.866681612596449" calcext:value-type="float">
            <text:p>0,866681612596449</text:p>
          </table:table-cell>
          <table:table-cell office:value-type="float" office:value="1.022593513401" calcext:value-type="float">
            <text:p>1,022593513401</text:p>
          </table:table-cell>
          <table:table-cell office:value-type="float" office:value="1.02416519409659" calcext:value-type="float">
            <text:p>1,02416519409659</text:p>
          </table:table-cell>
          <table:table-cell office:value-type="float" office:value="1.02261421377665" calcext:value-type="float">
            <text:p>1,02261421377665</text:p>
          </table:table-cell>
          <table:table-cell office:value-type="float" office:value="0.814397039692424" calcext:value-type="float">
            <text:p>0,814397039692424</text:p>
          </table:table-cell>
          <table:table-cell office:value-type="float" office:value="0.980703192041535" calcext:value-type="float">
            <text:p>0,980703192041535</text:p>
          </table:table-cell>
          <table:table-cell office:value-type="float" office:value="0.926873599931972" calcext:value-type="float">
            <text:p>0,926873599931972</text:p>
          </table:table-cell>
          <table:table-cell office:value-type="float" office:value="0.976790481166579" calcext:value-type="float">
            <text:p>0,976790481166579</text:p>
          </table:table-cell>
          <table:table-cell office:value-type="float" office:value="1.05227629264916" calcext:value-type="float">
            <text:p>1,05227629264916</text:p>
          </table:table-cell>
          <table:table-cell office:value-type="float" office:value="1.08603985764052" calcext:value-type="float">
            <text:p>1,08603985764052</text:p>
          </table:table-cell>
          <table:table-cell office:value-type="float" office:value="0.989625666782431" calcext:value-type="float">
            <text:p>0,989625666782431</text:p>
          </table:table-cell>
          <table:table-cell office:value-type="float" office:value="1.15059209041369" calcext:value-type="float">
            <text:p>1,15059209041369</text:p>
          </table:table-cell>
          <table:table-cell office:value-type="float" office:value="1.39166642045238" calcext:value-type="float">
            <text:p>1,39166642045238</text:p>
          </table:table-cell>
          <table:table-cell table:number-columns-repeated="2"/>
          <table:table-cell office:value-type="float" office:value="0.952292880174745" calcext:value-type="float">
            <text:p>0,952292880174745</text:p>
          </table:table-cell>
          <table:table-cell office:value-type="float" office:value="1.21579976341741" calcext:value-type="float">
            <text:p>1,21579976341741</text:p>
          </table:table-cell>
          <table:table-cell office:value-type="float" office:value="1.03599827994839" calcext:value-type="float">
            <text:p>1,03599827994839</text:p>
          </table:table-cell>
          <table:table-cell office:value-type="float" office:value="0.92856125329128" calcext:value-type="float">
            <text:p>0,92856125329128</text:p>
          </table:table-cell>
          <table:table-cell table:number-columns-repeated="17"/>
        </table:table-row>
        <table:table-row table:style-name="ro1">
          <table:table-cell office:value-type="float" office:value="0.862505137900314" calcext:value-type="float">
            <text:p>0,862505137900314</text:p>
          </table:table-cell>
          <table:table-cell office:value-type="float" office:value="0.95461678663583" calcext:value-type="float">
            <text:p>0,95461678663583</text:p>
          </table:table-cell>
          <table:table-cell office:value-type="float" office:value="1.08248056639214" calcext:value-type="float">
            <text:p>1,08248056639214</text:p>
          </table:table-cell>
          <table:table-cell office:value-type="float" office:value="0.885133771514907" calcext:value-type="float">
            <text:p>0,885133771514907</text:p>
          </table:table-cell>
          <table:table-cell office:value-type="float" office:value="1.04359682766613" calcext:value-type="float">
            <text:p>1,04359682766613</text:p>
          </table:table-cell>
          <table:table-cell office:value-type="float" office:value="1.09296451287929" calcext:value-type="float">
            <text:p>1,09296451287929</text:p>
          </table:table-cell>
          <table:table-cell office:value-type="float" office:value="0.743145391209676" calcext:value-type="float">
            <text:p>0,743145391209676</text:p>
          </table:table-cell>
          <table:table-cell office:value-type="float" office:value="0.889087768640825" calcext:value-type="float">
            <text:p>0,889087768640825</text:p>
          </table:table-cell>
          <table:table-cell office:value-type="float" office:value="1.02134000154586" calcext:value-type="float">
            <text:p>1,02134000154586</text:p>
          </table:table-cell>
          <table:table-cell office:value-type="float" office:value="1.01884094363311" calcext:value-type="float">
            <text:p>1,01884094363311</text:p>
          </table:table-cell>
          <table:table-cell office:value-type="float" office:value="0.952642703763817" calcext:value-type="float">
            <text:p>0,952642703763817</text:p>
          </table:table-cell>
          <table:table-cell office:value-type="float" office:value="0.835464928695876" calcext:value-type="float">
            <text:p>0,835464928695876</text:p>
          </table:table-cell>
          <table:table-cell office:value-type="float" office:value="1.04152341406272" calcext:value-type="float">
            <text:p>1,04152341406272</text:p>
          </table:table-cell>
          <table:table-cell office:value-type="float" office:value="1.13440283169673" calcext:value-type="float">
            <text:p>1,13440283169673</text:p>
          </table:table-cell>
          <table:table-cell office:value-type="float" office:value="1.10330115705262" calcext:value-type="float">
            <text:p>1,10330115705262</text:p>
          </table:table-cell>
          <table:table-cell office:value-type="float" office:value="0.835877149422191" calcext:value-type="float">
            <text:p>0,835877149422191</text:p>
          </table:table-cell>
          <table:table-cell office:value-type="float" office:value="0.766805827200717" calcext:value-type="float">
            <text:p>0,766805827200717</text:p>
          </table:table-cell>
          <table:table-cell office:value-type="float" office:value="1.06632859628781" calcext:value-type="float">
            <text:p>1,06632859628781</text:p>
          </table:table-cell>
          <table:table-cell office:value-type="float" office:value="0.90413513529776" calcext:value-type="float">
            <text:p>0,90413513529776</text:p>
          </table:table-cell>
          <table:table-cell office:value-type="float" office:value="1.17811568240988" calcext:value-type="float">
            <text:p>1,17811568240988</text:p>
          </table:table-cell>
          <table:table-cell office:value-type="float" office:value="0.87199797444604" calcext:value-type="float">
            <text:p>0,87199797444604</text:p>
          </table:table-cell>
          <table:table-cell office:value-type="float" office:value="0.960296772392419" calcext:value-type="float">
            <text:p>0,960296772392419</text:p>
          </table:table-cell>
          <table:table-cell office:value-type="float" office:value="0.93148141856537" calcext:value-type="float">
            <text:p>0,93148141856537</text:p>
          </table:table-cell>
          <table:table-cell office:value-type="float" office:value="1.05483757756669" calcext:value-type="float">
            <text:p>1,05483757756669</text:p>
          </table:table-cell>
          <table:table-cell table:style-name="ce6" office:value-type="float" office:value="1.14457777802389" calcext:value-type="float">
            <text:p>1,14457777802389</text:p>
          </table:table-cell>
          <table:table-cell table:style-name="ce6" office:value-type="float" office:value="0.933457256112657" calcext:value-type="float">
            <text:p>0,933457256112657</text:p>
          </table:table-cell>
          <table:table-cell office:value-type="float" office:value="0.979701980875525" calcext:value-type="float">
            <text:p>0,979701980875525</text:p>
          </table:table-cell>
          <table:table-cell office:value-type="float" office:value="0.923766661990453" calcext:value-type="float">
            <text:p>0,923766661990453</text:p>
          </table:table-cell>
          <table:table-cell office:value-type="float" office:value="0.996865927685405" calcext:value-type="float">
            <text:p>0,996865927685405</text:p>
          </table:table-cell>
          <table:table-cell office:value-type="float" office:value="1.01880941934981" calcext:value-type="float">
            <text:p>1,01880941934981</text:p>
          </table:table-cell>
          <table:table-cell office:value-type="float" office:value="1.05759866781956" calcext:value-type="float">
            <text:p>1,05759866781956</text:p>
          </table:table-cell>
          <table:table-cell office:value-type="float" office:value="1.18118318496968" calcext:value-type="float">
            <text:p>1,18118318496968</text:p>
          </table:table-cell>
          <table:table-cell office:value-type="float" office:value="0.970116105816535" calcext:value-type="float">
            <text:p>0,970116105816535</text:p>
          </table:table-cell>
          <table:table-cell office:value-type="float" office:value="0.963698767168621" calcext:value-type="float">
            <text:p>0,963698767168621</text:p>
          </table:table-cell>
          <table:table-cell office:value-type="float" office:value="1.04294143254927" calcext:value-type="float">
            <text:p>1,04294143254927</text:p>
          </table:table-cell>
          <table:table-cell office:value-type="float" office:value="1.15086573942662" calcext:value-type="float">
            <text:p>1,15086573942662</text:p>
          </table:table-cell>
          <table:table-cell office:value-type="float" office:value="0.966638920718656" calcext:value-type="float">
            <text:p>0,966638920718656</text:p>
          </table:table-cell>
          <table:table-cell office:value-type="float" office:value="0.960332247369647" calcext:value-type="float">
            <text:p>0,960332247369647</text:p>
          </table:table-cell>
          <table:table-cell office:value-type="float" office:value="0.800158896335079" calcext:value-type="float">
            <text:p>0,800158896335079</text:p>
          </table:table-cell>
          <table:table-cell office:value-type="float" office:value="0.900875048915303" calcext:value-type="float">
            <text:p>0,900875048915303</text:p>
          </table:table-cell>
          <table:table-cell office:value-type="float" office:value="0.897702385949759" calcext:value-type="float">
            <text:p>0,897702385949759</text:p>
          </table:table-cell>
          <table:table-cell office:value-type="float" office:value="1.01659225417921" calcext:value-type="float">
            <text:p>1,01659225417921</text:p>
          </table:table-cell>
          <table:table-cell office:value-type="float" office:value="0.985595822440228" calcext:value-type="float">
            <text:p>0,985595822440228</text:p>
          </table:table-cell>
          <table:table-cell office:value-type="float" office:value="0.72964467570086" calcext:value-type="float">
            <text:p>0,72964467570086</text:p>
          </table:table-cell>
          <table:table-cell office:value-type="float" office:value="1.17270802949278" calcext:value-type="float">
            <text:p>1,17270802949278</text:p>
          </table:table-cell>
          <table:table-cell office:value-type="float" office:value="1.01603114255311" calcext:value-type="float">
            <text:p>1,01603114255311</text:p>
          </table:table-cell>
          <table:table-cell office:value-type="float" office:value="1.02913536798546" calcext:value-type="float">
            <text:p>1,02913536798546</text:p>
          </table:table-cell>
          <table:table-cell office:value-type="float" office:value="0.822843847753966" calcext:value-type="float">
            <text:p>0,822843847753966</text:p>
          </table:table-cell>
          <table:table-cell office:value-type="float" office:value="0.997797795999076" calcext:value-type="float">
            <text:p>0,997797795999076</text:p>
          </table:table-cell>
          <table:table-cell office:value-type="float" office:value="0.88258796499218" calcext:value-type="float">
            <text:p>0,88258796499218</text:p>
          </table:table-cell>
          <table:table-cell office:value-type="float" office:value="1.10091274790572" calcext:value-type="float">
            <text:p>1,10091274790572</text:p>
          </table:table-cell>
          <table:table-cell office:value-type="float" office:value="1.0142816720541" calcext:value-type="float">
            <text:p>1,0142816720541</text:p>
          </table:table-cell>
          <table:table-cell office:value-type="float" office:value="1.0612192992909" calcext:value-type="float">
            <text:p>1,0612192992909</text:p>
          </table:table-cell>
          <table:table-cell office:value-type="float" office:value="0.992021246265082" calcext:value-type="float">
            <text:p>0,992021246265082</text:p>
          </table:table-cell>
          <table:table-cell office:value-type="float" office:value="1.14489045086022" calcext:value-type="float">
            <text:p>1,14489045086022</text:p>
          </table:table-cell>
          <table:table-cell office:value-type="float" office:value="1.36888939476719" calcext:value-type="float">
            <text:p>1,36888939476719</text:p>
          </table:table-cell>
          <table:table-cell office:value-type="float" office:value="1.14431196624933" calcext:value-type="float">
            <text:p>1,14431196624933</text:p>
          </table:table-cell>
          <table:table-cell office:value-type="float" office:value="1.23707504352081" calcext:value-type="float">
            <text:p>1,23707504352081</text:p>
          </table:table-cell>
          <table:table-cell office:value-type="float" office:value="1.02665109488518" calcext:value-type="float">
            <text:p>1,02665109488518</text:p>
          </table:table-cell>
          <table:table-cell office:value-type="float" office:value="1.24760024301336" calcext:value-type="float">
            <text:p>1,24760024301336</text:p>
          </table:table-cell>
          <table:table-cell office:value-type="float" office:value="1.03424941525134" calcext:value-type="float">
            <text:p>1,03424941525134</text:p>
          </table:table-cell>
          <table:table-cell office:value-type="float" office:value="0.937185764622248" calcext:value-type="float">
            <text:p>0,937185764622248</text:p>
          </table:table-cell>
          <table:table-cell table:number-columns-repeated="17"/>
        </table:table-row>
        <table:table-row table:style-name="ro1">
          <table:table-cell office:value-type="float" office:value="0.89568318480578" calcext:value-type="float">
            <text:p>0,89568318480578</text:p>
          </table:table-cell>
          <table:table-cell office:value-type="float" office:value="1.00552008331726" calcext:value-type="float">
            <text:p>1,00552008331726</text:p>
          </table:table-cell>
          <table:table-cell office:value-type="float" office:value="1.04342062144367" calcext:value-type="float">
            <text:p>1,04342062144367</text:p>
          </table:table-cell>
          <table:table-cell office:value-type="float" office:value="0.949656298255503" calcext:value-type="float">
            <text:p>0,949656298255503</text:p>
          </table:table-cell>
          <table:table-cell office:value-type="float" office:value="1.05208969358637" calcext:value-type="float">
            <text:p>1,05208969358637</text:p>
          </table:table-cell>
          <table:table-cell office:value-type="float" office:value="1.05003638435614" calcext:value-type="float">
            <text:p>1,05003638435614</text:p>
          </table:table-cell>
          <table:table-cell office:value-type="float" office:value="0.795741239013654" calcext:value-type="float">
            <text:p>0,795741239013654</text:p>
          </table:table-cell>
          <table:table-cell office:value-type="float" office:value="0.950883953963032" calcext:value-type="float">
            <text:p>0,950883953963032</text:p>
          </table:table-cell>
          <table:table-cell office:value-type="float" office:value="1.01161151967238" calcext:value-type="float">
            <text:p>1,01161151967238</text:p>
          </table:table-cell>
          <table:table-cell office:value-type="float" office:value="1.08082139367173" calcext:value-type="float">
            <text:p>1,08082139367173</text:p>
          </table:table-cell>
          <table:table-cell office:value-type="float" office:value="0.831390201048396" calcext:value-type="float">
            <text:p>0,831390201048396</text:p>
          </table:table-cell>
          <table:table-cell office:value-type="float" office:value="0.838640479440543" calcext:value-type="float">
            <text:p>0,838640479440543</text:p>
          </table:table-cell>
          <table:table-cell office:value-type="float" office:value="1.0269729132887" calcext:value-type="float">
            <text:p>1,0269729132887</text:p>
          </table:table-cell>
          <table:table-cell office:value-type="float" office:value="1.15980502136166" calcext:value-type="float">
            <text:p>1,15980502136166</text:p>
          </table:table-cell>
          <table:table-cell office:value-type="float" office:value="1.09150137541624" calcext:value-type="float">
            <text:p>1,09150137541624</text:p>
          </table:table-cell>
          <table:table-cell office:value-type="float" office:value="0.89513124060425" calcext:value-type="float">
            <text:p>0,89513124060425</text:p>
          </table:table-cell>
          <table:table-cell office:value-type="float" office:value="0.743872547934303" calcext:value-type="float">
            <text:p>0,743872547934303</text:p>
          </table:table-cell>
          <table:table-cell office:value-type="float" office:value="0.995783327058123" calcext:value-type="float">
            <text:p>0,995783327058123</text:p>
          </table:table-cell>
          <table:table-cell office:value-type="float" office:value="0.939616885989587" calcext:value-type="float">
            <text:p>0,939616885989587</text:p>
          </table:table-cell>
          <table:table-cell office:value-type="float" office:value="1.1449465622313" calcext:value-type="float">
            <text:p>1,1449465622313</text:p>
          </table:table-cell>
          <table:table-cell office:value-type="float" office:value="0.849740475943823" calcext:value-type="float">
            <text:p>0,849740475943823</text:p>
          </table:table-cell>
          <table:table-cell office:value-type="float" office:value="0.882029627820139" calcext:value-type="float">
            <text:p>0,882029627820139</text:p>
          </table:table-cell>
          <table:table-cell office:value-type="float" office:value="0.894987880209555" calcext:value-type="float">
            <text:p>0,894987880209555</text:p>
          </table:table-cell>
          <table:table-cell office:value-type="float" office:value="1.0076180163983" calcext:value-type="float">
            <text:p>1,0076180163983</text:p>
          </table:table-cell>
          <table:table-cell table:style-name="ce6" office:value-type="float" office:value="1.12560975893402" calcext:value-type="float">
            <text:p>1,12560975893402</text:p>
          </table:table-cell>
          <table:table-cell table:style-name="ce6" office:value-type="float" office:value="0.973348159868256" calcext:value-type="float">
            <text:p>0,973348159868256</text:p>
          </table:table-cell>
          <table:table-cell office:value-type="float" office:value="0.927586101514361" calcext:value-type="float">
            <text:p>0,927586101514361</text:p>
          </table:table-cell>
          <table:table-cell office:value-type="float" office:value="0.904477451197312" calcext:value-type="float">
            <text:p>0,904477451197312</text:p>
          </table:table-cell>
          <table:table-cell office:value-type="float" office:value="1.03808125401231" calcext:value-type="float">
            <text:p>1,03808125401231</text:p>
          </table:table-cell>
          <table:table-cell office:value-type="float" office:value="1.03529527151062" calcext:value-type="float">
            <text:p>1,03529527151062</text:p>
          </table:table-cell>
          <table:table-cell office:value-type="float" office:value="1.08974137054079" calcext:value-type="float">
            <text:p>1,08974137054079</text:p>
          </table:table-cell>
          <table:table-cell office:value-type="float" office:value="1.20565602600578" calcext:value-type="float">
            <text:p>1,20565602600578</text:p>
          </table:table-cell>
          <table:table-cell office:value-type="float" office:value="0.84133468595969" calcext:value-type="float">
            <text:p>0,84133468595969</text:p>
          </table:table-cell>
          <table:table-cell office:value-type="float" office:value="0.99324307731891" calcext:value-type="float">
            <text:p>0,99324307731891</text:p>
          </table:table-cell>
          <table:table-cell office:value-type="float" office:value="1.03637770897832" calcext:value-type="float">
            <text:p>1,03637770897832</text:p>
          </table:table-cell>
          <table:table-cell office:value-type="float" office:value="1.06794959614122" calcext:value-type="float">
            <text:p>1,06794959614122</text:p>
          </table:table-cell>
          <table:table-cell office:value-type="float" office:value="1.01288623333512" calcext:value-type="float">
            <text:p>1,01288623333512</text:p>
          </table:table-cell>
          <table:table-cell office:value-type="float" office:value="0.936045316403096" calcext:value-type="float">
            <text:p>0,936045316403096</text:p>
          </table:table-cell>
          <table:table-cell office:value-type="float" office:value="0.797484286659535" calcext:value-type="float">
            <text:p>0,797484286659535</text:p>
          </table:table-cell>
          <table:table-cell office:value-type="float" office:value="0.993661204761529" calcext:value-type="float">
            <text:p>0,993661204761529</text:p>
          </table:table-cell>
          <table:table-cell office:value-type="float" office:value="1.00334720673845" calcext:value-type="float">
            <text:p>1,00334720673845</text:p>
          </table:table-cell>
          <table:table-cell office:value-type="float" office:value="0.9341406452729" calcext:value-type="float">
            <text:p>0,9341406452729</text:p>
          </table:table-cell>
          <table:table-cell office:value-type="float" office:value="1.19326638363793" calcext:value-type="float">
            <text:p>1,19326638363793</text:p>
          </table:table-cell>
          <table:table-cell office:value-type="float" office:value="0.903486469122285" calcext:value-type="float">
            <text:p>0,903486469122285</text:p>
          </table:table-cell>
          <table:table-cell office:value-type="float" office:value="1.18667050519844" calcext:value-type="float">
            <text:p>1,18667050519844</text:p>
          </table:table-cell>
          <table:table-cell office:value-type="float" office:value="1.14244033169051" calcext:value-type="float">
            <text:p>1,14244033169051</text:p>
          </table:table-cell>
          <table:table-cell office:value-type="float" office:value="1.01717871233106" calcext:value-type="float">
            <text:p>1,01717871233106</text:p>
          </table:table-cell>
          <table:table-cell office:value-type="float" office:value="0.954912146308967" calcext:value-type="float">
            <text:p>0,954912146308967</text:p>
          </table:table-cell>
          <table:table-cell office:value-type="float" office:value="0.897695669646839" calcext:value-type="float">
            <text:p>0,897695669646839</text:p>
          </table:table-cell>
          <table:table-cell office:value-type="float" office:value="0.862868902876773" calcext:value-type="float">
            <text:p>0,862868902876773</text:p>
          </table:table-cell>
          <table:table-cell office:value-type="float" office:value="0.943377551994426" calcext:value-type="float">
            <text:p>0,943377551994426</text:p>
          </table:table-cell>
          <table:table-cell office:value-type="float" office:value="1.10575861459486" calcext:value-type="float">
            <text:p>1,10575861459486</text:p>
          </table:table-cell>
          <table:table-cell office:value-type="float" office:value="1.05447979693064" calcext:value-type="float">
            <text:p>1,05447979693064</text:p>
          </table:table-cell>
          <table:table-cell office:value-type="float" office:value="0.981904487715134" calcext:value-type="float">
            <text:p>0,981904487715134</text:p>
          </table:table-cell>
          <table:table-cell/>
          <table:table-cell office:value-type="float" office:value="1.29290655122362" calcext:value-type="float">
            <text:p>1,29290655122362</text:p>
          </table:table-cell>
          <table:table-cell office:value-type="float" office:value="1.322365974751" calcext:value-type="float">
            <text:p>1,322365974751</text:p>
          </table:table-cell>
          <table:table-cell office:value-type="float" office:value="1.33497297531414" calcext:value-type="float">
            <text:p>1,33497297531414</text:p>
          </table:table-cell>
          <table:table-cell office:value-type="float" office:value="1.0399330858722" calcext:value-type="float">
            <text:p>1,0399330858722</text:p>
          </table:table-cell>
          <table:table-cell office:value-type="float" office:value="1.18924703955902" calcext:value-type="float">
            <text:p>1,18924703955902</text:p>
          </table:table-cell>
          <table:table-cell office:value-type="float" office:value="1.06375109367128" calcext:value-type="float">
            <text:p>1,06375109367128</text:p>
          </table:table-cell>
          <table:table-cell office:value-type="float" office:value="0.920758655909226" calcext:value-type="float">
            <text:p>0,920758655909226</text:p>
          </table:table-cell>
          <table:table-cell table:number-columns-repeated="17"/>
        </table:table-row>
        <table:table-row table:style-name="ro1">
          <table:table-cell office:value-type="float" office:value="0.955448782105861" calcext:value-type="float">
            <text:p>0,955448782105861</text:p>
          </table:table-cell>
          <table:table-cell office:value-type="float" office:value="1.02996420133639" calcext:value-type="float">
            <text:p>1,02996420133639</text:p>
          </table:table-cell>
          <table:table-cell office:value-type="float" office:value="1.0249328882851" calcext:value-type="float">
            <text:p>1,0249328882851</text:p>
          </table:table-cell>
          <table:table-cell office:value-type="float" office:value="0.977645825066606" calcext:value-type="float">
            <text:p>0,977645825066606</text:p>
          </table:table-cell>
          <table:table-cell office:value-type="float" office:value="1.04907702199524" calcext:value-type="float">
            <text:p>1,04907702199524</text:p>
          </table:table-cell>
          <table:table-cell office:value-type="float" office:value="1.03092040450635" calcext:value-type="float">
            <text:p>1,03092040450635</text:p>
          </table:table-cell>
          <table:table-cell office:value-type="float" office:value="0.900299526000187" calcext:value-type="float">
            <text:p>0,900299526000187</text:p>
          </table:table-cell>
          <table:table-cell office:value-type="float" office:value="0.834232006009881" calcext:value-type="float">
            <text:p>0,834232006009881</text:p>
          </table:table-cell>
          <table:table-cell office:value-type="float" office:value="0.94263752210857" calcext:value-type="float">
            <text:p>0,94263752210857</text:p>
          </table:table-cell>
          <table:table-cell office:value-type="float" office:value="1.09611493049357" calcext:value-type="float">
            <text:p>1,09611493049357</text:p>
          </table:table-cell>
          <table:table-cell office:value-type="float" office:value="0.865124412208651" calcext:value-type="float">
            <text:p>0,865124412208651</text:p>
          </table:table-cell>
          <table:table-cell office:value-type="float" office:value="0.932284349090888" calcext:value-type="float">
            <text:p>0,932284349090888</text:p>
          </table:table-cell>
          <table:table-cell office:value-type="float" office:value="1.10169057525045" calcext:value-type="float">
            <text:p>1,10169057525045</text:p>
          </table:table-cell>
          <table:table-cell office:value-type="float" office:value="1.17556377334152" calcext:value-type="float">
            <text:p>1,17556377334152</text:p>
          </table:table-cell>
          <table:table-cell office:value-type="float" office:value="1.1178295992362" calcext:value-type="float">
            <text:p>1,1178295992362</text:p>
          </table:table-cell>
          <table:table-cell office:value-type="float" office:value="0.830443850346469" calcext:value-type="float">
            <text:p>0,830443850346469</text:p>
          </table:table-cell>
          <table:table-cell office:value-type="float" office:value="0.800588207105263" calcext:value-type="float">
            <text:p>0,800588207105263</text:p>
          </table:table-cell>
          <table:table-cell office:value-type="float" office:value="0.910258170757947" calcext:value-type="float">
            <text:p>0,910258170757947</text:p>
          </table:table-cell>
          <table:table-cell office:value-type="float" office:value="1.0183212695996" calcext:value-type="float">
            <text:p>1,0183212695996</text:p>
          </table:table-cell>
          <table:table-cell office:value-type="float" office:value="1.17611646282243" calcext:value-type="float">
            <text:p>1,17611646282243</text:p>
          </table:table-cell>
          <table:table-cell office:value-type="float" office:value="0.847356015052971" calcext:value-type="float">
            <text:p>0,847356015052971</text:p>
          </table:table-cell>
          <table:table-cell office:value-type="float" office:value="0.923206513018223" calcext:value-type="float">
            <text:p>0,923206513018223</text:p>
          </table:table-cell>
          <table:table-cell office:value-type="float" office:value="0.891773012713562" calcext:value-type="float">
            <text:p>0,891773012713562</text:p>
          </table:table-cell>
          <table:table-cell office:value-type="float" office:value="0.924130572455406" calcext:value-type="float">
            <text:p>0,924130572455406</text:p>
          </table:table-cell>
          <table:table-cell table:style-name="ce6" office:value-type="float" office:value="1.061795655569" calcext:value-type="float">
            <text:p>1,061795655569</text:p>
          </table:table-cell>
          <table:table-cell table:style-name="ce6" office:value-type="float" office:value="0.951469256681663" calcext:value-type="float">
            <text:p>0,951469256681663</text:p>
          </table:table-cell>
          <table:table-cell office:value-type="float" office:value="0.940937178623683" calcext:value-type="float">
            <text:p>0,940937178623683</text:p>
          </table:table-cell>
          <table:table-cell office:value-type="float" office:value="0.841299929377246" calcext:value-type="float">
            <text:p>0,841299929377246</text:p>
          </table:table-cell>
          <table:table-cell office:value-type="float" office:value="1.07499290321829" calcext:value-type="float">
            <text:p>1,07499290321829</text:p>
          </table:table-cell>
          <table:table-cell office:value-type="float" office:value="0.931308202731146" calcext:value-type="float">
            <text:p>0,931308202731146</text:p>
          </table:table-cell>
          <table:table-cell office:value-type="float" office:value="1.07952799238658" calcext:value-type="float">
            <text:p>1,07952799238658</text:p>
          </table:table-cell>
          <table:table-cell office:value-type="float" office:value="1.20343412310483" calcext:value-type="float">
            <text:p>1,20343412310483</text:p>
          </table:table-cell>
          <table:table-cell office:value-type="float" office:value="0.90162402425042" calcext:value-type="float">
            <text:p>0,90162402425042</text:p>
          </table:table-cell>
          <table:table-cell office:value-type="float" office:value="0.989683427788586" calcext:value-type="float">
            <text:p>0,989683427788586</text:p>
          </table:table-cell>
          <table:table-cell office:value-type="float" office:value="1.05251422073553" calcext:value-type="float">
            <text:p>1,05251422073553</text:p>
          </table:table-cell>
          <table:table-cell office:value-type="float" office:value="1.11101596769607" calcext:value-type="float">
            <text:p>1,11101596769607</text:p>
          </table:table-cell>
          <table:table-cell office:value-type="float" office:value="1.04516649598113" calcext:value-type="float">
            <text:p>1,04516649598113</text:p>
          </table:table-cell>
          <table:table-cell office:value-type="float" office:value="0.928665369316966" calcext:value-type="float">
            <text:p>0,928665369316966</text:p>
          </table:table-cell>
          <table:table-cell office:value-type="float" office:value="0.884471782750006" calcext:value-type="float">
            <text:p>0,884471782750006</text:p>
          </table:table-cell>
          <table:table-cell office:value-type="float" office:value="0.937913199830771" calcext:value-type="float">
            <text:p>0,937913199830771</text:p>
          </table:table-cell>
          <table:table-cell office:value-type="float" office:value="0.96754701459932" calcext:value-type="float">
            <text:p>0,96754701459932</text:p>
          </table:table-cell>
          <table:table-cell office:value-type="float" office:value="0.933535828391739" calcext:value-type="float">
            <text:p>0,933535828391739</text:p>
          </table:table-cell>
          <table:table-cell office:value-type="float" office:value="0.922487106248941" calcext:value-type="float">
            <text:p>0,922487106248941</text:p>
          </table:table-cell>
          <table:table-cell office:value-type="float" office:value="0.829488552238964" calcext:value-type="float">
            <text:p>0,829488552238964</text:p>
          </table:table-cell>
          <table:table-cell office:value-type="float" office:value="1.24029964439479" calcext:value-type="float">
            <text:p>1,24029964439479</text:p>
          </table:table-cell>
          <table:table-cell office:value-type="float" office:value="1.09728193326388" calcext:value-type="float">
            <text:p>1,09728193326388</text:p>
          </table:table-cell>
          <table:table-cell office:value-type="float" office:value="0.998755011553268" calcext:value-type="float">
            <text:p>0,998755011553268</text:p>
          </table:table-cell>
          <table:table-cell office:value-type="float" office:value="0.975463963696039" calcext:value-type="float">
            <text:p>0,975463963696039</text:p>
          </table:table-cell>
          <table:table-cell office:value-type="float" office:value="0.919635474364687" calcext:value-type="float">
            <text:p>0,919635474364687</text:p>
          </table:table-cell>
          <table:table-cell office:value-type="float" office:value="0.821834576231287" calcext:value-type="float">
            <text:p>0,821834576231287</text:p>
          </table:table-cell>
          <table:table-cell office:value-type="float" office:value="1.01756441756441" calcext:value-type="float">
            <text:p>1,01756441756441</text:p>
          </table:table-cell>
          <table:table-cell office:value-type="float" office:value="1.0457780704396" calcext:value-type="float">
            <text:p>1,0457780704396</text:p>
          </table:table-cell>
          <table:table-cell office:value-type="float" office:value="1.07970893390757" calcext:value-type="float">
            <text:p>1,07970893390757</text:p>
          </table:table-cell>
          <table:table-cell office:value-type="float" office:value="0.992569991696564" calcext:value-type="float">
            <text:p>0,992569991696564</text:p>
          </table:table-cell>
          <table:table-cell/>
          <table:table-cell office:value-type="float" office:value="1.26603415559772" calcext:value-type="float">
            <text:p>1,26603415559772</text:p>
          </table:table-cell>
          <table:table-cell office:value-type="float" office:value="1.22384155981382" calcext:value-type="float">
            <text:p>1,22384155981382</text:p>
          </table:table-cell>
          <table:table-cell office:value-type="float" office:value="1.26266392274826" calcext:value-type="float">
            <text:p>1,26266392274826</text:p>
          </table:table-cell>
          <table:table-cell office:value-type="float" office:value="1.10194820716381" calcext:value-type="float">
            <text:p>1,10194820716381</text:p>
          </table:table-cell>
          <table:table-cell office:value-type="float" office:value="1.06212941479762" calcext:value-type="float">
            <text:p>1,06212941479762</text:p>
          </table:table-cell>
          <table:table-cell office:value-type="float" office:value="1.05427322508397" calcext:value-type="float">
            <text:p>1,05427322508397</text:p>
          </table:table-cell>
          <table:table-cell office:value-type="float" office:value="1.01552835213823" calcext:value-type="float">
            <text:p>1,01552835213823</text:p>
          </table:table-cell>
          <table:table-cell table:number-columns-repeated="17"/>
        </table:table-row>
        <table:table-row table:style-name="ro1">
          <table:table-cell office:value-type="float" office:value="1.03120856363298" calcext:value-type="float">
            <text:p>1,03120856363298</text:p>
          </table:table-cell>
          <table:table-cell office:value-type="float" office:value="0.977693046202624" calcext:value-type="float">
            <text:p>0,977693046202624</text:p>
          </table:table-cell>
          <table:table-cell office:value-type="float" office:value="1.01684311309919" calcext:value-type="float">
            <text:p>1,01684311309919</text:p>
          </table:table-cell>
          <table:table-cell office:value-type="float" office:value="0.96100069759576" calcext:value-type="float">
            <text:p>0,96100069759576</text:p>
          </table:table-cell>
          <table:table-cell office:value-type="float" office:value="1.03752421872324" calcext:value-type="float">
            <text:p>1,03752421872324</text:p>
          </table:table-cell>
          <table:table-cell office:value-type="float" office:value="1.06076570308027" calcext:value-type="float">
            <text:p>1,06076570308027</text:p>
          </table:table-cell>
          <table:table-cell office:value-type="float" office:value="0.834587305229344" calcext:value-type="float">
            <text:p>0,834587305229344</text:p>
          </table:table-cell>
          <table:table-cell office:value-type="float" office:value="0.84543408116724" calcext:value-type="float">
            <text:p>0,84543408116724</text:p>
          </table:table-cell>
          <table:table-cell office:value-type="float" office:value="0.974424877256285" calcext:value-type="float">
            <text:p>0,974424877256285</text:p>
          </table:table-cell>
          <table:table-cell office:value-type="float" office:value="1.07736878804217" calcext:value-type="float">
            <text:p>1,07736878804217</text:p>
          </table:table-cell>
          <table:table-cell office:value-type="float" office:value="0.958546905615482" calcext:value-type="float">
            <text:p>0,958546905615482</text:p>
          </table:table-cell>
          <table:table-cell office:value-type="float" office:value="1.00330350552327" calcext:value-type="float">
            <text:p>1,00330350552327</text:p>
          </table:table-cell>
          <table:table-cell office:value-type="float" office:value="0.839169167142923" calcext:value-type="float">
            <text:p>0,839169167142923</text:p>
          </table:table-cell>
          <table:table-cell office:value-type="float" office:value="1.22840400876073" calcext:value-type="float">
            <text:p>1,22840400876073</text:p>
          </table:table-cell>
          <table:table-cell office:value-type="float" office:value="1.10248098180346" calcext:value-type="float">
            <text:p>1,10248098180346</text:p>
          </table:table-cell>
          <table:table-cell office:value-type="float" office:value="0.867519432580058" calcext:value-type="float">
            <text:p>0,867519432580058</text:p>
          </table:table-cell>
          <table:table-cell office:value-type="float" office:value="0.839166243307396" calcext:value-type="float">
            <text:p>0,839166243307396</text:p>
          </table:table-cell>
          <table:table-cell office:value-type="float" office:value="0.873018589364422" calcext:value-type="float">
            <text:p>0,873018589364422</text:p>
          </table:table-cell>
          <table:table-cell office:value-type="float" office:value="1.02453155880639" calcext:value-type="float">
            <text:p>1,02453155880639</text:p>
          </table:table-cell>
          <table:table-cell office:value-type="float" office:value="1.02281971847189" calcext:value-type="float">
            <text:p>1,02281971847189</text:p>
          </table:table-cell>
          <table:table-cell office:value-type="float" office:value="0.86986597754287" calcext:value-type="float">
            <text:p>0,86986597754287</text:p>
          </table:table-cell>
          <table:table-cell office:value-type="float" office:value="1.00267511275685" calcext:value-type="float">
            <text:p>1,00267511275685</text:p>
          </table:table-cell>
          <table:table-cell office:value-type="float" office:value="0.800986454660809" calcext:value-type="float">
            <text:p>0,800986454660809</text:p>
          </table:table-cell>
          <table:table-cell office:value-type="float" office:value="0.966639752733292" calcext:value-type="float">
            <text:p>0,966639752733292</text:p>
          </table:table-cell>
          <table:table-cell table:style-name="ce6" office:value-type="float" office:value="0.965993640983293" calcext:value-type="float">
            <text:p>0,965993640983293</text:p>
          </table:table-cell>
          <table:table-cell table:style-name="ce6"/>
          <table:table-cell office:value-type="float" office:value="0.995977491449932" calcext:value-type="float">
            <text:p>0,995977491449932</text:p>
          </table:table-cell>
          <table:table-cell office:value-type="float" office:value="0.873657545131916" calcext:value-type="float">
            <text:p>0,873657545131916</text:p>
          </table:table-cell>
          <table:table-cell office:value-type="float" office:value="1.08997546954561" calcext:value-type="float">
            <text:p>1,08997546954561</text:p>
          </table:table-cell>
          <table:table-cell office:value-type="float" office:value="1.06362699824078" calcext:value-type="float">
            <text:p>1,06362699824078</text:p>
          </table:table-cell>
          <table:table-cell office:value-type="float" office:value="0.990756241356721" calcext:value-type="float">
            <text:p>0,990756241356721</text:p>
          </table:table-cell>
          <table:table-cell office:value-type="float" office:value="1.20609980916753" calcext:value-type="float">
            <text:p>1,20609980916753</text:p>
          </table:table-cell>
          <table:table-cell office:value-type="float" office:value="0.933846553651829" calcext:value-type="float">
            <text:p>0,933846553651829</text:p>
          </table:table-cell>
          <table:table-cell office:value-type="float" office:value="0.932229743525309" calcext:value-type="float">
            <text:p>0,932229743525309</text:p>
          </table:table-cell>
          <table:table-cell office:value-type="float" office:value="1.00881916011449" calcext:value-type="float">
            <text:p>1,00881916011449</text:p>
          </table:table-cell>
          <table:table-cell office:value-type="float" office:value="1.08729545865642" calcext:value-type="float">
            <text:p>1,08729545865642</text:p>
          </table:table-cell>
          <table:table-cell office:value-type="float" office:value="1.00169240577795" calcext:value-type="float">
            <text:p>1,00169240577795</text:p>
          </table:table-cell>
          <table:table-cell office:value-type="float" office:value="0.88988723024501" calcext:value-type="float">
            <text:p>0,88988723024501</text:p>
          </table:table-cell>
          <table:table-cell office:value-type="float" office:value="0.854912609997022" calcext:value-type="float">
            <text:p>0,854912609997022</text:p>
          </table:table-cell>
          <table:table-cell office:value-type="float" office:value="1.01798309207144" calcext:value-type="float">
            <text:p>1,01798309207144</text:p>
          </table:table-cell>
          <table:table-cell office:value-type="float" office:value="1.02378367950315" calcext:value-type="float">
            <text:p>1,02378367950315</text:p>
          </table:table-cell>
          <table:table-cell office:value-type="float" office:value="0.940482077463847" calcext:value-type="float">
            <text:p>0,940482077463847</text:p>
          </table:table-cell>
          <table:table-cell office:value-type="float" office:value="0.913959842611307" calcext:value-type="float">
            <text:p>0,913959842611307</text:p>
          </table:table-cell>
          <table:table-cell office:value-type="float" office:value="0.959166402971154" calcext:value-type="float">
            <text:p>0,959166402971154</text:p>
          </table:table-cell>
          <table:table-cell office:value-type="float" office:value="1.22242766810586" calcext:value-type="float">
            <text:p>1,22242766810586</text:p>
          </table:table-cell>
          <table:table-cell office:value-type="float" office:value="0.973857116914524" calcext:value-type="float">
            <text:p>0,973857116914524</text:p>
          </table:table-cell>
          <table:table-cell office:value-type="float" office:value="1.03089920741174" calcext:value-type="float">
            <text:p>1,03089920741174</text:p>
          </table:table-cell>
          <table:table-cell office:value-type="float" office:value="0.832859294805692" calcext:value-type="float">
            <text:p>0,832859294805692</text:p>
          </table:table-cell>
          <table:table-cell office:value-type="float" office:value="0.977740260083522" calcext:value-type="float">
            <text:p>0,977740260083522</text:p>
          </table:table-cell>
          <table:table-cell office:value-type="float" office:value="0.955778520995912" calcext:value-type="float">
            <text:p>0,955778520995912</text:p>
          </table:table-cell>
          <table:table-cell office:value-type="float" office:value="1.01236762730895" calcext:value-type="float">
            <text:p>1,01236762730895</text:p>
          </table:table-cell>
          <table:table-cell office:value-type="float" office:value="1.0052825981734" calcext:value-type="float">
            <text:p>1,0052825981734</text:p>
          </table:table-cell>
          <table:table-cell office:value-type="float" office:value="1.01154399826465" calcext:value-type="float">
            <text:p>1,01154399826465</text:p>
          </table:table-cell>
          <table:table-cell office:value-type="float" office:value="0.940279500333021" calcext:value-type="float">
            <text:p>0,940279500333021</text:p>
          </table:table-cell>
          <table:table-cell office:value-type="float" office:value="1.08718366239229" calcext:value-type="float">
            <text:p>1,08718366239229</text:p>
          </table:table-cell>
          <table:table-cell office:value-type="float" office:value="1.11467224618903" calcext:value-type="float">
            <text:p>1,11467224618903</text:p>
          </table:table-cell>
          <table:table-cell office:value-type="float" office:value="1.22800464315357" calcext:value-type="float">
            <text:p>1,22800464315357</text:p>
          </table:table-cell>
          <table:table-cell office:value-type="float" office:value="1.22202103457734" calcext:value-type="float">
            <text:p>1,22202103457734</text:p>
          </table:table-cell>
          <table:table-cell office:value-type="float" office:value="1.04021229566966" calcext:value-type="float">
            <text:p>1,04021229566966</text:p>
          </table:table-cell>
          <table:table-cell office:value-type="float" office:value="1.19045331187478" calcext:value-type="float">
            <text:p>1,19045331187478</text:p>
          </table:table-cell>
          <table:table-cell office:value-type="float" office:value="1.05247651306554" calcext:value-type="float">
            <text:p>1,05247651306554</text:p>
          </table:table-cell>
          <table:table-cell office:value-type="float" office:value="0.94120828845324" calcext:value-type="float">
            <text:p>0,94120828845324</text:p>
          </table:table-cell>
          <table:table-cell table:number-columns-repeated="17"/>
        </table:table-row>
        <table:table-row table:style-name="ro1">
          <table:table-cell office:value-type="float" office:value="0.944277691711851" calcext:value-type="float">
            <text:p>0,944277691711851</text:p>
          </table:table-cell>
          <table:table-cell office:value-type="float" office:value="1.00657274227776" calcext:value-type="float">
            <text:p>1,00657274227776</text:p>
          </table:table-cell>
          <table:table-cell office:value-type="float" office:value="0.951582054194701" calcext:value-type="float">
            <text:p>0,951582054194701</text:p>
          </table:table-cell>
          <table:table-cell office:value-type="float" office:value="0.916193208278225" calcext:value-type="float">
            <text:p>0,916193208278225</text:p>
          </table:table-cell>
          <table:table-cell office:value-type="float" office:value="1.000561071518" calcext:value-type="float">
            <text:p>1,000561071518</text:p>
          </table:table-cell>
          <table:table-cell office:value-type="float" office:value="1.06063853447489" calcext:value-type="float">
            <text:p>1,06063853447489</text:p>
          </table:table-cell>
          <table:table-cell office:value-type="float" office:value="0.789951780165817" calcext:value-type="float">
            <text:p>0,789951780165817</text:p>
          </table:table-cell>
          <table:table-cell office:value-type="float" office:value="0.77139781774362" calcext:value-type="float">
            <text:p>0,77139781774362</text:p>
          </table:table-cell>
          <table:table-cell office:value-type="float" office:value="0.929313971051049" calcext:value-type="float">
            <text:p>0,929313971051049</text:p>
          </table:table-cell>
          <table:table-cell office:value-type="float" office:value="1.02642276945002" calcext:value-type="float">
            <text:p>1,02642276945002</text:p>
          </table:table-cell>
          <table:table-cell office:value-type="float" office:value="0.975320852297767" calcext:value-type="float">
            <text:p>0,975320852297767</text:p>
          </table:table-cell>
          <table:table-cell office:value-type="float" office:value="1.03561896243369" calcext:value-type="float">
            <text:p>1,03561896243369</text:p>
          </table:table-cell>
          <table:table-cell office:value-type="float" office:value="0.837795755220654" calcext:value-type="float">
            <text:p>0,837795755220654</text:p>
          </table:table-cell>
          <table:table-cell office:value-type="float" office:value="1.17323220409496" calcext:value-type="float">
            <text:p>1,17323220409496</text:p>
          </table:table-cell>
          <table:table-cell office:value-type="float" office:value="1.09897147703516" calcext:value-type="float">
            <text:p>1,09897147703516</text:p>
          </table:table-cell>
          <table:table-cell office:value-type="float" office:value="0.930362413759556" calcext:value-type="float">
            <text:p>0,930362413759556</text:p>
          </table:table-cell>
          <table:table-cell office:value-type="float" office:value="0.886538305930141" calcext:value-type="float">
            <text:p>0,886538305930141</text:p>
          </table:table-cell>
          <table:table-cell office:value-type="float" office:value="0.981874113223218" calcext:value-type="float">
            <text:p>0,981874113223218</text:p>
          </table:table-cell>
          <table:table-cell office:value-type="float" office:value="0.893000324595249" calcext:value-type="float">
            <text:p>0,893000324595249</text:p>
          </table:table-cell>
          <table:table-cell office:value-type="float" office:value="1.10711700655567" calcext:value-type="float">
            <text:p>1,10711700655567</text:p>
          </table:table-cell>
          <table:table-cell office:value-type="float" office:value="0.854890651373171" calcext:value-type="float">
            <text:p>0,854890651373171</text:p>
          </table:table-cell>
          <table:table-cell office:value-type="float" office:value="0.911433710262153" calcext:value-type="float">
            <text:p>0,911433710262153</text:p>
          </table:table-cell>
          <table:table-cell office:value-type="float" office:value="0.849809517505106" calcext:value-type="float">
            <text:p>0,849809517505106</text:p>
          </table:table-cell>
          <table:table-cell office:value-type="float" office:value="0.937468388094431" calcext:value-type="float">
            <text:p>0,937468388094431</text:p>
          </table:table-cell>
          <table:table-cell table:style-name="ce6" office:value-type="float" office:value="0.994943852194967" calcext:value-type="float">
            <text:p>0,994943852194967</text:p>
          </table:table-cell>
          <table:table-cell table:style-name="ce6" office:value-type="float" office:value="0.972315002114791" calcext:value-type="float">
            <text:p>0,972315002114791</text:p>
          </table:table-cell>
          <table:table-cell office:value-type="float" office:value="0.949394726940716" calcext:value-type="float">
            <text:p>0,949394726940716</text:p>
          </table:table-cell>
          <table:table-cell office:value-type="float" office:value="0.852159698269757" calcext:value-type="float">
            <text:p>0,852159698269757</text:p>
          </table:table-cell>
          <table:table-cell office:value-type="float" office:value="1.12129221642756" calcext:value-type="float">
            <text:p>1,12129221642756</text:p>
          </table:table-cell>
          <table:table-cell office:value-type="float" office:value="1.08214169431865" calcext:value-type="float">
            <text:p>1,08214169431865</text:p>
          </table:table-cell>
          <table:table-cell office:value-type="float" office:value="1.06406177471762" calcext:value-type="float">
            <text:p>1,06406177471762</text:p>
          </table:table-cell>
          <table:table-cell office:value-type="float" office:value="1.19687618623858" calcext:value-type="float">
            <text:p>1,19687618623858</text:p>
          </table:table-cell>
          <table:table-cell office:value-type="float" office:value="0.982478417026382" calcext:value-type="float">
            <text:p>0,982478417026382</text:p>
          </table:table-cell>
          <table:table-cell office:value-type="float" office:value="0.918773669196084" calcext:value-type="float">
            <text:p>0,918773669196084</text:p>
          </table:table-cell>
          <table:table-cell office:value-type="float" office:value="1.09007926991095" calcext:value-type="float">
            <text:p>1,09007926991095</text:p>
          </table:table-cell>
          <table:table-cell office:value-type="float" office:value="1.13150581493966" calcext:value-type="float">
            <text:p>1,13150581493966</text:p>
          </table:table-cell>
          <table:table-cell office:value-type="float" office:value="0.965493592875127" calcext:value-type="float">
            <text:p>0,965493592875127</text:p>
          </table:table-cell>
          <table:table-cell office:value-type="float" office:value="0.816384635219136" calcext:value-type="float">
            <text:p>0,816384635219136</text:p>
          </table:table-cell>
          <table:table-cell office:value-type="float" office:value="0.958084278155706" calcext:value-type="float">
            <text:p>0,958084278155706</text:p>
          </table:table-cell>
          <table:table-cell office:value-type="float" office:value="1.05589123968061" calcext:value-type="float">
            <text:p>1,05589123968061</text:p>
          </table:table-cell>
          <table:table-cell office:value-type="float" office:value="0.935554672793512" calcext:value-type="float">
            <text:p>0,935554672793512</text:p>
          </table:table-cell>
          <table:table-cell office:value-type="float" office:value="0.930805298828447" calcext:value-type="float">
            <text:p>0,930805298828447</text:p>
          </table:table-cell>
          <table:table-cell office:value-type="float" office:value="0.949713778107605" calcext:value-type="float">
            <text:p>0,949713778107605</text:p>
          </table:table-cell>
          <table:table-cell office:value-type="float" office:value="0.95742936578728" calcext:value-type="float">
            <text:p>0,95742936578728</text:p>
          </table:table-cell>
          <table:table-cell office:value-type="float" office:value="1.18355391814499" calcext:value-type="float">
            <text:p>1,18355391814499</text:p>
          </table:table-cell>
          <table:table-cell office:value-type="float" office:value="0.94977099432342" calcext:value-type="float">
            <text:p>0,94977099432342</text:p>
          </table:table-cell>
          <table:table-cell office:value-type="float" office:value="1.0565722770452" calcext:value-type="float">
            <text:p>1,0565722770452</text:p>
          </table:table-cell>
          <table:table-cell office:value-type="float" office:value="0.906772242145154" calcext:value-type="float">
            <text:p>0,906772242145154</text:p>
          </table:table-cell>
          <table:table-cell office:value-type="float" office:value="0.93868537453953" calcext:value-type="float">
            <text:p>0,93868537453953</text:p>
          </table:table-cell>
          <table:table-cell office:value-type="float" office:value="0.922821371962177" calcext:value-type="float">
            <text:p>0,922821371962177</text:p>
          </table:table-cell>
          <table:table-cell office:value-type="float" office:value="0.970517120037944" calcext:value-type="float">
            <text:p>0,970517120037944</text:p>
          </table:table-cell>
          <table:table-cell office:value-type="float" office:value="1.00613187480725" calcext:value-type="float">
            <text:p>1,00613187480725</text:p>
          </table:table-cell>
          <table:table-cell office:value-type="float" office:value="1.09109592261446" calcext:value-type="float">
            <text:p>1,09109592261446</text:p>
          </table:table-cell>
          <table:table-cell office:value-type="float" office:value="0.950600021635844" calcext:value-type="float">
            <text:p>0,950600021635844</text:p>
          </table:table-cell>
          <table:table-cell office:value-type="float" office:value="0.997990791312079" calcext:value-type="float">
            <text:p>0,997990791312079</text:p>
          </table:table-cell>
          <table:table-cell office:value-type="float" office:value="1.18871314817775" calcext:value-type="float">
            <text:p>1,18871314817775</text:p>
          </table:table-cell>
          <table:table-cell office:value-type="float" office:value="1.15700474379582" calcext:value-type="float">
            <text:p>1,15700474379582</text:p>
          </table:table-cell>
          <table:table-cell office:value-type="float" office:value="1.19803400877836" calcext:value-type="float">
            <text:p>1,19803400877836</text:p>
          </table:table-cell>
          <table:table-cell office:value-type="float" office:value="1.03094710592886" calcext:value-type="float">
            <text:p>1,03094710592886</text:p>
          </table:table-cell>
          <table:table-cell office:value-type="float" office:value="1.12730418265185" calcext:value-type="float">
            <text:p>1,12730418265185</text:p>
          </table:table-cell>
          <table:table-cell office:value-type="float" office:value="1.02924203076829" calcext:value-type="float">
            <text:p>1,02924203076829</text:p>
          </table:table-cell>
          <table:table-cell office:value-type="float" office:value="0.944968679443532" calcext:value-type="float">
            <text:p>0,944968679443532</text:p>
          </table:table-cell>
          <table:table-cell table:number-columns-repeated="17"/>
        </table:table-row>
        <table:table-row table:style-name="ro1">
          <table:table-cell office:value-type="float" office:value="1.00170839880903" calcext:value-type="float">
            <text:p>1,00170839880903</text:p>
          </table:table-cell>
          <table:table-cell office:value-type="float" office:value="0.981018705743545" calcext:value-type="float">
            <text:p>0,981018705743545</text:p>
          </table:table-cell>
          <table:table-cell office:value-type="float" office:value="1.02186904164178" calcext:value-type="float">
            <text:p>1,02186904164178</text:p>
          </table:table-cell>
          <table:table-cell office:value-type="float" office:value="0.79904288054828" calcext:value-type="float">
            <text:p>0,79904288054828</text:p>
          </table:table-cell>
          <table:table-cell office:value-type="float" office:value="1.00450140475568" calcext:value-type="float">
            <text:p>1,00450140475568</text:p>
          </table:table-cell>
          <table:table-cell office:value-type="float" office:value="1.03799385985317" calcext:value-type="float">
            <text:p>1,03799385985317</text:p>
          </table:table-cell>
          <table:table-cell office:value-type="float" office:value="0.833130836276706" calcext:value-type="float">
            <text:p>0,833130836276706</text:p>
          </table:table-cell>
          <table:table-cell office:value-type="float" office:value="0.915576513612551" calcext:value-type="float">
            <text:p>0,915576513612551</text:p>
          </table:table-cell>
          <table:table-cell office:value-type="float" office:value="1.0258622970356" calcext:value-type="float">
            <text:p>1,0258622970356</text:p>
          </table:table-cell>
          <table:table-cell office:value-type="float" office:value="1.12228759463844" calcext:value-type="float">
            <text:p>1,12228759463844</text:p>
          </table:table-cell>
          <table:table-cell office:value-type="float" office:value="1.03434719409678" calcext:value-type="float">
            <text:p>1,03434719409678</text:p>
          </table:table-cell>
          <table:table-cell office:value-type="float" office:value="0.989655284645272" calcext:value-type="float">
            <text:p>0,989655284645272</text:p>
          </table:table-cell>
          <table:table-cell office:value-type="float" office:value="0.785660667212119" calcext:value-type="float">
            <text:p>0,785660667212119</text:p>
          </table:table-cell>
          <table:table-cell office:value-type="float" office:value="1.23027214539355" calcext:value-type="float">
            <text:p>1,23027214539355</text:p>
          </table:table-cell>
          <table:table-cell office:value-type="float" office:value="1.13903737270367" calcext:value-type="float">
            <text:p>1,13903737270367</text:p>
          </table:table-cell>
          <table:table-cell office:value-type="float" office:value="0.882351332686979" calcext:value-type="float">
            <text:p>0,882351332686979</text:p>
          </table:table-cell>
          <table:table-cell office:value-type="float" office:value="0.87938839686507" calcext:value-type="float">
            <text:p>0,87938839686507</text:p>
          </table:table-cell>
          <table:table-cell office:value-type="float" office:value="0.985682915904775" calcext:value-type="float">
            <text:p>0,985682915904775</text:p>
          </table:table-cell>
          <table:table-cell office:value-type="float" office:value="0.972711823681467" calcext:value-type="float">
            <text:p>0,972711823681467</text:p>
          </table:table-cell>
          <table:table-cell office:value-type="float" office:value="1.00872365571448" calcext:value-type="float">
            <text:p>1,00872365571448</text:p>
          </table:table-cell>
          <table:table-cell office:value-type="float" office:value="0.880628523743821" calcext:value-type="float">
            <text:p>0,880628523743821</text:p>
          </table:table-cell>
          <table:table-cell office:value-type="float" office:value="0.960711116894834" calcext:value-type="float">
            <text:p>0,960711116894834</text:p>
          </table:table-cell>
          <table:table-cell office:value-type="float" office:value="0.799446604417867" calcext:value-type="float">
            <text:p>0,799446604417867</text:p>
          </table:table-cell>
          <table:table-cell office:value-type="float" office:value="0.917732177382362" calcext:value-type="float">
            <text:p>0,917732177382362</text:p>
          </table:table-cell>
          <table:table-cell table:style-name="ce6" office:value-type="float" office:value="0.985523694277321" calcext:value-type="float">
            <text:p>0,985523694277321</text:p>
          </table:table-cell>
          <table:table-cell table:style-name="ce6" office:value-type="float" office:value="0.981644751513996" calcext:value-type="float">
            <text:p>0,981644751513996</text:p>
          </table:table-cell>
          <table:table-cell office:value-type="float" office:value="0.90591116320426" calcext:value-type="float">
            <text:p>0,90591116320426</text:p>
          </table:table-cell>
          <table:table-cell office:value-type="float" office:value="0.776221247901145" calcext:value-type="float">
            <text:p>0,776221247901145</text:p>
          </table:table-cell>
          <table:table-cell office:value-type="float" office:value="0.9872826129261" calcext:value-type="float">
            <text:p>0,9872826129261</text:p>
          </table:table-cell>
          <table:table-cell office:value-type="float" office:value="1.12141008409188" calcext:value-type="float">
            <text:p>1,12141008409188</text:p>
          </table:table-cell>
          <table:table-cell office:value-type="float" office:value="1.229140170719" calcext:value-type="float">
            <text:p>1,229140170719</text:p>
          </table:table-cell>
          <table:table-cell office:value-type="float" office:value="1.17723146812619" calcext:value-type="float">
            <text:p>1,17723146812619</text:p>
          </table:table-cell>
          <table:table-cell office:value-type="float" office:value="0.912662441429503" calcext:value-type="float">
            <text:p>0,912662441429503</text:p>
          </table:table-cell>
          <table:table-cell office:value-type="float" office:value="0.920246669555892" calcext:value-type="float">
            <text:p>0,920246669555892</text:p>
          </table:table-cell>
          <table:table-cell office:value-type="float" office:value="1.05400061038999" calcext:value-type="float">
            <text:p>1,05400061038999</text:p>
          </table:table-cell>
          <table:table-cell office:value-type="float" office:value="1.0825090024499" calcext:value-type="float">
            <text:p>1,0825090024499</text:p>
          </table:table-cell>
          <table:table-cell office:value-type="float" office:value="0.943423403106708" calcext:value-type="float">
            <text:p>0,943423403106708</text:p>
          </table:table-cell>
          <table:table-cell office:value-type="float" office:value="0.740836840577705" calcext:value-type="float">
            <text:p>0,740836840577705</text:p>
          </table:table-cell>
          <table:table-cell office:value-type="float" office:value="0.968717287850847" calcext:value-type="float">
            <text:p>0,968717287850847</text:p>
          </table:table-cell>
          <table:table-cell office:value-type="float" office:value="0.959130680380451" calcext:value-type="float">
            <text:p>0,959130680380451</text:p>
          </table:table-cell>
          <table:table-cell office:value-type="float" office:value="0.895172729383825" calcext:value-type="float">
            <text:p>0,895172729383825</text:p>
          </table:table-cell>
          <table:table-cell office:value-type="float" office:value="0.946476127280252" calcext:value-type="float">
            <text:p>0,946476127280252</text:p>
          </table:table-cell>
          <table:table-cell office:value-type="float" office:value="0.989588566683059" calcext:value-type="float">
            <text:p>0,989588566683059</text:p>
          </table:table-cell>
          <table:table-cell office:value-type="float" office:value="0.818802103203958" calcext:value-type="float">
            <text:p>0,818802103203958</text:p>
          </table:table-cell>
          <table:table-cell office:value-type="float" office:value="1.26146199620645" calcext:value-type="float">
            <text:p>1,26146199620645</text:p>
          </table:table-cell>
          <table:table-cell office:value-type="float" office:value="0.960827931922241" calcext:value-type="float">
            <text:p>0,960827931922241</text:p>
          </table:table-cell>
          <table:table-cell office:value-type="float" office:value="1.05001504202542" calcext:value-type="float">
            <text:p>1,05001504202542</text:p>
          </table:table-cell>
          <table:table-cell office:value-type="float" office:value="0.943908738028205" calcext:value-type="float">
            <text:p>0,943908738028205</text:p>
          </table:table-cell>
          <table:table-cell office:value-type="float" office:value="1.03949679255061" calcext:value-type="float">
            <text:p>1,03949679255061</text:p>
          </table:table-cell>
          <table:table-cell office:value-type="float" office:value="1.04640680335807" calcext:value-type="float">
            <text:p>1,04640680335807</text:p>
          </table:table-cell>
          <table:table-cell office:value-type="float" office:value="0.889645049339717" calcext:value-type="float">
            <text:p>0,889645049339717</text:p>
          </table:table-cell>
          <table:table-cell office:value-type="float" office:value="1.00022688402615" calcext:value-type="float">
            <text:p>1,00022688402615</text:p>
          </table:table-cell>
          <table:table-cell office:value-type="float" office:value="1.11202379595904" calcext:value-type="float">
            <text:p>1,11202379595904</text:p>
          </table:table-cell>
          <table:table-cell office:value-type="float" office:value="1.01625909407027" calcext:value-type="float">
            <text:p>1,01625909407027</text:p>
          </table:table-cell>
          <table:table-cell office:value-type="float" office:value="1.09917824929055" calcext:value-type="float">
            <text:p>1,09917824929055</text:p>
          </table:table-cell>
          <table:table-cell office:value-type="float" office:value="1.08458154110851" calcext:value-type="float">
            <text:p>1,08458154110851</text:p>
          </table:table-cell>
          <table:table-cell office:value-type="float" office:value="1.08856699683776" calcext:value-type="float">
            <text:p>1,08856699683776</text:p>
          </table:table-cell>
          <table:table-cell office:value-type="float" office:value="1.09174527948916" calcext:value-type="float">
            <text:p>1,09174527948916</text:p>
          </table:table-cell>
          <table:table-cell office:value-type="float" office:value="0.939420932066544" calcext:value-type="float">
            <text:p>0,939420932066544</text:p>
          </table:table-cell>
          <table:table-cell office:value-type="float" office:value="1.12195360445322" calcext:value-type="float">
            <text:p>1,12195360445322</text:p>
          </table:table-cell>
          <table:table-cell office:value-type="float" office:value="1.04499872567157" calcext:value-type="float">
            <text:p>1,04499872567157</text:p>
          </table:table-cell>
          <table:table-cell office:value-type="float" office:value="1.0238178248822" calcext:value-type="float">
            <text:p>1,0238178248822</text:p>
          </table:table-cell>
          <table:table-cell table:number-columns-repeated="17"/>
        </table:table-row>
        <table:table-row table:style-name="ro1">
          <table:table-cell office:value-type="float" office:value="1.01752804168778" calcext:value-type="float">
            <text:p>1,01752804168778</text:p>
          </table:table-cell>
          <table:table-cell office:value-type="float" office:value="0.935197059200655" calcext:value-type="float">
            <text:p>0,935197059200655</text:p>
          </table:table-cell>
          <table:table-cell office:value-type="float" office:value="1.02628389806483" calcext:value-type="float">
            <text:p>1,02628389806483</text:p>
          </table:table-cell>
          <table:table-cell office:value-type="float" office:value="0.784607708592184" calcext:value-type="float">
            <text:p>0,784607708592184</text:p>
          </table:table-cell>
          <table:table-cell office:value-type="float" office:value="0.983726964597539" calcext:value-type="float">
            <text:p>0,983726964597539</text:p>
          </table:table-cell>
          <table:table-cell office:value-type="float" office:value="1.13772000666647" calcext:value-type="float">
            <text:p>1,13772000666647</text:p>
          </table:table-cell>
          <table:table-cell office:value-type="float" office:value="0.745135049301891" calcext:value-type="float">
            <text:p>0,745135049301891</text:p>
          </table:table-cell>
          <table:table-cell office:value-type="float" office:value="0.815629886903587" calcext:value-type="float">
            <text:p>0,815629886903587</text:p>
          </table:table-cell>
          <table:table-cell office:value-type="float" office:value="1.03693721323098" calcext:value-type="float">
            <text:p>1,03693721323098</text:p>
          </table:table-cell>
          <table:table-cell office:value-type="float" office:value="1.16222095361439" calcext:value-type="float">
            <text:p>1,16222095361439</text:p>
          </table:table-cell>
          <table:table-cell office:value-type="float" office:value="1.11663942297516" calcext:value-type="float">
            <text:p>1,11663942297516</text:p>
          </table:table-cell>
          <table:table-cell office:value-type="float" office:value="1.02814090546116" calcext:value-type="float">
            <text:p>1,02814090546116</text:p>
          </table:table-cell>
          <table:table-cell office:value-type="float" office:value="0.890509060937508" calcext:value-type="float">
            <text:p>0,890509060937508</text:p>
          </table:table-cell>
          <table:table-cell office:value-type="float" office:value="1.25503642756253" calcext:value-type="float">
            <text:p>1,25503642756253</text:p>
          </table:table-cell>
          <table:table-cell office:value-type="float" office:value="1.08546936136375" calcext:value-type="float">
            <text:p>1,08546936136375</text:p>
          </table:table-cell>
          <table:table-cell office:value-type="float" office:value="0.9279214684014" calcext:value-type="float">
            <text:p>0,9279214684014</text:p>
          </table:table-cell>
          <table:table-cell office:value-type="float" office:value="0.888607144650295" calcext:value-type="float">
            <text:p>0,888607144650295</text:p>
          </table:table-cell>
          <table:table-cell office:value-type="float" office:value="0.934076558120958" calcext:value-type="float">
            <text:p>0,934076558120958</text:p>
          </table:table-cell>
          <table:table-cell office:value-type="float" office:value="0.942099536109043" calcext:value-type="float">
            <text:p>0,942099536109043</text:p>
          </table:table-cell>
          <table:table-cell office:value-type="float" office:value="0.897499712522107" calcext:value-type="float">
            <text:p>0,897499712522107</text:p>
          </table:table-cell>
          <table:table-cell office:value-type="float" office:value="0.899770791207" calcext:value-type="float">
            <text:p>0,899770791207</text:p>
          </table:table-cell>
          <table:table-cell office:value-type="float" office:value="0.895660432793141" calcext:value-type="float">
            <text:p>0,895660432793141</text:p>
          </table:table-cell>
          <table:table-cell office:value-type="float" office:value="0.84129818820549" calcext:value-type="float">
            <text:p>0,84129818820549</text:p>
          </table:table-cell>
          <table:table-cell office:value-type="float" office:value="0.941557742389301" calcext:value-type="float">
            <text:p>0,941557742389301</text:p>
          </table:table-cell>
          <table:table-cell table:style-name="ce6" office:value-type="float" office:value="1.06750832132486" calcext:value-type="float">
            <text:p>1,06750832132486</text:p>
          </table:table-cell>
          <table:table-cell table:style-name="ce6" office:value-type="float" office:value="1.04710166318636" calcext:value-type="float">
            <text:p>1,04710166318636</text:p>
          </table:table-cell>
          <table:table-cell office:value-type="float" office:value="0.938396365629768" calcext:value-type="float">
            <text:p>0,938396365629768</text:p>
          </table:table-cell>
          <table:table-cell office:value-type="float" office:value="0.954994304508867" calcext:value-type="float">
            <text:p>0,954994304508867</text:p>
          </table:table-cell>
          <table:table-cell office:value-type="float" office:value="1.038929211343" calcext:value-type="float">
            <text:p>1,038929211343</text:p>
          </table:table-cell>
          <table:table-cell office:value-type="float" office:value="0.913746895530039" calcext:value-type="float">
            <text:p>0,913746895530039</text:p>
          </table:table-cell>
          <table:table-cell office:value-type="float" office:value="1.10455683793057" calcext:value-type="float">
            <text:p>1,10455683793057</text:p>
          </table:table-cell>
          <table:table-cell office:value-type="float" office:value="1.12442326705289" calcext:value-type="float">
            <text:p>1,12442326705289</text:p>
          </table:table-cell>
          <table:table-cell office:value-type="float" office:value="1.00163589816342" calcext:value-type="float">
            <text:p>1,00163589816342</text:p>
          </table:table-cell>
          <table:table-cell office:value-type="float" office:value="0.930226963545434" calcext:value-type="float">
            <text:p>0,930226963545434</text:p>
          </table:table-cell>
          <table:table-cell office:value-type="float" office:value="1.11342722560692" calcext:value-type="float">
            <text:p>1,11342722560692</text:p>
          </table:table-cell>
          <table:table-cell office:value-type="float" office:value="1.11103406973649" calcext:value-type="float">
            <text:p>1,11103406973649</text:p>
          </table:table-cell>
          <table:table-cell office:value-type="float" office:value="0.914874206604445" calcext:value-type="float">
            <text:p>0,914874206604445</text:p>
          </table:table-cell>
          <table:table-cell office:value-type="float" office:value="0.9224897595051" calcext:value-type="float">
            <text:p>0,9224897595051</text:p>
          </table:table-cell>
          <table:table-cell office:value-type="float" office:value="0.897401757556429" calcext:value-type="float">
            <text:p>0,897401757556429</text:p>
          </table:table-cell>
          <table:table-cell office:value-type="float" office:value="0.915688085973042" calcext:value-type="float">
            <text:p>0,915688085973042</text:p>
          </table:table-cell>
          <table:table-cell office:value-type="float" office:value="0.928735942622643" calcext:value-type="float">
            <text:p>0,928735942622643</text:p>
          </table:table-cell>
          <table:table-cell office:value-type="float" office:value="0.915082282567163" calcext:value-type="float">
            <text:p>0,915082282567163</text:p>
          </table:table-cell>
          <table:table-cell office:value-type="float" office:value="1.03304673154831" calcext:value-type="float">
            <text:p>1,03304673154831</text:p>
          </table:table-cell>
          <table:table-cell office:value-type="float" office:value="0.964467245923526" calcext:value-type="float">
            <text:p>0,964467245923526</text:p>
          </table:table-cell>
          <table:table-cell office:value-type="float" office:value="1.23869761238601" calcext:value-type="float">
            <text:p>1,23869761238601</text:p>
          </table:table-cell>
          <table:table-cell office:value-type="float" office:value="1.17477883871097" calcext:value-type="float">
            <text:p>1,17477883871097</text:p>
          </table:table-cell>
          <table:table-cell office:value-type="float" office:value="1.02624472580998" calcext:value-type="float">
            <text:p>1,02624472580998</text:p>
          </table:table-cell>
          <table:table-cell office:value-type="float" office:value="0.902932459583392" calcext:value-type="float">
            <text:p>0,902932459583392</text:p>
          </table:table-cell>
          <table:table-cell office:value-type="float" office:value="0.900323943683875" calcext:value-type="float">
            <text:p>0,900323943683875</text:p>
          </table:table-cell>
          <table:table-cell office:value-type="float" office:value="1.04683192709172" calcext:value-type="float">
            <text:p>1,04683192709172</text:p>
          </table:table-cell>
          <table:table-cell office:value-type="float" office:value="1.01981312008651" calcext:value-type="float">
            <text:p>1,01981312008651</text:p>
          </table:table-cell>
          <table:table-cell office:value-type="float" office:value="1.00926447332026" calcext:value-type="float">
            <text:p>1,00926447332026</text:p>
          </table:table-cell>
          <table:table-cell office:value-type="float" office:value="1.0535457925781" calcext:value-type="float">
            <text:p>1,0535457925781</text:p>
          </table:table-cell>
          <table:table-cell office:value-type="float" office:value="0.99498340582335" calcext:value-type="float">
            <text:p>0,99498340582335</text:p>
          </table:table-cell>
          <table:table-cell office:value-type="float" office:value="1.08127913684768" calcext:value-type="float">
            <text:p>1,08127913684768</text:p>
          </table:table-cell>
          <table:table-cell office:value-type="float" office:value="1.07248824533375" calcext:value-type="float">
            <text:p>1,07248824533375</text:p>
          </table:table-cell>
          <table:table-cell office:value-type="float" office:value="1.12461764609016" calcext:value-type="float">
            <text:p>1,12461764609016</text:p>
          </table:table-cell>
          <table:table-cell office:value-type="float" office:value="1.14067557243282" calcext:value-type="float">
            <text:p>1,14067557243282</text:p>
          </table:table-cell>
          <table:table-cell office:value-type="float" office:value="0.943072753214622" calcext:value-type="float">
            <text:p>0,943072753214622</text:p>
          </table:table-cell>
          <table:table-cell office:value-type="float" office:value="1.05015582420026" calcext:value-type="float">
            <text:p>1,05015582420026</text:p>
          </table:table-cell>
          <table:table-cell office:value-type="float" office:value="1.0382234460205" calcext:value-type="float">
            <text:p>1,0382234460205</text:p>
          </table:table-cell>
          <table:table-cell office:value-type="float" office:value="0.993967898472491" calcext:value-type="float">
            <text:p>0,993967898472491</text:p>
          </table:table-cell>
          <table:table-cell table:number-columns-repeated="17"/>
        </table:table-row>
        <table:table-row table:style-name="ro1">
          <table:table-cell office:value-type="float" office:value="1.04151478914695" calcext:value-type="float">
            <text:p>1,04151478914695</text:p>
          </table:table-cell>
          <table:table-cell office:value-type="float" office:value="0.940341845382213" calcext:value-type="float">
            <text:p>0,940341845382213</text:p>
          </table:table-cell>
          <table:table-cell office:value-type="float" office:value="0.985789296489099" calcext:value-type="float">
            <text:p>0,985789296489099</text:p>
          </table:table-cell>
          <table:table-cell office:value-type="float" office:value="0.798234641495713" calcext:value-type="float">
            <text:p>0,798234641495713</text:p>
          </table:table-cell>
          <table:table-cell office:value-type="float" office:value="0.989068887368892" calcext:value-type="float">
            <text:p>0,989068887368892</text:p>
          </table:table-cell>
          <table:table-cell office:value-type="float" office:value="1.02335440581156" calcext:value-type="float">
            <text:p>1,02335440581156</text:p>
          </table:table-cell>
          <table:table-cell office:value-type="float" office:value="0.876189965941939" calcext:value-type="float">
            <text:p>0,876189965941939</text:p>
          </table:table-cell>
          <table:table-cell office:value-type="float" office:value="0.857406209532689" calcext:value-type="float">
            <text:p>0,857406209532689</text:p>
          </table:table-cell>
          <table:table-cell office:value-type="float" office:value="1.02280608661416" calcext:value-type="float">
            <text:p>1,02280608661416</text:p>
          </table:table-cell>
          <table:table-cell office:value-type="float" office:value="1.15260292557244" calcext:value-type="float">
            <text:p>1,15260292557244</text:p>
          </table:table-cell>
          <table:table-cell office:value-type="float" office:value="1.0556127532734" calcext:value-type="float">
            <text:p>1,0556127532734</text:p>
          </table:table-cell>
          <table:table-cell office:value-type="float" office:value="1.0887835854495" calcext:value-type="float">
            <text:p>1,0887835854495</text:p>
          </table:table-cell>
          <table:table-cell office:value-type="float" office:value="0.982880473554966" calcext:value-type="float">
            <text:p>0,982880473554966</text:p>
          </table:table-cell>
          <table:table-cell office:value-type="float" office:value="1.20397955462822" calcext:value-type="float">
            <text:p>1,20397955462822</text:p>
          </table:table-cell>
          <table:table-cell office:value-type="float" office:value="1.07072506286672" calcext:value-type="float">
            <text:p>1,07072506286672</text:p>
          </table:table-cell>
          <table:table-cell office:value-type="float" office:value="0.737553469924248" calcext:value-type="float">
            <text:p>0,737553469924248</text:p>
          </table:table-cell>
          <table:table-cell office:value-type="float" office:value="0.901591551995616" calcext:value-type="float">
            <text:p>0,901591551995616</text:p>
          </table:table-cell>
          <table:table-cell office:value-type="float" office:value="0.939675234385799" calcext:value-type="float">
            <text:p>0,939675234385799</text:p>
          </table:table-cell>
          <table:table-cell office:value-type="float" office:value="0.987051287668969" calcext:value-type="float">
            <text:p>0,987051287668969</text:p>
          </table:table-cell>
          <table:table-cell office:value-type="float" office:value="0.958260137409972" calcext:value-type="float">
            <text:p>0,958260137409972</text:p>
          </table:table-cell>
          <table:table-cell office:value-type="float" office:value="0.902806595136044" calcext:value-type="float">
            <text:p>0,902806595136044</text:p>
          </table:table-cell>
          <table:table-cell office:value-type="float" office:value="0.950827394339531" calcext:value-type="float">
            <text:p>0,950827394339531</text:p>
          </table:table-cell>
          <table:table-cell office:value-type="float" office:value="0.837751578220918" calcext:value-type="float">
            <text:p>0,837751578220918</text:p>
          </table:table-cell>
          <table:table-cell office:value-type="float" office:value="0.952518013697597" calcext:value-type="float">
            <text:p>0,952518013697597</text:p>
          </table:table-cell>
          <table:table-cell table:style-name="ce6" office:value-type="float" office:value="1.11132837646099" calcext:value-type="float">
            <text:p>1,11132837646099</text:p>
          </table:table-cell>
          <table:table-cell table:style-name="ce6" office:value-type="float" office:value="0.997125828897328" calcext:value-type="float">
            <text:p>0,997125828897328</text:p>
          </table:table-cell>
          <table:table-cell office:value-type="float" office:value="0.999538864115609" calcext:value-type="float">
            <text:p>0,999538864115609</text:p>
          </table:table-cell>
          <table:table-cell office:value-type="float" office:value="0.797621821211222" calcext:value-type="float">
            <text:p>0,797621821211222</text:p>
          </table:table-cell>
          <table:table-cell office:value-type="float" office:value="0.868704493867183" calcext:value-type="float">
            <text:p>0,868704493867183</text:p>
          </table:table-cell>
          <table:table-cell office:value-type="float" office:value="1.06113896259694" calcext:value-type="float">
            <text:p>1,06113896259694</text:p>
          </table:table-cell>
          <table:table-cell office:value-type="float" office:value="1.17286632067491" calcext:value-type="float">
            <text:p>1,17286632067491</text:p>
          </table:table-cell>
          <table:table-cell office:value-type="float" office:value="1.26251147510473" calcext:value-type="float">
            <text:p>1,26251147510473</text:p>
          </table:table-cell>
          <table:table-cell office:value-type="float" office:value="0.884135397351567" calcext:value-type="float">
            <text:p>0,884135397351567</text:p>
          </table:table-cell>
          <table:table-cell office:value-type="float" office:value="0.976043695069076" calcext:value-type="float">
            <text:p>0,976043695069076</text:p>
          </table:table-cell>
          <table:table-cell office:value-type="float" office:value="1.11375247746888" calcext:value-type="float">
            <text:p>1,11375247746888</text:p>
          </table:table-cell>
          <table:table-cell office:value-type="float" office:value="1.01102230326311" calcext:value-type="float">
            <text:p>1,01102230326311</text:p>
          </table:table-cell>
          <table:table-cell office:value-type="float" office:value="0.935131586154965" calcext:value-type="float">
            <text:p>0,935131586154965</text:p>
          </table:table-cell>
          <table:table-cell office:value-type="float" office:value="0.938664669325875" calcext:value-type="float">
            <text:p>0,938664669325875</text:p>
          </table:table-cell>
          <table:table-cell office:value-type="float" office:value="0.939359124442598" calcext:value-type="float">
            <text:p>0,939359124442598</text:p>
          </table:table-cell>
          <table:table-cell office:value-type="float" office:value="0.96117834963287" calcext:value-type="float">
            <text:p>0,96117834963287</text:p>
          </table:table-cell>
          <table:table-cell office:value-type="float" office:value="0.899505680001613" calcext:value-type="float">
            <text:p>0,899505680001613</text:p>
          </table:table-cell>
          <table:table-cell office:value-type="float" office:value="0.91228878253331" calcext:value-type="float">
            <text:p>0,91228878253331</text:p>
          </table:table-cell>
          <table:table-cell office:value-type="float" office:value="1.0206591935904" calcext:value-type="float">
            <text:p>1,0206591935904</text:p>
          </table:table-cell>
          <table:table-cell office:value-type="float" office:value="0.745526590348375" calcext:value-type="float">
            <text:p>0,745526590348375</text:p>
          </table:table-cell>
          <table:table-cell office:value-type="float" office:value="1.32294485723137" calcext:value-type="float">
            <text:p>1,32294485723137</text:p>
          </table:table-cell>
          <table:table-cell office:value-type="float" office:value="0.988906355384674" calcext:value-type="float">
            <text:p>0,988906355384674</text:p>
          </table:table-cell>
          <table:table-cell office:value-type="float" office:value="1.04239926262151" calcext:value-type="float">
            <text:p>1,04239926262151</text:p>
          </table:table-cell>
          <table:table-cell office:value-type="float" office:value="0.880070841109564" calcext:value-type="float">
            <text:p>0,880070841109564</text:p>
          </table:table-cell>
          <table:table-cell office:value-type="float" office:value="0.970085485798327" calcext:value-type="float">
            <text:p>0,970085485798327</text:p>
          </table:table-cell>
          <table:table-cell office:value-type="float" office:value="0.875217767275676" calcext:value-type="float">
            <text:p>0,875217767275676</text:p>
          </table:table-cell>
          <table:table-cell office:value-type="float" office:value="1.00837375872972" calcext:value-type="float">
            <text:p>1,00837375872972</text:p>
          </table:table-cell>
          <table:table-cell office:value-type="float" office:value="1.04215084545337" calcext:value-type="float">
            <text:p>1,04215084545337</text:p>
          </table:table-cell>
          <table:table-cell office:value-type="float" office:value="1.0221927146063" calcext:value-type="float">
            <text:p>1,0221927146063</text:p>
          </table:table-cell>
          <table:table-cell office:value-type="float" office:value="0.996030827606294" calcext:value-type="float">
            <text:p>0,996030827606294</text:p>
          </table:table-cell>
          <table:table-cell office:value-type="float" office:value="1.07344205658422" calcext:value-type="float">
            <text:p>1,07344205658422</text:p>
          </table:table-cell>
          <table:table-cell office:value-type="float" office:value="1.03902702704067" calcext:value-type="float">
            <text:p>1,03902702704067</text:p>
          </table:table-cell>
          <table:table-cell office:value-type="float" office:value="1.1455223750129" calcext:value-type="float">
            <text:p>1,1455223750129</text:p>
          </table:table-cell>
          <table:table-cell office:value-type="float" office:value="1.13490554376306" calcext:value-type="float">
            <text:p>1,13490554376306</text:p>
          </table:table-cell>
          <table:table-cell office:value-type="float" office:value="0.931100404670966" calcext:value-type="float">
            <text:p>0,931100404670966</text:p>
          </table:table-cell>
          <table:table-cell office:value-type="float" office:value="1.11070809139582" calcext:value-type="float">
            <text:p>1,11070809139582</text:p>
          </table:table-cell>
          <table:table-cell office:value-type="float" office:value="0.999267157320516" calcext:value-type="float">
            <text:p>0,999267157320516</text:p>
          </table:table-cell>
          <table:table-cell office:value-type="float" office:value="0.899802241265656" calcext:value-type="float">
            <text:p>0,899802241265656</text:p>
          </table:table-cell>
          <table:table-cell table:number-columns-repeated="17"/>
        </table:table-row>
        <table:table-row table:style-name="ro1">
          <table:table-cell office:value-type="float" office:value="0.958384724140275" calcext:value-type="float">
            <text:p>0,958384724140275</text:p>
          </table:table-cell>
          <table:table-cell office:value-type="float" office:value="0.925950917515643" calcext:value-type="float">
            <text:p>0,925950917515643</text:p>
          </table:table-cell>
          <table:table-cell office:value-type="float" office:value="1.0282136106952" calcext:value-type="float">
            <text:p>1,0282136106952</text:p>
          </table:table-cell>
          <table:table-cell office:value-type="float" office:value="0.876950039353074" calcext:value-type="float">
            <text:p>0,876950039353074</text:p>
          </table:table-cell>
          <table:table-cell office:value-type="float" office:value="0.871139024697571" calcext:value-type="float">
            <text:p>0,871139024697571</text:p>
          </table:table-cell>
          <table:table-cell office:value-type="float" office:value="0.971348635105857" calcext:value-type="float">
            <text:p>0,971348635105857</text:p>
          </table:table-cell>
          <table:table-cell office:value-type="float" office:value="0.86979114261965" calcext:value-type="float">
            <text:p>0,86979114261965</text:p>
          </table:table-cell>
          <table:table-cell office:value-type="float" office:value="0.779672576071765" calcext:value-type="float">
            <text:p>0,779672576071765</text:p>
          </table:table-cell>
          <table:table-cell office:value-type="float" office:value="0.989648213897955" calcext:value-type="float">
            <text:p>0,989648213897955</text:p>
          </table:table-cell>
          <table:table-cell office:value-type="float" office:value="1.16102487326977" calcext:value-type="float">
            <text:p>1,16102487326977</text:p>
          </table:table-cell>
          <table:table-cell office:value-type="float" office:value="1.04009435266588" calcext:value-type="float">
            <text:p>1,04009435266588</text:p>
          </table:table-cell>
          <table:table-cell office:value-type="float" office:value="1.10693625902377" calcext:value-type="float">
            <text:p>1,10693625902377</text:p>
          </table:table-cell>
          <table:table-cell office:value-type="float" office:value="1.17854633876126" calcext:value-type="float">
            <text:p>1,17854633876126</text:p>
          </table:table-cell>
          <table:table-cell office:value-type="float" office:value="1.14884542693103" calcext:value-type="float">
            <text:p>1,14884542693103</text:p>
          </table:table-cell>
          <table:table-cell office:value-type="float" office:value="1.08505900762275" calcext:value-type="float">
            <text:p>1,08505900762275</text:p>
          </table:table-cell>
          <table:table-cell office:value-type="float" office:value="0.840240792425983" calcext:value-type="float">
            <text:p>0,840240792425983</text:p>
          </table:table-cell>
          <table:table-cell table:style-name="ce7" office:value-type="float" office:value="0.881826291851475" calcext:value-type="float">
            <text:p>0,881826291851475</text:p>
          </table:table-cell>
          <table:table-cell office:value-type="float" office:value="1.01508797583533" calcext:value-type="float">
            <text:p>1,01508797583533</text:p>
          </table:table-cell>
          <table:table-cell office:value-type="float" office:value="1.00474666321428" calcext:value-type="float">
            <text:p>1,00474666321428</text:p>
          </table:table-cell>
          <table:table-cell office:value-type="float" office:value="0.894128819544869" calcext:value-type="float">
            <text:p>0,894128819544869</text:p>
          </table:table-cell>
          <table:table-cell office:value-type="float" office:value="0.98387739941009" calcext:value-type="float">
            <text:p>0,98387739941009</text:p>
          </table:table-cell>
          <table:table-cell office:value-type="float" office:value="0.956034320142219" calcext:value-type="float">
            <text:p>0,956034320142219</text:p>
          </table:table-cell>
          <table:table-cell office:value-type="float" office:value="0.856695540678098" calcext:value-type="float">
            <text:p>0,856695540678098</text:p>
          </table:table-cell>
          <table:table-cell office:value-type="float" office:value="0.943177368176296" calcext:value-type="float">
            <text:p>0,943177368176296</text:p>
          </table:table-cell>
          <table:table-cell table:style-name="ce6" office:value-type="float" office:value="1.00517384518941" calcext:value-type="float">
            <text:p>1,00517384518941</text:p>
          </table:table-cell>
          <table:table-cell table:style-name="ce6" office:value-type="float" office:value="0.888369110516558" calcext:value-type="float">
            <text:p>0,888369110516558</text:p>
          </table:table-cell>
          <table:table-cell office:value-type="float" office:value="0.934347434311434" calcext:value-type="float">
            <text:p>0,934347434311434</text:p>
          </table:table-cell>
          <table:table-cell office:value-type="float" office:value="0.913490757453165" calcext:value-type="float">
            <text:p>0,913490757453165</text:p>
          </table:table-cell>
          <table:table-cell office:value-type="float" office:value="0.957196473703395" calcext:value-type="float">
            <text:p>0,957196473703395</text:p>
          </table:table-cell>
          <table:table-cell office:value-type="float" office:value="0.993497758765855" calcext:value-type="float">
            <text:p>0,993497758765855</text:p>
          </table:table-cell>
          <table:table-cell office:value-type="float" office:value="1.11541195649655" calcext:value-type="float">
            <text:p>1,11541195649655</text:p>
          </table:table-cell>
          <table:table-cell office:value-type="float" office:value="1.12276101364592" calcext:value-type="float">
            <text:p>1,12276101364592</text:p>
          </table:table-cell>
          <table:table-cell office:value-type="float" office:value="0.988328720489097" calcext:value-type="float">
            <text:p>0,988328720489097</text:p>
          </table:table-cell>
          <table:table-cell office:value-type="float" office:value="1.00830298413624" calcext:value-type="float">
            <text:p>1,00830298413624</text:p>
          </table:table-cell>
          <table:table-cell office:value-type="float" office:value="1.10028911854921" calcext:value-type="float">
            <text:p>1,10028911854921</text:p>
          </table:table-cell>
          <table:table-cell office:value-type="float" office:value="1.07817294955911" calcext:value-type="float">
            <text:p>1,07817294955911</text:p>
          </table:table-cell>
          <table:table-cell office:value-type="float" office:value="0.932156709618638" calcext:value-type="float">
            <text:p>0,932156709618638</text:p>
          </table:table-cell>
          <table:table-cell office:value-type="float" office:value="0.984692460257288" calcext:value-type="float">
            <text:p>0,984692460257288</text:p>
          </table:table-cell>
          <table:table-cell office:value-type="float" office:value="0.968523300034048" calcext:value-type="float">
            <text:p>0,968523300034048</text:p>
          </table:table-cell>
          <table:table-cell office:value-type="float" office:value="0.98880934037369" calcext:value-type="float">
            <text:p>0,98880934037369</text:p>
          </table:table-cell>
          <table:table-cell office:value-type="float" office:value="1.02143460243899" calcext:value-type="float">
            <text:p>1,02143460243899</text:p>
          </table:table-cell>
          <table:table-cell office:value-type="float" office:value="0.905209561191382" calcext:value-type="float">
            <text:p>0,905209561191382</text:p>
          </table:table-cell>
          <table:table-cell office:value-type="float" office:value="0.983600136419803" calcext:value-type="float">
            <text:p>0,983600136419803</text:p>
          </table:table-cell>
          <table:table-cell office:value-type="float" office:value="1.09468133830293" calcext:value-type="float">
            <text:p>1,09468133830293</text:p>
          </table:table-cell>
          <table:table-cell office:value-type="float" office:value="1.27667119104173" calcext:value-type="float">
            <text:p>1,27667119104173</text:p>
          </table:table-cell>
          <table:table-cell office:value-type="float" office:value="0.947180923454538" calcext:value-type="float">
            <text:p>0,947180923454538</text:p>
          </table:table-cell>
          <table:table-cell office:value-type="float" office:value="1.07404569900742" calcext:value-type="float">
            <text:p>1,07404569900742</text:p>
          </table:table-cell>
          <table:table-cell office:value-type="float" office:value="0.874300521411736" calcext:value-type="float">
            <text:p>0,874300521411736</text:p>
          </table:table-cell>
          <table:table-cell office:value-type="float" office:value="0.912188633111716" calcext:value-type="float">
            <text:p>0,912188633111716</text:p>
          </table:table-cell>
          <table:table-cell office:value-type="float" office:value="0.965924877697883" calcext:value-type="float">
            <text:p>0,965924877697883</text:p>
          </table:table-cell>
          <table:table-cell office:value-type="float" office:value="0.997284615208718" calcext:value-type="float">
            <text:p>0,997284615208718</text:p>
          </table:table-cell>
          <table:table-cell office:value-type="float" office:value="1.0451705382271" calcext:value-type="float">
            <text:p>1,0451705382271</text:p>
          </table:table-cell>
          <table:table-cell office:value-type="float" office:value="1.07094089206996" calcext:value-type="float">
            <text:p>1,07094089206996</text:p>
          </table:table-cell>
          <table:table-cell office:value-type="float" office:value="0.979233496800027" calcext:value-type="float">
            <text:p>0,979233496800027</text:p>
          </table:table-cell>
          <table:table-cell office:value-type="float" office:value="1.12537566779626" calcext:value-type="float">
            <text:p>1,12537566779626</text:p>
          </table:table-cell>
          <table:table-cell office:value-type="float" office:value="1.04992394450412" calcext:value-type="float">
            <text:p>1,04992394450412</text:p>
          </table:table-cell>
          <table:table-cell office:value-type="float" office:value="1.24075032023835" calcext:value-type="float">
            <text:p>1,24075032023835</text:p>
          </table:table-cell>
          <table:table-cell office:value-type="float" office:value="1.1339895622058" calcext:value-type="float">
            <text:p>1,1339895622058</text:p>
          </table:table-cell>
          <table:table-cell office:value-type="float" office:value="0.928627372154043" calcext:value-type="float">
            <text:p>0,928627372154043</text:p>
          </table:table-cell>
          <table:table-cell office:value-type="float" office:value="1.02287959169968" calcext:value-type="float">
            <text:p>1,02287959169968</text:p>
          </table:table-cell>
          <table:table-cell office:value-type="float" office:value="0.9851714024959" calcext:value-type="float">
            <text:p>0,9851714024959</text:p>
          </table:table-cell>
          <table:table-cell office:value-type="float" office:value="0.878504230946052" calcext:value-type="float">
            <text:p>0,878504230946052</text:p>
          </table:table-cell>
          <table:table-cell table:number-columns-repeated="17"/>
        </table:table-row>
        <table:table-row table:style-name="ro1">
          <table:table-cell office:value-type="float" office:value="0.968176239427654" calcext:value-type="float">
            <text:p>0,968176239427654</text:p>
          </table:table-cell>
          <table:table-cell office:value-type="float" office:value="0.925755402520314" calcext:value-type="float">
            <text:p>0,925755402520314</text:p>
          </table:table-cell>
          <table:table-cell office:value-type="float" office:value="1.04660655039413" calcext:value-type="float">
            <text:p>1,04660655039413</text:p>
          </table:table-cell>
          <table:table-cell office:value-type="float" office:value="0.823317033699761" calcext:value-type="float">
            <text:p>0,823317033699761</text:p>
          </table:table-cell>
          <table:table-cell office:value-type="float" office:value="0.817631847177381" calcext:value-type="float">
            <text:p>0,817631847177381</text:p>
          </table:table-cell>
          <table:table-cell office:value-type="float" office:value="1.13410113654681" calcext:value-type="float">
            <text:p>1,13410113654681</text:p>
          </table:table-cell>
          <table:table-cell office:value-type="float" office:value="0.820437069679267" calcext:value-type="float">
            <text:p>0,820437069679267</text:p>
          </table:table-cell>
          <table:table-cell office:value-type="float" office:value="0.994895237115316" calcext:value-type="float">
            <text:p>0,994895237115316</text:p>
          </table:table-cell>
          <table:table-cell office:value-type="float" office:value="0.953395184427037" calcext:value-type="float">
            <text:p>0,953395184427037</text:p>
          </table:table-cell>
          <table:table-cell office:value-type="float" office:value="1.08697621935796" calcext:value-type="float">
            <text:p>1,08697621935796</text:p>
          </table:table-cell>
          <table:table-cell office:value-type="float" office:value="1.02294631154798" calcext:value-type="float">
            <text:p>1,02294631154798</text:p>
          </table:table-cell>
          <table:table-cell office:value-type="float" office:value="1.08257802022243" calcext:value-type="float">
            <text:p>1,08257802022243</text:p>
          </table:table-cell>
          <table:table-cell office:value-type="float" office:value="1.14306777694333" calcext:value-type="float">
            <text:p>1,14306777694333</text:p>
          </table:table-cell>
          <table:table-cell office:value-type="float" office:value="1.19100372483285" calcext:value-type="float">
            <text:p>1,19100372483285</text:p>
          </table:table-cell>
          <table:table-cell office:value-type="float" office:value="1.0933557090471" calcext:value-type="float">
            <text:p>1,0933557090471</text:p>
          </table:table-cell>
          <table:table-cell office:value-type="float" office:value="0.813075158959822" calcext:value-type="float">
            <text:p>0,813075158959822</text:p>
          </table:table-cell>
          <table:table-cell office:value-type="float" office:value="0.917473179606598" calcext:value-type="float">
            <text:p>0,917473179606598</text:p>
          </table:table-cell>
          <table:table-cell office:value-type="float" office:value="0.99772054803845" calcext:value-type="float">
            <text:p>0,99772054803845</text:p>
          </table:table-cell>
          <table:table-cell office:value-type="float" office:value="0.846519068892934" calcext:value-type="float">
            <text:p>0,846519068892934</text:p>
          </table:table-cell>
          <table:table-cell office:value-type="float" office:value="0.973622606304062" calcext:value-type="float">
            <text:p>0,973622606304062</text:p>
          </table:table-cell>
          <table:table-cell office:value-type="float" office:value="0.956709625923958" calcext:value-type="float">
            <text:p>0,956709625923958</text:p>
          </table:table-cell>
          <table:table-cell office:value-type="float" office:value="0.919871404024167" calcext:value-type="float">
            <text:p>0,919871404024167</text:p>
          </table:table-cell>
          <table:table-cell office:value-type="float" office:value="0.850360983303235" calcext:value-type="float">
            <text:p>0,850360983303235</text:p>
          </table:table-cell>
          <table:table-cell office:value-type="float" office:value="0.937190677240746" calcext:value-type="float">
            <text:p>0,937190677240746</text:p>
          </table:table-cell>
          <table:table-cell table:style-name="ce6" office:value-type="float" office:value="1.05816465153423" calcext:value-type="float">
            <text:p>1,05816465153423</text:p>
          </table:table-cell>
          <table:table-cell table:style-name="ce6" office:value-type="float" office:value="0.980594286935527" calcext:value-type="float">
            <text:p>0,980594286935527</text:p>
          </table:table-cell>
          <table:table-cell office:value-type="float" office:value="1.00847814026736" calcext:value-type="float">
            <text:p>1,00847814026736</text:p>
          </table:table-cell>
          <table:table-cell office:value-type="float" office:value="0.892777496092137" calcext:value-type="float">
            <text:p>0,892777496092137</text:p>
          </table:table-cell>
          <table:table-cell office:value-type="float" office:value="0.967641383637932" calcext:value-type="float">
            <text:p>0,967641383637932</text:p>
          </table:table-cell>
          <table:table-cell office:value-type="float" office:value="0.942891479747912" calcext:value-type="float">
            <text:p>0,942891479747912</text:p>
          </table:table-cell>
          <table:table-cell office:value-type="float" office:value="1.08723342136903" calcext:value-type="float">
            <text:p>1,08723342136903</text:p>
          </table:table-cell>
          <table:table-cell office:value-type="float" office:value="1.22218126964877" calcext:value-type="float">
            <text:p>1,22218126964877</text:p>
          </table:table-cell>
          <table:table-cell office:value-type="float" office:value="0.932916950926071" calcext:value-type="float">
            <text:p>0,932916950926071</text:p>
          </table:table-cell>
          <table:table-cell office:value-type="float" office:value="0.963029273091692" calcext:value-type="float">
            <text:p>0,963029273091692</text:p>
          </table:table-cell>
          <table:table-cell office:value-type="float" office:value="1.10516463699641" calcext:value-type="float">
            <text:p>1,10516463699641</text:p>
          </table:table-cell>
          <table:table-cell office:value-type="float" office:value="1.13764447942433" calcext:value-type="float">
            <text:p>1,13764447942433</text:p>
          </table:table-cell>
          <table:table-cell office:value-type="float" office:value="1.02935169822059" calcext:value-type="float">
            <text:p>1,02935169822059</text:p>
          </table:table-cell>
          <table:table-cell office:value-type="float" office:value="0.997315719679372" calcext:value-type="float">
            <text:p>0,997315719679372</text:p>
          </table:table-cell>
          <table:table-cell office:value-type="float" office:value="0.998958571790857" calcext:value-type="float">
            <text:p>0,998958571790857</text:p>
          </table:table-cell>
          <table:table-cell office:value-type="float" office:value="0.862274958705903" calcext:value-type="float">
            <text:p>0,862274958705903</text:p>
          </table:table-cell>
          <table:table-cell office:value-type="float" office:value="0.934661481516188" calcext:value-type="float">
            <text:p>0,934661481516188</text:p>
          </table:table-cell>
          <table:table-cell office:value-type="float" office:value="0.846638843146187" calcext:value-type="float">
            <text:p>0,846638843146187</text:p>
          </table:table-cell>
          <table:table-cell office:value-type="float" office:value="1.20949868840081" calcext:value-type="float">
            <text:p>1,20949868840081</text:p>
          </table:table-cell>
          <table:table-cell office:value-type="float" office:value="1.15494521975678" calcext:value-type="float">
            <text:p>1,15494521975678</text:p>
          </table:table-cell>
          <table:table-cell office:value-type="float" office:value="1.23499749391729" calcext:value-type="float">
            <text:p>1,23499749391729</text:p>
          </table:table-cell>
          <table:table-cell office:value-type="float" office:value="1.03535301130576" calcext:value-type="float">
            <text:p>1,03535301130576</text:p>
          </table:table-cell>
          <table:table-cell office:value-type="float" office:value="1.01240415658085" calcext:value-type="float">
            <text:p>1,01240415658085</text:p>
          </table:table-cell>
          <table:table-cell office:value-type="float" office:value="0.932346795446045" calcext:value-type="float">
            <text:p>0,932346795446045</text:p>
          </table:table-cell>
          <table:table-cell office:value-type="float" office:value="1.013278066468" calcext:value-type="float">
            <text:p>1,013278066468</text:p>
          </table:table-cell>
          <table:table-cell office:value-type="float" office:value="0.907083676543704" calcext:value-type="float">
            <text:p>0,907083676543704</text:p>
          </table:table-cell>
          <table:table-cell office:value-type="float" office:value="0.950834177443003" calcext:value-type="float">
            <text:p>0,950834177443003</text:p>
          </table:table-cell>
          <table:table-cell office:value-type="float" office:value="1.06508228685293" calcext:value-type="float">
            <text:p>1,06508228685293</text:p>
          </table:table-cell>
          <table:table-cell office:value-type="float" office:value="0.970151483698815" calcext:value-type="float">
            <text:p>0,970151483698815</text:p>
          </table:table-cell>
          <table:table-cell office:value-type="float" office:value="0.940414610949316" calcext:value-type="float">
            <text:p>0,940414610949316</text:p>
          </table:table-cell>
          <table:table-cell office:value-type="float" office:value="1.14313607929071" calcext:value-type="float">
            <text:p>1,14313607929071</text:p>
          </table:table-cell>
          <table:table-cell office:value-type="float" office:value="0.9521708907224" calcext:value-type="float">
            <text:p>0,9521708907224</text:p>
          </table:table-cell>
          <table:table-cell office:value-type="float" office:value="1.23061834645488" calcext:value-type="float">
            <text:p>1,23061834645488</text:p>
          </table:table-cell>
          <table:table-cell office:value-type="float" office:value="1.13568086050121" calcext:value-type="float">
            <text:p>1,13568086050121</text:p>
          </table:table-cell>
          <table:table-cell office:value-type="float" office:value="0.964001392126392" calcext:value-type="float">
            <text:p>0,964001392126392</text:p>
          </table:table-cell>
          <table:table-cell office:value-type="float" office:value="1.11986740867594" calcext:value-type="float">
            <text:p>1,11986740867594</text:p>
          </table:table-cell>
          <table:table-cell office:value-type="float" office:value="1.01742730547457" calcext:value-type="float">
            <text:p>1,01742730547457</text:p>
          </table:table-cell>
          <table:table-cell office:value-type="float" office:value="0.885378887906113" calcext:value-type="float">
            <text:p>0,885378887906113</text:p>
          </table:table-cell>
          <table:table-cell table:number-columns-repeated="17"/>
        </table:table-row>
        <table:table-row table:style-name="ro1">
          <table:table-cell office:value-type="float" office:value="0.977807079986244" calcext:value-type="float">
            <text:p>0,977807079986244</text:p>
          </table:table-cell>
          <table:table-cell office:value-type="float" office:value="0.939398847675683" calcext:value-type="float">
            <text:p>0,939398847675683</text:p>
          </table:table-cell>
          <table:table-cell office:value-type="float" office:value="0.993773702453931" calcext:value-type="float">
            <text:p>0,993773702453931</text:p>
          </table:table-cell>
          <table:table-cell office:value-type="float" office:value="0.894114704846771" calcext:value-type="float">
            <text:p>0,894114704846771</text:p>
          </table:table-cell>
          <table:table-cell office:value-type="float" office:value="0.88776084052059" calcext:value-type="float">
            <text:p>0,88776084052059</text:p>
          </table:table-cell>
          <table:table-cell office:value-type="float" office:value="1.0717021681803" calcext:value-type="float">
            <text:p>1,0717021681803</text:p>
          </table:table-cell>
          <table:table-cell office:value-type="float" office:value="0.912697985052456" calcext:value-type="float">
            <text:p>0,912697985052456</text:p>
          </table:table-cell>
          <table:table-cell office:value-type="float" office:value="1.01029618061988" calcext:value-type="float">
            <text:p>1,01029618061988</text:p>
          </table:table-cell>
          <table:table-cell office:value-type="float" office:value="0.95972476745942" calcext:value-type="float">
            <text:p>0,95972476745942</text:p>
          </table:table-cell>
          <table:table-cell office:value-type="float" office:value="1.05856388060576" calcext:value-type="float">
            <text:p>1,05856388060576</text:p>
          </table:table-cell>
          <table:table-cell office:value-type="float" office:value="1.13399731708713" calcext:value-type="float">
            <text:p>1,13399731708713</text:p>
          </table:table-cell>
          <table:table-cell office:value-type="float" office:value="1.2062268756882" calcext:value-type="float">
            <text:p>1,2062268756882</text:p>
          </table:table-cell>
          <table:table-cell office:value-type="float" office:value="0.976188293492796" calcext:value-type="float">
            <text:p>0,976188293492796</text:p>
          </table:table-cell>
          <table:table-cell office:value-type="float" office:value="1.09113007716848" calcext:value-type="float">
            <text:p>1,09113007716848</text:p>
          </table:table-cell>
          <table:table-cell office:value-type="float" office:value="1.03364882612304" calcext:value-type="float">
            <text:p>1,03364882612304</text:p>
          </table:table-cell>
          <table:table-cell office:value-type="float" office:value="0.758086653370812" calcext:value-type="float">
            <text:p>0,758086653370812</text:p>
          </table:table-cell>
          <table:table-cell office:value-type="float" office:value="0.904824135513543" calcext:value-type="float">
            <text:p>0,904824135513543</text:p>
          </table:table-cell>
          <table:table-cell office:value-type="float" office:value="0.925118476624952" calcext:value-type="float">
            <text:p>0,925118476624952</text:p>
          </table:table-cell>
          <table:table-cell office:value-type="string" calcext:value-type="string">
            <text:p>BOLINHA</text:p>
          </table:table-cell>
          <table:table-cell office:value-type="float" office:value="1.01979685084025" calcext:value-type="float">
            <text:p>1,01979685084025</text:p>
          </table:table-cell>
          <table:table-cell office:value-type="float" office:value="0.94413333006344" calcext:value-type="float">
            <text:p>0,94413333006344</text:p>
          </table:table-cell>
          <table:table-cell office:value-type="float" office:value="0.934322579995569" calcext:value-type="float">
            <text:p>0,934322579995569</text:p>
          </table:table-cell>
          <table:table-cell office:value-type="float" office:value="0.747350286254007" calcext:value-type="float">
            <text:p>0,747350286254007</text:p>
          </table:table-cell>
          <table:table-cell office:value-type="float" office:value="1.02212353717886" calcext:value-type="float">
            <text:p>1,02212353717886</text:p>
          </table:table-cell>
          <table:table-cell table:style-name="ce6" office:value-type="float" office:value="1.06060690198828" calcext:value-type="float">
            <text:p>1,06060690198828</text:p>
          </table:table-cell>
          <table:table-cell table:style-name="ce6" office:value-type="float" office:value="0.984777870860774" calcext:value-type="float">
            <text:p>0,984777870860774</text:p>
          </table:table-cell>
          <table:table-cell office:value-type="float" office:value="0.936518925366691" calcext:value-type="float">
            <text:p>0,936518925366691</text:p>
          </table:table-cell>
          <table:table-cell office:value-type="float" office:value="0.767724685375154" calcext:value-type="float">
            <text:p>0,767724685375154</text:p>
          </table:table-cell>
          <table:table-cell office:value-type="float" office:value="0.9752844820393" calcext:value-type="float">
            <text:p>0,9752844820393</text:p>
          </table:table-cell>
          <table:table-cell office:value-type="float" office:value="1.04623262357337" calcext:value-type="float">
            <text:p>1,04623262357337</text:p>
          </table:table-cell>
          <table:table-cell office:value-type="float" office:value="1.07946310963212" calcext:value-type="float">
            <text:p>1,07946310963212</text:p>
          </table:table-cell>
          <table:table-cell office:value-type="float" office:value="1.31097255797284" calcext:value-type="float">
            <text:p>1,31097255797284</text:p>
          </table:table-cell>
          <table:table-cell office:value-type="float" office:value="0.929877391881334" calcext:value-type="float">
            <text:p>0,929877391881334</text:p>
          </table:table-cell>
          <table:table-cell office:value-type="float" office:value="0.987008792559263" calcext:value-type="float">
            <text:p>0,987008792559263</text:p>
          </table:table-cell>
          <table:table-cell office:value-type="float" office:value="1.12230880918351" calcext:value-type="float">
            <text:p>1,12230880918351</text:p>
          </table:table-cell>
          <table:table-cell office:value-type="float" office:value="1.11736678917748" calcext:value-type="float">
            <text:p>1,11736678917748</text:p>
          </table:table-cell>
          <table:table-cell office:value-type="float" office:value="1.02365148822909" calcext:value-type="float">
            <text:p>1,02365148822909</text:p>
          </table:table-cell>
          <table:table-cell office:value-type="float" office:value="0.987066198113587" calcext:value-type="float">
            <text:p>0,987066198113587</text:p>
          </table:table-cell>
          <table:table-cell office:value-type="float" office:value="0.928243629616423" calcext:value-type="float">
            <text:p>0,928243629616423</text:p>
          </table:table-cell>
          <table:table-cell office:value-type="float" office:value="0.851157315056835" calcext:value-type="float">
            <text:p>0,851157315056835</text:p>
          </table:table-cell>
          <table:table-cell office:value-type="float" office:value="0.942746189815814" calcext:value-type="float">
            <text:p>0,942746189815814</text:p>
          </table:table-cell>
          <table:table-cell office:value-type="float" office:value="0.861525198747637" calcext:value-type="float">
            <text:p>0,861525198747637</text:p>
          </table:table-cell>
          <table:table-cell office:value-type="float" office:value="1.42953362821725" calcext:value-type="float">
            <text:p>1,42953362821725</text:p>
          </table:table-cell>
          <table:table-cell office:value-type="string" calcext:value-type="string">
            <text:p>BOLINHA</text:p>
          </table:table-cell>
          <table:table-cell office:value-type="float" office:value="1.18936766275346" calcext:value-type="float">
            <text:p>1,18936766275346</text:p>
          </table:table-cell>
          <table:table-cell office:value-type="float" office:value="1.00485420402827" calcext:value-type="float">
            <text:p>1,00485420402827</text:p>
          </table:table-cell>
          <table:table-cell office:value-type="float" office:value="1.00293161567194" calcext:value-type="float">
            <text:p>1,00293161567194</text:p>
          </table:table-cell>
          <table:table-cell office:value-type="float" office:value="0.926991788712391" calcext:value-type="float">
            <text:p>0,926991788712391</text:p>
          </table:table-cell>
          <table:table-cell office:value-type="float" office:value="0.904568495205502" calcext:value-type="float">
            <text:p>0,904568495205502</text:p>
          </table:table-cell>
          <table:table-cell office:value-type="float" office:value="0.997324401738834" calcext:value-type="float">
            <text:p>0,997324401738834</text:p>
          </table:table-cell>
          <table:table-cell office:value-type="float" office:value="0.865777965168374" calcext:value-type="float">
            <text:p>0,865777965168374</text:p>
          </table:table-cell>
          <table:table-cell office:value-type="float" office:value="1.03374786856109" calcext:value-type="float">
            <text:p>1,03374786856109</text:p>
          </table:table-cell>
          <table:table-cell office:value-type="float" office:value="1.08199765244573" calcext:value-type="float">
            <text:p>1,08199765244573</text:p>
          </table:table-cell>
          <table:table-cell office:value-type="float" office:value="0.946740663271248" calcext:value-type="float">
            <text:p>0,946740663271248</text:p>
          </table:table-cell>
          <table:table-cell office:value-type="float" office:value="1.04526229666636" calcext:value-type="float">
            <text:p>1,04526229666636</text:p>
          </table:table-cell>
          <table:table-cell office:value-type="float" office:value="1.03484179373945" calcext:value-type="float">
            <text:p>1,03484179373945</text:p>
          </table:table-cell>
          <table:table-cell office:value-type="float" office:value="1.18653684819555" calcext:value-type="float">
            <text:p>1,18653684819555</text:p>
          </table:table-cell>
          <table:table-cell office:value-type="float" office:value="1.11246942438979" calcext:value-type="float">
            <text:p>1,11246942438979</text:p>
          </table:table-cell>
          <table:table-cell office:value-type="float" office:value="0.936219268826555" calcext:value-type="float">
            <text:p>0,936219268826555</text:p>
          </table:table-cell>
          <table:table-cell office:value-type="float" office:value="1.05760497564828" calcext:value-type="float">
            <text:p>1,05760497564828</text:p>
          </table:table-cell>
          <table:table-cell office:value-type="float" office:value="0.994150231493038" calcext:value-type="float">
            <text:p>0,994150231493038</text:p>
          </table:table-cell>
          <table:table-cell office:value-type="float" office:value="0.953697075084652" calcext:value-type="float">
            <text:p>0,953697075084652</text:p>
          </table:table-cell>
          <table:table-cell table:number-columns-repeated="17"/>
        </table:table-row>
        <table:table-row table:style-name="ro1">
          <table:table-cell office:value-type="float" office:value="0.97266014326836" calcext:value-type="float">
            <text:p>0,97266014326836</text:p>
          </table:table-cell>
          <table:table-cell office:value-type="float" office:value="0.913212680140751" calcext:value-type="float">
            <text:p>0,913212680140751</text:p>
          </table:table-cell>
          <table:table-cell office:value-type="float" office:value="0.984274854313977" calcext:value-type="float">
            <text:p>0,984274854313977</text:p>
          </table:table-cell>
          <table:table-cell office:value-type="float" office:value="0.970160056904313" calcext:value-type="float">
            <text:p>0,970160056904313</text:p>
          </table:table-cell>
          <table:table-cell office:value-type="float" office:value="0.864980032301956" calcext:value-type="float">
            <text:p>0,864980032301956</text:p>
          </table:table-cell>
          <table:table-cell office:value-type="float" office:value="1.00374740923247" calcext:value-type="float">
            <text:p>1,00374740923247</text:p>
          </table:table-cell>
          <table:table-cell office:value-type="float" office:value="1.00213727252156" calcext:value-type="float">
            <text:p>1,00213727252156</text:p>
          </table:table-cell>
          <table:table-cell office:value-type="float" office:value="0.949780245381067" calcext:value-type="float">
            <text:p>0,949780245381067</text:p>
          </table:table-cell>
          <table:table-cell office:value-type="float" office:value="0.970604243681983" calcext:value-type="float">
            <text:p>0,970604243681983</text:p>
          </table:table-cell>
          <table:table-cell office:value-type="float" office:value="1.15568619777476" calcext:value-type="float">
            <text:p>1,15568619777476</text:p>
          </table:table-cell>
          <table:table-cell office:value-type="float" office:value="1.1439882702478" calcext:value-type="float">
            <text:p>1,1439882702478</text:p>
          </table:table-cell>
          <table:table-cell office:value-type="float" office:value="1.07811173300156" calcext:value-type="float">
            <text:p>1,07811173300156</text:p>
          </table:table-cell>
          <table:table-cell office:value-type="float" office:value="1.02621628257496" calcext:value-type="float">
            <text:p>1,02621628257496</text:p>
          </table:table-cell>
          <table:table-cell office:value-type="float" office:value="1.10876475080526" calcext:value-type="float">
            <text:p>1,10876475080526</text:p>
          </table:table-cell>
          <table:table-cell office:value-type="float" office:value="1.07320477502295" calcext:value-type="float">
            <text:p>1,07320477502295</text:p>
          </table:table-cell>
          <table:table-cell office:value-type="float" office:value="0.785234783551364" calcext:value-type="float">
            <text:p>0,785234783551364</text:p>
          </table:table-cell>
          <table:table-cell office:value-type="float" office:value="0.878639518127498" calcext:value-type="float">
            <text:p>0,878639518127498</text:p>
          </table:table-cell>
          <table:table-cell office:value-type="float" office:value="0.985766964520906" calcext:value-type="float">
            <text:p>0,985766964520906</text:p>
          </table:table-cell>
          <table:table-cell office:value-type="string" calcext:value-type="string">
            <text:p>BOLINHA</text:p>
          </table:table-cell>
          <table:table-cell office:value-type="float" office:value="0.928444214628925" calcext:value-type="float">
            <text:p>0,928444214628925</text:p>
          </table:table-cell>
          <table:table-cell office:value-type="float" office:value="0.964366848102451" calcext:value-type="float">
            <text:p>0,964366848102451</text:p>
          </table:table-cell>
          <table:table-cell office:value-type="float" office:value="0.993510715902802" calcext:value-type="float">
            <text:p>0,993510715902802</text:p>
          </table:table-cell>
          <table:table-cell office:value-type="string" calcext:value-type="string">
            <text:p>BOLINHA</text:p>
          </table:table-cell>
          <table:table-cell table:style-name="ce1" office:value-type="float" office:value="1.13080976708118" calcext:value-type="float">
            <text:p>1,13080976708118</text:p>
          </table:table-cell>
          <table:table-cell table:style-name="ce6" office:value-type="float" office:value="1.02923515260143" calcext:value-type="float">
            <text:p>1,02923515260143</text:p>
          </table:table-cell>
          <table:table-cell table:style-name="ce6" office:value-type="float" office:value="0.998962995420716" calcext:value-type="float">
            <text:p>0,998962995420716</text:p>
          </table:table-cell>
          <table:table-cell office:value-type="float" office:value="0.913640809785361" calcext:value-type="float">
            <text:p>0,913640809785361</text:p>
          </table:table-cell>
          <table:table-cell office:value-type="float" office:value="0.791078464164742" calcext:value-type="float">
            <text:p>0,791078464164742</text:p>
          </table:table-cell>
          <table:table-cell office:value-type="float" office:value="0.951681244700605" calcext:value-type="float">
            <text:p>0,951681244700605</text:p>
          </table:table-cell>
          <table:table-cell office:value-type="float" office:value="1.03227889559027" calcext:value-type="float">
            <text:p>1,03227889559027</text:p>
          </table:table-cell>
          <table:table-cell office:value-type="float" office:value="0.998609285488642" calcext:value-type="float">
            <text:p>0,998609285488642</text:p>
          </table:table-cell>
          <table:table-cell office:value-type="float" office:value="1.31911241709068" calcext:value-type="float">
            <text:p>1,31911241709068</text:p>
          </table:table-cell>
          <table:table-cell office:value-type="float" office:value="1.01781962003334" calcext:value-type="float">
            <text:p>1,01781962003334</text:p>
          </table:table-cell>
          <table:table-cell office:value-type="float" office:value="1.04097432196192" calcext:value-type="float">
            <text:p>1,04097432196192</text:p>
          </table:table-cell>
          <table:table-cell office:value-type="float" office:value="1.15609396983142" calcext:value-type="float">
            <text:p>1,15609396983142</text:p>
          </table:table-cell>
          <table:table-cell office:value-type="float" office:value="1.12366205179226" calcext:value-type="float">
            <text:p>1,12366205179226</text:p>
          </table:table-cell>
          <table:table-cell office:value-type="float" office:value="1.1475739943187" calcext:value-type="float">
            <text:p>1,1475739943187</text:p>
          </table:table-cell>
          <table:table-cell office:value-type="float" office:value="1.01431613131717" calcext:value-type="float">
            <text:p>1,01431613131717</text:p>
          </table:table-cell>
          <table:table-cell office:value-type="float" office:value="0.914972077198382" calcext:value-type="float">
            <text:p>0,914972077198382</text:p>
          </table:table-cell>
          <table:table-cell office:value-type="float" office:value="0.981748058758618" calcext:value-type="float">
            <text:p>0,981748058758618</text:p>
          </table:table-cell>
          <table:table-cell office:value-type="float" office:value="0.911946839972367" calcext:value-type="float">
            <text:p>0,911946839972367</text:p>
          </table:table-cell>
          <table:table-cell office:value-type="float" office:value="0.902969169999598" calcext:value-type="float">
            <text:p>0,902969169999598</text:p>
          </table:table-cell>
          <table:table-cell office:value-type="float" office:value="0.601832410111085" calcext:value-type="float">
            <text:p>0,601832410111085</text:p>
          </table:table-cell>
          <table:table-cell office:value-type="string" calcext:value-type="string">
            <text:p>BOLINHA</text:p>
          </table:table-cell>
          <table:table-cell office:value-type="float" office:value="1.14397632249347" calcext:value-type="float">
            <text:p>1,14397632249347</text:p>
          </table:table-cell>
          <table:table-cell office:value-type="float" office:value="1.01465704236571" calcext:value-type="float">
            <text:p>1,01465704236571</text:p>
          </table:table-cell>
          <table:table-cell office:value-type="float" office:value="1.15907204307368" calcext:value-type="float">
            <text:p>1,15907204307368</text:p>
          </table:table-cell>
          <table:table-cell office:value-type="float" office:value="0.945287928599404" calcext:value-type="float">
            <text:p>0,945287928599404</text:p>
          </table:table-cell>
          <table:table-cell office:value-type="float" office:value="1.00210771923791" calcext:value-type="float">
            <text:p>1,00210771923791</text:p>
          </table:table-cell>
          <table:table-cell office:value-type="string" calcext:value-type="string">
            <text:p>BOLINHA</text:p>
          </table:table-cell>
          <table:table-cell office:value-type="float" office:value="0.999040810471683" calcext:value-type="float">
            <text:p>0,999040810471683</text:p>
          </table:table-cell>
          <table:table-cell office:value-type="float" office:value="1.03868018684605" calcext:value-type="float">
            <text:p>1,03868018684605</text:p>
          </table:table-cell>
          <table:table-cell office:value-type="float" office:value="1.02057138587472" calcext:value-type="float">
            <text:p>1,02057138587472</text:p>
          </table:table-cell>
          <table:table-cell office:value-type="float" office:value="0.962696847030373" calcext:value-type="float">
            <text:p>0,962696847030373</text:p>
          </table:table-cell>
          <table:table-cell office:value-type="float" office:value="1.17771982570445" calcext:value-type="float">
            <text:p>1,17771982570445</text:p>
          </table:table-cell>
          <table:table-cell office:value-type="float" office:value="1.13764977243563" calcext:value-type="float">
            <text:p>1,13764977243563</text:p>
          </table:table-cell>
          <table:table-cell office:value-type="float" office:value="1.21672789844201" calcext:value-type="float">
            <text:p>1,21672789844201</text:p>
          </table:table-cell>
          <table:table-cell office:value-type="float" office:value="1.06658554640788" calcext:value-type="float">
            <text:p>1,06658554640788</text:p>
          </table:table-cell>
          <table:table-cell office:value-type="float" office:value="1.0192276143941" calcext:value-type="float">
            <text:p>1,0192276143941</text:p>
          </table:table-cell>
          <table:table-cell office:value-type="float" office:value="1.02578257542105" calcext:value-type="float">
            <text:p>1,02578257542105</text:p>
          </table:table-cell>
          <table:table-cell office:value-type="float" office:value="0.947238174266587" calcext:value-type="float">
            <text:p>0,947238174266587</text:p>
          </table:table-cell>
          <table:table-cell office:value-type="float" office:value="0.975337572831475" calcext:value-type="float">
            <text:p>0,975337572831475</text:p>
          </table:table-cell>
          <table:table-cell table:number-columns-repeated="17"/>
        </table:table-row>
        <table:table-row table:style-name="ro1">
          <table:table-cell office:value-type="float" office:value="0.963475570735172" calcext:value-type="float">
            <text:p>0,963475570735172</text:p>
          </table:table-cell>
          <table:table-cell office:value-type="float" office:value="0.970483528631595" calcext:value-type="float">
            <text:p>0,970483528631595</text:p>
          </table:table-cell>
          <table:table-cell office:value-type="float" office:value="0.968894248721125" calcext:value-type="float">
            <text:p>0,968894248721125</text:p>
          </table:table-cell>
          <table:table-cell office:value-type="float" office:value="0.932156953863558" calcext:value-type="float">
            <text:p>0,932156953863558</text:p>
          </table:table-cell>
          <table:table-cell office:value-type="float" office:value="0.829014634857226" calcext:value-type="float">
            <text:p>0,829014634857226</text:p>
          </table:table-cell>
          <table:table-cell office:value-type="float" office:value="1.06238549872591" calcext:value-type="float">
            <text:p>1,06238549872591</text:p>
          </table:table-cell>
          <table:table-cell office:value-type="float" office:value="0.895741096026819" calcext:value-type="float">
            <text:p>0,895741096026819</text:p>
          </table:table-cell>
          <table:table-cell office:value-type="float" office:value="0.73796023247093" calcext:value-type="float">
            <text:p>0,73796023247093</text:p>
          </table:table-cell>
          <table:table-cell office:value-type="float" office:value="0.971866687192014" calcext:value-type="float">
            <text:p>0,971866687192014</text:p>
          </table:table-cell>
          <table:table-cell office:value-type="float" office:value="1.11938353150359" calcext:value-type="float">
            <text:p>1,11938353150359</text:p>
          </table:table-cell>
          <table:table-cell office:value-type="float" office:value="1.06168016541758" calcext:value-type="float">
            <text:p>1,06168016541758</text:p>
          </table:table-cell>
          <table:table-cell office:value-type="float" office:value="1.19817750100755" calcext:value-type="float">
            <text:p>1,19817750100755</text:p>
          </table:table-cell>
          <table:table-cell office:value-type="float" office:value="0.975881581212802" calcext:value-type="float">
            <text:p>0,975881581212802</text:p>
          </table:table-cell>
          <table:table-cell office:value-type="float" office:value="1.0977207341439" calcext:value-type="float">
            <text:p>1,0977207341439</text:p>
          </table:table-cell>
          <table:table-cell office:value-type="float" office:value="1.05860310611467" calcext:value-type="float">
            <text:p>1,05860310611467</text:p>
          </table:table-cell>
          <table:table-cell office:value-type="float" office:value="0.742875631681108" calcext:value-type="float">
            <text:p>0,742875631681108</text:p>
          </table:table-cell>
          <table:table-cell office:value-type="float" office:value="0.901862815634128" calcext:value-type="float">
            <text:p>0,901862815634128</text:p>
          </table:table-cell>
          <table:table-cell office:value-type="float" office:value="0.967821489823655" calcext:value-type="float">
            <text:p>0,967821489823655</text:p>
          </table:table-cell>
          <table:table-cell office:value-type="string" calcext:value-type="string">
            <text:p>DIVIDIU</text:p>
          </table:table-cell>
          <table:table-cell office:value-type="float" office:value="0.959852049057325" calcext:value-type="float">
            <text:p>0,959852049057325</text:p>
          </table:table-cell>
          <table:table-cell office:value-type="float" office:value="0.899095759425831" calcext:value-type="float">
            <text:p>0,899095759425831</text:p>
          </table:table-cell>
          <table:table-cell office:value-type="float" office:value="0.983499858674347" calcext:value-type="float">
            <text:p>0,983499858674347</text:p>
          </table:table-cell>
          <table:table-cell office:value-type="string" calcext:value-type="string">
            <text:p>BOLINHA</text:p>
          </table:table-cell>
          <table:table-cell table:style-name="ce1" office:value-type="string" calcext:value-type="string">
            <text:p>BOLINHA</text:p>
          </table:table-cell>
          <table:table-cell table:style-name="ce6" office:value-type="float" office:value="1.03464065333013" calcext:value-type="float">
            <text:p>1,03464065333013</text:p>
          </table:table-cell>
          <table:table-cell table:style-name="ce6" office:value-type="float" office:value="0.952228008991412" calcext:value-type="float">
            <text:p>0,952228008991412</text:p>
          </table:table-cell>
          <table:table-cell office:value-type="float" office:value="0.903094834450193" calcext:value-type="float">
            <text:p>0,903094834450193</text:p>
          </table:table-cell>
          <table:table-cell office:value-type="float" office:value="0.770773350394182" calcext:value-type="float">
            <text:p>0,770773350394182</text:p>
          </table:table-cell>
          <table:table-cell office:value-type="float" office:value="0.849336031765435" calcext:value-type="float">
            <text:p>0,849336031765435</text:p>
          </table:table-cell>
          <table:table-cell office:value-type="float" office:value="1.08638211854364" calcext:value-type="float">
            <text:p>1,08638211854364</text:p>
          </table:table-cell>
          <table:table-cell office:value-type="float" office:value="0.99434280299674" calcext:value-type="float">
            <text:p>0,99434280299674</text:p>
          </table:table-cell>
          <table:table-cell office:value-type="float" office:value="1.22143083797048" calcext:value-type="float">
            <text:p>1,22143083797048</text:p>
          </table:table-cell>
          <table:table-cell office:value-type="float" office:value="1.00447157259188" calcext:value-type="float">
            <text:p>1,00447157259188</text:p>
          </table:table-cell>
          <table:table-cell office:value-type="float" office:value="1.05189406935163" calcext:value-type="float">
            <text:p>1,05189406935163</text:p>
          </table:table-cell>
          <table:table-cell office:value-type="float" office:value="1.10325866153224" calcext:value-type="float">
            <text:p>1,10325866153224</text:p>
          </table:table-cell>
          <table:table-cell office:value-type="float" office:value="1.13376463886139" calcext:value-type="float">
            <text:p>1,13376463886139</text:p>
          </table:table-cell>
          <table:table-cell office:value-type="float" office:value="1.15863231398988" calcext:value-type="float">
            <text:p>1,15863231398988</text:p>
          </table:table-cell>
          <table:table-cell office:value-type="float" office:value="0.947162515702607" calcext:value-type="float">
            <text:p>0,947162515702607</text:p>
          </table:table-cell>
          <table:table-cell office:value-type="float" office:value="0.91317328104866" calcext:value-type="float">
            <text:p>0,91317328104866</text:p>
          </table:table-cell>
          <table:table-cell office:value-type="float" office:value="1.04239660072625" calcext:value-type="float">
            <text:p>1,04239660072625</text:p>
          </table:table-cell>
          <table:table-cell office:value-type="float" office:value="0.907456556342018" calcext:value-type="float">
            <text:p>0,907456556342018</text:p>
          </table:table-cell>
          <table:table-cell office:value-type="float" office:value="0.937408685064935" calcext:value-type="float">
            <text:p>0,937408685064935</text:p>
          </table:table-cell>
          <table:table-cell office:value-type="float" office:value="0.791801787472767" calcext:value-type="float">
            <text:p>0,791801787472767</text:p>
          </table:table-cell>
          <table:table-cell office:value-type="string" calcext:value-type="string">
            <text:p>BOLINHA</text:p>
          </table:table-cell>
          <table:table-cell office:value-type="float" office:value="1.14154369503829" calcext:value-type="float">
            <text:p>1,14154369503829</text:p>
          </table:table-cell>
          <table:table-cell office:value-type="float" office:value="0.90996956254681" calcext:value-type="float">
            <text:p>0,90996956254681</text:p>
          </table:table-cell>
          <table:table-cell office:value-type="float" office:value="1.05430516325461" calcext:value-type="float">
            <text:p>1,05430516325461</text:p>
          </table:table-cell>
          <table:table-cell office:value-type="float" office:value="0.966371876117739" calcext:value-type="float">
            <text:p>0,966371876117739</text:p>
          </table:table-cell>
          <table:table-cell office:value-type="float" office:value="1.07148888539579" calcext:value-type="float">
            <text:p>1,07148888539579</text:p>
          </table:table-cell>
          <table:table-cell office:value-type="string" calcext:value-type="string">
            <text:p>DIVIDIU</text:p>
          </table:table-cell>
          <table:table-cell office:value-type="float" office:value="0.963110486108471" calcext:value-type="float">
            <text:p>0,963110486108471</text:p>
          </table:table-cell>
          <table:table-cell office:value-type="float" office:value="1.03535314561582" calcext:value-type="float">
            <text:p>1,03535314561582</text:p>
          </table:table-cell>
          <table:table-cell office:value-type="float" office:value="1.04182968603553" calcext:value-type="float">
            <text:p>1,04182968603553</text:p>
          </table:table-cell>
          <table:table-cell office:value-type="float" office:value="1.00530206656744" calcext:value-type="float">
            <text:p>1,00530206656744</text:p>
          </table:table-cell>
          <table:table-cell office:value-type="float" office:value="1.16141658519324" calcext:value-type="float">
            <text:p>1,16141658519324</text:p>
          </table:table-cell>
          <table:table-cell office:value-type="float" office:value="1.02352014893797" calcext:value-type="float">
            <text:p>1,02352014893797</text:p>
          </table:table-cell>
          <table:table-cell office:value-type="float" office:value="1.15777710661431" calcext:value-type="float">
            <text:p>1,15777710661431</text:p>
          </table:table-cell>
          <table:table-cell office:value-type="float" office:value="1.11685924880051" calcext:value-type="float">
            <text:p>1,11685924880051</text:p>
          </table:table-cell>
          <table:table-cell office:value-type="float" office:value="0.915938671191245" calcext:value-type="float">
            <text:p>0,915938671191245</text:p>
          </table:table-cell>
          <table:table-cell office:value-type="float" office:value="1.09266942530576" calcext:value-type="float">
            <text:p>1,09266942530576</text:p>
          </table:table-cell>
          <table:table-cell office:value-type="float" office:value="1.0204640294003" calcext:value-type="float">
            <text:p>1,0204640294003</text:p>
          </table:table-cell>
          <table:table-cell office:value-type="float" office:value="0.961585742705237" calcext:value-type="float">
            <text:p>0,961585742705237</text:p>
          </table:table-cell>
          <table:table-cell table:number-columns-repeated="17"/>
        </table:table-row>
        <table:table-row table:style-name="ro1">
          <table:table-cell office:value-type="float" office:value="0.952260234850131" calcext:value-type="float">
            <text:p>0,952260234850131</text:p>
          </table:table-cell>
          <table:table-cell office:value-type="float" office:value="0.966463336891096" calcext:value-type="float">
            <text:p>0,966463336891096</text:p>
          </table:table-cell>
          <table:table-cell office:value-type="float" office:value="1.01853717221261" calcext:value-type="float">
            <text:p>1,01853717221261</text:p>
          </table:table-cell>
          <table:table-cell office:value-type="float" office:value="0.868927763753933" calcext:value-type="float">
            <text:p>0,868927763753933</text:p>
          </table:table-cell>
          <table:table-cell office:value-type="float" office:value="0.958587816910824" calcext:value-type="float">
            <text:p>0,958587816910824</text:p>
          </table:table-cell>
          <table:table-cell office:value-type="float" office:value="1.08484948980013" calcext:value-type="float">
            <text:p>1,08484948980013</text:p>
          </table:table-cell>
          <table:table-cell office:value-type="float" office:value="1.05240584173125" calcext:value-type="float">
            <text:p>1,05240584173125</text:p>
          </table:table-cell>
          <table:table-cell office:value-type="float" office:value="1.02514976024132" calcext:value-type="float">
            <text:p>1,02514976024132</text:p>
          </table:table-cell>
          <table:table-cell office:value-type="float" office:value="1.03862016456" calcext:value-type="float">
            <text:p>1,03862016456</text:p>
          </table:table-cell>
          <table:table-cell office:value-type="float" office:value="1.07143018223843" calcext:value-type="float">
            <text:p>1,07143018223843</text:p>
          </table:table-cell>
          <table:table-cell office:value-type="float" office:value="1.1735847098632" calcext:value-type="float">
            <text:p>1,1735847098632</text:p>
          </table:table-cell>
          <table:table-cell office:value-type="float" office:value="1.24437813460997" calcext:value-type="float">
            <text:p>1,24437813460997</text:p>
          </table:table-cell>
          <table:table-cell office:value-type="float" office:value="1.05649894280643" calcext:value-type="float">
            <text:p>1,05649894280643</text:p>
          </table:table-cell>
          <table:table-cell office:value-type="float" office:value="1.13946658922771" calcext:value-type="float">
            <text:p>1,13946658922771</text:p>
          </table:table-cell>
          <table:table-cell office:value-type="float" office:value="0.950987701471272" calcext:value-type="float">
            <text:p>0,950987701471272</text:p>
          </table:table-cell>
          <table:table-cell office:value-type="float" office:value="0.810752446567887" calcext:value-type="float">
            <text:p>0,810752446567887</text:p>
          </table:table-cell>
          <table:table-cell office:value-type="float" office:value="0.893951544009129" calcext:value-type="float">
            <text:p>0,893951544009129</text:p>
          </table:table-cell>
          <table:table-cell office:value-type="float" office:value="0.920172267906579" calcext:value-type="float">
            <text:p>0,920172267906579</text:p>
          </table:table-cell>
          <table:table-cell/>
          <table:table-cell office:value-type="float" office:value="0.932090303617207" calcext:value-type="float">
            <text:p>0,932090303617207</text:p>
          </table:table-cell>
          <table:table-cell office:value-type="float" office:value="0.896382823681517" calcext:value-type="float">
            <text:p>0,896382823681517</text:p>
          </table:table-cell>
          <table:table-cell office:value-type="float" office:value="0.964411486333914" calcext:value-type="float">
            <text:p>0,964411486333914</text:p>
          </table:table-cell>
          <table:table-cell office:value-type="string" calcext:value-type="string">
            <text:p>DIVIDIU</text:p>
          </table:table-cell>
          <table:table-cell table:style-name="ce1" office:value-type="string" calcext:value-type="string">
            <text:p>BOLINHA</text:p>
          </table:table-cell>
          <table:table-cell table:number-columns-repeated="2" table:style-name="ce2" office:value-type="string" calcext:value-type="string">
            <text:p>BOLINHA</text:p>
          </table:table-cell>
          <table:table-cell office:value-type="float" office:value="0.934453467941865" calcext:value-type="float">
            <text:p>0,934453467941865</text:p>
          </table:table-cell>
          <table:table-cell office:value-type="float" office:value="0.804038386530461" calcext:value-type="float">
            <text:p>0,804038386530461</text:p>
          </table:table-cell>
          <table:table-cell office:value-type="float" office:value="0.922553183439894" calcext:value-type="float">
            <text:p>0,922553183439894</text:p>
          </table:table-cell>
          <table:table-cell office:value-type="float" office:value="0.871629819245052" calcext:value-type="float">
            <text:p>0,871629819245052</text:p>
          </table:table-cell>
          <table:table-cell office:value-type="float" office:value="1.00723040230428" calcext:value-type="float">
            <text:p>1,00723040230428</text:p>
          </table:table-cell>
          <table:table-cell office:value-type="float" office:value="1.23373667680205" calcext:value-type="float">
            <text:p>1,23373667680205</text:p>
          </table:table-cell>
          <table:table-cell office:value-type="float" office:value="1.05524641281355" calcext:value-type="float">
            <text:p>1,05524641281355</text:p>
          </table:table-cell>
          <table:table-cell office:value-type="float" office:value="1.03741942683377" calcext:value-type="float">
            <text:p>1,03741942683377</text:p>
          </table:table-cell>
          <table:table-cell office:value-type="float" office:value="1.11407433124735" calcext:value-type="float">
            <text:p>1,11407433124735</text:p>
          </table:table-cell>
          <table:table-cell office:value-type="float" office:value="1.13226666689116" calcext:value-type="float">
            <text:p>1,13226666689116</text:p>
          </table:table-cell>
          <table:table-cell office:value-type="float" office:value="1.13063668201619" calcext:value-type="float">
            <text:p>1,13063668201619</text:p>
          </table:table-cell>
          <table:table-cell office:value-type="float" office:value="0.955397020890944" calcext:value-type="float">
            <text:p>0,955397020890944</text:p>
          </table:table-cell>
          <table:table-cell office:value-type="string" calcext:value-type="string">
            <text:p>BOLINHA</text:p>
          </table:table-cell>
          <table:table-cell office:value-type="float" office:value="0.962939958416597" calcext:value-type="float">
            <text:p>0,962939958416597</text:p>
          </table:table-cell>
          <table:table-cell office:value-type="float" office:value="0.997967251582266" calcext:value-type="float">
            <text:p>0,997967251582266</text:p>
          </table:table-cell>
          <table:table-cell office:value-type="float" office:value="0.971974776607053" calcext:value-type="float">
            <text:p>0,971974776607053</text:p>
          </table:table-cell>
          <table:table-cell office:value-type="float" office:value="0.964099995737607" calcext:value-type="float">
            <text:p>0,964099995737607</text:p>
          </table:table-cell>
          <table:table-cell office:value-type="string" calcext:value-type="string">
            <text:p>BOLINHA</text:p>
          </table:table-cell>
          <table:table-cell office:value-type="float" office:value="1.17049721252743" calcext:value-type="float">
            <text:p>1,17049721252743</text:p>
          </table:table-cell>
          <table:table-cell office:value-type="float" office:value="0.996218790040045" calcext:value-type="float">
            <text:p>0,996218790040045</text:p>
          </table:table-cell>
          <table:table-cell office:value-type="float" office:value="1.0657508809747" calcext:value-type="float">
            <text:p>1,0657508809747</text:p>
          </table:table-cell>
          <table:table-cell office:value-type="float" office:value="0.979069199204628" calcext:value-type="float">
            <text:p>0,979069199204628</text:p>
          </table:table-cell>
          <table:table-cell office:value-type="string" calcext:value-type="string">
            <text:p>BOLINHA</text:p>
          </table:table-cell>
          <table:table-cell office:value-type="string" calcext:value-type="string">
            <text:p>DIVIDIU</text:p>
          </table:table-cell>
          <table:table-cell office:value-type="float" office:value="1.0040786256245" calcext:value-type="float">
            <text:p>1,0040786256245</text:p>
          </table:table-cell>
          <table:table-cell office:value-type="float" office:value="1.05277605408406" calcext:value-type="float">
            <text:p>1,05277605408406</text:p>
          </table:table-cell>
          <table:table-cell office:value-type="float" office:value="1.14557860346627" calcext:value-type="float">
            <text:p>1,14557860346627</text:p>
          </table:table-cell>
          <table:table-cell office:value-type="float" office:value="1.00562147487918" calcext:value-type="float">
            <text:p>1,00562147487918</text:p>
          </table:table-cell>
          <table:table-cell office:value-type="float" office:value="1.23656537519189" calcext:value-type="float">
            <text:p>1,23656537519189</text:p>
          </table:table-cell>
          <table:table-cell office:value-type="float" office:value="1.09601478025693" calcext:value-type="float">
            <text:p>1,09601478025693</text:p>
          </table:table-cell>
          <table:table-cell office:value-type="float" office:value="1.15830229002922" calcext:value-type="float">
            <text:p>1,15830229002922</text:p>
          </table:table-cell>
          <table:table-cell office:value-type="float" office:value="1.10752226135497" calcext:value-type="float">
            <text:p>1,10752226135497</text:p>
          </table:table-cell>
          <table:table-cell office:value-type="float" office:value="0.959334118983628" calcext:value-type="float">
            <text:p>0,959334118983628</text:p>
          </table:table-cell>
          <table:table-cell office:value-type="float" office:value="0.953287084930728" calcext:value-type="float">
            <text:p>0,953287084930728</text:p>
          </table:table-cell>
          <table:table-cell office:value-type="float" office:value="0.952449635518371" calcext:value-type="float">
            <text:p>0,952449635518371</text:p>
          </table:table-cell>
          <table:table-cell office:value-type="float" office:value="0.977301621726905" calcext:value-type="float">
            <text:p>0,977301621726905</text:p>
          </table:table-cell>
          <table:table-cell table:number-columns-repeated="17"/>
        </table:table-row>
        <table:table-row table:style-name="ro1">
          <table:table-cell office:value-type="float" office:value="1.0130484127055" calcext:value-type="float">
            <text:p>1,0130484127055</text:p>
          </table:table-cell>
          <table:table-cell office:value-type="float" office:value="0.945488861465198" calcext:value-type="float">
            <text:p>0,945488861465198</text:p>
          </table:table-cell>
          <table:table-cell office:value-type="float" office:value="1.04371917797505" calcext:value-type="float">
            <text:p>1,04371917797505</text:p>
          </table:table-cell>
          <table:table-cell office:value-type="float" office:value="0.836469195601168" calcext:value-type="float">
            <text:p>0,836469195601168</text:p>
          </table:table-cell>
          <table:table-cell office:value-type="float" office:value="0.881773953138673" calcext:value-type="float">
            <text:p>0,881773953138673</text:p>
          </table:table-cell>
          <table:table-cell office:value-type="float" office:value="1.11422067821978" calcext:value-type="float">
            <text:p>1,11422067821978</text:p>
          </table:table-cell>
          <table:table-cell office:value-type="float" office:value="0.88784989442071" calcext:value-type="float">
            <text:p>0,88784989442071</text:p>
          </table:table-cell>
          <table:table-cell office:value-type="float" office:value="0.954571370857388" calcext:value-type="float">
            <text:p>0,954571370857388</text:p>
          </table:table-cell>
          <table:table-cell office:value-type="float" office:value="1.11073159975074" calcext:value-type="float">
            <text:p>1,11073159975074</text:p>
          </table:table-cell>
          <table:table-cell office:value-type="string" calcext:value-type="string">
            <text:p>BOLINHA</text:p>
          </table:table-cell>
          <table:table-cell office:value-type="float" office:value="1.07479379265369" calcext:value-type="float">
            <text:p>1,07479379265369</text:p>
          </table:table-cell>
          <table:table-cell office:value-type="float" office:value="1.19621729035801" calcext:value-type="float">
            <text:p>1,19621729035801</text:p>
          </table:table-cell>
          <table:table-cell office:value-type="float" office:value="1.14212550146463" calcext:value-type="float">
            <text:p>1,14212550146463</text:p>
          </table:table-cell>
          <table:table-cell office:value-type="float" office:value="1.13445475640695" calcext:value-type="float">
            <text:p>1,13445475640695</text:p>
          </table:table-cell>
          <table:table-cell office:value-type="float" office:value="1.10908994208487" calcext:value-type="float">
            <text:p>1,10908994208487</text:p>
          </table:table-cell>
          <table:table-cell office:value-type="float" office:value="0.760539031078839" calcext:value-type="float">
            <text:p>0,760539031078839</text:p>
          </table:table-cell>
          <table:table-cell office:value-type="float" office:value="0.985150112368534" calcext:value-type="float">
            <text:p>0,985150112368534</text:p>
          </table:table-cell>
          <table:table-cell office:value-type="float" office:value="1.00774197482574" calcext:value-type="float">
            <text:p>1,00774197482574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853272166202161" calcext:value-type="float">
            <text:p>0,853272166202161</text:p>
          </table:table-cell>
          <table:table-cell office:value-type="float" office:value="0.977148322168647" calcext:value-type="float">
            <text:p>0,977148322168647</text:p>
          </table:table-cell>
          <table:table-cell/>
          <table:table-cell table:style-name="ce1" office:value-type="string" calcext:value-type="string">
            <text:p>BOLINHA</text:p>
          </table:table-cell>
          <table:table-cell table:number-columns-repeated="2" table:style-name="ce2" office:value-type="string" calcext:value-type="string">
            <text:p>BOLINHA</text:p>
          </table:table-cell>
          <table:table-cell table:number-columns-repeated="2"/>
          <table:table-cell office:value-type="float" office:value="0.896386339361401" calcext:value-type="float">
            <text:p>0,896386339361401</text:p>
          </table:table-cell>
          <table:table-cell office:value-type="float" office:value="0.962564534471519" calcext:value-type="float">
            <text:p>0,962564534471519</text:p>
          </table:table-cell>
          <table:table-cell office:value-type="float" office:value="1.04119036014337" calcext:value-type="float">
            <text:p>1,04119036014337</text:p>
          </table:table-cell>
          <table:table-cell office:value-type="float" office:value="1.34250607558309" calcext:value-type="float">
            <text:p>1,34250607558309</text:p>
          </table:table-cell>
          <table:table-cell office:value-type="float" office:value="1.08479613402408" calcext:value-type="float">
            <text:p>1,08479613402408</text:p>
          </table:table-cell>
          <table:table-cell office:value-type="float" office:value="1.01735277955409" calcext:value-type="float">
            <text:p>1,01735277955409</text:p>
          </table:table-cell>
          <table:table-cell office:value-type="float" office:value="1.08010161856847" calcext:value-type="float">
            <text:p>1,08010161856847</text:p>
          </table:table-cell>
          <table:table-cell office:value-type="float" office:value="1.1472356386805" calcext:value-type="float">
            <text:p>1,1472356386805</text:p>
          </table:table-cell>
          <table:table-cell office:value-type="float" office:value="1.08364037770186" calcext:value-type="float">
            <text:p>1,08364037770186</text:p>
          </table:table-cell>
          <table:table-cell office:value-type="float" office:value="1.02600537219535" calcext:value-type="float">
            <text:p>1,02600537219535</text:p>
          </table:table-cell>
          <table:table-cell office:value-type="string" calcext:value-type="string">
            <text:p>BOLINHA</text:p>
          </table:table-cell>
          <table:table-cell office:value-type="float" office:value="1.13286480262322" calcext:value-type="float">
            <text:p>1,13286480262322</text:p>
          </table:table-cell>
          <table:table-cell office:value-type="float" office:value="0.90792382728345" calcext:value-type="float">
            <text:p>0,90792382728345</text:p>
          </table:table-cell>
          <table:table-cell office:value-type="float" office:value="1.03015836537059" calcext:value-type="float">
            <text:p>1,03015836537059</text:p>
          </table:table-cell>
          <table:table-cell office:value-type="float" office:value="1.02653648265439" calcext:value-type="float">
            <text:p>1,02653648265439</text:p>
          </table:table-cell>
          <table:table-cell office:value-type="string" calcext:value-type="string">
            <text:p>DIVIDIU</text:p>
          </table:table-cell>
          <table:table-cell office:value-type="float" office:value="1.1466317881175" calcext:value-type="float">
            <text:p>1,1466317881175</text:p>
          </table:table-cell>
          <table:table-cell office:value-type="float" office:value="1.05924561107578" calcext:value-type="float">
            <text:p>1,05924561107578</text:p>
          </table:table-cell>
          <table:table-cell office:value-type="float" office:value="1.00460580417539" calcext:value-type="float">
            <text:p>1,00460580417539</text:p>
          </table:table-cell>
          <table:table-cell office:value-type="float" office:value="0.993943013767282" calcext:value-type="float">
            <text:p>0,993943013767282</text:p>
          </table:table-cell>
          <table:table-cell office:value-type="string" calcext:value-type="string">
            <text:p>DIVIDIU</text:p>
          </table:table-cell>
          <table:table-cell/>
          <table:table-cell office:value-type="float" office:value="1.04730948511421" calcext:value-type="float">
            <text:p>1,04730948511421</text:p>
          </table:table-cell>
          <table:table-cell office:value-type="float" office:value="1.07033863524401" calcext:value-type="float">
            <text:p>1,07033863524401</text:p>
          </table:table-cell>
          <table:table-cell office:value-type="float" office:value="1.1892181903797" calcext:value-type="float">
            <text:p>1,1892181903797</text:p>
          </table:table-cell>
          <table:table-cell office:value-type="float" office:value="1.07171630410724" calcext:value-type="float">
            <text:p>1,07171630410724</text:p>
          </table:table-cell>
          <table:table-cell office:value-type="float" office:value="1.25217282923032" calcext:value-type="float">
            <text:p>1,25217282923032</text:p>
          </table:table-cell>
          <table:table-cell office:value-type="float" office:value="1.0585545578496" calcext:value-type="float">
            <text:p>1,0585545578496</text:p>
          </table:table-cell>
          <table:table-cell office:value-type="float" office:value="1.07176884035335" calcext:value-type="float">
            <text:p>1,07176884035335</text:p>
          </table:table-cell>
          <table:table-cell office:value-type="float" office:value="1.09958189988428" calcext:value-type="float">
            <text:p>1,09958189988428</text:p>
          </table:table-cell>
          <table:table-cell office:value-type="float" office:value="0.9844501659577" calcext:value-type="float">
            <text:p>0,9844501659577</text:p>
          </table:table-cell>
          <table:table-cell office:value-type="float" office:value="0.991605375657129" calcext:value-type="float">
            <text:p>0,991605375657129</text:p>
          </table:table-cell>
          <table:table-cell office:value-type="float" office:value="0.902308515866352" calcext:value-type="float">
            <text:p>0,902308515866352</text:p>
          </table:table-cell>
          <table:table-cell office:value-type="float" office:value="0.968259625799642" calcext:value-type="float">
            <text:p>0,968259625799642</text:p>
          </table:table-cell>
          <table:table-cell table:number-columns-repeated="17"/>
        </table:table-row>
        <table:table-row table:style-name="ro1">
          <table:table-cell table:number-columns-repeated="2" table:style-name="ce1" office:value-type="string" calcext:value-type="string">
            <text:p>BOLINHA</text:p>
          </table:table-cell>
          <table:table-cell office:value-type="float" office:value="1.06469301240916" calcext:value-type="float">
            <text:p>1,06469301240916</text:p>
          </table:table-cell>
          <table:table-cell office:value-type="float" office:value="0.833122074031193" calcext:value-type="float">
            <text:p>0,833122074031193</text:p>
          </table:table-cell>
          <table:table-cell office:value-type="float" office:value="0.974720174320728" calcext:value-type="float">
            <text:p>0,974720174320728</text:p>
          </table:table-cell>
          <table:table-cell office:value-type="float" office:value="1.02832214195691" calcext:value-type="float">
            <text:p>1,02832214195691</text:p>
          </table:table-cell>
          <table:table-cell office:value-type="float" office:value="0.913840808939411" calcext:value-type="float">
            <text:p>0,913840808939411</text:p>
          </table:table-cell>
          <table:table-cell office:value-type="float" office:value="0.897172089012408" calcext:value-type="float">
            <text:p>0,897172089012408</text:p>
          </table:table-cell>
          <table:table-cell office:value-type="float" office:value="1.04963576865971" calcext:value-type="float">
            <text:p>1,04963576865971</text:p>
          </table:table-cell>
          <table:table-cell office:value-type="string" calcext:value-type="string">
            <text:p>BOLINHA</text:p>
          </table:table-cell>
          <table:table-cell office:value-type="float" office:value="1.07320917457256" calcext:value-type="float">
            <text:p>1,07320917457256</text:p>
          </table:table-cell>
          <table:table-cell office:value-type="float" office:value="1.17559163908689" calcext:value-type="float">
            <text:p>1,17559163908689</text:p>
          </table:table-cell>
          <table:table-cell office:value-type="float" office:value="1.1735535673202" calcext:value-type="float">
            <text:p>1,1735535673202</text:p>
          </table:table-cell>
          <table:table-cell office:value-type="float" office:value="1.15366998338888" calcext:value-type="float">
            <text:p>1,15366998338888</text:p>
          </table:table-cell>
          <table:table-cell office:value-type="float" office:value="0.956064908831517" calcext:value-type="float">
            <text:p>0,956064908831517</text:p>
          </table:table-cell>
          <table:table-cell office:value-type="float" office:value="0.799143252550909" calcext:value-type="float">
            <text:p>0,799143252550909</text:p>
          </table:table-cell>
          <table:table-cell office:value-type="string" calcext:value-type="string">
            <text:p>BOLINHA</text:p>
          </table:table-cell>
          <table:table-cell office:value-type="float" office:value="1.0923165285053" calcext:value-type="float">
            <text:p>1,0923165285053</text:p>
          </table:table-cell>
          <table:table-cell/>
          <table:table-cell office:value-type="string" calcext:value-type="string">
            <text:p>DIVIDIU</text:p>
          </table:table-cell>
          <table:table-cell office:value-type="float" office:value="0.93962158812837" calcext:value-type="float">
            <text:p>0,93962158812837</text:p>
          </table:table-cell>
          <table:table-cell office:value-type="float" office:value="0.96770617529316" calcext:value-type="float">
            <text:p>0,96770617529316</text:p>
          </table:table-cell>
          <table:table-cell/>
          <table:table-cell table:style-name="ce1" office:value-type="string" calcext:value-type="string">
            <text:p>DIVIDIU</text:p>
          </table:table-cell>
          <table:table-cell table:style-name="ce2" office:value-type="string" calcext:value-type="string">
            <text:p>DIVIDIU</text:p>
          </table:table-cell>
          <table:table-cell table:style-name="ce2" office:value-type="string" calcext:value-type="string">
            <text:p>BOLINHA</text:p>
          </table:table-cell>
          <table:table-cell office:value-type="float" office:value="0.973565872814603" calcext:value-type="float">
            <text:p>0,973565872814603</text:p>
          </table:table-cell>
          <table:table-cell office:value-type="float" office:value="0.906139466709913" calcext:value-type="float">
            <text:p>0,906139466709913</text:p>
          </table:table-cell>
          <table:table-cell office:value-type="float" office:value="0.821963921989535" calcext:value-type="float">
            <text:p>0,821963921989535</text:p>
          </table:table-cell>
          <table:table-cell office:value-type="float" office:value="1.07191194808616" calcext:value-type="float">
            <text:p>1,07191194808616</text:p>
          </table:table-cell>
          <table:table-cell office:value-type="float" office:value="0.970457016802331" calcext:value-type="float">
            <text:p>0,970457016802331</text:p>
          </table:table-cell>
          <table:table-cell office:value-type="float" office:value="1.19113843822623" calcext:value-type="float">
            <text:p>1,19113843822623</text:p>
          </table:table-cell>
          <table:table-cell office:value-type="float" office:value="1.03562805447642" calcext:value-type="float">
            <text:p>1,03562805447642</text:p>
          </table:table-cell>
          <table:table-cell office:value-type="float" office:value="1.00889625041309" calcext:value-type="float">
            <text:p>1,00889625041309</text:p>
          </table:table-cell>
          <table:table-cell office:value-type="float" office:value="1.15954360606976" calcext:value-type="float">
            <text:p>1,15954360606976</text:p>
          </table:table-cell>
          <table:table-cell office:value-type="float" office:value="1.22156217952951" calcext:value-type="float">
            <text:p>1,22156217952951</text:p>
          </table:table-cell>
          <table:table-cell office:value-type="float" office:value="0.960910681601911" calcext:value-type="float">
            <text:p>0,960910681601911</text:p>
          </table:table-cell>
          <table:table-cell office:value-type="float" office:value="1.02362535233561" calcext:value-type="float">
            <text:p>1,02362535233561</text:p>
          </table:table-cell>
          <table:table-cell office:value-type="string" calcext:value-type="string">
            <text:p>DIVIDIU</text:p>
          </table:table-cell>
          <table:table-cell office:value-type="float" office:value="0.847019790165072" calcext:value-type="float">
            <text:p>0,847019790165072</text:p>
          </table:table-cell>
          <table:table-cell office:value-type="float" office:value="0.903001086816246" calcext:value-type="float">
            <text:p>0,903001086816246</text:p>
          </table:table-cell>
          <table:table-cell office:value-type="float" office:value="0.962448854802738" calcext:value-type="float">
            <text:p>0,962448854802738</text:p>
          </table:table-cell>
          <table:table-cell office:value-type="float" office:value="0.704671091781992" calcext:value-type="float">
            <text:p>0,704671091781992</text:p>
          </table:table-cell>
          <table:table-cell/>
          <table:table-cell office:value-type="float" office:value="1.12190801254702" calcext:value-type="float">
            <text:p>1,12190801254702</text:p>
          </table:table-cell>
          <table:table-cell office:value-type="float" office:value="1.14950532749924" calcext:value-type="float">
            <text:p>1,14950532749924</text:p>
          </table:table-cell>
          <table:table-cell office:value-type="float" office:value="0.948560153956008" calcext:value-type="float">
            <text:p>0,948560153956008</text:p>
          </table:table-cell>
          <table:table-cell office:value-type="float" office:value="1.00528980812384" calcext:value-type="float">
            <text:p>1,00528980812384</text:p>
          </table:table-cell>
          <table:table-cell table:number-columns-repeated="2"/>
          <table:table-cell office:value-type="float" office:value="1.03975911799699" calcext:value-type="float">
            <text:p>1,03975911799699</text:p>
          </table:table-cell>
          <table:table-cell office:value-type="float" office:value="1.0158898933631" calcext:value-type="float">
            <text:p>1,0158898933631</text:p>
          </table:table-cell>
          <table:table-cell office:value-type="float" office:value="1.1336165831266" calcext:value-type="float">
            <text:p>1,1336165831266</text:p>
          </table:table-cell>
          <table:table-cell office:value-type="float" office:value="1.02733525842769" calcext:value-type="float">
            <text:p>1,02733525842769</text:p>
          </table:table-cell>
          <table:table-cell office:value-type="float" office:value="1.1117501265425" calcext:value-type="float">
            <text:p>1,1117501265425</text:p>
          </table:table-cell>
          <table:table-cell office:value-type="float" office:value="1.11361413016382" calcext:value-type="float">
            <text:p>1,11361413016382</text:p>
          </table:table-cell>
          <table:table-cell office:value-type="float" office:value="1.11145760312569" calcext:value-type="float">
            <text:p>1,11145760312569</text:p>
          </table:table-cell>
          <table:table-cell office:value-type="float" office:value="1.06079437263379" calcext:value-type="float">
            <text:p>1,06079437263379</text:p>
          </table:table-cell>
          <table:table-cell office:value-type="float" office:value="0.916921416832324" calcext:value-type="float">
            <text:p>0,916921416832324</text:p>
          </table:table-cell>
          <table:table-cell office:value-type="float" office:value="1.06252098930936" calcext:value-type="float">
            <text:p>1,06252098930936</text:p>
          </table:table-cell>
          <table:table-cell office:value-type="float" office:value="0.952656617858651" calcext:value-type="float">
            <text:p>0,952656617858651</text:p>
          </table:table-cell>
          <table:table-cell office:value-type="float" office:value="0.951668849190387" calcext:value-type="float">
            <text:p>0,951668849190387</text:p>
          </table:table-cell>
          <table:table-cell table:number-columns-repeated="17"/>
        </table:table-row>
        <table:table-row table:style-name="ro1">
          <table:table-cell table:number-columns-repeated="2" table:style-name="ce1" office:value-type="string" calcext:value-type="string">
            <text:p>BOLINHA</text:p>
          </table:table-cell>
          <table:table-cell office:value-type="float" office:value="1.03707628122585" calcext:value-type="float">
            <text:p>1,03707628122585</text:p>
          </table:table-cell>
          <table:table-cell office:value-type="float" office:value="0.863440646627763" calcext:value-type="float">
            <text:p>0,863440646627763</text:p>
          </table:table-cell>
          <table:table-cell office:value-type="float" office:value="0.927520790648961" calcext:value-type="float">
            <text:p>0,927520790648961</text:p>
          </table:table-cell>
          <table:table-cell office:value-type="float" office:value="0.958658990557047" calcext:value-type="float">
            <text:p>0,958658990557047</text:p>
          </table:table-cell>
          <table:table-cell office:value-type="float" office:value="0.943957341276677" calcext:value-type="float">
            <text:p>0,943957341276677</text:p>
          </table:table-cell>
          <table:table-cell office:value-type="float" office:value="0.86659011953889" calcext:value-type="float">
            <text:p>0,86659011953889</text:p>
          </table:table-cell>
          <table:table-cell office:value-type="float" office:value="1.11438879259392" calcext:value-type="float">
            <text:p>1,11438879259392</text:p>
          </table:table-cell>
          <table:table-cell office:value-type="string" calcext:value-type="string">
            <text:p>DIVIDIU</text:p>
          </table:table-cell>
          <table:table-cell office:value-type="float" office:value="1.05817064390832" calcext:value-type="float">
            <text:p>1,05817064390832</text:p>
          </table:table-cell>
          <table:table-cell office:value-type="float" office:value="1.18008159781495" calcext:value-type="float">
            <text:p>1,18008159781495</text:p>
          </table:table-cell>
          <table:table-cell table:style-name="ce7" office:value-type="float" office:value="1.03583856421961" calcext:value-type="float">
            <text:p>1,03583856421961</text:p>
          </table:table-cell>
          <table:table-cell office:value-type="float" office:value="1.03820860971889" calcext:value-type="float">
            <text:p>1,03820860971889</text:p>
          </table:table-cell>
          <table:table-cell office:value-type="float" office:value="0.91890284203569" calcext:value-type="float">
            <text:p>0,91890284203569</text:p>
          </table:table-cell>
          <table:table-cell office:value-type="float" office:value="0.604055596295122" calcext:value-type="float">
            <text:p>0,604055596295122</text:p>
          </table:table-cell>
          <table:table-cell office:value-type="string" calcext:value-type="string">
            <text:p>BOLINHA</text:p>
          </table:table-cell>
          <table:table-cell office:value-type="float" office:value="1.04239482356878" calcext:value-type="float">
            <text:p>1,04239482356878</text:p>
          </table:table-cell>
          <table:table-cell table:number-columns-repeated="2"/>
          <table:table-cell office:value-type="float" office:value="0.918135746465378" calcext:value-type="float">
            <text:p>0,918135746465378</text:p>
          </table:table-cell>
          <table:table-cell office:value-type="float" office:value="0.978007138896011" calcext:value-type="float">
            <text:p>0,978007138896011</text:p>
          </table:table-cell>
          <table:table-cell table:number-columns-repeated="2"/>
          <table:table-cell table:style-name="ce6"/>
          <table:table-cell table:style-name="ce2" office:value-type="string" calcext:value-type="string">
            <text:p>BOLINHA</text:p>
          </table:table-cell>
          <table:table-cell office:value-type="float" office:value="1.00248725973699" calcext:value-type="float">
            <text:p>1,00248725973699</text:p>
          </table:table-cell>
          <table:table-cell office:value-type="float" office:value="0.895834789324561" calcext:value-type="float">
            <text:p>0,895834789324561</text:p>
          </table:table-cell>
          <table:table-cell office:value-type="float" office:value="0.963163772371191" calcext:value-type="float">
            <text:p>0,963163772371191</text:p>
          </table:table-cell>
          <table:table-cell office:value-type="float" office:value="1.10945393101204" calcext:value-type="float">
            <text:p>1,10945393101204</text:p>
          </table:table-cell>
          <table:table-cell office:value-type="float" office:value="0.954217979993214" calcext:value-type="float">
            <text:p>0,954217979993214</text:p>
          </table:table-cell>
          <table:table-cell office:value-type="float" office:value="1.36079517440647" calcext:value-type="float">
            <text:p>1,36079517440647</text:p>
          </table:table-cell>
          <table:table-cell office:value-type="float" office:value="0.973554924230647" calcext:value-type="float">
            <text:p>0,973554924230647</text:p>
          </table:table-cell>
          <table:table-cell office:value-type="float" office:value="0.944803280992924" calcext:value-type="float">
            <text:p>0,944803280992924</text:p>
          </table:table-cell>
          <table:table-cell office:value-type="float" office:value="1.05288680362044" calcext:value-type="float">
            <text:p>1,05288680362044</text:p>
          </table:table-cell>
          <table:table-cell/>
          <table:table-cell office:value-type="float" office:value="1.08929594207597" calcext:value-type="float">
            <text:p>1,08929594207597</text:p>
          </table:table-cell>
          <table:table-cell office:value-type="float" office:value="1.01490825969262" calcext:value-type="float">
            <text:p>1,01490825969262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33753557917492" calcext:value-type="float">
            <text:p>0,933753557917492</text:p>
          </table:table-cell>
          <table:table-cell office:value-type="float" office:value="0.958911923454367" calcext:value-type="float">
            <text:p>0,958911923454367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1.06616083518477" calcext:value-type="float">
            <text:p>1,06616083518477</text:p>
          </table:table-cell>
          <table:table-cell office:value-type="float" office:value="1.00203993775142" calcext:value-type="float">
            <text:p>1,00203993775142</text:p>
          </table:table-cell>
          <table:table-cell office:value-type="float" office:value="0.898383422319615" calcext:value-type="float">
            <text:p>0,898383422319615</text:p>
          </table:table-cell>
          <table:table-cell office:value-type="float" office:value="0.9435753845425" calcext:value-type="float">
            <text:p>0,9435753845425</text:p>
          </table:table-cell>
          <table:table-cell table:number-columns-repeated="2"/>
          <table:table-cell office:value-type="float" office:value="1.00423432084698" calcext:value-type="float">
            <text:p>1,00423432084698</text:p>
          </table:table-cell>
          <table:table-cell office:value-type="float" office:value="1.10206384822356" calcext:value-type="float">
            <text:p>1,10206384822356</text:p>
          </table:table-cell>
          <table:table-cell office:value-type="float" office:value="1.12828128370003" calcext:value-type="float">
            <text:p>1,12828128370003</text:p>
          </table:table-cell>
          <table:table-cell office:value-type="float" office:value="1.06415250396318" calcext:value-type="float">
            <text:p>1,06415250396318</text:p>
          </table:table-cell>
          <table:table-cell office:value-type="float" office:value="1.12401816397354" calcext:value-type="float">
            <text:p>1,12401816397354</text:p>
          </table:table-cell>
          <table:table-cell office:value-type="float" office:value="1.03673761367579" calcext:value-type="float">
            <text:p>1,03673761367579</text:p>
          </table:table-cell>
          <table:table-cell office:value-type="float" office:value="1.13219946114187" calcext:value-type="float">
            <text:p>1,13219946114187</text:p>
          </table:table-cell>
          <table:table-cell office:value-type="float" office:value="1.06489256320764" calcext:value-type="float">
            <text:p>1,06489256320764</text:p>
          </table:table-cell>
          <table:table-cell office:value-type="float" office:value="0.948616028649263" calcext:value-type="float">
            <text:p>0,948616028649263</text:p>
          </table:table-cell>
          <table:table-cell office:value-type="float" office:value="1.05593187549992" calcext:value-type="float">
            <text:p>1,05593187549992</text:p>
          </table:table-cell>
          <table:table-cell table:style-name="ce2" office:value-type="string" calcext:value-type="string">
            <text:p>BOLINHA</text:p>
          </table:table-cell>
          <table:table-cell office:value-type="float" office:value="0.958799911739359" calcext:value-type="float">
            <text:p>0,958799911739359</text:p>
          </table:table-cell>
          <table:table-cell table:number-columns-repeated="17"/>
        </table:table-row>
        <table:table-row table:style-name="ro1">
          <table:table-cell table:number-columns-repeated="2" table:style-name="ce1" office:value-type="string" calcext:value-type="string">
            <text:p>DIVIDIU</text:p>
          </table:table-cell>
          <table:table-cell office:value-type="float" office:value="1.02262416824019" calcext:value-type="float">
            <text:p>1,02262416824019</text:p>
          </table:table-cell>
          <table:table-cell office:value-type="float" office:value="0.842633590476066" calcext:value-type="float">
            <text:p>0,842633590476066</text:p>
          </table:table-cell>
          <table:table-cell office:value-type="float" office:value="0.9173553005628" calcext:value-type="float">
            <text:p>0,9173553005628</text:p>
          </table:table-cell>
          <table:table-cell office:value-type="float" office:value="1.06751550522663" calcext:value-type="float">
            <text:p>1,06751550522663</text:p>
          </table:table-cell>
          <table:table-cell office:value-type="float" office:value="0.87969624177629" calcext:value-type="float">
            <text:p>0,87969624177629</text:p>
          </table:table-cell>
          <table:table-cell office:value-type="float" office:value="0.876513559491644" calcext:value-type="float">
            <text:p>0,876513559491644</text:p>
          </table:table-cell>
          <table:table-cell office:value-type="float" office:value="0.929853371405603" calcext:value-type="float">
            <text:p>0,929853371405603</text:p>
          </table:table-cell>
          <table:table-cell/>
          <table:table-cell office:value-type="float" office:value="1.12189664457737" calcext:value-type="float">
            <text:p>1,12189664457737</text:p>
          </table:table-cell>
          <table:table-cell office:value-type="float" office:value="1.0881180047999" calcext:value-type="float">
            <text:p>1,0881180047999</text:p>
          </table:table-cell>
          <table:table-cell table:style-name="ce7" office:value-type="string" calcext:value-type="string">
            <text:p>BOLINHA</text:p>
          </table:table-cell>
          <table:table-cell table:style-name="ce7" office:value-type="float" office:value="1.08048961158765" calcext:value-type="float">
            <text:p>1,08048961158765</text:p>
          </table:table-cell>
          <table:table-cell office:value-type="float" office:value="1.01465789221245" calcext:value-type="float">
            <text:p>1,01465789221245</text:p>
          </table:table-cell>
          <table:table-cell office:value-type="float" office:value="0.788794771417586" calcext:value-type="float">
            <text:p>0,788794771417586</text:p>
          </table:table-cell>
          <table:table-cell office:value-type="string" calcext:value-type="string">
            <text:p>DIVIDIU</text:p>
          </table:table-cell>
          <table:table-cell office:value-type="float" office:value="1.04197862370346" calcext:value-type="float">
            <text:p>1,04197862370346</text:p>
          </table:table-cell>
          <table:table-cell table:number-columns-repeated="2"/>
          <table:table-cell office:value-type="float" office:value="0.957975098026058" calcext:value-type="float">
            <text:p>0,957975098026058</text:p>
          </table:table-cell>
          <table:table-cell office:value-type="float" office:value="0.97776412928104" calcext:value-type="float">
            <text:p>0,97776412928104</text:p>
          </table:table-cell>
          <table:table-cell table:number-columns-repeated="2"/>
          <table:table-cell table:style-name="ce6"/>
          <table:table-cell table:style-name="ce2" office:value-type="string" calcext:value-type="string">
            <text:p>DIVIDIU</text:p>
          </table:table-cell>
          <table:table-cell office:value-type="float" office:value="1.02697784493232" calcext:value-type="float">
            <text:p>1,02697784493232</text:p>
          </table:table-cell>
          <table:table-cell office:value-type="float" office:value="0.89818422019992" calcext:value-type="float">
            <text:p>0,89818422019992</text:p>
          </table:table-cell>
          <table:table-cell office:value-type="float" office:value="1.00000729486991" calcext:value-type="float">
            <text:p>1,00000729486991</text:p>
          </table:table-cell>
          <table:table-cell office:value-type="float" office:value="1.05341508381842" calcext:value-type="float">
            <text:p>1,05341508381842</text:p>
          </table:table-cell>
          <table:table-cell office:value-type="float" office:value="1.07296500173901" calcext:value-type="float">
            <text:p>1,07296500173901</text:p>
          </table:table-cell>
          <table:table-cell office:value-type="float" office:value="1.30505966921351" calcext:value-type="float">
            <text:p>1,30505966921351</text:p>
          </table:table-cell>
          <table:table-cell office:value-type="float" office:value="1.06448663115813" calcext:value-type="float">
            <text:p>1,06448663115813</text:p>
          </table:table-cell>
          <table:table-cell office:value-type="float" office:value="0.986765029186427" calcext:value-type="float">
            <text:p>0,986765029186427</text:p>
          </table:table-cell>
          <table:table-cell office:value-type="float" office:value="1.17228293328671" calcext:value-type="float">
            <text:p>1,17228293328671</text:p>
          </table:table-cell>
          <table:table-cell office:value-type="float" office:value="1.06196968972753" calcext:value-type="float">
            <text:p>1,06196968972753</text:p>
          </table:table-cell>
          <table:table-cell office:value-type="float" office:value="1.08556595410365" calcext:value-type="float">
            <text:p>1,08556595410365</text:p>
          </table:table-cell>
          <table:table-cell office:value-type="float" office:value="1.07171449427983" calcext:value-type="float">
            <text:p>1,07171449427983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23244184880689" calcext:value-type="float">
            <text:p>0,923244184880689</text:p>
          </table:table-cell>
          <table:table-cell office:value-type="float" office:value="0.974936629119107" calcext:value-type="float">
            <text:p>0,974936629119107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1.10085250758211" calcext:value-type="float">
            <text:p>1,10085250758211</text:p>
          </table:table-cell>
          <table:table-cell office:value-type="float" office:value="1.05293669497222" calcext:value-type="float">
            <text:p>1,05293669497222</text:p>
          </table:table-cell>
          <table:table-cell office:value-type="float" office:value="1.0223320619836" calcext:value-type="float">
            <text:p>1,0223320619836</text:p>
          </table:table-cell>
          <table:table-cell office:value-type="float" office:value="0.930982055078362" calcext:value-type="float">
            <text:p>0,930982055078362</text:p>
          </table:table-cell>
          <table:table-cell table:number-columns-repeated="2"/>
          <table:table-cell office:value-type="float" office:value="1.04604819924845" calcext:value-type="float">
            <text:p>1,04604819924845</text:p>
          </table:table-cell>
          <table:table-cell office:value-type="string" calcext:value-type="string">
            <text:p>BOLINHA</text:p>
          </table:table-cell>
          <table:table-cell office:value-type="float" office:value="1.12599467931686" calcext:value-type="float">
            <text:p>1,12599467931686</text:p>
          </table:table-cell>
          <table:table-cell office:value-type="float" office:value="1.07866318823235" calcext:value-type="float">
            <text:p>1,07866318823235</text:p>
          </table:table-cell>
          <table:table-cell office:value-type="float" office:value="1.13066182730424" calcext:value-type="float">
            <text:p>1,13066182730424</text:p>
          </table:table-cell>
          <table:table-cell office:value-type="float" office:value="1.07551899879295" calcext:value-type="float">
            <text:p>1,07551899879295</text:p>
          </table:table-cell>
          <table:table-cell office:value-type="float" office:value="1.15869798778059" calcext:value-type="float">
            <text:p>1,15869798778059</text:p>
          </table:table-cell>
          <table:table-cell office:value-type="float" office:value="1.08077846750474" calcext:value-type="float">
            <text:p>1,08077846750474</text:p>
          </table:table-cell>
          <table:table-cell office:value-type="float" office:value="0.921691572883996" calcext:value-type="float">
            <text:p>0,921691572883996</text:p>
          </table:table-cell>
          <table:table-cell office:value-type="float" office:value="1.04735915492957" calcext:value-type="float">
            <text:p>1,04735915492957</text:p>
          </table:table-cell>
          <table:table-cell table:style-name="ce2" office:value-type="string" calcext:value-type="string">
            <text:p>DIVIDIU</text:p>
          </table:table-cell>
          <table:table-cell office:value-type="float" office:value="1.00474454726693" calcext:value-type="float">
            <text:p>1,004744547266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992691122767545" calcext:value-type="float">
            <text:p>0,992691122767545</text:p>
          </table:table-cell>
          <table:table-cell office:value-type="float" office:value="0.866930292998687" calcext:value-type="float">
            <text:p>0,866930292998687</text:p>
          </table:table-cell>
          <table:table-cell office:value-type="string" calcext:value-type="string">
            <text:p>BOLINHA</text:p>
          </table:table-cell>
          <table:table-cell office:value-type="float" office:value="1.07652244857452" calcext:value-type="float">
            <text:p>1,07652244857452</text:p>
          </table:table-cell>
          <table:table-cell office:value-type="float" office:value="0.933967466002182" calcext:value-type="float">
            <text:p>0,933967466002182</text:p>
          </table:table-cell>
          <table:table-cell office:value-type="float" office:value="0.904979551614719" calcext:value-type="float">
            <text:p>0,904979551614719</text:p>
          </table:table-cell>
          <table:table-cell office:value-type="float" office:value="0.93279085251685" calcext:value-type="float">
            <text:p>0,93279085251685</text:p>
          </table:table-cell>
          <table:table-cell/>
          <table:table-cell office:value-type="float" office:value="1.11465818229483" calcext:value-type="float">
            <text:p>1,11465818229483</text:p>
          </table:table-cell>
          <table:table-cell office:value-type="float" office:value="1.11541237315623" calcext:value-type="float">
            <text:p>1,11541237315623</text:p>
          </table:table-cell>
          <table:table-cell table:number-columns-repeated="2" table:style-name="ce7" office:value-type="string" calcext:value-type="string">
            <text:p>BOLINHA</text:p>
          </table:table-cell>
          <table:table-cell office:value-type="float" office:value="0.926543171114599" calcext:value-type="float">
            <text:p>0,926543171114599</text:p>
          </table:table-cell>
          <table:table-cell office:value-type="float" office:value="0.823269358072071" calcext:value-type="float">
            <text:p>0,823269358072071</text:p>
          </table:table-cell>
          <table:table-cell table:style-name="ce7"/>
          <table:table-cell office:value-type="float" office:value="1.07150609645307" calcext:value-type="float">
            <text:p>1,07150609645307</text:p>
          </table:table-cell>
          <table:table-cell table:number-columns-repeated="2"/>
          <table:table-cell office:value-type="float" office:value="0.970522829592903" calcext:value-type="float">
            <text:p>0,970522829592903</text:p>
          </table:table-cell>
          <table:table-cell office:value-type="float" office:value="1.02542380826718" calcext:value-type="float">
            <text:p>1,02542380826718</text:p>
          </table:table-cell>
          <table:table-cell table:number-columns-repeated="4"/>
          <table:table-cell office:value-type="float" office:value="1.01374282315624" calcext:value-type="float">
            <text:p>1,01374282315624</text:p>
          </table:table-cell>
          <table:table-cell office:value-type="float" office:value="0.901689754546949" calcext:value-type="float">
            <text:p>0,901689754546949</text:p>
          </table:table-cell>
          <table:table-cell office:value-type="float" office:value="0.893441682913642" calcext:value-type="float">
            <text:p>0,893441682913642</text:p>
          </table:table-cell>
          <table:table-cell office:value-type="float" office:value="0.954745751547885" calcext:value-type="float">
            <text:p>0,954745751547885</text:p>
          </table:table-cell>
          <table:table-cell office:value-type="float" office:value="1.06734997913201" calcext:value-type="float">
            <text:p>1,06734997913201</text:p>
          </table:table-cell>
          <table:table-cell office:value-type="string" calcext:value-type="string">
            <text:p>BOLINHA</text:p>
          </table:table-cell>
          <table:table-cell office:value-type="float" office:value="1.05967760154597" calcext:value-type="float">
            <text:p>1,05967760154597</text:p>
          </table:table-cell>
          <table:table-cell office:value-type="float" office:value="1.0652876085007" calcext:value-type="float">
            <text:p>1,0652876085007</text:p>
          </table:table-cell>
          <table:table-cell office:value-type="float" office:value="1.07855563454092" calcext:value-type="float">
            <text:p>1,07855563454092</text:p>
          </table:table-cell>
          <table:table-cell office:value-type="float" office:value="1.21181531117979" calcext:value-type="float">
            <text:p>1,21181531117979</text:p>
          </table:table-cell>
          <table:table-cell office:value-type="float" office:value="1.09351567566326" calcext:value-type="float">
            <text:p>1,09351567566326</text:p>
          </table:table-cell>
          <table:table-cell office:value-type="float" office:value="0.978229370499718" calcext:value-type="float">
            <text:p>0,978229370499718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3880722649334" calcext:value-type="float">
            <text:p>0,93880722649334</text:p>
          </table:table-cell>
          <table:table-cell office:value-type="float" office:value="0.94355398107318" calcext:value-type="float">
            <text:p>0,94355398107318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1.01086314711134" calcext:value-type="float">
            <text:p>1,01086314711134</text:p>
          </table:table-cell>
          <table:table-cell office:value-type="float" office:value="0.871277720025225" calcext:value-type="float">
            <text:p>0,871277720025225</text:p>
          </table:table-cell>
          <table:table-cell office:value-type="float" office:value="1.05243412963962" calcext:value-type="float">
            <text:p>1,05243412963962</text:p>
          </table:table-cell>
          <table:table-cell office:value-type="float" office:value="0.915177009841801" calcext:value-type="float">
            <text:p>0,915177009841801</text:p>
          </table:table-cell>
          <table:table-cell table:number-columns-repeated="2"/>
          <table:table-cell office:value-type="float" office:value="1.05705802126792" calcext:value-type="float">
            <text:p>1,05705802126792</text:p>
          </table:table-cell>
          <table:table-cell office:value-type="string" calcext:value-type="string">
            <text:p>BOLINHA</text:p>
          </table:table-cell>
          <table:table-cell office:value-type="float" office:value="1.12312074545193" calcext:value-type="float">
            <text:p>1,12312074545193</text:p>
          </table:table-cell>
          <table:table-cell office:value-type="float" office:value="1.08727143845262" calcext:value-type="float">
            <text:p>1,08727143845262</text:p>
          </table:table-cell>
          <table:table-cell office:value-type="float" office:value="1.14190264868586" calcext:value-type="float">
            <text:p>1,14190264868586</text:p>
          </table:table-cell>
          <table:table-cell office:value-type="float" office:value="1.08213414008244" calcext:value-type="float">
            <text:p>1,08213414008244</text:p>
          </table:table-cell>
          <table:table-cell office:value-type="float" office:value="1.12996437369978" calcext:value-type="float">
            <text:p>1,12996437369978</text:p>
          </table:table-cell>
          <table:table-cell office:value-type="float" office:value="1.09469563556736" calcext:value-type="float">
            <text:p>1,09469563556736</text:p>
          </table:table-cell>
          <table:table-cell office:value-type="float" office:value="0.927877170755844" calcext:value-type="float">
            <text:p>0,927877170755844</text:p>
          </table:table-cell>
          <table:table-cell office:value-type="float" office:value="1.03034066018491" calcext:value-type="float">
            <text:p>1,03034066018491</text:p>
          </table:table-cell>
          <table:table-cell/>
          <table:table-cell office:value-type="float" office:value="0.977761458777254" calcext:value-type="float">
            <text:p>0,97776145877725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.07943835505781" calcext:value-type="float">
            <text:p>1,07943835505781</text:p>
          </table:table-cell>
          <table:table-cell office:value-type="float" office:value="0.854978354978354" calcext:value-type="float">
            <text:p>0,854978354978354</text:p>
          </table:table-cell>
          <table:table-cell office:value-type="string" calcext:value-type="string">
            <text:p>BOLINHA</text:p>
          </table:table-cell>
          <table:table-cell office:value-type="float" office:value="0.973474127467579" calcext:value-type="float">
            <text:p>0,973474127467579</text:p>
          </table:table-cell>
          <table:table-cell office:value-type="float" office:value="0.926358992739008" calcext:value-type="float">
            <text:p>0,926358992739008</text:p>
          </table:table-cell>
          <table:table-cell office:value-type="float" office:value="0.862754413264315" calcext:value-type="float">
            <text:p>0,862754413264315</text:p>
          </table:table-cell>
          <table:table-cell office:value-type="float" office:value="0.95560481010575" calcext:value-type="float">
            <text:p>0,95560481010575</text:p>
          </table:table-cell>
          <table:table-cell/>
          <table:table-cell office:value-type="float" office:value="1.12346857148429" calcext:value-type="float">
            <text:p>1,12346857148429</text:p>
          </table:table-cell>
          <table:table-cell office:value-type="float" office:value="1.3139880911921" calcext:value-type="float">
            <text:p>1,3139880911921</text:p>
          </table:table-cell>
          <table:table-cell table:number-columns-repeated="2" table:style-name="ce7" office:value-type="string" calcext:value-type="string">
            <text:p>DIVIDIU</text:p>
          </table:table-cell>
          <table:table-cell office:value-type="float" office:value="0.975631633174076" calcext:value-type="float">
            <text:p>0,975631633174076</text:p>
          </table:table-cell>
          <table:table-cell office:value-type="float" office:value="0.8164256175411" calcext:value-type="float">
            <text:p>0,8164256175411</text:p>
          </table:table-cell>
          <table:table-cell/>
          <table:table-cell office:value-type="float" office:value="1.01294867809029" calcext:value-type="float">
            <text:p>1,01294867809029</text:p>
          </table:table-cell>
          <table:table-cell table:number-columns-repeated="2"/>
          <table:table-cell office:value-type="float" office:value="0.953046507276208" calcext:value-type="float">
            <text:p>0,953046507276208</text:p>
          </table:table-cell>
          <table:table-cell office:value-type="float" office:value="0.989490273351022" calcext:value-type="float">
            <text:p>0,989490273351022</text:p>
          </table:table-cell>
          <table:table-cell table:number-columns-repeated="4"/>
          <table:table-cell office:value-type="float" office:value="1.0340223304824" calcext:value-type="float">
            <text:p>1,0340223304824</text:p>
          </table:table-cell>
          <table:table-cell office:value-type="float" office:value="0.837871698513415" calcext:value-type="float">
            <text:p>0,837871698513415</text:p>
          </table:table-cell>
          <table:table-cell office:value-type="float" office:value="0.824540313002073" calcext:value-type="float">
            <text:p>0,824540313002073</text:p>
          </table:table-cell>
          <table:table-cell office:value-type="float" office:value="1.01220498666278" calcext:value-type="float">
            <text:p>1,01220498666278</text:p>
          </table:table-cell>
          <table:table-cell office:value-type="float" office:value="0.986742536983622" calcext:value-type="float">
            <text:p>0,986742536983622</text:p>
          </table:table-cell>
          <table:table-cell office:value-type="string" calcext:value-type="string">
            <text:p>BOLINHA</text:p>
          </table:table-cell>
          <table:table-cell office:value-type="float" office:value="1.17014194184038" calcext:value-type="float">
            <text:p>1,17014194184038</text:p>
          </table:table-cell>
          <table:table-cell office:value-type="float" office:value="0.948441794997415" calcext:value-type="float">
            <text:p>0,948441794997415</text:p>
          </table:table-cell>
          <table:table-cell office:value-type="float" office:value="1.12005683092487" calcext:value-type="float">
            <text:p>1,12005683092487</text:p>
          </table:table-cell>
          <table:table-cell office:value-type="float" office:value="1.19881590902429" calcext:value-type="float">
            <text:p>1,19881590902429</text:p>
          </table:table-cell>
          <table:table-cell office:value-type="float" office:value="1.06130543183226" calcext:value-type="float">
            <text:p>1,06130543183226</text:p>
          </table:table-cell>
          <table:table-cell office:value-type="float" office:value="1.05571877523323" calcext:value-type="float">
            <text:p>1,05571877523323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55125230184782" calcext:value-type="float">
            <text:p>0,955125230184782</text:p>
          </table:table-cell>
          <table:table-cell office:value-type="float" office:value="1.06337567395831" calcext:value-type="float">
            <text:p>1,06337567395831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0.932532470850598" calcext:value-type="float">
            <text:p>0,932532470850598</text:p>
          </table:table-cell>
          <table:table-cell office:value-type="float" office:value="0.824132089486536" calcext:value-type="float">
            <text:p>0,824132089486536</text:p>
          </table:table-cell>
          <table:table-cell office:value-type="float" office:value="1.07824418149814" calcext:value-type="float">
            <text:p>1,07824418149814</text:p>
          </table:table-cell>
          <table:table-cell office:value-type="float" office:value="0.945181810272545" calcext:value-type="float">
            <text:p>0,945181810272545</text:p>
          </table:table-cell>
          <table:table-cell table:number-columns-repeated="2"/>
          <table:table-cell office:value-type="float" office:value="0.870666260179405" calcext:value-type="float">
            <text:p>0,870666260179405</text:p>
          </table:table-cell>
          <table:table-cell office:value-type="string" calcext:value-type="string">
            <text:p>DIVIDIU</text:p>
          </table:table-cell>
          <table:table-cell office:value-type="float" office:value="1.12225726363819" calcext:value-type="float">
            <text:p>1,12225726363819</text:p>
          </table:table-cell>
          <table:table-cell office:value-type="float" office:value="1.05868076610583" calcext:value-type="float">
            <text:p>1,05868076610583</text:p>
          </table:table-cell>
          <table:table-cell office:value-type="float" office:value="1.06255780835336" calcext:value-type="float">
            <text:p>1,06255780835336</text:p>
          </table:table-cell>
          <table:table-cell office:value-type="float" office:value="1.10041681466607" calcext:value-type="float">
            <text:p>1,10041681466607</text:p>
          </table:table-cell>
          <table:table-cell office:value-type="float" office:value="1.11652740155118" calcext:value-type="float">
            <text:p>1,11652740155118</text:p>
          </table:table-cell>
          <table:table-cell office:value-type="float" office:value="1.05051971524746" calcext:value-type="float">
            <text:p>1,05051971524746</text:p>
          </table:table-cell>
          <table:table-cell office:value-type="float" office:value="0.799679534567622" calcext:value-type="float">
            <text:p>0,799679534567622</text:p>
          </table:table-cell>
          <table:table-cell office:value-type="float" office:value="1.0634002885018" calcext:value-type="float">
            <text:p>1,0634002885018</text:p>
          </table:table-cell>
          <table:table-cell/>
          <table:table-cell office:value-type="float" office:value="0.998108079950597" calcext:value-type="float">
            <text:p>0,99810807995059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.00292885691847" calcext:value-type="float">
            <text:p>1,00292885691847</text:p>
          </table:table-cell>
          <table:table-cell office:value-type="float" office:value="0.862842948164337" calcext:value-type="float">
            <text:p>0,862842948164337</text:p>
          </table:table-cell>
          <table:table-cell office:value-type="string" calcext:value-type="string">
            <text:p>DIVIDIU</text:p>
          </table:table-cell>
          <table:table-cell office:value-type="string" calcext:value-type="string">
            <text:p>BOLINHA</text:p>
          </table:table-cell>
          <table:table-cell office:value-type="float" office:value="0.924382106930458" calcext:value-type="float">
            <text:p>0,924382106930458</text:p>
          </table:table-cell>
          <table:table-cell office:value-type="float" office:value="0.967405953462492" calcext:value-type="float">
            <text:p>0,967405953462492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1.06309874115388" calcext:value-type="float">
            <text:p>1,06309874115388</text:p>
          </table:table-cell>
          <table:table-cell office:value-type="float" office:value="1.28065749920051" calcext:value-type="float">
            <text:p>1,28065749920051</text:p>
          </table:table-cell>
          <table:table-cell table:number-columns-repeated="2"/>
          <table:table-cell office:value-type="float" office:value="0.963457090687766" calcext:value-type="float">
            <text:p>0,963457090687766</text:p>
          </table:table-cell>
          <table:table-cell office:value-type="float" office:value="0.862743707527918" calcext:value-type="float">
            <text:p>0,862743707527918</text:p>
          </table:table-cell>
          <table:table-cell/>
          <table:table-cell office:value-type="float" office:value="0.94501827061651" calcext:value-type="float">
            <text:p>0,94501827061651</text:p>
          </table:table-cell>
          <table:table-cell table:number-columns-repeated="2"/>
          <table:table-cell table:style-name="ce7" office:value-type="float" office:value="0.992366229292319" calcext:value-type="float">
            <text:p>0,992366229292319</text:p>
          </table:table-cell>
          <table:table-cell office:value-type="float" office:value="0.951173151216141" calcext:value-type="float">
            <text:p>0,951173151216141</text:p>
          </table:table-cell>
          <table:table-cell table:number-columns-repeated="4"/>
          <table:table-cell office:value-type="float" office:value="1.00788588865027" calcext:value-type="float">
            <text:p>1,00788588865027</text:p>
          </table:table-cell>
          <table:table-cell office:value-type="float" office:value="0.878078494909468" calcext:value-type="float">
            <text:p>0,878078494909468</text:p>
          </table:table-cell>
          <table:table-cell office:value-type="float" office:value="0.855379216738239" calcext:value-type="float">
            <text:p>0,855379216738239</text:p>
          </table:table-cell>
          <table:table-cell office:value-type="float" office:value="1.00043938494708" calcext:value-type="float">
            <text:p>1,00043938494708</text:p>
          </table:table-cell>
          <table:table-cell office:value-type="float" office:value="0.919910392431116" calcext:value-type="float">
            <text:p>0,919910392431116</text:p>
          </table:table-cell>
          <table:table-cell office:value-type="string" calcext:value-type="string">
            <text:p>DIVIDIU</text:p>
          </table:table-cell>
          <table:table-cell office:value-type="float" office:value="1.05504637818154" calcext:value-type="float">
            <text:p>1,05504637818154</text:p>
          </table:table-cell>
          <table:table-cell office:value-type="float" office:value="0.994728058578202" calcext:value-type="float">
            <text:p>0,994728058578202</text:p>
          </table:table-cell>
          <table:table-cell office:value-type="float" office:value="1.12606240526838" calcext:value-type="float">
            <text:p>1,12606240526838</text:p>
          </table:table-cell>
          <table:table-cell office:value-type="float" office:value="1.17421539202797" calcext:value-type="float">
            <text:p>1,17421539202797</text:p>
          </table:table-cell>
          <table:table-cell office:value-type="float" office:value="1.03982808546399" calcext:value-type="float">
            <text:p>1,03982808546399</text:p>
          </table:table-cell>
          <table:table-cell office:value-type="float" office:value="0.96584595149008" calcext:value-type="float">
            <text:p>0,96584595149008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337999001996" calcext:value-type="float">
            <text:p>0,9337999001996</text:p>
          </table:table-cell>
          <table:table-cell office:value-type="float" office:value="1.01270360924938" calcext:value-type="float">
            <text:p>1,01270360924938</text:p>
          </table:table-cell>
          <table:table-cell office:value-type="string" calcext:value-type="string">
            <text:p>DIVIDIU</text:p>
          </table:table-cell>
          <table:table-cell/>
          <table:table-cell office:value-type="float" office:value="0.861381976212645" calcext:value-type="float">
            <text:p>0,861381976212645</text:p>
          </table:table-cell>
          <table:table-cell office:value-type="float" office:value="0.825134843851195" calcext:value-type="float">
            <text:p>0,825134843851195</text:p>
          </table:table-cell>
          <table:table-cell office:value-type="float" office:value="1.09982421100415" calcext:value-type="float">
            <text:p>1,09982421100415</text:p>
          </table:table-cell>
          <table:table-cell office:value-type="float" office:value="0.894013907538718" calcext:value-type="float">
            <text:p>0,894013907538718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/>
          <table:table-cell office:value-type="float" office:value="1.14348245125031" calcext:value-type="float">
            <text:p>1,14348245125031</text:p>
          </table:table-cell>
          <table:table-cell office:value-type="float" office:value="0.93518324159592" calcext:value-type="float">
            <text:p>0,93518324159592</text:p>
          </table:table-cell>
          <table:table-cell office:value-type="float" office:value="1.28980764166857" calcext:value-type="float">
            <text:p>1,28980764166857</text:p>
          </table:table-cell>
          <table:table-cell office:value-type="float" office:value="1.05934429681253" calcext:value-type="float">
            <text:p>1,05934429681253</text:p>
          </table:table-cell>
          <table:table-cell office:value-type="float" office:value="1.10401214761642" calcext:value-type="float">
            <text:p>1,10401214761642</text:p>
          </table:table-cell>
          <table:table-cell office:value-type="float" office:value="1.04789034497824" calcext:value-type="float">
            <text:p>1,04789034497824</text:p>
          </table:table-cell>
          <table:table-cell office:value-type="float" office:value="0.792128937992393" calcext:value-type="float">
            <text:p>0,792128937992393</text:p>
          </table:table-cell>
          <table:table-cell office:value-type="float" office:value="1.02677901096843" calcext:value-type="float">
            <text:p>1,02677901096843</text:p>
          </table:table-cell>
          <table:table-cell/>
          <table:table-cell office:value-type="float" office:value="1.02985389958874" calcext:value-type="float">
            <text:p>1,0298538995887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OLINHA</text:p>
          </table:table-cell>
          <table:table-cell office:value-type="float" office:value="0.755863616411292" calcext:value-type="float">
            <text:p>0,755863616411292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17084837922322" calcext:value-type="float">
            <text:p>0,917084837922322</text:p>
          </table:table-cell>
          <table:table-cell office:value-type="float" office:value="0.882153647172442" calcext:value-type="float">
            <text:p>0,882153647172442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0.959941759521835" calcext:value-type="float">
            <text:p>0,959941759521835</text:p>
          </table:table-cell>
          <table:table-cell office:value-type="float" office:value="0.981589188298442" calcext:value-type="float">
            <text:p>0,981589188298442</text:p>
          </table:table-cell>
          <table:table-cell table:number-columns-repeated="2"/>
          <table:table-cell office:value-type="float" office:value="1.03184005691489" calcext:value-type="float">
            <text:p>1,03184005691489</text:p>
          </table:table-cell>
          <table:table-cell table:style-name="ce7" office:value-type="string" calcext:value-type="string">
            <text:p>BOLINHA</text:p>
          </table:table-cell>
          <table:table-cell/>
          <table:table-cell office:value-type="float" office:value="0.947434338196888" calcext:value-type="float">
            <text:p>0,947434338196888</text:p>
          </table:table-cell>
          <table:table-cell table:number-columns-repeated="2"/>
          <table:table-cell office:value-type="float" office:value="0.924250725834137" calcext:value-type="float">
            <text:p>0,924250725834137</text:p>
          </table:table-cell>
          <table:table-cell office:value-type="float" office:value="1.03694767235296" calcext:value-type="float">
            <text:p>1,03694767235296</text:p>
          </table:table-cell>
          <table:table-cell table:number-columns-repeated="4"/>
          <table:table-cell office:value-type="float" office:value="1.00354491218897" calcext:value-type="float">
            <text:p>1,00354491218897</text:p>
          </table:table-cell>
          <table:table-cell office:value-type="float" office:value="0.860649587271222" calcext:value-type="float">
            <text:p>0,860649587271222</text:p>
          </table:table-cell>
          <table:table-cell office:value-type="float" office:value="1.01683700952101" calcext:value-type="float">
            <text:p>1,01683700952101</text:p>
          </table:table-cell>
          <table:table-cell office:value-type="string" calcext:value-type="string">
            <text:p>BOLINHA</text:p>
          </table:table-cell>
          <table:table-cell office:value-type="float" office:value="0.952479656885012" calcext:value-type="float">
            <text:p>0,952479656885012</text:p>
          </table:table-cell>
          <table:table-cell/>
          <table:table-cell office:value-type="float" office:value="1.01258540739618" calcext:value-type="float">
            <text:p>1,01258540739618</text:p>
          </table:table-cell>
          <table:table-cell office:value-type="float" office:value="1.03642863473867" calcext:value-type="float">
            <text:p>1,03642863473867</text:p>
          </table:table-cell>
          <table:table-cell office:value-type="float" office:value="1.13724835399173" calcext:value-type="float">
            <text:p>1,13724835399173</text:p>
          </table:table-cell>
          <table:table-cell office:value-type="float" office:value="1.15370346495186" calcext:value-type="float">
            <text:p>1,15370346495186</text:p>
          </table:table-cell>
          <table:table-cell office:value-type="float" office:value="1.11611452278036" calcext:value-type="float">
            <text:p>1,11611452278036</text:p>
          </table:table-cell>
          <table:table-cell office:value-type="float" office:value="1.10691401002449" calcext:value-type="float">
            <text:p>1,10691401002449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39783688012028" calcext:value-type="float">
            <text:p>0,939783688012028</text:p>
          </table:table-cell>
          <table:table-cell office:value-type="float" office:value="1.06204017174828" calcext:value-type="float">
            <text:p>1,06204017174828</text:p>
          </table:table-cell>
          <table:table-cell table:number-columns-repeated="2"/>
          <table:table-cell office:value-type="float" office:value="0.916008539247989" calcext:value-type="float">
            <text:p>0,916008539247989</text:p>
          </table:table-cell>
          <table:table-cell office:value-type="float" office:value="0.827111982952442" calcext:value-type="float">
            <text:p>0,827111982952442</text:p>
          </table:table-cell>
          <table:table-cell office:value-type="float" office:value="1.08066624061351" calcext:value-type="float">
            <text:p>1,08066624061351</text:p>
          </table:table-cell>
          <table:table-cell office:value-type="float" office:value="0.920652422448616" calcext:value-type="float">
            <text:p>0,920652422448616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/>
          <table:table-cell office:value-type="float" office:value="1.11019757772374" calcext:value-type="float">
            <text:p>1,11019757772374</text:p>
          </table:table-cell>
          <table:table-cell office:value-type="float" office:value="1.06896067731141" calcext:value-type="float">
            <text:p>1,06896067731141</text:p>
          </table:table-cell>
          <table:table-cell office:value-type="float" office:value="1.39989449929781" calcext:value-type="float">
            <text:p>1,39989449929781</text:p>
          </table:table-cell>
          <table:table-cell office:value-type="float" office:value="1.01529321684183" calcext:value-type="float">
            <text:p>1,01529321684183</text:p>
          </table:table-cell>
          <table:table-cell office:value-type="float" office:value="1.12762929967829" calcext:value-type="float">
            <text:p>1,12762929967829</text:p>
          </table:table-cell>
          <table:table-cell office:value-type="float" office:value="1.11325901706959" calcext:value-type="float">
            <text:p>1,11325901706959</text:p>
          </table:table-cell>
          <table:table-cell office:value-type="float" office:value="0.88841540150315" calcext:value-type="float">
            <text:p>0,88841540150315</text:p>
          </table:table-cell>
          <table:table-cell office:value-type="float" office:value="1.01246843370038" calcext:value-type="float">
            <text:p>1,01246843370038</text:p>
          </table:table-cell>
          <table:table-cell/>
          <table:table-cell table:style-name="ce2" office:value-type="string" calcext:value-type="string">
            <text:p>BOLINHA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OLINHA</text:p>
          </table:table-cell>
          <table:table-cell office:value-type="float" office:value="0.644808505707167" calcext:value-type="float">
            <text:p>0,644808505707167</text:p>
          </table:table-cell>
          <table:table-cell/>
          <table:table-cell office:value-type="string" calcext:value-type="string">
            <text:p>DIVIDIU</text:p>
          </table:table-cell>
          <table:table-cell office:value-type="float" office:value="0.94177517946668" calcext:value-type="float">
            <text:p>0,94177517946668</text:p>
          </table:table-cell>
          <table:table-cell office:value-type="float" office:value="0.931815317065405" calcext:value-type="float">
            <text:p>0,931815317065405</text:p>
          </table:table-cell>
          <table:table-cell office:value-type="string" calcext:value-type="string">
            <text:p>DIVIDIU</text:p>
          </table:table-cell>
          <table:table-cell/>
          <table:table-cell office:value-type="float" office:value="1.07544200380282" calcext:value-type="float">
            <text:p>1,07544200380282</text:p>
          </table:table-cell>
          <table:table-cell office:value-type="float" office:value="1.12463179092559" calcext:value-type="float">
            <text:p>1,12463179092559</text:p>
          </table:table-cell>
          <table:table-cell table:number-columns-repeated="2"/>
          <table:table-cell office:value-type="float" office:value="1.08315303992334" calcext:value-type="float">
            <text:p>1,08315303992334</text:p>
          </table:table-cell>
          <table:table-cell table:style-name="ce7" office:value-type="string" calcext:value-type="string">
            <text:p>DIVIDIU</text:p>
          </table:table-cell>
          <table:table-cell/>
          <table:table-cell office:value-type="float" office:value="0.903163243720097" calcext:value-type="float">
            <text:p>0,903163243720097</text:p>
          </table:table-cell>
          <table:table-cell table:number-columns-repeated="2"/>
          <table:table-cell office:value-type="float" office:value="1.0943389671183" calcext:value-type="float">
            <text:p>1,0943389671183</text:p>
          </table:table-cell>
          <table:table-cell office:value-type="float" office:value="0.927570857699636" calcext:value-type="float">
            <text:p>0,927570857699636</text:p>
          </table:table-cell>
          <table:table-cell table:number-columns-repeated="4"/>
          <table:table-cell office:value-type="float" office:value="0.994105673355136" calcext:value-type="float">
            <text:p>0,994105673355136</text:p>
          </table:table-cell>
          <table:table-cell office:value-type="float" office:value="0.891335791221527" calcext:value-type="float">
            <text:p>0,891335791221527</text:p>
          </table:table-cell>
          <table:table-cell table:style-name="ce2" office:value-type="float" office:value="0.704059047013504" calcext:value-type="float">
            <text:p>0,704059047013504</text:p>
          </table:table-cell>
          <table:table-cell office:value-type="string" calcext:value-type="string">
            <text:p>BOLINHA</text:p>
          </table:table-cell>
          <table:table-cell office:value-type="float" office:value="0.957696981675635" calcext:value-type="float">
            <text:p>0,957696981675635</text:p>
          </table:table-cell>
          <table:table-cell/>
          <table:table-cell office:value-type="float" office:value="1.07523702998046" calcext:value-type="float">
            <text:p>1,07523702998046</text:p>
          </table:table-cell>
          <table:table-cell office:value-type="float" office:value="0.891574937191888" calcext:value-type="float">
            <text:p>0,891574937191888</text:p>
          </table:table-cell>
          <table:table-cell office:value-type="float" office:value="1.13752717023262" calcext:value-type="float">
            <text:p>1,13752717023262</text:p>
          </table:table-cell>
          <table:table-cell office:value-type="float" office:value="1.16179845988242" calcext:value-type="float">
            <text:p>1,16179845988242</text:p>
          </table:table-cell>
          <table:table-cell office:value-type="float" office:value="1.16802463378552" calcext:value-type="float">
            <text:p>1,16802463378552</text:p>
          </table:table-cell>
          <table:table-cell office:value-type="float" office:value="1.03550168011681" calcext:value-type="float">
            <text:p>1,03550168011681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1.01603572434324" calcext:value-type="float">
            <text:p>1,01603572434324</text:p>
          </table:table-cell>
          <table:table-cell office:value-type="float" office:value="0.989459018403846" calcext:value-type="float">
            <text:p>0,989459018403846</text:p>
          </table:table-cell>
          <table:table-cell table:number-columns-repeated="2"/>
          <table:table-cell office:value-type="float" office:value="0.907480366793714" calcext:value-type="float">
            <text:p>0,907480366793714</text:p>
          </table:table-cell>
          <table:table-cell office:value-type="string" calcext:value-type="string">
            <text:p>BOLINHA</text:p>
          </table:table-cell>
          <table:table-cell office:value-type="float" office:value="1.00941864241636" calcext:value-type="float">
            <text:p>1,00941864241636</text:p>
          </table:table-cell>
          <table:table-cell office:value-type="float" office:value="0.91313831722852" calcext:value-type="float">
            <text:p>0,91313831722852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/>
          <table:table-cell office:value-type="float" office:value="1.17617333940339" calcext:value-type="float">
            <text:p>1,17617333940339</text:p>
          </table:table-cell>
          <table:table-cell office:value-type="float" office:value="1.16018139182283" calcext:value-type="float">
            <text:p>1,16018139182283</text:p>
          </table:table-cell>
          <table:table-cell office:value-type="float" office:value="1.35831777361608" calcext:value-type="float">
            <text:p>1,35831777361608</text:p>
          </table:table-cell>
          <table:table-cell office:value-type="float" office:value="1.051812584415" calcext:value-type="float">
            <text:p>1,051812584415</text:p>
          </table:table-cell>
          <table:table-cell office:value-type="float" office:value="1.10508055315431" calcext:value-type="float">
            <text:p>1,10508055315431</text:p>
          </table:table-cell>
          <table:table-cell office:value-type="float" office:value="0.952329232672117" calcext:value-type="float">
            <text:p>0,952329232672117</text:p>
          </table:table-cell>
          <table:table-cell office:value-type="float" office:value="0.862756192571773" calcext:value-type="float">
            <text:p>0,862756192571773</text:p>
          </table:table-cell>
          <table:table-cell office:value-type="float" office:value="1.04597809242933" calcext:value-type="float">
            <text:p>1,04597809242933</text:p>
          </table:table-cell>
          <table:table-cell/>
          <table:table-cell table:style-name="ce2" office:value-type="string" calcext:value-type="string">
            <text:p>BOLINHA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VIDIU</text:p>
          </table:table-cell>
          <table:table-cell office:value-type="float" office:value="0.652314254478798" calcext:value-type="float">
            <text:p>0,652314254478798</text:p>
          </table:table-cell>
          <table:table-cell table:number-columns-repeated="2"/>
          <table:table-cell office:value-type="float" office:value="1.04695876448115" calcext:value-type="float">
            <text:p>1,04695876448115</text:p>
          </table:table-cell>
          <table:table-cell office:value-type="float" office:value="1.05381416076568" calcext:value-type="float">
            <text:p>1,05381416076568</text:p>
          </table:table-cell>
          <table:table-cell table:number-columns-repeated="2"/>
          <table:table-cell office:value-type="float" office:value="1.07608137762693" calcext:value-type="float">
            <text:p>1,07608137762693</text:p>
          </table:table-cell>
          <table:table-cell office:value-type="float" office:value="1.01413666013188" calcext:value-type="float">
            <text:p>1,01413666013188</text:p>
          </table:table-cell>
          <table:table-cell table:number-columns-repeated="2"/>
          <table:table-cell office:value-type="float" office:value="1.01139196022724" calcext:value-type="float">
            <text:p>1,01139196022724</text:p>
          </table:table-cell>
          <table:table-cell table:number-columns-repeated="2"/>
          <table:table-cell office:value-type="float" office:value="0.871225334554445" calcext:value-type="float">
            <text:p>0,871225334554445</text:p>
          </table:table-cell>
          <table:table-cell table:number-columns-repeated="2"/>
          <table:table-cell office:value-type="float" office:value="0.91676413778626" calcext:value-type="float">
            <text:p>0,91676413778626</text:p>
          </table:table-cell>
          <table:table-cell office:value-type="float" office:value="0.908409190752035" calcext:value-type="float">
            <text:p>0,908409190752035</text:p>
          </table:table-cell>
          <table:table-cell table:number-columns-repeated="4"/>
          <table:table-cell office:value-type="float" office:value="1.01294422503194" calcext:value-type="float">
            <text:p>1,01294422503194</text:p>
          </table:table-cell>
          <table:table-cell office:value-type="float" office:value="0.789821427150133" calcext:value-type="float">
            <text:p>0,789821427150133</text:p>
          </table:table-cell>
          <table:table-cell table:style-name="ce8" office:value-type="string" calcext:value-type="string">
            <text:p>BOLINHA</text:p>
          </table:table-cell>
          <table:table-cell office:value-type="string" calcext:value-type="string">
            <text:p>BOLINHA</text:p>
          </table:table-cell>
          <table:table-cell office:value-type="float" office:value="0.78994378957854" calcext:value-type="float">
            <text:p>0,78994378957854</text:p>
          </table:table-cell>
          <table:table-cell/>
          <table:table-cell office:value-type="float" office:value="1.11323152888051" calcext:value-type="float">
            <text:p>1,11323152888051</text:p>
          </table:table-cell>
          <table:table-cell office:value-type="float" office:value="1.0003492208604" calcext:value-type="float">
            <text:p>1,0003492208604</text:p>
          </table:table-cell>
          <table:table-cell office:value-type="float" office:value="1.13069349863819" calcext:value-type="float">
            <text:p>1,13069349863819</text:p>
          </table:table-cell>
          <table:table-cell office:value-type="float" office:value="1.16582554521931" calcext:value-type="float">
            <text:p>1,16582554521931</text:p>
          </table:table-cell>
          <table:table-cell office:value-type="float" office:value="1.08361921131089" calcext:value-type="float">
            <text:p>1,08361921131089</text:p>
          </table:table-cell>
          <table:table-cell office:value-type="float" office:value="1.01825369482891" calcext:value-type="float">
            <text:p>1,01825369482891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1.00983753455763" calcext:value-type="float">
            <text:p>1,00983753455763</text:p>
          </table:table-cell>
          <table:table-cell office:value-type="float" office:value="1.02541976689143" calcext:value-type="float">
            <text:p>1,02541976689143</text:p>
          </table:table-cell>
          <table:table-cell table:number-columns-repeated="2"/>
          <table:table-cell office:value-type="float" office:value="0.796057262090317" calcext:value-type="float">
            <text:p>0,796057262090317</text:p>
          </table:table-cell>
          <table:table-cell table:number-columns-repeated="2" office:value-type="string" calcext:value-type="string">
            <text:p>BOLINHA</text:p>
          </table:table-cell>
          <table:table-cell office:value-type="float" office:value="1.0292856017698" calcext:value-type="float">
            <text:p>1,0292856017698</text:p>
          </table:table-cell>
          <table:table-cell table:number-columns-repeated="2"/>
          <table:table-cell office:value-type="string" calcext:value-type="string">
            <text:p>DIVIDIU</text:p>
          </table:table-cell>
          <table:table-cell/>
          <table:table-cell office:value-type="float" office:value="1.08380100778244" calcext:value-type="float">
            <text:p>1,08380100778244</text:p>
          </table:table-cell>
          <table:table-cell office:value-type="float" office:value="1.09875859589637" calcext:value-type="float">
            <text:p>1,09875859589637</text:p>
          </table:table-cell>
          <table:table-cell office:value-type="float" office:value="1.2148217714438" calcext:value-type="float">
            <text:p>1,2148217714438</text:p>
          </table:table-cell>
          <table:table-cell office:value-type="string" calcext:value-type="string">
            <text:p>BOLINHA</text:p>
          </table:table-cell>
          <table:table-cell office:value-type="float" office:value="1.14390009583675" calcext:value-type="float">
            <text:p>1,14390009583675</text:p>
          </table:table-cell>
          <table:table-cell office:value-type="float" office:value="0.928603760518312" calcext:value-type="float">
            <text:p>0,928603760518312</text:p>
          </table:table-cell>
          <table:table-cell office:value-type="float" office:value="0.988926859622358" calcext:value-type="float">
            <text:p>0,988926859622358</text:p>
          </table:table-cell>
          <table:table-cell office:value-type="float" office:value="1.00250803627814" calcext:value-type="float">
            <text:p>1,00250803627814</text:p>
          </table:table-cell>
          <table:table-cell/>
          <table:table-cell table:style-name="ce2" office:value-type="string" calcext:value-type="string">
            <text:p>DIVIDIU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63639987313178" calcext:value-type="float">
            <text:p>0,63639987313178</text:p>
          </table:table-cell>
          <table:table-cell table:number-columns-repeated="2"/>
          <table:table-cell office:value-type="float" office:value="1.02556201909694" calcext:value-type="float">
            <text:p>1,02556201909694</text:p>
          </table:table-cell>
          <table:table-cell office:value-type="float" office:value="0.988564153191289" calcext:value-type="float">
            <text:p>0,988564153191289</text:p>
          </table:table-cell>
          <table:table-cell table:number-columns-repeated="2"/>
          <table:table-cell office:value-type="float" office:value="1.05965742495444" calcext:value-type="float">
            <text:p>1,05965742495444</text:p>
          </table:table-cell>
          <table:table-cell office:value-type="float" office:value="1.10282464897094" calcext:value-type="float">
            <text:p>1,10282464897094</text:p>
          </table:table-cell>
          <table:table-cell table:number-columns-repeated="2"/>
          <table:table-cell office:value-type="float" office:value="1.02248243559718" calcext:value-type="float">
            <text:p>1,02248243559718</text:p>
          </table:table-cell>
          <table:table-cell table:number-columns-repeated="2"/>
          <table:table-cell office:value-type="float" office:value="0.96140409741318" calcext:value-type="float">
            <text:p>0,96140409741318</text:p>
          </table:table-cell>
          <table:table-cell table:number-columns-repeated="2"/>
          <table:table-cell office:value-type="float" office:value="0.962453009527502" calcext:value-type="float">
            <text:p>0,962453009527502</text:p>
          </table:table-cell>
          <table:table-cell office:value-type="float" office:value="0.910436907555935" calcext:value-type="float">
            <text:p>0,910436907555935</text:p>
          </table:table-cell>
          <table:table-cell table:number-columns-repeated="4"/>
          <table:table-cell office:value-type="float" office:value="1.03098423442967" calcext:value-type="float">
            <text:p>1,03098423442967</text:p>
          </table:table-cell>
          <table:table-cell office:value-type="float" office:value="0.814216594673613" calcext:value-type="float">
            <text:p>0,814216594673613</text:p>
          </table:table-cell>
          <table:table-cell table:style-name="ce8" office:value-type="string" calcext:value-type="string">
            <text:p>BOLINHA</text:p>
          </table:table-cell>
          <table:table-cell office:value-type="string" calcext:value-type="string">
            <text:p>DIVIDIU</text:p>
          </table:table-cell>
          <table:table-cell office:value-type="float" office:value="0.9633528255717" calcext:value-type="float">
            <text:p>0,9633528255717</text:p>
          </table:table-cell>
          <table:table-cell/>
          <table:table-cell office:value-type="float" office:value="1.19155145366012" calcext:value-type="float">
            <text:p>1,19155145366012</text:p>
          </table:table-cell>
          <table:table-cell office:value-type="string" calcext:value-type="string">
            <text:p>BOLINHA</text:p>
          </table:table-cell>
          <table:table-cell office:value-type="float" office:value="1.20821573870237" calcext:value-type="float">
            <text:p>1,20821573870237</text:p>
          </table:table-cell>
          <table:table-cell office:value-type="float" office:value="1.23094005649704" calcext:value-type="float">
            <text:p>1,23094005649704</text:p>
          </table:table-cell>
          <table:table-cell office:value-type="float" office:value="1.12409771340633" calcext:value-type="float">
            <text:p>1,12409771340633</text:p>
          </table:table-cell>
          <table:table-cell office:value-type="float" office:value="0.946960034151947" calcext:value-type="float">
            <text:p>0,946960034151947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05604517864839" calcext:value-type="float">
            <text:p>0,905604517864839</text:p>
          </table:table-cell>
          <table:table-cell office:value-type="float" office:value="0.995365864360535" calcext:value-type="float">
            <text:p>0,995365864360535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office:value-type="string" calcext:value-type="string">
            <text:p>DIVIDIU</text:p>
          </table:table-cell>
          <table:table-cell office:value-type="string" calcext:value-type="string">
            <text:p>BOLINHA</text:p>
          </table:table-cell>
          <table:table-cell office:value-type="float" office:value="1.02280164569981" calcext:value-type="float">
            <text:p>1,02280164569981</text:p>
          </table:table-cell>
          <table:table-cell table:number-columns-repeated="4"/>
          <table:table-cell office:value-type="float" office:value="1.01754659339709" calcext:value-type="float">
            <text:p>1,01754659339709</text:p>
          </table:table-cell>
          <table:table-cell office:value-type="float" office:value="1.15667430276311" calcext:value-type="float">
            <text:p>1,15667430276311</text:p>
          </table:table-cell>
          <table:table-cell office:value-type="float" office:value="1.32570369432098" calcext:value-type="float">
            <text:p>1,32570369432098</text:p>
          </table:table-cell>
          <table:table-cell office:value-type="string" calcext:value-type="string">
            <text:p>DIVIDIU</text:p>
          </table:table-cell>
          <table:table-cell office:value-type="float" office:value="1.16606791188646" calcext:value-type="float">
            <text:p>1,16606791188646</text:p>
          </table:table-cell>
          <table:table-cell office:value-type="float" office:value="0.908561609564644" calcext:value-type="float">
            <text:p>0,908561609564644</text:p>
          </table:table-cell>
          <table:table-cell office:value-type="float" office:value="1.05904141354928" calcext:value-type="float">
            <text:p>1,05904141354928</text:p>
          </table:table-cell>
          <table:table-cell office:value-type="float" office:value="0.975855605504763" calcext:value-type="float">
            <text:p>0,975855605504763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0.944733740248431" calcext:value-type="float">
            <text:p>0,944733740248431</text:p>
          </table:table-cell>
          <table:table-cell office:value-type="float" office:value="1.12266035487065" calcext:value-type="float">
            <text:p>1,12266035487065</text:p>
          </table:table-cell>
          <table:table-cell table:number-columns-repeated="2"/>
          <table:table-cell office:value-type="float" office:value="1.07265180485812" calcext:value-type="float">
            <text:p>1,07265180485812</text:p>
          </table:table-cell>
          <table:table-cell office:value-type="float" office:value="1.08027170410035" calcext:value-type="float">
            <text:p>1,08027170410035</text:p>
          </table:table-cell>
          <table:table-cell table:number-columns-repeated="2"/>
          <table:table-cell office:value-type="float" office:value="1.02312718172575" calcext:value-type="float">
            <text:p>1,02312718172575</text:p>
          </table:table-cell>
          <table:table-cell table:number-columns-repeated="2"/>
          <table:table-cell office:value-type="float" office:value="0.872076875214001" calcext:value-type="float">
            <text:p>0,872076875214001</text:p>
          </table:table-cell>
          <table:table-cell table:number-columns-repeated="2"/>
          <table:table-cell office:value-type="float" office:value="0.971609239355721" calcext:value-type="float">
            <text:p>0,971609239355721</text:p>
          </table:table-cell>
          <table:table-cell office:value-type="float" office:value="0.877749078035756" calcext:value-type="float">
            <text:p>0,877749078035756</text:p>
          </table:table-cell>
          <table:table-cell table:number-columns-repeated="4"/>
          <table:table-cell office:value-type="float" office:value="1.05675737049724" calcext:value-type="float">
            <text:p>1,05675737049724</text:p>
          </table:table-cell>
          <table:table-cell office:value-type="float" office:value="0.956324145112345" calcext:value-type="float">
            <text:p>0,956324145112345</text:p>
          </table:table-cell>
          <table:table-cell table:style-name="ce8" office:value-type="string" calcext:value-type="string">
            <text:p>BOLINHA</text:p>
          </table:table-cell>
          <table:table-cell/>
          <table:table-cell table:style-name="ce2" office:value-type="float" office:value="1.04568060424916" calcext:value-type="float">
            <text:p>1,04568060424916</text:p>
          </table:table-cell>
          <table:table-cell/>
          <table:table-cell office:value-type="float" office:value="1.11356635477568" calcext:value-type="float">
            <text:p>1,11356635477568</text:p>
          </table:table-cell>
          <table:table-cell office:value-type="string" calcext:value-type="string">
            <text:p>DIVIDIU</text:p>
          </table:table-cell>
          <table:table-cell office:value-type="float" office:value="1.24525046841305" calcext:value-type="float">
            <text:p>1,24525046841305</text:p>
          </table:table-cell>
          <table:table-cell office:value-type="float" office:value="1.19897679892973" calcext:value-type="float">
            <text:p>1,19897679892973</text:p>
          </table:table-cell>
          <table:table-cell office:value-type="float" office:value="1.08857212337188" calcext:value-type="float">
            <text:p>1,08857212337188</text:p>
          </table:table-cell>
          <table:table-cell office:value-type="float" office:value="1.00703545394969" calcext:value-type="float">
            <text:p>1,00703545394969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27334568705832" calcext:value-type="float">
            <text:p>0,927334568705832</text:p>
          </table:table-cell>
          <table:table-cell office:value-type="string" calcext:value-type="string">
            <text:p>BOLINHA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/>
          <table:table-cell office:value-type="string" calcext:value-type="string">
            <text:p>DIVIDIU</text:p>
          </table:table-cell>
          <table:table-cell office:value-type="float" office:value="0.917816632035497" calcext:value-type="float">
            <text:p>0,917816632035497</text:p>
          </table:table-cell>
          <table:table-cell table:number-columns-repeated="4"/>
          <table:table-cell office:value-type="float" office:value="1.05451713395638" calcext:value-type="float">
            <text:p>1,05451713395638</text:p>
          </table:table-cell>
          <table:table-cell office:value-type="float" office:value="0.995499643683702" calcext:value-type="float">
            <text:p>0,995499643683702</text:p>
          </table:table-cell>
          <table:table-cell office:value-type="float" office:value="1.33782168342464" calcext:value-type="float">
            <text:p>1,33782168342464</text:p>
          </table:table-cell>
          <table:table-cell/>
          <table:table-cell office:value-type="float" office:value="1.11804449620115" calcext:value-type="float">
            <text:p>1,11804449620115</text:p>
          </table:table-cell>
          <table:table-cell office:value-type="float" office:value="1.02713653728984" calcext:value-type="float">
            <text:p>1,02713653728984</text:p>
          </table:table-cell>
          <table:table-cell office:value-type="float" office:value="0.766407001716095" calcext:value-type="float">
            <text:p>0,766407001716095</text:p>
          </table:table-cell>
          <table:table-cell office:value-type="float" office:value="1.02224041788165" calcext:value-type="float">
            <text:p>1,02224041788165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1.05427190361725" calcext:value-type="float">
            <text:p>1,05427190361725</text:p>
          </table:table-cell>
          <table:table-cell office:value-type="float" office:value="0.897829571720349" calcext:value-type="float">
            <text:p>0,897829571720349</text:p>
          </table:table-cell>
          <table:table-cell table:number-columns-repeated="2"/>
          <table:table-cell office:value-type="float" office:value="0.937858576498442" calcext:value-type="float">
            <text:p>0,937858576498442</text:p>
          </table:table-cell>
          <table:table-cell office:value-type="float" office:value="1.19745192989005" calcext:value-type="float">
            <text:p>1,19745192989005</text:p>
          </table:table-cell>
          <table:table-cell table:number-columns-repeated="2"/>
          <table:table-cell office:value-type="float" office:value="1.04072623124405" calcext:value-type="float">
            <text:p>1,04072623124405</text:p>
          </table:table-cell>
          <table:table-cell table:number-columns-repeated="2"/>
          <table:table-cell office:value-type="float" office:value="0.965378481233836" calcext:value-type="float">
            <text:p>0,965378481233836</text:p>
          </table:table-cell>
          <table:table-cell table:number-columns-repeated="2"/>
          <table:table-cell office:value-type="float" office:value="1.01950233238291" calcext:value-type="float">
            <text:p>1,01950233238291</text:p>
          </table:table-cell>
          <table:table-cell office:value-type="float" office:value="0.965681095879882" calcext:value-type="float">
            <text:p>0,965681095879882</text:p>
          </table:table-cell>
          <table:table-cell table:number-columns-repeated="4"/>
          <table:table-cell office:value-type="float" office:value="1.02265698833751" calcext:value-type="float">
            <text:p>1,02265698833751</text:p>
          </table:table-cell>
          <table:table-cell office:value-type="float" office:value="0.839870644792603" calcext:value-type="float">
            <text:p>0,839870644792603</text:p>
          </table:table-cell>
          <table:table-cell table:style-name="ce8" office:value-type="string" calcext:value-type="string">
            <text:p>DIVIDIU</text:p>
          </table:table-cell>
          <table:table-cell/>
          <table:table-cell table:style-name="ce2" office:value-type="string" calcext:value-type="string">
            <text:p>BOLINHA</text:p>
          </table:table-cell>
          <table:table-cell/>
          <table:table-cell office:value-type="float" office:value="1.10340067348914" calcext:value-type="float">
            <text:p>1,10340067348914</text:p>
          </table:table-cell>
          <table:table-cell/>
          <table:table-cell office:value-type="float" office:value="1.29788203007727" calcext:value-type="float">
            <text:p>1,29788203007727</text:p>
          </table:table-cell>
          <table:table-cell office:value-type="float" office:value="1.22529606927604" calcext:value-type="float">
            <text:p>1,22529606927604</text:p>
          </table:table-cell>
          <table:table-cell office:value-type="float" office:value="0.920216522507897" calcext:value-type="float">
            <text:p>0,920216522507897</text:p>
          </table:table-cell>
          <table:table-cell office:value-type="float" office:value="1.01580123948649" calcext:value-type="float">
            <text:p>1,01580123948649</text:p>
          </table:table-cell>
          <table:table-cell/>
          <table:table-cell office:value-type="string" calcext:value-type="string">
            <text:p>DIVIDIU</text:p>
          </table:table-cell>
          <table:table-cell office:value-type="float" office:value="0.993667843132969" calcext:value-type="float">
            <text:p>0,993667843132969</text:p>
          </table:table-cell>
          <table:table-cell office:value-type="string" calcext:value-type="string">
            <text:p>BOLINHA</text:p>
          </table:table-cell>
          <table:table-cell table:number-columns-repeated="2"/>
          <table:table-cell office:value-type="string" calcext:value-type="string">
            <text:p>DIVIDIU</text:p>
          </table:table-cell>
          <table:table-cell table:number-columns-repeated="2"/>
          <table:table-cell office:value-type="float" office:value="0.956126504735967" calcext:value-type="float">
            <text:p>0,956126504735967</text:p>
          </table:table-cell>
          <table:table-cell table:number-columns-repeated="4"/>
          <table:table-cell office:value-type="float" office:value="1.01198712043137" calcext:value-type="float">
            <text:p>1,01198712043137</text:p>
          </table:table-cell>
          <table:table-cell office:value-type="float" office:value="0.970207662038065" calcext:value-type="float">
            <text:p>0,970207662038065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1.1226077391903" calcext:value-type="float">
            <text:p>1,1226077391903</text:p>
          </table:table-cell>
          <table:table-cell office:value-type="float" office:value="1.15744187592106" calcext:value-type="float">
            <text:p>1,15744187592106</text:p>
          </table:table-cell>
          <table:table-cell office:value-type="float" office:value="0.797643291310028" calcext:value-type="float">
            <text:p>0,797643291310028</text:p>
          </table:table-cell>
          <table:table-cell office:value-type="float" office:value="1.17735561678186" calcext:value-type="float">
            <text:p>1,17735561678186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DIVIDIU</text:p>
          </table:table-cell>
          <table:table-cell table:number-columns-repeated="2"/>
          <table:table-cell office:value-type="float" office:value="1.00045738953222" calcext:value-type="float">
            <text:p>1,00045738953222</text:p>
          </table:table-cell>
          <table:table-cell office:value-type="float" office:value="0.72864016257085" calcext:value-type="float">
            <text:p>0,72864016257085</text:p>
          </table:table-cell>
          <table:table-cell table:number-columns-repeated="2"/>
          <table:table-cell office:value-type="float" office:value="0.796444772967577" calcext:value-type="float">
            <text:p>0,796444772967577</text:p>
          </table:table-cell>
          <table:table-cell office:value-type="float" office:value="0.890224586789429" calcext:value-type="float">
            <text:p>0,890224586789429</text:p>
          </table:table-cell>
          <table:table-cell table:number-columns-repeated="2"/>
          <table:table-cell office:value-type="float" office:value="1.02418350557538" calcext:value-type="float">
            <text:p>1,02418350557538</text:p>
          </table:table-cell>
          <table:table-cell table:number-columns-repeated="2"/>
          <table:table-cell office:value-type="float" office:value="1.04639288333848" calcext:value-type="float">
            <text:p>1,04639288333848</text:p>
          </table:table-cell>
          <table:table-cell table:number-columns-repeated="2"/>
          <table:table-cell office:value-type="float" office:value="1.08049194628917" calcext:value-type="float">
            <text:p>1,08049194628917</text:p>
          </table:table-cell>
          <table:table-cell office:value-type="float" office:value="0.943894022041634" calcext:value-type="float">
            <text:p>0,943894022041634</text:p>
          </table:table-cell>
          <table:table-cell table:number-columns-repeated="4"/>
          <table:table-cell office:value-type="float" office:value="1.05609647143657" calcext:value-type="float">
            <text:p>1,05609647143657</text:p>
          </table:table-cell>
          <table:table-cell/>
          <table:table-cell table:style-name="ce3" table:number-columns-repeated="2"/>
          <table:table-cell table:style-name="ce2" office:value-type="string" calcext:value-type="string">
            <text:p>DIVIDIU</text:p>
          </table:table-cell>
          <table:table-cell/>
          <table:table-cell office:value-type="float" office:value="0.85108986419203" calcext:value-type="float">
            <text:p>0,85108986419203</text:p>
          </table:table-cell>
          <table:table-cell/>
          <table:table-cell office:value-type="float" office:value="1.24777408713568" calcext:value-type="float">
            <text:p>1,24777408713568</text:p>
          </table:table-cell>
          <table:table-cell/>
          <table:table-cell office:value-type="float" office:value="1.05766041806795" calcext:value-type="float">
            <text:p>1,05766041806795</text:p>
          </table:table-cell>
          <table:table-cell office:value-type="float" office:value="1.05308252462243" calcext:value-type="float">
            <text:p>1,05308252462243</text:p>
          </table:table-cell>
          <table:table-cell table:number-columns-repeated="3"/>
          <table:table-cell office:value-type="string" calcext:value-type="string">
            <text:p>BOLINHA</text:p>
          </table:table-cell>
          <table:table-cell table:number-columns-repeated="2"/>
          <table:table-cell table:style-name="ce3" table:number-columns-repeated="2"/>
          <table:table-cell/>
          <table:table-cell office:value-type="float" office:value="0.998614627895272" calcext:value-type="float">
            <text:p>0,998614627895272</text:p>
          </table:table-cell>
          <table:table-cell table:number-columns-repeated="4"/>
          <table:table-cell office:value-type="float" office:value="1.03693593009375" calcext:value-type="float">
            <text:p>1,03693593009375</text:p>
          </table:table-cell>
          <table:table-cell office:value-type="float" office:value="0.951510413601613" calcext:value-type="float">
            <text:p>0,951510413601613</text:p>
          </table:table-cell>
          <table:table-cell office:value-type="string" calcext:value-type="string">
            <text:p>DIVIDIU</text:p>
          </table:table-cell>
          <table:table-cell/>
          <table:table-cell office:value-type="float" office:value="1.17064303515252" calcext:value-type="float">
            <text:p>1,17064303515252</text:p>
          </table:table-cell>
          <table:table-cell office:value-type="float" office:value="1.16468574923631" calcext:value-type="float">
            <text:p>1,16468574923631</text:p>
          </table:table-cell>
          <table:table-cell office:value-type="float" office:value="0.888064037601965" calcext:value-type="float">
            <text:p>0,888064037601965</text:p>
          </table:table-cell>
          <table:table-cell office:value-type="float" office:value="1.17675561742561" calcext:value-type="float">
            <text:p>1,17675561742561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6"/>
          <table:table-cell office:value-type="float" office:value="1.12408163188024" calcext:value-type="float">
            <text:p>1,12408163188024</text:p>
          </table:table-cell>
          <table:table-cell office:value-type="float" office:value="0.928985897867127" calcext:value-type="float">
            <text:p>0,928985897867127</text:p>
          </table:table-cell>
          <table:table-cell table:number-columns-repeated="2"/>
          <table:table-cell office:value-type="float" office:value="0.8141463694429" calcext:value-type="float">
            <text:p>0,8141463694429</text:p>
          </table:table-cell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1.00537132181223" calcext:value-type="float">
            <text:p>1,00537132181223</text:p>
          </table:table-cell>
          <table:table-cell table:number-columns-repeated="2"/>
          <table:table-cell office:value-type="float" office:value="1.00010386907911" calcext:value-type="float">
            <text:p>1,00010386907911</text:p>
          </table:table-cell>
          <table:table-cell table:number-columns-repeated="2"/>
          <table:table-cell office:value-type="float" office:value="0.838944418761566" calcext:value-type="float">
            <text:p>0,838944418761566</text:p>
          </table:table-cell>
          <table:table-cell office:value-type="float" office:value="0.961200577622607" calcext:value-type="float">
            <text:p>0,961200577622607</text:p>
          </table:table-cell>
          <table:table-cell table:number-columns-repeated="4"/>
          <table:table-cell office:value-type="float" office:value="1.05099135141771" calcext:value-type="float">
            <text:p>1,05099135141771</text:p>
          </table:table-cell>
          <table:table-cell office:value-type="float" office:value="0.803552385155849" calcext:value-type="float">
            <text:p>0,803552385155849</text:p>
          </table:table-cell>
          <table:table-cell table:style-name="ce3" table:number-columns-repeated="4"/>
          <table:table-cell office:value-type="float" office:value="1.08143529157705" calcext:value-type="float">
            <text:p>1,08143529157705</text:p>
          </table:table-cell>
          <table:table-cell/>
          <table:table-cell office:value-type="float" office:value="1.26648175982209" calcext:value-type="float">
            <text:p>1,26648175982209</text:p>
          </table:table-cell>
          <table:table-cell/>
          <table:table-cell office:value-type="float" office:value="1.09759421380443" calcext:value-type="float">
            <text:p>1,09759421380443</text:p>
          </table:table-cell>
          <table:table-cell office:value-type="float" office:value="0.991500676748622" calcext:value-type="float">
            <text:p>0,991500676748622</text:p>
          </table:table-cell>
          <table:table-cell table:number-columns-repeated="3"/>
          <table:table-cell office:value-type="string" calcext:value-type="string">
            <text:p>BOLINHA</text:p>
          </table:table-cell>
          <table:table-cell table:number-columns-repeated="2"/>
          <table:table-cell table:style-name="ce3" table:number-columns-repeated="2"/>
          <table:table-cell/>
          <table:table-cell office:value-type="float" office:value="0.988509841614824" calcext:value-type="float">
            <text:p>0,988509841614824</text:p>
          </table:table-cell>
          <table:table-cell table:number-columns-repeated="4"/>
          <table:table-cell office:value-type="float" office:value="1.06636641606771" calcext:value-type="float">
            <text:p>1,06636641606771</text:p>
          </table:table-cell>
          <table:table-cell office:value-type="float" office:value="0.948431419044707" calcext:value-type="float">
            <text:p>0,948431419044707</text:p>
          </table:table-cell>
          <table:table-cell table:style-name="ce3" table:number-columns-repeated="2"/>
          <table:table-cell office:value-type="float" office:value="1.14131305528735" calcext:value-type="float">
            <text:p>1,14131305528735</text:p>
          </table:table-cell>
          <table:table-cell office:value-type="float" office:value="0.985035604782666" calcext:value-type="float">
            <text:p>0,985035604782666</text:p>
          </table:table-cell>
          <table:table-cell office:value-type="float" office:value="0.742810478677862" calcext:value-type="float">
            <text:p>0,742810478677862</text:p>
          </table:table-cell>
          <table:table-cell office:value-type="float" office:value="1.03536101788673" calcext:value-type="float">
            <text:p>1,03536101788673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6"/>
          <table:table-cell table:style-name="ce7" office:value-type="string" calcext:value-type="string">
            <text:p>BOLINHA</text:p>
          </table:table-cell>
          <table:table-cell office:value-type="float" office:value="1.0318580912008" calcext:value-type="float">
            <text:p>1,0318580912008</text:p>
          </table:table-cell>
          <table:table-cell table:number-columns-repeated="2"/>
          <table:table-cell office:value-type="float" office:value="0.787762587529176" calcext:value-type="float">
            <text:p>0,787762587529176</text:p>
          </table:table-cell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0.943358610875948" calcext:value-type="float">
            <text:p>0,943358610875948</text:p>
          </table:table-cell>
          <table:table-cell table:number-columns-repeated="2"/>
          <table:table-cell office:value-type="float" office:value="0.946328667473925" calcext:value-type="float">
            <text:p>0,946328667473925</text:p>
          </table:table-cell>
          <table:table-cell table:number-columns-repeated="2"/>
          <table:table-cell office:value-type="float" office:value="0.970247217458547" calcext:value-type="float">
            <text:p>0,970247217458547</text:p>
          </table:table-cell>
          <table:table-cell office:value-type="float" office:value="0.841558444244137" calcext:value-type="float">
            <text:p>0,841558444244137</text:p>
          </table:table-cell>
          <table:table-cell table:number-columns-repeated="4"/>
          <table:table-cell office:value-type="float" office:value="1.09631798452995" calcext:value-type="float">
            <text:p>1,09631798452995</text:p>
          </table:table-cell>
          <table:table-cell office:value-type="float" office:value="0.855333348684412" calcext:value-type="float">
            <text:p>0,855333348684412</text:p>
          </table:table-cell>
          <table:table-cell table:style-name="ce3" table:number-columns-repeated="4"/>
          <table:table-cell office:value-type="float" office:value="1.04404300658659" calcext:value-type="float">
            <text:p>1,04404300658659</text:p>
          </table:table-cell>
          <table:table-cell/>
          <table:table-cell office:value-type="float" office:value="1.25613892398831" calcext:value-type="float">
            <text:p>1,25613892398831</text:p>
          </table:table-cell>
          <table:table-cell office:value-type="float" office:value="1.12103879501221" calcext:value-type="float">
            <text:p>1,12103879501221</text:p>
          </table:table-cell>
          <table:table-cell office:value-type="float" office:value="1.0167106476737" calcext:value-type="float">
            <text:p>1,0167106476737</text:p>
          </table:table-cell>
          <table:table-cell office:value-type="float" office:value="1.03228419702429" calcext:value-type="float">
            <text:p>1,03228419702429</text:p>
          </table:table-cell>
          <table:table-cell table:number-columns-repeated="2"/>
          <table:table-cell office:value-type="float" office:value="0.903377606756098" calcext:value-type="float">
            <text:p>0,903377606756098</text:p>
          </table:table-cell>
          <table:table-cell office:value-type="string" calcext:value-type="string">
            <text:p>DIVIDIU</text:p>
          </table:table-cell>
          <table:table-cell table:number-columns-repeated="2"/>
          <table:table-cell table:style-name="ce3" table:number-columns-repeated="2"/>
          <table:table-cell/>
          <table:table-cell office:value-type="string" calcext:value-type="string">
            <text:p>BOLINHA</text:p>
          </table:table-cell>
          <table:table-cell table:number-columns-repeated="4"/>
          <table:table-cell office:value-type="float" office:value="1.19160207305707" calcext:value-type="float">
            <text:p>1,19160207305707</text:p>
          </table:table-cell>
          <table:table-cell office:value-type="float" office:value="0.91231455639234" calcext:value-type="float">
            <text:p>0,91231455639234</text:p>
          </table:table-cell>
          <table:table-cell table:style-name="ce3" table:number-columns-repeated="2"/>
          <table:table-cell office:value-type="float" office:value="1.11930981246061" calcext:value-type="float">
            <text:p>1,11930981246061</text:p>
          </table:table-cell>
          <table:table-cell office:value-type="float" office:value="1.03378299313861" calcext:value-type="float">
            <text:p>1,03378299313861</text:p>
          </table:table-cell>
          <table:table-cell office:value-type="float" office:value="0.86703519540354" calcext:value-type="float">
            <text:p>0,86703519540354</text:p>
          </table:table-cell>
          <table:table-cell office:value-type="float" office:value="1.15263449247647" calcext:value-type="float">
            <text:p>1,15263449247647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6"/>
          <table:table-cell table:style-name="ce7" office:value-type="string" calcext:value-type="string">
            <text:p>BOLINHA</text:p>
          </table:table-cell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0.882598347694194" calcext:value-type="float">
            <text:p>0,882598347694194</text:p>
          </table:table-cell>
          <table:table-cell office:value-type="string" calcext:value-type="string">
            <text:p>DIVIDIU</text:p>
          </table:table-cell>
          <table:table-cell table:number-columns-repeated="2"/>
          <table:table-cell office:value-type="float" office:value="1.03471934118012" calcext:value-type="float">
            <text:p>1,03471934118012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1.03558380091498" calcext:value-type="float">
            <text:p>1,03558380091498</text:p>
          </table:table-cell>
          <table:table-cell office:value-type="float" office:value="1.01118051742785" calcext:value-type="float">
            <text:p>1,01118051742785</text:p>
          </table:table-cell>
          <table:table-cell table:number-columns-repeated="4"/>
          <table:table-cell office:value-type="float" office:value="1.1115339514429" calcext:value-type="float">
            <text:p>1,1115339514429</text:p>
          </table:table-cell>
          <table:table-cell office:value-type="float" office:value="0.85725467310664" calcext:value-type="float">
            <text:p>0,85725467310664</text:p>
          </table:table-cell>
          <table:table-cell table:style-name="ce3" table:number-columns-repeated="4"/>
          <table:table-cell office:value-type="float" office:value="0.818754516755481" calcext:value-type="float">
            <text:p>0,818754516755481</text:p>
          </table:table-cell>
          <table:table-cell/>
          <table:table-cell office:value-type="float" office:value="1.32325179521935" calcext:value-type="float">
            <text:p>1,32325179521935</text:p>
          </table:table-cell>
          <table:table-cell office:value-type="float" office:value="1.1593513041851" calcext:value-type="float">
            <text:p>1,1593513041851</text:p>
          </table:table-cell>
          <table:table-cell office:value-type="float" office:value="1.06347084774027" calcext:value-type="float">
            <text:p>1,06347084774027</text:p>
          </table:table-cell>
          <table:table-cell office:value-type="float" office:value="1.00374079587544" calcext:value-type="float">
            <text:p>1,00374079587544</text:p>
          </table:table-cell>
          <table:table-cell table:number-columns-repeated="2"/>
          <table:table-cell office:value-type="float" office:value="0.970546721273071" calcext:value-type="float">
            <text:p>0,970546721273071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BOLINHA</text:p>
          </table:table-cell>
          <table:table-cell table:number-columns-repeated="4"/>
          <table:table-cell office:value-type="string" calcext:value-type="string">
            <text:p>BOLINHA</text:p>
          </table:table-cell>
          <table:table-cell office:value-type="float" office:value="0.95055951460014" calcext:value-type="float">
            <text:p>0,95055951460014</text:p>
          </table:table-cell>
          <table:table-cell table:style-name="ce3" table:number-columns-repeated="2"/>
          <table:table-cell office:value-type="float" office:value="1.25813083100334" calcext:value-type="float">
            <text:p>1,25813083100334</text:p>
          </table:table-cell>
          <table:table-cell office:value-type="float" office:value="1.02227727988642" calcext:value-type="float">
            <text:p>1,02227727988642</text:p>
          </table:table-cell>
          <table:table-cell office:value-type="float" office:value="0.840921102687811" calcext:value-type="float">
            <text:p>0,840921102687811</text:p>
          </table:table-cell>
          <table:table-cell office:value-type="float" office:value="0.929899780899443" calcext:value-type="float">
            <text:p>0,929899780899443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6"/>
          <table:table-cell table:style-name="ce7" office:value-type="string" calcext:value-type="string">
            <text:p>DIVIDIU</text:p>
          </table:table-cell>
          <table:table-cell office:value-type="string" calcext:value-type="string">
            <text:p>BOLINHA</text:p>
          </table:table-cell>
          <table:table-cell table:number-columns-repeated="2"/>
          <table:table-cell table:style-name="ce8" office:value-type="string" calcext:value-type="string">
            <text:p>BOLINHA</text:p>
          </table:table-cell>
          <table:table-cell table:number-columns-repeated="3"/>
          <table:table-cell office:value-type="float" office:value="1.03356334011835" calcext:value-type="float">
            <text:p>1,03356334011835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1.10605381649821" calcext:value-type="float">
            <text:p>1,10605381649821</text:p>
          </table:table-cell>
          <table:table-cell office:value-type="float" office:value="0.889738106546662" calcext:value-type="float">
            <text:p>0,889738106546662</text:p>
          </table:table-cell>
          <table:table-cell table:number-columns-repeated="4"/>
          <table:table-cell office:value-type="float" office:value="0.945670118920617" calcext:value-type="float">
            <text:p>0,945670118920617</text:p>
          </table:table-cell>
          <table:table-cell office:value-type="float" office:value="0.899612890005048" calcext:value-type="float">
            <text:p>0,899612890005048</text:p>
          </table:table-cell>
          <table:table-cell table:style-name="ce3" table:number-columns-repeated="4"/>
          <table:table-cell office:value-type="float" office:value="0.855857535122028" calcext:value-type="float">
            <text:p>0,855857535122028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1.25362492490535" calcext:value-type="float">
            <text:p>1,25362492490535</text:p>
          </table:table-cell>
          <table:table-cell office:value-type="float" office:value="1.02879843888474" calcext:value-type="float">
            <text:p>1,02879843888474</text:p>
          </table:table-cell>
          <table:table-cell office:value-type="float" office:value="0.903988169972936" calcext:value-type="float">
            <text:p>0,903988169972936</text:p>
          </table:table-cell>
          <table:table-cell table:number-columns-repeated="2"/>
          <table:table-cell office:value-type="float" office:value="1.0016615196602" calcext:value-type="float">
            <text:p>1,0016615196602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DIVIDIU</text:p>
          </table:table-cell>
          <table:table-cell table:number-columns-repeated="4"/>
          <table:table-cell office:value-type="string" calcext:value-type="string">
            <text:p>DIVIDIU</text:p>
          </table:table-cell>
          <table:table-cell office:value-type="float" office:value="0.92300277229158" calcext:value-type="float">
            <text:p>0,92300277229158</text:p>
          </table:table-cell>
          <table:table-cell table:style-name="ce3" table:number-columns-repeated="2"/>
          <table:table-cell office:value-type="float" office:value="1.28413363411752" calcext:value-type="float">
            <text:p>1,28413363411752</text:p>
          </table:table-cell>
          <table:table-cell office:value-type="float" office:value="0.857098080827734" calcext:value-type="float">
            <text:p>0,857098080827734</text:p>
          </table:table-cell>
          <table:table-cell office:value-type="float" office:value="0.902701443600509" calcext:value-type="float">
            <text:p>0,902701443600509</text:p>
          </table:table-cell>
          <table:table-cell office:value-type="float" office:value="0.974559267234534" calcext:value-type="float">
            <text:p>0,974559267234534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DIVIDIU</text:p>
          </table:table-cell>
          <table:table-cell table:number-columns-repeated="2"/>
          <table:table-cell table:style-name="ce8" office:value-type="string" calcext:value-type="string">
            <text:p>BOLINHA</text:p>
          </table:table-cell>
          <table:table-cell table:number-columns-repeated="3"/>
          <table:table-cell table:style-name="ce7" office:value-type="float" office:value="1.04733021514628" calcext:value-type="float">
            <text:p>1,04733021514628</text:p>
          </table:table-cell>
          <table:table-cell table:number-columns-repeated="2"/>
          <table:table-cell office:value-type="string" calcext:value-type="string">
            <text:p>DIVIDIU</text:p>
          </table:table-cell>
          <table:table-cell table:number-columns-repeated="2"/>
          <table:table-cell office:value-type="float" office:value="1.09246997611122" calcext:value-type="float">
            <text:p>1,09246997611122</text:p>
          </table:table-cell>
          <table:table-cell office:value-type="float" office:value="0.91217556346574" calcext:value-type="float">
            <text:p>0,91217556346574</text:p>
          </table:table-cell>
          <table:table-cell table:number-columns-repeated="4"/>
          <table:table-cell office:value-type="float" office:value="0.98333977037965" calcext:value-type="float">
            <text:p>0,98333977037965</text:p>
          </table:table-cell>
          <table:table-cell office:value-type="float" office:value="0.886361033616368" calcext:value-type="float">
            <text:p>0,886361033616368</text:p>
          </table:table-cell>
          <table:table-cell table:style-name="ce3" table:number-columns-repeated="4"/>
          <table:table-cell office:value-type="float" office:value="1.08654530580462" calcext:value-type="float">
            <text:p>1,08654530580462</text:p>
          </table:table-cell>
          <table:table-cell/>
          <table:table-cell office:value-type="string" calcext:value-type="string">
            <text:p>DIVIDIU</text:p>
          </table:table-cell>
          <table:table-cell office:value-type="string" calcext:value-type="string">
            <text:p>BOLINHA</text:p>
          </table:table-cell>
          <table:table-cell office:value-type="float" office:value="1.0414674989457" calcext:value-type="float">
            <text:p>1,0414674989457</text:p>
          </table:table-cell>
          <table:table-cell office:value-type="float" office:value="1.13619137060295" calcext:value-type="float">
            <text:p>1,13619137060295</text:p>
          </table:table-cell>
          <table:table-cell table:number-columns-repeated="2"/>
          <table:table-cell office:value-type="float" office:value="1.01005213511915" calcext:value-type="float">
            <text:p>1,01005213511915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0.993840528775243" calcext:value-type="float">
            <text:p>0,993840528775243</text:p>
          </table:table-cell>
          <table:table-cell table:style-name="ce3" table:number-columns-repeated="2"/>
          <table:table-cell office:value-type="float" office:value="1.14934343498187" calcext:value-type="float">
            <text:p>1,14934343498187</text:p>
          </table:table-cell>
          <table:table-cell office:value-type="float" office:value="0.873483163796121" calcext:value-type="float">
            <text:p>0,873483163796121</text:p>
          </table:table-cell>
          <table:table-cell office:value-type="float" office:value="0.866329932482572" calcext:value-type="float">
            <text:p>0,866329932482572</text:p>
          </table:table-cell>
          <table:table-cell office:value-type="float" office:value="1.08461408125799" calcext:value-type="float">
            <text:p>1,08461408125799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8" office:value-type="string" calcext:value-type="string">
            <text:p>DIVIDIU</text:p>
          </table:table-cell>
          <table:table-cell table:number-columns-repeated="3"/>
          <table:table-cell table:style-name="ce7" office:value-type="float" office:value="1.04024651193646" calcext:value-type="float">
            <text:p>1,04024651193646</text:p>
          </table:table-cell>
          <table:table-cell table:number-columns-repeated="5"/>
          <table:table-cell office:value-type="float" office:value="0.916498159907236" calcext:value-type="float">
            <text:p>0,916498159907236</text:p>
          </table:table-cell>
          <table:table-cell office:value-type="float" office:value="0.953132525415565" calcext:value-type="float">
            <text:p>0,953132525415565</text:p>
          </table:table-cell>
          <table:table-cell table:number-columns-repeated="4"/>
          <table:table-cell office:value-type="float" office:value="1.07876243533625" calcext:value-type="float">
            <text:p>1,07876243533625</text:p>
          </table:table-cell>
          <table:table-cell office:value-type="float" office:value="0.835605863898257" calcext:value-type="float">
            <text:p>0,835605863898257</text:p>
          </table:table-cell>
          <table:table-cell table:style-name="ce3" table:number-columns-repeated="4"/>
          <table:table-cell office:value-type="string" calcext:value-type="string">
            <text:p>BOLINHA</text:p>
          </table:table-cell>
          <table:table-cell table:number-columns-repeated="2"/>
          <table:table-cell office:value-type="string" calcext:value-type="string">
            <text:p>DIVIDIU</text:p>
          </table:table-cell>
          <table:table-cell office:value-type="float" office:value="1.15670127497472" calcext:value-type="float">
            <text:p>1,15670127497472</text:p>
          </table:table-cell>
          <table:table-cell office:value-type="float" office:value="0.961304711687339" calcext:value-type="float">
            <text:p>0,961304711687339</text:p>
          </table:table-cell>
          <table:table-cell table:number-columns-repeated="2"/>
          <table:table-cell office:value-type="float" office:value="0.981466615849243" calcext:value-type="float">
            <text:p>0,981466615849243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0.982566952297905" calcext:value-type="float">
            <text:p>0,982566952297905</text:p>
          </table:table-cell>
          <table:table-cell table:style-name="ce3" table:number-columns-repeated="2"/>
          <table:table-cell office:value-type="float" office:value="1.20907072018512" calcext:value-type="float">
            <text:p>1,20907072018512</text:p>
          </table:table-cell>
          <table:table-cell office:value-type="float" office:value="0.55273058266145" calcext:value-type="float">
            <text:p>0,55273058266145</text:p>
          </table:table-cell>
          <table:table-cell office:value-type="float" office:value="0.933279244648107" calcext:value-type="float">
            <text:p>0,933279244648107</text:p>
          </table:table-cell>
          <table:table-cell office:value-type="float" office:value="1.09787037638014" calcext:value-type="float">
            <text:p>1,09787037638014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2"/>
          <table:table-cell table:style-name="ce7" office:value-type="float" office:value="1.08618631947526" calcext:value-type="float">
            <text:p>1,08618631947526</text:p>
          </table:table-cell>
          <table:table-cell table:number-columns-repeated="5"/>
          <table:table-cell office:value-type="float" office:value="0.919253935739093" calcext:value-type="float">
            <text:p>0,919253935739093</text:p>
          </table:table-cell>
          <table:table-cell office:value-type="float" office:value="0.976638238479021" calcext:value-type="float">
            <text:p>0,976638238479021</text:p>
          </table:table-cell>
          <table:table-cell table:number-columns-repeated="4"/>
          <table:table-cell office:value-type="float" office:value="0.931466597996828" calcext:value-type="float">
            <text:p>0,931466597996828</text:p>
          </table:table-cell>
          <table:table-cell office:value-type="float" office:value="0.874851407292969" calcext:value-type="float">
            <text:p>0,874851407292969</text:p>
          </table:table-cell>
          <table:table-cell table:style-name="ce3" table:number-columns-repeated="4"/>
          <table:table-cell office:value-type="string" calcext:value-type="string">
            <text:p>DIVIDIU</text:p>
          </table:table-cell>
          <table:table-cell/>
          <table:table-cell table:style-name="ce3" table:number-columns-repeated="2"/>
          <table:table-cell office:value-type="float" office:value="1.06503930268663" calcext:value-type="float">
            <text:p>1,06503930268663</text:p>
          </table:table-cell>
          <table:table-cell office:value-type="float" office:value="1.00974006685524" calcext:value-type="float">
            <text:p>1,00974006685524</text:p>
          </table:table-cell>
          <table:table-cell table:number-columns-repeated="2"/>
          <table:table-cell office:value-type="float" office:value="0.989258559898401" calcext:value-type="float">
            <text:p>0,989258559898401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0.996358513505437" calcext:value-type="float">
            <text:p>0,996358513505437</text:p>
          </table:table-cell>
          <table:table-cell table:style-name="ce3" table:number-columns-repeated="2"/>
          <table:table-cell office:value-type="float" office:value="1.18648227804757" calcext:value-type="float">
            <text:p>1,18648227804757</text:p>
          </table:table-cell>
          <table:table-cell office:value-type="string" calcext:value-type="string">
            <text:p>BOLINHA</text:p>
          </table:table-cell>
          <table:table-cell office:value-type="float" office:value="0.897680881247329" calcext:value-type="float">
            <text:p>0,897680881247329</text:p>
          </table:table-cell>
          <table:table-cell office:value-type="float" office:value="1.12624187782931" calcext:value-type="float">
            <text:p>1,12624187782931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2"/>
          <table:table-cell office:value-type="float" office:value="1.08491932530535" calcext:value-type="float">
            <text:p>1,08491932530535</text:p>
          </table:table-cell>
          <table:table-cell table:number-columns-repeated="5"/>
          <table:table-cell office:value-type="string" calcext:value-type="string">
            <text:p>BOLINHA</text:p>
          </table:table-cell>
          <table:table-cell office:value-type="float" office:value="1.0110381696728" calcext:value-type="float">
            <text:p>1,0110381696728</text:p>
          </table:table-cell>
          <table:table-cell table:number-columns-repeated="4"/>
          <table:table-cell office:value-type="float" office:value="0.980735518852675" calcext:value-type="float">
            <text:p>0,980735518852675</text:p>
          </table:table-cell>
          <table:table-cell office:value-type="float" office:value="0.904971708117681" calcext:value-type="float">
            <text:p>0,904971708117681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office:value-type="float" office:value="1.03318667606242" calcext:value-type="float">
            <text:p>1,03318667606242</text:p>
          </table:table-cell>
          <table:table-cell office:value-type="float" office:value="1.05564750455189" calcext:value-type="float">
            <text:p>1,05564750455189</text:p>
          </table:table-cell>
          <table:table-cell table:number-columns-repeated="2"/>
          <table:table-cell office:value-type="float" office:value="1.0437486194705" calcext:value-type="float">
            <text:p>1,0437486194705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0.996195791807609" calcext:value-type="float">
            <text:p>0,996195791807609</text:p>
          </table:table-cell>
          <table:table-cell table:style-name="ce3" table:number-columns-repeated="2"/>
          <table:table-cell office:value-type="float" office:value="1.06922425548228" calcext:value-type="float">
            <text:p>1,06922425548228</text:p>
          </table:table-cell>
          <table:table-cell office:value-type="string" calcext:value-type="string">
            <text:p>DIVIDIU</text:p>
          </table:table-cell>
          <table:table-cell office:value-type="float" office:value="1.00005910334708" calcext:value-type="float">
            <text:p>1,00005910334708</text:p>
          </table:table-cell>
          <table:table-cell office:value-type="float" office:value="1.10780321849011" calcext:value-type="float">
            <text:p>1,10780321849011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2"/>
          <table:table-cell office:value-type="float" office:value="1.03899599040209" calcext:value-type="float">
            <text:p>1,03899599040209</text:p>
          </table:table-cell>
          <table:table-cell table:number-columns-repeated="5"/>
          <table:table-cell office:value-type="string" calcext:value-type="string">
            <text:p>BOLINHA</text:p>
          </table:table-cell>
          <table:table-cell office:value-type="float" office:value="0.995770263319619" calcext:value-type="float">
            <text:p>0,995770263319619</text:p>
          </table:table-cell>
          <table:table-cell table:number-columns-repeated="4"/>
          <table:table-cell office:value-type="float" office:value="1.08675227043491" calcext:value-type="float">
            <text:p>1,08675227043491</text:p>
          </table:table-cell>
          <table:table-cell office:value-type="float" office:value="0.738736421164713" calcext:value-type="float">
            <text:p>0,738736421164713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office:value-type="float" office:value="1.07654481432372" calcext:value-type="float">
            <text:p>1,07654481432372</text:p>
          </table:table-cell>
          <table:table-cell office:value-type="float" office:value="1.00336670808058" calcext:value-type="float">
            <text:p>1,00336670808058</text:p>
          </table:table-cell>
          <table:table-cell table:number-columns-repeated="2"/>
          <table:table-cell office:value-type="float" office:value="1.0941802252816" calcext:value-type="float">
            <text:p>1,0941802252816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1.00765655100337" calcext:value-type="float">
            <text:p>1,00765655100337</text:p>
          </table:table-cell>
          <table:table-cell table:style-name="ce3" table:number-columns-repeated="2"/>
          <table:table-cell office:value-type="float" office:value="1.15891070439191" calcext:value-type="float">
            <text:p>1,15891070439191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1.19992698670274" calcext:value-type="float">
            <text:p>1,19992698670274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BOLINHA</text:p>
          </table:table-cell>
          <table:table-cell table:number-columns-repeated="5"/>
          <table:table-cell office:value-type="string" calcext:value-type="string">
            <text:p>BOLINHA</text:p>
          </table:table-cell>
          <table:table-cell office:value-type="float" office:value="0.96649605302346" calcext:value-type="float">
            <text:p>0,96649605302346</text:p>
          </table:table-cell>
          <table:table-cell table:number-columns-repeated="4"/>
          <table:table-cell office:value-type="float" office:value="1.13282930938381" calcext:value-type="float">
            <text:p>1,13282930938381</text:p>
          </table:table-cell>
          <table:table-cell office:value-type="float" office:value="0.765681954824524" calcext:value-type="float">
            <text:p>0,765681954824524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office:value-type="float" office:value="1.22923507608204" calcext:value-type="float">
            <text:p>1,22923507608204</text:p>
          </table:table-cell>
          <table:table-cell office:value-type="float" office:value="1.00951874214736" calcext:value-type="float">
            <text:p>1,00951874214736</text:p>
          </table:table-cell>
          <table:table-cell table:number-columns-repeated="2"/>
          <table:table-cell office:value-type="float" office:value="1.0655987853061" calcext:value-type="float">
            <text:p>1,0655987853061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1.01131778872749" calcext:value-type="float">
            <text:p>1,01131778872749</text:p>
          </table:table-cell>
          <table:table-cell table:style-name="ce3" table:number-columns-repeated="2"/>
          <table:table-cell office:value-type="float" office:value="1.06397094658027" calcext:value-type="float">
            <text:p>1,06397094658027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1.1386260681614" calcext:value-type="float">
            <text:p>1,1386260681614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5"/>
          <table:table-cell table:number-columns-repeated="6"/>
          <table:table-cell table:style-name="ce3" table:number-columns-repeated="2"/>
          <table:table-cell table:number-columns-repeated="2"/>
          <table:table-cell table:style-name="ce7" office:value-type="string" calcext:value-type="string">
            <text:p>BOLINHA</text:p>
          </table:table-cell>
          <table:table-cell table:number-columns-repeated="5"/>
          <table:table-cell office:value-type="string" calcext:value-type="string">
            <text:p>DIVIDIU</text:p>
          </table:table-cell>
          <table:table-cell table:style-name="ce1" office:value-type="string" calcext:value-type="string">
            <text:p>BOLINHA</text:p>
          </table:table-cell>
          <table:table-cell table:number-columns-repeated="4"/>
          <table:table-cell office:value-type="float" office:value="1.11621745956536" calcext:value-type="float">
            <text:p>1,11621745956536</text:p>
          </table:table-cell>
          <table:table-cell office:value-type="string" calcext:value-type="string">
            <text:p>BOLINHA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office:value-type="string" calcext:value-type="string">
            <text:p>BOLINHA</text:p>
          </table:table-cell>
          <table:table-cell office:value-type="float" office:value="0.958781386198087" calcext:value-type="float">
            <text:p>0,958781386198087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1.05959156495802" calcext:value-type="float">
            <text:p>1,05959156495802</text:p>
          </table:table-cell>
          <table:table-cell table:style-name="ce3" table:number-columns-repeated="2"/>
          <table:table-cell office:value-type="float" office:value="1.06585809924743" calcext:value-type="float">
            <text:p>1,06585809924743</text:p>
          </table:table-cell>
          <table:table-cell/>
          <table:table-cell office:value-type="string" calcext:value-type="string">
            <text:p>DIVIDIU</text:p>
          </table:table-cell>
          <table:table-cell office:value-type="float" office:value="1.21864484816298" calcext:value-type="float">
            <text:p>1,21864484816298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style-name="ce1" table:number-columns-repeated="8"/>
          <table:table-cell table:number-columns-repeated="2"/>
          <table:table-cell table:style-name="ce3" table:number-columns-repeated="2"/>
          <table:table-cell table:number-columns-repeated="2"/>
          <table:table-cell table:style-name="ce7" office:value-type="string" calcext:value-type="string">
            <text:p>DIVIDIU</text:p>
          </table:table-cell>
          <table:table-cell table:number-columns-repeated="6"/>
          <table:table-cell table:style-name="ce1" office:value-type="string" calcext:value-type="string">
            <text:p>BOLINHA</text:p>
          </table:table-cell>
          <table:table-cell table:number-columns-repeated="4"/>
          <table:table-cell office:value-type="float" office:value="1.28108149184337" calcext:value-type="float">
            <text:p>1,28108149184337</text:p>
          </table:table-cell>
          <table:table-cell office:value-type="string" calcext:value-type="string">
            <text:p>BOLINHA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office:value-type="string" calcext:value-type="string">
            <text:p>BOLINHA</text:p>
          </table:table-cell>
          <table:table-cell office:value-type="float" office:value="1.13663693393093" calcext:value-type="float">
            <text:p>1,13663693393093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1.12060105999137" calcext:value-type="float">
            <text:p>1,12060105999137</text:p>
          </table:table-cell>
          <table:table-cell table:style-name="ce3" table:number-columns-repeated="2"/>
          <table:table-cell office:value-type="float" office:value="0.864458461142987" calcext:value-type="float">
            <text:p>0,864458461142987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style-name="ce1" table:number-columns-repeated="8"/>
          <table:table-cell table:number-columns-repeated="2"/>
          <table:table-cell table:style-name="ce3" table:number-columns-repeated="2"/>
          <table:table-cell table:number-columns-repeated="9"/>
          <table:table-cell table:style-name="ce1" office:value-type="string" calcext:value-type="string">
            <text:p>DIVIDIU</text:p>
          </table:table-cell>
          <table:table-cell table:number-columns-repeated="4"/>
          <table:table-cell office:value-type="float" office:value="1.2006594908709" calcext:value-type="float">
            <text:p>1,2006594908709</text:p>
          </table:table-cell>
          <table:table-cell office:value-type="string" calcext:value-type="string">
            <text:p>DIVIDIU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office:value-type="string" calcext:value-type="string">
            <text:p>DIVIDIU</text:p>
          </table:table-cell>
          <table:table-cell office:value-type="float" office:value="0.91785570415085" calcext:value-type="float">
            <text:p>0,91785570415085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1.09730521165773" calcext:value-type="float">
            <text:p>1,09730521165773</text:p>
          </table:table-cell>
          <table:table-cell table:style-name="ce3" table:number-columns-repeated="2"/>
          <table:table-cell office:value-type="float" office:value="1.07402359573318" calcext:value-type="float">
            <text:p>1,07402359573318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style-name="ce3" table:number-columns-repeated="2"/>
          <table:table-cell table:number-columns-repeated="3"/>
          <table:table-cell table:style-name="ce1"/>
          <table:table-cell table:number-columns-repeated="13"/>
        </table:table-row>
        <table:table-row table:style-name="ro1">
          <table:table-cell table:style-name="ce1" table:number-columns-repeated="8"/>
          <table:table-cell table:number-columns-repeated="2"/>
          <table:table-cell table:style-name="ce3" table:number-columns-repeated="2"/>
          <table:table-cell table:number-columns-repeated="16"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office:value-type="float" office:value="1.06038100572272" calcext:value-type="float">
            <text:p>1,06038100572272</text:p>
          </table:table-cell>
          <table:table-cell table:number-columns-repeated="2"/>
          <table:table-cell office:value-type="string" calcext:value-type="string">
            <text:p>DIVIDIU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1.19151464799264" calcext:value-type="float">
            <text:p>1,19151464799264</text:p>
          </table:table-cell>
          <table:table-cell table:style-name="ce3" table:number-columns-repeated="2"/>
          <table:table-cell office:value-type="float" office:value="1.15932275639781" calcext:value-type="float">
            <text:p>1,15932275639781</text:p>
          </table:table-cell>
          <table:table-cell table:number-columns-repeated="2"/>
          <table:table-cell office:value-type="string" calcext:value-type="string">
            <text:p>DIVIDIU</text:p>
          </table:table-cell>
          <table:table-cell table:style-name="ce3" table:number-columns-repeated="2"/>
          <table:table-cell/>
          <table:table-cell table:style-name="ce1"/>
          <table:table-cell table:number-columns-repeated="15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float" office:value="1.05186417988747" calcext:value-type="float">
            <text:p>1,05186417988747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office:value-type="float" office:value="0.966318768266313" calcext:value-type="float">
            <text:p>0,966318768266313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float" office:value="1.161594410674" calcext:value-type="float">
            <text:p>1,161594410674</text:p>
          </table:table-cell>
          <table:table-cell table:style-name="ce3" table:number-columns-repeated="2"/>
          <table:table-cell table:style-name="ce2" office:value-type="string" calcext:value-type="string">
            <text:p>BOLINHA</text:p>
          </table:table-cell>
          <table:table-cell table:number-columns-repeated="3"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float" office:value="1.06160804385416" calcext:value-type="float">
            <text:p>1,06160804385416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office:value-type="float" office:value="0.955039247692213" calcext:value-type="float">
            <text:p>0,955039247692213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float" office:value="1.12941357427038" calcext:value-type="float">
            <text:p>1,12941357427038</text:p>
          </table:table-cell>
          <table:table-cell table:style-name="ce3" table:number-columns-repeated="2"/>
          <table:table-cell table:style-name="ce2" office:value-type="string" calcext:value-type="string">
            <text:p>BOLINHA</text:p>
          </table:table-cell>
          <table:table-cell table:number-columns-repeated="3"/>
          <table:table-cell table:style-name="ce3" table:number-columns-repeated="2"/>
          <table:table-cell table:number-columns-repeated="3"/>
          <table:table-cell table:style-name="ce1"/>
          <table:table-cell table:number-columns-repeated="13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float" office:value="0.971976554183343" calcext:value-type="float">
            <text:p>0,971976554183343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office:value-type="string" calcext:value-type="string">
            <text:p>BOLINHA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BOLINHA</text:p>
          </table:table-cell>
          <table:table-cell table:style-name="ce3" table:number-columns-repeated="2"/>
          <table:table-cell table:style-name="ce2" office:value-type="string" calcext:value-type="string">
            <text:p>DIVIDIU</text:p>
          </table:table-cell>
          <table:table-cell table:number-columns-repeated="3"/>
          <table:table-cell table:style-name="ce3" table:number-columns-repeated="2"/>
          <table:table-cell/>
          <table:table-cell table:style-name="ce1"/>
          <table:table-cell table:number-columns-repeated="15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float" office:value="0.877891896892646" calcext:value-type="float">
            <text:p>0,877891896892646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office:value-type="string" calcext:value-type="string">
            <text:p>DIVIDIU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BOLINHA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float" office:value="0.857177954537836" calcext:value-type="float">
            <text:p>0,857177954537836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DIVIDIU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float" office:value="0.882217195665696" calcext:value-type="float">
            <text:p>0,882217195665696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table:style-name="ce1"/>
          <table:table-cell table:number-columns-repeated="15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table:style-name="ce2" office:value-type="float" office:value="0.944215065559697" calcext:value-type="float">
            <text:p>0,944215065559697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string" calcext:value-type="string">
            <text:p>BOLINHA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3"/>
          <table:table-cell table:style-name="ce1"/>
          <table:table-cell table:number-columns-repeated="13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string" calcext:value-type="string">
            <text:p>BOLINHA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table:style-name="ce1"/>
          <table:table-cell table:number-columns-repeated="15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string" calcext:value-type="string">
            <text:p>DIVIDIU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table:style-name="ce3" table:number-columns-repeated="6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3"/>
          <table:table-cell table:style-name="ce1"/>
          <table:table-cell table:number-columns-repeated="13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table:style-name="ce3" table:number-columns-repeated="6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17"/>
        </table:table-row>
        <table:table-row table:style-name="ro1">
          <table:table-cell table:style-name="ce4" table:number-columns-repeated="62"/>
          <table:table-cell table:number-columns-repeated="17"/>
        </table:table-row>
        <table:table-row table:style-name="ro1">
          <table:table-cell table:style-name="ce4"/>
          <table:table-cell table:number-columns-repeated="9"/>
          <table:table-cell table:style-name="ce3" table:number-columns-repeated="2"/>
          <table:table-cell table:number-columns-repeated="14"/>
          <table:table-cell table:style-name="ce3" table:number-columns-repeated="6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3"/>
          <table:table-cell table:style-name="ce1"/>
          <table:table-cell table:number-columns-repeated="13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table:style-name="ce3" table:number-columns-repeated="6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17"/>
        </table:table-row>
      </table:table>
      <table:table table:name="Sheet1" table:style-name="ta1">
        <table:table-column table:style-name="co1" table:number-columns-repeated="10" table:default-cell-style-name="ce3"/>
        <table:table-column table:style-name="co1" table:number-columns-repeated="2" table:default-cell-style-name="ce6"/>
        <table:table-column table:style-name="co1" table:number-columns-repeated="14" table:default-cell-style-name="ce3"/>
        <table:table-column table:style-name="co1" table:number-columns-repeated="6" table:default-cell-style-name="ce6"/>
        <table:table-column table:style-name="co1" table:number-columns-repeated="2" table:default-cell-style-name="ce3"/>
        <table:table-column table:style-name="co1" table:number-columns-repeated="4" table:default-cell-style-name="ce6"/>
        <table:table-column table:style-name="co1" table:number-columns-repeated="2" table:default-cell-style-name="ce3"/>
        <table:table-column table:style-name="co1" table:number-columns-repeated="2" table:default-cell-style-name="ce6"/>
        <table:table-column table:style-name="co1" table:number-columns-repeated="2" table:default-cell-style-name="ce3"/>
        <table:table-column table:style-name="co1" table:number-columns-repeated="2" table:default-cell-style-name="ce6"/>
        <table:table-column table:style-name="co1" table:number-columns-repeated="8" table:default-cell-style-name="ce3"/>
        <table:table-column table:style-name="co1" table:number-columns-repeated="4" table:default-cell-style-name="ce6"/>
        <table:table-column table:style-name="co1" table:number-columns-repeated="2" table:default-cell-style-name="ce3"/>
        <table:table-column table:style-name="co1" table:number-columns-repeated="2" table:default-cell-style-name="ce6"/>
        <table:table-column table:style-name="co1" table:number-columns-repeated="17" table:default-cell-style-name="ce3"/>
        <table:table-row table:style-name="ro1">
          <table:table-cell table:style-name="ce1" office:value-type="string" calcext:value-type="string">
            <text:p>ID:1</text:p>
          </table:table-cell>
          <table:table-cell table:style-name="ce1" office:value-type="string" calcext:value-type="string">
            <text:p>ID:2</text:p>
          </table:table-cell>
          <table:table-cell table:style-name="ce1" office:value-type="string" calcext:value-type="string">
            <text:p>ID:3</text:p>
          </table:table-cell>
          <table:table-cell table:style-name="ce1" office:value-type="string" calcext:value-type="string">
            <text:p>ID:4</text:p>
          </table:table-cell>
          <table:table-cell table:style-name="ce1" office:value-type="string" calcext:value-type="string">
            <text:p>ID:5</text:p>
          </table:table-cell>
          <table:table-cell table:style-name="ce1" office:value-type="string" calcext:value-type="string">
            <text:p>ID:6</text:p>
          </table:table-cell>
          <table:table-cell table:style-name="ce1" office:value-type="string" calcext:value-type="string">
            <text:p>ID:7</text:p>
          </table:table-cell>
          <table:table-cell table:style-name="ce1" office:value-type="string" calcext:value-type="string">
            <text:p>ID:8</text:p>
          </table:table-cell>
          <table:table-cell table:style-name="ce1" office:value-type="string" calcext:value-type="string">
            <text:p>ID:9</text:p>
          </table:table-cell>
          <table:table-cell table:style-name="ce1" office:value-type="string" calcext:value-type="string">
            <text:p>ID:10</text:p>
          </table:table-cell>
          <table:table-cell table:style-name="ce1" office:value-type="string" calcext:value-type="string">
            <text:p>ID:11</text:p>
          </table:table-cell>
          <table:table-cell table:style-name="ce1" office:value-type="string" calcext:value-type="string">
            <text:p>ID:12</text:p>
          </table:table-cell>
          <table:table-cell table:style-name="ce1" office:value-type="string" calcext:value-type="string">
            <text:p>ID:13</text:p>
          </table:table-cell>
          <table:table-cell table:style-name="ce1" office:value-type="string" calcext:value-type="string">
            <text:p>ID:14</text:p>
          </table:table-cell>
          <table:table-cell table:style-name="ce1" office:value-type="string" calcext:value-type="string">
            <text:p>ID:15</text:p>
          </table:table-cell>
          <table:table-cell table:style-name="ce1" office:value-type="string" calcext:value-type="string">
            <text:p>ID:16</text:p>
          </table:table-cell>
          <table:table-cell table:style-name="ce1" office:value-type="string" calcext:value-type="string">
            <text:p>ID:17</text:p>
          </table:table-cell>
          <table:table-cell table:style-name="ce1" office:value-type="string" calcext:value-type="string">
            <text:p>ID:18</text:p>
          </table:table-cell>
          <table:table-cell table:style-name="ce1" office:value-type="string" calcext:value-type="string">
            <text:p>ID:19</text:p>
          </table:table-cell>
          <table:table-cell table:style-name="ce1" office:value-type="string" calcext:value-type="string">
            <text:p>ID:20</text:p>
          </table:table-cell>
          <table:table-cell table:style-name="ce1" office:value-type="string" calcext:value-type="string">
            <text:p>ID:21</text:p>
          </table:table-cell>
          <table:table-cell table:style-name="ce1" office:value-type="string" calcext:value-type="string">
            <text:p>ID:22</text:p>
          </table:table-cell>
          <table:table-cell table:style-name="ce1" office:value-type="string" calcext:value-type="string">
            <text:p>ID:23</text:p>
          </table:table-cell>
          <table:table-cell table:style-name="ce1" office:value-type="string" calcext:value-type="string">
            <text:p>ID:24</text:p>
          </table:table-cell>
          <table:table-cell table:style-name="ce1" office:value-type="string" calcext:value-type="string">
            <text:p>ID:25</text:p>
          </table:table-cell>
          <table:table-cell table:style-name="ce1" office:value-type="string" calcext:value-type="string">
            <text:p>ID:26</text:p>
          </table:table-cell>
          <table:table-cell table:style-name="ce1" office:value-type="string" calcext:value-type="string">
            <text:p>ID:27</text:p>
          </table:table-cell>
          <table:table-cell table:style-name="ce1" office:value-type="string" calcext:value-type="string">
            <text:p>ID:28</text:p>
          </table:table-cell>
          <table:table-cell table:style-name="ce1" office:value-type="string" calcext:value-type="string">
            <text:p>ID:29</text:p>
          </table:table-cell>
          <table:table-cell table:style-name="ce1" office:value-type="string" calcext:value-type="string">
            <text:p>ID:30</text:p>
          </table:table-cell>
          <table:table-cell table:style-name="ce1" office:value-type="string" calcext:value-type="string">
            <text:p>ID:31</text:p>
          </table:table-cell>
          <table:table-cell table:style-name="ce1" office:value-type="string" calcext:value-type="string">
            <text:p>ID:32</text:p>
          </table:table-cell>
          <table:table-cell table:style-name="ce1" office:value-type="string" calcext:value-type="string">
            <text:p>ID:33</text:p>
          </table:table-cell>
          <table:table-cell table:style-name="ce1" office:value-type="string" calcext:value-type="string">
            <text:p>ID:34</text:p>
          </table:table-cell>
          <table:table-cell table:style-name="ce1" office:value-type="string" calcext:value-type="string">
            <text:p>ID:35</text:p>
          </table:table-cell>
          <table:table-cell table:style-name="ce1" office:value-type="string" calcext:value-type="string">
            <text:p>ID:36</text:p>
          </table:table-cell>
          <table:table-cell table:style-name="ce1" office:value-type="string" calcext:value-type="string">
            <text:p>ID:37</text:p>
          </table:table-cell>
          <table:table-cell table:style-name="ce1" office:value-type="string" calcext:value-type="string">
            <text:p>ID:38</text:p>
          </table:table-cell>
          <table:table-cell table:style-name="ce1" office:value-type="string" calcext:value-type="string">
            <text:p>ID:39</text:p>
          </table:table-cell>
          <table:table-cell table:style-name="ce1" office:value-type="string" calcext:value-type="string">
            <text:p>ID:40</text:p>
          </table:table-cell>
          <table:table-cell table:style-name="ce1" office:value-type="string" calcext:value-type="string">
            <text:p>ID:41</text:p>
          </table:table-cell>
          <table:table-cell table:style-name="ce1" office:value-type="string" calcext:value-type="string">
            <text:p>ID:42</text:p>
          </table:table-cell>
          <table:table-cell table:style-name="ce1" office:value-type="string" calcext:value-type="string">
            <text:p>ID:43</text:p>
          </table:table-cell>
          <table:table-cell table:style-name="ce1" office:value-type="string" calcext:value-type="string">
            <text:p>ID:44</text:p>
          </table:table-cell>
          <table:table-cell table:style-name="ce1" office:value-type="string" calcext:value-type="string">
            <text:p>ID:45</text:p>
          </table:table-cell>
          <table:table-cell table:style-name="ce1" office:value-type="string" calcext:value-type="string">
            <text:p>ID:46</text:p>
          </table:table-cell>
          <table:table-cell table:style-name="ce1" office:value-type="string" calcext:value-type="string">
            <text:p>ID:47</text:p>
          </table:table-cell>
          <table:table-cell table:style-name="ce1" office:value-type="string" calcext:value-type="string">
            <text:p>ID:48</text:p>
          </table:table-cell>
          <table:table-cell table:style-name="ce1" office:value-type="string" calcext:value-type="string">
            <text:p>ID:49</text:p>
          </table:table-cell>
          <table:table-cell table:style-name="ce1" office:value-type="string" calcext:value-type="string">
            <text:p>ID:50</text:p>
          </table:table-cell>
          <table:table-cell table:style-name="ce1" office:value-type="string" calcext:value-type="string">
            <text:p>ID:51</text:p>
          </table:table-cell>
          <table:table-cell table:style-name="ce1" office:value-type="string" calcext:value-type="string">
            <text:p>ID:52</text:p>
          </table:table-cell>
          <table:table-cell table:style-name="ce1" office:value-type="string" calcext:value-type="string">
            <text:p>ID:53</text:p>
          </table:table-cell>
          <table:table-cell table:style-name="ce1" office:value-type="string" calcext:value-type="string">
            <text:p>ID:54</text:p>
          </table:table-cell>
          <table:table-cell table:style-name="ce1" office:value-type="string" calcext:value-type="string">
            <text:p>ID:55</text:p>
          </table:table-cell>
          <table:table-cell table:style-name="ce1" office:value-type="string" calcext:value-type="string">
            <text:p>ID:56</text:p>
          </table:table-cell>
          <table:table-cell table:style-name="ce1" office:value-type="string" calcext:value-type="string">
            <text:p>ID:57</text:p>
          </table:table-cell>
          <table:table-cell table:style-name="ce1" office:value-type="string" calcext:value-type="string">
            <text:p>ID:58</text:p>
          </table:table-cell>
          <table:table-cell table:style-name="ce1" office:value-type="string" calcext:value-type="string">
            <text:p>ID:59</text:p>
          </table:table-cell>
          <table:table-cell table:style-name="ce1" office:value-type="string" calcext:value-type="string">
            <text:p>ID:60</text:p>
          </table:table-cell>
          <table:table-cell table:style-name="ce1" office:value-type="string" calcext:value-type="string">
            <text:p>ID:61</text:p>
          </table:table-cell>
          <table:table-cell table:style-name="ce1" office:value-type="string" calcext:value-type="string">
            <text:p>ID:62</text:p>
          </table:table-cell>
          <table:table-cell table:number-columns-repeated="17"/>
        </table:table-row>
        <table:table-row table:style-name="ro1">
          <table:table-cell table:number-columns-repeated="2" table:style-name="ce2" office:value-type="float" office:value="1290" calcext:value-type="float">
            <text:p>1290</text:p>
          </table:table-cell>
          <table:table-cell table:style-name="ce6" office:value-type="float" office:value="1410" calcext:value-type="float">
            <text:p>1410</text:p>
          </table:table-cell>
          <table:table-cell table:style-name="ce6" office:value-type="float" office:value="1530" calcext:value-type="float">
            <text:p>1530</text:p>
          </table:table-cell>
          <table:table-cell table:style-name="ce6" office:value-type="float" office:value="1380" calcext:value-type="float">
            <text:p>1380</text:p>
          </table:table-cell>
          <table:table-cell table:style-name="ce6" office:value-type="float" office:value="1440" calcext:value-type="float">
            <text:p>1440</text:p>
          </table:table-cell>
          <table:table-cell table:style-name="ce6" office:value-type="float" office:value="1620" calcext:value-type="float">
            <text:p>1620</text:p>
          </table:table-cell>
          <table:table-cell table:style-name="ce6" office:value-type="float" office:value="1650" calcext:value-type="float">
            <text:p>1650</text:p>
          </table:table-cell>
          <table:table-cell table:style-name="ce6" office:value-type="float" office:value="1470" calcext:value-type="float">
            <text:p>1470</text:p>
          </table:table-cell>
          <table:table-cell table:style-name="ce6"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1590" calcext:value-type="float">
            <text:p>1590</text:p>
          </table:table-cell>
          <table:table-cell table:number-columns-repeated="2" table:style-name="ce6" office:value-type="float" office:value="1290" calcext:value-type="float">
            <text:p>1290</text:p>
          </table:table-cell>
          <table:table-cell table:style-name="ce6" office:value-type="float" office:value="1890" calcext:value-type="float">
            <text:p>1890</text:p>
          </table:table-cell>
          <table:table-cell table:style-name="ce6" office:value-type="float" office:value="1380" calcext:value-type="float">
            <text:p>1380</text:p>
          </table:table-cell>
          <table:table-cell table:style-name="ce6" office:value-type="float" office:value="1230" calcext:value-type="float">
            <text:p>1230</text:p>
          </table:table-cell>
          <table:table-cell table:style-name="ce6" office:value-type="float" office:value="1680" calcext:value-type="float">
            <text:p>1680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170" calcext:value-type="float">
            <text:p>1170</text:p>
          </table:table-cell>
          <table:table-cell table:style-name="ce6" office:value-type="float" office:value="1860" calcext:value-type="float">
            <text:p>1860</text:p>
          </table:table-cell>
          <table:table-cell table:style-name="ce6" office:value-type="float" office:value="1920" calcext:value-type="float">
            <text:p>1920</text:p>
          </table:table-cell>
          <table:table-cell table:style-name="ce6" office:value-type="float" office:value="1140" calcext:value-type="float">
            <text:p>1140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170" calcext:value-type="float">
            <text:p>1170</text:p>
          </table:table-cell>
          <table:table-cell table:style-name="ce6" office:value-type="float" office:value="1230" calcext:value-type="float">
            <text:p>1230</text:p>
          </table:table-cell>
          <table:table-cell office:value-type="float" office:value="2250" calcext:value-type="float">
            <text:p>2250</text:p>
          </table:table-cell>
          <table:table-cell office:value-type="float" office:value="1920" calcext:value-type="float">
            <text:p>1920</text:p>
          </table:table-cell>
          <table:table-cell office:value-type="float" office:value="1500" calcext:value-type="float">
            <text:p>1500</text:p>
          </table:table-cell>
          <table:table-cell office:value-type="float" office:value="1440" calcext:value-type="float">
            <text:p>1440</text:p>
          </table:table-cell>
          <table:table-cell office:value-type="float" office:value="1530" calcext:value-type="float">
            <text:p>1530</text:p>
          </table:table-cell>
          <table:table-cell office:value-type="float" office:value="1320" calcext:value-type="float">
            <text:p>1320</text:p>
          </table:table-cell>
          <table:table-cell table:style-name="ce6" office:value-type="float" office:value="1740" calcext:value-type="float">
            <text:p>1740</text:p>
          </table:table-cell>
          <table:table-cell table:style-name="ce6" office:value-type="float" office:value="1470" calcext:value-type="float">
            <text:p>1470</text:p>
          </table:table-cell>
          <table:table-cell office:value-type="float" office:value="1680" calcext:value-type="float">
            <text:p>1680</text:p>
          </table:table-cell>
          <table:table-cell office:value-type="float" office:value="1710" calcext:value-type="float">
            <text:p>1710</text:p>
          </table:table-cell>
          <table:table-cell office:value-type="float" office:value="1890" calcext:value-type="float">
            <text:p>1890</text:p>
          </table:table-cell>
          <table:table-cell office:value-type="float" office:value="2040" calcext:value-type="float">
            <text:p>2040</text:p>
          </table:table-cell>
          <table:table-cell table:style-name="ce6" office:value-type="float" office:value="1170" calcext:value-type="float">
            <text:p>1170</text:p>
          </table:table-cell>
          <table:table-cell table:style-name="ce6" office:value-type="float" office:value="1500" calcext:value-type="float">
            <text:p>1500</text:p>
          </table:table-cell>
          <table:table-cell office:value-type="float" office:value="1950" calcext:value-type="float">
            <text:p>1950</text:p>
          </table:table-cell>
          <table:table-cell office:value-type="float" office:value="1590" calcext:value-type="float">
            <text:p>1590</text:p>
          </table:table-cell>
          <table:table-cell table:style-name="ce6" office:value-type="float" office:value="1350" calcext:value-type="float">
            <text:p>1350</text:p>
          </table:table-cell>
          <table:table-cell table:style-name="ce6" office:value-type="float" office:value="1170" calcext:value-type="float">
            <text:p>1170</text:p>
          </table:table-cell>
          <table:table-cell office:value-type="float" office:value="1470" calcext:value-type="float">
            <text:p>1470</text:p>
          </table:table-cell>
          <table:table-cell office:value-type="float" office:value="1410" calcext:value-type="float">
            <text:p>1410</text:p>
          </table:table-cell>
          <table:table-cell table:style-name="ce6" office:value-type="float" office:value="1470" calcext:value-type="float">
            <text:p>1470</text:p>
          </table:table-cell>
          <table:table-cell table:style-name="ce6" office:value-type="float" office:value="1650" calcext:value-type="float">
            <text:p>1650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380" calcext:value-type="float">
            <text:p>1380</text:p>
          </table:table-cell>
          <table:table-cell table:style-name="ce6" office:value-type="float" office:value="1260" calcext:value-type="float">
            <text:p>1260</text:p>
          </table:table-cell>
          <table:table-cell table:style-name="ce6" office:value-type="float" office:value="1620" calcext:value-type="float">
            <text:p>1620</text:p>
          </table:table-cell>
          <table:table-cell table:style-name="ce6" office:value-type="float" office:value="2070" calcext:value-type="float">
            <text:p>2070</text:p>
          </table:table-cell>
          <table:table-cell office:value-type="float" office:value="1530" calcext:value-type="float">
            <text:p>1530</text:p>
          </table:table-cell>
          <table:table-cell office:value-type="float" office:value="1470" calcext:value-type="float">
            <text:p>1470</text:p>
          </table:table-cell>
          <table:table-cell office:value-type="float" office:value="2220" calcext:value-type="float">
            <text:p>2220</text:p>
          </table:table-cell>
          <table:table-cell office:value-type="float" office:value="1950" calcext:value-type="float">
            <text:p>1950</text:p>
          </table:table-cell>
          <table:table-cell table:style-name="ce6" office:value-type="float" office:value="1860" calcext:value-type="float">
            <text:p>1860</text:p>
          </table:table-cell>
          <table:table-cell table:style-name="ce6" office:value-type="float" office:value="1950" calcext:value-type="float">
            <text:p>1950</text:p>
          </table:table-cell>
          <table:table-cell office:value-type="float" office:value="1680" calcext:value-type="float">
            <text:p>1680</text:p>
          </table:table-cell>
          <table:table-cell office:value-type="float" office:value="1860" calcext:value-type="float">
            <text:p>1860</text:p>
          </table:table-cell>
          <table:table-cell table:style-name="ce6" table:number-columns-repeated="17"/>
        </table:table-row>
        <table:table-row table:style-name="ro1">
          <table:table-cell office:value-type="float" office:value="0.868894944549648" calcext:value-type="float">
            <text:p>0,868894944549648</text:p>
          </table:table-cell>
          <table:table-cell office:value-type="float" office:value="0.788189576650429" calcext:value-type="float">
            <text:p>0,788189576650429</text:p>
          </table:table-cell>
          <table:table-cell office:value-type="float" office:value="0.767152443982718" calcext:value-type="float">
            <text:p>0,767152443982718</text:p>
          </table:table-cell>
          <table:table-cell office:value-type="float" office:value="0.922692768300847" calcext:value-type="float">
            <text:p>0,922692768300847</text:p>
          </table:table-cell>
          <table:table-cell office:value-type="float" office:value="1.05497975923556" calcext:value-type="float">
            <text:p>1,05497975923556</text:p>
          </table:table-cell>
          <table:table-cell office:value-type="float" office:value="0.784560088117644" calcext:value-type="float">
            <text:p>0,784560088117644</text:p>
          </table:table-cell>
          <table:table-cell office:value-type="float" office:value="0.750680663362906" calcext:value-type="float">
            <text:p>0,750680663362906</text:p>
          </table:table-cell>
          <table:table-cell office:value-type="float" office:value="0.586194615184067" calcext:value-type="float">
            <text:p>0,586194615184067</text:p>
          </table:table-cell>
          <table:table-cell office:value-type="float" office:value="0.983898188658427" calcext:value-type="float">
            <text:p>0,983898188658427</text:p>
          </table:table-cell>
          <table:table-cell office:value-type="float" office:value="1.04441998554966" calcext:value-type="float">
            <text:p>1,04441998554966</text:p>
          </table:table-cell>
          <table:table-cell office:value-type="float" office:value="0.864811990745521" calcext:value-type="float">
            <text:p>0,864811990745521</text:p>
          </table:table-cell>
          <table:table-cell office:value-type="float" office:value="0.863701353195465" calcext:value-type="float">
            <text:p>0,863701353195465</text:p>
          </table:table-cell>
          <table:table-cell office:value-type="float" office:value="1.03147113296629" calcext:value-type="float">
            <text:p>1,03147113296629</text:p>
          </table:table-cell>
          <table:table-cell office:value-type="float" office:value="0.968535588532865" calcext:value-type="float">
            <text:p>0,968535588532865</text:p>
          </table:table-cell>
          <table:table-cell office:value-type="float" office:value="0.845095125176208" calcext:value-type="float">
            <text:p>0,845095125176208</text:p>
          </table:table-cell>
          <table:table-cell office:value-type="float" office:value="0.832684603565393" calcext:value-type="float">
            <text:p>0,832684603565393</text:p>
          </table:table-cell>
          <table:table-cell office:value-type="float" office:value="0.770564809348246" calcext:value-type="float">
            <text:p>0,770564809348246</text:p>
          </table:table-cell>
          <table:table-cell office:value-type="float" office:value="0.802033813807856" calcext:value-type="float">
            <text:p>0,802033813807856</text:p>
          </table:table-cell>
          <table:table-cell office:value-type="float" office:value="1.01932366846844" calcext:value-type="float">
            <text:p>1,01932366846844</text:p>
          </table:table-cell>
          <table:table-cell office:value-type="float" office:value="0.888850384957014" calcext:value-type="float">
            <text:p>0,888850384957014</text:p>
          </table:table-cell>
          <table:table-cell office:value-type="float" office:value="0.85694439509682" calcext:value-type="float">
            <text:p>0,85694439509682</text:p>
          </table:table-cell>
          <table:table-cell office:value-type="float" office:value="0.794876050417808" calcext:value-type="float">
            <text:p>0,794876050417808</text:p>
          </table:table-cell>
          <table:table-cell office:value-type="float" office:value="0.710640041407498" calcext:value-type="float">
            <text:p>0,710640041407498</text:p>
          </table:table-cell>
          <table:table-cell office:value-type="float" office:value="0.672077024463099" calcext:value-type="float">
            <text:p>0,672077024463099</text:p>
          </table:table-cell>
          <table:table-cell table:style-name="ce6" office:value-type="float" office:value="0.71172278233628" calcext:value-type="float">
            <text:p>0,71172278233628</text:p>
          </table:table-cell>
          <table:table-cell table:style-name="ce6" office:value-type="float" office:value="0.749674754036488" calcext:value-type="float">
            <text:p>0,749674754036488</text:p>
          </table:table-cell>
          <table:table-cell office:value-type="float" office:value="0.633975131477499" calcext:value-type="float">
            <text:p>0,633975131477499</text:p>
          </table:table-cell>
          <table:table-cell office:value-type="float" office:value="0.68793392818003" calcext:value-type="float">
            <text:p>0,68793392818003</text:p>
          </table:table-cell>
          <table:table-cell office:value-type="float" office:value="0.988193024997778" calcext:value-type="float">
            <text:p>0,988193024997778</text:p>
          </table:table-cell>
          <table:table-cell office:value-type="float" office:value="0.942322005828689" calcext:value-type="float">
            <text:p>0,942322005828689</text:p>
          </table:table-cell>
          <table:table-cell office:value-type="float" office:value="0.764117514519177" calcext:value-type="float">
            <text:p>0,764117514519177</text:p>
          </table:table-cell>
          <table:table-cell office:value-type="float" office:value="0.743351485267137" calcext:value-type="float">
            <text:p>0,743351485267137</text:p>
          </table:table-cell>
          <table:table-cell office:value-type="float" office:value="0.814994498616383" calcext:value-type="float">
            <text:p>0,814994498616383</text:p>
          </table:table-cell>
          <table:table-cell office:value-type="float" office:value="0.868082083851216" calcext:value-type="float">
            <text:p>0,868082083851216</text:p>
          </table:table-cell>
          <table:table-cell office:value-type="float" office:value="0.919609643656943" calcext:value-type="float">
            <text:p>0,919609643656943</text:p>
          </table:table-cell>
          <table:table-cell office:value-type="float" office:value="0.789673435337735" calcext:value-type="float">
            <text:p>0,789673435337735</text:p>
          </table:table-cell>
          <table:table-cell office:value-type="float" office:value="0.800323400087736" calcext:value-type="float">
            <text:p>0,800323400087736</text:p>
          </table:table-cell>
          <table:table-cell office:value-type="float" office:value="0.778826702629804" calcext:value-type="float">
            <text:p>0,778826702629804</text:p>
          </table:table-cell>
          <table:table-cell office:value-type="float" office:value="0.775635616639129" calcext:value-type="float">
            <text:p>0,775635616639129</text:p>
          </table:table-cell>
          <table:table-cell office:value-type="float" office:value="0.817110604845583" calcext:value-type="float">
            <text:p>0,817110604845583</text:p>
          </table:table-cell>
          <table:table-cell office:value-type="float" office:value="0.847586980920314" calcext:value-type="float">
            <text:p>0,847586980920314</text:p>
          </table:table-cell>
          <table:table-cell office:value-type="float" office:value="0.856379384078914" calcext:value-type="float">
            <text:p>0,856379384078914</text:p>
          </table:table-cell>
          <table:table-cell office:value-type="float" office:value="1.24806692003031" calcext:value-type="float">
            <text:p>1,24806692003031</text:p>
          </table:table-cell>
          <table:table-cell office:value-type="float" office:value="0.853816975612349" calcext:value-type="float">
            <text:p>0,853816975612349</text:p>
          </table:table-cell>
          <table:table-cell office:value-type="float" office:value="0.900168568882399" calcext:value-type="float">
            <text:p>0,900168568882399</text:p>
          </table:table-cell>
          <table:table-cell office:value-type="float" office:value="0.940304845015154" calcext:value-type="float">
            <text:p>0,940304845015154</text:p>
          </table:table-cell>
          <table:table-cell office:value-type="float" office:value="1.06996884669833" calcext:value-type="float">
            <text:p>1,06996884669833</text:p>
          </table:table-cell>
          <table:table-cell office:value-type="float" office:value="1.07264098541076" calcext:value-type="float">
            <text:p>1,07264098541076</text:p>
          </table:table-cell>
          <table:table-cell office:value-type="float" office:value="0.880922461137484" calcext:value-type="float">
            <text:p>0,880922461137484</text:p>
          </table:table-cell>
          <table:table-cell office:value-type="float" office:value="0.829249353699764" calcext:value-type="float">
            <text:p>0,829249353699764</text:p>
          </table:table-cell>
          <table:table-cell office:value-type="float" office:value="0.897080179733816" calcext:value-type="float">
            <text:p>0,897080179733816</text:p>
          </table:table-cell>
          <table:table-cell office:value-type="float" office:value="0.854380859690081" calcext:value-type="float">
            <text:p>0,854380859690081</text:p>
          </table:table-cell>
          <table:table-cell office:value-type="float" office:value="0.816629929703324" calcext:value-type="float">
            <text:p>0,816629929703324</text:p>
          </table:table-cell>
          <table:table-cell office:value-type="float" office:value="0.923741796758623" calcext:value-type="float">
            <text:p>0,923741796758623</text:p>
          </table:table-cell>
          <table:table-cell office:value-type="float" office:value="0.975461629257929" calcext:value-type="float">
            <text:p>0,975461629257929</text:p>
          </table:table-cell>
          <table:table-cell office:value-type="float" office:value="1.01781511478897" calcext:value-type="float">
            <text:p>1,01781511478897</text:p>
          </table:table-cell>
          <table:table-cell office:value-type="float" office:value="0.894646307229329" calcext:value-type="float">
            <text:p>0,894646307229329</text:p>
          </table:table-cell>
          <table:table-cell office:value-type="float" office:value="0.918090806358962" calcext:value-type="float">
            <text:p>0,918090806358962</text:p>
          </table:table-cell>
          <table:table-cell office:value-type="float" office:value="0.923334669090291" calcext:value-type="float">
            <text:p>0,923334669090291</text:p>
          </table:table-cell>
          <table:table-cell office:value-type="float" office:value="0.92604913404932" calcext:value-type="float">
            <text:p>0,92604913404932</text:p>
          </table:table-cell>
          <table:table-cell office:value-type="float" office:value="1.00506879146181" calcext:value-type="float">
            <text:p>1,00506879146181</text:p>
          </table:table-cell>
          <table:table-cell office:value-type="float" office:value="1.11766335413795" calcext:value-type="float">
            <text:p>1,11766335413795</text:p>
          </table:table-cell>
          <table:table-cell table:number-columns-repeated="17"/>
        </table:table-row>
        <table:table-row table:style-name="ro1">
          <table:table-cell office:value-type="float" office:value="0.827318263132216" calcext:value-type="float">
            <text:p>0,827318263132216</text:p>
          </table:table-cell>
          <table:table-cell office:value-type="float" office:value="0.764690776166151" calcext:value-type="float">
            <text:p>0,764690776166151</text:p>
          </table:table-cell>
          <table:table-cell office:value-type="float" office:value="0.992621337821671" calcext:value-type="float">
            <text:p>0,992621337821671</text:p>
          </table:table-cell>
          <table:table-cell office:value-type="float" office:value="1.15994743614312" calcext:value-type="float">
            <text:p>1,15994743614312</text:p>
          </table:table-cell>
          <table:table-cell office:value-type="float" office:value="1.03999649727379" calcext:value-type="float">
            <text:p>1,03999649727379</text:p>
          </table:table-cell>
          <table:table-cell office:value-type="float" office:value="0.873872955461918" calcext:value-type="float">
            <text:p>0,873872955461918</text:p>
          </table:table-cell>
          <table:table-cell office:value-type="float" office:value="0.681494063947878" calcext:value-type="float">
            <text:p>0,681494063947878</text:p>
          </table:table-cell>
          <table:table-cell office:value-type="float" office:value="0.734061337676113" calcext:value-type="float">
            <text:p>0,734061337676113</text:p>
          </table:table-cell>
          <table:table-cell office:value-type="float" office:value="1.02595396086573" calcext:value-type="float">
            <text:p>1,02595396086573</text:p>
          </table:table-cell>
          <table:table-cell office:value-type="float" office:value="1.0992787272168" calcext:value-type="float">
            <text:p>1,0992787272168</text:p>
          </table:table-cell>
          <table:table-cell table:number-columns-repeated="2"/>
          <table:table-cell office:value-type="float" office:value="1.10416871585981" calcext:value-type="float">
            <text:p>1,10416871585981</text:p>
          </table:table-cell>
          <table:table-cell office:value-type="float" office:value="1.2143517843547" calcext:value-type="float">
            <text:p>1,2143517843547</text:p>
          </table:table-cell>
          <table:table-cell office:value-type="float" office:value="0.98254678847015" calcext:value-type="float">
            <text:p>0,98254678847015</text:p>
          </table:table-cell>
          <table:table-cell office:value-type="float" office:value="0.908715932101248" calcext:value-type="float">
            <text:p>0,908715932101248</text:p>
          </table:table-cell>
          <table:table-cell office:value-type="float" office:value="0.831858003449904" calcext:value-type="float">
            <text:p>0,831858003449904</text:p>
          </table:table-cell>
          <table:table-cell office:value-type="float" office:value="0.881846163244313" calcext:value-type="float">
            <text:p>0,881846163244313</text:p>
          </table:table-cell>
          <table:table-cell office:value-type="float" office:value="1.16172067600126" calcext:value-type="float">
            <text:p>1,16172067600126</text:p>
          </table:table-cell>
          <table:table-cell office:value-type="float" office:value="1.0922972074607" calcext:value-type="float">
            <text:p>1,0922972074607</text:p>
          </table:table-cell>
          <table:table-cell office:value-type="float" office:value="0.922593807110778" calcext:value-type="float">
            <text:p>0,922593807110778</text:p>
          </table:table-cell>
          <table:table-cell office:value-type="float" office:value="0.94747337280905" calcext:value-type="float">
            <text:p>0,94747337280905</text:p>
          </table:table-cell>
          <table:table-cell office:value-type="float" office:value="0.917842456867989" calcext:value-type="float">
            <text:p>0,917842456867989</text:p>
          </table:table-cell>
          <table:table-cell office:value-type="float" office:value="0.817235846904313" calcext:value-type="float">
            <text:p>0,817235846904313</text:p>
          </table:table-cell>
          <table:table-cell table:style-name="ce8"/>
          <table:table-cell table:style-name="ce6"/>
          <table:table-cell office:value-type="float" office:value="0.688587886891002" calcext:value-type="float">
            <text:p>0,688587886891002</text:p>
          </table:table-cell>
          <table:table-cell office:value-type="float" office:value="0.708863169987857" calcext:value-type="float">
            <text:p>0,708863169987857</text:p>
          </table:table-cell>
          <table:table-cell office:value-type="float" office:value="0.975984349633704" calcext:value-type="float">
            <text:p>0,975984349633704</text:p>
          </table:table-cell>
          <table:table-cell office:value-type="float" office:value="0.966127082744987" calcext:value-type="float">
            <text:p>0,966127082744987</text:p>
          </table:table-cell>
          <table:table-cell office:value-type="float" office:value="0.817123327593058" calcext:value-type="float">
            <text:p>0,817123327593058</text:p>
          </table:table-cell>
          <table:table-cell office:value-type="float" office:value="1.02553598895062" calcext:value-type="float">
            <text:p>1,02553598895062</text:p>
          </table:table-cell>
          <table:table-cell office:value-type="float" office:value="0.93209867576924" calcext:value-type="float">
            <text:p>0,93209867576924</text:p>
          </table:table-cell>
          <table:table-cell office:value-type="float" office:value="1.12180064746364" calcext:value-type="float">
            <text:p>1,12180064746364</text:p>
          </table:table-cell>
          <table:table-cell office:value-type="float" office:value="1.01758313316664" calcext:value-type="float">
            <text:p>1,01758313316664</text:p>
          </table:table-cell>
          <table:table-cell office:value-type="float" office:value="0.903654241290551" calcext:value-type="float">
            <text:p>0,903654241290551</text:p>
          </table:table-cell>
          <table:table-cell office:value-type="float" office:value="0.860805574832292" calcext:value-type="float">
            <text:p>0,860805574832292</text:p>
          </table:table-cell>
          <table:table-cell office:value-type="float" office:value="0.89725878662543" calcext:value-type="float">
            <text:p>0,89725878662543</text:p>
          </table:table-cell>
          <table:table-cell office:value-type="float" office:value="0.799320078705314" calcext:value-type="float">
            <text:p>0,799320078705314</text:p>
          </table:table-cell>
          <table:table-cell office:value-type="float" office:value="0.787601916581572" calcext:value-type="float">
            <text:p>0,787601916581572</text:p>
          </table:table-cell>
          <table:table-cell office:value-type="float" office:value="0.860968844248914" calcext:value-type="float">
            <text:p>0,860968844248914</text:p>
          </table:table-cell>
          <table:table-cell office:value-type="float" office:value="0.81463184847071" calcext:value-type="float">
            <text:p>0,81463184847071</text:p>
          </table:table-cell>
          <table:table-cell office:value-type="float" office:value="0.957431588541892" calcext:value-type="float">
            <text:p>0,957431588541892</text:p>
          </table:table-cell>
          <table:table-cell office:value-type="float" office:value="0.904637209173032" calcext:value-type="float">
            <text:p>0,904637209173032</text:p>
          </table:table-cell>
          <table:table-cell office:value-type="float" office:value="0.882194685431847" calcext:value-type="float">
            <text:p>0,882194685431847</text:p>
          </table:table-cell>
          <table:table-cell office:value-type="float" office:value="0.987351132050778" calcext:value-type="float">
            <text:p>0,987351132050778</text:p>
          </table:table-cell>
          <table:table-cell office:value-type="float" office:value="1.10657093740034" calcext:value-type="float">
            <text:p>1,10657093740034</text:p>
          </table:table-cell>
          <table:table-cell office:value-type="float" office:value="1.11632398459294" calcext:value-type="float">
            <text:p>1,11632398459294</text:p>
          </table:table-cell>
          <table:table-cell office:value-type="float" office:value="1.02405347360401" calcext:value-type="float">
            <text:p>1,02405347360401</text:p>
          </table:table-cell>
          <table:table-cell office:value-type="float" office:value="0.996564684569523" calcext:value-type="float">
            <text:p>0,996564684569523</text:p>
          </table:table-cell>
          <table:table-cell office:value-type="float" office:value="0.986806471296704" calcext:value-type="float">
            <text:p>0,986806471296704</text:p>
          </table:table-cell>
          <table:table-cell office:value-type="float" office:value="1.06366478089739" calcext:value-type="float">
            <text:p>1,06366478089739</text:p>
          </table:table-cell>
          <table:table-cell office:value-type="float" office:value="1.03807173463299" calcext:value-type="float">
            <text:p>1,03807173463299</text:p>
          </table:table-cell>
          <table:table-cell office:value-type="float" office:value="1.01559408389394" calcext:value-type="float">
            <text:p>1,01559408389394</text:p>
          </table:table-cell>
          <table:table-cell office:value-type="float" office:value="1.21116112495422" calcext:value-type="float">
            <text:p>1,21116112495422</text:p>
          </table:table-cell>
          <table:table-cell office:value-type="float" office:value="0.938058556492304" calcext:value-type="float">
            <text:p>0,938058556492304</text:p>
          </table:table-cell>
          <table:table-cell office:value-type="float" office:value="0.971531776910389" calcext:value-type="float">
            <text:p>0,971531776910389</text:p>
          </table:table-cell>
          <table:table-cell office:value-type="float" office:value="1.02086815122634" calcext:value-type="float">
            <text:p>1,02086815122634</text:p>
          </table:table-cell>
          <table:table-cell office:value-type="float" office:value="0.899408389148471" calcext:value-type="float">
            <text:p>0,899408389148471</text:p>
          </table:table-cell>
          <table:table-cell office:value-type="float" office:value="0.934986522911051" calcext:value-type="float">
            <text:p>0,934986522911051</text:p>
          </table:table-cell>
          <table:table-cell office:value-type="float" office:value="1.08417052766771" calcext:value-type="float">
            <text:p>1,08417052766771</text:p>
          </table:table-cell>
          <table:table-cell office:value-type="float" office:value="1.10601853623197" calcext:value-type="float">
            <text:p>1,10601853623197</text:p>
          </table:table-cell>
          <table:table-cell table:number-columns-repeated="17"/>
        </table:table-row>
        <table:table-row table:style-name="ro1">
          <table:table-cell office:value-type="float" office:value="0.890877316472287" calcext:value-type="float">
            <text:p>0,890877316472287</text:p>
          </table:table-cell>
          <table:table-cell office:value-type="float" office:value="0.830656297948999" calcext:value-type="float">
            <text:p>0,830656297948999</text:p>
          </table:table-cell>
          <table:table-cell office:value-type="float" office:value="1.00755910204241" calcext:value-type="float">
            <text:p>1,00755910204241</text:p>
          </table:table-cell>
          <table:table-cell office:value-type="float" office:value="1.18280589207923" calcext:value-type="float">
            <text:p>1,18280589207923</text:p>
          </table:table-cell>
          <table:table-cell office:value-type="float" office:value="1.07840790974934" calcext:value-type="float">
            <text:p>1,07840790974934</text:p>
          </table:table-cell>
          <table:table-cell office:value-type="float" office:value="0.866243053908718" calcext:value-type="float">
            <text:p>0,866243053908718</text:p>
          </table:table-cell>
          <table:table-cell office:value-type="float" office:value="0.718749030135625" calcext:value-type="float">
            <text:p>0,718749030135625</text:p>
          </table:table-cell>
          <table:table-cell office:value-type="float" office:value="0.733664302721164" calcext:value-type="float">
            <text:p>0,733664302721164</text:p>
          </table:table-cell>
          <table:table-cell office:value-type="float" office:value="1.06247220798662" calcext:value-type="float">
            <text:p>1,06247220798662</text:p>
          </table:table-cell>
          <table:table-cell office:value-type="float" office:value="1.0434734257371" calcext:value-type="float">
            <text:p>1,0434734257371</text:p>
          </table:table-cell>
          <table:table-cell office:value-type="float" office:value="1.13316059889797" calcext:value-type="float">
            <text:p>1,13316059889797</text:p>
          </table:table-cell>
          <table:table-cell office:value-type="float" office:value="0.984137924716143" calcext:value-type="float">
            <text:p>0,984137924716143</text:p>
          </table:table-cell>
          <table:table-cell office:value-type="float" office:value="1.03704879652535" calcext:value-type="float">
            <text:p>1,03704879652535</text:p>
          </table:table-cell>
          <table:table-cell office:value-type="float" office:value="1.03093237198861" calcext:value-type="float">
            <text:p>1,03093237198861</text:p>
          </table:table-cell>
          <table:table-cell office:value-type="float" office:value="1.00961668880055" calcext:value-type="float">
            <text:p>1,00961668880055</text:p>
          </table:table-cell>
          <table:table-cell office:value-type="float" office:value="1.03118618015707" calcext:value-type="float">
            <text:p>1,03118618015707</text:p>
          </table:table-cell>
          <table:table-cell office:value-type="float" office:value="0.878715261468563" calcext:value-type="float">
            <text:p>0,878715261468563</text:p>
          </table:table-cell>
          <table:table-cell office:value-type="float" office:value="0.988606081579106" calcext:value-type="float">
            <text:p>0,988606081579106</text:p>
          </table:table-cell>
          <table:table-cell office:value-type="float" office:value="1.135774732715" calcext:value-type="float">
            <text:p>1,135774732715</text:p>
          </table:table-cell>
          <table:table-cell office:value-type="float" office:value="1.09710705078902" calcext:value-type="float">
            <text:p>1,09710705078902</text:p>
          </table:table-cell>
          <table:table-cell office:value-type="float" office:value="0.960091364790243" calcext:value-type="float">
            <text:p>0,960091364790243</text:p>
          </table:table-cell>
          <table:table-cell office:value-type="float" office:value="0.869257371212991" calcext:value-type="float">
            <text:p>0,869257371212991</text:p>
          </table:table-cell>
          <table:table-cell office:value-type="float" office:value="0.977031101397404" calcext:value-type="float">
            <text:p>0,977031101397404</text:p>
          </table:table-cell>
          <table:table-cell office:value-type="float" office:value="0.808325656723981" calcext:value-type="float">
            <text:p>0,808325656723981</text:p>
          </table:table-cell>
          <table:table-cell table:style-name="ce6" office:value-type="float" office:value="1.03909711112373" calcext:value-type="float">
            <text:p>1,03909711112373</text:p>
          </table:table-cell>
          <table:table-cell table:style-name="ce6" office:value-type="float" office:value="0.944124893054367" calcext:value-type="float">
            <text:p>0,944124893054367</text:p>
          </table:table-cell>
          <table:table-cell office:value-type="float" office:value="0.706129648939868" calcext:value-type="float">
            <text:p>0,706129648939868</text:p>
          </table:table-cell>
          <table:table-cell office:value-type="float" office:value="0.681059566924554" calcext:value-type="float">
            <text:p>0,681059566924554</text:p>
          </table:table-cell>
          <table:table-cell office:value-type="float" office:value="0.915245492023721" calcext:value-type="float">
            <text:p>0,915245492023721</text:p>
          </table:table-cell>
          <table:table-cell office:value-type="float" office:value="0.982097621143289" calcext:value-type="float">
            <text:p>0,982097621143289</text:p>
          </table:table-cell>
          <table:table-cell office:value-type="float" office:value="0.952530029144151" calcext:value-type="float">
            <text:p>0,952530029144151</text:p>
          </table:table-cell>
          <table:table-cell office:value-type="float" office:value="0.937112521121632" calcext:value-type="float">
            <text:p>0,937112521121632</text:p>
          </table:table-cell>
          <table:table-cell office:value-type="float" office:value="0.990267158179892" calcext:value-type="float">
            <text:p>0,990267158179892</text:p>
          </table:table-cell>
          <table:table-cell office:value-type="float" office:value="1.16532109686682" calcext:value-type="float">
            <text:p>1,16532109686682</text:p>
          </table:table-cell>
          <table:table-cell office:value-type="float" office:value="1.07197077904377" calcext:value-type="float">
            <text:p>1,07197077904377</text:p>
          </table:table-cell>
          <table:table-cell office:value-type="float" office:value="0.997038791827065" calcext:value-type="float">
            <text:p>0,997038791827065</text:p>
          </table:table-cell>
          <table:table-cell table:number-columns-repeated="2"/>
          <table:table-cell office:value-type="float" office:value="0.765422818791946" calcext:value-type="float">
            <text:p>0,765422818791946</text:p>
          </table:table-cell>
          <table:table-cell office:value-type="float" office:value="0.783377431983495" calcext:value-type="float">
            <text:p>0,783377431983495</text:p>
          </table:table-cell>
          <table:table-cell office:value-type="float" office:value="0.823601045390702" calcext:value-type="float">
            <text:p>0,823601045390702</text:p>
          </table:table-cell>
          <table:table-cell office:value-type="float" office:value="0.793558211427343" calcext:value-type="float">
            <text:p>0,793558211427343</text:p>
          </table:table-cell>
          <table:table-cell office:value-type="float" office:value="0.945006815944925" calcext:value-type="float">
            <text:p>0,945006815944925</text:p>
          </table:table-cell>
          <table:table-cell office:value-type="float" office:value="0.927568198143377" calcext:value-type="float">
            <text:p>0,927568198143377</text:p>
          </table:table-cell>
          <table:table-cell table:number-columns-repeated="2"/>
          <table:table-cell office:value-type="float" office:value="1.03546474572641" calcext:value-type="float">
            <text:p>1,03546474572641</text:p>
          </table:table-cell>
          <table:table-cell office:value-type="float" office:value="1.17207743634241" calcext:value-type="float">
            <text:p>1,17207743634241</text:p>
          </table:table-cell>
          <table:table-cell office:value-type="float" office:value="1.09147640907607" calcext:value-type="float">
            <text:p>1,09147640907607</text:p>
          </table:table-cell>
          <table:table-cell office:value-type="float" office:value="1.04298113910275" calcext:value-type="float">
            <text:p>1,04298113910275</text:p>
          </table:table-cell>
          <table:table-cell office:value-type="float" office:value="0.995345970955606" calcext:value-type="float">
            <text:p>0,995345970955606</text:p>
          </table:table-cell>
          <table:table-cell office:value-type="float" office:value="1.08473839885298" calcext:value-type="float">
            <text:p>1,08473839885298</text:p>
          </table:table-cell>
          <table:table-cell office:value-type="float" office:value="1.05189782764382" calcext:value-type="float">
            <text:p>1,05189782764382</text:p>
          </table:table-cell>
          <table:table-cell office:value-type="float" office:value="1.03109669251463" calcext:value-type="float">
            <text:p>1,03109669251463</text:p>
          </table:table-cell>
          <table:table-cell office:value-type="float" office:value="1.1062086322516" calcext:value-type="float">
            <text:p>1,1062086322516</text:p>
          </table:table-cell>
          <table:table-cell office:value-type="float" office:value="1.01821539082852" calcext:value-type="float">
            <text:p>1,01821539082852</text:p>
          </table:table-cell>
          <table:table-cell office:value-type="float" office:value="0.877668140162503" calcext:value-type="float">
            <text:p>0,877668140162503</text:p>
          </table:table-cell>
          <table:table-cell office:value-type="float" office:value="1.0329249204626" calcext:value-type="float">
            <text:p>1,0329249204626</text:p>
          </table:table-cell>
          <table:table-cell office:value-type="float" office:value="0.930084112548567" calcext:value-type="float">
            <text:p>0,930084112548567</text:p>
          </table:table-cell>
          <table:table-cell office:value-type="float" office:value="0.905909808888193" calcext:value-type="float">
            <text:p>0,905909808888193</text:p>
          </table:table-cell>
          <table:table-cell office:value-type="float" office:value="1.13966138759074" calcext:value-type="float">
            <text:p>1,13966138759074</text:p>
          </table:table-cell>
          <table:table-cell office:value-type="float" office:value="1.01793052217887" calcext:value-type="float">
            <text:p>1,01793052217887</text:p>
          </table:table-cell>
          <table:table-cell table:number-columns-repeated="17"/>
        </table:table-row>
        <table:table-row table:style-name="ro1">
          <table:table-cell office:value-type="float" office:value="1.05222431049007" calcext:value-type="float">
            <text:p>1,05222431049007</text:p>
          </table:table-cell>
          <table:table-cell office:value-type="float" office:value="0.867350912446468" calcext:value-type="float">
            <text:p>0,867350912446468</text:p>
          </table:table-cell>
          <table:table-cell office:value-type="float" office:value="0.92628620033599" calcext:value-type="float">
            <text:p>0,92628620033599</text:p>
          </table:table-cell>
          <table:table-cell office:value-type="float" office:value="1.13958868894601" calcext:value-type="float">
            <text:p>1,13958868894601</text:p>
          </table:table-cell>
          <table:table-cell office:value-type="float" office:value="1.05628355225984" calcext:value-type="float">
            <text:p>1,05628355225984</text:p>
          </table:table-cell>
          <table:table-cell office:value-type="float" office:value="0.910209529727281" calcext:value-type="float">
            <text:p>0,910209529727281</text:p>
          </table:table-cell>
          <table:table-cell office:value-type="float" office:value="0.76987423381664" calcext:value-type="float">
            <text:p>0,76987423381664</text:p>
          </table:table-cell>
          <table:table-cell office:value-type="float" office:value="0.708990760483297" calcext:value-type="float">
            <text:p>0,708990760483297</text:p>
          </table:table-cell>
          <table:table-cell office:value-type="float" office:value="0.962763522088536" calcext:value-type="float">
            <text:p>0,962763522088536</text:p>
          </table:table-cell>
          <table:table-cell office:value-type="float" office:value="1.05137923079458" calcext:value-type="float">
            <text:p>1,05137923079458</text:p>
          </table:table-cell>
          <table:table-cell office:value-type="float" office:value="1.24461242551817" calcext:value-type="float">
            <text:p>1,24461242551817</text:p>
          </table:table-cell>
          <table:table-cell office:value-type="float" office:value="1.03249885163068" calcext:value-type="float">
            <text:p>1,03249885163068</text:p>
          </table:table-cell>
          <table:table-cell office:value-type="float" office:value="0.990679788502044" calcext:value-type="float">
            <text:p>0,990679788502044</text:p>
          </table:table-cell>
          <table:table-cell office:value-type="float" office:value="1.20530748273375" calcext:value-type="float">
            <text:p>1,20530748273375</text:p>
          </table:table-cell>
          <table:table-cell office:value-type="float" office:value="1.02773312797073" calcext:value-type="float">
            <text:p>1,02773312797073</text:p>
          </table:table-cell>
          <table:table-cell office:value-type="float" office:value="1.05599606271229" calcext:value-type="float">
            <text:p>1,05599606271229</text:p>
          </table:table-cell>
          <table:table-cell office:value-type="float" office:value="0.933579518506979" calcext:value-type="float">
            <text:p>0,933579518506979</text:p>
          </table:table-cell>
          <table:table-cell office:value-type="float" office:value="1.10024596939836" calcext:value-type="float">
            <text:p>1,10024596939836</text:p>
          </table:table-cell>
          <table:table-cell office:value-type="float" office:value="1.04853114527789" calcext:value-type="float">
            <text:p>1,04853114527789</text:p>
          </table:table-cell>
          <table:table-cell office:value-type="float" office:value="1.03661981538163" calcext:value-type="float">
            <text:p>1,03661981538163</text:p>
          </table:table-cell>
          <table:table-cell office:value-type="float" office:value="0.973540356531094" calcext:value-type="float">
            <text:p>0,973540356531094</text:p>
          </table:table-cell>
          <table:table-cell office:value-type="float" office:value="0.929705497762282" calcext:value-type="float">
            <text:p>0,929705497762282</text:p>
          </table:table-cell>
          <table:table-cell office:value-type="float" office:value="0.913983195865434" calcext:value-type="float">
            <text:p>0,913983195865434</text:p>
          </table:table-cell>
          <table:table-cell office:value-type="float" office:value="0.805946111474467" calcext:value-type="float">
            <text:p>0,805946111474467</text:p>
          </table:table-cell>
          <table:table-cell table:style-name="ce6" office:value-type="float" office:value="1.03695849973705" calcext:value-type="float">
            <text:p>1,03695849973705</text:p>
          </table:table-cell>
          <table:table-cell table:style-name="ce6" office:value-type="float" office:value="1.03632350445995" calcext:value-type="float">
            <text:p>1,03632350445995</text:p>
          </table:table-cell>
          <table:table-cell office:value-type="float" office:value="0.859078076830434" calcext:value-type="float">
            <text:p>0,859078076830434</text:p>
          </table:table-cell>
          <table:table-cell office:value-type="float" office:value="0.782292495359321" calcext:value-type="float">
            <text:p>0,782292495359321</text:p>
          </table:table-cell>
          <table:table-cell office:value-type="float" office:value="0.906901908833624" calcext:value-type="float">
            <text:p>0,906901908833624</text:p>
          </table:table-cell>
          <table:table-cell office:value-type="float" office:value="0.959448247251607" calcext:value-type="float">
            <text:p>0,959448247251607</text:p>
          </table:table-cell>
          <table:table-cell office:value-type="float" office:value="0.771691720107857" calcext:value-type="float">
            <text:p>0,771691720107857</text:p>
          </table:table-cell>
          <table:table-cell office:value-type="float" office:value="0.916258255088327" calcext:value-type="float">
            <text:p>0,916258255088327</text:p>
          </table:table-cell>
          <table:table-cell office:value-type="float" office:value="0.935590494907986" calcext:value-type="float">
            <text:p>0,935590494907986</text:p>
          </table:table-cell>
          <table:table-cell office:value-type="float" office:value="1.04024495749403" calcext:value-type="float">
            <text:p>1,04024495749403</text:p>
          </table:table-cell>
          <table:table-cell office:value-type="float" office:value="1.09372115183618" calcext:value-type="float">
            <text:p>1,09372115183618</text:p>
          </table:table-cell>
          <table:table-cell office:value-type="float" office:value="0.924000027021329" calcext:value-type="float">
            <text:p>0,924000027021329</text:p>
          </table:table-cell>
          <table:table-cell office:value-type="float" office:value="0.950797984644687" calcext:value-type="float">
            <text:p>0,950797984644687</text:p>
          </table:table-cell>
          <table:table-cell office:value-type="float" office:value="0.982423606419121" calcext:value-type="float">
            <text:p>0,982423606419121</text:p>
          </table:table-cell>
          <table:table-cell office:value-type="float" office:value="0.729656997161687" calcext:value-type="float">
            <text:p>0,729656997161687</text:p>
          </table:table-cell>
          <table:table-cell office:value-type="float" office:value="0.805249071836646" calcext:value-type="float">
            <text:p>0,805249071836646</text:p>
          </table:table-cell>
          <table:table-cell office:value-type="float" office:value="0.901616329410727" calcext:value-type="float">
            <text:p>0,901616329410727</text:p>
          </table:table-cell>
          <table:table-cell office:value-type="float" office:value="0.86076531753534" calcext:value-type="float">
            <text:p>0,86076531753534</text:p>
          </table:table-cell>
          <table:table-cell office:value-type="float" office:value="0.922122978729777" calcext:value-type="float">
            <text:p>0,922122978729777</text:p>
          </table:table-cell>
          <table:table-cell office:value-type="float" office:value="1.02644897959183" calcext:value-type="float">
            <text:p>1,02644897959183</text:p>
          </table:table-cell>
          <table:table-cell table:number-columns-repeated="2"/>
          <table:table-cell office:value-type="float" office:value="1.10047693271675" calcext:value-type="float">
            <text:p>1,10047693271675</text:p>
          </table:table-cell>
          <table:table-cell office:value-type="float" office:value="1.06675722973303" calcext:value-type="float">
            <text:p>1,06675722973303</text:p>
          </table:table-cell>
          <table:table-cell office:value-type="float" office:value="0.989867413516751" calcext:value-type="float">
            <text:p>0,989867413516751</text:p>
          </table:table-cell>
          <table:table-cell office:value-type="float" office:value="1.01344482848014" calcext:value-type="float">
            <text:p>1,01344482848014</text:p>
          </table:table-cell>
          <table:table-cell office:value-type="float" office:value="0.966656034358106" calcext:value-type="float">
            <text:p>0,966656034358106</text:p>
          </table:table-cell>
          <table:table-cell office:value-type="float" office:value="1.02709402909124" calcext:value-type="float">
            <text:p>1,02709402909124</text:p>
          </table:table-cell>
          <table:table-cell office:value-type="float" office:value="0.931126286997971" calcext:value-type="float">
            <text:p>0,931126286997971</text:p>
          </table:table-cell>
          <table:table-cell office:value-type="float" office:value="1.07967026014778" calcext:value-type="float">
            <text:p>1,07967026014778</text:p>
          </table:table-cell>
          <table:table-cell office:value-type="float" office:value="1.07699572413092" calcext:value-type="float">
            <text:p>1,07699572413092</text:p>
          </table:table-cell>
          <table:table-cell office:value-type="float" office:value="0.883034902931908" calcext:value-type="float">
            <text:p>0,883034902931908</text:p>
          </table:table-cell>
          <table:table-cell office:value-type="float" office:value="1.00309847710816" calcext:value-type="float">
            <text:p>1,00309847710816</text:p>
          </table:table-cell>
          <table:table-cell office:value-type="float" office:value="1.09380957739233" calcext:value-type="float">
            <text:p>1,09380957739233</text:p>
          </table:table-cell>
          <table:table-cell office:value-type="float" office:value="0.978393946353767" calcext:value-type="float">
            <text:p>0,978393946353767</text:p>
          </table:table-cell>
          <table:table-cell office:value-type="float" office:value="0.870657461932549" calcext:value-type="float">
            <text:p>0,870657461932549</text:p>
          </table:table-cell>
          <table:table-cell table:number-columns-repeated="19"/>
        </table:table-row>
        <table:table-row table:style-name="ro1">
          <table:table-cell office:value-type="float" office:value="1.0096346362964" calcext:value-type="float">
            <text:p>1,0096346362964</text:p>
          </table:table-cell>
          <table:table-cell office:value-type="float" office:value="0.819128469155145" calcext:value-type="float">
            <text:p>0,819128469155145</text:p>
          </table:table-cell>
          <table:table-cell office:value-type="float" office:value="0.957090768131215" calcext:value-type="float">
            <text:p>0,957090768131215</text:p>
          </table:table-cell>
          <table:table-cell office:value-type="float" office:value="1.09083383351252" calcext:value-type="float">
            <text:p>1,09083383351252</text:p>
          </table:table-cell>
          <table:table-cell office:value-type="float" office:value="1.01848551538967" calcext:value-type="float">
            <text:p>1,01848551538967</text:p>
          </table:table-cell>
          <table:table-cell office:value-type="float" office:value="0.837261840782431" calcext:value-type="float">
            <text:p>0,837261840782431</text:p>
          </table:table-cell>
          <table:table-cell office:value-type="float" office:value="0.859172719058026" calcext:value-type="float">
            <text:p>0,859172719058026</text:p>
          </table:table-cell>
          <table:table-cell office:value-type="float" office:value="0.810294508369618" calcext:value-type="float">
            <text:p>0,810294508369618</text:p>
          </table:table-cell>
          <table:table-cell office:value-type="float" office:value="0.975887618998597" calcext:value-type="float">
            <text:p>0,975887618998597</text:p>
          </table:table-cell>
          <table:table-cell office:value-type="float" office:value="1.04502060264866" calcext:value-type="float">
            <text:p>1,04502060264866</text:p>
          </table:table-cell>
          <table:table-cell office:value-type="float" office:value="1.04110757389593" calcext:value-type="float">
            <text:p>1,04110757389593</text:p>
          </table:table-cell>
          <table:table-cell office:value-type="float" office:value="1.06710123795637" calcext:value-type="float">
            <text:p>1,06710123795637</text:p>
          </table:table-cell>
          <table:table-cell office:value-type="float" office:value="0.967290779330913" calcext:value-type="float">
            <text:p>0,967290779330913</text:p>
          </table:table-cell>
          <table:table-cell office:value-type="float" office:value="1.14436656250762" calcext:value-type="float">
            <text:p>1,14436656250762</text:p>
          </table:table-cell>
          <table:table-cell office:value-type="float" office:value="1.07129646324484" calcext:value-type="float">
            <text:p>1,07129646324484</text:p>
          </table:table-cell>
          <table:table-cell office:value-type="float" office:value="1.07769496519779" calcext:value-type="float">
            <text:p>1,07769496519779</text:p>
          </table:table-cell>
          <table:table-cell office:value-type="float" office:value="0.931841851577697" calcext:value-type="float">
            <text:p>0,931841851577697</text:p>
          </table:table-cell>
          <table:table-cell office:value-type="float" office:value="1.04519503449895" calcext:value-type="float">
            <text:p>1,04519503449895</text:p>
          </table:table-cell>
          <table:table-cell office:value-type="float" office:value="1.08847125501847" calcext:value-type="float">
            <text:p>1,08847125501847</text:p>
          </table:table-cell>
          <table:table-cell office:value-type="float" office:value="1.01175792536908" calcext:value-type="float">
            <text:p>1,01175792536908</text:p>
          </table:table-cell>
          <table:table-cell office:value-type="float" office:value="0.880236679722811" calcext:value-type="float">
            <text:p>0,880236679722811</text:p>
          </table:table-cell>
          <table:table-cell office:value-type="float" office:value="0.883146093695182" calcext:value-type="float">
            <text:p>0,883146093695182</text:p>
          </table:table-cell>
          <table:table-cell office:value-type="float" office:value="0.840423969873551" calcext:value-type="float">
            <text:p>0,840423969873551</text:p>
          </table:table-cell>
          <table:table-cell office:value-type="float" office:value="0.795998606380572" calcext:value-type="float">
            <text:p>0,795998606380572</text:p>
          </table:table-cell>
          <table:table-cell table:style-name="ce6" office:value-type="float" office:value="0.958246282068562" calcext:value-type="float">
            <text:p>0,958246282068562</text:p>
          </table:table-cell>
          <table:table-cell table:style-name="ce6" office:value-type="float" office:value="0.950678238851013" calcext:value-type="float">
            <text:p>0,950678238851013</text:p>
          </table:table-cell>
          <table:table-cell office:value-type="float" office:value="0.93004610142313" calcext:value-type="float">
            <text:p>0,93004610142313</text:p>
          </table:table-cell>
          <table:table-cell office:value-type="float" office:value="0.736718140963517" calcext:value-type="float">
            <text:p>0,736718140963517</text:p>
          </table:table-cell>
          <table:table-cell office:value-type="float" office:value="0.935341519570222" calcext:value-type="float">
            <text:p>0,935341519570222</text:p>
          </table:table-cell>
          <table:table-cell office:value-type="float" office:value="0.993311751159763" calcext:value-type="float">
            <text:p>0,993311751159763</text:p>
          </table:table-cell>
          <table:table-cell office:value-type="float" office:value="0.886906342355941" calcext:value-type="float">
            <text:p>0,886906342355941</text:p>
          </table:table-cell>
          <table:table-cell office:value-type="float" office:value="1.01923719955759" calcext:value-type="float">
            <text:p>1,01923719955759</text:p>
          </table:table-cell>
          <table:table-cell office:value-type="float" office:value="0.883933276704808" calcext:value-type="float">
            <text:p>0,883933276704808</text:p>
          </table:table-cell>
          <table:table-cell office:value-type="float" office:value="0.951180673023898" calcext:value-type="float">
            <text:p>0,951180673023898</text:p>
          </table:table-cell>
          <table:table-cell table:number-columns-repeated="4"/>
          <table:table-cell office:value-type="float" office:value="0.708434629654437" calcext:value-type="float">
            <text:p>0,708434629654437</text:p>
          </table:table-cell>
          <table:table-cell office:value-type="float" office:value="0.848759675057527" calcext:value-type="float">
            <text:p>0,848759675057527</text:p>
          </table:table-cell>
          <table:table-cell office:value-type="float" office:value="0.950090652699436" calcext:value-type="float">
            <text:p>0,950090652699436</text:p>
          </table:table-cell>
          <table:table-cell office:value-type="float" office:value="0.952320496310445" calcext:value-type="float">
            <text:p>0,952320496310445</text:p>
          </table:table-cell>
          <table:table-cell office:value-type="float" office:value="0.842242122056019" calcext:value-type="float">
            <text:p>0,842242122056019</text:p>
          </table:table-cell>
          <table:table-cell office:value-type="float" office:value="0.906474001494496" calcext:value-type="float">
            <text:p>0,906474001494496</text:p>
          </table:table-cell>
          <table:table-cell table:number-columns-repeated="2"/>
          <table:table-cell office:value-type="float" office:value="1.12893182712983" calcext:value-type="float">
            <text:p>1,12893182712983</text:p>
          </table:table-cell>
          <table:table-cell office:value-type="float" office:value="1.03880608459776" calcext:value-type="float">
            <text:p>1,03880608459776</text:p>
          </table:table-cell>
          <table:table-cell office:value-type="float" office:value="1.10072060400189" calcext:value-type="float">
            <text:p>1,10072060400189</text:p>
          </table:table-cell>
          <table:table-cell office:value-type="float" office:value="0.976166650974734" calcext:value-type="float">
            <text:p>0,976166650974734</text:p>
          </table:table-cell>
          <table:table-cell office:value-type="float" office:value="0.934396589908992" calcext:value-type="float">
            <text:p>0,934396589908992</text:p>
          </table:table-cell>
          <table:table-cell office:value-type="float" office:value="0.930275527384371" calcext:value-type="float">
            <text:p>0,930275527384371</text:p>
          </table:table-cell>
          <table:table-cell office:value-type="float" office:value="1.0526039993079" calcext:value-type="float">
            <text:p>1,0526039993079</text:p>
          </table:table-cell>
          <table:table-cell office:value-type="float" office:value="1.06728617950048" calcext:value-type="float">
            <text:p>1,06728617950048</text:p>
          </table:table-cell>
          <table:table-cell office:value-type="float" office:value="1.19357807214514" calcext:value-type="float">
            <text:p>1,19357807214514</text:p>
          </table:table-cell>
          <table:table-cell office:value-type="float" office:value="0.931650287813603" calcext:value-type="float">
            <text:p>0,931650287813603</text:p>
          </table:table-cell>
          <table:table-cell office:value-type="float" office:value="1.08054878621612" calcext:value-type="float">
            <text:p>1,08054878621612</text:p>
          </table:table-cell>
          <table:table-cell office:value-type="float" office:value="1.19341461118433" calcext:value-type="float">
            <text:p>1,19341461118433</text:p>
          </table:table-cell>
          <table:table-cell office:value-type="float" office:value="1.111106389819" calcext:value-type="float">
            <text:p>1,111106389819</text:p>
          </table:table-cell>
          <table:table-cell office:value-type="float" office:value="0.814474741955771" calcext:value-type="float">
            <text:p>0,814474741955771</text:p>
          </table:table-cell>
          <table:table-cell table:number-columns-repeated="19"/>
        </table:table-row>
        <table:table-row table:style-name="ro1">
          <table:table-cell office:value-type="float" office:value="1.09552824685622" calcext:value-type="float">
            <text:p>1,09552824685622</text:p>
          </table:table-cell>
          <table:table-cell office:value-type="float" office:value="0.866440626506884" calcext:value-type="float">
            <text:p>0,866440626506884</text:p>
          </table:table-cell>
          <table:table-cell office:value-type="float" office:value="1.00892439539908" calcext:value-type="float">
            <text:p>1,00892439539908</text:p>
          </table:table-cell>
          <table:table-cell office:value-type="float" office:value="1.07390464217535" calcext:value-type="float">
            <text:p>1,07390464217535</text:p>
          </table:table-cell>
          <table:table-cell office:value-type="float" office:value="0.99166243106616" calcext:value-type="float">
            <text:p>0,99166243106616</text:p>
          </table:table-cell>
          <table:table-cell office:value-type="float" office:value="0.889925413172098" calcext:value-type="float">
            <text:p>0,889925413172098</text:p>
          </table:table-cell>
          <table:table-cell office:value-type="float" office:value="0.862215583061856" calcext:value-type="float">
            <text:p>0,862215583061856</text:p>
          </table:table-cell>
          <table:table-cell office:value-type="float" office:value="0.729150107802381" calcext:value-type="float">
            <text:p>0,729150107802381</text:p>
          </table:table-cell>
          <table:table-cell office:value-type="float" office:value="0.911308027847589" calcext:value-type="float">
            <text:p>0,911308027847589</text:p>
          </table:table-cell>
          <table:table-cell office:value-type="float" office:value="0.919539972095054" calcext:value-type="float">
            <text:p>0,919539972095054</text:p>
          </table:table-cell>
          <table:table-cell office:value-type="float" office:value="1.09818881059413" calcext:value-type="float">
            <text:p>1,09818881059413</text:p>
          </table:table-cell>
          <table:table-cell office:value-type="float" office:value="1.02339361707337" calcext:value-type="float">
            <text:p>1,02339361707337</text:p>
          </table:table-cell>
          <table:table-cell office:value-type="float" office:value="0.988994982371555" calcext:value-type="float">
            <text:p>0,988994982371555</text:p>
          </table:table-cell>
          <table:table-cell office:value-type="float" office:value="1.18410683560817" calcext:value-type="float">
            <text:p>1,18410683560817</text:p>
          </table:table-cell>
          <table:table-cell office:value-type="float" office:value="1.02009739670721" calcext:value-type="float">
            <text:p>1,02009739670721</text:p>
          </table:table-cell>
          <table:table-cell office:value-type="float" office:value="1.11907695711273" calcext:value-type="float">
            <text:p>1,11907695711273</text:p>
          </table:table-cell>
          <table:table-cell office:value-type="float" office:value="0.863701692470702" calcext:value-type="float">
            <text:p>0,863701692470702</text:p>
          </table:table-cell>
          <table:table-cell office:value-type="float" office:value="1.044995379361" calcext:value-type="float">
            <text:p>1,044995379361</text:p>
          </table:table-cell>
          <table:table-cell office:value-type="float" office:value="1.16093161088262" calcext:value-type="float">
            <text:p>1,16093161088262</text:p>
          </table:table-cell>
          <table:table-cell office:value-type="float" office:value="1.01097729878255" calcext:value-type="float">
            <text:p>1,01097729878255</text:p>
          </table:table-cell>
          <table:table-cell office:value-type="float" office:value="0.892071049560963" calcext:value-type="float">
            <text:p>0,892071049560963</text:p>
          </table:table-cell>
          <table:table-cell office:value-type="float" office:value="0.904029449417472" calcext:value-type="float">
            <text:p>0,904029449417472</text:p>
          </table:table-cell>
          <table:table-cell office:value-type="float" office:value="0.84786832551325" calcext:value-type="float">
            <text:p>0,84786832551325</text:p>
          </table:table-cell>
          <table:table-cell office:value-type="float" office:value="0.787910448592302" calcext:value-type="float">
            <text:p>0,787910448592302</text:p>
          </table:table-cell>
          <table:table-cell table:style-name="ce6" office:value-type="float" office:value="0.897563025210084" calcext:value-type="float">
            <text:p>0,897563025210084</text:p>
          </table:table-cell>
          <table:table-cell table:style-name="ce6" office:value-type="float" office:value="1.0129847798788" calcext:value-type="float">
            <text:p>1,0129847798788</text:p>
          </table:table-cell>
          <table:table-cell office:value-type="float" office:value="0.814223578948359" calcext:value-type="float">
            <text:p>0,814223578948359</text:p>
          </table:table-cell>
          <table:table-cell office:value-type="float" office:value="0.842791519434629" calcext:value-type="float">
            <text:p>0,842791519434629</text:p>
          </table:table-cell>
          <table:table-cell office:value-type="float" office:value="0.875136047971571" calcext:value-type="float">
            <text:p>0,875136047971571</text:p>
          </table:table-cell>
          <table:table-cell office:value-type="float" office:value="0.997025059724995" calcext:value-type="float">
            <text:p>0,997025059724995</text:p>
          </table:table-cell>
          <table:table-cell office:value-type="float" office:value="0.951042865927806" calcext:value-type="float">
            <text:p>0,951042865927806</text:p>
          </table:table-cell>
          <table:table-cell office:value-type="float" office:value="0.972861236911384" calcext:value-type="float">
            <text:p>0,972861236911384</text:p>
          </table:table-cell>
          <table:table-cell office:value-type="float" office:value="0.869459868753155" calcext:value-type="float">
            <text:p>0,869459868753155</text:p>
          </table:table-cell>
          <table:table-cell office:value-type="float" office:value="0.901554756113221" calcext:value-type="float">
            <text:p>0,901554756113221</text:p>
          </table:table-cell>
          <table:table-cell table:number-columns-repeated="2"/>
          <table:table-cell office:value-type="float" office:value="0.983093179634966" calcext:value-type="float">
            <text:p>0,983093179634966</text:p>
          </table:table-cell>
          <table:table-cell office:value-type="float" office:value="0.96766269873404" calcext:value-type="float">
            <text:p>0,96766269873404</text:p>
          </table:table-cell>
          <table:table-cell office:value-type="float" office:value="0.785839355463588" calcext:value-type="float">
            <text:p>0,785839355463588</text:p>
          </table:table-cell>
          <table:table-cell office:value-type="float" office:value="0.890227028974235" calcext:value-type="float">
            <text:p>0,890227028974235</text:p>
          </table:table-cell>
          <table:table-cell office:value-type="float" office:value="1.02318283214554" calcext:value-type="float">
            <text:p>1,02318283214554</text:p>
          </table:table-cell>
          <table:table-cell office:value-type="float" office:value="0.897654415476718" calcext:value-type="float">
            <text:p>0,897654415476718</text:p>
          </table:table-cell>
          <table:table-cell office:value-type="float" office:value="0.926033405401889" calcext:value-type="float">
            <text:p>0,926033405401889</text:p>
          </table:table-cell>
          <table:table-cell office:value-type="float" office:value="0.860919166565864" calcext:value-type="float">
            <text:p>0,860919166565864</text:p>
          </table:table-cell>
          <table:table-cell table:number-columns-repeated="2"/>
          <table:table-cell office:value-type="float" office:value="1.10677411231427" calcext:value-type="float">
            <text:p>1,10677411231427</text:p>
          </table:table-cell>
          <table:table-cell office:value-type="float" office:value="1.02685326379003" calcext:value-type="float">
            <text:p>1,02685326379003</text:p>
          </table:table-cell>
          <table:table-cell office:value-type="float" office:value="0.986564037175707" calcext:value-type="float">
            <text:p>0,986564037175707</text:p>
          </table:table-cell>
          <table:table-cell office:value-type="float" office:value="1.0372592043581" calcext:value-type="float">
            <text:p>1,0372592043581</text:p>
          </table:table-cell>
          <table:table-cell office:value-type="float" office:value="0.983539854371605" calcext:value-type="float">
            <text:p>0,983539854371605</text:p>
          </table:table-cell>
          <table:table-cell office:value-type="float" office:value="0.981062054026503" calcext:value-type="float">
            <text:p>0,981062054026503</text:p>
          </table:table-cell>
          <table:table-cell office:value-type="float" office:value="1.04984539561541" calcext:value-type="float">
            <text:p>1,04984539561541</text:p>
          </table:table-cell>
          <table:table-cell office:value-type="float" office:value="1.06948698076459" calcext:value-type="float">
            <text:p>1,06948698076459</text:p>
          </table:table-cell>
          <table:table-cell office:value-type="float" office:value="1.04624087119118" calcext:value-type="float">
            <text:p>1,04624087119118</text:p>
          </table:table-cell>
          <table:table-cell office:value-type="float" office:value="1.02499572675993" calcext:value-type="float">
            <text:p>1,02499572675993</text:p>
          </table:table-cell>
          <table:table-cell office:value-type="float" office:value="1.1918925755695" calcext:value-type="float">
            <text:p>1,1918925755695</text:p>
          </table:table-cell>
          <table:table-cell office:value-type="float" office:value="1.16112945758523" calcext:value-type="float">
            <text:p>1,16112945758523</text:p>
          </table:table-cell>
          <table:table-cell office:value-type="float" office:value="1.06458686322612" calcext:value-type="float">
            <text:p>1,06458686322612</text:p>
          </table:table-cell>
          <table:table-cell office:value-type="float" office:value="0.868538631346578" calcext:value-type="float">
            <text:p>0,868538631346578</text:p>
          </table:table-cell>
          <table:table-cell table:number-columns-repeated="19"/>
        </table:table-row>
        <table:table-row table:style-name="ro1">
          <table:table-cell office:value-type="float" office:value="1.01662973352033" calcext:value-type="float">
            <text:p>1,01662973352033</text:p>
          </table:table-cell>
          <table:table-cell office:value-type="float" office:value="0.886238263728303" calcext:value-type="float">
            <text:p>0,886238263728303</text:p>
          </table:table-cell>
          <table:table-cell office:value-type="float" office:value="1.09210582917178" calcext:value-type="float">
            <text:p>1,09210582917178</text:p>
          </table:table-cell>
          <table:table-cell office:value-type="float" office:value="1.05968164977924" calcext:value-type="float">
            <text:p>1,05968164977924</text:p>
          </table:table-cell>
          <table:table-cell office:value-type="float" office:value="1.02752989308335" calcext:value-type="float">
            <text:p>1,02752989308335</text:p>
          </table:table-cell>
          <table:table-cell office:value-type="float" office:value="0.860137747416193" calcext:value-type="float">
            <text:p>0,860137747416193</text:p>
          </table:table-cell>
          <table:table-cell office:value-type="float" office:value="0.966381526994192" calcext:value-type="float">
            <text:p>0,966381526994192</text:p>
          </table:table-cell>
          <table:table-cell office:value-type="float" office:value="0.705753342570045" calcext:value-type="float">
            <text:p>0,705753342570045</text:p>
          </table:table-cell>
          <table:table-cell office:value-type="float" office:value="0.937446162087019" calcext:value-type="float">
            <text:p>0,937446162087019</text:p>
          </table:table-cell>
          <table:table-cell office:value-type="float" office:value="0.958036372823478" calcext:value-type="float">
            <text:p>0,958036372823478</text:p>
          </table:table-cell>
          <table:table-cell office:value-type="float" office:value="1.10915463052242" calcext:value-type="float">
            <text:p>1,10915463052242</text:p>
          </table:table-cell>
          <table:table-cell office:value-type="float" office:value="1.15911831015622" calcext:value-type="float">
            <text:p>1,15911831015622</text:p>
          </table:table-cell>
          <table:table-cell office:value-type="float" office:value="1.07952907620508" calcext:value-type="float">
            <text:p>1,07952907620508</text:p>
          </table:table-cell>
          <table:table-cell office:value-type="float" office:value="1.09096614315433" calcext:value-type="float">
            <text:p>1,09096614315433</text:p>
          </table:table-cell>
          <table:table-cell office:value-type="float" office:value="1.09989959839357" calcext:value-type="float">
            <text:p>1,09989959839357</text:p>
          </table:table-cell>
          <table:table-cell office:value-type="float" office:value="1.14382154853178" calcext:value-type="float">
            <text:p>1,14382154853178</text:p>
          </table:table-cell>
          <table:table-cell office:value-type="float" office:value="0.790523732377979" calcext:value-type="float">
            <text:p>0,790523732377979</text:p>
          </table:table-cell>
          <table:table-cell office:value-type="float" office:value="1.03113551259717" calcext:value-type="float">
            <text:p>1,03113551259717</text:p>
          </table:table-cell>
          <table:table-cell office:value-type="float" office:value="1.12786439671783" calcext:value-type="float">
            <text:p>1,12786439671783</text:p>
          </table:table-cell>
          <table:table-cell office:value-type="float" office:value="0.956996332122153" calcext:value-type="float">
            <text:p>0,956996332122153</text:p>
          </table:table-cell>
          <table:table-cell office:value-type="float" office:value="0.801935275830969" calcext:value-type="float">
            <text:p>0,801935275830969</text:p>
          </table:table-cell>
          <table:table-cell office:value-type="float" office:value="0.959212507406544" calcext:value-type="float">
            <text:p>0,959212507406544</text:p>
          </table:table-cell>
          <table:table-cell office:value-type="float" office:value="0.90854271968635" calcext:value-type="float">
            <text:p>0,90854271968635</text:p>
          </table:table-cell>
          <table:table-cell office:value-type="float" office:value="0.82056735592206" calcext:value-type="float">
            <text:p>0,82056735592206</text:p>
          </table:table-cell>
          <table:table-cell table:style-name="ce6" office:value-type="float" office:value="1.07245904890382" calcext:value-type="float">
            <text:p>1,07245904890382</text:p>
          </table:table-cell>
          <table:table-cell table:style-name="ce6" office:value-type="float" office:value="0.923272633451273" calcext:value-type="float">
            <text:p>0,923272633451273</text:p>
          </table:table-cell>
          <table:table-cell office:value-type="float" office:value="0.84137447463635" calcext:value-type="float">
            <text:p>0,84137447463635</text:p>
          </table:table-cell>
          <table:table-cell office:value-type="float" office:value="0.723402820610967" calcext:value-type="float">
            <text:p>0,723402820610967</text:p>
          </table:table-cell>
          <table:table-cell office:value-type="float" office:value="0.917343603085225" calcext:value-type="float">
            <text:p>0,917343603085225</text:p>
          </table:table-cell>
          <table:table-cell office:value-type="float" office:value="0.988510827113253" calcext:value-type="float">
            <text:p>0,988510827113253</text:p>
          </table:table-cell>
          <table:table-cell office:value-type="float" office:value="0.959065299444363" calcext:value-type="float">
            <text:p>0,959065299444363</text:p>
          </table:table-cell>
          <table:table-cell office:value-type="float" office:value="0.955395652346614" calcext:value-type="float">
            <text:p>0,955395652346614</text:p>
          </table:table-cell>
          <table:table-cell table:number-columns-repeated="2" office:value-type="float" office:value="0.869446435886931" calcext:value-type="float">
            <text:p>0,869446435886931</text:p>
          </table:table-cell>
          <table:table-cell office:value-type="float" office:value="1.13937884750473" calcext:value-type="float">
            <text:p>1,13937884750473</text:p>
          </table:table-cell>
          <table:table-cell office:value-type="float" office:value="1.07154960838942" calcext:value-type="float">
            <text:p>1,07154960838942</text:p>
          </table:table-cell>
          <table:table-cell office:value-type="float" office:value="0.907524469305359" calcext:value-type="float">
            <text:p>0,907524469305359</text:p>
          </table:table-cell>
          <table:table-cell office:value-type="float" office:value="0.912792771370823" calcext:value-type="float">
            <text:p>0,912792771370823</text:p>
          </table:table-cell>
          <table:table-cell office:value-type="float" office:value="0.869565326826051" calcext:value-type="float">
            <text:p>0,869565326826051</text:p>
          </table:table-cell>
          <table:table-cell office:value-type="float" office:value="0.852623692848705" calcext:value-type="float">
            <text:p>0,852623692848705</text:p>
          </table:table-cell>
          <table:table-cell office:value-type="float" office:value="0.924330180363016" calcext:value-type="float">
            <text:p>0,924330180363016</text:p>
          </table:table-cell>
          <table:table-cell office:value-type="float" office:value="0.888001497980982" calcext:value-type="float">
            <text:p>0,888001497980982</text:p>
          </table:table-cell>
          <table:table-cell office:value-type="float" office:value="1.06754200954145" calcext:value-type="float">
            <text:p>1,06754200954145</text:p>
          </table:table-cell>
          <table:table-cell office:value-type="float" office:value="0.991780839962431" calcext:value-type="float">
            <text:p>0,991780839962431</text:p>
          </table:table-cell>
          <table:table-cell table:number-columns-repeated="2"/>
          <table:table-cell office:value-type="float" office:value="1.0509759779616" calcext:value-type="float">
            <text:p>1,0509759779616</text:p>
          </table:table-cell>
          <table:table-cell office:value-type="float" office:value="0.985533396907002" calcext:value-type="float">
            <text:p>0,985533396907002</text:p>
          </table:table-cell>
          <table:table-cell office:value-type="float" office:value="0.985666038028407" calcext:value-type="float">
            <text:p>0,985666038028407</text:p>
          </table:table-cell>
          <table:table-cell office:value-type="float" office:value="1.18948010543713" calcext:value-type="float">
            <text:p>1,18948010543713</text:p>
          </table:table-cell>
          <table:table-cell office:value-type="float" office:value="0.989006967264887" calcext:value-type="float">
            <text:p>0,989006967264887</text:p>
          </table:table-cell>
          <table:table-cell office:value-type="float" office:value="0.932363886543453" calcext:value-type="float">
            <text:p>0,932363886543453</text:p>
          </table:table-cell>
          <table:table-cell office:value-type="float" office:value="1.01624337075896" calcext:value-type="float">
            <text:p>1,01624337075896</text:p>
          </table:table-cell>
          <table:table-cell office:value-type="float" office:value="1.0579086479345" calcext:value-type="float">
            <text:p>1,0579086479345</text:p>
          </table:table-cell>
          <table:table-cell office:value-type="float" office:value="1.23437217917929" calcext:value-type="float">
            <text:p>1,23437217917929</text:p>
          </table:table-cell>
          <table:table-cell office:value-type="float" office:value="0.988631940425749" calcext:value-type="float">
            <text:p>0,988631940425749</text:p>
          </table:table-cell>
          <table:table-cell office:value-type="float" office:value="1.22004319642941" calcext:value-type="float">
            <text:p>1,22004319642941</text:p>
          </table:table-cell>
          <table:table-cell office:value-type="float" office:value="1.2307924130803" calcext:value-type="float">
            <text:p>1,2307924130803</text:p>
          </table:table-cell>
          <table:table-cell office:value-type="float" office:value="1.02588369824773" calcext:value-type="float">
            <text:p>1,02588369824773</text:p>
          </table:table-cell>
          <table:table-cell office:value-type="float" office:value="0.876861682450174" calcext:value-type="float">
            <text:p>0,876861682450174</text:p>
          </table:table-cell>
          <table:table-cell table:number-columns-repeated="19"/>
        </table:table-row>
        <table:table-row table:style-name="ro1">
          <table:table-cell office:value-type="float" office:value="1.05390706701977" calcext:value-type="float">
            <text:p>1,05390706701977</text:p>
          </table:table-cell>
          <table:table-cell office:value-type="float" office:value="0.903025283574014" calcext:value-type="float">
            <text:p>0,903025283574014</text:p>
          </table:table-cell>
          <table:table-cell office:value-type="float" office:value="1.02745227166523" calcext:value-type="float">
            <text:p>1,02745227166523</text:p>
          </table:table-cell>
          <table:table-cell office:value-type="float" office:value="1.08534566985908" calcext:value-type="float">
            <text:p>1,08534566985908</text:p>
          </table:table-cell>
          <table:table-cell office:value-type="float" office:value="1.07851030214249" calcext:value-type="float">
            <text:p>1,07851030214249</text:p>
          </table:table-cell>
          <table:table-cell office:value-type="float" office:value="0.951504527357573" calcext:value-type="float">
            <text:p>0,951504527357573</text:p>
          </table:table-cell>
          <table:table-cell office:value-type="float" office:value="0.909872685324479" calcext:value-type="float">
            <text:p>0,909872685324479</text:p>
          </table:table-cell>
          <table:table-cell office:value-type="float" office:value="0.789755122106107" calcext:value-type="float">
            <text:p>0,789755122106107</text:p>
          </table:table-cell>
          <table:table-cell office:value-type="float" office:value="0.965502537342296" calcext:value-type="float">
            <text:p>0,965502537342296</text:p>
          </table:table-cell>
          <table:table-cell office:value-type="float" office:value="0.928836532846648" calcext:value-type="float">
            <text:p>0,928836532846648</text:p>
          </table:table-cell>
          <table:table-cell office:value-type="float" office:value="1.01646301358237" calcext:value-type="float">
            <text:p>1,01646301358237</text:p>
          </table:table-cell>
          <table:table-cell office:value-type="float" office:value="1.13179710360561" calcext:value-type="float">
            <text:p>1,13179710360561</text:p>
          </table:table-cell>
          <table:table-cell office:value-type="float" office:value="1.01403592349495" calcext:value-type="float">
            <text:p>1,01403592349495</text:p>
          </table:table-cell>
          <table:table-cell office:value-type="float" office:value="1.12195362496712" calcext:value-type="float">
            <text:p>1,12195362496712</text:p>
          </table:table-cell>
          <table:table-cell office:value-type="float" office:value="0.971452602414407" calcext:value-type="float">
            <text:p>0,971452602414407</text:p>
          </table:table-cell>
          <table:table-cell office:value-type="float" office:value="1.03401550089263" calcext:value-type="float">
            <text:p>1,03401550089263</text:p>
          </table:table-cell>
          <table:table-cell office:value-type="float" office:value="0.863861084547254" calcext:value-type="float">
            <text:p>0,863861084547254</text:p>
          </table:table-cell>
          <table:table-cell office:value-type="float" office:value="0.96570478565491" calcext:value-type="float">
            <text:p>0,96570478565491</text:p>
          </table:table-cell>
          <table:table-cell office:value-type="float" office:value="1.18473936070113" calcext:value-type="float">
            <text:p>1,18473936070113</text:p>
          </table:table-cell>
          <table:table-cell office:value-type="float" office:value="0.90915720043091" calcext:value-type="float">
            <text:p>0,90915720043091</text:p>
          </table:table-cell>
          <table:table-cell office:value-type="float" office:value="0.781046734654117" calcext:value-type="float">
            <text:p>0,781046734654117</text:p>
          </table:table-cell>
          <table:table-cell office:value-type="float" office:value="0.93174286424201" calcext:value-type="float">
            <text:p>0,93174286424201</text:p>
          </table:table-cell>
          <table:table-cell office:value-type="float" office:value="0.941917458989189" calcext:value-type="float">
            <text:p>0,941917458989189</text:p>
          </table:table-cell>
          <table:table-cell office:value-type="float" office:value="0.858408313109444" calcext:value-type="float">
            <text:p>0,858408313109444</text:p>
          </table:table-cell>
          <table:table-cell table:style-name="ce6" office:value-type="float" office:value="1.04782972782968" calcext:value-type="float">
            <text:p>1,04782972782968</text:p>
          </table:table-cell>
          <table:table-cell table:style-name="ce6" office:value-type="float" office:value="0.886990378657772" calcext:value-type="float">
            <text:p>0,886990378657772</text:p>
          </table:table-cell>
          <table:table-cell office:value-type="float" office:value="0.752599749848273" calcext:value-type="float">
            <text:p>0,752599749848273</text:p>
          </table:table-cell>
          <table:table-cell office:value-type="float" office:value="0.769513160891046" calcext:value-type="float">
            <text:p>0,769513160891046</text:p>
          </table:table-cell>
          <table:table-cell office:value-type="float" office:value="1.00076312081274" calcext:value-type="float">
            <text:p>1,00076312081274</text:p>
          </table:table-cell>
          <table:table-cell office:value-type="float" office:value="1.00767105771996" calcext:value-type="float">
            <text:p>1,00767105771996</text:p>
          </table:table-cell>
          <table:table-cell office:value-type="float" office:value="0.953235500648027" calcext:value-type="float">
            <text:p>0,953235500648027</text:p>
          </table:table-cell>
          <table:table-cell office:value-type="float" office:value="1.03802375445383" calcext:value-type="float">
            <text:p>1,03802375445383</text:p>
          </table:table-cell>
          <table:table-cell office:value-type="float" office:value="0.964991168792051" calcext:value-type="float">
            <text:p>0,964991168792051</text:p>
          </table:table-cell>
          <table:table-cell office:value-type="float" office:value="0.963879802109801" calcext:value-type="float">
            <text:p>0,963879802109801</text:p>
          </table:table-cell>
          <table:table-cell office:value-type="float" office:value="1.1772933495629" calcext:value-type="float">
            <text:p>1,1772933495629</text:p>
          </table:table-cell>
          <table:table-cell office:value-type="float" office:value="1.01851792980671" calcext:value-type="float">
            <text:p>1,01851792980671</text:p>
          </table:table-cell>
          <table:table-cell office:value-type="float" office:value="0.956417560007814" calcext:value-type="float">
            <text:p>0,956417560007814</text:p>
          </table:table-cell>
          <table:table-cell office:value-type="float" office:value="0.988851631132276" calcext:value-type="float">
            <text:p>0,988851631132276</text:p>
          </table:table-cell>
          <table:table-cell office:value-type="float" office:value="0.712323895244909" calcext:value-type="float">
            <text:p>0,712323895244909</text:p>
          </table:table-cell>
          <table:table-cell office:value-type="float" office:value="0.8675944661897" calcext:value-type="float">
            <text:p>0,8675944661897</text:p>
          </table:table-cell>
          <table:table-cell office:value-type="float" office:value="0.977088820053764" calcext:value-type="float">
            <text:p>0,977088820053764</text:p>
          </table:table-cell>
          <table:table-cell office:value-type="float" office:value="0.890517422779165" calcext:value-type="float">
            <text:p>0,890517422779165</text:p>
          </table:table-cell>
          <table:table-cell office:value-type="float" office:value="0.853892059706605" calcext:value-type="float">
            <text:p>0,853892059706605</text:p>
          </table:table-cell>
          <table:table-cell office:value-type="float" office:value="0.937830646943648" calcext:value-type="float">
            <text:p>0,937830646943648</text:p>
          </table:table-cell>
          <table:table-cell office:value-type="float" office:value="0.926203221646003" calcext:value-type="float">
            <text:p>0,926203221646003</text:p>
          </table:table-cell>
          <table:table-cell office:value-type="float" office:value="0.946382391950754" calcext:value-type="float">
            <text:p>0,946382391950754</text:p>
          </table:table-cell>
          <table:table-cell office:value-type="float" office:value="1.05136932582353" calcext:value-type="float">
            <text:p>1,05136932582353</text:p>
          </table:table-cell>
          <table:table-cell office:value-type="float" office:value="0.99234560705801" calcext:value-type="float">
            <text:p>0,99234560705801</text:p>
          </table:table-cell>
          <table:table-cell office:value-type="float" office:value="1.16919989391341" calcext:value-type="float">
            <text:p>1,16919989391341</text:p>
          </table:table-cell>
          <table:table-cell office:value-type="float" office:value="1.07724495120952" calcext:value-type="float">
            <text:p>1,07724495120952</text:p>
          </table:table-cell>
          <table:table-cell office:value-type="float" office:value="1.03452288534313" calcext:value-type="float">
            <text:p>1,03452288534313</text:p>
          </table:table-cell>
          <table:table-cell office:value-type="float" office:value="0.954800102956369" calcext:value-type="float">
            <text:p>0,954800102956369</text:p>
          </table:table-cell>
          <table:table-cell office:value-type="float" office:value="1.04772286255921" calcext:value-type="float">
            <text:p>1,04772286255921</text:p>
          </table:table-cell>
          <table:table-cell office:value-type="float" office:value="1.00651649775826" calcext:value-type="float">
            <text:p>1,00651649775826</text:p>
          </table:table-cell>
          <table:table-cell office:value-type="float" office:value="1.37250053679746" calcext:value-type="float">
            <text:p>1,37250053679746</text:p>
          </table:table-cell>
          <table:table-cell office:value-type="float" office:value="1.04891097635011" calcext:value-type="float">
            <text:p>1,04891097635011</text:p>
          </table:table-cell>
          <table:table-cell office:value-type="float" office:value="1.12046040574367" calcext:value-type="float">
            <text:p>1,12046040574367</text:p>
          </table:table-cell>
          <table:table-cell office:value-type="float" office:value="1.14656502843584" calcext:value-type="float">
            <text:p>1,14656502843584</text:p>
          </table:table-cell>
          <table:table-cell office:value-type="float" office:value="1.05925512871767" calcext:value-type="float">
            <text:p>1,05925512871767</text:p>
          </table:table-cell>
          <table:table-cell office:value-type="float" office:value="0.941874372087493" calcext:value-type="float">
            <text:p>0,941874372087493</text:p>
          </table:table-cell>
          <table:table-cell table:number-columns-repeated="19"/>
        </table:table-row>
        <table:table-row table:style-name="ro1">
          <table:table-cell office:value-type="float" office:value="0.913417493021082" calcext:value-type="float">
            <text:p>0,913417493021082</text:p>
          </table:table-cell>
          <table:table-cell office:value-type="float" office:value="0.87850773669027" calcext:value-type="float">
            <text:p>0,87850773669027</text:p>
          </table:table-cell>
          <table:table-cell office:value-type="float" office:value="1.00560035918406" calcext:value-type="float">
            <text:p>1,00560035918406</text:p>
          </table:table-cell>
          <table:table-cell office:value-type="float" office:value="1.08665814991385" calcext:value-type="float">
            <text:p>1,08665814991385</text:p>
          </table:table-cell>
          <table:table-cell office:value-type="float" office:value="1.12410617407791" calcext:value-type="float">
            <text:p>1,12410617407791</text:p>
          </table:table-cell>
          <table:table-cell office:value-type="float" office:value="0.871313048506598" calcext:value-type="float">
            <text:p>0,871313048506598</text:p>
          </table:table-cell>
          <table:table-cell office:value-type="float" office:value="0.854223138679479" calcext:value-type="float">
            <text:p>0,854223138679479</text:p>
          </table:table-cell>
          <table:table-cell office:value-type="float" office:value="0.751427862415274" calcext:value-type="float">
            <text:p>0,751427862415274</text:p>
          </table:table-cell>
          <table:table-cell office:value-type="float" office:value="0.944052792328329" calcext:value-type="float">
            <text:p>0,944052792328329</text:p>
          </table:table-cell>
          <table:table-cell office:value-type="float" office:value="1.02546692310858" calcext:value-type="float">
            <text:p>1,02546692310858</text:p>
          </table:table-cell>
          <table:table-cell office:value-type="float" office:value="1.05143536117653" calcext:value-type="float">
            <text:p>1,05143536117653</text:p>
          </table:table-cell>
          <table:table-cell office:value-type="float" office:value="1.10184086004109" calcext:value-type="float">
            <text:p>1,10184086004109</text:p>
          </table:table-cell>
          <table:table-cell office:value-type="float" office:value="1.00311974785423" calcext:value-type="float">
            <text:p>1,00311974785423</text:p>
          </table:table-cell>
          <table:table-cell office:value-type="float" office:value="1.24252542475616" calcext:value-type="float">
            <text:p>1,24252542475616</text:p>
          </table:table-cell>
          <table:table-cell office:value-type="float" office:value="0.917290858160662" calcext:value-type="float">
            <text:p>0,917290858160662</text:p>
          </table:table-cell>
          <table:table-cell office:value-type="float" office:value="1.08080357265847" calcext:value-type="float">
            <text:p>1,08080357265847</text:p>
          </table:table-cell>
          <table:table-cell office:value-type="float" office:value="0.845418558677839" calcext:value-type="float">
            <text:p>0,845418558677839</text:p>
          </table:table-cell>
          <table:table-cell office:value-type="float" office:value="0.963514789478755" calcext:value-type="float">
            <text:p>0,963514789478755</text:p>
          </table:table-cell>
          <table:table-cell office:value-type="float" office:value="1.12563061156818" calcext:value-type="float">
            <text:p>1,12563061156818</text:p>
          </table:table-cell>
          <table:table-cell office:value-type="float" office:value="1.00571234385405" calcext:value-type="float">
            <text:p>1,00571234385405</text:p>
          </table:table-cell>
          <table:table-cell office:value-type="float" office:value="0.832983255470377" calcext:value-type="float">
            <text:p>0,832983255470377</text:p>
          </table:table-cell>
          <table:table-cell office:value-type="float" office:value="0.898642513356908" calcext:value-type="float">
            <text:p>0,898642513356908</text:p>
          </table:table-cell>
          <table:table-cell office:value-type="float" office:value="0.994575830454199" calcext:value-type="float">
            <text:p>0,994575830454199</text:p>
          </table:table-cell>
          <table:table-cell office:value-type="float" office:value="0.97235264428973" calcext:value-type="float">
            <text:p>0,97235264428973</text:p>
          </table:table-cell>
          <table:table-cell table:style-name="ce6" office:value-type="float" office:value="0.993518577943717" calcext:value-type="float">
            <text:p>0,993518577943717</text:p>
          </table:table-cell>
          <table:table-cell table:style-name="ce6" office:value-type="float" office:value="0.889095832839293" calcext:value-type="float">
            <text:p>0,889095832839293</text:p>
          </table:table-cell>
          <table:table-cell office:value-type="float" office:value="0.909076213504851" calcext:value-type="float">
            <text:p>0,909076213504851</text:p>
          </table:table-cell>
          <table:table-cell office:value-type="float" office:value="0.76409315538721" calcext:value-type="float">
            <text:p>0,76409315538721</text:p>
          </table:table-cell>
          <table:table-cell office:value-type="float" office:value="1.06030647553138" calcext:value-type="float">
            <text:p>1,06030647553138</text:p>
          </table:table-cell>
          <table:table-cell office:value-type="float" office:value="1.00727783596292" calcext:value-type="float">
            <text:p>1,00727783596292</text:p>
          </table:table-cell>
          <table:table-cell office:value-type="float" office:value="0.889359365626559" calcext:value-type="float">
            <text:p>0,889359365626559</text:p>
          </table:table-cell>
          <table:table-cell office:value-type="float" office:value="1.07630828953397" calcext:value-type="float">
            <text:p>1,07630828953397</text:p>
          </table:table-cell>
          <table:table-cell office:value-type="float" office:value="0.809080142222399" calcext:value-type="float">
            <text:p>0,809080142222399</text:p>
          </table:table-cell>
          <table:table-cell office:value-type="float" office:value="1.01692562466881" calcext:value-type="float">
            <text:p>1,01692562466881</text:p>
          </table:table-cell>
          <table:table-cell office:value-type="float" office:value="1.19216467940177" calcext:value-type="float">
            <text:p>1,19216467940177</text:p>
          </table:table-cell>
          <table:table-cell office:value-type="float" office:value="1.08686422909837" calcext:value-type="float">
            <text:p>1,08686422909837</text:p>
          </table:table-cell>
          <table:table-cell office:value-type="float" office:value="0.886450477047151" calcext:value-type="float">
            <text:p>0,886450477047151</text:p>
          </table:table-cell>
          <table:table-cell office:value-type="float" office:value="0.929722869676473" calcext:value-type="float">
            <text:p>0,929722869676473</text:p>
          </table:table-cell>
          <table:table-cell office:value-type="float" office:value="0.782078087397831" calcext:value-type="float">
            <text:p>0,782078087397831</text:p>
          </table:table-cell>
          <table:table-cell office:value-type="float" office:value="0.885852963214201" calcext:value-type="float">
            <text:p>0,885852963214201</text:p>
          </table:table-cell>
          <table:table-cell office:value-type="float" office:value="0.876007062013117" calcext:value-type="float">
            <text:p>0,876007062013117</text:p>
          </table:table-cell>
          <table:table-cell office:value-type="float" office:value="0.93066677808805" calcext:value-type="float">
            <text:p>0,93066677808805</text:p>
          </table:table-cell>
          <table:table-cell office:value-type="float" office:value="0.819561794353452" calcext:value-type="float">
            <text:p>0,819561794353452</text:p>
          </table:table-cell>
          <table:table-cell office:value-type="float" office:value="0.972468971824792" calcext:value-type="float">
            <text:p>0,972468971824792</text:p>
          </table:table-cell>
          <table:table-cell office:value-type="float" office:value="1.00676353675722" calcext:value-type="float">
            <text:p>1,00676353675722</text:p>
          </table:table-cell>
          <table:table-cell office:value-type="float" office:value="0.956650492434232" calcext:value-type="float">
            <text:p>0,956650492434232</text:p>
          </table:table-cell>
          <table:table-cell office:value-type="float" office:value="1.00908545671285" calcext:value-type="float">
            <text:p>1,00908545671285</text:p>
          </table:table-cell>
          <table:table-cell office:value-type="float" office:value="1.04006972540321" calcext:value-type="float">
            <text:p>1,04006972540321</text:p>
          </table:table-cell>
          <table:table-cell office:value-type="float" office:value="1.1407979278418" calcext:value-type="float">
            <text:p>1,1407979278418</text:p>
          </table:table-cell>
          <table:table-cell office:value-type="float" office:value="1.07168332615465" calcext:value-type="float">
            <text:p>1,07168332615465</text:p>
          </table:table-cell>
          <table:table-cell office:value-type="float" office:value="0.965648008588242" calcext:value-type="float">
            <text:p>0,965648008588242</text:p>
          </table:table-cell>
          <table:table-cell office:value-type="float" office:value="0.997702116872315" calcext:value-type="float">
            <text:p>0,997702116872315</text:p>
          </table:table-cell>
          <table:table-cell office:value-type="float" office:value="1.08045337980705" calcext:value-type="float">
            <text:p>1,08045337980705</text:p>
          </table:table-cell>
          <table:table-cell office:value-type="float" office:value="0.987146815384887" calcext:value-type="float">
            <text:p>0,987146815384887</text:p>
          </table:table-cell>
          <table:table-cell office:value-type="float" office:value="1.19513373212679" calcext:value-type="float">
            <text:p>1,19513373212679</text:p>
          </table:table-cell>
          <table:table-cell office:value-type="float" office:value="1.19674488757936" calcext:value-type="float">
            <text:p>1,19674488757936</text:p>
          </table:table-cell>
          <table:table-cell table:number-columns-repeated="2"/>
          <table:table-cell office:value-type="float" office:value="1.0972682013712" calcext:value-type="float">
            <text:p>1,0972682013712</text:p>
          </table:table-cell>
          <table:table-cell office:value-type="float" office:value="0.854245351384993" calcext:value-type="float">
            <text:p>0,854245351384993</text:p>
          </table:table-cell>
          <table:table-cell table:number-columns-repeated="19"/>
        </table:table-row>
        <table:table-row table:style-name="ro1">
          <table:table-cell office:value-type="float" office:value="1.010997087079" calcext:value-type="float">
            <text:p>1,010997087079</text:p>
          </table:table-cell>
          <table:table-cell office:value-type="float" office:value="0.913951155857898" calcext:value-type="float">
            <text:p>0,913951155857898</text:p>
          </table:table-cell>
          <table:table-cell office:value-type="float" office:value="1.00066936195925" calcext:value-type="float">
            <text:p>1,00066936195925</text:p>
          </table:table-cell>
          <table:table-cell office:value-type="float" office:value="1.07729239728272" calcext:value-type="float">
            <text:p>1,07729239728272</text:p>
          </table:table-cell>
          <table:table-cell office:value-type="float" office:value="0.978703176790737" calcext:value-type="float">
            <text:p>0,978703176790737</text:p>
          </table:table-cell>
          <table:table-cell office:value-type="float" office:value="0.87119571935649" calcext:value-type="float">
            <text:p>0,87119571935649</text:p>
          </table:table-cell>
          <table:table-cell office:value-type="float" office:value="0.850907592139315" calcext:value-type="float">
            <text:p>0,850907592139315</text:p>
          </table:table-cell>
          <table:table-cell office:value-type="float" office:value="0.908430007733952" calcext:value-type="float">
            <text:p>0,908430007733952</text:p>
          </table:table-cell>
          <table:table-cell office:value-type="float" office:value="0.899970321438605" calcext:value-type="float">
            <text:p>0,899970321438605</text:p>
          </table:table-cell>
          <table:table-cell office:value-type="float" office:value="1.0359482248648" calcext:value-type="float">
            <text:p>1,0359482248648</text:p>
          </table:table-cell>
          <table:table-cell office:value-type="float" office:value="0.969915875444442" calcext:value-type="float">
            <text:p>0,969915875444442</text:p>
          </table:table-cell>
          <table:table-cell office:value-type="float" office:value="1.12981107662922" calcext:value-type="float">
            <text:p>1,12981107662922</text:p>
          </table:table-cell>
          <table:table-cell office:value-type="float" office:value="1.12672964920779" calcext:value-type="float">
            <text:p>1,12672964920779</text:p>
          </table:table-cell>
          <table:table-cell office:value-type="float" office:value="1.17819943041063" calcext:value-type="float">
            <text:p>1,17819943041063</text:p>
          </table:table-cell>
          <table:table-cell office:value-type="float" office:value="0.99990300233788" calcext:value-type="float">
            <text:p>0,99990300233788</text:p>
          </table:table-cell>
          <table:table-cell office:value-type="float" office:value="1.11078548981331" calcext:value-type="float">
            <text:p>1,11078548981331</text:p>
          </table:table-cell>
          <table:table-cell office:value-type="float" office:value="0.850515130689004" calcext:value-type="float">
            <text:p>0,850515130689004</text:p>
          </table:table-cell>
          <table:table-cell office:value-type="float" office:value="1.02265722496215" calcext:value-type="float">
            <text:p>1,02265722496215</text:p>
          </table:table-cell>
          <table:table-cell office:value-type="float" office:value="1.09637243551534" calcext:value-type="float">
            <text:p>1,09637243551534</text:p>
          </table:table-cell>
          <table:table-cell office:value-type="float" office:value="0.997135277160068" calcext:value-type="float">
            <text:p>0,997135277160068</text:p>
          </table:table-cell>
          <table:table-cell office:value-type="float" office:value="0.871546750454934" calcext:value-type="float">
            <text:p>0,871546750454934</text:p>
          </table:table-cell>
          <table:table-cell office:value-type="float" office:value="1.00865367737405" calcext:value-type="float">
            <text:p>1,00865367737405</text:p>
          </table:table-cell>
          <table:table-cell office:value-type="float" office:value="0.97436851461408" calcext:value-type="float">
            <text:p>0,97436851461408</text:p>
          </table:table-cell>
          <table:table-cell office:value-type="float" office:value="0.92563716008696" calcext:value-type="float">
            <text:p>0,92563716008696</text:p>
          </table:table-cell>
          <table:table-cell table:style-name="ce6" office:value-type="float" office:value="0.971485973904116" calcext:value-type="float">
            <text:p>0,971485973904116</text:p>
          </table:table-cell>
          <table:table-cell table:style-name="ce6" office:value-type="float" office:value="0.917107548645612" calcext:value-type="float">
            <text:p>0,917107548645612</text:p>
          </table:table-cell>
          <table:table-cell office:value-type="float" office:value="0.828405062561837" calcext:value-type="float">
            <text:p>0,828405062561837</text:p>
          </table:table-cell>
          <table:table-cell office:value-type="float" office:value="0.788749640316289" calcext:value-type="float">
            <text:p>0,788749640316289</text:p>
          </table:table-cell>
          <table:table-cell office:value-type="float" office:value="0.994985772956646" calcext:value-type="float">
            <text:p>0,994985772956646</text:p>
          </table:table-cell>
          <table:table-cell office:value-type="float" office:value="1.00583409726629" calcext:value-type="float">
            <text:p>1,00583409726629</text:p>
          </table:table-cell>
          <table:table-cell office:value-type="float" office:value="0.914107251263578" calcext:value-type="float">
            <text:p>0,914107251263578</text:p>
          </table:table-cell>
          <table:table-cell office:value-type="float" office:value="1.06668839170883" calcext:value-type="float">
            <text:p>1,06668839170883</text:p>
          </table:table-cell>
          <table:table-cell office:value-type="float" office:value="0.845719358558822" calcext:value-type="float">
            <text:p>0,845719358558822</text:p>
          </table:table-cell>
          <table:table-cell office:value-type="float" office:value="0.936181045013446" calcext:value-type="float">
            <text:p>0,936181045013446</text:p>
          </table:table-cell>
          <table:table-cell office:value-type="float" office:value="1.0942312905282" calcext:value-type="float">
            <text:p>1,0942312905282</text:p>
          </table:table-cell>
          <table:table-cell office:value-type="float" office:value="0.969684980852291" calcext:value-type="float">
            <text:p>0,969684980852291</text:p>
          </table:table-cell>
          <table:table-cell office:value-type="float" office:value="0.894070422738213" calcext:value-type="float">
            <text:p>0,894070422738213</text:p>
          </table:table-cell>
          <table:table-cell office:value-type="float" office:value="0.931766921094675" calcext:value-type="float">
            <text:p>0,931766921094675</text:p>
          </table:table-cell>
          <table:table-cell office:value-type="float" office:value="0.896243981368532" calcext:value-type="float">
            <text:p>0,896243981368532</text:p>
          </table:table-cell>
          <table:table-cell office:value-type="float" office:value="0.778240686882787" calcext:value-type="float">
            <text:p>0,778240686882787</text:p>
          </table:table-cell>
          <table:table-cell office:value-type="float" office:value="0.939526904279592" calcext:value-type="float">
            <text:p>0,939526904279592</text:p>
          </table:table-cell>
          <table:table-cell office:value-type="float" office:value="0.939489325476802" calcext:value-type="float">
            <text:p>0,939489325476802</text:p>
          </table:table-cell>
          <table:table-cell office:value-type="float" office:value="0.938262463680047" calcext:value-type="float">
            <text:p>0,938262463680047</text:p>
          </table:table-cell>
          <table:table-cell office:value-type="float" office:value="0.873992444543997" calcext:value-type="float">
            <text:p>0,873992444543997</text:p>
          </table:table-cell>
          <table:table-cell office:value-type="float" office:value="0.978292826693099" calcext:value-type="float">
            <text:p>0,978292826693099</text:p>
          </table:table-cell>
          <table:table-cell office:value-type="float" office:value="0.906787015853048" calcext:value-type="float">
            <text:p>0,906787015853048</text:p>
          </table:table-cell>
          <table:table-cell office:value-type="float" office:value="1.07512670460873" calcext:value-type="float">
            <text:p>1,07512670460873</text:p>
          </table:table-cell>
          <table:table-cell office:value-type="float" office:value="0.813514547091903" calcext:value-type="float">
            <text:p>0,813514547091903</text:p>
          </table:table-cell>
          <table:table-cell office:value-type="float" office:value="1.06485647875554" calcext:value-type="float">
            <text:p>1,06485647875554</text:p>
          </table:table-cell>
          <table:table-cell office:value-type="float" office:value="1.15762809615918" calcext:value-type="float">
            <text:p>1,15762809615918</text:p>
          </table:table-cell>
          <table:table-cell office:value-type="float" office:value="1.00681617638991" calcext:value-type="float">
            <text:p>1,00681617638991</text:p>
          </table:table-cell>
          <table:table-cell office:value-type="float" office:value="1.01228873015168" calcext:value-type="float">
            <text:p>1,01228873015168</text:p>
          </table:table-cell>
          <table:table-cell office:value-type="float" office:value="1.13447823915603" calcext:value-type="float">
            <text:p>1,13447823915603</text:p>
          </table:table-cell>
          <table:table-cell office:value-type="float" office:value="0.991173432555997" calcext:value-type="float">
            <text:p>0,991173432555997</text:p>
          </table:table-cell>
          <table:table-cell office:value-type="float" office:value="1.31168807361578" calcext:value-type="float">
            <text:p>1,31168807361578</text:p>
          </table:table-cell>
          <table:table-cell office:value-type="float" office:value="1.12707366275167" calcext:value-type="float">
            <text:p>1,12707366275167</text:p>
          </table:table-cell>
          <table:table-cell table:number-columns-repeated="2"/>
          <table:table-cell office:value-type="float" office:value="0.991907329311909" calcext:value-type="float">
            <text:p>0,991907329311909</text:p>
          </table:table-cell>
          <table:table-cell office:value-type="float" office:value="0.922466669429107" calcext:value-type="float">
            <text:p>0,922466669429107</text:p>
          </table:table-cell>
          <table:table-cell table:number-columns-repeated="19"/>
        </table:table-row>
        <table:table-row table:style-name="ro1">
          <table:table-cell office:value-type="float" office:value="0.972200736677321" calcext:value-type="float">
            <text:p>0,972200736677321</text:p>
          </table:table-cell>
          <table:table-cell office:value-type="float" office:value="1.01020739137061" calcext:value-type="float">
            <text:p>1,01020739137061</text:p>
          </table:table-cell>
          <table:table-cell office:value-type="float" office:value="0.972142390939821" calcext:value-type="float">
            <text:p>0,972142390939821</text:p>
          </table:table-cell>
          <table:table-cell office:value-type="float" office:value="1.02986421258245" calcext:value-type="float">
            <text:p>1,02986421258245</text:p>
          </table:table-cell>
          <table:table-cell office:value-type="float" office:value="0.916603226099022" calcext:value-type="float">
            <text:p>0,916603226099022</text:p>
          </table:table-cell>
          <table:table-cell office:value-type="float" office:value="0.948095528580267" calcext:value-type="float">
            <text:p>0,948095528580267</text:p>
          </table:table-cell>
          <table:table-cell office:value-type="float" office:value="0.942548003820412" calcext:value-type="float">
            <text:p>0,942548003820412</text:p>
          </table:table-cell>
          <table:table-cell office:value-type="float" office:value="0.781020144618053" calcext:value-type="float">
            <text:p>0,781020144618053</text:p>
          </table:table-cell>
          <table:table-cell office:value-type="float" office:value="0.922615710205554" calcext:value-type="float">
            <text:p>0,922615710205554</text:p>
          </table:table-cell>
          <table:table-cell office:value-type="float" office:value="1.03964700357553" calcext:value-type="float">
            <text:p>1,03964700357553</text:p>
          </table:table-cell>
          <table:table-cell office:value-type="float" office:value="1.05453547245775" calcext:value-type="float">
            <text:p>1,05453547245775</text:p>
          </table:table-cell>
          <table:table-cell office:value-type="float" office:value="1.06755320280826" calcext:value-type="float">
            <text:p>1,06755320280826</text:p>
          </table:table-cell>
          <table:table-cell office:value-type="float" office:value="1.08913158627433" calcext:value-type="float">
            <text:p>1,08913158627433</text:p>
          </table:table-cell>
          <table:table-cell office:value-type="float" office:value="1.13625182208395" calcext:value-type="float">
            <text:p>1,13625182208395</text:p>
          </table:table-cell>
          <table:table-cell office:value-type="float" office:value="0.934640077752519" calcext:value-type="float">
            <text:p>0,934640077752519</text:p>
          </table:table-cell>
          <table:table-cell office:value-type="float" office:value="1.09175389843198" calcext:value-type="float">
            <text:p>1,09175389843198</text:p>
          </table:table-cell>
          <table:table-cell office:value-type="float" office:value="0.835614004003768" calcext:value-type="float">
            <text:p>0,835614004003768</text:p>
          </table:table-cell>
          <table:table-cell office:value-type="float" office:value="1.03229933355956" calcext:value-type="float">
            <text:p>1,03229933355956</text:p>
          </table:table-cell>
          <table:table-cell office:value-type="float" office:value="0.976434447726582" calcext:value-type="float">
            <text:p>0,976434447726582</text:p>
          </table:table-cell>
          <table:table-cell office:value-type="float" office:value="1.09051250571187" calcext:value-type="float">
            <text:p>1,09051250571187</text:p>
          </table:table-cell>
          <table:table-cell office:value-type="float" office:value="0.991308614241126" calcext:value-type="float">
            <text:p>0,991308614241126</text:p>
          </table:table-cell>
          <table:table-cell office:value-type="float" office:value="1.03238584667949" calcext:value-type="float">
            <text:p>1,03238584667949</text:p>
          </table:table-cell>
          <table:table-cell office:value-type="float" office:value="0.925755195929596" calcext:value-type="float">
            <text:p>0,925755195929596</text:p>
          </table:table-cell>
          <table:table-cell office:value-type="float" office:value="0.932479445115249" calcext:value-type="float">
            <text:p>0,932479445115249</text:p>
          </table:table-cell>
          <table:table-cell table:style-name="ce6" office:value-type="float" office:value="0.944509448680204" calcext:value-type="float">
            <text:p>0,944509448680204</text:p>
          </table:table-cell>
          <table:table-cell table:style-name="ce6" office:value-type="float" office:value="0.885499503518864" calcext:value-type="float">
            <text:p>0,885499503518864</text:p>
          </table:table-cell>
          <table:table-cell office:value-type="float" office:value="0.879330529099161" calcext:value-type="float">
            <text:p>0,879330529099161</text:p>
          </table:table-cell>
          <table:table-cell office:value-type="float" office:value="0.807541977948453" calcext:value-type="float">
            <text:p>0,807541977948453</text:p>
          </table:table-cell>
          <table:table-cell/>
          <table:table-cell office:value-type="float" office:value="1.00561409340586" calcext:value-type="float">
            <text:p>1,00561409340586</text:p>
          </table:table-cell>
          <table:table-cell table:number-columns-repeated="2"/>
          <table:table-cell office:value-type="float" office:value="0.815307546858391" calcext:value-type="float">
            <text:p>0,815307546858391</text:p>
          </table:table-cell>
          <table:table-cell office:value-type="float" office:value="0.89531279178338" calcext:value-type="float">
            <text:p>0,89531279178338</text:p>
          </table:table-cell>
          <table:table-cell office:value-type="float" office:value="1.11059489931154" calcext:value-type="float">
            <text:p>1,11059489931154</text:p>
          </table:table-cell>
          <table:table-cell office:value-type="float" office:value="1.09112374986048" calcext:value-type="float">
            <text:p>1,09112374986048</text:p>
          </table:table-cell>
          <table:table-cell office:value-type="float" office:value="0.946604785292659" calcext:value-type="float">
            <text:p>0,946604785292659</text:p>
          </table:table-cell>
          <table:table-cell office:value-type="float" office:value="0.941943196318077" calcext:value-type="float">
            <text:p>0,941943196318077</text:p>
          </table:table-cell>
          <table:table-cell office:value-type="float" office:value="0.871493264836094" calcext:value-type="float">
            <text:p>0,871493264836094</text:p>
          </table:table-cell>
          <table:table-cell office:value-type="float" office:value="0.84958499912514" calcext:value-type="float">
            <text:p>0,84958499912514</text:p>
          </table:table-cell>
          <table:table-cell office:value-type="float" office:value="0.931368847862948" calcext:value-type="float">
            <text:p>0,931368847862948</text:p>
          </table:table-cell>
          <table:table-cell office:value-type="float" office:value="0.901763851732094" calcext:value-type="float">
            <text:p>0,901763851732094</text:p>
          </table:table-cell>
          <table:table-cell office:value-type="float" office:value="1.11184828079537" calcext:value-type="float">
            <text:p>1,11184828079537</text:p>
          </table:table-cell>
          <table:table-cell office:value-type="float" office:value="0.713798783280492" calcext:value-type="float">
            <text:p>0,713798783280492</text:p>
          </table:table-cell>
          <table:table-cell table:number-columns-repeated="2"/>
          <table:table-cell office:value-type="float" office:value="1.02020202020202" calcext:value-type="float">
            <text:p>1,02020202020202</text:p>
          </table:table-cell>
          <table:table-cell office:value-type="float" office:value="0.907506284582371" calcext:value-type="float">
            <text:p>0,907506284582371</text:p>
          </table:table-cell>
          <table:table-cell office:value-type="float" office:value="1.12791308413484" calcext:value-type="float">
            <text:p>1,12791308413484</text:p>
          </table:table-cell>
          <table:table-cell office:value-type="float" office:value="1.13356760490476" calcext:value-type="float">
            <text:p>1,13356760490476</text:p>
          </table:table-cell>
          <table:table-cell office:value-type="float" office:value="0.929091221610154" calcext:value-type="float">
            <text:p>0,929091221610154</text:p>
          </table:table-cell>
          <table:table-cell office:value-type="float" office:value="1.12816585135367" calcext:value-type="float">
            <text:p>1,12816585135367</text:p>
          </table:table-cell>
          <table:table-cell office:value-type="float" office:value="1.08845150729737" calcext:value-type="float">
            <text:p>1,08845150729737</text:p>
          </table:table-cell>
          <table:table-cell office:value-type="float" office:value="0.995225229527844" calcext:value-type="float">
            <text:p>0,995225229527844</text:p>
          </table:table-cell>
          <table:table-cell office:value-type="float" office:value="1.13312602739957" calcext:value-type="float">
            <text:p>1,13312602739957</text:p>
          </table:table-cell>
          <table:table-cell office:value-type="float" office:value="1.04559157940603" calcext:value-type="float">
            <text:p>1,04559157940603</text:p>
          </table:table-cell>
          <table:table-cell table:number-columns-repeated="2"/>
          <table:table-cell office:value-type="float" office:value="1.02516348039352" calcext:value-type="float">
            <text:p>1,02516348039352</text:p>
          </table:table-cell>
          <table:table-cell office:value-type="float" office:value="0.98830451097153" calcext:value-type="float">
            <text:p>0,98830451097153</text:p>
          </table:table-cell>
          <table:table-cell office:value-type="float" office:value="0.99954814963955" calcext:value-type="float">
            <text:p>0,99954814963955</text:p>
          </table:table-cell>
          <table:table-cell office:value-type="float" office:value="0.979706761004024" calcext:value-type="float">
            <text:p>0,979706761004024</text:p>
          </table:table-cell>
          <table:table-cell table:number-columns-repeated="17"/>
        </table:table-row>
        <table:table-row table:style-name="ro1">
          <table:table-cell office:value-type="float" office:value="0.970637160556751" calcext:value-type="float">
            <text:p>0,970637160556751</text:p>
          </table:table-cell>
          <table:table-cell office:value-type="float" office:value="1.01150078441344" calcext:value-type="float">
            <text:p>1,01150078441344</text:p>
          </table:table-cell>
          <table:table-cell office:value-type="float" office:value="1.02098983475677" calcext:value-type="float">
            <text:p>1,02098983475677</text:p>
          </table:table-cell>
          <table:table-cell office:value-type="float" office:value="0.991464360948517" calcext:value-type="float">
            <text:p>0,991464360948517</text:p>
          </table:table-cell>
          <table:table-cell office:value-type="float" office:value="0.950575017467938" calcext:value-type="float">
            <text:p>0,950575017467938</text:p>
          </table:table-cell>
          <table:table-cell office:value-type="float" office:value="0.923218306591729" calcext:value-type="float">
            <text:p>0,923218306591729</text:p>
          </table:table-cell>
          <table:table-cell office:value-type="float" office:value="0.937830570104385" calcext:value-type="float">
            <text:p>0,937830570104385</text:p>
          </table:table-cell>
          <table:table-cell office:value-type="float" office:value="0.832367759930803" calcext:value-type="float">
            <text:p>0,832367759930803</text:p>
          </table:table-cell>
          <table:table-cell office:value-type="float" office:value="0.964216025823859" calcext:value-type="float">
            <text:p>0,964216025823859</text:p>
          </table:table-cell>
          <table:table-cell office:value-type="float" office:value="1.03872920279858" calcext:value-type="float">
            <text:p>1,03872920279858</text:p>
          </table:table-cell>
          <table:table-cell office:value-type="float" office:value="1.05940308796909" calcext:value-type="float">
            <text:p>1,05940308796909</text:p>
          </table:table-cell>
          <table:table-cell office:value-type="float" office:value="1.13681068279392" calcext:value-type="float">
            <text:p>1,13681068279392</text:p>
          </table:table-cell>
          <table:table-cell office:value-type="float" office:value="0.976215481475312" calcext:value-type="float">
            <text:p>0,976215481475312</text:p>
          </table:table-cell>
          <table:table-cell office:value-type="float" office:value="1.21375404787186" calcext:value-type="float">
            <text:p>1,21375404787186</text:p>
          </table:table-cell>
          <table:table-cell office:value-type="float" office:value="0.890905623751396" calcext:value-type="float">
            <text:p>0,890905623751396</text:p>
          </table:table-cell>
          <table:table-cell office:value-type="float" office:value="1.13350229978167" calcext:value-type="float">
            <text:p>1,13350229978167</text:p>
          </table:table-cell>
          <table:table-cell office:value-type="float" office:value="0.843146703743853" calcext:value-type="float">
            <text:p>0,843146703743853</text:p>
          </table:table-cell>
          <table:table-cell office:value-type="float" office:value="1.08634104643765" calcext:value-type="float">
            <text:p>1,08634104643765</text:p>
          </table:table-cell>
          <table:table-cell office:value-type="float" office:value="1.09342273657884" calcext:value-type="float">
            <text:p>1,09342273657884</text:p>
          </table:table-cell>
          <table:table-cell office:value-type="float" office:value="1.06479430713506" calcext:value-type="float">
            <text:p>1,06479430713506</text:p>
          </table:table-cell>
          <table:table-cell office:value-type="float" office:value="0.868275691927892" calcext:value-type="float">
            <text:p>0,868275691927892</text:p>
          </table:table-cell>
          <table:table-cell office:value-type="float" office:value="0.919142726488047" calcext:value-type="float">
            <text:p>0,919142726488047</text:p>
          </table:table-cell>
          <table:table-cell office:value-type="float" office:value="1.00066179067906" calcext:value-type="float">
            <text:p>1,00066179067906</text:p>
          </table:table-cell>
          <table:table-cell office:value-type="float" office:value="0.911878990396949" calcext:value-type="float">
            <text:p>0,911878990396949</text:p>
          </table:table-cell>
          <table:table-cell table:style-name="ce8" office:value-type="float" office:value="0.989182507557514" calcext:value-type="float">
            <text:p>0,989182507557514</text:p>
          </table:table-cell>
          <table:table-cell table:style-name="ce6" office:value-type="float" office:value="0.90953530384867" calcext:value-type="float">
            <text:p>0,90953530384867</text:p>
          </table:table-cell>
          <table:table-cell office:value-type="float" office:value="0.908574742721559" calcext:value-type="float">
            <text:p>0,908574742721559</text:p>
          </table:table-cell>
          <table:table-cell office:value-type="float" office:value="0.849520764280896" calcext:value-type="float">
            <text:p>0,849520764280896</text:p>
          </table:table-cell>
          <table:table-cell/>
          <table:table-cell office:value-type="float" office:value="1.04051541949648" calcext:value-type="float">
            <text:p>1,04051541949648</text:p>
          </table:table-cell>
          <table:table-cell office:value-type="float" office:value="0.938070999510459" calcext:value-type="float">
            <text:p>0,938070999510459</text:p>
          </table:table-cell>
          <table:table-cell office:value-type="float" office:value="1.2009462187956" calcext:value-type="float">
            <text:p>1,2009462187956</text:p>
          </table:table-cell>
          <table:table-cell office:value-type="float" office:value="0.88918277187186" calcext:value-type="float">
            <text:p>0,88918277187186</text:p>
          </table:table-cell>
          <table:table-cell office:value-type="float" office:value="0.95863996105933" calcext:value-type="float">
            <text:p>0,95863996105933</text:p>
          </table:table-cell>
          <table:table-cell office:value-type="float" office:value="1.01040839568381" calcext:value-type="float">
            <text:p>1,01040839568381</text:p>
          </table:table-cell>
          <table:table-cell office:value-type="float" office:value="0.965838150833019" calcext:value-type="float">
            <text:p>0,965838150833019</text:p>
          </table:table-cell>
          <table:table-cell office:value-type="float" office:value="0.928033435364225" calcext:value-type="float">
            <text:p>0,928033435364225</text:p>
          </table:table-cell>
          <table:table-cell office:value-type="float" office:value="0.933000428137466" calcext:value-type="float">
            <text:p>0,933000428137466</text:p>
          </table:table-cell>
          <table:table-cell office:value-type="float" office:value="0.936979771635083" calcext:value-type="float">
            <text:p>0,936979771635083</text:p>
          </table:table-cell>
          <table:table-cell office:value-type="float" office:value="0.8162515546534" calcext:value-type="float">
            <text:p>0,8162515546534</text:p>
          </table:table-cell>
          <table:table-cell office:value-type="float" office:value="0.916017638800701" calcext:value-type="float">
            <text:p>0,916017638800701</text:p>
          </table:table-cell>
          <table:table-cell office:value-type="float" office:value="0.982149449979259" calcext:value-type="float">
            <text:p>0,982149449979259</text:p>
          </table:table-cell>
          <table:table-cell office:value-type="float" office:value="0.876994016027783" calcext:value-type="float">
            <text:p>0,876994016027783</text:p>
          </table:table-cell>
          <table:table-cell office:value-type="float" office:value="0.825694912803291" calcext:value-type="float">
            <text:p>0,825694912803291</text:p>
          </table:table-cell>
          <table:table-cell table:number-columns-repeated="2"/>
          <table:table-cell office:value-type="float" office:value="0.995184533218062" calcext:value-type="float">
            <text:p>0,995184533218062</text:p>
          </table:table-cell>
          <table:table-cell office:value-type="float" office:value="0.864155426615203" calcext:value-type="float">
            <text:p>0,864155426615203</text:p>
          </table:table-cell>
          <table:table-cell office:value-type="float" office:value="0.955714348227034" calcext:value-type="float">
            <text:p>0,955714348227034</text:p>
          </table:table-cell>
          <table:table-cell office:value-type="float" office:value="1.1874603746151" calcext:value-type="float">
            <text:p>1,1874603746151</text:p>
          </table:table-cell>
          <table:table-cell office:value-type="float" office:value="1.04659186153934" calcext:value-type="float">
            <text:p>1,04659186153934</text:p>
          </table:table-cell>
          <table:table-cell office:value-type="float" office:value="1.00365425688694" calcext:value-type="float">
            <text:p>1,00365425688694</text:p>
          </table:table-cell>
          <table:table-cell office:value-type="float" office:value="1.06367852744546" calcext:value-type="float">
            <text:p>1,06367852744546</text:p>
          </table:table-cell>
          <table:table-cell office:value-type="float" office:value="1.05124041378031" calcext:value-type="float">
            <text:p>1,05124041378031</text:p>
          </table:table-cell>
          <table:table-cell office:value-type="float" office:value="1.17341853220006" calcext:value-type="float">
            <text:p>1,17341853220006</text:p>
          </table:table-cell>
          <table:table-cell office:value-type="float" office:value="1.02063879259691" calcext:value-type="float">
            <text:p>1,02063879259691</text:p>
          </table:table-cell>
          <table:table-cell table:number-columns-repeated="2"/>
          <table:table-cell office:value-type="float" office:value="1.06898725920772" calcext:value-type="float">
            <text:p>1,06898725920772</text:p>
          </table:table-cell>
          <table:table-cell office:value-type="float" office:value="0.968221601909767" calcext:value-type="float">
            <text:p>0,968221601909767</text:p>
          </table:table-cell>
          <table:table-cell office:value-type="float" office:value="1.03624980119222" calcext:value-type="float">
            <text:p>1,03624980119222</text:p>
          </table:table-cell>
          <table:table-cell office:value-type="float" office:value="0.949925801842144" calcext:value-type="float">
            <text:p>0,949925801842144</text:p>
          </table:table-cell>
          <table:table-cell table:number-columns-repeated="17"/>
        </table:table-row>
        <table:table-row table:style-name="ro1">
          <table:table-cell office:value-type="float" office:value="0.918945289880249" calcext:value-type="float">
            <text:p>0,918945289880249</text:p>
          </table:table-cell>
          <table:table-cell office:value-type="float" office:value="0.960495265760008" calcext:value-type="float">
            <text:p>0,960495265760008</text:p>
          </table:table-cell>
          <table:table-cell office:value-type="float" office:value="0.91979616987441" calcext:value-type="float">
            <text:p>0,91979616987441</text:p>
          </table:table-cell>
          <table:table-cell office:value-type="float" office:value="1.04889998273237" calcext:value-type="float">
            <text:p>1,04889998273237</text:p>
          </table:table-cell>
          <table:table-cell office:value-type="float" office:value="1.14500754384587" calcext:value-type="float">
            <text:p>1,14500754384587</text:p>
          </table:table-cell>
          <table:table-cell office:value-type="float" office:value="0.957294957450456" calcext:value-type="float">
            <text:p>0,957294957450456</text:p>
          </table:table-cell>
          <table:table-cell office:value-type="float" office:value="0.920438215898813" calcext:value-type="float">
            <text:p>0,920438215898813</text:p>
          </table:table-cell>
          <table:table-cell office:value-type="float" office:value="0.81165144007089" calcext:value-type="float">
            <text:p>0,81165144007089</text:p>
          </table:table-cell>
          <table:table-cell office:value-type="float" office:value="0.998580265935168" calcext:value-type="float">
            <text:p>0,998580265935168</text:p>
          </table:table-cell>
          <table:table-cell office:value-type="float" office:value="1.03056477032391" calcext:value-type="float">
            <text:p>1,03056477032391</text:p>
          </table:table-cell>
          <table:table-cell office:value-type="float" office:value="1.14595049881359" calcext:value-type="float">
            <text:p>1,14595049881359</text:p>
          </table:table-cell>
          <table:table-cell office:value-type="float" office:value="1.08400724601419" calcext:value-type="float">
            <text:p>1,08400724601419</text:p>
          </table:table-cell>
          <table:table-cell office:value-type="float" office:value="1.02934813458438" calcext:value-type="float">
            <text:p>1,02934813458438</text:p>
          </table:table-cell>
          <table:table-cell office:value-type="float" office:value="1.13214957264957" calcext:value-type="float">
            <text:p>1,13214957264957</text:p>
          </table:table-cell>
          <table:table-cell office:value-type="float" office:value="0.913910591995416" calcext:value-type="float">
            <text:p>0,913910591995416</text:p>
          </table:table-cell>
          <table:table-cell office:value-type="float" office:value="0.982088477208841" calcext:value-type="float">
            <text:p>0,982088477208841</text:p>
          </table:table-cell>
          <table:table-cell office:value-type="float" office:value="0.834134775898378" calcext:value-type="float">
            <text:p>0,834134775898378</text:p>
          </table:table-cell>
          <table:table-cell office:value-type="float" office:value="0.977440188212944" calcext:value-type="float">
            <text:p>0,977440188212944</text:p>
          </table:table-cell>
          <table:table-cell office:value-type="float" office:value="1.0150846645288" calcext:value-type="float">
            <text:p>1,0150846645288</text:p>
          </table:table-cell>
          <table:table-cell office:value-type="float" office:value="1.04197412099277" calcext:value-type="float">
            <text:p>1,04197412099277</text:p>
          </table:table-cell>
          <table:table-cell office:value-type="float" office:value="0.910448716903194" calcext:value-type="float">
            <text:p>0,910448716903194</text:p>
          </table:table-cell>
          <table:table-cell office:value-type="float" office:value="0.913414639301642" calcext:value-type="float">
            <text:p>0,913414639301642</text:p>
          </table:table-cell>
          <table:table-cell office:value-type="float" office:value="1.01775901463031" calcext:value-type="float">
            <text:p>1,01775901463031</text:p>
          </table:table-cell>
          <table:table-cell office:value-type="float" office:value="0.940032275601836" calcext:value-type="float">
            <text:p>0,940032275601836</text:p>
          </table:table-cell>
          <table:table-cell table:style-name="ce6" office:value-type="float" office:value="1.03570329510142" calcext:value-type="float">
            <text:p>1,03570329510142</text:p>
          </table:table-cell>
          <table:table-cell table:style-name="ce6" office:value-type="float" office:value="0.990256165895001" calcext:value-type="float">
            <text:p>0,990256165895001</text:p>
          </table:table-cell>
          <table:table-cell office:value-type="float" office:value="0.940561330612322" calcext:value-type="float">
            <text:p>0,940561330612322</text:p>
          </table:table-cell>
          <table:table-cell office:value-type="float" office:value="0.867413876631793" calcext:value-type="float">
            <text:p>0,867413876631793</text:p>
          </table:table-cell>
          <table:table-cell office:value-type="float" office:value="1.07560819088734" calcext:value-type="float">
            <text:p>1,07560819088734</text:p>
          </table:table-cell>
          <table:table-cell office:value-type="float" office:value="1.04501286162702" calcext:value-type="float">
            <text:p>1,04501286162702</text:p>
          </table:table-cell>
          <table:table-cell office:value-type="float" office:value="0.997842492260061" calcext:value-type="float">
            <text:p>0,997842492260061</text:p>
          </table:table-cell>
          <table:table-cell office:value-type="float" office:value="1.03376016454854" calcext:value-type="float">
            <text:p>1,03376016454854</text:p>
          </table:table-cell>
          <table:table-cell office:value-type="float" office:value="0.871117521030166" calcext:value-type="float">
            <text:p>0,871117521030166</text:p>
          </table:table-cell>
          <table:table-cell office:value-type="float" office:value="0.941987120207887" calcext:value-type="float">
            <text:p>0,941987120207887</text:p>
          </table:table-cell>
          <table:table-cell office:value-type="float" office:value="1.12305029696734" calcext:value-type="float">
            <text:p>1,12305029696734</text:p>
          </table:table-cell>
          <table:table-cell office:value-type="float" office:value="1.02728453782028" calcext:value-type="float">
            <text:p>1,02728453782028</text:p>
          </table:table-cell>
          <table:table-cell office:value-type="float" office:value="0.967497587930883" calcext:value-type="float">
            <text:p>0,967497587930883</text:p>
          </table:table-cell>
          <table:table-cell office:value-type="float" office:value="0.934812557401686" calcext:value-type="float">
            <text:p>0,934812557401686</text:p>
          </table:table-cell>
          <table:table-cell office:value-type="float" office:value="0.826228611410281" calcext:value-type="float">
            <text:p>0,826228611410281</text:p>
          </table:table-cell>
          <table:table-cell office:value-type="float" office:value="0.768338915954293" calcext:value-type="float">
            <text:p>0,768338915954293</text:p>
          </table:table-cell>
          <table:table-cell office:value-type="float" office:value="0.820652987016366" calcext:value-type="float">
            <text:p>0,820652987016366</text:p>
          </table:table-cell>
          <table:table-cell office:value-type="float" office:value="0.930047719401791" calcext:value-type="float">
            <text:p>0,930047719401791</text:p>
          </table:table-cell>
          <table:table-cell office:value-type="float" office:value="0.798061227414658" calcext:value-type="float">
            <text:p>0,798061227414658</text:p>
          </table:table-cell>
          <table:table-cell office:value-type="float" office:value="0.812500039619086" calcext:value-type="float">
            <text:p>0,812500039619086</text:p>
          </table:table-cell>
          <table:table-cell table:number-columns-repeated="2"/>
          <table:table-cell office:value-type="float" office:value="0.990186576454216" calcext:value-type="float">
            <text:p>0,990186576454216</text:p>
          </table:table-cell>
          <table:table-cell office:value-type="float" office:value="0.818125413942906" calcext:value-type="float">
            <text:p>0,818125413942906</text:p>
          </table:table-cell>
          <table:table-cell office:value-type="float" office:value="0.969039618618283" calcext:value-type="float">
            <text:p>0,969039618618283</text:p>
          </table:table-cell>
          <table:table-cell office:value-type="float" office:value="0.972600365078592" calcext:value-type="float">
            <text:p>0,972600365078592</text:p>
          </table:table-cell>
          <table:table-cell office:value-type="float" office:value="1.01443674345696" calcext:value-type="float">
            <text:p>1,01443674345696</text:p>
          </table:table-cell>
          <table:table-cell office:value-type="float" office:value="1.01393377100483" calcext:value-type="float">
            <text:p>1,01393377100483</text:p>
          </table:table-cell>
          <table:table-cell office:value-type="float" office:value="1.10556140675824" calcext:value-type="float">
            <text:p>1,10556140675824</text:p>
          </table:table-cell>
          <table:table-cell office:value-type="float" office:value="1.01640730183439" calcext:value-type="float">
            <text:p>1,01640730183439</text:p>
          </table:table-cell>
          <table:table-cell office:value-type="float" office:value="1.2907546913649" calcext:value-type="float">
            <text:p>1,2907546913649</text:p>
          </table:table-cell>
          <table:table-cell office:value-type="float" office:value="1.19281534741774" calcext:value-type="float">
            <text:p>1,19281534741774</text:p>
          </table:table-cell>
          <table:table-cell table:number-columns-repeated="2"/>
          <table:table-cell office:value-type="float" office:value="1.11282676357879" calcext:value-type="float">
            <text:p>1,11282676357879</text:p>
          </table:table-cell>
          <table:table-cell office:value-type="float" office:value="0.972188382042097" calcext:value-type="float">
            <text:p>0,972188382042097</text:p>
          </table:table-cell>
          <table:table-cell office:value-type="float" office:value="0.961143876075143" calcext:value-type="float">
            <text:p>0,961143876075143</text:p>
          </table:table-cell>
          <table:table-cell office:value-type="float" office:value="1.02749193989157" calcext:value-type="float">
            <text:p>1,02749193989157</text:p>
          </table:table-cell>
          <table:table-cell table:number-columns-repeated="17"/>
        </table:table-row>
        <table:table-row table:style-name="ro1">
          <table:table-cell office:value-type="float" office:value="0.824883218424752" calcext:value-type="float">
            <text:p>0,824883218424752</text:p>
          </table:table-cell>
          <table:table-cell office:value-type="float" office:value="0.982932084876154" calcext:value-type="float">
            <text:p>0,982932084876154</text:p>
          </table:table-cell>
          <table:table-cell office:value-type="float" office:value="0.923275971093044" calcext:value-type="float">
            <text:p>0,923275971093044</text:p>
          </table:table-cell>
          <table:table-cell office:value-type="float" office:value="1.04800626747902" calcext:value-type="float">
            <text:p>1,04800626747902</text:p>
          </table:table-cell>
          <table:table-cell office:value-type="float" office:value="1.08584228184318" calcext:value-type="float">
            <text:p>1,08584228184318</text:p>
          </table:table-cell>
          <table:table-cell office:value-type="float" office:value="1.05409783414793" calcext:value-type="float">
            <text:p>1,05409783414793</text:p>
          </table:table-cell>
          <table:table-cell office:value-type="float" office:value="0.913233844928157" calcext:value-type="float">
            <text:p>0,913233844928157</text:p>
          </table:table-cell>
          <table:table-cell office:value-type="float" office:value="0.857366853649313" calcext:value-type="float">
            <text:p>0,857366853649313</text:p>
          </table:table-cell>
          <table:table-cell office:value-type="float" office:value="1.03803004083562" calcext:value-type="float">
            <text:p>1,03803004083562</text:p>
          </table:table-cell>
          <table:table-cell office:value-type="float" office:value="0.979391187763732" calcext:value-type="float">
            <text:p>0,979391187763732</text:p>
          </table:table-cell>
          <table:table-cell office:value-type="float" office:value="1.07874301087802" calcext:value-type="float">
            <text:p>1,07874301087802</text:p>
          </table:table-cell>
          <table:table-cell office:value-type="float" office:value="1.06355003843892" calcext:value-type="float">
            <text:p>1,06355003843892</text:p>
          </table:table-cell>
          <table:table-cell office:value-type="float" office:value="1.1053263430959" calcext:value-type="float">
            <text:p>1,1053263430959</text:p>
          </table:table-cell>
          <table:table-cell office:value-type="float" office:value="1.28158303454884" calcext:value-type="float">
            <text:p>1,28158303454884</text:p>
          </table:table-cell>
          <table:table-cell office:value-type="float" office:value="0.925658473360181" calcext:value-type="float">
            <text:p>0,925658473360181</text:p>
          </table:table-cell>
          <table:table-cell office:value-type="float" office:value="1.03306847648947" calcext:value-type="float">
            <text:p>1,03306847648947</text:p>
          </table:table-cell>
          <table:table-cell office:value-type="float" office:value="0.84632670067356" calcext:value-type="float">
            <text:p>0,84632670067356</text:p>
          </table:table-cell>
          <table:table-cell office:value-type="float" office:value="0.987603132812545" calcext:value-type="float">
            <text:p>0,987603132812545</text:p>
          </table:table-cell>
          <table:table-cell office:value-type="float" office:value="0.979461554171772" calcext:value-type="float">
            <text:p>0,979461554171772</text:p>
          </table:table-cell>
          <table:table-cell office:value-type="float" office:value="1.02453896895132" calcext:value-type="float">
            <text:p>1,02453896895132</text:p>
          </table:table-cell>
          <table:table-cell office:value-type="float" office:value="0.911324537934309" calcext:value-type="float">
            <text:p>0,911324537934309</text:p>
          </table:table-cell>
          <table:table-cell office:value-type="float" office:value="0.928129465748934" calcext:value-type="float">
            <text:p>0,928129465748934</text:p>
          </table:table-cell>
          <table:table-cell office:value-type="float" office:value="1.070578685766" calcext:value-type="float">
            <text:p>1,070578685766</text:p>
          </table:table-cell>
          <table:table-cell office:value-type="float" office:value="1.00366568820692" calcext:value-type="float">
            <text:p>1,00366568820692</text:p>
          </table:table-cell>
          <table:table-cell table:style-name="ce6" office:value-type="float" office:value="1.03715726236515" calcext:value-type="float">
            <text:p>1,03715726236515</text:p>
          </table:table-cell>
          <table:table-cell table:style-name="ce6" office:value-type="float" office:value="0.962447483409773" calcext:value-type="float">
            <text:p>0,962447483409773</text:p>
          </table:table-cell>
          <table:table-cell office:value-type="float" office:value="0.932353790474812" calcext:value-type="float">
            <text:p>0,932353790474812</text:p>
          </table:table-cell>
          <table:table-cell office:value-type="float" office:value="0.692167871818505" calcext:value-type="float">
            <text:p>0,692167871818505</text:p>
          </table:table-cell>
          <table:table-cell office:value-type="float" office:value="1.07594816585761" calcext:value-type="float">
            <text:p>1,07594816585761</text:p>
          </table:table-cell>
          <table:table-cell office:value-type="float" office:value="0.979944903981254" calcext:value-type="float">
            <text:p>0,979944903981254</text:p>
          </table:table-cell>
          <table:table-cell office:value-type="float" office:value="1.07343433166871" calcext:value-type="float">
            <text:p>1,07343433166871</text:p>
          </table:table-cell>
          <table:table-cell office:value-type="float" office:value="1.2480970075771" calcext:value-type="float">
            <text:p>1,2480970075771</text:p>
          </table:table-cell>
          <table:table-cell office:value-type="float" office:value="0.906780804037591" calcext:value-type="float">
            <text:p>0,906780804037591</text:p>
          </table:table-cell>
          <table:table-cell office:value-type="float" office:value="0.97892547033285" calcext:value-type="float">
            <text:p>0,97892547033285</text:p>
          </table:table-cell>
          <table:table-cell office:value-type="float" office:value="1.04879911774322" calcext:value-type="float">
            <text:p>1,04879911774322</text:p>
          </table:table-cell>
          <table:table-cell office:value-type="float" office:value="0.994231440708191" calcext:value-type="float">
            <text:p>0,994231440708191</text:p>
          </table:table-cell>
          <table:table-cell office:value-type="float" office:value="0.902017336262964" calcext:value-type="float">
            <text:p>0,902017336262964</text:p>
          </table:table-cell>
          <table:table-cell office:value-type="float" office:value="0.886004356479397" calcext:value-type="float">
            <text:p>0,886004356479397</text:p>
          </table:table-cell>
          <table:table-cell office:value-type="float" office:value="0.637773075272584" calcext:value-type="float">
            <text:p>0,637773075272584</text:p>
          </table:table-cell>
          <table:table-cell office:value-type="float" office:value="0.821249629896053" calcext:value-type="float">
            <text:p>0,821249629896053</text:p>
          </table:table-cell>
          <table:table-cell office:value-type="float" office:value="0.818865976054474" calcext:value-type="float">
            <text:p>0,818865976054474</text:p>
          </table:table-cell>
          <table:table-cell office:value-type="float" office:value="0.926604972960152" calcext:value-type="float">
            <text:p>0,926604972960152</text:p>
          </table:table-cell>
          <table:table-cell office:value-type="float" office:value="0.900064833488667" calcext:value-type="float">
            <text:p>0,900064833488667</text:p>
          </table:table-cell>
          <table:table-cell office:value-type="float" office:value="0.731765539408231" calcext:value-type="float">
            <text:p>0,731765539408231</text:p>
          </table:table-cell>
          <table:table-cell table:number-columns-repeated="2"/>
          <table:table-cell office:value-type="float" office:value="1.04714095471515" calcext:value-type="float">
            <text:p>1,04714095471515</text:p>
          </table:table-cell>
          <table:table-cell office:value-type="float" office:value="0.866339953307552" calcext:value-type="float">
            <text:p>0,866339953307552</text:p>
          </table:table-cell>
          <table:table-cell office:value-type="float" office:value="1.01856133315082" calcext:value-type="float">
            <text:p>1,01856133315082</text:p>
          </table:table-cell>
          <table:table-cell office:value-type="float" office:value="1.11002969739855" calcext:value-type="float">
            <text:p>1,11002969739855</text:p>
          </table:table-cell>
          <table:table-cell office:value-type="float" office:value="1.10640945169061" calcext:value-type="float">
            <text:p>1,10640945169061</text:p>
          </table:table-cell>
          <table:table-cell office:value-type="float" office:value="1.02122724637681" calcext:value-type="float">
            <text:p>1,02122724637681</text:p>
          </table:table-cell>
          <table:table-cell office:value-type="float" office:value="1.1072796080505" calcext:value-type="float">
            <text:p>1,1072796080505</text:p>
          </table:table-cell>
          <table:table-cell office:value-type="float" office:value="1.04075216105442" calcext:value-type="float">
            <text:p>1,04075216105442</text:p>
          </table:table-cell>
          <table:table-cell office:value-type="float" office:value="1.25816813918036" calcext:value-type="float">
            <text:p>1,25816813918036</text:p>
          </table:table-cell>
          <table:table-cell office:value-type="float" office:value="1.23057277804101" calcext:value-type="float">
            <text:p>1,23057277804101</text:p>
          </table:table-cell>
          <table:table-cell table:number-columns-repeated="2"/>
          <table:table-cell office:value-type="float" office:value="0.956346104078155" calcext:value-type="float">
            <text:p>0,956346104078155</text:p>
          </table:table-cell>
          <table:table-cell office:value-type="float" office:value="1.12812411454374" calcext:value-type="float">
            <text:p>1,12812411454374</text:p>
          </table:table-cell>
          <table:table-cell office:value-type="float" office:value="0.958755910908052" calcext:value-type="float">
            <text:p>0,958755910908052</text:p>
          </table:table-cell>
          <table:table-cell office:value-type="float" office:value="0.964866333657092" calcext:value-type="float">
            <text:p>0,964866333657092</text:p>
          </table:table-cell>
          <table:table-cell table:number-columns-repeated="17"/>
        </table:table-row>
        <table:table-row table:style-name="ro1">
          <table:table-cell office:value-type="float" office:value="0.906812980221604" calcext:value-type="float">
            <text:p>0,906812980221604</text:p>
          </table:table-cell>
          <table:table-cell office:value-type="float" office:value="0.977905144464815" calcext:value-type="float">
            <text:p>0,977905144464815</text:p>
          </table:table-cell>
          <table:table-cell office:value-type="float" office:value="0.932967141264792" calcext:value-type="float">
            <text:p>0,932967141264792</text:p>
          </table:table-cell>
          <table:table-cell office:value-type="float" office:value="0.959252539861045" calcext:value-type="float">
            <text:p>0,959252539861045</text:p>
          </table:table-cell>
          <table:table-cell office:value-type="float" office:value="1.03364589949997" calcext:value-type="float">
            <text:p>1,03364589949997</text:p>
          </table:table-cell>
          <table:table-cell office:value-type="float" office:value="1.02309722275085" calcext:value-type="float">
            <text:p>1,02309722275085</text:p>
          </table:table-cell>
          <table:table-cell office:value-type="float" office:value="0.770391513182265" calcext:value-type="float">
            <text:p>0,770391513182265</text:p>
          </table:table-cell>
          <table:table-cell office:value-type="float" office:value="0.889001807984349" calcext:value-type="float">
            <text:p>0,889001807984349</text:p>
          </table:table-cell>
          <table:table-cell office:value-type="float" office:value="1.06429148121876" calcext:value-type="float">
            <text:p>1,06429148121876</text:p>
          </table:table-cell>
          <table:table-cell office:value-type="float" office:value="1.08282731709113" calcext:value-type="float">
            <text:p>1,08282731709113</text:p>
          </table:table-cell>
          <table:table-cell office:value-type="float" office:value="0.988825118777319" calcext:value-type="float">
            <text:p>0,988825118777319</text:p>
          </table:table-cell>
          <table:table-cell office:value-type="float" office:value="0.992290397440572" calcext:value-type="float">
            <text:p>0,992290397440572</text:p>
          </table:table-cell>
          <table:table-cell office:value-type="float" office:value="1.07836288106897" calcext:value-type="float">
            <text:p>1,07836288106897</text:p>
          </table:table-cell>
          <table:table-cell office:value-type="float" office:value="1.06171828972657" calcext:value-type="float">
            <text:p>1,06171828972657</text:p>
          </table:table-cell>
          <table:table-cell office:value-type="float" office:value="0.995995893836577" calcext:value-type="float">
            <text:p>0,995995893836577</text:p>
          </table:table-cell>
          <table:table-cell office:value-type="float" office:value="1.04722045173883" calcext:value-type="float">
            <text:p>1,04722045173883</text:p>
          </table:table-cell>
          <table:table-cell office:value-type="float" office:value="0.886634554637913" calcext:value-type="float">
            <text:p>0,886634554637913</text:p>
          </table:table-cell>
          <table:table-cell office:value-type="float" office:value="0.972037370247577" calcext:value-type="float">
            <text:p>0,972037370247577</text:p>
          </table:table-cell>
          <table:table-cell office:value-type="float" office:value="1.0404224551441" calcext:value-type="float">
            <text:p>1,0404224551441</text:p>
          </table:table-cell>
          <table:table-cell office:value-type="float" office:value="1.02273681635877" calcext:value-type="float">
            <text:p>1,02273681635877</text:p>
          </table:table-cell>
          <table:table-cell office:value-type="float" office:value="1.00796383711377" calcext:value-type="float">
            <text:p>1,00796383711377</text:p>
          </table:table-cell>
          <table:table-cell office:value-type="float" office:value="0.931254548675617" calcext:value-type="float">
            <text:p>0,931254548675617</text:p>
          </table:table-cell>
          <table:table-cell office:value-type="float" office:value="0.910388637428807" calcext:value-type="float">
            <text:p>0,910388637428807</text:p>
          </table:table-cell>
          <table:table-cell office:value-type="float" office:value="0.96367441474882" calcext:value-type="float">
            <text:p>0,96367441474882</text:p>
          </table:table-cell>
          <table:table-cell table:style-name="ce6" office:value-type="float" office:value="1.00734268562495" calcext:value-type="float">
            <text:p>1,00734268562495</text:p>
          </table:table-cell>
          <table:table-cell table:style-name="ce6" office:value-type="float" office:value="0.992958946606939" calcext:value-type="float">
            <text:p>0,992958946606939</text:p>
          </table:table-cell>
          <table:table-cell office:value-type="float" office:value="0.873153906454141" calcext:value-type="float">
            <text:p>0,873153906454141</text:p>
          </table:table-cell>
          <table:table-cell office:value-type="float" office:value="0.682149598742974" calcext:value-type="float">
            <text:p>0,682149598742974</text:p>
          </table:table-cell>
          <table:table-cell office:value-type="float" office:value="0.981136164275699" calcext:value-type="float">
            <text:p>0,981136164275699</text:p>
          </table:table-cell>
          <table:table-cell office:value-type="float" office:value="0.986199104004046" calcext:value-type="float">
            <text:p>0,986199104004046</text:p>
          </table:table-cell>
          <table:table-cell office:value-type="float" office:value="0.836981552304653" calcext:value-type="float">
            <text:p>0,836981552304653</text:p>
          </table:table-cell>
          <table:table-cell office:value-type="float" office:value="1.07952899283573" calcext:value-type="float">
            <text:p>1,07952899283573</text:p>
          </table:table-cell>
          <table:table-cell office:value-type="float" office:value="0.815960113412883" calcext:value-type="float">
            <text:p>0,815960113412883</text:p>
          </table:table-cell>
          <table:table-cell office:value-type="float" office:value="0.919514792499461" calcext:value-type="float">
            <text:p>0,919514792499461</text:p>
          </table:table-cell>
          <table:table-cell office:value-type="float" office:value="1.0710241987967" calcext:value-type="float">
            <text:p>1,0710241987967</text:p>
          </table:table-cell>
          <table:table-cell office:value-type="float" office:value="1.08651064074004" calcext:value-type="float">
            <text:p>1,08651064074004</text:p>
          </table:table-cell>
          <table:table-cell office:value-type="float" office:value="1.0229073104404" calcext:value-type="float">
            <text:p>1,0229073104404</text:p>
          </table:table-cell>
          <table:table-cell office:value-type="float" office:value="0.809541464385825" calcext:value-type="float">
            <text:p>0,809541464385825</text:p>
          </table:table-cell>
          <table:table-cell office:value-type="float" office:value="0.665201662068645" calcext:value-type="float">
            <text:p>0,665201662068645</text:p>
          </table:table-cell>
          <table:table-cell office:value-type="float" office:value="0.777769764456432" calcext:value-type="float">
            <text:p>0,777769764456432</text:p>
          </table:table-cell>
          <table:table-cell office:value-type="float" office:value="0.866245369913234" calcext:value-type="float">
            <text:p>0,866245369913234</text:p>
          </table:table-cell>
          <table:table-cell office:value-type="float" office:value="0.923570661028824" calcext:value-type="float">
            <text:p>0,923570661028824</text:p>
          </table:table-cell>
          <table:table-cell office:value-type="float" office:value="1.01867782461303" calcext:value-type="float">
            <text:p>1,01867782461303</text:p>
          </table:table-cell>
          <table:table-cell office:value-type="float" office:value="1.47562591719021" calcext:value-type="float">
            <text:p>1,47562591719021</text:p>
          </table:table-cell>
          <table:table-cell office:value-type="float" office:value="1.02074065938089" calcext:value-type="float">
            <text:p>1,02074065938089</text:p>
          </table:table-cell>
          <table:table-cell office:value-type="float" office:value="1.09472658438075" calcext:value-type="float">
            <text:p>1,09472658438075</text:p>
          </table:table-cell>
          <table:table-cell office:value-type="float" office:value="1.02825799365488" calcext:value-type="float">
            <text:p>1,02825799365488</text:p>
          </table:table-cell>
          <table:table-cell office:value-type="float" office:value="0.835210884817562" calcext:value-type="float">
            <text:p>0,835210884817562</text:p>
          </table:table-cell>
          <table:table-cell office:value-type="float" office:value="1.01602032029843" calcext:value-type="float">
            <text:p>1,01602032029843</text:p>
          </table:table-cell>
          <table:table-cell office:value-type="float" office:value="1.09793557677286" calcext:value-type="float">
            <text:p>1,09793557677286</text:p>
          </table:table-cell>
          <table:table-cell table:style-name="ce7" office:value-type="float" office:value="1.0077765867362" calcext:value-type="float">
            <text:p>1,0077765867362</text:p>
          </table:table-cell>
          <table:table-cell office:value-type="float" office:value="1.04276733017352" calcext:value-type="float">
            <text:p>1,04276733017352</text:p>
          </table:table-cell>
          <table:table-cell office:value-type="float" office:value="1.11219174633044" calcext:value-type="float">
            <text:p>1,11219174633044</text:p>
          </table:table-cell>
          <table:table-cell office:value-type="float" office:value="1.02333102477296" calcext:value-type="float">
            <text:p>1,02333102477296</text:p>
          </table:table-cell>
          <table:table-cell office:value-type="float" office:value="1.27032592715994" calcext:value-type="float">
            <text:p>1,27032592715994</text:p>
          </table:table-cell>
          <table:table-cell office:value-type="float" office:value="1.29675565747927" calcext:value-type="float">
            <text:p>1,29675565747927</text:p>
          </table:table-cell>
          <table:table-cell table:number-columns-repeated="2"/>
          <table:table-cell office:value-type="float" office:value="0.92050248629196" calcext:value-type="float">
            <text:p>0,92050248629196</text:p>
          </table:table-cell>
          <table:table-cell office:value-type="float" office:value="1.01874209829472" calcext:value-type="float">
            <text:p>1,01874209829472</text:p>
          </table:table-cell>
          <table:table-cell office:value-type="float" office:value="0.948514929539326" calcext:value-type="float">
            <text:p>0,948514929539326</text:p>
          </table:table-cell>
          <table:table-cell office:value-type="float" office:value="0.917047478493866" calcext:value-type="float">
            <text:p>0,917047478493866</text:p>
          </table:table-cell>
          <table:table-cell table:number-columns-repeated="17"/>
        </table:table-row>
        <table:table-row table:style-name="ro1">
          <table:table-cell office:value-type="float" office:value="0.863235372801501" calcext:value-type="float">
            <text:p>0,863235372801501</text:p>
          </table:table-cell>
          <table:table-cell office:value-type="float" office:value="0.995393201742117" calcext:value-type="float">
            <text:p>0,995393201742117</text:p>
          </table:table-cell>
          <table:table-cell office:value-type="float" office:value="1.06022812083246" calcext:value-type="float">
            <text:p>1,06022812083246</text:p>
          </table:table-cell>
          <table:table-cell office:value-type="float" office:value="1.0206038489912" calcext:value-type="float">
            <text:p>1,0206038489912</text:p>
          </table:table-cell>
          <table:table-cell office:value-type="float" office:value="1.12005207953057" calcext:value-type="float">
            <text:p>1,12005207953057</text:p>
          </table:table-cell>
          <table:table-cell office:value-type="float" office:value="0.978699839269554" calcext:value-type="float">
            <text:p>0,978699839269554</text:p>
          </table:table-cell>
          <table:table-cell office:value-type="float" office:value="0.98094624799347" calcext:value-type="float">
            <text:p>0,98094624799347</text:p>
          </table:table-cell>
          <table:table-cell office:value-type="float" office:value="0.89353998875154" calcext:value-type="float">
            <text:p>0,89353998875154</text:p>
          </table:table-cell>
          <table:table-cell office:value-type="float" office:value="0.94118976595692" calcext:value-type="float">
            <text:p>0,94118976595692</text:p>
          </table:table-cell>
          <table:table-cell office:value-type="float" office:value="1.09164248155549" calcext:value-type="float">
            <text:p>1,09164248155549</text:p>
          </table:table-cell>
          <table:table-cell office:value-type="float" office:value="0.912065326778948" calcext:value-type="float">
            <text:p>0,912065326778948</text:p>
          </table:table-cell>
          <table:table-cell office:value-type="float" office:value="0.977717588360165" calcext:value-type="float">
            <text:p>0,977717588360165</text:p>
          </table:table-cell>
          <table:table-cell office:value-type="float" office:value="1.18881178739615" calcext:value-type="float">
            <text:p>1,18881178739615</text:p>
          </table:table-cell>
          <table:table-cell office:value-type="float" office:value="1.06840186326552" calcext:value-type="float">
            <text:p>1,06840186326552</text:p>
          </table:table-cell>
          <table:table-cell office:value-type="float" office:value="0.944522381151978" calcext:value-type="float">
            <text:p>0,944522381151978</text:p>
          </table:table-cell>
          <table:table-cell office:value-type="float" office:value="0.956364990484492" calcext:value-type="float">
            <text:p>0,956364990484492</text:p>
          </table:table-cell>
          <table:table-cell office:value-type="float" office:value="0.868285343159936" calcext:value-type="float">
            <text:p>0,868285343159936</text:p>
          </table:table-cell>
          <table:table-cell office:value-type="float" office:value="0.946361382463819" calcext:value-type="float">
            <text:p>0,946361382463819</text:p>
          </table:table-cell>
          <table:table-cell office:value-type="float" office:value="0.923752216702088" calcext:value-type="float">
            <text:p>0,923752216702088</text:p>
          </table:table-cell>
          <table:table-cell office:value-type="float" office:value="1.04308483687996" calcext:value-type="float">
            <text:p>1,04308483687996</text:p>
          </table:table-cell>
          <table:table-cell office:value-type="float" office:value="1.01383646929779" calcext:value-type="float">
            <text:p>1,01383646929779</text:p>
          </table:table-cell>
          <table:table-cell office:value-type="float" office:value="0.967104673654339" calcext:value-type="float">
            <text:p>0,967104673654339</text:p>
          </table:table-cell>
          <table:table-cell office:value-type="float" office:value="1.05494067357174" calcext:value-type="float">
            <text:p>1,05494067357174</text:p>
          </table:table-cell>
          <table:table-cell office:value-type="float" office:value="0.93705113468952" calcext:value-type="float">
            <text:p>0,93705113468952</text:p>
          </table:table-cell>
          <table:table-cell table:style-name="ce6" office:value-type="float" office:value="1.01810279779567" calcext:value-type="float">
            <text:p>1,01810279779567</text:p>
          </table:table-cell>
          <table:table-cell table:style-name="ce6" office:value-type="float" office:value="0.98135026575769" calcext:value-type="float">
            <text:p>0,98135026575769</text:p>
          </table:table-cell>
          <table:table-cell office:value-type="float" office:value="0.895700103948069" calcext:value-type="float">
            <text:p>0,895700103948069</text:p>
          </table:table-cell>
          <table:table-cell office:value-type="float" office:value="0.762085872910506" calcext:value-type="float">
            <text:p>0,762085872910506</text:p>
          </table:table-cell>
          <table:table-cell office:value-type="float" office:value="0.992875495490007" calcext:value-type="float">
            <text:p>0,992875495490007</text:p>
          </table:table-cell>
          <table:table-cell office:value-type="float" office:value="0.956974536443983" calcext:value-type="float">
            <text:p>0,956974536443983</text:p>
          </table:table-cell>
          <table:table-cell office:value-type="float" office:value="1.15864888945726" calcext:value-type="float">
            <text:p>1,15864888945726</text:p>
          </table:table-cell>
          <table:table-cell office:value-type="float" office:value="1.06140350877192" calcext:value-type="float">
            <text:p>1,06140350877192</text:p>
          </table:table-cell>
          <table:table-cell office:value-type="float" office:value="1.00625698324022" calcext:value-type="float">
            <text:p>1,00625698324022</text:p>
          </table:table-cell>
          <table:table-cell office:value-type="float" office:value="0.811564330977297" calcext:value-type="float">
            <text:p>0,811564330977297</text:p>
          </table:table-cell>
          <table:table-cell office:value-type="float" office:value="1.06432413743556" calcext:value-type="float">
            <text:p>1,06432413743556</text:p>
          </table:table-cell>
          <table:table-cell office:value-type="float" office:value="1.07558513066541" calcext:value-type="float">
            <text:p>1,07558513066541</text:p>
          </table:table-cell>
          <table:table-cell office:value-type="float" office:value="0.830612783940834" calcext:value-type="float">
            <text:p>0,830612783940834</text:p>
          </table:table-cell>
          <table:table-cell office:value-type="float" office:value="0.878531742741046" calcext:value-type="float">
            <text:p>0,878531742741046</text:p>
          </table:table-cell>
          <table:table-cell office:value-type="float" office:value="0.748072336762485" calcext:value-type="float">
            <text:p>0,748072336762485</text:p>
          </table:table-cell>
          <table:table-cell office:value-type="float" office:value="0.755605970768248" calcext:value-type="float">
            <text:p>0,755605970768248</text:p>
          </table:table-cell>
          <table:table-cell office:value-type="float" office:value="0.8795691402063" calcext:value-type="float">
            <text:p>0,8795691402063</text:p>
          </table:table-cell>
          <table:table-cell office:value-type="float" office:value="0.963343074231412" calcext:value-type="float">
            <text:p>0,963343074231412</text:p>
          </table:table-cell>
          <table:table-cell office:value-type="float" office:value="1.02263155500977" calcext:value-type="float">
            <text:p>1,02263155500977</text:p>
          </table:table-cell>
          <table:table-cell office:value-type="float" office:value="0.917570850202429" calcext:value-type="float">
            <text:p>0,917570850202429</text:p>
          </table:table-cell>
          <table:table-cell table:number-columns-repeated="2"/>
          <table:table-cell office:value-type="float" office:value="1.02112957365372" calcext:value-type="float">
            <text:p>1,02112957365372</text:p>
          </table:table-cell>
          <table:table-cell office:value-type="float" office:value="0.818948035918795" calcext:value-type="float">
            <text:p>0,818948035918795</text:p>
          </table:table-cell>
          <table:table-cell office:value-type="float" office:value="1.08983151472966" calcext:value-type="float">
            <text:p>1,08983151472966</text:p>
          </table:table-cell>
          <table:table-cell office:value-type="float" office:value="1.11270780147696" calcext:value-type="float">
            <text:p>1,11270780147696</text:p>
          </table:table-cell>
          <table:table-cell office:value-type="float" office:value="1.04378825140075" calcext:value-type="float">
            <text:p>1,04378825140075</text:p>
          </table:table-cell>
          <table:table-cell office:value-type="float" office:value="0.970181793902472" calcext:value-type="float">
            <text:p>0,970181793902472</text:p>
          </table:table-cell>
          <table:table-cell office:value-type="float" office:value="1.09715709912171" calcext:value-type="float">
            <text:p>1,09715709912171</text:p>
          </table:table-cell>
          <table:table-cell office:value-type="float" office:value="1.02414955508803" calcext:value-type="float">
            <text:p>1,02414955508803</text:p>
          </table:table-cell>
          <table:table-cell office:value-type="float" office:value="1.21460046775577" calcext:value-type="float">
            <text:p>1,21460046775577</text:p>
          </table:table-cell>
          <table:table-cell office:value-type="float" office:value="1.29953668592049" calcext:value-type="float">
            <text:p>1,29953668592049</text:p>
          </table:table-cell>
          <table:table-cell table:number-columns-repeated="2"/>
          <table:table-cell office:value-type="float" office:value="0.924507868970113" calcext:value-type="float">
            <text:p>0,924507868970113</text:p>
          </table:table-cell>
          <table:table-cell office:value-type="float" office:value="1.10633127544988" calcext:value-type="float">
            <text:p>1,10633127544988</text:p>
          </table:table-cell>
          <table:table-cell office:value-type="float" office:value="0.970957144511959" calcext:value-type="float">
            <text:p>0,970957144511959</text:p>
          </table:table-cell>
          <table:table-cell office:value-type="float" office:value="0.94267224491196" calcext:value-type="float">
            <text:p>0,94267224491196</text:p>
          </table:table-cell>
          <table:table-cell table:number-columns-repeated="17"/>
        </table:table-row>
        <table:table-row table:style-name="ro1">
          <table:table-cell office:value-type="float" office:value="0.982921815834944" calcext:value-type="float">
            <text:p>0,982921815834944</text:p>
          </table:table-cell>
          <table:table-cell office:value-type="float" office:value="1.06849020159815" calcext:value-type="float">
            <text:p>1,06849020159815</text:p>
          </table:table-cell>
          <table:table-cell office:value-type="float" office:value="1.05722393182625" calcext:value-type="float">
            <text:p>1,05722393182625</text:p>
          </table:table-cell>
          <table:table-cell office:value-type="float" office:value="1.0003701045121" calcext:value-type="float">
            <text:p>1,0003701045121</text:p>
          </table:table-cell>
          <table:table-cell office:value-type="float" office:value="1.04262604863712" calcext:value-type="float">
            <text:p>1,04262604863712</text:p>
          </table:table-cell>
          <table:table-cell office:value-type="float" office:value="0.912667165741485" calcext:value-type="float">
            <text:p>0,912667165741485</text:p>
          </table:table-cell>
          <table:table-cell office:value-type="float" office:value="1.00024192854546" calcext:value-type="float">
            <text:p>1,00024192854546</text:p>
          </table:table-cell>
          <table:table-cell office:value-type="float" office:value="0.951812158430078" calcext:value-type="float">
            <text:p>0,951812158430078</text:p>
          </table:table-cell>
          <table:table-cell office:value-type="float" office:value="0.952516527791426" calcext:value-type="float">
            <text:p>0,952516527791426</text:p>
          </table:table-cell>
          <table:table-cell office:value-type="float" office:value="1.08725880773739" calcext:value-type="float">
            <text:p>1,08725880773739</text:p>
          </table:table-cell>
          <table:table-cell office:value-type="float" office:value="1.05097438482596" calcext:value-type="float">
            <text:p>1,05097438482596</text:p>
          </table:table-cell>
          <table:table-cell office:value-type="float" office:value="1.06660181721711" calcext:value-type="float">
            <text:p>1,06660181721711</text:p>
          </table:table-cell>
          <table:table-cell office:value-type="float" office:value="1.13118397852769" calcext:value-type="float">
            <text:p>1,13118397852769</text:p>
          </table:table-cell>
          <table:table-cell office:value-type="float" office:value="1.12351830439954" calcext:value-type="float">
            <text:p>1,12351830439954</text:p>
          </table:table-cell>
          <table:table-cell office:value-type="float" office:value="0.94358200713088" calcext:value-type="float">
            <text:p>0,94358200713088</text:p>
          </table:table-cell>
          <table:table-cell office:value-type="float" office:value="0.960892285664425" calcext:value-type="float">
            <text:p>0,960892285664425</text:p>
          </table:table-cell>
          <table:table-cell office:value-type="float" office:value="0.84147609938758" calcext:value-type="float">
            <text:p>0,84147609938758</text:p>
          </table:table-cell>
          <table:table-cell office:value-type="float" office:value="0.934410426338287" calcext:value-type="float">
            <text:p>0,934410426338287</text:p>
          </table:table-cell>
          <table:table-cell office:value-type="float" office:value="0.833857593600727" calcext:value-type="float">
            <text:p>0,833857593600727</text:p>
          </table:table-cell>
          <table:table-cell office:value-type="float" office:value="1.00533303351767" calcext:value-type="float">
            <text:p>1,00533303351767</text:p>
          </table:table-cell>
          <table:table-cell office:value-type="float" office:value="1.00521666136729" calcext:value-type="float">
            <text:p>1,00521666136729</text:p>
          </table:table-cell>
          <table:table-cell office:value-type="float" office:value="1.01957282898643" calcext:value-type="float">
            <text:p>1,01957282898643</text:p>
          </table:table-cell>
          <table:table-cell office:value-type="float" office:value="0.964670303569314" calcext:value-type="float">
            <text:p>0,964670303569314</text:p>
          </table:table-cell>
          <table:table-cell office:value-type="float" office:value="0.920139323566174" calcext:value-type="float">
            <text:p>0,920139323566174</text:p>
          </table:table-cell>
          <table:table-cell table:style-name="ce6" office:value-type="float" office:value="0.995835583728929" calcext:value-type="float">
            <text:p>0,995835583728929</text:p>
          </table:table-cell>
          <table:table-cell table:style-name="ce6" office:value-type="float" office:value="1.03694225277" calcext:value-type="float">
            <text:p>1,03694225277</text:p>
          </table:table-cell>
          <table:table-cell office:value-type="float" office:value="0.952458157528931" calcext:value-type="float">
            <text:p>0,952458157528931</text:p>
          </table:table-cell>
          <table:table-cell office:value-type="float" office:value="0.815624946264797" calcext:value-type="float">
            <text:p>0,815624946264797</text:p>
          </table:table-cell>
          <table:table-cell office:value-type="float" office:value="1.02967194901426" calcext:value-type="float">
            <text:p>1,02967194901426</text:p>
          </table:table-cell>
          <table:table-cell office:value-type="float" office:value="1.07076853465377" calcext:value-type="float">
            <text:p>1,07076853465377</text:p>
          </table:table-cell>
          <table:table-cell office:value-type="float" office:value="1.1021290404036" calcext:value-type="float">
            <text:p>1,1021290404036</text:p>
          </table:table-cell>
          <table:table-cell office:value-type="float" office:value="1.11250111463267" calcext:value-type="float">
            <text:p>1,11250111463267</text:p>
          </table:table-cell>
          <table:table-cell office:value-type="float" office:value="0.987395277104644" calcext:value-type="float">
            <text:p>0,987395277104644</text:p>
          </table:table-cell>
          <table:table-cell office:value-type="float" office:value="0.881153361738617" calcext:value-type="float">
            <text:p>0,881153361738617</text:p>
          </table:table-cell>
          <table:table-cell office:value-type="float" office:value="1.01024338478771" calcext:value-type="float">
            <text:p>1,01024338478771</text:p>
          </table:table-cell>
          <table:table-cell office:value-type="float" office:value="1.04790124188727" calcext:value-type="float">
            <text:p>1,04790124188727</text:p>
          </table:table-cell>
          <table:table-cell office:value-type="float" office:value="0.933907750312814" calcext:value-type="float">
            <text:p>0,933907750312814</text:p>
          </table:table-cell>
          <table:table-cell office:value-type="float" office:value="0.87075596929832" calcext:value-type="float">
            <text:p>0,87075596929832</text:p>
          </table:table-cell>
          <table:table-cell office:value-type="float" office:value="0.855950018152068" calcext:value-type="float">
            <text:p>0,855950018152068</text:p>
          </table:table-cell>
          <table:table-cell office:value-type="float" office:value="0.766408665748802" calcext:value-type="float">
            <text:p>0,766408665748802</text:p>
          </table:table-cell>
          <table:table-cell office:value-type="float" office:value="0.84884043882794" calcext:value-type="float">
            <text:p>0,84884043882794</text:p>
          </table:table-cell>
          <table:table-cell office:value-type="float" office:value="1.00691085753741" calcext:value-type="float">
            <text:p>1,00691085753741</text:p>
          </table:table-cell>
          <table:table-cell office:value-type="float" office:value="1.33248992457979" calcext:value-type="float">
            <text:p>1,33248992457979</text:p>
          </table:table-cell>
          <table:table-cell office:value-type="float" office:value="0.985725667770287" calcext:value-type="float">
            <text:p>0,985725667770287</text:p>
          </table:table-cell>
          <table:table-cell office:value-type="float" office:value="0.928570189921044" calcext:value-type="float">
            <text:p>0,928570189921044</text:p>
          </table:table-cell>
          <table:table-cell office:value-type="float" office:value="1.02129114754437" calcext:value-type="float">
            <text:p>1,02129114754437</text:p>
          </table:table-cell>
          <table:table-cell office:value-type="float" office:value="0.97809712738959" calcext:value-type="float">
            <text:p>0,97809712738959</text:p>
          </table:table-cell>
          <table:table-cell office:value-type="float" office:value="0.784535648708671" calcext:value-type="float">
            <text:p>0,784535648708671</text:p>
          </table:table-cell>
          <table:table-cell office:value-type="float" office:value="1.0661291779146" calcext:value-type="float">
            <text:p>1,0661291779146</text:p>
          </table:table-cell>
          <table:table-cell office:value-type="float" office:value="1.02899220810577" calcext:value-type="float">
            <text:p>1,02899220810577</text:p>
          </table:table-cell>
          <table:table-cell office:value-type="float" office:value="1.09942922088117" calcext:value-type="float">
            <text:p>1,09942922088117</text:p>
          </table:table-cell>
          <table:table-cell office:value-type="float" office:value="1.03688970266741" calcext:value-type="float">
            <text:p>1,03688970266741</text:p>
          </table:table-cell>
          <table:table-cell office:value-type="float" office:value="1.13203514637442" calcext:value-type="float">
            <text:p>1,13203514637442</text:p>
          </table:table-cell>
          <table:table-cell office:value-type="float" office:value="0.975392538737921" calcext:value-type="float">
            <text:p>0,975392538737921</text:p>
          </table:table-cell>
          <table:table-cell office:value-type="float" office:value="1.22201208476572" calcext:value-type="float">
            <text:p>1,22201208476572</text:p>
          </table:table-cell>
          <table:table-cell office:value-type="float" office:value="1.28052440679681" calcext:value-type="float">
            <text:p>1,28052440679681</text:p>
          </table:table-cell>
          <table:table-cell table:number-columns-repeated="2"/>
          <table:table-cell office:value-type="float" office:value="0.944770904279276" calcext:value-type="float">
            <text:p>0,944770904279276</text:p>
          </table:table-cell>
          <table:table-cell office:value-type="float" office:value="1.0924804701668" calcext:value-type="float">
            <text:p>1,0924804701668</text:p>
          </table:table-cell>
          <table:table-cell office:value-type="float" office:value="0.996830379815504" calcext:value-type="float">
            <text:p>0,996830379815504</text:p>
          </table:table-cell>
          <table:table-cell office:value-type="float" office:value="0.959638464343732" calcext:value-type="float">
            <text:p>0,959638464343732</text:p>
          </table:table-cell>
          <table:table-cell table:number-columns-repeated="17"/>
        </table:table-row>
        <table:table-row table:style-name="ro1">
          <table:table-cell office:value-type="float" office:value="0.980378182449933" calcext:value-type="float">
            <text:p>0,980378182449933</text:p>
          </table:table-cell>
          <table:table-cell office:value-type="float" office:value="0.962818702148219" calcext:value-type="float">
            <text:p>0,962818702148219</text:p>
          </table:table-cell>
          <table:table-cell office:value-type="float" office:value="1.02317788992679" calcext:value-type="float">
            <text:p>1,02317788992679</text:p>
          </table:table-cell>
          <table:table-cell office:value-type="float" office:value="1.0066391735959" calcext:value-type="float">
            <text:p>1,0066391735959</text:p>
          </table:table-cell>
          <table:table-cell office:value-type="float" office:value="0.958401381919546" calcext:value-type="float">
            <text:p>0,958401381919546</text:p>
          </table:table-cell>
          <table:table-cell office:value-type="float" office:value="1.08312693949567" calcext:value-type="float">
            <text:p>1,08312693949567</text:p>
          </table:table-cell>
          <table:table-cell office:value-type="float" office:value="1.02161271678625" calcext:value-type="float">
            <text:p>1,02161271678625</text:p>
          </table:table-cell>
          <table:table-cell office:value-type="float" office:value="0.998639454441322" calcext:value-type="float">
            <text:p>0,998639454441322</text:p>
          </table:table-cell>
          <table:table-cell office:value-type="float" office:value="0.887241305708341" calcext:value-type="float">
            <text:p>0,887241305708341</text:p>
          </table:table-cell>
          <table:table-cell office:value-type="float" office:value="1.10641405705118" calcext:value-type="float">
            <text:p>1,10641405705118</text:p>
          </table:table-cell>
          <table:table-cell office:value-type="float" office:value="1.02923053428934" calcext:value-type="float">
            <text:p>1,02923053428934</text:p>
          </table:table-cell>
          <table:table-cell office:value-type="float" office:value="0.983786589624596" calcext:value-type="float">
            <text:p>0,983786589624596</text:p>
          </table:table-cell>
          <table:table-cell office:value-type="float" office:value="1.13897351184487" calcext:value-type="float">
            <text:p>1,13897351184487</text:p>
          </table:table-cell>
          <table:table-cell office:value-type="float" office:value="0.948727183415757" calcext:value-type="float">
            <text:p>0,948727183415757</text:p>
          </table:table-cell>
          <table:table-cell office:value-type="float" office:value="0.982351957194045" calcext:value-type="float">
            <text:p>0,982351957194045</text:p>
          </table:table-cell>
          <table:table-cell office:value-type="float" office:value="0.922659838628525" calcext:value-type="float">
            <text:p>0,922659838628525</text:p>
          </table:table-cell>
          <table:table-cell office:value-type="float" office:value="0.839867587139733" calcext:value-type="float">
            <text:p>0,839867587139733</text:p>
          </table:table-cell>
          <table:table-cell office:value-type="float" office:value="0.97996099511944" calcext:value-type="float">
            <text:p>0,97996099511944</text:p>
          </table:table-cell>
          <table:table-cell office:value-type="float" office:value="0.869903912015929" calcext:value-type="float">
            <text:p>0,869903912015929</text:p>
          </table:table-cell>
          <table:table-cell office:value-type="float" office:value="1.02599653667969" calcext:value-type="float">
            <text:p>1,02599653667969</text:p>
          </table:table-cell>
          <table:table-cell office:value-type="float" office:value="0.885399756925624" calcext:value-type="float">
            <text:p>0,885399756925624</text:p>
          </table:table-cell>
          <table:table-cell office:value-type="float" office:value="0.927025528195233" calcext:value-type="float">
            <text:p>0,927025528195233</text:p>
          </table:table-cell>
          <table:table-cell office:value-type="float" office:value="0.996571598119134" calcext:value-type="float">
            <text:p>0,996571598119134</text:p>
          </table:table-cell>
          <table:table-cell office:value-type="float" office:value="0.899435449894673" calcext:value-type="float">
            <text:p>0,899435449894673</text:p>
          </table:table-cell>
          <table:table-cell table:style-name="ce6" office:value-type="float" office:value="1.01072211323266" calcext:value-type="float">
            <text:p>1,01072211323266</text:p>
          </table:table-cell>
          <table:table-cell table:style-name="ce6" office:value-type="float" office:value="1.05439941940697" calcext:value-type="float">
            <text:p>1,05439941940697</text:p>
          </table:table-cell>
          <table:table-cell office:value-type="float" office:value="1.01109540503221" calcext:value-type="float">
            <text:p>1,01109540503221</text:p>
          </table:table-cell>
          <table:table-cell office:value-type="float" office:value="0.866501734817635" calcext:value-type="float">
            <text:p>0,866501734817635</text:p>
          </table:table-cell>
          <table:table-cell office:value-type="float" office:value="1.14022899066251" calcext:value-type="float">
            <text:p>1,14022899066251</text:p>
          </table:table-cell>
          <table:table-cell office:value-type="float" office:value="1.07812975633348" calcext:value-type="float">
            <text:p>1,07812975633348</text:p>
          </table:table-cell>
          <table:table-cell office:value-type="float" office:value="1.16246325080694" calcext:value-type="float">
            <text:p>1,16246325080694</text:p>
          </table:table-cell>
          <table:table-cell office:value-type="float" office:value="1.09179766554163" calcext:value-type="float">
            <text:p>1,09179766554163</text:p>
          </table:table-cell>
          <table:table-cell office:value-type="float" office:value="0.985478869976543" calcext:value-type="float">
            <text:p>0,985478869976543</text:p>
          </table:table-cell>
          <table:table-cell office:value-type="float" office:value="0.799537269423064" calcext:value-type="float">
            <text:p>0,799537269423064</text:p>
          </table:table-cell>
          <table:table-cell office:value-type="float" office:value="0.979191789204658" calcext:value-type="float">
            <text:p>0,979191789204658</text:p>
          </table:table-cell>
          <table:table-cell office:value-type="float" office:value="1.03866128464362" calcext:value-type="float">
            <text:p>1,03866128464362</text:p>
          </table:table-cell>
          <table:table-cell office:value-type="float" office:value="1.02487017216889" calcext:value-type="float">
            <text:p>1,02487017216889</text:p>
          </table:table-cell>
          <table:table-cell office:value-type="float" office:value="0.853607359879854" calcext:value-type="float">
            <text:p>0,853607359879854</text:p>
          </table:table-cell>
          <table:table-cell office:value-type="float" office:value="0.915179397371409" calcext:value-type="float">
            <text:p>0,915179397371409</text:p>
          </table:table-cell>
          <table:table-cell office:value-type="float" office:value="0.704617359121299" calcext:value-type="float">
            <text:p>0,704617359121299</text:p>
          </table:table-cell>
          <table:table-cell office:value-type="float" office:value="0.999562106806771" calcext:value-type="float">
            <text:p>0,999562106806771</text:p>
          </table:table-cell>
          <table:table-cell office:value-type="float" office:value="1.01983431041604" calcext:value-type="float">
            <text:p>1,01983431041604</text:p>
          </table:table-cell>
          <table:table-cell office:value-type="float" office:value="1.02709742891939" calcext:value-type="float">
            <text:p>1,02709742891939</text:p>
          </table:table-cell>
          <table:table-cell office:value-type="float" office:value="1.18616024562212" calcext:value-type="float">
            <text:p>1,18616024562212</text:p>
          </table:table-cell>
          <table:table-cell table:number-columns-repeated="2"/>
          <table:table-cell office:value-type="float" office:value="1.02659574102322" calcext:value-type="float">
            <text:p>1,02659574102322</text:p>
          </table:table-cell>
          <table:table-cell office:value-type="float" office:value="0.762653869349125" calcext:value-type="float">
            <text:p>0,762653869349125</text:p>
          </table:table-cell>
          <table:table-cell office:value-type="float" office:value="0.97944213741378" calcext:value-type="float">
            <text:p>0,97944213741378</text:p>
          </table:table-cell>
          <table:table-cell office:value-type="float" office:value="1.08483288513253" calcext:value-type="float">
            <text:p>1,08483288513253</text:p>
          </table:table-cell>
          <table:table-cell office:value-type="float" office:value="0.96063193720061" calcext:value-type="float">
            <text:p>0,96063193720061</text:p>
          </table:table-cell>
          <table:table-cell office:value-type="float" office:value="1.08350688912893" calcext:value-type="float">
            <text:p>1,08350688912893</text:p>
          </table:table-cell>
          <table:table-cell office:value-type="float" office:value="1.13060355108977" calcext:value-type="float">
            <text:p>1,13060355108977</text:p>
          </table:table-cell>
          <table:table-cell office:value-type="float" office:value="1.0064333779286" calcext:value-type="float">
            <text:p>1,0064333779286</text:p>
          </table:table-cell>
          <table:table-cell office:value-type="float" office:value="1.19610955936461" calcext:value-type="float">
            <text:p>1,19610955936461</text:p>
          </table:table-cell>
          <table:table-cell office:value-type="float" office:value="1.08921173466514" calcext:value-type="float">
            <text:p>1,08921173466514</text:p>
          </table:table-cell>
          <table:table-cell table:number-columns-repeated="2"/>
          <table:table-cell office:value-type="float" office:value="0.965387719625007" calcext:value-type="float">
            <text:p>0,965387719625007</text:p>
          </table:table-cell>
          <table:table-cell office:value-type="float" office:value="1.12675508923591" calcext:value-type="float">
            <text:p>1,12675508923591</text:p>
          </table:table-cell>
          <table:table-cell office:value-type="float" office:value="1.02938756561879" calcext:value-type="float">
            <text:p>1,02938756561879</text:p>
          </table:table-cell>
          <table:table-cell office:value-type="float" office:value="0.948126422500741" calcext:value-type="float">
            <text:p>0,948126422500741</text:p>
          </table:table-cell>
          <table:table-cell table:number-columns-repeated="17"/>
        </table:table-row>
        <table:table-row table:style-name="ro1">
          <table:table-cell office:value-type="float" office:value="1.0211484187089" calcext:value-type="float">
            <text:p>1,0211484187089</text:p>
          </table:table-cell>
          <table:table-cell office:value-type="float" office:value="1.01477038814324" calcext:value-type="float">
            <text:p>1,01477038814324</text:p>
          </table:table-cell>
          <table:table-cell office:value-type="float" office:value="1.01866633867607" calcext:value-type="float">
            <text:p>1,01866633867607</text:p>
          </table:table-cell>
          <table:table-cell office:value-type="float" office:value="1.00153495322071" calcext:value-type="float">
            <text:p>1,00153495322071</text:p>
          </table:table-cell>
          <table:table-cell office:value-type="float" office:value="1.05922717025907" calcext:value-type="float">
            <text:p>1,05922717025907</text:p>
          </table:table-cell>
          <table:table-cell office:value-type="float" office:value="1.08138562016786" calcext:value-type="float">
            <text:p>1,08138562016786</text:p>
          </table:table-cell>
          <table:table-cell office:value-type="float" office:value="1.10727748486623" calcext:value-type="float">
            <text:p>1,10727748486623</text:p>
          </table:table-cell>
          <table:table-cell office:value-type="float" office:value="1.04032314323442" calcext:value-type="float">
            <text:p>1,04032314323442</text:p>
          </table:table-cell>
          <table:table-cell office:value-type="float" office:value="0.937413982261851" calcext:value-type="float">
            <text:p>0,937413982261851</text:p>
          </table:table-cell>
          <table:table-cell office:value-type="float" office:value="1.06677616527095" calcext:value-type="float">
            <text:p>1,06677616527095</text:p>
          </table:table-cell>
          <table:table-cell office:value-type="float" office:value="0.974465069714757" calcext:value-type="float">
            <text:p>0,974465069714757</text:p>
          </table:table-cell>
          <table:table-cell office:value-type="float" office:value="0.956565225802433" calcext:value-type="float">
            <text:p>0,956565225802433</text:p>
          </table:table-cell>
          <table:table-cell office:value-type="float" office:value="1.09874017895277" calcext:value-type="float">
            <text:p>1,09874017895277</text:p>
          </table:table-cell>
          <table:table-cell office:value-type="float" office:value="1.09648830623941" calcext:value-type="float">
            <text:p>1,09648830623941</text:p>
          </table:table-cell>
          <table:table-cell office:value-type="float" office:value="1.04047821426821" calcext:value-type="float">
            <text:p>1,04047821426821</text:p>
          </table:table-cell>
          <table:table-cell office:value-type="float" office:value="0.970183829843209" calcext:value-type="float">
            <text:p>0,970183829843209</text:p>
          </table:table-cell>
          <table:table-cell office:value-type="float" office:value="0.888497967552393" calcext:value-type="float">
            <text:p>0,888497967552393</text:p>
          </table:table-cell>
          <table:table-cell office:value-type="float" office:value="0.961709021100135" calcext:value-type="float">
            <text:p>0,961709021100135</text:p>
          </table:table-cell>
          <table:table-cell office:value-type="float" office:value="0.7418968042666" calcext:value-type="float">
            <text:p>0,7418968042666</text:p>
          </table:table-cell>
          <table:table-cell office:value-type="float" office:value="1.0395134833171" calcext:value-type="float">
            <text:p>1,0395134833171</text:p>
          </table:table-cell>
          <table:table-cell office:value-type="float" office:value="0.866498351839217" calcext:value-type="float">
            <text:p>0,866498351839217</text:p>
          </table:table-cell>
          <table:table-cell office:value-type="float" office:value="1.01689363468672" calcext:value-type="float">
            <text:p>1,01689363468672</text:p>
          </table:table-cell>
          <table:table-cell office:value-type="float" office:value="0.970717247416784" calcext:value-type="float">
            <text:p>0,970717247416784</text:p>
          </table:table-cell>
          <table:table-cell office:value-type="float" office:value="0.926003226077613" calcext:value-type="float">
            <text:p>0,926003226077613</text:p>
          </table:table-cell>
          <table:table-cell table:style-name="ce6" office:value-type="float" office:value="1.02306897267097" calcext:value-type="float">
            <text:p>1,02306897267097</text:p>
          </table:table-cell>
          <table:table-cell table:style-name="ce6" office:value-type="float" office:value="1.04031686732074" calcext:value-type="float">
            <text:p>1,04031686732074</text:p>
          </table:table-cell>
          <table:table-cell office:value-type="float" office:value="1.00419175510371" calcext:value-type="float">
            <text:p>1,00419175510371</text:p>
          </table:table-cell>
          <table:table-cell office:value-type="float" office:value="0.822144316058118" calcext:value-type="float">
            <text:p>0,822144316058118</text:p>
          </table:table-cell>
          <table:table-cell office:value-type="float" office:value="1.11930221893957" calcext:value-type="float">
            <text:p>1,11930221893957</text:p>
          </table:table-cell>
          <table:table-cell office:value-type="float" office:value="1.05312056487459" calcext:value-type="float">
            <text:p>1,05312056487459</text:p>
          </table:table-cell>
          <table:table-cell office:value-type="float" office:value="1.09638526843528" calcext:value-type="float">
            <text:p>1,09638526843528</text:p>
          </table:table-cell>
          <table:table-cell office:value-type="float" office:value="1.03459782401842" calcext:value-type="float">
            <text:p>1,03459782401842</text:p>
          </table:table-cell>
          <table:table-cell office:value-type="float" office:value="0.946700165765349" calcext:value-type="float">
            <text:p>0,946700165765349</text:p>
          </table:table-cell>
          <table:table-cell office:value-type="float" office:value="0.866327991341084" calcext:value-type="float">
            <text:p>0,866327991341084</text:p>
          </table:table-cell>
          <table:table-cell office:value-type="float" office:value="1.09325612302309" calcext:value-type="float">
            <text:p>1,09325612302309</text:p>
          </table:table-cell>
          <table:table-cell office:value-type="float" office:value="1.12358722082005" calcext:value-type="float">
            <text:p>1,12358722082005</text:p>
          </table:table-cell>
          <table:table-cell office:value-type="float" office:value="0.932732943812327" calcext:value-type="float">
            <text:p>0,932732943812327</text:p>
          </table:table-cell>
          <table:table-cell office:value-type="float" office:value="0.951239928358655" calcext:value-type="float">
            <text:p>0,951239928358655</text:p>
          </table:table-cell>
          <table:table-cell office:value-type="float" office:value="0.884276401564536" calcext:value-type="float">
            <text:p>0,884276401564536</text:p>
          </table:table-cell>
          <table:table-cell office:value-type="float" office:value="0.764595680298252" calcext:value-type="float">
            <text:p>0,764595680298252</text:p>
          </table:table-cell>
          <table:table-cell office:value-type="float" office:value="0.888352192785179" calcext:value-type="float">
            <text:p>0,888352192785179</text:p>
          </table:table-cell>
          <table:table-cell office:value-type="float" office:value="1.01677449226033" calcext:value-type="float">
            <text:p>1,01677449226033</text:p>
          </table:table-cell>
          <table:table-cell office:value-type="float" office:value="0.896485365867651" calcext:value-type="float">
            <text:p>0,896485365867651</text:p>
          </table:table-cell>
          <table:table-cell office:value-type="float" office:value="0.893746724591313" calcext:value-type="float">
            <text:p>0,893746724591313</text:p>
          </table:table-cell>
          <table:table-cell office:value-type="float" office:value="1.05193890655068" calcext:value-type="float">
            <text:p>1,05193890655068</text:p>
          </table:table-cell>
          <table:table-cell office:value-type="float" office:value="1.02224316269284" calcext:value-type="float">
            <text:p>1,02224316269284</text:p>
          </table:table-cell>
          <table:table-cell office:value-type="float" office:value="0.982285474789204" calcext:value-type="float">
            <text:p>0,982285474789204</text:p>
          </table:table-cell>
          <table:table-cell office:value-type="float" office:value="0.896396319076908" calcext:value-type="float">
            <text:p>0,896396319076908</text:p>
          </table:table-cell>
          <table:table-cell office:value-type="float" office:value="1.0579601898932" calcext:value-type="float">
            <text:p>1,0579601898932</text:p>
          </table:table-cell>
          <table:table-cell office:value-type="float" office:value="1.0680521418976" calcext:value-type="float">
            <text:p>1,0680521418976</text:p>
          </table:table-cell>
          <table:table-cell office:value-type="float" office:value="0.939928700795524" calcext:value-type="float">
            <text:p>0,939928700795524</text:p>
          </table:table-cell>
          <table:table-cell office:value-type="float" office:value="1.05274918724474" calcext:value-type="float">
            <text:p>1,05274918724474</text:p>
          </table:table-cell>
          <table:table-cell office:value-type="float" office:value="1.20768732455193" calcext:value-type="float">
            <text:p>1,20768732455193</text:p>
          </table:table-cell>
          <table:table-cell office:value-type="float" office:value="0.959288345127042" calcext:value-type="float">
            <text:p>0,959288345127042</text:p>
          </table:table-cell>
          <table:table-cell office:value-type="float" office:value="1.07708213369627" calcext:value-type="float">
            <text:p>1,07708213369627</text:p>
          </table:table-cell>
          <table:table-cell office:value-type="float" office:value="1.1211042812676" calcext:value-type="float">
            <text:p>1,1211042812676</text:p>
          </table:table-cell>
          <table:table-cell office:value-type="float" office:value="1.12002500216227" calcext:value-type="float">
            <text:p>1,12002500216227</text:p>
          </table:table-cell>
          <table:table-cell office:value-type="float" office:value="1.29006902116745" calcext:value-type="float">
            <text:p>1,29006902116745</text:p>
          </table:table-cell>
          <table:table-cell office:value-type="float" office:value="0.974441565457094" calcext:value-type="float">
            <text:p>0,974441565457094</text:p>
          </table:table-cell>
          <table:table-cell office:value-type="float" office:value="1.06307014899802" calcext:value-type="float">
            <text:p>1,06307014899802</text:p>
          </table:table-cell>
          <table:table-cell office:value-type="float" office:value="0.937848990834632" calcext:value-type="float">
            <text:p>0,937848990834632</text:p>
          </table:table-cell>
          <table:table-cell office:value-type="float" office:value="0.925969307459903" calcext:value-type="float">
            <text:p>0,925969307459903</text:p>
          </table:table-cell>
          <table:table-cell table:number-columns-repeated="17"/>
        </table:table-row>
        <table:table-row table:style-name="ro1">
          <table:table-cell office:value-type="float" office:value="0.922259167899856" calcext:value-type="float">
            <text:p>0,922259167899856</text:p>
          </table:table-cell>
          <table:table-cell office:value-type="float" office:value="0.971124000747933" calcext:value-type="float">
            <text:p>0,971124000747933</text:p>
          </table:table-cell>
          <table:table-cell office:value-type="float" office:value="1.04588765209837" calcext:value-type="float">
            <text:p>1,04588765209837</text:p>
          </table:table-cell>
          <table:table-cell office:value-type="float" office:value="0.97696104003075" calcext:value-type="float">
            <text:p>0,97696104003075</text:p>
          </table:table-cell>
          <table:table-cell office:value-type="float" office:value="1.08881152574089" calcext:value-type="float">
            <text:p>1,08881152574089</text:p>
          </table:table-cell>
          <table:table-cell office:value-type="float" office:value="1.09243093936656" calcext:value-type="float">
            <text:p>1,09243093936656</text:p>
          </table:table-cell>
          <table:table-cell office:value-type="float" office:value="1.06349002149806" calcext:value-type="float">
            <text:p>1,06349002149806</text:p>
          </table:table-cell>
          <table:table-cell office:value-type="float" office:value="0.838805043298463" calcext:value-type="float">
            <text:p>0,838805043298463</text:p>
          </table:table-cell>
          <table:table-cell office:value-type="float" office:value="0.991951347067801" calcext:value-type="float">
            <text:p>0,991951347067801</text:p>
          </table:table-cell>
          <table:table-cell office:value-type="float" office:value="1.203529385888" calcext:value-type="float">
            <text:p>1,203529385888</text:p>
          </table:table-cell>
          <table:table-cell office:value-type="float" office:value="1.0479451995183" calcext:value-type="float">
            <text:p>1,0479451995183</text:p>
          </table:table-cell>
          <table:table-cell office:value-type="float" office:value="0.879852986890684" calcext:value-type="float">
            <text:p>0,879852986890684</text:p>
          </table:table-cell>
          <table:table-cell office:value-type="float" office:value="1.00433168013264" calcext:value-type="float">
            <text:p>1,00433168013264</text:p>
          </table:table-cell>
          <table:table-cell office:value-type="float" office:value="1.21613389772782" calcext:value-type="float">
            <text:p>1,21613389772782</text:p>
          </table:table-cell>
          <table:table-cell office:value-type="float" office:value="1.0887810729177" calcext:value-type="float">
            <text:p>1,0887810729177</text:p>
          </table:table-cell>
          <table:table-cell office:value-type="float" office:value="0.963382089801588" calcext:value-type="float">
            <text:p>0,963382089801588</text:p>
          </table:table-cell>
          <table:table-cell office:value-type="float" office:value="0.918207378557319" calcext:value-type="float">
            <text:p>0,918207378557319</text:p>
          </table:table-cell>
          <table:table-cell office:value-type="float" office:value="1.00893304146827" calcext:value-type="float">
            <text:p>1,00893304146827</text:p>
          </table:table-cell>
          <table:table-cell office:value-type="float" office:value="0.870276666219033" calcext:value-type="float">
            <text:p>0,870276666219033</text:p>
          </table:table-cell>
          <table:table-cell office:value-type="float" office:value="1.07037572498103" calcext:value-type="float">
            <text:p>1,07037572498103</text:p>
          </table:table-cell>
          <table:table-cell office:value-type="float" office:value="0.81777270718653" calcext:value-type="float">
            <text:p>0,81777270718653</text:p>
          </table:table-cell>
          <table:table-cell office:value-type="float" office:value="0.964671209672095" calcext:value-type="float">
            <text:p>0,964671209672095</text:p>
          </table:table-cell>
          <table:table-cell office:value-type="float" office:value="0.899277027424238" calcext:value-type="float">
            <text:p>0,899277027424238</text:p>
          </table:table-cell>
          <table:table-cell office:value-type="float" office:value="0.910601681304487" calcext:value-type="float">
            <text:p>0,910601681304487</text:p>
          </table:table-cell>
          <table:table-cell table:style-name="ce6" office:value-type="float" office:value="0.919442429376792" calcext:value-type="float">
            <text:p>0,919442429376792</text:p>
          </table:table-cell>
          <table:table-cell table:style-name="ce6" office:value-type="float" office:value="1.03909724381366" calcext:value-type="float">
            <text:p>1,03909724381366</text:p>
          </table:table-cell>
          <table:table-cell office:value-type="float" office:value="0.898574250521174" calcext:value-type="float">
            <text:p>0,898574250521174</text:p>
          </table:table-cell>
          <table:table-cell office:value-type="float" office:value="0.984181583823776" calcext:value-type="float">
            <text:p>0,984181583823776</text:p>
          </table:table-cell>
          <table:table-cell office:value-type="float" office:value="1.03074344034706" calcext:value-type="float">
            <text:p>1,03074344034706</text:p>
          </table:table-cell>
          <table:table-cell office:value-type="float" office:value="0.914979424338204" calcext:value-type="float">
            <text:p>0,914979424338204</text:p>
          </table:table-cell>
          <table:table-cell office:value-type="float" office:value="1.1466956144757" calcext:value-type="float">
            <text:p>1,1466956144757</text:p>
          </table:table-cell>
          <table:table-cell office:value-type="float" office:value="1.07916829602111" calcext:value-type="float">
            <text:p>1,07916829602111</text:p>
          </table:table-cell>
          <table:table-cell office:value-type="float" office:value="0.987053882758968" calcext:value-type="float">
            <text:p>0,987053882758968</text:p>
          </table:table-cell>
          <table:table-cell office:value-type="float" office:value="1.03520009402362" calcext:value-type="float">
            <text:p>1,03520009402362</text:p>
          </table:table-cell>
          <table:table-cell office:value-type="float" office:value="1.01795264027412" calcext:value-type="float">
            <text:p>1,01795264027412</text:p>
          </table:table-cell>
          <table:table-cell office:value-type="float" office:value="1.14796817261534" calcext:value-type="float">
            <text:p>1,14796817261534</text:p>
          </table:table-cell>
          <table:table-cell office:value-type="float" office:value="1.00433060501338" calcext:value-type="float">
            <text:p>1,00433060501338</text:p>
          </table:table-cell>
          <table:table-cell office:value-type="float" office:value="0.938072390990901" calcext:value-type="float">
            <text:p>0,938072390990901</text:p>
          </table:table-cell>
          <table:table-cell office:value-type="float" office:value="0.9594040086289" calcext:value-type="float">
            <text:p>0,9594040086289</text:p>
          </table:table-cell>
          <table:table-cell office:value-type="float" office:value="0.909400805394543" calcext:value-type="float">
            <text:p>0,909400805394543</text:p>
          </table:table-cell>
          <table:table-cell office:value-type="float" office:value="0.861595547309833" calcext:value-type="float">
            <text:p>0,861595547309833</text:p>
          </table:table-cell>
          <table:table-cell office:value-type="float" office:value="0.994460062841078" calcext:value-type="float">
            <text:p>0,994460062841078</text:p>
          </table:table-cell>
          <table:table-cell office:value-type="float" office:value="1.28251164859484" calcext:value-type="float">
            <text:p>1,28251164859484</text:p>
          </table:table-cell>
          <table:table-cell office:value-type="float" office:value="1.23178886130855" calcext:value-type="float">
            <text:p>1,23178886130855</text:p>
          </table:table-cell>
          <table:table-cell office:value-type="float" office:value="1.01440308098922" calcext:value-type="float">
            <text:p>1,01440308098922</text:p>
          </table:table-cell>
          <table:table-cell office:value-type="float" office:value="1.18376635020808" calcext:value-type="float">
            <text:p>1,18376635020808</text:p>
          </table:table-cell>
          <table:table-cell office:value-type="float" office:value="1.04870666506166" calcext:value-type="float">
            <text:p>1,04870666506166</text:p>
          </table:table-cell>
          <table:table-cell office:value-type="float" office:value="0.892201691355153" calcext:value-type="float">
            <text:p>0,892201691355153</text:p>
          </table:table-cell>
          <table:table-cell office:value-type="float" office:value="0.890967000496371" calcext:value-type="float">
            <text:p>0,890967000496371</text:p>
          </table:table-cell>
          <table:table-cell office:value-type="float" office:value="1.08894835065428" calcext:value-type="float">
            <text:p>1,08894835065428</text:p>
          </table:table-cell>
          <table:table-cell office:value-type="float" office:value="1.00193723799842" calcext:value-type="float">
            <text:p>1,00193723799842</text:p>
          </table:table-cell>
          <table:table-cell office:value-type="float" office:value="1.04368589609896" calcext:value-type="float">
            <text:p>1,04368589609896</text:p>
          </table:table-cell>
          <table:table-cell office:value-type="float" office:value="1.08527328906459" calcext:value-type="float">
            <text:p>1,08527328906459</text:p>
          </table:table-cell>
          <table:table-cell office:value-type="float" office:value="1.0102375220434" calcext:value-type="float">
            <text:p>1,0102375220434</text:p>
          </table:table-cell>
          <table:table-cell office:value-type="float" office:value="1.02526441707108" calcext:value-type="float">
            <text:p>1,02526441707108</text:p>
          </table:table-cell>
          <table:table-cell office:value-type="float" office:value="1.27262293346386" calcext:value-type="float">
            <text:p>1,27262293346386</text:p>
          </table:table-cell>
          <table:table-cell office:value-type="float" office:value="1.17831884146006" calcext:value-type="float">
            <text:p>1,17831884146006</text:p>
          </table:table-cell>
          <table:table-cell office:value-type="float" office:value="1.33650055787132" calcext:value-type="float">
            <text:p>1,33650055787132</text:p>
          </table:table-cell>
          <table:table-cell office:value-type="float" office:value="1.04243765679708" calcext:value-type="float">
            <text:p>1,04243765679708</text:p>
          </table:table-cell>
          <table:table-cell office:value-type="float" office:value="1.09583385619274" calcext:value-type="float">
            <text:p>1,09583385619274</text:p>
          </table:table-cell>
          <table:table-cell office:value-type="float" office:value="0.97078417265393" calcext:value-type="float">
            <text:p>0,97078417265393</text:p>
          </table:table-cell>
          <table:table-cell office:value-type="float" office:value="0.917940688269742" calcext:value-type="float">
            <text:p>0,917940688269742</text:p>
          </table:table-cell>
          <table:table-cell table:number-columns-repeated="17"/>
        </table:table-row>
        <table:table-row table:style-name="ro1">
          <table:table-cell office:value-type="float" office:value="0.964379082747317" calcext:value-type="float">
            <text:p>0,964379082747317</text:p>
          </table:table-cell>
          <table:table-cell office:value-type="float" office:value="0.985927155315489" calcext:value-type="float">
            <text:p>0,985927155315489</text:p>
          </table:table-cell>
          <table:table-cell office:value-type="float" office:value="1.09977014371986" calcext:value-type="float">
            <text:p>1,09977014371986</text:p>
          </table:table-cell>
          <table:table-cell office:value-type="float" office:value="0.997890872147456" calcext:value-type="float">
            <text:p>0,997890872147456</text:p>
          </table:table-cell>
          <table:table-cell office:value-type="float" office:value="1.07417121163511" calcext:value-type="float">
            <text:p>1,07417121163511</text:p>
          </table:table-cell>
          <table:table-cell office:value-type="float" office:value="1.07532897451521" calcext:value-type="float">
            <text:p>1,07532897451521</text:p>
          </table:table-cell>
          <table:table-cell office:value-type="float" office:value="1.03973351429246" calcext:value-type="float">
            <text:p>1,03973351429246</text:p>
          </table:table-cell>
          <table:table-cell office:value-type="float" office:value="0.921807971014492" calcext:value-type="float">
            <text:p>0,921807971014492</text:p>
          </table:table-cell>
          <table:table-cell office:value-type="float" office:value="0.990776268727428" calcext:value-type="float">
            <text:p>0,990776268727428</text:p>
          </table:table-cell>
          <table:table-cell office:value-type="float" office:value="1.08483714567364" calcext:value-type="float">
            <text:p>1,08483714567364</text:p>
          </table:table-cell>
          <table:table-cell office:value-type="float" office:value="1.05320318148951" calcext:value-type="float">
            <text:p>1,05320318148951</text:p>
          </table:table-cell>
          <table:table-cell office:value-type="float" office:value="0.876423966088856" calcext:value-type="float">
            <text:p>0,876423966088856</text:p>
          </table:table-cell>
          <table:table-cell office:value-type="float" office:value="0.92211815774767" calcext:value-type="float">
            <text:p>0,92211815774767</text:p>
          </table:table-cell>
          <table:table-cell office:value-type="float" office:value="1.02155846824406" calcext:value-type="float">
            <text:p>1,02155846824406</text:p>
          </table:table-cell>
          <table:table-cell office:value-type="float" office:value="1.09439117229671" calcext:value-type="float">
            <text:p>1,09439117229671</text:p>
          </table:table-cell>
          <table:table-cell office:value-type="float" office:value="0.865942372187167" calcext:value-type="float">
            <text:p>0,865942372187167</text:p>
          </table:table-cell>
          <table:table-cell office:value-type="float" office:value="0.903119555908157" calcext:value-type="float">
            <text:p>0,903119555908157</text:p>
          </table:table-cell>
          <table:table-cell office:value-type="float" office:value="1.04424497408293" calcext:value-type="float">
            <text:p>1,04424497408293</text:p>
          </table:table-cell>
          <table:table-cell office:value-type="float" office:value="0.89668217014528" calcext:value-type="float">
            <text:p>0,89668217014528</text:p>
          </table:table-cell>
          <table:table-cell office:value-type="float" office:value="1.13428379509338" calcext:value-type="float">
            <text:p>1,13428379509338</text:p>
          </table:table-cell>
          <table:table-cell office:value-type="float" office:value="0.877863272501496" calcext:value-type="float">
            <text:p>0,877863272501496</text:p>
          </table:table-cell>
          <table:table-cell office:value-type="float" office:value="0.888430845846177" calcext:value-type="float">
            <text:p>0,888430845846177</text:p>
          </table:table-cell>
          <table:table-cell office:value-type="float" office:value="0.764564041119899" calcext:value-type="float">
            <text:p>0,764564041119899</text:p>
          </table:table-cell>
          <table:table-cell office:value-type="float" office:value="0.883592305011749" calcext:value-type="float">
            <text:p>0,883592305011749</text:p>
          </table:table-cell>
          <table:table-cell table:style-name="ce6" office:value-type="float" office:value="0.93619864275881" calcext:value-type="float">
            <text:p>0,93619864275881</text:p>
          </table:table-cell>
          <table:table-cell table:style-name="ce6" office:value-type="float" office:value="1.0341327179645" calcext:value-type="float">
            <text:p>1,0341327179645</text:p>
          </table:table-cell>
          <table:table-cell office:value-type="float" office:value="1.02347543649625" calcext:value-type="float">
            <text:p>1,02347543649625</text:p>
          </table:table-cell>
          <table:table-cell office:value-type="float" office:value="0.794888628833209" calcext:value-type="float">
            <text:p>0,794888628833209</text:p>
          </table:table-cell>
          <table:table-cell office:value-type="float" office:value="1.02904704552158" calcext:value-type="float">
            <text:p>1,02904704552158</text:p>
          </table:table-cell>
          <table:table-cell office:value-type="float" office:value="0.934458023124984" calcext:value-type="float">
            <text:p>0,934458023124984</text:p>
          </table:table-cell>
          <table:table-cell office:value-type="float" office:value="1.08952058282605" calcext:value-type="float">
            <text:p>1,08952058282605</text:p>
          </table:table-cell>
          <table:table-cell office:value-type="float" office:value="1.23358694335304" calcext:value-type="float">
            <text:p>1,23358694335304</text:p>
          </table:table-cell>
          <table:table-cell office:value-type="float" office:value="0.908943322172941" calcext:value-type="float">
            <text:p>0,908943322172941</text:p>
          </table:table-cell>
          <table:table-cell office:value-type="float" office:value="0.924514297333323" calcext:value-type="float">
            <text:p>0,924514297333323</text:p>
          </table:table-cell>
          <table:table-cell office:value-type="float" office:value="1.04570136109727" calcext:value-type="float">
            <text:p>1,04570136109727</text:p>
          </table:table-cell>
          <table:table-cell office:value-type="float" office:value="0.996711136015862" calcext:value-type="float">
            <text:p>0,996711136015862</text:p>
          </table:table-cell>
          <table:table-cell office:value-type="float" office:value="1.00212772644415" calcext:value-type="float">
            <text:p>1,00212772644415</text:p>
          </table:table-cell>
          <table:table-cell office:value-type="float" office:value="1.02023859367062" calcext:value-type="float">
            <text:p>1,02023859367062</text:p>
          </table:table-cell>
          <table:table-cell office:value-type="float" office:value="0.843557278854655" calcext:value-type="float">
            <text:p>0,843557278854655</text:p>
          </table:table-cell>
          <table:table-cell office:value-type="float" office:value="0.871723856652341" calcext:value-type="float">
            <text:p>0,871723856652341</text:p>
          </table:table-cell>
          <table:table-cell office:value-type="float" office:value="0.934756114642262" calcext:value-type="float">
            <text:p>0,934756114642262</text:p>
          </table:table-cell>
          <table:table-cell office:value-type="float" office:value="0.963460669710915" calcext:value-type="float">
            <text:p>0,963460669710915</text:p>
          </table:table-cell>
          <table:table-cell office:value-type="float" office:value="0.99999920582606" calcext:value-type="float">
            <text:p>0,99999920582606</text:p>
          </table:table-cell>
          <table:table-cell office:value-type="float" office:value="0.939251157336238" calcext:value-type="float">
            <text:p>0,939251157336238</text:p>
          </table:table-cell>
          <table:table-cell office:value-type="float" office:value="0.934736205608748" calcext:value-type="float">
            <text:p>0,934736205608748</text:p>
          </table:table-cell>
          <table:table-cell office:value-type="float" office:value="0.995559535787392" calcext:value-type="float">
            <text:p>0,995559535787392</text:p>
          </table:table-cell>
          <table:table-cell office:value-type="float" office:value="1.13278714184903" calcext:value-type="float">
            <text:p>1,13278714184903</text:p>
          </table:table-cell>
          <table:table-cell office:value-type="float" office:value="0.977102543859563" calcext:value-type="float">
            <text:p>0,977102543859563</text:p>
          </table:table-cell>
          <table:table-cell office:value-type="float" office:value="0.905988262052073" calcext:value-type="float">
            <text:p>0,905988262052073</text:p>
          </table:table-cell>
          <table:table-cell office:value-type="float" office:value="1.07772393285946" calcext:value-type="float">
            <text:p>1,07772393285946</text:p>
          </table:table-cell>
          <table:table-cell office:value-type="float" office:value="1.0118848758224" calcext:value-type="float">
            <text:p>1,0118848758224</text:p>
          </table:table-cell>
          <table:table-cell office:value-type="float" office:value="1.02583434748371" calcext:value-type="float">
            <text:p>1,02583434748371</text:p>
          </table:table-cell>
          <table:table-cell office:value-type="float" office:value="0.991572389925558" calcext:value-type="float">
            <text:p>0,991572389925558</text:p>
          </table:table-cell>
          <table:table-cell office:value-type="float" office:value="1.07031347243077" calcext:value-type="float">
            <text:p>1,07031347243077</text:p>
          </table:table-cell>
          <table:table-cell office:value-type="float" office:value="1.16701685422501" calcext:value-type="float">
            <text:p>1,16701685422501</text:p>
          </table:table-cell>
          <table:table-cell office:value-type="float" office:value="0.81267540403412" calcext:value-type="float">
            <text:p>0,81267540403412</text:p>
          </table:table-cell>
          <table:table-cell office:value-type="float" office:value="1.22348295898252" calcext:value-type="float">
            <text:p>1,22348295898252</text:p>
          </table:table-cell>
          <table:table-cell office:value-type="float" office:value="1.23250223708399" calcext:value-type="float">
            <text:p>1,23250223708399</text:p>
          </table:table-cell>
          <table:table-cell office:value-type="float" office:value="1.01931547029586" calcext:value-type="float">
            <text:p>1,01931547029586</text:p>
          </table:table-cell>
          <table:table-cell office:value-type="float" office:value="1.22326194382076" calcext:value-type="float">
            <text:p>1,22326194382076</text:p>
          </table:table-cell>
          <table:table-cell office:value-type="float" office:value="1.04069958565055" calcext:value-type="float">
            <text:p>1,04069958565055</text:p>
          </table:table-cell>
          <table:table-cell office:value-type="float" office:value="0.949383718493309" calcext:value-type="float">
            <text:p>0,949383718493309</text:p>
          </table:table-cell>
          <table:table-cell table:number-columns-repeated="17"/>
        </table:table-row>
        <table:table-row table:style-name="ro1">
          <table:table-cell office:value-type="float" office:value="1.00345013685501" calcext:value-type="float">
            <text:p>1,00345013685501</text:p>
          </table:table-cell>
          <table:table-cell office:value-type="float" office:value="0.965374182775244" calcext:value-type="float">
            <text:p>0,965374182775244</text:p>
          </table:table-cell>
          <table:table-cell office:value-type="float" office:value="1.1519894130936" calcext:value-type="float">
            <text:p>1,1519894130936</text:p>
          </table:table-cell>
          <table:table-cell office:value-type="float" office:value="0.953768642764391" calcext:value-type="float">
            <text:p>0,953768642764391</text:p>
          </table:table-cell>
          <table:table-cell office:value-type="float" office:value="1.08190553899064" calcext:value-type="float">
            <text:p>1,08190553899064</text:p>
          </table:table-cell>
          <table:table-cell office:value-type="float" office:value="1.11315074219851" calcext:value-type="float">
            <text:p>1,11315074219851</text:p>
          </table:table-cell>
          <table:table-cell office:value-type="float" office:value="0.973632611223979" calcext:value-type="float">
            <text:p>0,973632611223979</text:p>
          </table:table-cell>
          <table:table-cell office:value-type="float" office:value="0.965409302367634" calcext:value-type="float">
            <text:p>0,965409302367634</text:p>
          </table:table-cell>
          <table:table-cell office:value-type="float" office:value="0.962588244843874" calcext:value-type="float">
            <text:p>0,962588244843874</text:p>
          </table:table-cell>
          <table:table-cell office:value-type="float" office:value="1.04900873683351" calcext:value-type="float">
            <text:p>1,04900873683351</text:p>
          </table:table-cell>
          <table:table-cell office:value-type="float" office:value="1.0802542695052" calcext:value-type="float">
            <text:p>1,0802542695052</text:p>
          </table:table-cell>
          <table:table-cell office:value-type="float" office:value="0.857415705090077" calcext:value-type="float">
            <text:p>0,857415705090077</text:p>
          </table:table-cell>
          <table:table-cell office:value-type="float" office:value="0.961153774655215" calcext:value-type="float">
            <text:p>0,961153774655215</text:p>
          </table:table-cell>
          <table:table-cell office:value-type="float" office:value="1.21511663768254" calcext:value-type="float">
            <text:p>1,21511663768254</text:p>
          </table:table-cell>
          <table:table-cell office:value-type="float" office:value="1.03860306121052" calcext:value-type="float">
            <text:p>1,03860306121052</text:p>
          </table:table-cell>
          <table:table-cell office:value-type="float" office:value="0.845180739534376" calcext:value-type="float">
            <text:p>0,845180739534376</text:p>
          </table:table-cell>
          <table:table-cell office:value-type="float" office:value="0.704636663175316" calcext:value-type="float">
            <text:p>0,704636663175316</text:p>
          </table:table-cell>
          <table:table-cell office:value-type="float" office:value="1.07425918137581" calcext:value-type="float">
            <text:p>1,07425918137581</text:p>
          </table:table-cell>
          <table:table-cell office:value-type="float" office:value="1.0300498988005" calcext:value-type="float">
            <text:p>1,0300498988005</text:p>
          </table:table-cell>
          <table:table-cell office:value-type="float" office:value="1.16942529396223" calcext:value-type="float">
            <text:p>1,16942529396223</text:p>
          </table:table-cell>
          <table:table-cell office:value-type="float" office:value="0.861036575241951" calcext:value-type="float">
            <text:p>0,861036575241951</text:p>
          </table:table-cell>
          <table:table-cell office:value-type="float" office:value="0.94508731671481" calcext:value-type="float">
            <text:p>0,94508731671481</text:p>
          </table:table-cell>
          <table:table-cell office:value-type="float" office:value="0.899162977899548" calcext:value-type="float">
            <text:p>0,899162977899548</text:p>
          </table:table-cell>
          <table:table-cell office:value-type="float" office:value="0.940209085066498" calcext:value-type="float">
            <text:p>0,940209085066498</text:p>
          </table:table-cell>
          <table:table-cell table:style-name="ce6" office:value-type="float" office:value="1.14859959556104" calcext:value-type="float">
            <text:p>1,14859959556104</text:p>
          </table:table-cell>
          <table:table-cell table:style-name="ce6" office:value-type="float" office:value="1.0667772880477" calcext:value-type="float">
            <text:p>1,0667772880477</text:p>
          </table:table-cell>
          <table:table-cell office:value-type="float" office:value="0.85196048552669" calcext:value-type="float">
            <text:p>0,85196048552669</text:p>
          </table:table-cell>
          <table:table-cell office:value-type="float" office:value="0.91341761206317" calcext:value-type="float">
            <text:p>0,91341761206317</text:p>
          </table:table-cell>
          <table:table-cell office:value-type="float" office:value="0.999248000669932" calcext:value-type="float">
            <text:p>0,999248000669932</text:p>
          </table:table-cell>
          <table:table-cell office:value-type="float" office:value="0.910001871062971" calcext:value-type="float">
            <text:p>0,910001871062971</text:p>
          </table:table-cell>
          <table:table-cell office:value-type="float" office:value="1.1824473647602" calcext:value-type="float">
            <text:p>1,1824473647602</text:p>
          </table:table-cell>
          <table:table-cell office:value-type="float" office:value="1.21291736192062" calcext:value-type="float">
            <text:p>1,21291736192062</text:p>
          </table:table-cell>
          <table:table-cell office:value-type="float" office:value="0.839256028977006" calcext:value-type="float">
            <text:p>0,839256028977006</text:p>
          </table:table-cell>
          <table:table-cell office:value-type="float" office:value="0.923433250897537" calcext:value-type="float">
            <text:p>0,923433250897537</text:p>
          </table:table-cell>
          <table:table-cell office:value-type="float" office:value="1.14984204922103" calcext:value-type="float">
            <text:p>1,14984204922103</text:p>
          </table:table-cell>
          <table:table-cell office:value-type="float" office:value="1.00902125556104" calcext:value-type="float">
            <text:p>1,00902125556104</text:p>
          </table:table-cell>
          <table:table-cell office:value-type="float" office:value="0.985322453733821" calcext:value-type="float">
            <text:p>0,985322453733821</text:p>
          </table:table-cell>
          <table:table-cell office:value-type="float" office:value="1.03505768933006" calcext:value-type="float">
            <text:p>1,03505768933006</text:p>
          </table:table-cell>
          <table:table-cell office:value-type="float" office:value="0.861026818295377" calcext:value-type="float">
            <text:p>0,861026818295377</text:p>
          </table:table-cell>
          <table:table-cell office:value-type="float" office:value="0.832806399990815" calcext:value-type="float">
            <text:p>0,832806399990815</text:p>
          </table:table-cell>
          <table:table-cell office:value-type="float" office:value="0.842252012214985" calcext:value-type="float">
            <text:p>0,842252012214985</text:p>
          </table:table-cell>
          <table:table-cell office:value-type="float" office:value="0.92655166675911" calcext:value-type="float">
            <text:p>0,92655166675911</text:p>
          </table:table-cell>
          <table:table-cell office:value-type="float" office:value="0.949093503030934" calcext:value-type="float">
            <text:p>0,949093503030934</text:p>
          </table:table-cell>
          <table:table-cell office:value-type="float" office:value="0.866681612596449" calcext:value-type="float">
            <text:p>0,866681612596449</text:p>
          </table:table-cell>
          <table:table-cell office:value-type="float" office:value="1.022593513401" calcext:value-type="float">
            <text:p>1,022593513401</text:p>
          </table:table-cell>
          <table:table-cell office:value-type="float" office:value="1.02416519409659" calcext:value-type="float">
            <text:p>1,02416519409659</text:p>
          </table:table-cell>
          <table:table-cell office:value-type="float" office:value="1.02261421377665" calcext:value-type="float">
            <text:p>1,02261421377665</text:p>
          </table:table-cell>
          <table:table-cell office:value-type="float" office:value="0.814397039692424" calcext:value-type="float">
            <text:p>0,814397039692424</text:p>
          </table:table-cell>
          <table:table-cell office:value-type="float" office:value="0.980703192041535" calcext:value-type="float">
            <text:p>0,980703192041535</text:p>
          </table:table-cell>
          <table:table-cell office:value-type="float" office:value="0.926873599931972" calcext:value-type="float">
            <text:p>0,926873599931972</text:p>
          </table:table-cell>
          <table:table-cell office:value-type="float" office:value="0.976790481166579" calcext:value-type="float">
            <text:p>0,976790481166579</text:p>
          </table:table-cell>
          <table:table-cell office:value-type="float" office:value="1.05227629264916" calcext:value-type="float">
            <text:p>1,05227629264916</text:p>
          </table:table-cell>
          <table:table-cell office:value-type="float" office:value="1.08603985764052" calcext:value-type="float">
            <text:p>1,08603985764052</text:p>
          </table:table-cell>
          <table:table-cell office:value-type="float" office:value="0.989625666782431" calcext:value-type="float">
            <text:p>0,989625666782431</text:p>
          </table:table-cell>
          <table:table-cell office:value-type="float" office:value="1.15059209041369" calcext:value-type="float">
            <text:p>1,15059209041369</text:p>
          </table:table-cell>
          <table:table-cell office:value-type="float" office:value="1.39166642045238" calcext:value-type="float">
            <text:p>1,39166642045238</text:p>
          </table:table-cell>
          <table:table-cell table:number-columns-repeated="2"/>
          <table:table-cell office:value-type="float" office:value="0.952292880174745" calcext:value-type="float">
            <text:p>0,952292880174745</text:p>
          </table:table-cell>
          <table:table-cell office:value-type="float" office:value="1.21579976341741" calcext:value-type="float">
            <text:p>1,21579976341741</text:p>
          </table:table-cell>
          <table:table-cell office:value-type="float" office:value="1.03599827994839" calcext:value-type="float">
            <text:p>1,03599827994839</text:p>
          </table:table-cell>
          <table:table-cell office:value-type="float" office:value="0.92856125329128" calcext:value-type="float">
            <text:p>0,92856125329128</text:p>
          </table:table-cell>
          <table:table-cell table:number-columns-repeated="17"/>
        </table:table-row>
        <table:table-row table:style-name="ro1">
          <table:table-cell office:value-type="float" office:value="0.862505137900314" calcext:value-type="float">
            <text:p>0,862505137900314</text:p>
          </table:table-cell>
          <table:table-cell office:value-type="float" office:value="0.95461678663583" calcext:value-type="float">
            <text:p>0,95461678663583</text:p>
          </table:table-cell>
          <table:table-cell office:value-type="float" office:value="1.08248056639214" calcext:value-type="float">
            <text:p>1,08248056639214</text:p>
          </table:table-cell>
          <table:table-cell office:value-type="float" office:value="0.885133771514907" calcext:value-type="float">
            <text:p>0,885133771514907</text:p>
          </table:table-cell>
          <table:table-cell office:value-type="float" office:value="1.04359682766613" calcext:value-type="float">
            <text:p>1,04359682766613</text:p>
          </table:table-cell>
          <table:table-cell office:value-type="float" office:value="1.09296451287929" calcext:value-type="float">
            <text:p>1,09296451287929</text:p>
          </table:table-cell>
          <table:table-cell office:value-type="float" office:value="0.743145391209676" calcext:value-type="float">
            <text:p>0,743145391209676</text:p>
          </table:table-cell>
          <table:table-cell office:value-type="float" office:value="0.889087768640825" calcext:value-type="float">
            <text:p>0,889087768640825</text:p>
          </table:table-cell>
          <table:table-cell office:value-type="float" office:value="1.02134000154586" calcext:value-type="float">
            <text:p>1,02134000154586</text:p>
          </table:table-cell>
          <table:table-cell office:value-type="float" office:value="1.01884094363311" calcext:value-type="float">
            <text:p>1,01884094363311</text:p>
          </table:table-cell>
          <table:table-cell office:value-type="float" office:value="0.952642703763817" calcext:value-type="float">
            <text:p>0,952642703763817</text:p>
          </table:table-cell>
          <table:table-cell office:value-type="float" office:value="0.835464928695876" calcext:value-type="float">
            <text:p>0,835464928695876</text:p>
          </table:table-cell>
          <table:table-cell office:value-type="float" office:value="1.04152341406272" calcext:value-type="float">
            <text:p>1,04152341406272</text:p>
          </table:table-cell>
          <table:table-cell office:value-type="float" office:value="1.13440283169673" calcext:value-type="float">
            <text:p>1,13440283169673</text:p>
          </table:table-cell>
          <table:table-cell office:value-type="float" office:value="1.10330115705262" calcext:value-type="float">
            <text:p>1,10330115705262</text:p>
          </table:table-cell>
          <table:table-cell office:value-type="float" office:value="0.835877149422191" calcext:value-type="float">
            <text:p>0,835877149422191</text:p>
          </table:table-cell>
          <table:table-cell office:value-type="float" office:value="0.766805827200717" calcext:value-type="float">
            <text:p>0,766805827200717</text:p>
          </table:table-cell>
          <table:table-cell office:value-type="float" office:value="1.06632859628781" calcext:value-type="float">
            <text:p>1,06632859628781</text:p>
          </table:table-cell>
          <table:table-cell office:value-type="float" office:value="0.90413513529776" calcext:value-type="float">
            <text:p>0,90413513529776</text:p>
          </table:table-cell>
          <table:table-cell office:value-type="float" office:value="1.17811568240988" calcext:value-type="float">
            <text:p>1,17811568240988</text:p>
          </table:table-cell>
          <table:table-cell office:value-type="float" office:value="0.87199797444604" calcext:value-type="float">
            <text:p>0,87199797444604</text:p>
          </table:table-cell>
          <table:table-cell office:value-type="float" office:value="0.960296772392419" calcext:value-type="float">
            <text:p>0,960296772392419</text:p>
          </table:table-cell>
          <table:table-cell office:value-type="float" office:value="0.93148141856537" calcext:value-type="float">
            <text:p>0,93148141856537</text:p>
          </table:table-cell>
          <table:table-cell office:value-type="float" office:value="1.05483757756669" calcext:value-type="float">
            <text:p>1,05483757756669</text:p>
          </table:table-cell>
          <table:table-cell table:style-name="ce6" office:value-type="float" office:value="1.14457777802389" calcext:value-type="float">
            <text:p>1,14457777802389</text:p>
          </table:table-cell>
          <table:table-cell table:style-name="ce6" office:value-type="float" office:value="0.933457256112657" calcext:value-type="float">
            <text:p>0,933457256112657</text:p>
          </table:table-cell>
          <table:table-cell office:value-type="float" office:value="0.979701980875525" calcext:value-type="float">
            <text:p>0,979701980875525</text:p>
          </table:table-cell>
          <table:table-cell office:value-type="float" office:value="0.923766661990453" calcext:value-type="float">
            <text:p>0,923766661990453</text:p>
          </table:table-cell>
          <table:table-cell office:value-type="float" office:value="0.996865927685405" calcext:value-type="float">
            <text:p>0,996865927685405</text:p>
          </table:table-cell>
          <table:table-cell office:value-type="float" office:value="1.01880941934981" calcext:value-type="float">
            <text:p>1,01880941934981</text:p>
          </table:table-cell>
          <table:table-cell office:value-type="float" office:value="1.05759866781956" calcext:value-type="float">
            <text:p>1,05759866781956</text:p>
          </table:table-cell>
          <table:table-cell office:value-type="float" office:value="1.18118318496968" calcext:value-type="float">
            <text:p>1,18118318496968</text:p>
          </table:table-cell>
          <table:table-cell office:value-type="float" office:value="0.970116105816535" calcext:value-type="float">
            <text:p>0,970116105816535</text:p>
          </table:table-cell>
          <table:table-cell office:value-type="float" office:value="0.963698767168621" calcext:value-type="float">
            <text:p>0,963698767168621</text:p>
          </table:table-cell>
          <table:table-cell office:value-type="float" office:value="1.04294143254927" calcext:value-type="float">
            <text:p>1,04294143254927</text:p>
          </table:table-cell>
          <table:table-cell office:value-type="float" office:value="1.15086573942662" calcext:value-type="float">
            <text:p>1,15086573942662</text:p>
          </table:table-cell>
          <table:table-cell office:value-type="float" office:value="0.966638920718656" calcext:value-type="float">
            <text:p>0,966638920718656</text:p>
          </table:table-cell>
          <table:table-cell office:value-type="float" office:value="0.960332247369647" calcext:value-type="float">
            <text:p>0,960332247369647</text:p>
          </table:table-cell>
          <table:table-cell office:value-type="float" office:value="0.800158896335079" calcext:value-type="float">
            <text:p>0,800158896335079</text:p>
          </table:table-cell>
          <table:table-cell office:value-type="float" office:value="0.900875048915303" calcext:value-type="float">
            <text:p>0,900875048915303</text:p>
          </table:table-cell>
          <table:table-cell office:value-type="float" office:value="0.897702385949759" calcext:value-type="float">
            <text:p>0,897702385949759</text:p>
          </table:table-cell>
          <table:table-cell office:value-type="float" office:value="1.01659225417921" calcext:value-type="float">
            <text:p>1,01659225417921</text:p>
          </table:table-cell>
          <table:table-cell office:value-type="float" office:value="0.985595822440228" calcext:value-type="float">
            <text:p>0,985595822440228</text:p>
          </table:table-cell>
          <table:table-cell office:value-type="float" office:value="0.72964467570086" calcext:value-type="float">
            <text:p>0,72964467570086</text:p>
          </table:table-cell>
          <table:table-cell office:value-type="float" office:value="1.17270802949278" calcext:value-type="float">
            <text:p>1,17270802949278</text:p>
          </table:table-cell>
          <table:table-cell office:value-type="float" office:value="1.01603114255311" calcext:value-type="float">
            <text:p>1,01603114255311</text:p>
          </table:table-cell>
          <table:table-cell office:value-type="float" office:value="1.02913536798546" calcext:value-type="float">
            <text:p>1,02913536798546</text:p>
          </table:table-cell>
          <table:table-cell office:value-type="float" office:value="0.822843847753966" calcext:value-type="float">
            <text:p>0,822843847753966</text:p>
          </table:table-cell>
          <table:table-cell office:value-type="float" office:value="0.997797795999076" calcext:value-type="float">
            <text:p>0,997797795999076</text:p>
          </table:table-cell>
          <table:table-cell office:value-type="float" office:value="0.88258796499218" calcext:value-type="float">
            <text:p>0,88258796499218</text:p>
          </table:table-cell>
          <table:table-cell office:value-type="float" office:value="1.10091274790572" calcext:value-type="float">
            <text:p>1,10091274790572</text:p>
          </table:table-cell>
          <table:table-cell office:value-type="float" office:value="1.0142816720541" calcext:value-type="float">
            <text:p>1,0142816720541</text:p>
          </table:table-cell>
          <table:table-cell office:value-type="float" office:value="1.0612192992909" calcext:value-type="float">
            <text:p>1,0612192992909</text:p>
          </table:table-cell>
          <table:table-cell office:value-type="float" office:value="0.992021246265082" calcext:value-type="float">
            <text:p>0,992021246265082</text:p>
          </table:table-cell>
          <table:table-cell office:value-type="float" office:value="1.14489045086022" calcext:value-type="float">
            <text:p>1,14489045086022</text:p>
          </table:table-cell>
          <table:table-cell office:value-type="float" office:value="1.36888939476719" calcext:value-type="float">
            <text:p>1,36888939476719</text:p>
          </table:table-cell>
          <table:table-cell office:value-type="float" office:value="1.14431196624933" calcext:value-type="float">
            <text:p>1,14431196624933</text:p>
          </table:table-cell>
          <table:table-cell office:value-type="float" office:value="1.23707504352081" calcext:value-type="float">
            <text:p>1,23707504352081</text:p>
          </table:table-cell>
          <table:table-cell office:value-type="float" office:value="1.02665109488518" calcext:value-type="float">
            <text:p>1,02665109488518</text:p>
          </table:table-cell>
          <table:table-cell office:value-type="float" office:value="1.24760024301336" calcext:value-type="float">
            <text:p>1,24760024301336</text:p>
          </table:table-cell>
          <table:table-cell office:value-type="float" office:value="1.03424941525134" calcext:value-type="float">
            <text:p>1,03424941525134</text:p>
          </table:table-cell>
          <table:table-cell office:value-type="float" office:value="0.937185764622248" calcext:value-type="float">
            <text:p>0,937185764622248</text:p>
          </table:table-cell>
          <table:table-cell table:number-columns-repeated="17"/>
        </table:table-row>
        <table:table-row table:style-name="ro1">
          <table:table-cell office:value-type="float" office:value="0.89568318480578" calcext:value-type="float">
            <text:p>0,89568318480578</text:p>
          </table:table-cell>
          <table:table-cell office:value-type="float" office:value="1.00552008331726" calcext:value-type="float">
            <text:p>1,00552008331726</text:p>
          </table:table-cell>
          <table:table-cell office:value-type="float" office:value="1.04342062144367" calcext:value-type="float">
            <text:p>1,04342062144367</text:p>
          </table:table-cell>
          <table:table-cell office:value-type="float" office:value="0.949656298255503" calcext:value-type="float">
            <text:p>0,949656298255503</text:p>
          </table:table-cell>
          <table:table-cell office:value-type="float" office:value="1.05208969358637" calcext:value-type="float">
            <text:p>1,05208969358637</text:p>
          </table:table-cell>
          <table:table-cell office:value-type="float" office:value="1.05003638435614" calcext:value-type="float">
            <text:p>1,05003638435614</text:p>
          </table:table-cell>
          <table:table-cell office:value-type="float" office:value="0.795741239013654" calcext:value-type="float">
            <text:p>0,795741239013654</text:p>
          </table:table-cell>
          <table:table-cell office:value-type="float" office:value="0.950883953963032" calcext:value-type="float">
            <text:p>0,950883953963032</text:p>
          </table:table-cell>
          <table:table-cell office:value-type="float" office:value="1.01161151967238" calcext:value-type="float">
            <text:p>1,01161151967238</text:p>
          </table:table-cell>
          <table:table-cell office:value-type="float" office:value="1.08082139367173" calcext:value-type="float">
            <text:p>1,08082139367173</text:p>
          </table:table-cell>
          <table:table-cell office:value-type="float" office:value="0.831390201048396" calcext:value-type="float">
            <text:p>0,831390201048396</text:p>
          </table:table-cell>
          <table:table-cell office:value-type="float" office:value="0.838640479440543" calcext:value-type="float">
            <text:p>0,838640479440543</text:p>
          </table:table-cell>
          <table:table-cell office:value-type="float" office:value="1.0269729132887" calcext:value-type="float">
            <text:p>1,0269729132887</text:p>
          </table:table-cell>
          <table:table-cell office:value-type="float" office:value="1.15980502136166" calcext:value-type="float">
            <text:p>1,15980502136166</text:p>
          </table:table-cell>
          <table:table-cell office:value-type="float" office:value="1.09150137541624" calcext:value-type="float">
            <text:p>1,09150137541624</text:p>
          </table:table-cell>
          <table:table-cell office:value-type="float" office:value="0.89513124060425" calcext:value-type="float">
            <text:p>0,89513124060425</text:p>
          </table:table-cell>
          <table:table-cell office:value-type="float" office:value="0.743872547934303" calcext:value-type="float">
            <text:p>0,743872547934303</text:p>
          </table:table-cell>
          <table:table-cell office:value-type="float" office:value="0.995783327058123" calcext:value-type="float">
            <text:p>0,995783327058123</text:p>
          </table:table-cell>
          <table:table-cell office:value-type="float" office:value="0.939616885989587" calcext:value-type="float">
            <text:p>0,939616885989587</text:p>
          </table:table-cell>
          <table:table-cell office:value-type="float" office:value="1.1449465622313" calcext:value-type="float">
            <text:p>1,1449465622313</text:p>
          </table:table-cell>
          <table:table-cell office:value-type="float" office:value="0.849740475943823" calcext:value-type="float">
            <text:p>0,849740475943823</text:p>
          </table:table-cell>
          <table:table-cell office:value-type="float" office:value="0.882029627820139" calcext:value-type="float">
            <text:p>0,882029627820139</text:p>
          </table:table-cell>
          <table:table-cell office:value-type="float" office:value="0.894987880209555" calcext:value-type="float">
            <text:p>0,894987880209555</text:p>
          </table:table-cell>
          <table:table-cell office:value-type="float" office:value="1.0076180163983" calcext:value-type="float">
            <text:p>1,0076180163983</text:p>
          </table:table-cell>
          <table:table-cell table:style-name="ce6" office:value-type="float" office:value="1.12560975893402" calcext:value-type="float">
            <text:p>1,12560975893402</text:p>
          </table:table-cell>
          <table:table-cell table:style-name="ce6" office:value-type="float" office:value="0.973348159868256" calcext:value-type="float">
            <text:p>0,973348159868256</text:p>
          </table:table-cell>
          <table:table-cell office:value-type="float" office:value="0.927586101514361" calcext:value-type="float">
            <text:p>0,927586101514361</text:p>
          </table:table-cell>
          <table:table-cell office:value-type="float" office:value="0.904477451197312" calcext:value-type="float">
            <text:p>0,904477451197312</text:p>
          </table:table-cell>
          <table:table-cell office:value-type="float" office:value="1.03808125401231" calcext:value-type="float">
            <text:p>1,03808125401231</text:p>
          </table:table-cell>
          <table:table-cell office:value-type="float" office:value="1.03529527151062" calcext:value-type="float">
            <text:p>1,03529527151062</text:p>
          </table:table-cell>
          <table:table-cell office:value-type="float" office:value="1.08974137054079" calcext:value-type="float">
            <text:p>1,08974137054079</text:p>
          </table:table-cell>
          <table:table-cell office:value-type="float" office:value="1.20565602600578" calcext:value-type="float">
            <text:p>1,20565602600578</text:p>
          </table:table-cell>
          <table:table-cell office:value-type="float" office:value="0.84133468595969" calcext:value-type="float">
            <text:p>0,84133468595969</text:p>
          </table:table-cell>
          <table:table-cell office:value-type="float" office:value="0.99324307731891" calcext:value-type="float">
            <text:p>0,99324307731891</text:p>
          </table:table-cell>
          <table:table-cell office:value-type="float" office:value="1.03637770897832" calcext:value-type="float">
            <text:p>1,03637770897832</text:p>
          </table:table-cell>
          <table:table-cell office:value-type="float" office:value="1.06794959614122" calcext:value-type="float">
            <text:p>1,06794959614122</text:p>
          </table:table-cell>
          <table:table-cell office:value-type="float" office:value="1.01288623333512" calcext:value-type="float">
            <text:p>1,01288623333512</text:p>
          </table:table-cell>
          <table:table-cell office:value-type="float" office:value="0.936045316403096" calcext:value-type="float">
            <text:p>0,936045316403096</text:p>
          </table:table-cell>
          <table:table-cell office:value-type="float" office:value="0.797484286659535" calcext:value-type="float">
            <text:p>0,797484286659535</text:p>
          </table:table-cell>
          <table:table-cell office:value-type="float" office:value="0.993661204761529" calcext:value-type="float">
            <text:p>0,993661204761529</text:p>
          </table:table-cell>
          <table:table-cell office:value-type="float" office:value="1.00334720673845" calcext:value-type="float">
            <text:p>1,00334720673845</text:p>
          </table:table-cell>
          <table:table-cell office:value-type="float" office:value="0.9341406452729" calcext:value-type="float">
            <text:p>0,9341406452729</text:p>
          </table:table-cell>
          <table:table-cell office:value-type="float" office:value="1.19326638363793" calcext:value-type="float">
            <text:p>1,19326638363793</text:p>
          </table:table-cell>
          <table:table-cell office:value-type="float" office:value="0.903486469122285" calcext:value-type="float">
            <text:p>0,903486469122285</text:p>
          </table:table-cell>
          <table:table-cell office:value-type="float" office:value="1.18667050519844" calcext:value-type="float">
            <text:p>1,18667050519844</text:p>
          </table:table-cell>
          <table:table-cell office:value-type="float" office:value="1.14244033169051" calcext:value-type="float">
            <text:p>1,14244033169051</text:p>
          </table:table-cell>
          <table:table-cell office:value-type="float" office:value="1.01717871233106" calcext:value-type="float">
            <text:p>1,01717871233106</text:p>
          </table:table-cell>
          <table:table-cell office:value-type="float" office:value="0.954912146308967" calcext:value-type="float">
            <text:p>0,954912146308967</text:p>
          </table:table-cell>
          <table:table-cell office:value-type="float" office:value="0.897695669646839" calcext:value-type="float">
            <text:p>0,897695669646839</text:p>
          </table:table-cell>
          <table:table-cell office:value-type="float" office:value="0.862868902876773" calcext:value-type="float">
            <text:p>0,862868902876773</text:p>
          </table:table-cell>
          <table:table-cell office:value-type="float" office:value="0.943377551994426" calcext:value-type="float">
            <text:p>0,943377551994426</text:p>
          </table:table-cell>
          <table:table-cell office:value-type="float" office:value="1.10575861459486" calcext:value-type="float">
            <text:p>1,10575861459486</text:p>
          </table:table-cell>
          <table:table-cell office:value-type="float" office:value="1.05447979693064" calcext:value-type="float">
            <text:p>1,05447979693064</text:p>
          </table:table-cell>
          <table:table-cell office:value-type="float" office:value="0.981904487715134" calcext:value-type="float">
            <text:p>0,981904487715134</text:p>
          </table:table-cell>
          <table:table-cell/>
          <table:table-cell office:value-type="float" office:value="1.29290655122362" calcext:value-type="float">
            <text:p>1,29290655122362</text:p>
          </table:table-cell>
          <table:table-cell office:value-type="float" office:value="1.322365974751" calcext:value-type="float">
            <text:p>1,322365974751</text:p>
          </table:table-cell>
          <table:table-cell office:value-type="float" office:value="1.33497297531414" calcext:value-type="float">
            <text:p>1,33497297531414</text:p>
          </table:table-cell>
          <table:table-cell office:value-type="float" office:value="1.0399330858722" calcext:value-type="float">
            <text:p>1,0399330858722</text:p>
          </table:table-cell>
          <table:table-cell office:value-type="float" office:value="1.18924703955902" calcext:value-type="float">
            <text:p>1,18924703955902</text:p>
          </table:table-cell>
          <table:table-cell office:value-type="float" office:value="1.06375109367128" calcext:value-type="float">
            <text:p>1,06375109367128</text:p>
          </table:table-cell>
          <table:table-cell office:value-type="float" office:value="0.920758655909226" calcext:value-type="float">
            <text:p>0,920758655909226</text:p>
          </table:table-cell>
          <table:table-cell table:number-columns-repeated="17"/>
        </table:table-row>
        <table:table-row table:style-name="ro1">
          <table:table-cell office:value-type="float" office:value="0.955448782105861" calcext:value-type="float">
            <text:p>0,955448782105861</text:p>
          </table:table-cell>
          <table:table-cell office:value-type="float" office:value="1.02996420133639" calcext:value-type="float">
            <text:p>1,02996420133639</text:p>
          </table:table-cell>
          <table:table-cell office:value-type="float" office:value="1.0249328882851" calcext:value-type="float">
            <text:p>1,0249328882851</text:p>
          </table:table-cell>
          <table:table-cell office:value-type="float" office:value="0.977645825066606" calcext:value-type="float">
            <text:p>0,977645825066606</text:p>
          </table:table-cell>
          <table:table-cell office:value-type="float" office:value="1.04907702199524" calcext:value-type="float">
            <text:p>1,04907702199524</text:p>
          </table:table-cell>
          <table:table-cell office:value-type="float" office:value="1.03092040450635" calcext:value-type="float">
            <text:p>1,03092040450635</text:p>
          </table:table-cell>
          <table:table-cell office:value-type="float" office:value="0.900299526000187" calcext:value-type="float">
            <text:p>0,900299526000187</text:p>
          </table:table-cell>
          <table:table-cell office:value-type="float" office:value="0.834232006009881" calcext:value-type="float">
            <text:p>0,834232006009881</text:p>
          </table:table-cell>
          <table:table-cell office:value-type="float" office:value="0.94263752210857" calcext:value-type="float">
            <text:p>0,94263752210857</text:p>
          </table:table-cell>
          <table:table-cell office:value-type="float" office:value="1.09611493049357" calcext:value-type="float">
            <text:p>1,09611493049357</text:p>
          </table:table-cell>
          <table:table-cell office:value-type="float" office:value="0.865124412208651" calcext:value-type="float">
            <text:p>0,865124412208651</text:p>
          </table:table-cell>
          <table:table-cell office:value-type="float" office:value="0.932284349090888" calcext:value-type="float">
            <text:p>0,932284349090888</text:p>
          </table:table-cell>
          <table:table-cell office:value-type="float" office:value="1.10169057525045" calcext:value-type="float">
            <text:p>1,10169057525045</text:p>
          </table:table-cell>
          <table:table-cell office:value-type="float" office:value="1.17556377334152" calcext:value-type="float">
            <text:p>1,17556377334152</text:p>
          </table:table-cell>
          <table:table-cell office:value-type="float" office:value="1.1178295992362" calcext:value-type="float">
            <text:p>1,1178295992362</text:p>
          </table:table-cell>
          <table:table-cell office:value-type="float" office:value="0.830443850346469" calcext:value-type="float">
            <text:p>0,830443850346469</text:p>
          </table:table-cell>
          <table:table-cell office:value-type="float" office:value="0.800588207105263" calcext:value-type="float">
            <text:p>0,800588207105263</text:p>
          </table:table-cell>
          <table:table-cell office:value-type="float" office:value="0.910258170757947" calcext:value-type="float">
            <text:p>0,910258170757947</text:p>
          </table:table-cell>
          <table:table-cell office:value-type="float" office:value="1.0183212695996" calcext:value-type="float">
            <text:p>1,0183212695996</text:p>
          </table:table-cell>
          <table:table-cell office:value-type="float" office:value="1.17611646282243" calcext:value-type="float">
            <text:p>1,17611646282243</text:p>
          </table:table-cell>
          <table:table-cell office:value-type="float" office:value="0.847356015052971" calcext:value-type="float">
            <text:p>0,847356015052971</text:p>
          </table:table-cell>
          <table:table-cell office:value-type="float" office:value="0.923206513018223" calcext:value-type="float">
            <text:p>0,923206513018223</text:p>
          </table:table-cell>
          <table:table-cell office:value-type="float" office:value="0.891773012713562" calcext:value-type="float">
            <text:p>0,891773012713562</text:p>
          </table:table-cell>
          <table:table-cell office:value-type="float" office:value="0.924130572455406" calcext:value-type="float">
            <text:p>0,924130572455406</text:p>
          </table:table-cell>
          <table:table-cell table:style-name="ce6" office:value-type="float" office:value="1.061795655569" calcext:value-type="float">
            <text:p>1,061795655569</text:p>
          </table:table-cell>
          <table:table-cell table:style-name="ce6" office:value-type="float" office:value="0.951469256681663" calcext:value-type="float">
            <text:p>0,951469256681663</text:p>
          </table:table-cell>
          <table:table-cell office:value-type="float" office:value="0.940937178623683" calcext:value-type="float">
            <text:p>0,940937178623683</text:p>
          </table:table-cell>
          <table:table-cell office:value-type="float" office:value="0.841299929377246" calcext:value-type="float">
            <text:p>0,841299929377246</text:p>
          </table:table-cell>
          <table:table-cell office:value-type="float" office:value="1.07499290321829" calcext:value-type="float">
            <text:p>1,07499290321829</text:p>
          </table:table-cell>
          <table:table-cell office:value-type="float" office:value="0.931308202731146" calcext:value-type="float">
            <text:p>0,931308202731146</text:p>
          </table:table-cell>
          <table:table-cell office:value-type="float" office:value="1.07952799238658" calcext:value-type="float">
            <text:p>1,07952799238658</text:p>
          </table:table-cell>
          <table:table-cell office:value-type="float" office:value="1.20343412310483" calcext:value-type="float">
            <text:p>1,20343412310483</text:p>
          </table:table-cell>
          <table:table-cell office:value-type="float" office:value="0.90162402425042" calcext:value-type="float">
            <text:p>0,90162402425042</text:p>
          </table:table-cell>
          <table:table-cell office:value-type="float" office:value="0.989683427788586" calcext:value-type="float">
            <text:p>0,989683427788586</text:p>
          </table:table-cell>
          <table:table-cell office:value-type="float" office:value="1.05251422073553" calcext:value-type="float">
            <text:p>1,05251422073553</text:p>
          </table:table-cell>
          <table:table-cell office:value-type="float" office:value="1.11101596769607" calcext:value-type="float">
            <text:p>1,11101596769607</text:p>
          </table:table-cell>
          <table:table-cell office:value-type="float" office:value="1.04516649598113" calcext:value-type="float">
            <text:p>1,04516649598113</text:p>
          </table:table-cell>
          <table:table-cell office:value-type="float" office:value="0.928665369316966" calcext:value-type="float">
            <text:p>0,928665369316966</text:p>
          </table:table-cell>
          <table:table-cell office:value-type="float" office:value="0.884471782750006" calcext:value-type="float">
            <text:p>0,884471782750006</text:p>
          </table:table-cell>
          <table:table-cell office:value-type="float" office:value="0.937913199830771" calcext:value-type="float">
            <text:p>0,937913199830771</text:p>
          </table:table-cell>
          <table:table-cell office:value-type="float" office:value="0.96754701459932" calcext:value-type="float">
            <text:p>0,96754701459932</text:p>
          </table:table-cell>
          <table:table-cell office:value-type="float" office:value="0.933535828391739" calcext:value-type="float">
            <text:p>0,933535828391739</text:p>
          </table:table-cell>
          <table:table-cell office:value-type="float" office:value="0.922487106248941" calcext:value-type="float">
            <text:p>0,922487106248941</text:p>
          </table:table-cell>
          <table:table-cell office:value-type="float" office:value="0.829488552238964" calcext:value-type="float">
            <text:p>0,829488552238964</text:p>
          </table:table-cell>
          <table:table-cell office:value-type="float" office:value="1.24029964439479" calcext:value-type="float">
            <text:p>1,24029964439479</text:p>
          </table:table-cell>
          <table:table-cell office:value-type="float" office:value="1.09728193326388" calcext:value-type="float">
            <text:p>1,09728193326388</text:p>
          </table:table-cell>
          <table:table-cell office:value-type="float" office:value="0.998755011553268" calcext:value-type="float">
            <text:p>0,998755011553268</text:p>
          </table:table-cell>
          <table:table-cell office:value-type="float" office:value="0.975463963696039" calcext:value-type="float">
            <text:p>0,975463963696039</text:p>
          </table:table-cell>
          <table:table-cell office:value-type="float" office:value="0.919635474364687" calcext:value-type="float">
            <text:p>0,919635474364687</text:p>
          </table:table-cell>
          <table:table-cell office:value-type="float" office:value="0.821834576231287" calcext:value-type="float">
            <text:p>0,821834576231287</text:p>
          </table:table-cell>
          <table:table-cell office:value-type="float" office:value="1.01756441756441" calcext:value-type="float">
            <text:p>1,01756441756441</text:p>
          </table:table-cell>
          <table:table-cell office:value-type="float" office:value="1.0457780704396" calcext:value-type="float">
            <text:p>1,0457780704396</text:p>
          </table:table-cell>
          <table:table-cell office:value-type="float" office:value="1.07970893390757" calcext:value-type="float">
            <text:p>1,07970893390757</text:p>
          </table:table-cell>
          <table:table-cell office:value-type="float" office:value="0.992569991696564" calcext:value-type="float">
            <text:p>0,992569991696564</text:p>
          </table:table-cell>
          <table:table-cell/>
          <table:table-cell office:value-type="float" office:value="1.26603415559772" calcext:value-type="float">
            <text:p>1,26603415559772</text:p>
          </table:table-cell>
          <table:table-cell office:value-type="float" office:value="1.22384155981382" calcext:value-type="float">
            <text:p>1,22384155981382</text:p>
          </table:table-cell>
          <table:table-cell office:value-type="float" office:value="1.26266392274826" calcext:value-type="float">
            <text:p>1,26266392274826</text:p>
          </table:table-cell>
          <table:table-cell office:value-type="float" office:value="1.10194820716381" calcext:value-type="float">
            <text:p>1,10194820716381</text:p>
          </table:table-cell>
          <table:table-cell office:value-type="float" office:value="1.06212941479762" calcext:value-type="float">
            <text:p>1,06212941479762</text:p>
          </table:table-cell>
          <table:table-cell office:value-type="float" office:value="1.05427322508397" calcext:value-type="float">
            <text:p>1,05427322508397</text:p>
          </table:table-cell>
          <table:table-cell office:value-type="float" office:value="1.01552835213823" calcext:value-type="float">
            <text:p>1,01552835213823</text:p>
          </table:table-cell>
          <table:table-cell table:number-columns-repeated="17"/>
        </table:table-row>
        <table:table-row table:style-name="ro1">
          <table:table-cell office:value-type="float" office:value="1.03120856363298" calcext:value-type="float">
            <text:p>1,03120856363298</text:p>
          </table:table-cell>
          <table:table-cell office:value-type="float" office:value="0.977693046202624" calcext:value-type="float">
            <text:p>0,977693046202624</text:p>
          </table:table-cell>
          <table:table-cell office:value-type="float" office:value="1.01684311309919" calcext:value-type="float">
            <text:p>1,01684311309919</text:p>
          </table:table-cell>
          <table:table-cell office:value-type="float" office:value="0.96100069759576" calcext:value-type="float">
            <text:p>0,96100069759576</text:p>
          </table:table-cell>
          <table:table-cell office:value-type="float" office:value="1.03752421872324" calcext:value-type="float">
            <text:p>1,03752421872324</text:p>
          </table:table-cell>
          <table:table-cell office:value-type="float" office:value="1.06076570308027" calcext:value-type="float">
            <text:p>1,06076570308027</text:p>
          </table:table-cell>
          <table:table-cell office:value-type="float" office:value="0.834587305229344" calcext:value-type="float">
            <text:p>0,834587305229344</text:p>
          </table:table-cell>
          <table:table-cell office:value-type="float" office:value="0.84543408116724" calcext:value-type="float">
            <text:p>0,84543408116724</text:p>
          </table:table-cell>
          <table:table-cell office:value-type="float" office:value="0.974424877256285" calcext:value-type="float">
            <text:p>0,974424877256285</text:p>
          </table:table-cell>
          <table:table-cell office:value-type="float" office:value="1.07736878804217" calcext:value-type="float">
            <text:p>1,07736878804217</text:p>
          </table:table-cell>
          <table:table-cell office:value-type="float" office:value="0.958546905615482" calcext:value-type="float">
            <text:p>0,958546905615482</text:p>
          </table:table-cell>
          <table:table-cell office:value-type="float" office:value="1.00330350552327" calcext:value-type="float">
            <text:p>1,00330350552327</text:p>
          </table:table-cell>
          <table:table-cell office:value-type="float" office:value="0.839169167142923" calcext:value-type="float">
            <text:p>0,839169167142923</text:p>
          </table:table-cell>
          <table:table-cell office:value-type="float" office:value="1.22840400876073" calcext:value-type="float">
            <text:p>1,22840400876073</text:p>
          </table:table-cell>
          <table:table-cell office:value-type="float" office:value="1.10248098180346" calcext:value-type="float">
            <text:p>1,10248098180346</text:p>
          </table:table-cell>
          <table:table-cell office:value-type="float" office:value="0.867519432580058" calcext:value-type="float">
            <text:p>0,867519432580058</text:p>
          </table:table-cell>
          <table:table-cell office:value-type="float" office:value="0.839166243307396" calcext:value-type="float">
            <text:p>0,839166243307396</text:p>
          </table:table-cell>
          <table:table-cell office:value-type="float" office:value="0.873018589364422" calcext:value-type="float">
            <text:p>0,873018589364422</text:p>
          </table:table-cell>
          <table:table-cell office:value-type="float" office:value="1.02453155880639" calcext:value-type="float">
            <text:p>1,02453155880639</text:p>
          </table:table-cell>
          <table:table-cell office:value-type="float" office:value="1.02281971847189" calcext:value-type="float">
            <text:p>1,02281971847189</text:p>
          </table:table-cell>
          <table:table-cell office:value-type="float" office:value="0.86986597754287" calcext:value-type="float">
            <text:p>0,86986597754287</text:p>
          </table:table-cell>
          <table:table-cell office:value-type="float" office:value="1.00267511275685" calcext:value-type="float">
            <text:p>1,00267511275685</text:p>
          </table:table-cell>
          <table:table-cell office:value-type="float" office:value="0.800986454660809" calcext:value-type="float">
            <text:p>0,800986454660809</text:p>
          </table:table-cell>
          <table:table-cell office:value-type="float" office:value="0.966639752733292" calcext:value-type="float">
            <text:p>0,966639752733292</text:p>
          </table:table-cell>
          <table:table-cell table:style-name="ce6" office:value-type="float" office:value="0.965993640983293" calcext:value-type="float">
            <text:p>0,965993640983293</text:p>
          </table:table-cell>
          <table:table-cell table:style-name="ce6"/>
          <table:table-cell office:value-type="float" office:value="0.995977491449932" calcext:value-type="float">
            <text:p>0,995977491449932</text:p>
          </table:table-cell>
          <table:table-cell office:value-type="float" office:value="0.873657545131916" calcext:value-type="float">
            <text:p>0,873657545131916</text:p>
          </table:table-cell>
          <table:table-cell office:value-type="float" office:value="1.08997546954561" calcext:value-type="float">
            <text:p>1,08997546954561</text:p>
          </table:table-cell>
          <table:table-cell office:value-type="float" office:value="1.06362699824078" calcext:value-type="float">
            <text:p>1,06362699824078</text:p>
          </table:table-cell>
          <table:table-cell office:value-type="float" office:value="0.990756241356721" calcext:value-type="float">
            <text:p>0,990756241356721</text:p>
          </table:table-cell>
          <table:table-cell office:value-type="float" office:value="1.20609980916753" calcext:value-type="float">
            <text:p>1,20609980916753</text:p>
          </table:table-cell>
          <table:table-cell office:value-type="float" office:value="0.933846553651829" calcext:value-type="float">
            <text:p>0,933846553651829</text:p>
          </table:table-cell>
          <table:table-cell office:value-type="float" office:value="0.932229743525309" calcext:value-type="float">
            <text:p>0,932229743525309</text:p>
          </table:table-cell>
          <table:table-cell office:value-type="float" office:value="1.00881916011449" calcext:value-type="float">
            <text:p>1,00881916011449</text:p>
          </table:table-cell>
          <table:table-cell office:value-type="float" office:value="1.08729545865642" calcext:value-type="float">
            <text:p>1,08729545865642</text:p>
          </table:table-cell>
          <table:table-cell office:value-type="float" office:value="1.00169240577795" calcext:value-type="float">
            <text:p>1,00169240577795</text:p>
          </table:table-cell>
          <table:table-cell office:value-type="float" office:value="0.88988723024501" calcext:value-type="float">
            <text:p>0,88988723024501</text:p>
          </table:table-cell>
          <table:table-cell office:value-type="float" office:value="0.854912609997022" calcext:value-type="float">
            <text:p>0,854912609997022</text:p>
          </table:table-cell>
          <table:table-cell office:value-type="float" office:value="1.01798309207144" calcext:value-type="float">
            <text:p>1,01798309207144</text:p>
          </table:table-cell>
          <table:table-cell office:value-type="float" office:value="1.02378367950315" calcext:value-type="float">
            <text:p>1,02378367950315</text:p>
          </table:table-cell>
          <table:table-cell office:value-type="float" office:value="0.940482077463847" calcext:value-type="float">
            <text:p>0,940482077463847</text:p>
          </table:table-cell>
          <table:table-cell office:value-type="float" office:value="0.913959842611307" calcext:value-type="float">
            <text:p>0,913959842611307</text:p>
          </table:table-cell>
          <table:table-cell office:value-type="float" office:value="0.959166402971154" calcext:value-type="float">
            <text:p>0,959166402971154</text:p>
          </table:table-cell>
          <table:table-cell office:value-type="float" office:value="1.22242766810586" calcext:value-type="float">
            <text:p>1,22242766810586</text:p>
          </table:table-cell>
          <table:table-cell office:value-type="float" office:value="0.973857116914524" calcext:value-type="float">
            <text:p>0,973857116914524</text:p>
          </table:table-cell>
          <table:table-cell office:value-type="float" office:value="1.03089920741174" calcext:value-type="float">
            <text:p>1,03089920741174</text:p>
          </table:table-cell>
          <table:table-cell office:value-type="float" office:value="0.832859294805692" calcext:value-type="float">
            <text:p>0,832859294805692</text:p>
          </table:table-cell>
          <table:table-cell office:value-type="float" office:value="0.977740260083522" calcext:value-type="float">
            <text:p>0,977740260083522</text:p>
          </table:table-cell>
          <table:table-cell office:value-type="float" office:value="0.955778520995912" calcext:value-type="float">
            <text:p>0,955778520995912</text:p>
          </table:table-cell>
          <table:table-cell office:value-type="float" office:value="1.01236762730895" calcext:value-type="float">
            <text:p>1,01236762730895</text:p>
          </table:table-cell>
          <table:table-cell office:value-type="float" office:value="1.0052825981734" calcext:value-type="float">
            <text:p>1,0052825981734</text:p>
          </table:table-cell>
          <table:table-cell office:value-type="float" office:value="1.01154399826465" calcext:value-type="float">
            <text:p>1,01154399826465</text:p>
          </table:table-cell>
          <table:table-cell office:value-type="float" office:value="0.940279500333021" calcext:value-type="float">
            <text:p>0,940279500333021</text:p>
          </table:table-cell>
          <table:table-cell office:value-type="float" office:value="1.08718366239229" calcext:value-type="float">
            <text:p>1,08718366239229</text:p>
          </table:table-cell>
          <table:table-cell office:value-type="float" office:value="1.11467224618903" calcext:value-type="float">
            <text:p>1,11467224618903</text:p>
          </table:table-cell>
          <table:table-cell office:value-type="float" office:value="1.22800464315357" calcext:value-type="float">
            <text:p>1,22800464315357</text:p>
          </table:table-cell>
          <table:table-cell office:value-type="float" office:value="1.22202103457734" calcext:value-type="float">
            <text:p>1,22202103457734</text:p>
          </table:table-cell>
          <table:table-cell office:value-type="float" office:value="1.04021229566966" calcext:value-type="float">
            <text:p>1,04021229566966</text:p>
          </table:table-cell>
          <table:table-cell office:value-type="float" office:value="1.19045331187478" calcext:value-type="float">
            <text:p>1,19045331187478</text:p>
          </table:table-cell>
          <table:table-cell office:value-type="float" office:value="1.05247651306554" calcext:value-type="float">
            <text:p>1,05247651306554</text:p>
          </table:table-cell>
          <table:table-cell office:value-type="float" office:value="0.94120828845324" calcext:value-type="float">
            <text:p>0,94120828845324</text:p>
          </table:table-cell>
          <table:table-cell table:number-columns-repeated="17"/>
        </table:table-row>
        <table:table-row table:style-name="ro1">
          <table:table-cell office:value-type="float" office:value="0.944277691711851" calcext:value-type="float">
            <text:p>0,944277691711851</text:p>
          </table:table-cell>
          <table:table-cell office:value-type="float" office:value="1.00657274227776" calcext:value-type="float">
            <text:p>1,00657274227776</text:p>
          </table:table-cell>
          <table:table-cell office:value-type="float" office:value="0.951582054194701" calcext:value-type="float">
            <text:p>0,951582054194701</text:p>
          </table:table-cell>
          <table:table-cell office:value-type="float" office:value="0.916193208278225" calcext:value-type="float">
            <text:p>0,916193208278225</text:p>
          </table:table-cell>
          <table:table-cell office:value-type="float" office:value="1.000561071518" calcext:value-type="float">
            <text:p>1,000561071518</text:p>
          </table:table-cell>
          <table:table-cell office:value-type="float" office:value="1.06063853447489" calcext:value-type="float">
            <text:p>1,06063853447489</text:p>
          </table:table-cell>
          <table:table-cell office:value-type="float" office:value="0.789951780165817" calcext:value-type="float">
            <text:p>0,789951780165817</text:p>
          </table:table-cell>
          <table:table-cell office:value-type="float" office:value="0.77139781774362" calcext:value-type="float">
            <text:p>0,77139781774362</text:p>
          </table:table-cell>
          <table:table-cell office:value-type="float" office:value="0.929313971051049" calcext:value-type="float">
            <text:p>0,929313971051049</text:p>
          </table:table-cell>
          <table:table-cell office:value-type="float" office:value="1.02642276945002" calcext:value-type="float">
            <text:p>1,02642276945002</text:p>
          </table:table-cell>
          <table:table-cell office:value-type="float" office:value="0.975320852297767" calcext:value-type="float">
            <text:p>0,975320852297767</text:p>
          </table:table-cell>
          <table:table-cell office:value-type="float" office:value="1.03561896243369" calcext:value-type="float">
            <text:p>1,03561896243369</text:p>
          </table:table-cell>
          <table:table-cell office:value-type="float" office:value="0.837795755220654" calcext:value-type="float">
            <text:p>0,837795755220654</text:p>
          </table:table-cell>
          <table:table-cell office:value-type="float" office:value="1.17323220409496" calcext:value-type="float">
            <text:p>1,17323220409496</text:p>
          </table:table-cell>
          <table:table-cell office:value-type="float" office:value="1.09897147703516" calcext:value-type="float">
            <text:p>1,09897147703516</text:p>
          </table:table-cell>
          <table:table-cell office:value-type="float" office:value="0.930362413759556" calcext:value-type="float">
            <text:p>0,930362413759556</text:p>
          </table:table-cell>
          <table:table-cell office:value-type="float" office:value="0.886538305930141" calcext:value-type="float">
            <text:p>0,886538305930141</text:p>
          </table:table-cell>
          <table:table-cell office:value-type="float" office:value="0.981874113223218" calcext:value-type="float">
            <text:p>0,981874113223218</text:p>
          </table:table-cell>
          <table:table-cell office:value-type="float" office:value="0.893000324595249" calcext:value-type="float">
            <text:p>0,893000324595249</text:p>
          </table:table-cell>
          <table:table-cell office:value-type="float" office:value="1.10711700655567" calcext:value-type="float">
            <text:p>1,10711700655567</text:p>
          </table:table-cell>
          <table:table-cell office:value-type="float" office:value="0.854890651373171" calcext:value-type="float">
            <text:p>0,854890651373171</text:p>
          </table:table-cell>
          <table:table-cell office:value-type="float" office:value="0.911433710262153" calcext:value-type="float">
            <text:p>0,911433710262153</text:p>
          </table:table-cell>
          <table:table-cell office:value-type="float" office:value="0.849809517505106" calcext:value-type="float">
            <text:p>0,849809517505106</text:p>
          </table:table-cell>
          <table:table-cell office:value-type="float" office:value="0.937468388094431" calcext:value-type="float">
            <text:p>0,937468388094431</text:p>
          </table:table-cell>
          <table:table-cell table:style-name="ce6" office:value-type="float" office:value="0.994943852194967" calcext:value-type="float">
            <text:p>0,994943852194967</text:p>
          </table:table-cell>
          <table:table-cell table:style-name="ce6" office:value-type="float" office:value="0.972315002114791" calcext:value-type="float">
            <text:p>0,972315002114791</text:p>
          </table:table-cell>
          <table:table-cell office:value-type="float" office:value="0.949394726940716" calcext:value-type="float">
            <text:p>0,949394726940716</text:p>
          </table:table-cell>
          <table:table-cell office:value-type="float" office:value="0.852159698269757" calcext:value-type="float">
            <text:p>0,852159698269757</text:p>
          </table:table-cell>
          <table:table-cell office:value-type="float" office:value="1.12129221642756" calcext:value-type="float">
            <text:p>1,12129221642756</text:p>
          </table:table-cell>
          <table:table-cell office:value-type="float" office:value="1.08214169431865" calcext:value-type="float">
            <text:p>1,08214169431865</text:p>
          </table:table-cell>
          <table:table-cell office:value-type="float" office:value="1.06406177471762" calcext:value-type="float">
            <text:p>1,06406177471762</text:p>
          </table:table-cell>
          <table:table-cell office:value-type="float" office:value="1.19687618623858" calcext:value-type="float">
            <text:p>1,19687618623858</text:p>
          </table:table-cell>
          <table:table-cell office:value-type="float" office:value="0.982478417026382" calcext:value-type="float">
            <text:p>0,982478417026382</text:p>
          </table:table-cell>
          <table:table-cell office:value-type="float" office:value="0.918773669196084" calcext:value-type="float">
            <text:p>0,918773669196084</text:p>
          </table:table-cell>
          <table:table-cell office:value-type="float" office:value="1.09007926991095" calcext:value-type="float">
            <text:p>1,09007926991095</text:p>
          </table:table-cell>
          <table:table-cell office:value-type="float" office:value="1.13150581493966" calcext:value-type="float">
            <text:p>1,13150581493966</text:p>
          </table:table-cell>
          <table:table-cell office:value-type="float" office:value="0.965493592875127" calcext:value-type="float">
            <text:p>0,965493592875127</text:p>
          </table:table-cell>
          <table:table-cell office:value-type="float" office:value="0.816384635219136" calcext:value-type="float">
            <text:p>0,816384635219136</text:p>
          </table:table-cell>
          <table:table-cell office:value-type="float" office:value="0.958084278155706" calcext:value-type="float">
            <text:p>0,958084278155706</text:p>
          </table:table-cell>
          <table:table-cell office:value-type="float" office:value="1.05589123968061" calcext:value-type="float">
            <text:p>1,05589123968061</text:p>
          </table:table-cell>
          <table:table-cell office:value-type="float" office:value="0.935554672793512" calcext:value-type="float">
            <text:p>0,935554672793512</text:p>
          </table:table-cell>
          <table:table-cell office:value-type="float" office:value="0.930805298828447" calcext:value-type="float">
            <text:p>0,930805298828447</text:p>
          </table:table-cell>
          <table:table-cell office:value-type="float" office:value="0.949713778107605" calcext:value-type="float">
            <text:p>0,949713778107605</text:p>
          </table:table-cell>
          <table:table-cell office:value-type="float" office:value="0.95742936578728" calcext:value-type="float">
            <text:p>0,95742936578728</text:p>
          </table:table-cell>
          <table:table-cell office:value-type="float" office:value="1.18355391814499" calcext:value-type="float">
            <text:p>1,18355391814499</text:p>
          </table:table-cell>
          <table:table-cell office:value-type="float" office:value="0.94977099432342" calcext:value-type="float">
            <text:p>0,94977099432342</text:p>
          </table:table-cell>
          <table:table-cell office:value-type="float" office:value="1.0565722770452" calcext:value-type="float">
            <text:p>1,0565722770452</text:p>
          </table:table-cell>
          <table:table-cell office:value-type="float" office:value="0.906772242145154" calcext:value-type="float">
            <text:p>0,906772242145154</text:p>
          </table:table-cell>
          <table:table-cell office:value-type="float" office:value="0.93868537453953" calcext:value-type="float">
            <text:p>0,93868537453953</text:p>
          </table:table-cell>
          <table:table-cell office:value-type="float" office:value="0.922821371962177" calcext:value-type="float">
            <text:p>0,922821371962177</text:p>
          </table:table-cell>
          <table:table-cell office:value-type="float" office:value="0.970517120037944" calcext:value-type="float">
            <text:p>0,970517120037944</text:p>
          </table:table-cell>
          <table:table-cell office:value-type="float" office:value="1.00613187480725" calcext:value-type="float">
            <text:p>1,00613187480725</text:p>
          </table:table-cell>
          <table:table-cell office:value-type="float" office:value="1.09109592261446" calcext:value-type="float">
            <text:p>1,09109592261446</text:p>
          </table:table-cell>
          <table:table-cell office:value-type="float" office:value="0.950600021635844" calcext:value-type="float">
            <text:p>0,950600021635844</text:p>
          </table:table-cell>
          <table:table-cell office:value-type="float" office:value="0.997990791312079" calcext:value-type="float">
            <text:p>0,997990791312079</text:p>
          </table:table-cell>
          <table:table-cell office:value-type="float" office:value="1.18871314817775" calcext:value-type="float">
            <text:p>1,18871314817775</text:p>
          </table:table-cell>
          <table:table-cell office:value-type="float" office:value="1.15700474379582" calcext:value-type="float">
            <text:p>1,15700474379582</text:p>
          </table:table-cell>
          <table:table-cell office:value-type="float" office:value="1.19803400877836" calcext:value-type="float">
            <text:p>1,19803400877836</text:p>
          </table:table-cell>
          <table:table-cell office:value-type="float" office:value="1.03094710592886" calcext:value-type="float">
            <text:p>1,03094710592886</text:p>
          </table:table-cell>
          <table:table-cell office:value-type="float" office:value="1.12730418265185" calcext:value-type="float">
            <text:p>1,12730418265185</text:p>
          </table:table-cell>
          <table:table-cell office:value-type="float" office:value="1.02924203076829" calcext:value-type="float">
            <text:p>1,02924203076829</text:p>
          </table:table-cell>
          <table:table-cell office:value-type="float" office:value="0.944968679443532" calcext:value-type="float">
            <text:p>0,944968679443532</text:p>
          </table:table-cell>
          <table:table-cell table:number-columns-repeated="17"/>
        </table:table-row>
        <table:table-row table:style-name="ro1">
          <table:table-cell office:value-type="float" office:value="1.00170839880903" calcext:value-type="float">
            <text:p>1,00170839880903</text:p>
          </table:table-cell>
          <table:table-cell office:value-type="float" office:value="0.981018705743545" calcext:value-type="float">
            <text:p>0,981018705743545</text:p>
          </table:table-cell>
          <table:table-cell office:value-type="float" office:value="1.02186904164178" calcext:value-type="float">
            <text:p>1,02186904164178</text:p>
          </table:table-cell>
          <table:table-cell office:value-type="float" office:value="0.79904288054828" calcext:value-type="float">
            <text:p>0,79904288054828</text:p>
          </table:table-cell>
          <table:table-cell office:value-type="float" office:value="1.00450140475568" calcext:value-type="float">
            <text:p>1,00450140475568</text:p>
          </table:table-cell>
          <table:table-cell office:value-type="float" office:value="1.03799385985317" calcext:value-type="float">
            <text:p>1,03799385985317</text:p>
          </table:table-cell>
          <table:table-cell office:value-type="float" office:value="0.833130836276706" calcext:value-type="float">
            <text:p>0,833130836276706</text:p>
          </table:table-cell>
          <table:table-cell office:value-type="float" office:value="0.915576513612551" calcext:value-type="float">
            <text:p>0,915576513612551</text:p>
          </table:table-cell>
          <table:table-cell office:value-type="float" office:value="1.0258622970356" calcext:value-type="float">
            <text:p>1,0258622970356</text:p>
          </table:table-cell>
          <table:table-cell office:value-type="float" office:value="1.12228759463844" calcext:value-type="float">
            <text:p>1,12228759463844</text:p>
          </table:table-cell>
          <table:table-cell office:value-type="float" office:value="1.03434719409678" calcext:value-type="float">
            <text:p>1,03434719409678</text:p>
          </table:table-cell>
          <table:table-cell office:value-type="float" office:value="0.989655284645272" calcext:value-type="float">
            <text:p>0,989655284645272</text:p>
          </table:table-cell>
          <table:table-cell office:value-type="float" office:value="0.785660667212119" calcext:value-type="float">
            <text:p>0,785660667212119</text:p>
          </table:table-cell>
          <table:table-cell office:value-type="float" office:value="1.23027214539355" calcext:value-type="float">
            <text:p>1,23027214539355</text:p>
          </table:table-cell>
          <table:table-cell office:value-type="float" office:value="1.13903737270367" calcext:value-type="float">
            <text:p>1,13903737270367</text:p>
          </table:table-cell>
          <table:table-cell office:value-type="float" office:value="0.882351332686979" calcext:value-type="float">
            <text:p>0,882351332686979</text:p>
          </table:table-cell>
          <table:table-cell office:value-type="float" office:value="0.87938839686507" calcext:value-type="float">
            <text:p>0,87938839686507</text:p>
          </table:table-cell>
          <table:table-cell office:value-type="float" office:value="0.985682915904775" calcext:value-type="float">
            <text:p>0,985682915904775</text:p>
          </table:table-cell>
          <table:table-cell office:value-type="float" office:value="0.972711823681467" calcext:value-type="float">
            <text:p>0,972711823681467</text:p>
          </table:table-cell>
          <table:table-cell office:value-type="float" office:value="1.00872365571448" calcext:value-type="float">
            <text:p>1,00872365571448</text:p>
          </table:table-cell>
          <table:table-cell office:value-type="float" office:value="0.880628523743821" calcext:value-type="float">
            <text:p>0,880628523743821</text:p>
          </table:table-cell>
          <table:table-cell office:value-type="float" office:value="0.960711116894834" calcext:value-type="float">
            <text:p>0,960711116894834</text:p>
          </table:table-cell>
          <table:table-cell office:value-type="float" office:value="0.799446604417867" calcext:value-type="float">
            <text:p>0,799446604417867</text:p>
          </table:table-cell>
          <table:table-cell office:value-type="float" office:value="0.917732177382362" calcext:value-type="float">
            <text:p>0,917732177382362</text:p>
          </table:table-cell>
          <table:table-cell table:style-name="ce6" office:value-type="float" office:value="0.985523694277321" calcext:value-type="float">
            <text:p>0,985523694277321</text:p>
          </table:table-cell>
          <table:table-cell table:style-name="ce6" office:value-type="float" office:value="0.981644751513996" calcext:value-type="float">
            <text:p>0,981644751513996</text:p>
          </table:table-cell>
          <table:table-cell office:value-type="float" office:value="0.90591116320426" calcext:value-type="float">
            <text:p>0,90591116320426</text:p>
          </table:table-cell>
          <table:table-cell office:value-type="float" office:value="0.776221247901145" calcext:value-type="float">
            <text:p>0,776221247901145</text:p>
          </table:table-cell>
          <table:table-cell office:value-type="float" office:value="0.9872826129261" calcext:value-type="float">
            <text:p>0,9872826129261</text:p>
          </table:table-cell>
          <table:table-cell office:value-type="float" office:value="1.12141008409188" calcext:value-type="float">
            <text:p>1,12141008409188</text:p>
          </table:table-cell>
          <table:table-cell office:value-type="float" office:value="1.229140170719" calcext:value-type="float">
            <text:p>1,229140170719</text:p>
          </table:table-cell>
          <table:table-cell office:value-type="float" office:value="1.17723146812619" calcext:value-type="float">
            <text:p>1,17723146812619</text:p>
          </table:table-cell>
          <table:table-cell office:value-type="float" office:value="0.912662441429503" calcext:value-type="float">
            <text:p>0,912662441429503</text:p>
          </table:table-cell>
          <table:table-cell office:value-type="float" office:value="0.920246669555892" calcext:value-type="float">
            <text:p>0,920246669555892</text:p>
          </table:table-cell>
          <table:table-cell office:value-type="float" office:value="1.05400061038999" calcext:value-type="float">
            <text:p>1,05400061038999</text:p>
          </table:table-cell>
          <table:table-cell office:value-type="float" office:value="1.0825090024499" calcext:value-type="float">
            <text:p>1,0825090024499</text:p>
          </table:table-cell>
          <table:table-cell office:value-type="float" office:value="0.943423403106708" calcext:value-type="float">
            <text:p>0,943423403106708</text:p>
          </table:table-cell>
          <table:table-cell office:value-type="float" office:value="0.740836840577705" calcext:value-type="float">
            <text:p>0,740836840577705</text:p>
          </table:table-cell>
          <table:table-cell office:value-type="float" office:value="0.968717287850847" calcext:value-type="float">
            <text:p>0,968717287850847</text:p>
          </table:table-cell>
          <table:table-cell office:value-type="float" office:value="0.959130680380451" calcext:value-type="float">
            <text:p>0,959130680380451</text:p>
          </table:table-cell>
          <table:table-cell office:value-type="float" office:value="0.895172729383825" calcext:value-type="float">
            <text:p>0,895172729383825</text:p>
          </table:table-cell>
          <table:table-cell office:value-type="float" office:value="0.946476127280252" calcext:value-type="float">
            <text:p>0,946476127280252</text:p>
          </table:table-cell>
          <table:table-cell office:value-type="float" office:value="0.989588566683059" calcext:value-type="float">
            <text:p>0,989588566683059</text:p>
          </table:table-cell>
          <table:table-cell office:value-type="float" office:value="0.818802103203958" calcext:value-type="float">
            <text:p>0,818802103203958</text:p>
          </table:table-cell>
          <table:table-cell office:value-type="float" office:value="1.26146199620645" calcext:value-type="float">
            <text:p>1,26146199620645</text:p>
          </table:table-cell>
          <table:table-cell office:value-type="float" office:value="0.960827931922241" calcext:value-type="float">
            <text:p>0,960827931922241</text:p>
          </table:table-cell>
          <table:table-cell office:value-type="float" office:value="1.05001504202542" calcext:value-type="float">
            <text:p>1,05001504202542</text:p>
          </table:table-cell>
          <table:table-cell office:value-type="float" office:value="0.943908738028205" calcext:value-type="float">
            <text:p>0,943908738028205</text:p>
          </table:table-cell>
          <table:table-cell office:value-type="float" office:value="1.03949679255061" calcext:value-type="float">
            <text:p>1,03949679255061</text:p>
          </table:table-cell>
          <table:table-cell office:value-type="float" office:value="1.04640680335807" calcext:value-type="float">
            <text:p>1,04640680335807</text:p>
          </table:table-cell>
          <table:table-cell office:value-type="float" office:value="0.889645049339717" calcext:value-type="float">
            <text:p>0,889645049339717</text:p>
          </table:table-cell>
          <table:table-cell office:value-type="float" office:value="1.00022688402615" calcext:value-type="float">
            <text:p>1,00022688402615</text:p>
          </table:table-cell>
          <table:table-cell office:value-type="float" office:value="1.11202379595904" calcext:value-type="float">
            <text:p>1,11202379595904</text:p>
          </table:table-cell>
          <table:table-cell office:value-type="float" office:value="1.01625909407027" calcext:value-type="float">
            <text:p>1,01625909407027</text:p>
          </table:table-cell>
          <table:table-cell office:value-type="float" office:value="1.09917824929055" calcext:value-type="float">
            <text:p>1,09917824929055</text:p>
          </table:table-cell>
          <table:table-cell office:value-type="float" office:value="1.08458154110851" calcext:value-type="float">
            <text:p>1,08458154110851</text:p>
          </table:table-cell>
          <table:table-cell office:value-type="float" office:value="1.08856699683776" calcext:value-type="float">
            <text:p>1,08856699683776</text:p>
          </table:table-cell>
          <table:table-cell office:value-type="float" office:value="1.09174527948916" calcext:value-type="float">
            <text:p>1,09174527948916</text:p>
          </table:table-cell>
          <table:table-cell office:value-type="float" office:value="0.939420932066544" calcext:value-type="float">
            <text:p>0,939420932066544</text:p>
          </table:table-cell>
          <table:table-cell office:value-type="float" office:value="1.12195360445322" calcext:value-type="float">
            <text:p>1,12195360445322</text:p>
          </table:table-cell>
          <table:table-cell office:value-type="float" office:value="1.04499872567157" calcext:value-type="float">
            <text:p>1,04499872567157</text:p>
          </table:table-cell>
          <table:table-cell office:value-type="float" office:value="1.0238178248822" calcext:value-type="float">
            <text:p>1,0238178248822</text:p>
          </table:table-cell>
          <table:table-cell table:number-columns-repeated="17"/>
        </table:table-row>
        <table:table-row table:style-name="ro1">
          <table:table-cell office:value-type="float" office:value="1.01752804168778" calcext:value-type="float">
            <text:p>1,01752804168778</text:p>
          </table:table-cell>
          <table:table-cell office:value-type="float" office:value="0.935197059200655" calcext:value-type="float">
            <text:p>0,935197059200655</text:p>
          </table:table-cell>
          <table:table-cell office:value-type="float" office:value="1.02628389806483" calcext:value-type="float">
            <text:p>1,02628389806483</text:p>
          </table:table-cell>
          <table:table-cell office:value-type="float" office:value="0.784607708592184" calcext:value-type="float">
            <text:p>0,784607708592184</text:p>
          </table:table-cell>
          <table:table-cell office:value-type="float" office:value="0.983726964597539" calcext:value-type="float">
            <text:p>0,983726964597539</text:p>
          </table:table-cell>
          <table:table-cell office:value-type="float" office:value="1.13772000666647" calcext:value-type="float">
            <text:p>1,13772000666647</text:p>
          </table:table-cell>
          <table:table-cell office:value-type="float" office:value="0.745135049301891" calcext:value-type="float">
            <text:p>0,745135049301891</text:p>
          </table:table-cell>
          <table:table-cell office:value-type="float" office:value="0.815629886903587" calcext:value-type="float">
            <text:p>0,815629886903587</text:p>
          </table:table-cell>
          <table:table-cell office:value-type="float" office:value="1.03693721323098" calcext:value-type="float">
            <text:p>1,03693721323098</text:p>
          </table:table-cell>
          <table:table-cell office:value-type="float" office:value="1.16222095361439" calcext:value-type="float">
            <text:p>1,16222095361439</text:p>
          </table:table-cell>
          <table:table-cell office:value-type="float" office:value="1.11663942297516" calcext:value-type="float">
            <text:p>1,11663942297516</text:p>
          </table:table-cell>
          <table:table-cell office:value-type="float" office:value="1.02814090546116" calcext:value-type="float">
            <text:p>1,02814090546116</text:p>
          </table:table-cell>
          <table:table-cell office:value-type="float" office:value="0.890509060937508" calcext:value-type="float">
            <text:p>0,890509060937508</text:p>
          </table:table-cell>
          <table:table-cell office:value-type="float" office:value="1.25503642756253" calcext:value-type="float">
            <text:p>1,25503642756253</text:p>
          </table:table-cell>
          <table:table-cell office:value-type="float" office:value="1.08546936136375" calcext:value-type="float">
            <text:p>1,08546936136375</text:p>
          </table:table-cell>
          <table:table-cell office:value-type="float" office:value="0.9279214684014" calcext:value-type="float">
            <text:p>0,9279214684014</text:p>
          </table:table-cell>
          <table:table-cell office:value-type="float" office:value="0.888607144650295" calcext:value-type="float">
            <text:p>0,888607144650295</text:p>
          </table:table-cell>
          <table:table-cell office:value-type="float" office:value="0.934076558120958" calcext:value-type="float">
            <text:p>0,934076558120958</text:p>
          </table:table-cell>
          <table:table-cell office:value-type="float" office:value="0.942099536109043" calcext:value-type="float">
            <text:p>0,942099536109043</text:p>
          </table:table-cell>
          <table:table-cell office:value-type="float" office:value="0.897499712522107" calcext:value-type="float">
            <text:p>0,897499712522107</text:p>
          </table:table-cell>
          <table:table-cell office:value-type="float" office:value="0.899770791207" calcext:value-type="float">
            <text:p>0,899770791207</text:p>
          </table:table-cell>
          <table:table-cell office:value-type="float" office:value="0.895660432793141" calcext:value-type="float">
            <text:p>0,895660432793141</text:p>
          </table:table-cell>
          <table:table-cell office:value-type="float" office:value="0.84129818820549" calcext:value-type="float">
            <text:p>0,84129818820549</text:p>
          </table:table-cell>
          <table:table-cell office:value-type="float" office:value="0.941557742389301" calcext:value-type="float">
            <text:p>0,941557742389301</text:p>
          </table:table-cell>
          <table:table-cell table:style-name="ce6" office:value-type="float" office:value="1.06750832132486" calcext:value-type="float">
            <text:p>1,06750832132486</text:p>
          </table:table-cell>
          <table:table-cell table:style-name="ce6" office:value-type="float" office:value="1.04710166318636" calcext:value-type="float">
            <text:p>1,04710166318636</text:p>
          </table:table-cell>
          <table:table-cell office:value-type="float" office:value="0.938396365629768" calcext:value-type="float">
            <text:p>0,938396365629768</text:p>
          </table:table-cell>
          <table:table-cell office:value-type="float" office:value="0.954994304508867" calcext:value-type="float">
            <text:p>0,954994304508867</text:p>
          </table:table-cell>
          <table:table-cell office:value-type="float" office:value="1.038929211343" calcext:value-type="float">
            <text:p>1,038929211343</text:p>
          </table:table-cell>
          <table:table-cell office:value-type="float" office:value="0.913746895530039" calcext:value-type="float">
            <text:p>0,913746895530039</text:p>
          </table:table-cell>
          <table:table-cell office:value-type="float" office:value="1.10455683793057" calcext:value-type="float">
            <text:p>1,10455683793057</text:p>
          </table:table-cell>
          <table:table-cell office:value-type="float" office:value="1.12442326705289" calcext:value-type="float">
            <text:p>1,12442326705289</text:p>
          </table:table-cell>
          <table:table-cell office:value-type="float" office:value="1.00163589816342" calcext:value-type="float">
            <text:p>1,00163589816342</text:p>
          </table:table-cell>
          <table:table-cell office:value-type="float" office:value="0.930226963545434" calcext:value-type="float">
            <text:p>0,930226963545434</text:p>
          </table:table-cell>
          <table:table-cell office:value-type="float" office:value="1.11342722560692" calcext:value-type="float">
            <text:p>1,11342722560692</text:p>
          </table:table-cell>
          <table:table-cell office:value-type="float" office:value="1.11103406973649" calcext:value-type="float">
            <text:p>1,11103406973649</text:p>
          </table:table-cell>
          <table:table-cell office:value-type="float" office:value="0.914874206604445" calcext:value-type="float">
            <text:p>0,914874206604445</text:p>
          </table:table-cell>
          <table:table-cell office:value-type="float" office:value="0.9224897595051" calcext:value-type="float">
            <text:p>0,9224897595051</text:p>
          </table:table-cell>
          <table:table-cell office:value-type="float" office:value="0.897401757556429" calcext:value-type="float">
            <text:p>0,897401757556429</text:p>
          </table:table-cell>
          <table:table-cell office:value-type="float" office:value="0.915688085973042" calcext:value-type="float">
            <text:p>0,915688085973042</text:p>
          </table:table-cell>
          <table:table-cell office:value-type="float" office:value="0.928735942622643" calcext:value-type="float">
            <text:p>0,928735942622643</text:p>
          </table:table-cell>
          <table:table-cell office:value-type="float" office:value="0.915082282567163" calcext:value-type="float">
            <text:p>0,915082282567163</text:p>
          </table:table-cell>
          <table:table-cell office:value-type="float" office:value="1.03304673154831" calcext:value-type="float">
            <text:p>1,03304673154831</text:p>
          </table:table-cell>
          <table:table-cell office:value-type="float" office:value="0.964467245923526" calcext:value-type="float">
            <text:p>0,964467245923526</text:p>
          </table:table-cell>
          <table:table-cell office:value-type="float" office:value="1.23869761238601" calcext:value-type="float">
            <text:p>1,23869761238601</text:p>
          </table:table-cell>
          <table:table-cell office:value-type="float" office:value="1.17477883871097" calcext:value-type="float">
            <text:p>1,17477883871097</text:p>
          </table:table-cell>
          <table:table-cell office:value-type="float" office:value="1.02624472580998" calcext:value-type="float">
            <text:p>1,02624472580998</text:p>
          </table:table-cell>
          <table:table-cell office:value-type="float" office:value="0.902932459583392" calcext:value-type="float">
            <text:p>0,902932459583392</text:p>
          </table:table-cell>
          <table:table-cell office:value-type="float" office:value="0.900323943683875" calcext:value-type="float">
            <text:p>0,900323943683875</text:p>
          </table:table-cell>
          <table:table-cell office:value-type="float" office:value="1.04683192709172" calcext:value-type="float">
            <text:p>1,04683192709172</text:p>
          </table:table-cell>
          <table:table-cell office:value-type="float" office:value="1.01981312008651" calcext:value-type="float">
            <text:p>1,01981312008651</text:p>
          </table:table-cell>
          <table:table-cell office:value-type="float" office:value="1.00926447332026" calcext:value-type="float">
            <text:p>1,00926447332026</text:p>
          </table:table-cell>
          <table:table-cell office:value-type="float" office:value="1.0535457925781" calcext:value-type="float">
            <text:p>1,0535457925781</text:p>
          </table:table-cell>
          <table:table-cell office:value-type="float" office:value="0.99498340582335" calcext:value-type="float">
            <text:p>0,99498340582335</text:p>
          </table:table-cell>
          <table:table-cell office:value-type="float" office:value="1.08127913684768" calcext:value-type="float">
            <text:p>1,08127913684768</text:p>
          </table:table-cell>
          <table:table-cell office:value-type="float" office:value="1.07248824533375" calcext:value-type="float">
            <text:p>1,07248824533375</text:p>
          </table:table-cell>
          <table:table-cell office:value-type="float" office:value="1.12461764609016" calcext:value-type="float">
            <text:p>1,12461764609016</text:p>
          </table:table-cell>
          <table:table-cell office:value-type="float" office:value="1.14067557243282" calcext:value-type="float">
            <text:p>1,14067557243282</text:p>
          </table:table-cell>
          <table:table-cell office:value-type="float" office:value="0.943072753214622" calcext:value-type="float">
            <text:p>0,943072753214622</text:p>
          </table:table-cell>
          <table:table-cell office:value-type="float" office:value="1.05015582420026" calcext:value-type="float">
            <text:p>1,05015582420026</text:p>
          </table:table-cell>
          <table:table-cell office:value-type="float" office:value="1.0382234460205" calcext:value-type="float">
            <text:p>1,0382234460205</text:p>
          </table:table-cell>
          <table:table-cell office:value-type="float" office:value="0.993967898472491" calcext:value-type="float">
            <text:p>0,993967898472491</text:p>
          </table:table-cell>
          <table:table-cell table:number-columns-repeated="17"/>
        </table:table-row>
        <table:table-row table:style-name="ro1">
          <table:table-cell office:value-type="float" office:value="1.04151478914695" calcext:value-type="float">
            <text:p>1,04151478914695</text:p>
          </table:table-cell>
          <table:table-cell office:value-type="float" office:value="0.940341845382213" calcext:value-type="float">
            <text:p>0,940341845382213</text:p>
          </table:table-cell>
          <table:table-cell office:value-type="float" office:value="0.985789296489099" calcext:value-type="float">
            <text:p>0,985789296489099</text:p>
          </table:table-cell>
          <table:table-cell office:value-type="float" office:value="0.798234641495713" calcext:value-type="float">
            <text:p>0,798234641495713</text:p>
          </table:table-cell>
          <table:table-cell office:value-type="float" office:value="0.989068887368892" calcext:value-type="float">
            <text:p>0,989068887368892</text:p>
          </table:table-cell>
          <table:table-cell office:value-type="float" office:value="1.02335440581156" calcext:value-type="float">
            <text:p>1,02335440581156</text:p>
          </table:table-cell>
          <table:table-cell office:value-type="float" office:value="0.876189965941939" calcext:value-type="float">
            <text:p>0,876189965941939</text:p>
          </table:table-cell>
          <table:table-cell office:value-type="float" office:value="0.857406209532689" calcext:value-type="float">
            <text:p>0,857406209532689</text:p>
          </table:table-cell>
          <table:table-cell office:value-type="float" office:value="1.02280608661416" calcext:value-type="float">
            <text:p>1,02280608661416</text:p>
          </table:table-cell>
          <table:table-cell office:value-type="float" office:value="1.15260292557244" calcext:value-type="float">
            <text:p>1,15260292557244</text:p>
          </table:table-cell>
          <table:table-cell office:value-type="float" office:value="1.0556127532734" calcext:value-type="float">
            <text:p>1,0556127532734</text:p>
          </table:table-cell>
          <table:table-cell office:value-type="float" office:value="1.0887835854495" calcext:value-type="float">
            <text:p>1,0887835854495</text:p>
          </table:table-cell>
          <table:table-cell office:value-type="float" office:value="0.982880473554966" calcext:value-type="float">
            <text:p>0,982880473554966</text:p>
          </table:table-cell>
          <table:table-cell office:value-type="float" office:value="1.20397955462822" calcext:value-type="float">
            <text:p>1,20397955462822</text:p>
          </table:table-cell>
          <table:table-cell office:value-type="float" office:value="1.07072506286672" calcext:value-type="float">
            <text:p>1,07072506286672</text:p>
          </table:table-cell>
          <table:table-cell office:value-type="float" office:value="0.737553469924248" calcext:value-type="float">
            <text:p>0,737553469924248</text:p>
          </table:table-cell>
          <table:table-cell office:value-type="float" office:value="0.901591551995616" calcext:value-type="float">
            <text:p>0,901591551995616</text:p>
          </table:table-cell>
          <table:table-cell office:value-type="float" office:value="0.939675234385799" calcext:value-type="float">
            <text:p>0,939675234385799</text:p>
          </table:table-cell>
          <table:table-cell office:value-type="float" office:value="0.987051287668969" calcext:value-type="float">
            <text:p>0,987051287668969</text:p>
          </table:table-cell>
          <table:table-cell office:value-type="float" office:value="0.958260137409972" calcext:value-type="float">
            <text:p>0,958260137409972</text:p>
          </table:table-cell>
          <table:table-cell office:value-type="float" office:value="0.902806595136044" calcext:value-type="float">
            <text:p>0,902806595136044</text:p>
          </table:table-cell>
          <table:table-cell office:value-type="float" office:value="0.950827394339531" calcext:value-type="float">
            <text:p>0,950827394339531</text:p>
          </table:table-cell>
          <table:table-cell office:value-type="float" office:value="0.837751578220918" calcext:value-type="float">
            <text:p>0,837751578220918</text:p>
          </table:table-cell>
          <table:table-cell office:value-type="float" office:value="0.952518013697597" calcext:value-type="float">
            <text:p>0,952518013697597</text:p>
          </table:table-cell>
          <table:table-cell table:style-name="ce6" office:value-type="float" office:value="1.11132837646099" calcext:value-type="float">
            <text:p>1,11132837646099</text:p>
          </table:table-cell>
          <table:table-cell table:style-name="ce6" office:value-type="float" office:value="0.997125828897328" calcext:value-type="float">
            <text:p>0,997125828897328</text:p>
          </table:table-cell>
          <table:table-cell office:value-type="float" office:value="0.999538864115609" calcext:value-type="float">
            <text:p>0,999538864115609</text:p>
          </table:table-cell>
          <table:table-cell office:value-type="float" office:value="0.797621821211222" calcext:value-type="float">
            <text:p>0,797621821211222</text:p>
          </table:table-cell>
          <table:table-cell office:value-type="float" office:value="0.868704493867183" calcext:value-type="float">
            <text:p>0,868704493867183</text:p>
          </table:table-cell>
          <table:table-cell office:value-type="float" office:value="1.06113896259694" calcext:value-type="float">
            <text:p>1,06113896259694</text:p>
          </table:table-cell>
          <table:table-cell office:value-type="float" office:value="1.17286632067491" calcext:value-type="float">
            <text:p>1,17286632067491</text:p>
          </table:table-cell>
          <table:table-cell office:value-type="float" office:value="1.26251147510473" calcext:value-type="float">
            <text:p>1,26251147510473</text:p>
          </table:table-cell>
          <table:table-cell office:value-type="float" office:value="0.884135397351567" calcext:value-type="float">
            <text:p>0,884135397351567</text:p>
          </table:table-cell>
          <table:table-cell office:value-type="float" office:value="0.976043695069076" calcext:value-type="float">
            <text:p>0,976043695069076</text:p>
          </table:table-cell>
          <table:table-cell office:value-type="float" office:value="1.11375247746888" calcext:value-type="float">
            <text:p>1,11375247746888</text:p>
          </table:table-cell>
          <table:table-cell office:value-type="float" office:value="1.01102230326311" calcext:value-type="float">
            <text:p>1,01102230326311</text:p>
          </table:table-cell>
          <table:table-cell office:value-type="float" office:value="0.935131586154965" calcext:value-type="float">
            <text:p>0,935131586154965</text:p>
          </table:table-cell>
          <table:table-cell office:value-type="float" office:value="0.938664669325875" calcext:value-type="float">
            <text:p>0,938664669325875</text:p>
          </table:table-cell>
          <table:table-cell office:value-type="float" office:value="0.939359124442598" calcext:value-type="float">
            <text:p>0,939359124442598</text:p>
          </table:table-cell>
          <table:table-cell office:value-type="float" office:value="0.96117834963287" calcext:value-type="float">
            <text:p>0,96117834963287</text:p>
          </table:table-cell>
          <table:table-cell office:value-type="float" office:value="0.899505680001613" calcext:value-type="float">
            <text:p>0,899505680001613</text:p>
          </table:table-cell>
          <table:table-cell office:value-type="float" office:value="0.91228878253331" calcext:value-type="float">
            <text:p>0,91228878253331</text:p>
          </table:table-cell>
          <table:table-cell office:value-type="float" office:value="1.0206591935904" calcext:value-type="float">
            <text:p>1,0206591935904</text:p>
          </table:table-cell>
          <table:table-cell office:value-type="float" office:value="0.745526590348375" calcext:value-type="float">
            <text:p>0,745526590348375</text:p>
          </table:table-cell>
          <table:table-cell office:value-type="float" office:value="1.32294485723137" calcext:value-type="float">
            <text:p>1,32294485723137</text:p>
          </table:table-cell>
          <table:table-cell office:value-type="float" office:value="0.988906355384674" calcext:value-type="float">
            <text:p>0,988906355384674</text:p>
          </table:table-cell>
          <table:table-cell office:value-type="float" office:value="1.04239926262151" calcext:value-type="float">
            <text:p>1,04239926262151</text:p>
          </table:table-cell>
          <table:table-cell office:value-type="float" office:value="0.880070841109564" calcext:value-type="float">
            <text:p>0,880070841109564</text:p>
          </table:table-cell>
          <table:table-cell office:value-type="float" office:value="0.970085485798327" calcext:value-type="float">
            <text:p>0,970085485798327</text:p>
          </table:table-cell>
          <table:table-cell office:value-type="float" office:value="0.875217767275676" calcext:value-type="float">
            <text:p>0,875217767275676</text:p>
          </table:table-cell>
          <table:table-cell office:value-type="float" office:value="1.00837375872972" calcext:value-type="float">
            <text:p>1,00837375872972</text:p>
          </table:table-cell>
          <table:table-cell office:value-type="float" office:value="1.04215084545337" calcext:value-type="float">
            <text:p>1,04215084545337</text:p>
          </table:table-cell>
          <table:table-cell office:value-type="float" office:value="1.0221927146063" calcext:value-type="float">
            <text:p>1,0221927146063</text:p>
          </table:table-cell>
          <table:table-cell office:value-type="float" office:value="0.996030827606294" calcext:value-type="float">
            <text:p>0,996030827606294</text:p>
          </table:table-cell>
          <table:table-cell office:value-type="float" office:value="1.07344205658422" calcext:value-type="float">
            <text:p>1,07344205658422</text:p>
          </table:table-cell>
          <table:table-cell office:value-type="float" office:value="1.03902702704067" calcext:value-type="float">
            <text:p>1,03902702704067</text:p>
          </table:table-cell>
          <table:table-cell office:value-type="float" office:value="1.1455223750129" calcext:value-type="float">
            <text:p>1,1455223750129</text:p>
          </table:table-cell>
          <table:table-cell office:value-type="float" office:value="1.13490554376306" calcext:value-type="float">
            <text:p>1,13490554376306</text:p>
          </table:table-cell>
          <table:table-cell office:value-type="float" office:value="0.931100404670966" calcext:value-type="float">
            <text:p>0,931100404670966</text:p>
          </table:table-cell>
          <table:table-cell office:value-type="float" office:value="1.11070809139582" calcext:value-type="float">
            <text:p>1,11070809139582</text:p>
          </table:table-cell>
          <table:table-cell office:value-type="float" office:value="0.999267157320516" calcext:value-type="float">
            <text:p>0,999267157320516</text:p>
          </table:table-cell>
          <table:table-cell office:value-type="float" office:value="0.899802241265656" calcext:value-type="float">
            <text:p>0,899802241265656</text:p>
          </table:table-cell>
          <table:table-cell table:number-columns-repeated="17"/>
        </table:table-row>
        <table:table-row table:style-name="ro1">
          <table:table-cell office:value-type="float" office:value="0.958384724140275" calcext:value-type="float">
            <text:p>0,958384724140275</text:p>
          </table:table-cell>
          <table:table-cell office:value-type="float" office:value="0.925950917515643" calcext:value-type="float">
            <text:p>0,925950917515643</text:p>
          </table:table-cell>
          <table:table-cell office:value-type="float" office:value="1.0282136106952" calcext:value-type="float">
            <text:p>1,0282136106952</text:p>
          </table:table-cell>
          <table:table-cell office:value-type="float" office:value="0.876950039353074" calcext:value-type="float">
            <text:p>0,876950039353074</text:p>
          </table:table-cell>
          <table:table-cell office:value-type="float" office:value="0.871139024697571" calcext:value-type="float">
            <text:p>0,871139024697571</text:p>
          </table:table-cell>
          <table:table-cell office:value-type="float" office:value="0.971348635105857" calcext:value-type="float">
            <text:p>0,971348635105857</text:p>
          </table:table-cell>
          <table:table-cell office:value-type="float" office:value="0.86979114261965" calcext:value-type="float">
            <text:p>0,86979114261965</text:p>
          </table:table-cell>
          <table:table-cell office:value-type="float" office:value="0.779672576071765" calcext:value-type="float">
            <text:p>0,779672576071765</text:p>
          </table:table-cell>
          <table:table-cell office:value-type="float" office:value="0.989648213897955" calcext:value-type="float">
            <text:p>0,989648213897955</text:p>
          </table:table-cell>
          <table:table-cell office:value-type="float" office:value="1.16102487326977" calcext:value-type="float">
            <text:p>1,16102487326977</text:p>
          </table:table-cell>
          <table:table-cell office:value-type="float" office:value="1.04009435266588" calcext:value-type="float">
            <text:p>1,04009435266588</text:p>
          </table:table-cell>
          <table:table-cell office:value-type="float" office:value="1.10693625902377" calcext:value-type="float">
            <text:p>1,10693625902377</text:p>
          </table:table-cell>
          <table:table-cell office:value-type="float" office:value="1.17854633876126" calcext:value-type="float">
            <text:p>1,17854633876126</text:p>
          </table:table-cell>
          <table:table-cell office:value-type="float" office:value="1.14884542693103" calcext:value-type="float">
            <text:p>1,14884542693103</text:p>
          </table:table-cell>
          <table:table-cell office:value-type="float" office:value="1.08505900762275" calcext:value-type="float">
            <text:p>1,08505900762275</text:p>
          </table:table-cell>
          <table:table-cell office:value-type="float" office:value="0.840240792425983" calcext:value-type="float">
            <text:p>0,840240792425983</text:p>
          </table:table-cell>
          <table:table-cell table:style-name="ce7" office:value-type="float" office:value="0.881826291851475" calcext:value-type="float">
            <text:p>0,881826291851475</text:p>
          </table:table-cell>
          <table:table-cell office:value-type="float" office:value="1.01508797583533" calcext:value-type="float">
            <text:p>1,01508797583533</text:p>
          </table:table-cell>
          <table:table-cell office:value-type="float" office:value="1.00474666321428" calcext:value-type="float">
            <text:p>1,00474666321428</text:p>
          </table:table-cell>
          <table:table-cell office:value-type="float" office:value="0.894128819544869" calcext:value-type="float">
            <text:p>0,894128819544869</text:p>
          </table:table-cell>
          <table:table-cell office:value-type="float" office:value="0.98387739941009" calcext:value-type="float">
            <text:p>0,98387739941009</text:p>
          </table:table-cell>
          <table:table-cell office:value-type="float" office:value="0.956034320142219" calcext:value-type="float">
            <text:p>0,956034320142219</text:p>
          </table:table-cell>
          <table:table-cell office:value-type="float" office:value="0.856695540678098" calcext:value-type="float">
            <text:p>0,856695540678098</text:p>
          </table:table-cell>
          <table:table-cell office:value-type="float" office:value="0.943177368176296" calcext:value-type="float">
            <text:p>0,943177368176296</text:p>
          </table:table-cell>
          <table:table-cell table:style-name="ce6" office:value-type="float" office:value="1.00517384518941" calcext:value-type="float">
            <text:p>1,00517384518941</text:p>
          </table:table-cell>
          <table:table-cell table:style-name="ce6" office:value-type="float" office:value="0.888369110516558" calcext:value-type="float">
            <text:p>0,888369110516558</text:p>
          </table:table-cell>
          <table:table-cell office:value-type="float" office:value="0.934347434311434" calcext:value-type="float">
            <text:p>0,934347434311434</text:p>
          </table:table-cell>
          <table:table-cell office:value-type="float" office:value="0.913490757453165" calcext:value-type="float">
            <text:p>0,913490757453165</text:p>
          </table:table-cell>
          <table:table-cell office:value-type="float" office:value="0.957196473703395" calcext:value-type="float">
            <text:p>0,957196473703395</text:p>
          </table:table-cell>
          <table:table-cell office:value-type="float" office:value="0.993497758765855" calcext:value-type="float">
            <text:p>0,993497758765855</text:p>
          </table:table-cell>
          <table:table-cell office:value-type="float" office:value="1.11541195649655" calcext:value-type="float">
            <text:p>1,11541195649655</text:p>
          </table:table-cell>
          <table:table-cell office:value-type="float" office:value="1.12276101364592" calcext:value-type="float">
            <text:p>1,12276101364592</text:p>
          </table:table-cell>
          <table:table-cell office:value-type="float" office:value="0.988328720489097" calcext:value-type="float">
            <text:p>0,988328720489097</text:p>
          </table:table-cell>
          <table:table-cell office:value-type="float" office:value="1.00830298413624" calcext:value-type="float">
            <text:p>1,00830298413624</text:p>
          </table:table-cell>
          <table:table-cell office:value-type="float" office:value="1.10028911854921" calcext:value-type="float">
            <text:p>1,10028911854921</text:p>
          </table:table-cell>
          <table:table-cell office:value-type="float" office:value="1.07817294955911" calcext:value-type="float">
            <text:p>1,07817294955911</text:p>
          </table:table-cell>
          <table:table-cell office:value-type="float" office:value="0.932156709618638" calcext:value-type="float">
            <text:p>0,932156709618638</text:p>
          </table:table-cell>
          <table:table-cell office:value-type="float" office:value="0.984692460257288" calcext:value-type="float">
            <text:p>0,984692460257288</text:p>
          </table:table-cell>
          <table:table-cell office:value-type="float" office:value="0.968523300034048" calcext:value-type="float">
            <text:p>0,968523300034048</text:p>
          </table:table-cell>
          <table:table-cell office:value-type="float" office:value="0.98880934037369" calcext:value-type="float">
            <text:p>0,98880934037369</text:p>
          </table:table-cell>
          <table:table-cell office:value-type="float" office:value="1.02143460243899" calcext:value-type="float">
            <text:p>1,02143460243899</text:p>
          </table:table-cell>
          <table:table-cell office:value-type="float" office:value="0.905209561191382" calcext:value-type="float">
            <text:p>0,905209561191382</text:p>
          </table:table-cell>
          <table:table-cell office:value-type="float" office:value="0.983600136419803" calcext:value-type="float">
            <text:p>0,983600136419803</text:p>
          </table:table-cell>
          <table:table-cell office:value-type="float" office:value="1.09468133830293" calcext:value-type="float">
            <text:p>1,09468133830293</text:p>
          </table:table-cell>
          <table:table-cell office:value-type="float" office:value="1.27667119104173" calcext:value-type="float">
            <text:p>1,27667119104173</text:p>
          </table:table-cell>
          <table:table-cell office:value-type="float" office:value="0.947180923454538" calcext:value-type="float">
            <text:p>0,947180923454538</text:p>
          </table:table-cell>
          <table:table-cell office:value-type="float" office:value="1.07404569900742" calcext:value-type="float">
            <text:p>1,07404569900742</text:p>
          </table:table-cell>
          <table:table-cell office:value-type="float" office:value="0.874300521411736" calcext:value-type="float">
            <text:p>0,874300521411736</text:p>
          </table:table-cell>
          <table:table-cell office:value-type="float" office:value="0.912188633111716" calcext:value-type="float">
            <text:p>0,912188633111716</text:p>
          </table:table-cell>
          <table:table-cell office:value-type="float" office:value="0.965924877697883" calcext:value-type="float">
            <text:p>0,965924877697883</text:p>
          </table:table-cell>
          <table:table-cell office:value-type="float" office:value="0.997284615208718" calcext:value-type="float">
            <text:p>0,997284615208718</text:p>
          </table:table-cell>
          <table:table-cell office:value-type="float" office:value="1.0451705382271" calcext:value-type="float">
            <text:p>1,0451705382271</text:p>
          </table:table-cell>
          <table:table-cell office:value-type="float" office:value="1.07094089206996" calcext:value-type="float">
            <text:p>1,07094089206996</text:p>
          </table:table-cell>
          <table:table-cell office:value-type="float" office:value="0.979233496800027" calcext:value-type="float">
            <text:p>0,979233496800027</text:p>
          </table:table-cell>
          <table:table-cell office:value-type="float" office:value="1.12537566779626" calcext:value-type="float">
            <text:p>1,12537566779626</text:p>
          </table:table-cell>
          <table:table-cell office:value-type="float" office:value="1.04992394450412" calcext:value-type="float">
            <text:p>1,04992394450412</text:p>
          </table:table-cell>
          <table:table-cell office:value-type="float" office:value="1.24075032023835" calcext:value-type="float">
            <text:p>1,24075032023835</text:p>
          </table:table-cell>
          <table:table-cell office:value-type="float" office:value="1.1339895622058" calcext:value-type="float">
            <text:p>1,1339895622058</text:p>
          </table:table-cell>
          <table:table-cell office:value-type="float" office:value="0.928627372154043" calcext:value-type="float">
            <text:p>0,928627372154043</text:p>
          </table:table-cell>
          <table:table-cell office:value-type="float" office:value="1.02287959169968" calcext:value-type="float">
            <text:p>1,02287959169968</text:p>
          </table:table-cell>
          <table:table-cell office:value-type="float" office:value="0.9851714024959" calcext:value-type="float">
            <text:p>0,9851714024959</text:p>
          </table:table-cell>
          <table:table-cell office:value-type="float" office:value="0.878504230946052" calcext:value-type="float">
            <text:p>0,878504230946052</text:p>
          </table:table-cell>
          <table:table-cell table:number-columns-repeated="17"/>
        </table:table-row>
        <table:table-row table:style-name="ro1">
          <table:table-cell office:value-type="float" office:value="0.968176239427654" calcext:value-type="float">
            <text:p>0,968176239427654</text:p>
          </table:table-cell>
          <table:table-cell office:value-type="float" office:value="0.925755402520314" calcext:value-type="float">
            <text:p>0,925755402520314</text:p>
          </table:table-cell>
          <table:table-cell office:value-type="float" office:value="1.04660655039413" calcext:value-type="float">
            <text:p>1,04660655039413</text:p>
          </table:table-cell>
          <table:table-cell office:value-type="float" office:value="0.823317033699761" calcext:value-type="float">
            <text:p>0,823317033699761</text:p>
          </table:table-cell>
          <table:table-cell office:value-type="float" office:value="0.817631847177381" calcext:value-type="float">
            <text:p>0,817631847177381</text:p>
          </table:table-cell>
          <table:table-cell office:value-type="float" office:value="1.13410113654681" calcext:value-type="float">
            <text:p>1,13410113654681</text:p>
          </table:table-cell>
          <table:table-cell office:value-type="float" office:value="0.820437069679267" calcext:value-type="float">
            <text:p>0,820437069679267</text:p>
          </table:table-cell>
          <table:table-cell office:value-type="float" office:value="0.994895237115316" calcext:value-type="float">
            <text:p>0,994895237115316</text:p>
          </table:table-cell>
          <table:table-cell office:value-type="float" office:value="0.953395184427037" calcext:value-type="float">
            <text:p>0,953395184427037</text:p>
          </table:table-cell>
          <table:table-cell office:value-type="float" office:value="1.08697621935796" calcext:value-type="float">
            <text:p>1,08697621935796</text:p>
          </table:table-cell>
          <table:table-cell office:value-type="float" office:value="1.02294631154798" calcext:value-type="float">
            <text:p>1,02294631154798</text:p>
          </table:table-cell>
          <table:table-cell office:value-type="float" office:value="1.08257802022243" calcext:value-type="float">
            <text:p>1,08257802022243</text:p>
          </table:table-cell>
          <table:table-cell office:value-type="float" office:value="1.14306777694333" calcext:value-type="float">
            <text:p>1,14306777694333</text:p>
          </table:table-cell>
          <table:table-cell office:value-type="float" office:value="1.19100372483285" calcext:value-type="float">
            <text:p>1,19100372483285</text:p>
          </table:table-cell>
          <table:table-cell office:value-type="float" office:value="1.0933557090471" calcext:value-type="float">
            <text:p>1,0933557090471</text:p>
          </table:table-cell>
          <table:table-cell office:value-type="float" office:value="0.813075158959822" calcext:value-type="float">
            <text:p>0,813075158959822</text:p>
          </table:table-cell>
          <table:table-cell office:value-type="float" office:value="0.917473179606598" calcext:value-type="float">
            <text:p>0,917473179606598</text:p>
          </table:table-cell>
          <table:table-cell office:value-type="float" office:value="0.99772054803845" calcext:value-type="float">
            <text:p>0,99772054803845</text:p>
          </table:table-cell>
          <table:table-cell office:value-type="float" office:value="0.846519068892934" calcext:value-type="float">
            <text:p>0,846519068892934</text:p>
          </table:table-cell>
          <table:table-cell office:value-type="float" office:value="0.973622606304062" calcext:value-type="float">
            <text:p>0,973622606304062</text:p>
          </table:table-cell>
          <table:table-cell office:value-type="float" office:value="0.956709625923958" calcext:value-type="float">
            <text:p>0,956709625923958</text:p>
          </table:table-cell>
          <table:table-cell office:value-type="float" office:value="0.919871404024167" calcext:value-type="float">
            <text:p>0,919871404024167</text:p>
          </table:table-cell>
          <table:table-cell office:value-type="float" office:value="0.850360983303235" calcext:value-type="float">
            <text:p>0,850360983303235</text:p>
          </table:table-cell>
          <table:table-cell office:value-type="float" office:value="0.937190677240746" calcext:value-type="float">
            <text:p>0,937190677240746</text:p>
          </table:table-cell>
          <table:table-cell table:style-name="ce6" office:value-type="float" office:value="1.05816465153423" calcext:value-type="float">
            <text:p>1,05816465153423</text:p>
          </table:table-cell>
          <table:table-cell table:style-name="ce6" office:value-type="float" office:value="0.980594286935527" calcext:value-type="float">
            <text:p>0,980594286935527</text:p>
          </table:table-cell>
          <table:table-cell office:value-type="float" office:value="1.00847814026736" calcext:value-type="float">
            <text:p>1,00847814026736</text:p>
          </table:table-cell>
          <table:table-cell office:value-type="float" office:value="0.892777496092137" calcext:value-type="float">
            <text:p>0,892777496092137</text:p>
          </table:table-cell>
          <table:table-cell office:value-type="float" office:value="0.967641383637932" calcext:value-type="float">
            <text:p>0,967641383637932</text:p>
          </table:table-cell>
          <table:table-cell office:value-type="float" office:value="0.942891479747912" calcext:value-type="float">
            <text:p>0,942891479747912</text:p>
          </table:table-cell>
          <table:table-cell office:value-type="float" office:value="1.08723342136903" calcext:value-type="float">
            <text:p>1,08723342136903</text:p>
          </table:table-cell>
          <table:table-cell office:value-type="float" office:value="1.22218126964877" calcext:value-type="float">
            <text:p>1,22218126964877</text:p>
          </table:table-cell>
          <table:table-cell office:value-type="float" office:value="0.932916950926071" calcext:value-type="float">
            <text:p>0,932916950926071</text:p>
          </table:table-cell>
          <table:table-cell office:value-type="float" office:value="0.963029273091692" calcext:value-type="float">
            <text:p>0,963029273091692</text:p>
          </table:table-cell>
          <table:table-cell office:value-type="float" office:value="1.10516463699641" calcext:value-type="float">
            <text:p>1,10516463699641</text:p>
          </table:table-cell>
          <table:table-cell office:value-type="float" office:value="1.13764447942433" calcext:value-type="float">
            <text:p>1,13764447942433</text:p>
          </table:table-cell>
          <table:table-cell office:value-type="float" office:value="1.02935169822059" calcext:value-type="float">
            <text:p>1,02935169822059</text:p>
          </table:table-cell>
          <table:table-cell office:value-type="float" office:value="0.997315719679372" calcext:value-type="float">
            <text:p>0,997315719679372</text:p>
          </table:table-cell>
          <table:table-cell office:value-type="float" office:value="0.998958571790857" calcext:value-type="float">
            <text:p>0,998958571790857</text:p>
          </table:table-cell>
          <table:table-cell office:value-type="float" office:value="0.862274958705903" calcext:value-type="float">
            <text:p>0,862274958705903</text:p>
          </table:table-cell>
          <table:table-cell office:value-type="float" office:value="0.934661481516188" calcext:value-type="float">
            <text:p>0,934661481516188</text:p>
          </table:table-cell>
          <table:table-cell office:value-type="float" office:value="0.846638843146187" calcext:value-type="float">
            <text:p>0,846638843146187</text:p>
          </table:table-cell>
          <table:table-cell office:value-type="float" office:value="1.20949868840081" calcext:value-type="float">
            <text:p>1,20949868840081</text:p>
          </table:table-cell>
          <table:table-cell office:value-type="float" office:value="1.15494521975678" calcext:value-type="float">
            <text:p>1,15494521975678</text:p>
          </table:table-cell>
          <table:table-cell office:value-type="float" office:value="1.23499749391729" calcext:value-type="float">
            <text:p>1,23499749391729</text:p>
          </table:table-cell>
          <table:table-cell office:value-type="float" office:value="1.03535301130576" calcext:value-type="float">
            <text:p>1,03535301130576</text:p>
          </table:table-cell>
          <table:table-cell office:value-type="float" office:value="1.01240415658085" calcext:value-type="float">
            <text:p>1,01240415658085</text:p>
          </table:table-cell>
          <table:table-cell office:value-type="float" office:value="0.932346795446045" calcext:value-type="float">
            <text:p>0,932346795446045</text:p>
          </table:table-cell>
          <table:table-cell office:value-type="float" office:value="1.013278066468" calcext:value-type="float">
            <text:p>1,013278066468</text:p>
          </table:table-cell>
          <table:table-cell office:value-type="float" office:value="0.907083676543704" calcext:value-type="float">
            <text:p>0,907083676543704</text:p>
          </table:table-cell>
          <table:table-cell office:value-type="float" office:value="0.950834177443003" calcext:value-type="float">
            <text:p>0,950834177443003</text:p>
          </table:table-cell>
          <table:table-cell office:value-type="float" office:value="1.06508228685293" calcext:value-type="float">
            <text:p>1,06508228685293</text:p>
          </table:table-cell>
          <table:table-cell office:value-type="float" office:value="0.970151483698815" calcext:value-type="float">
            <text:p>0,970151483698815</text:p>
          </table:table-cell>
          <table:table-cell office:value-type="float" office:value="0.940414610949316" calcext:value-type="float">
            <text:p>0,940414610949316</text:p>
          </table:table-cell>
          <table:table-cell office:value-type="float" office:value="1.14313607929071" calcext:value-type="float">
            <text:p>1,14313607929071</text:p>
          </table:table-cell>
          <table:table-cell office:value-type="float" office:value="0.9521708907224" calcext:value-type="float">
            <text:p>0,9521708907224</text:p>
          </table:table-cell>
          <table:table-cell office:value-type="float" office:value="1.23061834645488" calcext:value-type="float">
            <text:p>1,23061834645488</text:p>
          </table:table-cell>
          <table:table-cell office:value-type="float" office:value="1.13568086050121" calcext:value-type="float">
            <text:p>1,13568086050121</text:p>
          </table:table-cell>
          <table:table-cell office:value-type="float" office:value="0.964001392126392" calcext:value-type="float">
            <text:p>0,964001392126392</text:p>
          </table:table-cell>
          <table:table-cell office:value-type="float" office:value="1.11986740867594" calcext:value-type="float">
            <text:p>1,11986740867594</text:p>
          </table:table-cell>
          <table:table-cell office:value-type="float" office:value="1.01742730547457" calcext:value-type="float">
            <text:p>1,01742730547457</text:p>
          </table:table-cell>
          <table:table-cell office:value-type="float" office:value="0.885378887906113" calcext:value-type="float">
            <text:p>0,885378887906113</text:p>
          </table:table-cell>
          <table:table-cell table:number-columns-repeated="17"/>
        </table:table-row>
        <table:table-row table:style-name="ro1">
          <table:table-cell office:value-type="float" office:value="0.977807079986244" calcext:value-type="float">
            <text:p>0,977807079986244</text:p>
          </table:table-cell>
          <table:table-cell office:value-type="float" office:value="0.939398847675683" calcext:value-type="float">
            <text:p>0,939398847675683</text:p>
          </table:table-cell>
          <table:table-cell office:value-type="float" office:value="0.993773702453931" calcext:value-type="float">
            <text:p>0,993773702453931</text:p>
          </table:table-cell>
          <table:table-cell office:value-type="float" office:value="0.894114704846771" calcext:value-type="float">
            <text:p>0,894114704846771</text:p>
          </table:table-cell>
          <table:table-cell office:value-type="float" office:value="0.88776084052059" calcext:value-type="float">
            <text:p>0,88776084052059</text:p>
          </table:table-cell>
          <table:table-cell office:value-type="float" office:value="1.0717021681803" calcext:value-type="float">
            <text:p>1,0717021681803</text:p>
          </table:table-cell>
          <table:table-cell office:value-type="float" office:value="0.912697985052456" calcext:value-type="float">
            <text:p>0,912697985052456</text:p>
          </table:table-cell>
          <table:table-cell office:value-type="float" office:value="1.01029618061988" calcext:value-type="float">
            <text:p>1,01029618061988</text:p>
          </table:table-cell>
          <table:table-cell office:value-type="float" office:value="0.95972476745942" calcext:value-type="float">
            <text:p>0,95972476745942</text:p>
          </table:table-cell>
          <table:table-cell office:value-type="float" office:value="1.05856388060576" calcext:value-type="float">
            <text:p>1,05856388060576</text:p>
          </table:table-cell>
          <table:table-cell office:value-type="float" office:value="1.13399731708713" calcext:value-type="float">
            <text:p>1,13399731708713</text:p>
          </table:table-cell>
          <table:table-cell office:value-type="float" office:value="1.2062268756882" calcext:value-type="float">
            <text:p>1,2062268756882</text:p>
          </table:table-cell>
          <table:table-cell office:value-type="float" office:value="0.976188293492796" calcext:value-type="float">
            <text:p>0,976188293492796</text:p>
          </table:table-cell>
          <table:table-cell office:value-type="float" office:value="1.09113007716848" calcext:value-type="float">
            <text:p>1,09113007716848</text:p>
          </table:table-cell>
          <table:table-cell office:value-type="float" office:value="1.03364882612304" calcext:value-type="float">
            <text:p>1,03364882612304</text:p>
          </table:table-cell>
          <table:table-cell office:value-type="float" office:value="0.758086653370812" calcext:value-type="float">
            <text:p>0,758086653370812</text:p>
          </table:table-cell>
          <table:table-cell office:value-type="float" office:value="0.904824135513543" calcext:value-type="float">
            <text:p>0,904824135513543</text:p>
          </table:table-cell>
          <table:table-cell office:value-type="float" office:value="0.925118476624952" calcext:value-type="float">
            <text:p>0,925118476624952</text:p>
          </table:table-cell>
          <table:table-cell office:value-type="string" calcext:value-type="string">
            <text:p>BOLINHA</text:p>
          </table:table-cell>
          <table:table-cell office:value-type="float" office:value="1.01979685084025" calcext:value-type="float">
            <text:p>1,01979685084025</text:p>
          </table:table-cell>
          <table:table-cell office:value-type="float" office:value="0.94413333006344" calcext:value-type="float">
            <text:p>0,94413333006344</text:p>
          </table:table-cell>
          <table:table-cell office:value-type="float" office:value="0.934322579995569" calcext:value-type="float">
            <text:p>0,934322579995569</text:p>
          </table:table-cell>
          <table:table-cell office:value-type="float" office:value="0.747350286254007" calcext:value-type="float">
            <text:p>0,747350286254007</text:p>
          </table:table-cell>
          <table:table-cell office:value-type="float" office:value="1.02212353717886" calcext:value-type="float">
            <text:p>1,02212353717886</text:p>
          </table:table-cell>
          <table:table-cell table:style-name="ce6" office:value-type="float" office:value="1.06060690198828" calcext:value-type="float">
            <text:p>1,06060690198828</text:p>
          </table:table-cell>
          <table:table-cell table:style-name="ce6" office:value-type="float" office:value="0.984777870860774" calcext:value-type="float">
            <text:p>0,984777870860774</text:p>
          </table:table-cell>
          <table:table-cell office:value-type="float" office:value="0.936518925366691" calcext:value-type="float">
            <text:p>0,936518925366691</text:p>
          </table:table-cell>
          <table:table-cell office:value-type="float" office:value="0.767724685375154" calcext:value-type="float">
            <text:p>0,767724685375154</text:p>
          </table:table-cell>
          <table:table-cell office:value-type="float" office:value="0.9752844820393" calcext:value-type="float">
            <text:p>0,9752844820393</text:p>
          </table:table-cell>
          <table:table-cell office:value-type="float" office:value="1.04623262357337" calcext:value-type="float">
            <text:p>1,04623262357337</text:p>
          </table:table-cell>
          <table:table-cell office:value-type="float" office:value="1.07946310963212" calcext:value-type="float">
            <text:p>1,07946310963212</text:p>
          </table:table-cell>
          <table:table-cell office:value-type="float" office:value="1.31097255797284" calcext:value-type="float">
            <text:p>1,31097255797284</text:p>
          </table:table-cell>
          <table:table-cell office:value-type="float" office:value="0.929877391881334" calcext:value-type="float">
            <text:p>0,929877391881334</text:p>
          </table:table-cell>
          <table:table-cell office:value-type="float" office:value="0.987008792559263" calcext:value-type="float">
            <text:p>0,987008792559263</text:p>
          </table:table-cell>
          <table:table-cell office:value-type="float" office:value="1.12230880918351" calcext:value-type="float">
            <text:p>1,12230880918351</text:p>
          </table:table-cell>
          <table:table-cell office:value-type="float" office:value="1.11736678917748" calcext:value-type="float">
            <text:p>1,11736678917748</text:p>
          </table:table-cell>
          <table:table-cell office:value-type="float" office:value="1.02365148822909" calcext:value-type="float">
            <text:p>1,02365148822909</text:p>
          </table:table-cell>
          <table:table-cell office:value-type="float" office:value="0.987066198113587" calcext:value-type="float">
            <text:p>0,987066198113587</text:p>
          </table:table-cell>
          <table:table-cell office:value-type="float" office:value="0.928243629616423" calcext:value-type="float">
            <text:p>0,928243629616423</text:p>
          </table:table-cell>
          <table:table-cell office:value-type="float" office:value="0.851157315056835" calcext:value-type="float">
            <text:p>0,851157315056835</text:p>
          </table:table-cell>
          <table:table-cell office:value-type="float" office:value="0.942746189815814" calcext:value-type="float">
            <text:p>0,942746189815814</text:p>
          </table:table-cell>
          <table:table-cell office:value-type="float" office:value="0.861525198747637" calcext:value-type="float">
            <text:p>0,861525198747637</text:p>
          </table:table-cell>
          <table:table-cell office:value-type="float" office:value="1.42953362821725" calcext:value-type="float">
            <text:p>1,42953362821725</text:p>
          </table:table-cell>
          <table:table-cell office:value-type="string" calcext:value-type="string">
            <text:p>BOLINHA</text:p>
          </table:table-cell>
          <table:table-cell office:value-type="float" office:value="1.18936766275346" calcext:value-type="float">
            <text:p>1,18936766275346</text:p>
          </table:table-cell>
          <table:table-cell office:value-type="float" office:value="1.00485420402827" calcext:value-type="float">
            <text:p>1,00485420402827</text:p>
          </table:table-cell>
          <table:table-cell office:value-type="float" office:value="1.00293161567194" calcext:value-type="float">
            <text:p>1,00293161567194</text:p>
          </table:table-cell>
          <table:table-cell office:value-type="float" office:value="0.926991788712391" calcext:value-type="float">
            <text:p>0,926991788712391</text:p>
          </table:table-cell>
          <table:table-cell office:value-type="float" office:value="0.904568495205502" calcext:value-type="float">
            <text:p>0,904568495205502</text:p>
          </table:table-cell>
          <table:table-cell office:value-type="float" office:value="0.997324401738834" calcext:value-type="float">
            <text:p>0,997324401738834</text:p>
          </table:table-cell>
          <table:table-cell office:value-type="float" office:value="0.865777965168374" calcext:value-type="float">
            <text:p>0,865777965168374</text:p>
          </table:table-cell>
          <table:table-cell office:value-type="float" office:value="1.03374786856109" calcext:value-type="float">
            <text:p>1,03374786856109</text:p>
          </table:table-cell>
          <table:table-cell office:value-type="float" office:value="1.08199765244573" calcext:value-type="float">
            <text:p>1,08199765244573</text:p>
          </table:table-cell>
          <table:table-cell office:value-type="float" office:value="0.946740663271248" calcext:value-type="float">
            <text:p>0,946740663271248</text:p>
          </table:table-cell>
          <table:table-cell office:value-type="float" office:value="1.04526229666636" calcext:value-type="float">
            <text:p>1,04526229666636</text:p>
          </table:table-cell>
          <table:table-cell office:value-type="float" office:value="1.03484179373945" calcext:value-type="float">
            <text:p>1,03484179373945</text:p>
          </table:table-cell>
          <table:table-cell office:value-type="float" office:value="1.18653684819555" calcext:value-type="float">
            <text:p>1,18653684819555</text:p>
          </table:table-cell>
          <table:table-cell office:value-type="float" office:value="1.11246942438979" calcext:value-type="float">
            <text:p>1,11246942438979</text:p>
          </table:table-cell>
          <table:table-cell office:value-type="float" office:value="0.936219268826555" calcext:value-type="float">
            <text:p>0,936219268826555</text:p>
          </table:table-cell>
          <table:table-cell office:value-type="float" office:value="1.05760497564828" calcext:value-type="float">
            <text:p>1,05760497564828</text:p>
          </table:table-cell>
          <table:table-cell office:value-type="float" office:value="0.994150231493038" calcext:value-type="float">
            <text:p>0,994150231493038</text:p>
          </table:table-cell>
          <table:table-cell office:value-type="float" office:value="0.953697075084652" calcext:value-type="float">
            <text:p>0,953697075084652</text:p>
          </table:table-cell>
          <table:table-cell table:number-columns-repeated="17"/>
        </table:table-row>
        <table:table-row table:style-name="ro1">
          <table:table-cell office:value-type="float" office:value="0.97266014326836" calcext:value-type="float">
            <text:p>0,97266014326836</text:p>
          </table:table-cell>
          <table:table-cell office:value-type="float" office:value="0.913212680140751" calcext:value-type="float">
            <text:p>0,913212680140751</text:p>
          </table:table-cell>
          <table:table-cell office:value-type="float" office:value="0.984274854313977" calcext:value-type="float">
            <text:p>0,984274854313977</text:p>
          </table:table-cell>
          <table:table-cell office:value-type="float" office:value="0.970160056904313" calcext:value-type="float">
            <text:p>0,970160056904313</text:p>
          </table:table-cell>
          <table:table-cell office:value-type="float" office:value="0.864980032301956" calcext:value-type="float">
            <text:p>0,864980032301956</text:p>
          </table:table-cell>
          <table:table-cell office:value-type="float" office:value="1.00374740923247" calcext:value-type="float">
            <text:p>1,00374740923247</text:p>
          </table:table-cell>
          <table:table-cell office:value-type="float" office:value="1.00213727252156" calcext:value-type="float">
            <text:p>1,00213727252156</text:p>
          </table:table-cell>
          <table:table-cell office:value-type="float" office:value="0.949780245381067" calcext:value-type="float">
            <text:p>0,949780245381067</text:p>
          </table:table-cell>
          <table:table-cell office:value-type="float" office:value="0.970604243681983" calcext:value-type="float">
            <text:p>0,970604243681983</text:p>
          </table:table-cell>
          <table:table-cell office:value-type="float" office:value="1.15568619777476" calcext:value-type="float">
            <text:p>1,15568619777476</text:p>
          </table:table-cell>
          <table:table-cell office:value-type="float" office:value="1.1439882702478" calcext:value-type="float">
            <text:p>1,1439882702478</text:p>
          </table:table-cell>
          <table:table-cell office:value-type="float" office:value="1.07811173300156" calcext:value-type="float">
            <text:p>1,07811173300156</text:p>
          </table:table-cell>
          <table:table-cell office:value-type="float" office:value="1.02621628257496" calcext:value-type="float">
            <text:p>1,02621628257496</text:p>
          </table:table-cell>
          <table:table-cell office:value-type="float" office:value="1.10876475080526" calcext:value-type="float">
            <text:p>1,10876475080526</text:p>
          </table:table-cell>
          <table:table-cell office:value-type="float" office:value="1.07320477502295" calcext:value-type="float">
            <text:p>1,07320477502295</text:p>
          </table:table-cell>
          <table:table-cell office:value-type="float" office:value="0.785234783551364" calcext:value-type="float">
            <text:p>0,785234783551364</text:p>
          </table:table-cell>
          <table:table-cell office:value-type="float" office:value="0.878639518127498" calcext:value-type="float">
            <text:p>0,878639518127498</text:p>
          </table:table-cell>
          <table:table-cell office:value-type="float" office:value="0.985766964520906" calcext:value-type="float">
            <text:p>0,985766964520906</text:p>
          </table:table-cell>
          <table:table-cell office:value-type="string" calcext:value-type="string">
            <text:p>BOLINHA</text:p>
          </table:table-cell>
          <table:table-cell office:value-type="float" office:value="0.928444214628925" calcext:value-type="float">
            <text:p>0,928444214628925</text:p>
          </table:table-cell>
          <table:table-cell office:value-type="float" office:value="0.964366848102451" calcext:value-type="float">
            <text:p>0,964366848102451</text:p>
          </table:table-cell>
          <table:table-cell office:value-type="float" office:value="0.993510715902802" calcext:value-type="float">
            <text:p>0,993510715902802</text:p>
          </table:table-cell>
          <table:table-cell office:value-type="string" calcext:value-type="string">
            <text:p>BOLINHA</text:p>
          </table:table-cell>
          <table:table-cell table:style-name="ce1" office:value-type="float" office:value="1.13080976708118" calcext:value-type="float">
            <text:p>1,13080976708118</text:p>
          </table:table-cell>
          <table:table-cell table:style-name="ce6" office:value-type="float" office:value="1.02923515260143" calcext:value-type="float">
            <text:p>1,02923515260143</text:p>
          </table:table-cell>
          <table:table-cell table:style-name="ce6" office:value-type="float" office:value="0.998962995420716" calcext:value-type="float">
            <text:p>0,998962995420716</text:p>
          </table:table-cell>
          <table:table-cell office:value-type="float" office:value="0.913640809785361" calcext:value-type="float">
            <text:p>0,913640809785361</text:p>
          </table:table-cell>
          <table:table-cell office:value-type="float" office:value="0.791078464164742" calcext:value-type="float">
            <text:p>0,791078464164742</text:p>
          </table:table-cell>
          <table:table-cell office:value-type="float" office:value="0.951681244700605" calcext:value-type="float">
            <text:p>0,951681244700605</text:p>
          </table:table-cell>
          <table:table-cell office:value-type="float" office:value="1.03227889559027" calcext:value-type="float">
            <text:p>1,03227889559027</text:p>
          </table:table-cell>
          <table:table-cell office:value-type="float" office:value="0.998609285488642" calcext:value-type="float">
            <text:p>0,998609285488642</text:p>
          </table:table-cell>
          <table:table-cell office:value-type="float" office:value="1.31911241709068" calcext:value-type="float">
            <text:p>1,31911241709068</text:p>
          </table:table-cell>
          <table:table-cell office:value-type="float" office:value="1.01781962003334" calcext:value-type="float">
            <text:p>1,01781962003334</text:p>
          </table:table-cell>
          <table:table-cell office:value-type="float" office:value="1.04097432196192" calcext:value-type="float">
            <text:p>1,04097432196192</text:p>
          </table:table-cell>
          <table:table-cell office:value-type="float" office:value="1.15609396983142" calcext:value-type="float">
            <text:p>1,15609396983142</text:p>
          </table:table-cell>
          <table:table-cell office:value-type="float" office:value="1.12366205179226" calcext:value-type="float">
            <text:p>1,12366205179226</text:p>
          </table:table-cell>
          <table:table-cell office:value-type="float" office:value="1.1475739943187" calcext:value-type="float">
            <text:p>1,1475739943187</text:p>
          </table:table-cell>
          <table:table-cell office:value-type="float" office:value="1.01431613131717" calcext:value-type="float">
            <text:p>1,01431613131717</text:p>
          </table:table-cell>
          <table:table-cell office:value-type="float" office:value="0.914972077198382" calcext:value-type="float">
            <text:p>0,914972077198382</text:p>
          </table:table-cell>
          <table:table-cell office:value-type="float" office:value="0.981748058758618" calcext:value-type="float">
            <text:p>0,981748058758618</text:p>
          </table:table-cell>
          <table:table-cell office:value-type="float" office:value="0.911946839972367" calcext:value-type="float">
            <text:p>0,911946839972367</text:p>
          </table:table-cell>
          <table:table-cell office:value-type="float" office:value="0.902969169999598" calcext:value-type="float">
            <text:p>0,902969169999598</text:p>
          </table:table-cell>
          <table:table-cell office:value-type="float" office:value="0.601832410111085" calcext:value-type="float">
            <text:p>0,601832410111085</text:p>
          </table:table-cell>
          <table:table-cell office:value-type="string" calcext:value-type="string">
            <text:p>BOLINHA</text:p>
          </table:table-cell>
          <table:table-cell office:value-type="float" office:value="1.14397632249347" calcext:value-type="float">
            <text:p>1,14397632249347</text:p>
          </table:table-cell>
          <table:table-cell office:value-type="float" office:value="1.01465704236571" calcext:value-type="float">
            <text:p>1,01465704236571</text:p>
          </table:table-cell>
          <table:table-cell office:value-type="float" office:value="1.15907204307368" calcext:value-type="float">
            <text:p>1,15907204307368</text:p>
          </table:table-cell>
          <table:table-cell office:value-type="float" office:value="0.945287928599404" calcext:value-type="float">
            <text:p>0,945287928599404</text:p>
          </table:table-cell>
          <table:table-cell office:value-type="float" office:value="1.00210771923791" calcext:value-type="float">
            <text:p>1,00210771923791</text:p>
          </table:table-cell>
          <table:table-cell office:value-type="string" calcext:value-type="string">
            <text:p>BOLINHA</text:p>
          </table:table-cell>
          <table:table-cell office:value-type="float" office:value="0.999040810471683" calcext:value-type="float">
            <text:p>0,999040810471683</text:p>
          </table:table-cell>
          <table:table-cell office:value-type="float" office:value="1.03868018684605" calcext:value-type="float">
            <text:p>1,03868018684605</text:p>
          </table:table-cell>
          <table:table-cell office:value-type="float" office:value="1.02057138587472" calcext:value-type="float">
            <text:p>1,02057138587472</text:p>
          </table:table-cell>
          <table:table-cell office:value-type="float" office:value="0.962696847030373" calcext:value-type="float">
            <text:p>0,962696847030373</text:p>
          </table:table-cell>
          <table:table-cell office:value-type="float" office:value="1.17771982570445" calcext:value-type="float">
            <text:p>1,17771982570445</text:p>
          </table:table-cell>
          <table:table-cell office:value-type="float" office:value="1.13764977243563" calcext:value-type="float">
            <text:p>1,13764977243563</text:p>
          </table:table-cell>
          <table:table-cell office:value-type="float" office:value="1.21672789844201" calcext:value-type="float">
            <text:p>1,21672789844201</text:p>
          </table:table-cell>
          <table:table-cell office:value-type="float" office:value="1.06658554640788" calcext:value-type="float">
            <text:p>1,06658554640788</text:p>
          </table:table-cell>
          <table:table-cell office:value-type="float" office:value="1.0192276143941" calcext:value-type="float">
            <text:p>1,0192276143941</text:p>
          </table:table-cell>
          <table:table-cell office:value-type="float" office:value="1.02578257542105" calcext:value-type="float">
            <text:p>1,02578257542105</text:p>
          </table:table-cell>
          <table:table-cell office:value-type="float" office:value="0.947238174266587" calcext:value-type="float">
            <text:p>0,947238174266587</text:p>
          </table:table-cell>
          <table:table-cell office:value-type="float" office:value="0.975337572831475" calcext:value-type="float">
            <text:p>0,975337572831475</text:p>
          </table:table-cell>
          <table:table-cell table:number-columns-repeated="17"/>
        </table:table-row>
        <table:table-row table:style-name="ro1">
          <table:table-cell office:value-type="float" office:value="0.963475570735172" calcext:value-type="float">
            <text:p>0,963475570735172</text:p>
          </table:table-cell>
          <table:table-cell office:value-type="float" office:value="0.970483528631595" calcext:value-type="float">
            <text:p>0,970483528631595</text:p>
          </table:table-cell>
          <table:table-cell office:value-type="float" office:value="0.968894248721125" calcext:value-type="float">
            <text:p>0,968894248721125</text:p>
          </table:table-cell>
          <table:table-cell office:value-type="float" office:value="0.932156953863558" calcext:value-type="float">
            <text:p>0,932156953863558</text:p>
          </table:table-cell>
          <table:table-cell office:value-type="float" office:value="0.829014634857226" calcext:value-type="float">
            <text:p>0,829014634857226</text:p>
          </table:table-cell>
          <table:table-cell office:value-type="float" office:value="1.06238549872591" calcext:value-type="float">
            <text:p>1,06238549872591</text:p>
          </table:table-cell>
          <table:table-cell office:value-type="float" office:value="0.895741096026819" calcext:value-type="float">
            <text:p>0,895741096026819</text:p>
          </table:table-cell>
          <table:table-cell office:value-type="float" office:value="0.73796023247093" calcext:value-type="float">
            <text:p>0,73796023247093</text:p>
          </table:table-cell>
          <table:table-cell office:value-type="float" office:value="0.971866687192014" calcext:value-type="float">
            <text:p>0,971866687192014</text:p>
          </table:table-cell>
          <table:table-cell office:value-type="float" office:value="1.11938353150359" calcext:value-type="float">
            <text:p>1,11938353150359</text:p>
          </table:table-cell>
          <table:table-cell office:value-type="float" office:value="1.06168016541758" calcext:value-type="float">
            <text:p>1,06168016541758</text:p>
          </table:table-cell>
          <table:table-cell office:value-type="float" office:value="1.19817750100755" calcext:value-type="float">
            <text:p>1,19817750100755</text:p>
          </table:table-cell>
          <table:table-cell office:value-type="float" office:value="0.975881581212802" calcext:value-type="float">
            <text:p>0,975881581212802</text:p>
          </table:table-cell>
          <table:table-cell office:value-type="float" office:value="1.0977207341439" calcext:value-type="float">
            <text:p>1,0977207341439</text:p>
          </table:table-cell>
          <table:table-cell office:value-type="float" office:value="1.05860310611467" calcext:value-type="float">
            <text:p>1,05860310611467</text:p>
          </table:table-cell>
          <table:table-cell office:value-type="float" office:value="0.742875631681108" calcext:value-type="float">
            <text:p>0,742875631681108</text:p>
          </table:table-cell>
          <table:table-cell office:value-type="float" office:value="0.901862815634128" calcext:value-type="float">
            <text:p>0,901862815634128</text:p>
          </table:table-cell>
          <table:table-cell office:value-type="float" office:value="0.967821489823655" calcext:value-type="float">
            <text:p>0,967821489823655</text:p>
          </table:table-cell>
          <table:table-cell office:value-type="string" calcext:value-type="string">
            <text:p>DIVIDIU</text:p>
          </table:table-cell>
          <table:table-cell office:value-type="float" office:value="0.959852049057325" calcext:value-type="float">
            <text:p>0,959852049057325</text:p>
          </table:table-cell>
          <table:table-cell office:value-type="float" office:value="0.899095759425831" calcext:value-type="float">
            <text:p>0,899095759425831</text:p>
          </table:table-cell>
          <table:table-cell office:value-type="float" office:value="0.983499858674347" calcext:value-type="float">
            <text:p>0,983499858674347</text:p>
          </table:table-cell>
          <table:table-cell office:value-type="string" calcext:value-type="string">
            <text:p>BOLINHA</text:p>
          </table:table-cell>
          <table:table-cell table:style-name="ce1" office:value-type="string" calcext:value-type="string">
            <text:p>BOLINHA</text:p>
          </table:table-cell>
          <table:table-cell table:style-name="ce6" office:value-type="float" office:value="1.03464065333013" calcext:value-type="float">
            <text:p>1,03464065333013</text:p>
          </table:table-cell>
          <table:table-cell table:style-name="ce6" office:value-type="float" office:value="0.952228008991412" calcext:value-type="float">
            <text:p>0,952228008991412</text:p>
          </table:table-cell>
          <table:table-cell office:value-type="float" office:value="0.903094834450193" calcext:value-type="float">
            <text:p>0,903094834450193</text:p>
          </table:table-cell>
          <table:table-cell office:value-type="float" office:value="0.770773350394182" calcext:value-type="float">
            <text:p>0,770773350394182</text:p>
          </table:table-cell>
          <table:table-cell office:value-type="float" office:value="0.849336031765435" calcext:value-type="float">
            <text:p>0,849336031765435</text:p>
          </table:table-cell>
          <table:table-cell office:value-type="float" office:value="1.08638211854364" calcext:value-type="float">
            <text:p>1,08638211854364</text:p>
          </table:table-cell>
          <table:table-cell office:value-type="float" office:value="0.99434280299674" calcext:value-type="float">
            <text:p>0,99434280299674</text:p>
          </table:table-cell>
          <table:table-cell office:value-type="float" office:value="1.22143083797048" calcext:value-type="float">
            <text:p>1,22143083797048</text:p>
          </table:table-cell>
          <table:table-cell office:value-type="float" office:value="1.00447157259188" calcext:value-type="float">
            <text:p>1,00447157259188</text:p>
          </table:table-cell>
          <table:table-cell office:value-type="float" office:value="1.05189406935163" calcext:value-type="float">
            <text:p>1,05189406935163</text:p>
          </table:table-cell>
          <table:table-cell office:value-type="float" office:value="1.10325866153224" calcext:value-type="float">
            <text:p>1,10325866153224</text:p>
          </table:table-cell>
          <table:table-cell office:value-type="float" office:value="1.13376463886139" calcext:value-type="float">
            <text:p>1,13376463886139</text:p>
          </table:table-cell>
          <table:table-cell office:value-type="float" office:value="1.15863231398988" calcext:value-type="float">
            <text:p>1,15863231398988</text:p>
          </table:table-cell>
          <table:table-cell office:value-type="float" office:value="0.947162515702607" calcext:value-type="float">
            <text:p>0,947162515702607</text:p>
          </table:table-cell>
          <table:table-cell office:value-type="float" office:value="0.91317328104866" calcext:value-type="float">
            <text:p>0,91317328104866</text:p>
          </table:table-cell>
          <table:table-cell office:value-type="float" office:value="1.04239660072625" calcext:value-type="float">
            <text:p>1,04239660072625</text:p>
          </table:table-cell>
          <table:table-cell office:value-type="float" office:value="0.907456556342018" calcext:value-type="float">
            <text:p>0,907456556342018</text:p>
          </table:table-cell>
          <table:table-cell office:value-type="float" office:value="0.937408685064935" calcext:value-type="float">
            <text:p>0,937408685064935</text:p>
          </table:table-cell>
          <table:table-cell office:value-type="float" office:value="0.791801787472767" calcext:value-type="float">
            <text:p>0,791801787472767</text:p>
          </table:table-cell>
          <table:table-cell office:value-type="string" calcext:value-type="string">
            <text:p>BOLINHA</text:p>
          </table:table-cell>
          <table:table-cell office:value-type="float" office:value="1.14154369503829" calcext:value-type="float">
            <text:p>1,14154369503829</text:p>
          </table:table-cell>
          <table:table-cell office:value-type="float" office:value="0.90996956254681" calcext:value-type="float">
            <text:p>0,90996956254681</text:p>
          </table:table-cell>
          <table:table-cell office:value-type="float" office:value="1.05430516325461" calcext:value-type="float">
            <text:p>1,05430516325461</text:p>
          </table:table-cell>
          <table:table-cell office:value-type="float" office:value="0.966371876117739" calcext:value-type="float">
            <text:p>0,966371876117739</text:p>
          </table:table-cell>
          <table:table-cell office:value-type="float" office:value="1.07148888539579" calcext:value-type="float">
            <text:p>1,07148888539579</text:p>
          </table:table-cell>
          <table:table-cell office:value-type="string" calcext:value-type="string">
            <text:p>DIVIDIU</text:p>
          </table:table-cell>
          <table:table-cell office:value-type="float" office:value="0.963110486108471" calcext:value-type="float">
            <text:p>0,963110486108471</text:p>
          </table:table-cell>
          <table:table-cell office:value-type="float" office:value="1.03535314561582" calcext:value-type="float">
            <text:p>1,03535314561582</text:p>
          </table:table-cell>
          <table:table-cell office:value-type="float" office:value="1.04182968603553" calcext:value-type="float">
            <text:p>1,04182968603553</text:p>
          </table:table-cell>
          <table:table-cell office:value-type="float" office:value="1.00530206656744" calcext:value-type="float">
            <text:p>1,00530206656744</text:p>
          </table:table-cell>
          <table:table-cell office:value-type="float" office:value="1.16141658519324" calcext:value-type="float">
            <text:p>1,16141658519324</text:p>
          </table:table-cell>
          <table:table-cell office:value-type="float" office:value="1.02352014893797" calcext:value-type="float">
            <text:p>1,02352014893797</text:p>
          </table:table-cell>
          <table:table-cell office:value-type="float" office:value="1.15777710661431" calcext:value-type="float">
            <text:p>1,15777710661431</text:p>
          </table:table-cell>
          <table:table-cell office:value-type="float" office:value="1.11685924880051" calcext:value-type="float">
            <text:p>1,11685924880051</text:p>
          </table:table-cell>
          <table:table-cell office:value-type="float" office:value="0.915938671191245" calcext:value-type="float">
            <text:p>0,915938671191245</text:p>
          </table:table-cell>
          <table:table-cell office:value-type="float" office:value="1.09266942530576" calcext:value-type="float">
            <text:p>1,09266942530576</text:p>
          </table:table-cell>
          <table:table-cell office:value-type="float" office:value="1.0204640294003" calcext:value-type="float">
            <text:p>1,0204640294003</text:p>
          </table:table-cell>
          <table:table-cell office:value-type="float" office:value="0.961585742705237" calcext:value-type="float">
            <text:p>0,961585742705237</text:p>
          </table:table-cell>
          <table:table-cell table:number-columns-repeated="17"/>
        </table:table-row>
        <table:table-row table:style-name="ro1">
          <table:table-cell office:value-type="float" office:value="0.952260234850131" calcext:value-type="float">
            <text:p>0,952260234850131</text:p>
          </table:table-cell>
          <table:table-cell office:value-type="float" office:value="0.966463336891096" calcext:value-type="float">
            <text:p>0,966463336891096</text:p>
          </table:table-cell>
          <table:table-cell office:value-type="float" office:value="1.01853717221261" calcext:value-type="float">
            <text:p>1,01853717221261</text:p>
          </table:table-cell>
          <table:table-cell office:value-type="float" office:value="0.868927763753933" calcext:value-type="float">
            <text:p>0,868927763753933</text:p>
          </table:table-cell>
          <table:table-cell office:value-type="float" office:value="0.958587816910824" calcext:value-type="float">
            <text:p>0,958587816910824</text:p>
          </table:table-cell>
          <table:table-cell office:value-type="float" office:value="1.08484948980013" calcext:value-type="float">
            <text:p>1,08484948980013</text:p>
          </table:table-cell>
          <table:table-cell office:value-type="float" office:value="1.05240584173125" calcext:value-type="float">
            <text:p>1,05240584173125</text:p>
          </table:table-cell>
          <table:table-cell office:value-type="float" office:value="1.02514976024132" calcext:value-type="float">
            <text:p>1,02514976024132</text:p>
          </table:table-cell>
          <table:table-cell office:value-type="float" office:value="1.03862016456" calcext:value-type="float">
            <text:p>1,03862016456</text:p>
          </table:table-cell>
          <table:table-cell office:value-type="float" office:value="1.07143018223843" calcext:value-type="float">
            <text:p>1,07143018223843</text:p>
          </table:table-cell>
          <table:table-cell office:value-type="float" office:value="1.1735847098632" calcext:value-type="float">
            <text:p>1,1735847098632</text:p>
          </table:table-cell>
          <table:table-cell office:value-type="float" office:value="1.24437813460997" calcext:value-type="float">
            <text:p>1,24437813460997</text:p>
          </table:table-cell>
          <table:table-cell office:value-type="float" office:value="1.05649894280643" calcext:value-type="float">
            <text:p>1,05649894280643</text:p>
          </table:table-cell>
          <table:table-cell office:value-type="float" office:value="1.13946658922771" calcext:value-type="float">
            <text:p>1,13946658922771</text:p>
          </table:table-cell>
          <table:table-cell office:value-type="float" office:value="0.950987701471272" calcext:value-type="float">
            <text:p>0,950987701471272</text:p>
          </table:table-cell>
          <table:table-cell office:value-type="float" office:value="0.810752446567887" calcext:value-type="float">
            <text:p>0,810752446567887</text:p>
          </table:table-cell>
          <table:table-cell office:value-type="float" office:value="0.893951544009129" calcext:value-type="float">
            <text:p>0,893951544009129</text:p>
          </table:table-cell>
          <table:table-cell office:value-type="float" office:value="0.920172267906579" calcext:value-type="float">
            <text:p>0,920172267906579</text:p>
          </table:table-cell>
          <table:table-cell/>
          <table:table-cell office:value-type="float" office:value="0.932090303617207" calcext:value-type="float">
            <text:p>0,932090303617207</text:p>
          </table:table-cell>
          <table:table-cell office:value-type="float" office:value="0.896382823681517" calcext:value-type="float">
            <text:p>0,896382823681517</text:p>
          </table:table-cell>
          <table:table-cell office:value-type="float" office:value="0.964411486333914" calcext:value-type="float">
            <text:p>0,964411486333914</text:p>
          </table:table-cell>
          <table:table-cell office:value-type="string" calcext:value-type="string">
            <text:p>DIVIDIU</text:p>
          </table:table-cell>
          <table:table-cell table:style-name="ce1" office:value-type="string" calcext:value-type="string">
            <text:p>BOLINHA</text:p>
          </table:table-cell>
          <table:table-cell table:number-columns-repeated="2" table:style-name="ce2" office:value-type="string" calcext:value-type="string">
            <text:p>BOLINHA</text:p>
          </table:table-cell>
          <table:table-cell office:value-type="float" office:value="0.934453467941865" calcext:value-type="float">
            <text:p>0,934453467941865</text:p>
          </table:table-cell>
          <table:table-cell office:value-type="float" office:value="0.804038386530461" calcext:value-type="float">
            <text:p>0,804038386530461</text:p>
          </table:table-cell>
          <table:table-cell office:value-type="float" office:value="0.922553183439894" calcext:value-type="float">
            <text:p>0,922553183439894</text:p>
          </table:table-cell>
          <table:table-cell office:value-type="float" office:value="0.871629819245052" calcext:value-type="float">
            <text:p>0,871629819245052</text:p>
          </table:table-cell>
          <table:table-cell office:value-type="float" office:value="1.00723040230428" calcext:value-type="float">
            <text:p>1,00723040230428</text:p>
          </table:table-cell>
          <table:table-cell office:value-type="float" office:value="1.23373667680205" calcext:value-type="float">
            <text:p>1,23373667680205</text:p>
          </table:table-cell>
          <table:table-cell office:value-type="float" office:value="1.05524641281355" calcext:value-type="float">
            <text:p>1,05524641281355</text:p>
          </table:table-cell>
          <table:table-cell office:value-type="float" office:value="1.03741942683377" calcext:value-type="float">
            <text:p>1,03741942683377</text:p>
          </table:table-cell>
          <table:table-cell office:value-type="float" office:value="1.11407433124735" calcext:value-type="float">
            <text:p>1,11407433124735</text:p>
          </table:table-cell>
          <table:table-cell office:value-type="float" office:value="1.13226666689116" calcext:value-type="float">
            <text:p>1,13226666689116</text:p>
          </table:table-cell>
          <table:table-cell office:value-type="float" office:value="1.13063668201619" calcext:value-type="float">
            <text:p>1,13063668201619</text:p>
          </table:table-cell>
          <table:table-cell office:value-type="float" office:value="0.955397020890944" calcext:value-type="float">
            <text:p>0,955397020890944</text:p>
          </table:table-cell>
          <table:table-cell office:value-type="string" calcext:value-type="string">
            <text:p>BOLINHA</text:p>
          </table:table-cell>
          <table:table-cell office:value-type="float" office:value="0.962939958416597" calcext:value-type="float">
            <text:p>0,962939958416597</text:p>
          </table:table-cell>
          <table:table-cell office:value-type="float" office:value="0.997967251582266" calcext:value-type="float">
            <text:p>0,997967251582266</text:p>
          </table:table-cell>
          <table:table-cell office:value-type="float" office:value="0.971974776607053" calcext:value-type="float">
            <text:p>0,971974776607053</text:p>
          </table:table-cell>
          <table:table-cell office:value-type="float" office:value="0.964099995737607" calcext:value-type="float">
            <text:p>0,964099995737607</text:p>
          </table:table-cell>
          <table:table-cell office:value-type="string" calcext:value-type="string">
            <text:p>BOLINHA</text:p>
          </table:table-cell>
          <table:table-cell office:value-type="float" office:value="1.17049721252743" calcext:value-type="float">
            <text:p>1,17049721252743</text:p>
          </table:table-cell>
          <table:table-cell office:value-type="float" office:value="0.996218790040045" calcext:value-type="float">
            <text:p>0,996218790040045</text:p>
          </table:table-cell>
          <table:table-cell office:value-type="float" office:value="1.0657508809747" calcext:value-type="float">
            <text:p>1,0657508809747</text:p>
          </table:table-cell>
          <table:table-cell office:value-type="float" office:value="0.979069199204628" calcext:value-type="float">
            <text:p>0,979069199204628</text:p>
          </table:table-cell>
          <table:table-cell office:value-type="string" calcext:value-type="string">
            <text:p>BOLINHA</text:p>
          </table:table-cell>
          <table:table-cell office:value-type="string" calcext:value-type="string">
            <text:p>DIVIDIU</text:p>
          </table:table-cell>
          <table:table-cell office:value-type="float" office:value="1.0040786256245" calcext:value-type="float">
            <text:p>1,0040786256245</text:p>
          </table:table-cell>
          <table:table-cell office:value-type="float" office:value="1.05277605408406" calcext:value-type="float">
            <text:p>1,05277605408406</text:p>
          </table:table-cell>
          <table:table-cell office:value-type="float" office:value="1.14557860346627" calcext:value-type="float">
            <text:p>1,14557860346627</text:p>
          </table:table-cell>
          <table:table-cell office:value-type="float" office:value="1.00562147487918" calcext:value-type="float">
            <text:p>1,00562147487918</text:p>
          </table:table-cell>
          <table:table-cell office:value-type="float" office:value="1.23656537519189" calcext:value-type="float">
            <text:p>1,23656537519189</text:p>
          </table:table-cell>
          <table:table-cell office:value-type="float" office:value="1.09601478025693" calcext:value-type="float">
            <text:p>1,09601478025693</text:p>
          </table:table-cell>
          <table:table-cell office:value-type="float" office:value="1.15830229002922" calcext:value-type="float">
            <text:p>1,15830229002922</text:p>
          </table:table-cell>
          <table:table-cell office:value-type="float" office:value="1.10752226135497" calcext:value-type="float">
            <text:p>1,10752226135497</text:p>
          </table:table-cell>
          <table:table-cell office:value-type="float" office:value="0.959334118983628" calcext:value-type="float">
            <text:p>0,959334118983628</text:p>
          </table:table-cell>
          <table:table-cell office:value-type="float" office:value="0.953287084930728" calcext:value-type="float">
            <text:p>0,953287084930728</text:p>
          </table:table-cell>
          <table:table-cell office:value-type="float" office:value="0.952449635518371" calcext:value-type="float">
            <text:p>0,952449635518371</text:p>
          </table:table-cell>
          <table:table-cell office:value-type="float" office:value="0.977301621726905" calcext:value-type="float">
            <text:p>0,977301621726905</text:p>
          </table:table-cell>
          <table:table-cell table:number-columns-repeated="17"/>
        </table:table-row>
        <table:table-row table:style-name="ro1">
          <table:table-cell office:value-type="float" office:value="1.0130484127055" calcext:value-type="float">
            <text:p>1,0130484127055</text:p>
          </table:table-cell>
          <table:table-cell office:value-type="float" office:value="0.945488861465198" calcext:value-type="float">
            <text:p>0,945488861465198</text:p>
          </table:table-cell>
          <table:table-cell office:value-type="float" office:value="1.04371917797505" calcext:value-type="float">
            <text:p>1,04371917797505</text:p>
          </table:table-cell>
          <table:table-cell office:value-type="float" office:value="0.836469195601168" calcext:value-type="float">
            <text:p>0,836469195601168</text:p>
          </table:table-cell>
          <table:table-cell office:value-type="float" office:value="0.881773953138673" calcext:value-type="float">
            <text:p>0,881773953138673</text:p>
          </table:table-cell>
          <table:table-cell office:value-type="float" office:value="1.11422067821978" calcext:value-type="float">
            <text:p>1,11422067821978</text:p>
          </table:table-cell>
          <table:table-cell office:value-type="float" office:value="0.88784989442071" calcext:value-type="float">
            <text:p>0,88784989442071</text:p>
          </table:table-cell>
          <table:table-cell office:value-type="float" office:value="0.954571370857388" calcext:value-type="float">
            <text:p>0,954571370857388</text:p>
          </table:table-cell>
          <table:table-cell office:value-type="float" office:value="1.11073159975074" calcext:value-type="float">
            <text:p>1,11073159975074</text:p>
          </table:table-cell>
          <table:table-cell office:value-type="string" calcext:value-type="string">
            <text:p>BOLINHA</text:p>
          </table:table-cell>
          <table:table-cell office:value-type="float" office:value="1.07479379265369" calcext:value-type="float">
            <text:p>1,07479379265369</text:p>
          </table:table-cell>
          <table:table-cell office:value-type="float" office:value="1.19621729035801" calcext:value-type="float">
            <text:p>1,19621729035801</text:p>
          </table:table-cell>
          <table:table-cell office:value-type="float" office:value="1.14212550146463" calcext:value-type="float">
            <text:p>1,14212550146463</text:p>
          </table:table-cell>
          <table:table-cell office:value-type="float" office:value="1.13445475640695" calcext:value-type="float">
            <text:p>1,13445475640695</text:p>
          </table:table-cell>
          <table:table-cell office:value-type="float" office:value="1.10908994208487" calcext:value-type="float">
            <text:p>1,10908994208487</text:p>
          </table:table-cell>
          <table:table-cell office:value-type="float" office:value="0.760539031078839" calcext:value-type="float">
            <text:p>0,760539031078839</text:p>
          </table:table-cell>
          <table:table-cell office:value-type="float" office:value="0.985150112368534" calcext:value-type="float">
            <text:p>0,985150112368534</text:p>
          </table:table-cell>
          <table:table-cell office:value-type="float" office:value="1.00774197482574" calcext:value-type="float">
            <text:p>1,00774197482574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853272166202161" calcext:value-type="float">
            <text:p>0,853272166202161</text:p>
          </table:table-cell>
          <table:table-cell office:value-type="float" office:value="0.977148322168647" calcext:value-type="float">
            <text:p>0,977148322168647</text:p>
          </table:table-cell>
          <table:table-cell/>
          <table:table-cell table:style-name="ce1" office:value-type="string" calcext:value-type="string">
            <text:p>BOLINHA</text:p>
          </table:table-cell>
          <table:table-cell table:number-columns-repeated="2" table:style-name="ce2" office:value-type="string" calcext:value-type="string">
            <text:p>BOLINHA</text:p>
          </table:table-cell>
          <table:table-cell table:number-columns-repeated="2"/>
          <table:table-cell office:value-type="float" office:value="0.896386339361401" calcext:value-type="float">
            <text:p>0,896386339361401</text:p>
          </table:table-cell>
          <table:table-cell office:value-type="float" office:value="0.962564534471519" calcext:value-type="float">
            <text:p>0,962564534471519</text:p>
          </table:table-cell>
          <table:table-cell office:value-type="float" office:value="1.04119036014337" calcext:value-type="float">
            <text:p>1,04119036014337</text:p>
          </table:table-cell>
          <table:table-cell office:value-type="float" office:value="1.34250607558309" calcext:value-type="float">
            <text:p>1,34250607558309</text:p>
          </table:table-cell>
          <table:table-cell office:value-type="float" office:value="1.08479613402408" calcext:value-type="float">
            <text:p>1,08479613402408</text:p>
          </table:table-cell>
          <table:table-cell office:value-type="float" office:value="1.01735277955409" calcext:value-type="float">
            <text:p>1,01735277955409</text:p>
          </table:table-cell>
          <table:table-cell office:value-type="float" office:value="1.08010161856847" calcext:value-type="float">
            <text:p>1,08010161856847</text:p>
          </table:table-cell>
          <table:table-cell office:value-type="float" office:value="1.1472356386805" calcext:value-type="float">
            <text:p>1,1472356386805</text:p>
          </table:table-cell>
          <table:table-cell office:value-type="float" office:value="1.08364037770186" calcext:value-type="float">
            <text:p>1,08364037770186</text:p>
          </table:table-cell>
          <table:table-cell office:value-type="float" office:value="1.02600537219535" calcext:value-type="float">
            <text:p>1,02600537219535</text:p>
          </table:table-cell>
          <table:table-cell office:value-type="string" calcext:value-type="string">
            <text:p>BOLINHA</text:p>
          </table:table-cell>
          <table:table-cell office:value-type="float" office:value="1.13286480262322" calcext:value-type="float">
            <text:p>1,13286480262322</text:p>
          </table:table-cell>
          <table:table-cell office:value-type="float" office:value="0.90792382728345" calcext:value-type="float">
            <text:p>0,90792382728345</text:p>
          </table:table-cell>
          <table:table-cell office:value-type="float" office:value="1.03015836537059" calcext:value-type="float">
            <text:p>1,03015836537059</text:p>
          </table:table-cell>
          <table:table-cell office:value-type="float" office:value="1.02653648265439" calcext:value-type="float">
            <text:p>1,02653648265439</text:p>
          </table:table-cell>
          <table:table-cell office:value-type="string" calcext:value-type="string">
            <text:p>DIVIDIU</text:p>
          </table:table-cell>
          <table:table-cell office:value-type="float" office:value="1.1466317881175" calcext:value-type="float">
            <text:p>1,1466317881175</text:p>
          </table:table-cell>
          <table:table-cell office:value-type="float" office:value="1.05924561107578" calcext:value-type="float">
            <text:p>1,05924561107578</text:p>
          </table:table-cell>
          <table:table-cell office:value-type="float" office:value="1.00460580417539" calcext:value-type="float">
            <text:p>1,00460580417539</text:p>
          </table:table-cell>
          <table:table-cell office:value-type="float" office:value="0.993943013767282" calcext:value-type="float">
            <text:p>0,993943013767282</text:p>
          </table:table-cell>
          <table:table-cell office:value-type="string" calcext:value-type="string">
            <text:p>DIVIDIU</text:p>
          </table:table-cell>
          <table:table-cell/>
          <table:table-cell office:value-type="float" office:value="1.04730948511421" calcext:value-type="float">
            <text:p>1,04730948511421</text:p>
          </table:table-cell>
          <table:table-cell office:value-type="float" office:value="1.07033863524401" calcext:value-type="float">
            <text:p>1,07033863524401</text:p>
          </table:table-cell>
          <table:table-cell office:value-type="float" office:value="1.1892181903797" calcext:value-type="float">
            <text:p>1,1892181903797</text:p>
          </table:table-cell>
          <table:table-cell office:value-type="float" office:value="1.07171630410724" calcext:value-type="float">
            <text:p>1,07171630410724</text:p>
          </table:table-cell>
          <table:table-cell office:value-type="float" office:value="1.25217282923032" calcext:value-type="float">
            <text:p>1,25217282923032</text:p>
          </table:table-cell>
          <table:table-cell office:value-type="float" office:value="1.0585545578496" calcext:value-type="float">
            <text:p>1,0585545578496</text:p>
          </table:table-cell>
          <table:table-cell office:value-type="float" office:value="1.07176884035335" calcext:value-type="float">
            <text:p>1,07176884035335</text:p>
          </table:table-cell>
          <table:table-cell office:value-type="float" office:value="1.09958189988428" calcext:value-type="float">
            <text:p>1,09958189988428</text:p>
          </table:table-cell>
          <table:table-cell office:value-type="float" office:value="0.9844501659577" calcext:value-type="float">
            <text:p>0,9844501659577</text:p>
          </table:table-cell>
          <table:table-cell office:value-type="float" office:value="0.991605375657129" calcext:value-type="float">
            <text:p>0,991605375657129</text:p>
          </table:table-cell>
          <table:table-cell office:value-type="float" office:value="0.902308515866352" calcext:value-type="float">
            <text:p>0,902308515866352</text:p>
          </table:table-cell>
          <table:table-cell office:value-type="float" office:value="0.968259625799642" calcext:value-type="float">
            <text:p>0,968259625799642</text:p>
          </table:table-cell>
          <table:table-cell table:number-columns-repeated="17"/>
        </table:table-row>
        <table:table-row table:style-name="ro1">
          <table:table-cell table:number-columns-repeated="2" table:style-name="ce1" office:value-type="string" calcext:value-type="string">
            <text:p>BOLINHA</text:p>
          </table:table-cell>
          <table:table-cell office:value-type="float" office:value="1.06469301240916" calcext:value-type="float">
            <text:p>1,06469301240916</text:p>
          </table:table-cell>
          <table:table-cell office:value-type="float" office:value="0.833122074031193" calcext:value-type="float">
            <text:p>0,833122074031193</text:p>
          </table:table-cell>
          <table:table-cell office:value-type="float" office:value="0.974720174320728" calcext:value-type="float">
            <text:p>0,974720174320728</text:p>
          </table:table-cell>
          <table:table-cell office:value-type="float" office:value="1.02832214195691" calcext:value-type="float">
            <text:p>1,02832214195691</text:p>
          </table:table-cell>
          <table:table-cell office:value-type="float" office:value="0.913840808939411" calcext:value-type="float">
            <text:p>0,913840808939411</text:p>
          </table:table-cell>
          <table:table-cell office:value-type="float" office:value="0.897172089012408" calcext:value-type="float">
            <text:p>0,897172089012408</text:p>
          </table:table-cell>
          <table:table-cell office:value-type="float" office:value="1.04963576865971" calcext:value-type="float">
            <text:p>1,04963576865971</text:p>
          </table:table-cell>
          <table:table-cell office:value-type="string" calcext:value-type="string">
            <text:p>BOLINHA</text:p>
          </table:table-cell>
          <table:table-cell office:value-type="float" office:value="1.07320917457256" calcext:value-type="float">
            <text:p>1,07320917457256</text:p>
          </table:table-cell>
          <table:table-cell office:value-type="float" office:value="1.17559163908689" calcext:value-type="float">
            <text:p>1,17559163908689</text:p>
          </table:table-cell>
          <table:table-cell office:value-type="float" office:value="1.1735535673202" calcext:value-type="float">
            <text:p>1,1735535673202</text:p>
          </table:table-cell>
          <table:table-cell office:value-type="float" office:value="1.15366998338888" calcext:value-type="float">
            <text:p>1,15366998338888</text:p>
          </table:table-cell>
          <table:table-cell office:value-type="float" office:value="0.956064908831517" calcext:value-type="float">
            <text:p>0,956064908831517</text:p>
          </table:table-cell>
          <table:table-cell office:value-type="float" office:value="0.799143252550909" calcext:value-type="float">
            <text:p>0,799143252550909</text:p>
          </table:table-cell>
          <table:table-cell office:value-type="string" calcext:value-type="string">
            <text:p>BOLINHA</text:p>
          </table:table-cell>
          <table:table-cell office:value-type="float" office:value="1.0923165285053" calcext:value-type="float">
            <text:p>1,0923165285053</text:p>
          </table:table-cell>
          <table:table-cell/>
          <table:table-cell office:value-type="string" calcext:value-type="string">
            <text:p>DIVIDIU</text:p>
          </table:table-cell>
          <table:table-cell office:value-type="float" office:value="0.93962158812837" calcext:value-type="float">
            <text:p>0,93962158812837</text:p>
          </table:table-cell>
          <table:table-cell office:value-type="float" office:value="0.96770617529316" calcext:value-type="float">
            <text:p>0,96770617529316</text:p>
          </table:table-cell>
          <table:table-cell/>
          <table:table-cell table:style-name="ce1" office:value-type="string" calcext:value-type="string">
            <text:p>DIVIDIU</text:p>
          </table:table-cell>
          <table:table-cell table:style-name="ce2" office:value-type="string" calcext:value-type="string">
            <text:p>DIVIDIU</text:p>
          </table:table-cell>
          <table:table-cell table:style-name="ce2" office:value-type="string" calcext:value-type="string">
            <text:p>BOLINHA</text:p>
          </table:table-cell>
          <table:table-cell office:value-type="float" office:value="0.973565872814603" calcext:value-type="float">
            <text:p>0,973565872814603</text:p>
          </table:table-cell>
          <table:table-cell office:value-type="float" office:value="0.906139466709913" calcext:value-type="float">
            <text:p>0,906139466709913</text:p>
          </table:table-cell>
          <table:table-cell office:value-type="float" office:value="0.821963921989535" calcext:value-type="float">
            <text:p>0,821963921989535</text:p>
          </table:table-cell>
          <table:table-cell office:value-type="float" office:value="1.07191194808616" calcext:value-type="float">
            <text:p>1,07191194808616</text:p>
          </table:table-cell>
          <table:table-cell office:value-type="float" office:value="0.970457016802331" calcext:value-type="float">
            <text:p>0,970457016802331</text:p>
          </table:table-cell>
          <table:table-cell office:value-type="float" office:value="1.19113843822623" calcext:value-type="float">
            <text:p>1,19113843822623</text:p>
          </table:table-cell>
          <table:table-cell office:value-type="float" office:value="1.03562805447642" calcext:value-type="float">
            <text:p>1,03562805447642</text:p>
          </table:table-cell>
          <table:table-cell office:value-type="float" office:value="1.00889625041309" calcext:value-type="float">
            <text:p>1,00889625041309</text:p>
          </table:table-cell>
          <table:table-cell office:value-type="float" office:value="1.15954360606976" calcext:value-type="float">
            <text:p>1,15954360606976</text:p>
          </table:table-cell>
          <table:table-cell office:value-type="float" office:value="1.22156217952951" calcext:value-type="float">
            <text:p>1,22156217952951</text:p>
          </table:table-cell>
          <table:table-cell office:value-type="float" office:value="0.960910681601911" calcext:value-type="float">
            <text:p>0,960910681601911</text:p>
          </table:table-cell>
          <table:table-cell office:value-type="float" office:value="1.02362535233561" calcext:value-type="float">
            <text:p>1,02362535233561</text:p>
          </table:table-cell>
          <table:table-cell office:value-type="string" calcext:value-type="string">
            <text:p>DIVIDIU</text:p>
          </table:table-cell>
          <table:table-cell office:value-type="float" office:value="0.847019790165072" calcext:value-type="float">
            <text:p>0,847019790165072</text:p>
          </table:table-cell>
          <table:table-cell office:value-type="float" office:value="0.903001086816246" calcext:value-type="float">
            <text:p>0,903001086816246</text:p>
          </table:table-cell>
          <table:table-cell office:value-type="float" office:value="0.962448854802738" calcext:value-type="float">
            <text:p>0,962448854802738</text:p>
          </table:table-cell>
          <table:table-cell office:value-type="float" office:value="0.704671091781992" calcext:value-type="float">
            <text:p>0,704671091781992</text:p>
          </table:table-cell>
          <table:table-cell/>
          <table:table-cell office:value-type="float" office:value="1.12190801254702" calcext:value-type="float">
            <text:p>1,12190801254702</text:p>
          </table:table-cell>
          <table:table-cell office:value-type="float" office:value="1.14950532749924" calcext:value-type="float">
            <text:p>1,14950532749924</text:p>
          </table:table-cell>
          <table:table-cell office:value-type="float" office:value="0.948560153956008" calcext:value-type="float">
            <text:p>0,948560153956008</text:p>
          </table:table-cell>
          <table:table-cell office:value-type="float" office:value="1.00528980812384" calcext:value-type="float">
            <text:p>1,00528980812384</text:p>
          </table:table-cell>
          <table:table-cell table:number-columns-repeated="2"/>
          <table:table-cell office:value-type="float" office:value="1.03975911799699" calcext:value-type="float">
            <text:p>1,03975911799699</text:p>
          </table:table-cell>
          <table:table-cell office:value-type="float" office:value="1.0158898933631" calcext:value-type="float">
            <text:p>1,0158898933631</text:p>
          </table:table-cell>
          <table:table-cell office:value-type="float" office:value="1.1336165831266" calcext:value-type="float">
            <text:p>1,1336165831266</text:p>
          </table:table-cell>
          <table:table-cell office:value-type="float" office:value="1.02733525842769" calcext:value-type="float">
            <text:p>1,02733525842769</text:p>
          </table:table-cell>
          <table:table-cell office:value-type="float" office:value="1.1117501265425" calcext:value-type="float">
            <text:p>1,1117501265425</text:p>
          </table:table-cell>
          <table:table-cell office:value-type="float" office:value="1.11361413016382" calcext:value-type="float">
            <text:p>1,11361413016382</text:p>
          </table:table-cell>
          <table:table-cell office:value-type="float" office:value="1.11145760312569" calcext:value-type="float">
            <text:p>1,11145760312569</text:p>
          </table:table-cell>
          <table:table-cell office:value-type="float" office:value="1.06079437263379" calcext:value-type="float">
            <text:p>1,06079437263379</text:p>
          </table:table-cell>
          <table:table-cell office:value-type="float" office:value="0.916921416832324" calcext:value-type="float">
            <text:p>0,916921416832324</text:p>
          </table:table-cell>
          <table:table-cell office:value-type="float" office:value="1.06252098930936" calcext:value-type="float">
            <text:p>1,06252098930936</text:p>
          </table:table-cell>
          <table:table-cell office:value-type="float" office:value="0.952656617858651" calcext:value-type="float">
            <text:p>0,952656617858651</text:p>
          </table:table-cell>
          <table:table-cell office:value-type="float" office:value="0.951668849190387" calcext:value-type="float">
            <text:p>0,951668849190387</text:p>
          </table:table-cell>
          <table:table-cell table:number-columns-repeated="17"/>
        </table:table-row>
        <table:table-row table:style-name="ro1">
          <table:table-cell table:number-columns-repeated="2" table:style-name="ce1" office:value-type="string" calcext:value-type="string">
            <text:p>BOLINHA</text:p>
          </table:table-cell>
          <table:table-cell office:value-type="float" office:value="1.03707628122585" calcext:value-type="float">
            <text:p>1,03707628122585</text:p>
          </table:table-cell>
          <table:table-cell office:value-type="float" office:value="0.863440646627763" calcext:value-type="float">
            <text:p>0,863440646627763</text:p>
          </table:table-cell>
          <table:table-cell office:value-type="float" office:value="0.927520790648961" calcext:value-type="float">
            <text:p>0,927520790648961</text:p>
          </table:table-cell>
          <table:table-cell office:value-type="float" office:value="0.958658990557047" calcext:value-type="float">
            <text:p>0,958658990557047</text:p>
          </table:table-cell>
          <table:table-cell office:value-type="float" office:value="0.943957341276677" calcext:value-type="float">
            <text:p>0,943957341276677</text:p>
          </table:table-cell>
          <table:table-cell office:value-type="float" office:value="0.86659011953889" calcext:value-type="float">
            <text:p>0,86659011953889</text:p>
          </table:table-cell>
          <table:table-cell office:value-type="float" office:value="1.11438879259392" calcext:value-type="float">
            <text:p>1,11438879259392</text:p>
          </table:table-cell>
          <table:table-cell office:value-type="string" calcext:value-type="string">
            <text:p>DIVIDIU</text:p>
          </table:table-cell>
          <table:table-cell office:value-type="float" office:value="1.05817064390832" calcext:value-type="float">
            <text:p>1,05817064390832</text:p>
          </table:table-cell>
          <table:table-cell office:value-type="float" office:value="1.18008159781495" calcext:value-type="float">
            <text:p>1,18008159781495</text:p>
          </table:table-cell>
          <table:table-cell table:style-name="ce7" office:value-type="float" office:value="1.03583856421961" calcext:value-type="float">
            <text:p>1,03583856421961</text:p>
          </table:table-cell>
          <table:table-cell office:value-type="float" office:value="1.03820860971889" calcext:value-type="float">
            <text:p>1,03820860971889</text:p>
          </table:table-cell>
          <table:table-cell office:value-type="float" office:value="0.91890284203569" calcext:value-type="float">
            <text:p>0,91890284203569</text:p>
          </table:table-cell>
          <table:table-cell office:value-type="float" office:value="0.604055596295122" calcext:value-type="float">
            <text:p>0,604055596295122</text:p>
          </table:table-cell>
          <table:table-cell office:value-type="string" calcext:value-type="string">
            <text:p>BOLINHA</text:p>
          </table:table-cell>
          <table:table-cell office:value-type="float" office:value="1.04239482356878" calcext:value-type="float">
            <text:p>1,04239482356878</text:p>
          </table:table-cell>
          <table:table-cell table:number-columns-repeated="2"/>
          <table:table-cell office:value-type="float" office:value="0.918135746465378" calcext:value-type="float">
            <text:p>0,918135746465378</text:p>
          </table:table-cell>
          <table:table-cell office:value-type="float" office:value="0.978007138896011" calcext:value-type="float">
            <text:p>0,978007138896011</text:p>
          </table:table-cell>
          <table:table-cell table:number-columns-repeated="2"/>
          <table:table-cell table:style-name="ce6"/>
          <table:table-cell table:style-name="ce2" office:value-type="string" calcext:value-type="string">
            <text:p>BOLINHA</text:p>
          </table:table-cell>
          <table:table-cell office:value-type="float" office:value="1.00248725973699" calcext:value-type="float">
            <text:p>1,00248725973699</text:p>
          </table:table-cell>
          <table:table-cell office:value-type="float" office:value="0.895834789324561" calcext:value-type="float">
            <text:p>0,895834789324561</text:p>
          </table:table-cell>
          <table:table-cell office:value-type="float" office:value="0.963163772371191" calcext:value-type="float">
            <text:p>0,963163772371191</text:p>
          </table:table-cell>
          <table:table-cell office:value-type="float" office:value="1.10945393101204" calcext:value-type="float">
            <text:p>1,10945393101204</text:p>
          </table:table-cell>
          <table:table-cell office:value-type="float" office:value="0.954217979993214" calcext:value-type="float">
            <text:p>0,954217979993214</text:p>
          </table:table-cell>
          <table:table-cell office:value-type="float" office:value="1.36079517440647" calcext:value-type="float">
            <text:p>1,36079517440647</text:p>
          </table:table-cell>
          <table:table-cell office:value-type="float" office:value="0.973554924230647" calcext:value-type="float">
            <text:p>0,973554924230647</text:p>
          </table:table-cell>
          <table:table-cell office:value-type="float" office:value="0.944803280992924" calcext:value-type="float">
            <text:p>0,944803280992924</text:p>
          </table:table-cell>
          <table:table-cell office:value-type="float" office:value="1.05288680362044" calcext:value-type="float">
            <text:p>1,05288680362044</text:p>
          </table:table-cell>
          <table:table-cell/>
          <table:table-cell office:value-type="float" office:value="1.08929594207597" calcext:value-type="float">
            <text:p>1,08929594207597</text:p>
          </table:table-cell>
          <table:table-cell office:value-type="float" office:value="1.01490825969262" calcext:value-type="float">
            <text:p>1,01490825969262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33753557917492" calcext:value-type="float">
            <text:p>0,933753557917492</text:p>
          </table:table-cell>
          <table:table-cell office:value-type="float" office:value="0.958911923454367" calcext:value-type="float">
            <text:p>0,958911923454367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1.06616083518477" calcext:value-type="float">
            <text:p>1,06616083518477</text:p>
          </table:table-cell>
          <table:table-cell office:value-type="float" office:value="1.00203993775142" calcext:value-type="float">
            <text:p>1,00203993775142</text:p>
          </table:table-cell>
          <table:table-cell office:value-type="float" office:value="0.898383422319615" calcext:value-type="float">
            <text:p>0,898383422319615</text:p>
          </table:table-cell>
          <table:table-cell office:value-type="float" office:value="0.9435753845425" calcext:value-type="float">
            <text:p>0,9435753845425</text:p>
          </table:table-cell>
          <table:table-cell table:number-columns-repeated="2"/>
          <table:table-cell office:value-type="float" office:value="1.00423432084698" calcext:value-type="float">
            <text:p>1,00423432084698</text:p>
          </table:table-cell>
          <table:table-cell office:value-type="float" office:value="1.10206384822356" calcext:value-type="float">
            <text:p>1,10206384822356</text:p>
          </table:table-cell>
          <table:table-cell office:value-type="float" office:value="1.12828128370003" calcext:value-type="float">
            <text:p>1,12828128370003</text:p>
          </table:table-cell>
          <table:table-cell office:value-type="float" office:value="1.06415250396318" calcext:value-type="float">
            <text:p>1,06415250396318</text:p>
          </table:table-cell>
          <table:table-cell office:value-type="float" office:value="1.12401816397354" calcext:value-type="float">
            <text:p>1,12401816397354</text:p>
          </table:table-cell>
          <table:table-cell office:value-type="float" office:value="1.03673761367579" calcext:value-type="float">
            <text:p>1,03673761367579</text:p>
          </table:table-cell>
          <table:table-cell office:value-type="float" office:value="1.13219946114187" calcext:value-type="float">
            <text:p>1,13219946114187</text:p>
          </table:table-cell>
          <table:table-cell office:value-type="float" office:value="1.06489256320764" calcext:value-type="float">
            <text:p>1,06489256320764</text:p>
          </table:table-cell>
          <table:table-cell office:value-type="float" office:value="0.948616028649263" calcext:value-type="float">
            <text:p>0,948616028649263</text:p>
          </table:table-cell>
          <table:table-cell office:value-type="float" office:value="1.05593187549992" calcext:value-type="float">
            <text:p>1,05593187549992</text:p>
          </table:table-cell>
          <table:table-cell table:style-name="ce2" office:value-type="string" calcext:value-type="string">
            <text:p>BOLINHA</text:p>
          </table:table-cell>
          <table:table-cell office:value-type="float" office:value="0.958799911739359" calcext:value-type="float">
            <text:p>0,958799911739359</text:p>
          </table:table-cell>
          <table:table-cell table:number-columns-repeated="17"/>
        </table:table-row>
        <table:table-row table:style-name="ro1">
          <table:table-cell table:number-columns-repeated="2" table:style-name="ce1" office:value-type="string" calcext:value-type="string">
            <text:p>DIVIDIU</text:p>
          </table:table-cell>
          <table:table-cell office:value-type="float" office:value="1.02262416824019" calcext:value-type="float">
            <text:p>1,02262416824019</text:p>
          </table:table-cell>
          <table:table-cell office:value-type="float" office:value="0.842633590476066" calcext:value-type="float">
            <text:p>0,842633590476066</text:p>
          </table:table-cell>
          <table:table-cell office:value-type="float" office:value="0.9173553005628" calcext:value-type="float">
            <text:p>0,9173553005628</text:p>
          </table:table-cell>
          <table:table-cell office:value-type="float" office:value="1.06751550522663" calcext:value-type="float">
            <text:p>1,06751550522663</text:p>
          </table:table-cell>
          <table:table-cell office:value-type="float" office:value="0.87969624177629" calcext:value-type="float">
            <text:p>0,87969624177629</text:p>
          </table:table-cell>
          <table:table-cell office:value-type="float" office:value="0.876513559491644" calcext:value-type="float">
            <text:p>0,876513559491644</text:p>
          </table:table-cell>
          <table:table-cell office:value-type="float" office:value="0.929853371405603" calcext:value-type="float">
            <text:p>0,929853371405603</text:p>
          </table:table-cell>
          <table:table-cell/>
          <table:table-cell office:value-type="float" office:value="1.12189664457737" calcext:value-type="float">
            <text:p>1,12189664457737</text:p>
          </table:table-cell>
          <table:table-cell office:value-type="float" office:value="1.0881180047999" calcext:value-type="float">
            <text:p>1,0881180047999</text:p>
          </table:table-cell>
          <table:table-cell table:style-name="ce7" office:value-type="string" calcext:value-type="string">
            <text:p>BOLINHA</text:p>
          </table:table-cell>
          <table:table-cell table:style-name="ce7" office:value-type="float" office:value="1.08048961158765" calcext:value-type="float">
            <text:p>1,08048961158765</text:p>
          </table:table-cell>
          <table:table-cell office:value-type="float" office:value="1.01465789221245" calcext:value-type="float">
            <text:p>1,01465789221245</text:p>
          </table:table-cell>
          <table:table-cell office:value-type="float" office:value="0.788794771417586" calcext:value-type="float">
            <text:p>0,788794771417586</text:p>
          </table:table-cell>
          <table:table-cell office:value-type="string" calcext:value-type="string">
            <text:p>DIVIDIU</text:p>
          </table:table-cell>
          <table:table-cell office:value-type="float" office:value="1.04197862370346" calcext:value-type="float">
            <text:p>1,04197862370346</text:p>
          </table:table-cell>
          <table:table-cell table:number-columns-repeated="2"/>
          <table:table-cell office:value-type="float" office:value="0.957975098026058" calcext:value-type="float">
            <text:p>0,957975098026058</text:p>
          </table:table-cell>
          <table:table-cell office:value-type="float" office:value="0.97776412928104" calcext:value-type="float">
            <text:p>0,97776412928104</text:p>
          </table:table-cell>
          <table:table-cell table:number-columns-repeated="2"/>
          <table:table-cell table:style-name="ce6"/>
          <table:table-cell table:style-name="ce2" office:value-type="string" calcext:value-type="string">
            <text:p>DIVIDIU</text:p>
          </table:table-cell>
          <table:table-cell office:value-type="float" office:value="1.02697784493232" calcext:value-type="float">
            <text:p>1,02697784493232</text:p>
          </table:table-cell>
          <table:table-cell office:value-type="float" office:value="0.89818422019992" calcext:value-type="float">
            <text:p>0,89818422019992</text:p>
          </table:table-cell>
          <table:table-cell office:value-type="float" office:value="1.00000729486991" calcext:value-type="float">
            <text:p>1,00000729486991</text:p>
          </table:table-cell>
          <table:table-cell office:value-type="float" office:value="1.05341508381842" calcext:value-type="float">
            <text:p>1,05341508381842</text:p>
          </table:table-cell>
          <table:table-cell office:value-type="float" office:value="1.07296500173901" calcext:value-type="float">
            <text:p>1,07296500173901</text:p>
          </table:table-cell>
          <table:table-cell office:value-type="float" office:value="1.30505966921351" calcext:value-type="float">
            <text:p>1,30505966921351</text:p>
          </table:table-cell>
          <table:table-cell office:value-type="float" office:value="1.06448663115813" calcext:value-type="float">
            <text:p>1,06448663115813</text:p>
          </table:table-cell>
          <table:table-cell office:value-type="float" office:value="0.986765029186427" calcext:value-type="float">
            <text:p>0,986765029186427</text:p>
          </table:table-cell>
          <table:table-cell office:value-type="float" office:value="1.17228293328671" calcext:value-type="float">
            <text:p>1,17228293328671</text:p>
          </table:table-cell>
          <table:table-cell office:value-type="float" office:value="1.06196968972753" calcext:value-type="float">
            <text:p>1,06196968972753</text:p>
          </table:table-cell>
          <table:table-cell office:value-type="float" office:value="1.08556595410365" calcext:value-type="float">
            <text:p>1,08556595410365</text:p>
          </table:table-cell>
          <table:table-cell office:value-type="float" office:value="1.07171449427983" calcext:value-type="float">
            <text:p>1,07171449427983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23244184880689" calcext:value-type="float">
            <text:p>0,923244184880689</text:p>
          </table:table-cell>
          <table:table-cell office:value-type="float" office:value="0.974936629119107" calcext:value-type="float">
            <text:p>0,974936629119107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1.10085250758211" calcext:value-type="float">
            <text:p>1,10085250758211</text:p>
          </table:table-cell>
          <table:table-cell office:value-type="float" office:value="1.05293669497222" calcext:value-type="float">
            <text:p>1,05293669497222</text:p>
          </table:table-cell>
          <table:table-cell office:value-type="float" office:value="1.0223320619836" calcext:value-type="float">
            <text:p>1,0223320619836</text:p>
          </table:table-cell>
          <table:table-cell office:value-type="float" office:value="0.930982055078362" calcext:value-type="float">
            <text:p>0,930982055078362</text:p>
          </table:table-cell>
          <table:table-cell table:number-columns-repeated="2"/>
          <table:table-cell office:value-type="float" office:value="1.04604819924845" calcext:value-type="float">
            <text:p>1,04604819924845</text:p>
          </table:table-cell>
          <table:table-cell office:value-type="string" calcext:value-type="string">
            <text:p>BOLINHA</text:p>
          </table:table-cell>
          <table:table-cell office:value-type="float" office:value="1.12599467931686" calcext:value-type="float">
            <text:p>1,12599467931686</text:p>
          </table:table-cell>
          <table:table-cell office:value-type="float" office:value="1.07866318823235" calcext:value-type="float">
            <text:p>1,07866318823235</text:p>
          </table:table-cell>
          <table:table-cell office:value-type="float" office:value="1.13066182730424" calcext:value-type="float">
            <text:p>1,13066182730424</text:p>
          </table:table-cell>
          <table:table-cell office:value-type="float" office:value="1.07551899879295" calcext:value-type="float">
            <text:p>1,07551899879295</text:p>
          </table:table-cell>
          <table:table-cell office:value-type="float" office:value="1.15869798778059" calcext:value-type="float">
            <text:p>1,15869798778059</text:p>
          </table:table-cell>
          <table:table-cell office:value-type="float" office:value="1.08077846750474" calcext:value-type="float">
            <text:p>1,08077846750474</text:p>
          </table:table-cell>
          <table:table-cell office:value-type="float" office:value="0.921691572883996" calcext:value-type="float">
            <text:p>0,921691572883996</text:p>
          </table:table-cell>
          <table:table-cell office:value-type="float" office:value="1.04735915492957" calcext:value-type="float">
            <text:p>1,04735915492957</text:p>
          </table:table-cell>
          <table:table-cell table:style-name="ce2" office:value-type="string" calcext:value-type="string">
            <text:p>DIVIDIU</text:p>
          </table:table-cell>
          <table:table-cell office:value-type="float" office:value="1.00474454726693" calcext:value-type="float">
            <text:p>1,004744547266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992691122767545" calcext:value-type="float">
            <text:p>0,992691122767545</text:p>
          </table:table-cell>
          <table:table-cell office:value-type="float" office:value="0.866930292998687" calcext:value-type="float">
            <text:p>0,866930292998687</text:p>
          </table:table-cell>
          <table:table-cell office:value-type="string" calcext:value-type="string">
            <text:p>BOLINHA</text:p>
          </table:table-cell>
          <table:table-cell office:value-type="float" office:value="1.07652244857452" calcext:value-type="float">
            <text:p>1,07652244857452</text:p>
          </table:table-cell>
          <table:table-cell office:value-type="float" office:value="0.933967466002182" calcext:value-type="float">
            <text:p>0,933967466002182</text:p>
          </table:table-cell>
          <table:table-cell office:value-type="float" office:value="0.904979551614719" calcext:value-type="float">
            <text:p>0,904979551614719</text:p>
          </table:table-cell>
          <table:table-cell office:value-type="float" office:value="0.93279085251685" calcext:value-type="float">
            <text:p>0,93279085251685</text:p>
          </table:table-cell>
          <table:table-cell/>
          <table:table-cell office:value-type="float" office:value="1.11465818229483" calcext:value-type="float">
            <text:p>1,11465818229483</text:p>
          </table:table-cell>
          <table:table-cell office:value-type="float" office:value="1.11541237315623" calcext:value-type="float">
            <text:p>1,11541237315623</text:p>
          </table:table-cell>
          <table:table-cell table:number-columns-repeated="2" table:style-name="ce7" office:value-type="string" calcext:value-type="string">
            <text:p>BOLINHA</text:p>
          </table:table-cell>
          <table:table-cell office:value-type="float" office:value="0.926543171114599" calcext:value-type="float">
            <text:p>0,926543171114599</text:p>
          </table:table-cell>
          <table:table-cell office:value-type="float" office:value="0.823269358072071" calcext:value-type="float">
            <text:p>0,823269358072071</text:p>
          </table:table-cell>
          <table:table-cell table:style-name="ce7"/>
          <table:table-cell office:value-type="float" office:value="1.07150609645307" calcext:value-type="float">
            <text:p>1,07150609645307</text:p>
          </table:table-cell>
          <table:table-cell table:number-columns-repeated="2"/>
          <table:table-cell office:value-type="float" office:value="0.970522829592903" calcext:value-type="float">
            <text:p>0,970522829592903</text:p>
          </table:table-cell>
          <table:table-cell office:value-type="float" office:value="1.02542380826718" calcext:value-type="float">
            <text:p>1,02542380826718</text:p>
          </table:table-cell>
          <table:table-cell table:number-columns-repeated="4"/>
          <table:table-cell office:value-type="float" office:value="1.01374282315624" calcext:value-type="float">
            <text:p>1,01374282315624</text:p>
          </table:table-cell>
          <table:table-cell office:value-type="float" office:value="0.901689754546949" calcext:value-type="float">
            <text:p>0,901689754546949</text:p>
          </table:table-cell>
          <table:table-cell office:value-type="float" office:value="0.893441682913642" calcext:value-type="float">
            <text:p>0,893441682913642</text:p>
          </table:table-cell>
          <table:table-cell office:value-type="float" office:value="0.954745751547885" calcext:value-type="float">
            <text:p>0,954745751547885</text:p>
          </table:table-cell>
          <table:table-cell office:value-type="float" office:value="1.06734997913201" calcext:value-type="float">
            <text:p>1,06734997913201</text:p>
          </table:table-cell>
          <table:table-cell office:value-type="string" calcext:value-type="string">
            <text:p>BOLINHA</text:p>
          </table:table-cell>
          <table:table-cell office:value-type="float" office:value="1.05967760154597" calcext:value-type="float">
            <text:p>1,05967760154597</text:p>
          </table:table-cell>
          <table:table-cell office:value-type="float" office:value="1.0652876085007" calcext:value-type="float">
            <text:p>1,0652876085007</text:p>
          </table:table-cell>
          <table:table-cell office:value-type="float" office:value="1.07855563454092" calcext:value-type="float">
            <text:p>1,07855563454092</text:p>
          </table:table-cell>
          <table:table-cell office:value-type="float" office:value="1.21181531117979" calcext:value-type="float">
            <text:p>1,21181531117979</text:p>
          </table:table-cell>
          <table:table-cell office:value-type="float" office:value="1.09351567566326" calcext:value-type="float">
            <text:p>1,09351567566326</text:p>
          </table:table-cell>
          <table:table-cell office:value-type="float" office:value="0.978229370499718" calcext:value-type="float">
            <text:p>0,978229370499718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3880722649334" calcext:value-type="float">
            <text:p>0,93880722649334</text:p>
          </table:table-cell>
          <table:table-cell office:value-type="float" office:value="0.94355398107318" calcext:value-type="float">
            <text:p>0,94355398107318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1.01086314711134" calcext:value-type="float">
            <text:p>1,01086314711134</text:p>
          </table:table-cell>
          <table:table-cell office:value-type="float" office:value="0.871277720025225" calcext:value-type="float">
            <text:p>0,871277720025225</text:p>
          </table:table-cell>
          <table:table-cell office:value-type="float" office:value="1.05243412963962" calcext:value-type="float">
            <text:p>1,05243412963962</text:p>
          </table:table-cell>
          <table:table-cell office:value-type="float" office:value="0.915177009841801" calcext:value-type="float">
            <text:p>0,915177009841801</text:p>
          </table:table-cell>
          <table:table-cell table:number-columns-repeated="2"/>
          <table:table-cell office:value-type="float" office:value="1.05705802126792" calcext:value-type="float">
            <text:p>1,05705802126792</text:p>
          </table:table-cell>
          <table:table-cell office:value-type="string" calcext:value-type="string">
            <text:p>BOLINHA</text:p>
          </table:table-cell>
          <table:table-cell office:value-type="float" office:value="1.12312074545193" calcext:value-type="float">
            <text:p>1,12312074545193</text:p>
          </table:table-cell>
          <table:table-cell office:value-type="float" office:value="1.08727143845262" calcext:value-type="float">
            <text:p>1,08727143845262</text:p>
          </table:table-cell>
          <table:table-cell office:value-type="float" office:value="1.14190264868586" calcext:value-type="float">
            <text:p>1,14190264868586</text:p>
          </table:table-cell>
          <table:table-cell office:value-type="float" office:value="1.08213414008244" calcext:value-type="float">
            <text:p>1,08213414008244</text:p>
          </table:table-cell>
          <table:table-cell office:value-type="float" office:value="1.12996437369978" calcext:value-type="float">
            <text:p>1,12996437369978</text:p>
          </table:table-cell>
          <table:table-cell office:value-type="float" office:value="1.09469563556736" calcext:value-type="float">
            <text:p>1,09469563556736</text:p>
          </table:table-cell>
          <table:table-cell office:value-type="float" office:value="0.927877170755844" calcext:value-type="float">
            <text:p>0,927877170755844</text:p>
          </table:table-cell>
          <table:table-cell office:value-type="float" office:value="1.03034066018491" calcext:value-type="float">
            <text:p>1,03034066018491</text:p>
          </table:table-cell>
          <table:table-cell/>
          <table:table-cell office:value-type="float" office:value="0.977761458777254" calcext:value-type="float">
            <text:p>0,97776145877725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.07943835505781" calcext:value-type="float">
            <text:p>1,07943835505781</text:p>
          </table:table-cell>
          <table:table-cell office:value-type="float" office:value="0.854978354978354" calcext:value-type="float">
            <text:p>0,854978354978354</text:p>
          </table:table-cell>
          <table:table-cell office:value-type="string" calcext:value-type="string">
            <text:p>BOLINHA</text:p>
          </table:table-cell>
          <table:table-cell office:value-type="float" office:value="0.973474127467579" calcext:value-type="float">
            <text:p>0,973474127467579</text:p>
          </table:table-cell>
          <table:table-cell office:value-type="float" office:value="0.926358992739008" calcext:value-type="float">
            <text:p>0,926358992739008</text:p>
          </table:table-cell>
          <table:table-cell office:value-type="float" office:value="0.862754413264315" calcext:value-type="float">
            <text:p>0,862754413264315</text:p>
          </table:table-cell>
          <table:table-cell office:value-type="float" office:value="0.95560481010575" calcext:value-type="float">
            <text:p>0,95560481010575</text:p>
          </table:table-cell>
          <table:table-cell/>
          <table:table-cell office:value-type="float" office:value="1.12346857148429" calcext:value-type="float">
            <text:p>1,12346857148429</text:p>
          </table:table-cell>
          <table:table-cell office:value-type="float" office:value="1.3139880911921" calcext:value-type="float">
            <text:p>1,3139880911921</text:p>
          </table:table-cell>
          <table:table-cell table:number-columns-repeated="2" table:style-name="ce7" office:value-type="string" calcext:value-type="string">
            <text:p>DIVIDIU</text:p>
          </table:table-cell>
          <table:table-cell office:value-type="float" office:value="0.975631633174076" calcext:value-type="float">
            <text:p>0,975631633174076</text:p>
          </table:table-cell>
          <table:table-cell office:value-type="float" office:value="0.8164256175411" calcext:value-type="float">
            <text:p>0,8164256175411</text:p>
          </table:table-cell>
          <table:table-cell/>
          <table:table-cell office:value-type="float" office:value="1.01294867809029" calcext:value-type="float">
            <text:p>1,01294867809029</text:p>
          </table:table-cell>
          <table:table-cell table:number-columns-repeated="2"/>
          <table:table-cell office:value-type="float" office:value="0.953046507276208" calcext:value-type="float">
            <text:p>0,953046507276208</text:p>
          </table:table-cell>
          <table:table-cell office:value-type="float" office:value="0.989490273351022" calcext:value-type="float">
            <text:p>0,989490273351022</text:p>
          </table:table-cell>
          <table:table-cell table:number-columns-repeated="4"/>
          <table:table-cell office:value-type="float" office:value="1.0340223304824" calcext:value-type="float">
            <text:p>1,0340223304824</text:p>
          </table:table-cell>
          <table:table-cell office:value-type="float" office:value="0.837871698513415" calcext:value-type="float">
            <text:p>0,837871698513415</text:p>
          </table:table-cell>
          <table:table-cell office:value-type="float" office:value="0.824540313002073" calcext:value-type="float">
            <text:p>0,824540313002073</text:p>
          </table:table-cell>
          <table:table-cell office:value-type="float" office:value="1.01220498666278" calcext:value-type="float">
            <text:p>1,01220498666278</text:p>
          </table:table-cell>
          <table:table-cell office:value-type="float" office:value="0.986742536983622" calcext:value-type="float">
            <text:p>0,986742536983622</text:p>
          </table:table-cell>
          <table:table-cell office:value-type="string" calcext:value-type="string">
            <text:p>BOLINHA</text:p>
          </table:table-cell>
          <table:table-cell office:value-type="float" office:value="1.17014194184038" calcext:value-type="float">
            <text:p>1,17014194184038</text:p>
          </table:table-cell>
          <table:table-cell office:value-type="float" office:value="0.948441794997415" calcext:value-type="float">
            <text:p>0,948441794997415</text:p>
          </table:table-cell>
          <table:table-cell office:value-type="float" office:value="1.12005683092487" calcext:value-type="float">
            <text:p>1,12005683092487</text:p>
          </table:table-cell>
          <table:table-cell office:value-type="float" office:value="1.19881590902429" calcext:value-type="float">
            <text:p>1,19881590902429</text:p>
          </table:table-cell>
          <table:table-cell office:value-type="float" office:value="1.06130543183226" calcext:value-type="float">
            <text:p>1,06130543183226</text:p>
          </table:table-cell>
          <table:table-cell office:value-type="float" office:value="1.05571877523323" calcext:value-type="float">
            <text:p>1,05571877523323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55125230184782" calcext:value-type="float">
            <text:p>0,955125230184782</text:p>
          </table:table-cell>
          <table:table-cell office:value-type="float" office:value="1.06337567395831" calcext:value-type="float">
            <text:p>1,06337567395831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0.932532470850598" calcext:value-type="float">
            <text:p>0,932532470850598</text:p>
          </table:table-cell>
          <table:table-cell office:value-type="float" office:value="0.824132089486536" calcext:value-type="float">
            <text:p>0,824132089486536</text:p>
          </table:table-cell>
          <table:table-cell office:value-type="float" office:value="1.07824418149814" calcext:value-type="float">
            <text:p>1,07824418149814</text:p>
          </table:table-cell>
          <table:table-cell office:value-type="float" office:value="0.945181810272545" calcext:value-type="float">
            <text:p>0,945181810272545</text:p>
          </table:table-cell>
          <table:table-cell table:number-columns-repeated="2"/>
          <table:table-cell office:value-type="float" office:value="0.870666260179405" calcext:value-type="float">
            <text:p>0,870666260179405</text:p>
          </table:table-cell>
          <table:table-cell office:value-type="string" calcext:value-type="string">
            <text:p>DIVIDIU</text:p>
          </table:table-cell>
          <table:table-cell office:value-type="float" office:value="1.12225726363819" calcext:value-type="float">
            <text:p>1,12225726363819</text:p>
          </table:table-cell>
          <table:table-cell office:value-type="float" office:value="1.05868076610583" calcext:value-type="float">
            <text:p>1,05868076610583</text:p>
          </table:table-cell>
          <table:table-cell office:value-type="float" office:value="1.06255780835336" calcext:value-type="float">
            <text:p>1,06255780835336</text:p>
          </table:table-cell>
          <table:table-cell office:value-type="float" office:value="1.10041681466607" calcext:value-type="float">
            <text:p>1,10041681466607</text:p>
          </table:table-cell>
          <table:table-cell office:value-type="float" office:value="1.11652740155118" calcext:value-type="float">
            <text:p>1,11652740155118</text:p>
          </table:table-cell>
          <table:table-cell office:value-type="float" office:value="1.05051971524746" calcext:value-type="float">
            <text:p>1,05051971524746</text:p>
          </table:table-cell>
          <table:table-cell office:value-type="float" office:value="0.799679534567622" calcext:value-type="float">
            <text:p>0,799679534567622</text:p>
          </table:table-cell>
          <table:table-cell office:value-type="float" office:value="1.0634002885018" calcext:value-type="float">
            <text:p>1,0634002885018</text:p>
          </table:table-cell>
          <table:table-cell/>
          <table:table-cell office:value-type="float" office:value="0.998108079950597" calcext:value-type="float">
            <text:p>0,99810807995059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.00292885691847" calcext:value-type="float">
            <text:p>1,00292885691847</text:p>
          </table:table-cell>
          <table:table-cell office:value-type="float" office:value="0.862842948164337" calcext:value-type="float">
            <text:p>0,862842948164337</text:p>
          </table:table-cell>
          <table:table-cell office:value-type="string" calcext:value-type="string">
            <text:p>DIVIDIU</text:p>
          </table:table-cell>
          <table:table-cell office:value-type="string" calcext:value-type="string">
            <text:p>BOLINHA</text:p>
          </table:table-cell>
          <table:table-cell office:value-type="float" office:value="0.924382106930458" calcext:value-type="float">
            <text:p>0,924382106930458</text:p>
          </table:table-cell>
          <table:table-cell office:value-type="float" office:value="0.967405953462492" calcext:value-type="float">
            <text:p>0,967405953462492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1.06309874115388" calcext:value-type="float">
            <text:p>1,06309874115388</text:p>
          </table:table-cell>
          <table:table-cell office:value-type="float" office:value="1.28065749920051" calcext:value-type="float">
            <text:p>1,28065749920051</text:p>
          </table:table-cell>
          <table:table-cell table:number-columns-repeated="2"/>
          <table:table-cell office:value-type="float" office:value="0.963457090687766" calcext:value-type="float">
            <text:p>0,963457090687766</text:p>
          </table:table-cell>
          <table:table-cell office:value-type="float" office:value="0.862743707527918" calcext:value-type="float">
            <text:p>0,862743707527918</text:p>
          </table:table-cell>
          <table:table-cell/>
          <table:table-cell office:value-type="float" office:value="0.94501827061651" calcext:value-type="float">
            <text:p>0,94501827061651</text:p>
          </table:table-cell>
          <table:table-cell table:number-columns-repeated="2"/>
          <table:table-cell table:style-name="ce7" office:value-type="float" office:value="0.992366229292319" calcext:value-type="float">
            <text:p>0,992366229292319</text:p>
          </table:table-cell>
          <table:table-cell office:value-type="float" office:value="0.951173151216141" calcext:value-type="float">
            <text:p>0,951173151216141</text:p>
          </table:table-cell>
          <table:table-cell table:number-columns-repeated="4"/>
          <table:table-cell office:value-type="float" office:value="1.00788588865027" calcext:value-type="float">
            <text:p>1,00788588865027</text:p>
          </table:table-cell>
          <table:table-cell office:value-type="float" office:value="0.878078494909468" calcext:value-type="float">
            <text:p>0,878078494909468</text:p>
          </table:table-cell>
          <table:table-cell office:value-type="float" office:value="0.855379216738239" calcext:value-type="float">
            <text:p>0,855379216738239</text:p>
          </table:table-cell>
          <table:table-cell office:value-type="float" office:value="1.00043938494708" calcext:value-type="float">
            <text:p>1,00043938494708</text:p>
          </table:table-cell>
          <table:table-cell office:value-type="float" office:value="0.919910392431116" calcext:value-type="float">
            <text:p>0,919910392431116</text:p>
          </table:table-cell>
          <table:table-cell office:value-type="string" calcext:value-type="string">
            <text:p>DIVIDIU</text:p>
          </table:table-cell>
          <table:table-cell office:value-type="float" office:value="1.05504637818154" calcext:value-type="float">
            <text:p>1,05504637818154</text:p>
          </table:table-cell>
          <table:table-cell office:value-type="float" office:value="0.994728058578202" calcext:value-type="float">
            <text:p>0,994728058578202</text:p>
          </table:table-cell>
          <table:table-cell office:value-type="float" office:value="1.12606240526838" calcext:value-type="float">
            <text:p>1,12606240526838</text:p>
          </table:table-cell>
          <table:table-cell office:value-type="float" office:value="1.17421539202797" calcext:value-type="float">
            <text:p>1,17421539202797</text:p>
          </table:table-cell>
          <table:table-cell office:value-type="float" office:value="1.03982808546399" calcext:value-type="float">
            <text:p>1,03982808546399</text:p>
          </table:table-cell>
          <table:table-cell office:value-type="float" office:value="0.96584595149008" calcext:value-type="float">
            <text:p>0,96584595149008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337999001996" calcext:value-type="float">
            <text:p>0,9337999001996</text:p>
          </table:table-cell>
          <table:table-cell office:value-type="float" office:value="1.01270360924938" calcext:value-type="float">
            <text:p>1,01270360924938</text:p>
          </table:table-cell>
          <table:table-cell office:value-type="string" calcext:value-type="string">
            <text:p>DIVIDIU</text:p>
          </table:table-cell>
          <table:table-cell/>
          <table:table-cell office:value-type="float" office:value="0.861381976212645" calcext:value-type="float">
            <text:p>0,861381976212645</text:p>
          </table:table-cell>
          <table:table-cell office:value-type="float" office:value="0.825134843851195" calcext:value-type="float">
            <text:p>0,825134843851195</text:p>
          </table:table-cell>
          <table:table-cell office:value-type="float" office:value="1.09982421100415" calcext:value-type="float">
            <text:p>1,09982421100415</text:p>
          </table:table-cell>
          <table:table-cell office:value-type="float" office:value="0.894013907538718" calcext:value-type="float">
            <text:p>0,894013907538718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/>
          <table:table-cell office:value-type="float" office:value="1.14348245125031" calcext:value-type="float">
            <text:p>1,14348245125031</text:p>
          </table:table-cell>
          <table:table-cell office:value-type="float" office:value="0.93518324159592" calcext:value-type="float">
            <text:p>0,93518324159592</text:p>
          </table:table-cell>
          <table:table-cell office:value-type="float" office:value="1.28980764166857" calcext:value-type="float">
            <text:p>1,28980764166857</text:p>
          </table:table-cell>
          <table:table-cell office:value-type="float" office:value="1.05934429681253" calcext:value-type="float">
            <text:p>1,05934429681253</text:p>
          </table:table-cell>
          <table:table-cell office:value-type="float" office:value="1.10401214761642" calcext:value-type="float">
            <text:p>1,10401214761642</text:p>
          </table:table-cell>
          <table:table-cell office:value-type="float" office:value="1.04789034497824" calcext:value-type="float">
            <text:p>1,04789034497824</text:p>
          </table:table-cell>
          <table:table-cell office:value-type="float" office:value="0.792128937992393" calcext:value-type="float">
            <text:p>0,792128937992393</text:p>
          </table:table-cell>
          <table:table-cell office:value-type="float" office:value="1.02677901096843" calcext:value-type="float">
            <text:p>1,02677901096843</text:p>
          </table:table-cell>
          <table:table-cell/>
          <table:table-cell office:value-type="float" office:value="1.02985389958874" calcext:value-type="float">
            <text:p>1,0298538995887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OLINHA</text:p>
          </table:table-cell>
          <table:table-cell office:value-type="float" office:value="0.755863616411292" calcext:value-type="float">
            <text:p>0,755863616411292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17084837922322" calcext:value-type="float">
            <text:p>0,917084837922322</text:p>
          </table:table-cell>
          <table:table-cell office:value-type="float" office:value="0.882153647172442" calcext:value-type="float">
            <text:p>0,882153647172442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0.959941759521835" calcext:value-type="float">
            <text:p>0,959941759521835</text:p>
          </table:table-cell>
          <table:table-cell office:value-type="float" office:value="0.981589188298442" calcext:value-type="float">
            <text:p>0,981589188298442</text:p>
          </table:table-cell>
          <table:table-cell table:number-columns-repeated="2"/>
          <table:table-cell office:value-type="float" office:value="1.03184005691489" calcext:value-type="float">
            <text:p>1,03184005691489</text:p>
          </table:table-cell>
          <table:table-cell table:style-name="ce7" office:value-type="string" calcext:value-type="string">
            <text:p>BOLINHA</text:p>
          </table:table-cell>
          <table:table-cell/>
          <table:table-cell office:value-type="float" office:value="0.947434338196888" calcext:value-type="float">
            <text:p>0,947434338196888</text:p>
          </table:table-cell>
          <table:table-cell table:number-columns-repeated="2"/>
          <table:table-cell office:value-type="float" office:value="0.924250725834137" calcext:value-type="float">
            <text:p>0,924250725834137</text:p>
          </table:table-cell>
          <table:table-cell office:value-type="float" office:value="1.03694767235296" calcext:value-type="float">
            <text:p>1,03694767235296</text:p>
          </table:table-cell>
          <table:table-cell table:number-columns-repeated="4"/>
          <table:table-cell office:value-type="float" office:value="1.00354491218897" calcext:value-type="float">
            <text:p>1,00354491218897</text:p>
          </table:table-cell>
          <table:table-cell office:value-type="float" office:value="0.860649587271222" calcext:value-type="float">
            <text:p>0,860649587271222</text:p>
          </table:table-cell>
          <table:table-cell office:value-type="float" office:value="1.01683700952101" calcext:value-type="float">
            <text:p>1,01683700952101</text:p>
          </table:table-cell>
          <table:table-cell office:value-type="string" calcext:value-type="string">
            <text:p>BOLINHA</text:p>
          </table:table-cell>
          <table:table-cell office:value-type="float" office:value="0.952479656885012" calcext:value-type="float">
            <text:p>0,952479656885012</text:p>
          </table:table-cell>
          <table:table-cell/>
          <table:table-cell office:value-type="float" office:value="1.01258540739618" calcext:value-type="float">
            <text:p>1,01258540739618</text:p>
          </table:table-cell>
          <table:table-cell office:value-type="float" office:value="1.03642863473867" calcext:value-type="float">
            <text:p>1,03642863473867</text:p>
          </table:table-cell>
          <table:table-cell office:value-type="float" office:value="1.13724835399173" calcext:value-type="float">
            <text:p>1,13724835399173</text:p>
          </table:table-cell>
          <table:table-cell office:value-type="float" office:value="1.15370346495186" calcext:value-type="float">
            <text:p>1,15370346495186</text:p>
          </table:table-cell>
          <table:table-cell office:value-type="float" office:value="1.11611452278036" calcext:value-type="float">
            <text:p>1,11611452278036</text:p>
          </table:table-cell>
          <table:table-cell office:value-type="float" office:value="1.10691401002449" calcext:value-type="float">
            <text:p>1,10691401002449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39783688012028" calcext:value-type="float">
            <text:p>0,939783688012028</text:p>
          </table:table-cell>
          <table:table-cell office:value-type="float" office:value="1.06204017174828" calcext:value-type="float">
            <text:p>1,06204017174828</text:p>
          </table:table-cell>
          <table:table-cell table:number-columns-repeated="2"/>
          <table:table-cell office:value-type="float" office:value="0.916008539247989" calcext:value-type="float">
            <text:p>0,916008539247989</text:p>
          </table:table-cell>
          <table:table-cell office:value-type="float" office:value="0.827111982952442" calcext:value-type="float">
            <text:p>0,827111982952442</text:p>
          </table:table-cell>
          <table:table-cell office:value-type="float" office:value="1.08066624061351" calcext:value-type="float">
            <text:p>1,08066624061351</text:p>
          </table:table-cell>
          <table:table-cell office:value-type="float" office:value="0.920652422448616" calcext:value-type="float">
            <text:p>0,920652422448616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/>
          <table:table-cell office:value-type="float" office:value="1.11019757772374" calcext:value-type="float">
            <text:p>1,11019757772374</text:p>
          </table:table-cell>
          <table:table-cell office:value-type="float" office:value="1.06896067731141" calcext:value-type="float">
            <text:p>1,06896067731141</text:p>
          </table:table-cell>
          <table:table-cell office:value-type="float" office:value="1.39989449929781" calcext:value-type="float">
            <text:p>1,39989449929781</text:p>
          </table:table-cell>
          <table:table-cell office:value-type="float" office:value="1.01529321684183" calcext:value-type="float">
            <text:p>1,01529321684183</text:p>
          </table:table-cell>
          <table:table-cell office:value-type="float" office:value="1.12762929967829" calcext:value-type="float">
            <text:p>1,12762929967829</text:p>
          </table:table-cell>
          <table:table-cell office:value-type="float" office:value="1.11325901706959" calcext:value-type="float">
            <text:p>1,11325901706959</text:p>
          </table:table-cell>
          <table:table-cell office:value-type="float" office:value="0.88841540150315" calcext:value-type="float">
            <text:p>0,88841540150315</text:p>
          </table:table-cell>
          <table:table-cell office:value-type="float" office:value="1.01246843370038" calcext:value-type="float">
            <text:p>1,01246843370038</text:p>
          </table:table-cell>
          <table:table-cell/>
          <table:table-cell table:style-name="ce2" office:value-type="string" calcext:value-type="string">
            <text:p>BOLINHA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OLINHA</text:p>
          </table:table-cell>
          <table:table-cell office:value-type="float" office:value="0.644808505707167" calcext:value-type="float">
            <text:p>0,644808505707167</text:p>
          </table:table-cell>
          <table:table-cell/>
          <table:table-cell office:value-type="string" calcext:value-type="string">
            <text:p>DIVIDIU</text:p>
          </table:table-cell>
          <table:table-cell office:value-type="float" office:value="0.94177517946668" calcext:value-type="float">
            <text:p>0,94177517946668</text:p>
          </table:table-cell>
          <table:table-cell office:value-type="float" office:value="0.931815317065405" calcext:value-type="float">
            <text:p>0,931815317065405</text:p>
          </table:table-cell>
          <table:table-cell office:value-type="string" calcext:value-type="string">
            <text:p>DIVIDIU</text:p>
          </table:table-cell>
          <table:table-cell/>
          <table:table-cell office:value-type="float" office:value="1.07544200380282" calcext:value-type="float">
            <text:p>1,07544200380282</text:p>
          </table:table-cell>
          <table:table-cell office:value-type="float" office:value="1.12463179092559" calcext:value-type="float">
            <text:p>1,12463179092559</text:p>
          </table:table-cell>
          <table:table-cell table:number-columns-repeated="2"/>
          <table:table-cell office:value-type="float" office:value="1.08315303992334" calcext:value-type="float">
            <text:p>1,08315303992334</text:p>
          </table:table-cell>
          <table:table-cell table:style-name="ce7" office:value-type="string" calcext:value-type="string">
            <text:p>DIVIDIU</text:p>
          </table:table-cell>
          <table:table-cell/>
          <table:table-cell office:value-type="float" office:value="0.903163243720097" calcext:value-type="float">
            <text:p>0,903163243720097</text:p>
          </table:table-cell>
          <table:table-cell table:number-columns-repeated="2"/>
          <table:table-cell office:value-type="float" office:value="1.0943389671183" calcext:value-type="float">
            <text:p>1,0943389671183</text:p>
          </table:table-cell>
          <table:table-cell office:value-type="float" office:value="0.927570857699636" calcext:value-type="float">
            <text:p>0,927570857699636</text:p>
          </table:table-cell>
          <table:table-cell table:number-columns-repeated="4"/>
          <table:table-cell office:value-type="float" office:value="0.994105673355136" calcext:value-type="float">
            <text:p>0,994105673355136</text:p>
          </table:table-cell>
          <table:table-cell office:value-type="float" office:value="0.891335791221527" calcext:value-type="float">
            <text:p>0,891335791221527</text:p>
          </table:table-cell>
          <table:table-cell table:style-name="ce2" office:value-type="float" office:value="0.704059047013504" calcext:value-type="float">
            <text:p>0,704059047013504</text:p>
          </table:table-cell>
          <table:table-cell office:value-type="string" calcext:value-type="string">
            <text:p>BOLINHA</text:p>
          </table:table-cell>
          <table:table-cell office:value-type="float" office:value="0.957696981675635" calcext:value-type="float">
            <text:p>0,957696981675635</text:p>
          </table:table-cell>
          <table:table-cell/>
          <table:table-cell office:value-type="float" office:value="1.07523702998046" calcext:value-type="float">
            <text:p>1,07523702998046</text:p>
          </table:table-cell>
          <table:table-cell office:value-type="float" office:value="0.891574937191888" calcext:value-type="float">
            <text:p>0,891574937191888</text:p>
          </table:table-cell>
          <table:table-cell office:value-type="float" office:value="1.13752717023262" calcext:value-type="float">
            <text:p>1,13752717023262</text:p>
          </table:table-cell>
          <table:table-cell office:value-type="float" office:value="1.16179845988242" calcext:value-type="float">
            <text:p>1,16179845988242</text:p>
          </table:table-cell>
          <table:table-cell office:value-type="float" office:value="1.16802463378552" calcext:value-type="float">
            <text:p>1,16802463378552</text:p>
          </table:table-cell>
          <table:table-cell office:value-type="float" office:value="1.03550168011681" calcext:value-type="float">
            <text:p>1,03550168011681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1.01603572434324" calcext:value-type="float">
            <text:p>1,01603572434324</text:p>
          </table:table-cell>
          <table:table-cell office:value-type="float" office:value="0.989459018403846" calcext:value-type="float">
            <text:p>0,989459018403846</text:p>
          </table:table-cell>
          <table:table-cell table:number-columns-repeated="2"/>
          <table:table-cell office:value-type="float" office:value="0.907480366793714" calcext:value-type="float">
            <text:p>0,907480366793714</text:p>
          </table:table-cell>
          <table:table-cell office:value-type="string" calcext:value-type="string">
            <text:p>BOLINHA</text:p>
          </table:table-cell>
          <table:table-cell office:value-type="float" office:value="1.00941864241636" calcext:value-type="float">
            <text:p>1,00941864241636</text:p>
          </table:table-cell>
          <table:table-cell office:value-type="float" office:value="0.91313831722852" calcext:value-type="float">
            <text:p>0,91313831722852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/>
          <table:table-cell office:value-type="float" office:value="1.17617333940339" calcext:value-type="float">
            <text:p>1,17617333940339</text:p>
          </table:table-cell>
          <table:table-cell office:value-type="float" office:value="1.16018139182283" calcext:value-type="float">
            <text:p>1,16018139182283</text:p>
          </table:table-cell>
          <table:table-cell office:value-type="float" office:value="1.35831777361608" calcext:value-type="float">
            <text:p>1,35831777361608</text:p>
          </table:table-cell>
          <table:table-cell office:value-type="float" office:value="1.051812584415" calcext:value-type="float">
            <text:p>1,051812584415</text:p>
          </table:table-cell>
          <table:table-cell office:value-type="float" office:value="1.10508055315431" calcext:value-type="float">
            <text:p>1,10508055315431</text:p>
          </table:table-cell>
          <table:table-cell office:value-type="float" office:value="0.952329232672117" calcext:value-type="float">
            <text:p>0,952329232672117</text:p>
          </table:table-cell>
          <table:table-cell office:value-type="float" office:value="0.862756192571773" calcext:value-type="float">
            <text:p>0,862756192571773</text:p>
          </table:table-cell>
          <table:table-cell office:value-type="float" office:value="1.04597809242933" calcext:value-type="float">
            <text:p>1,04597809242933</text:p>
          </table:table-cell>
          <table:table-cell/>
          <table:table-cell table:style-name="ce2" office:value-type="string" calcext:value-type="string">
            <text:p>BOLINHA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VIDIU</text:p>
          </table:table-cell>
          <table:table-cell office:value-type="float" office:value="0.652314254478798" calcext:value-type="float">
            <text:p>0,652314254478798</text:p>
          </table:table-cell>
          <table:table-cell table:number-columns-repeated="2"/>
          <table:table-cell office:value-type="float" office:value="1.04695876448115" calcext:value-type="float">
            <text:p>1,04695876448115</text:p>
          </table:table-cell>
          <table:table-cell office:value-type="float" office:value="1.05381416076568" calcext:value-type="float">
            <text:p>1,05381416076568</text:p>
          </table:table-cell>
          <table:table-cell table:number-columns-repeated="2"/>
          <table:table-cell office:value-type="float" office:value="1.07608137762693" calcext:value-type="float">
            <text:p>1,07608137762693</text:p>
          </table:table-cell>
          <table:table-cell office:value-type="float" office:value="1.01413666013188" calcext:value-type="float">
            <text:p>1,01413666013188</text:p>
          </table:table-cell>
          <table:table-cell table:number-columns-repeated="2"/>
          <table:table-cell office:value-type="float" office:value="1.01139196022724" calcext:value-type="float">
            <text:p>1,01139196022724</text:p>
          </table:table-cell>
          <table:table-cell table:number-columns-repeated="2"/>
          <table:table-cell office:value-type="float" office:value="0.871225334554445" calcext:value-type="float">
            <text:p>0,871225334554445</text:p>
          </table:table-cell>
          <table:table-cell table:number-columns-repeated="2"/>
          <table:table-cell office:value-type="float" office:value="0.91676413778626" calcext:value-type="float">
            <text:p>0,91676413778626</text:p>
          </table:table-cell>
          <table:table-cell office:value-type="float" office:value="0.908409190752035" calcext:value-type="float">
            <text:p>0,908409190752035</text:p>
          </table:table-cell>
          <table:table-cell table:number-columns-repeated="4"/>
          <table:table-cell office:value-type="float" office:value="1.01294422503194" calcext:value-type="float">
            <text:p>1,01294422503194</text:p>
          </table:table-cell>
          <table:table-cell office:value-type="float" office:value="0.789821427150133" calcext:value-type="float">
            <text:p>0,789821427150133</text:p>
          </table:table-cell>
          <table:table-cell table:style-name="ce8" office:value-type="string" calcext:value-type="string">
            <text:p>BOLINHA</text:p>
          </table:table-cell>
          <table:table-cell office:value-type="string" calcext:value-type="string">
            <text:p>BOLINHA</text:p>
          </table:table-cell>
          <table:table-cell office:value-type="float" office:value="0.78994378957854" calcext:value-type="float">
            <text:p>0,78994378957854</text:p>
          </table:table-cell>
          <table:table-cell/>
          <table:table-cell office:value-type="float" office:value="1.11323152888051" calcext:value-type="float">
            <text:p>1,11323152888051</text:p>
          </table:table-cell>
          <table:table-cell office:value-type="float" office:value="1.0003492208604" calcext:value-type="float">
            <text:p>1,0003492208604</text:p>
          </table:table-cell>
          <table:table-cell office:value-type="float" office:value="1.13069349863819" calcext:value-type="float">
            <text:p>1,13069349863819</text:p>
          </table:table-cell>
          <table:table-cell office:value-type="float" office:value="1.16582554521931" calcext:value-type="float">
            <text:p>1,16582554521931</text:p>
          </table:table-cell>
          <table:table-cell office:value-type="float" office:value="1.08361921131089" calcext:value-type="float">
            <text:p>1,08361921131089</text:p>
          </table:table-cell>
          <table:table-cell office:value-type="float" office:value="1.01825369482891" calcext:value-type="float">
            <text:p>1,01825369482891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1.00983753455763" calcext:value-type="float">
            <text:p>1,00983753455763</text:p>
          </table:table-cell>
          <table:table-cell office:value-type="float" office:value="1.02541976689143" calcext:value-type="float">
            <text:p>1,02541976689143</text:p>
          </table:table-cell>
          <table:table-cell table:number-columns-repeated="2"/>
          <table:table-cell office:value-type="float" office:value="0.796057262090317" calcext:value-type="float">
            <text:p>0,796057262090317</text:p>
          </table:table-cell>
          <table:table-cell table:number-columns-repeated="2" office:value-type="string" calcext:value-type="string">
            <text:p>BOLINHA</text:p>
          </table:table-cell>
          <table:table-cell office:value-type="float" office:value="1.0292856017698" calcext:value-type="float">
            <text:p>1,0292856017698</text:p>
          </table:table-cell>
          <table:table-cell table:number-columns-repeated="2"/>
          <table:table-cell office:value-type="string" calcext:value-type="string">
            <text:p>DIVIDIU</text:p>
          </table:table-cell>
          <table:table-cell/>
          <table:table-cell office:value-type="float" office:value="1.08380100778244" calcext:value-type="float">
            <text:p>1,08380100778244</text:p>
          </table:table-cell>
          <table:table-cell office:value-type="float" office:value="1.09875859589637" calcext:value-type="float">
            <text:p>1,09875859589637</text:p>
          </table:table-cell>
          <table:table-cell office:value-type="float" office:value="1.2148217714438" calcext:value-type="float">
            <text:p>1,2148217714438</text:p>
          </table:table-cell>
          <table:table-cell office:value-type="string" calcext:value-type="string">
            <text:p>BOLINHA</text:p>
          </table:table-cell>
          <table:table-cell office:value-type="float" office:value="1.14390009583675" calcext:value-type="float">
            <text:p>1,14390009583675</text:p>
          </table:table-cell>
          <table:table-cell office:value-type="float" office:value="0.928603760518312" calcext:value-type="float">
            <text:p>0,928603760518312</text:p>
          </table:table-cell>
          <table:table-cell office:value-type="float" office:value="0.988926859622358" calcext:value-type="float">
            <text:p>0,988926859622358</text:p>
          </table:table-cell>
          <table:table-cell office:value-type="float" office:value="1.00250803627814" calcext:value-type="float">
            <text:p>1,00250803627814</text:p>
          </table:table-cell>
          <table:table-cell/>
          <table:table-cell table:style-name="ce2" office:value-type="string" calcext:value-type="string">
            <text:p>DIVIDIU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63639987313178" calcext:value-type="float">
            <text:p>0,63639987313178</text:p>
          </table:table-cell>
          <table:table-cell table:number-columns-repeated="2"/>
          <table:table-cell office:value-type="float" office:value="1.02556201909694" calcext:value-type="float">
            <text:p>1,02556201909694</text:p>
          </table:table-cell>
          <table:table-cell office:value-type="float" office:value="0.988564153191289" calcext:value-type="float">
            <text:p>0,988564153191289</text:p>
          </table:table-cell>
          <table:table-cell table:number-columns-repeated="2"/>
          <table:table-cell office:value-type="float" office:value="1.05965742495444" calcext:value-type="float">
            <text:p>1,05965742495444</text:p>
          </table:table-cell>
          <table:table-cell office:value-type="float" office:value="1.10282464897094" calcext:value-type="float">
            <text:p>1,10282464897094</text:p>
          </table:table-cell>
          <table:table-cell table:number-columns-repeated="2"/>
          <table:table-cell office:value-type="float" office:value="1.02248243559718" calcext:value-type="float">
            <text:p>1,02248243559718</text:p>
          </table:table-cell>
          <table:table-cell table:number-columns-repeated="2"/>
          <table:table-cell office:value-type="float" office:value="0.96140409741318" calcext:value-type="float">
            <text:p>0,96140409741318</text:p>
          </table:table-cell>
          <table:table-cell table:number-columns-repeated="2"/>
          <table:table-cell office:value-type="float" office:value="0.962453009527502" calcext:value-type="float">
            <text:p>0,962453009527502</text:p>
          </table:table-cell>
          <table:table-cell office:value-type="float" office:value="0.910436907555935" calcext:value-type="float">
            <text:p>0,910436907555935</text:p>
          </table:table-cell>
          <table:table-cell table:number-columns-repeated="4"/>
          <table:table-cell office:value-type="float" office:value="1.03098423442967" calcext:value-type="float">
            <text:p>1,03098423442967</text:p>
          </table:table-cell>
          <table:table-cell office:value-type="float" office:value="0.814216594673613" calcext:value-type="float">
            <text:p>0,814216594673613</text:p>
          </table:table-cell>
          <table:table-cell table:style-name="ce8" office:value-type="string" calcext:value-type="string">
            <text:p>BOLINHA</text:p>
          </table:table-cell>
          <table:table-cell office:value-type="string" calcext:value-type="string">
            <text:p>DIVIDIU</text:p>
          </table:table-cell>
          <table:table-cell office:value-type="float" office:value="0.9633528255717" calcext:value-type="float">
            <text:p>0,9633528255717</text:p>
          </table:table-cell>
          <table:table-cell/>
          <table:table-cell office:value-type="float" office:value="1.19155145366012" calcext:value-type="float">
            <text:p>1,19155145366012</text:p>
          </table:table-cell>
          <table:table-cell office:value-type="string" calcext:value-type="string">
            <text:p>BOLINHA</text:p>
          </table:table-cell>
          <table:table-cell office:value-type="float" office:value="1.20821573870237" calcext:value-type="float">
            <text:p>1,20821573870237</text:p>
          </table:table-cell>
          <table:table-cell office:value-type="float" office:value="1.23094005649704" calcext:value-type="float">
            <text:p>1,23094005649704</text:p>
          </table:table-cell>
          <table:table-cell office:value-type="float" office:value="1.12409771340633" calcext:value-type="float">
            <text:p>1,12409771340633</text:p>
          </table:table-cell>
          <table:table-cell office:value-type="float" office:value="0.946960034151947" calcext:value-type="float">
            <text:p>0,946960034151947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05604517864839" calcext:value-type="float">
            <text:p>0,905604517864839</text:p>
          </table:table-cell>
          <table:table-cell office:value-type="float" office:value="0.995365864360535" calcext:value-type="float">
            <text:p>0,995365864360535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office:value-type="string" calcext:value-type="string">
            <text:p>DIVIDIU</text:p>
          </table:table-cell>
          <table:table-cell office:value-type="string" calcext:value-type="string">
            <text:p>BOLINHA</text:p>
          </table:table-cell>
          <table:table-cell office:value-type="float" office:value="1.02280164569981" calcext:value-type="float">
            <text:p>1,02280164569981</text:p>
          </table:table-cell>
          <table:table-cell table:number-columns-repeated="4"/>
          <table:table-cell office:value-type="float" office:value="1.01754659339709" calcext:value-type="float">
            <text:p>1,01754659339709</text:p>
          </table:table-cell>
          <table:table-cell office:value-type="float" office:value="1.15667430276311" calcext:value-type="float">
            <text:p>1,15667430276311</text:p>
          </table:table-cell>
          <table:table-cell office:value-type="float" office:value="1.32570369432098" calcext:value-type="float">
            <text:p>1,32570369432098</text:p>
          </table:table-cell>
          <table:table-cell office:value-type="string" calcext:value-type="string">
            <text:p>DIVIDIU</text:p>
          </table:table-cell>
          <table:table-cell office:value-type="float" office:value="1.16606791188646" calcext:value-type="float">
            <text:p>1,16606791188646</text:p>
          </table:table-cell>
          <table:table-cell office:value-type="float" office:value="0.908561609564644" calcext:value-type="float">
            <text:p>0,908561609564644</text:p>
          </table:table-cell>
          <table:table-cell office:value-type="float" office:value="1.05904141354928" calcext:value-type="float">
            <text:p>1,05904141354928</text:p>
          </table:table-cell>
          <table:table-cell office:value-type="float" office:value="0.975855605504763" calcext:value-type="float">
            <text:p>0,975855605504763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0.944733740248431" calcext:value-type="float">
            <text:p>0,944733740248431</text:p>
          </table:table-cell>
          <table:table-cell office:value-type="float" office:value="1.12266035487065" calcext:value-type="float">
            <text:p>1,12266035487065</text:p>
          </table:table-cell>
          <table:table-cell table:number-columns-repeated="2"/>
          <table:table-cell office:value-type="float" office:value="1.07265180485812" calcext:value-type="float">
            <text:p>1,07265180485812</text:p>
          </table:table-cell>
          <table:table-cell office:value-type="float" office:value="1.08027170410035" calcext:value-type="float">
            <text:p>1,08027170410035</text:p>
          </table:table-cell>
          <table:table-cell table:number-columns-repeated="2"/>
          <table:table-cell office:value-type="float" office:value="1.02312718172575" calcext:value-type="float">
            <text:p>1,02312718172575</text:p>
          </table:table-cell>
          <table:table-cell table:number-columns-repeated="2"/>
          <table:table-cell office:value-type="float" office:value="0.872076875214001" calcext:value-type="float">
            <text:p>0,872076875214001</text:p>
          </table:table-cell>
          <table:table-cell table:number-columns-repeated="2"/>
          <table:table-cell office:value-type="float" office:value="0.971609239355721" calcext:value-type="float">
            <text:p>0,971609239355721</text:p>
          </table:table-cell>
          <table:table-cell office:value-type="float" office:value="0.877749078035756" calcext:value-type="float">
            <text:p>0,877749078035756</text:p>
          </table:table-cell>
          <table:table-cell table:number-columns-repeated="4"/>
          <table:table-cell office:value-type="float" office:value="1.05675737049724" calcext:value-type="float">
            <text:p>1,05675737049724</text:p>
          </table:table-cell>
          <table:table-cell office:value-type="float" office:value="0.956324145112345" calcext:value-type="float">
            <text:p>0,956324145112345</text:p>
          </table:table-cell>
          <table:table-cell table:style-name="ce8" office:value-type="string" calcext:value-type="string">
            <text:p>BOLINHA</text:p>
          </table:table-cell>
          <table:table-cell/>
          <table:table-cell table:style-name="ce2" office:value-type="float" office:value="1.04568060424916" calcext:value-type="float">
            <text:p>1,04568060424916</text:p>
          </table:table-cell>
          <table:table-cell/>
          <table:table-cell office:value-type="float" office:value="1.11356635477568" calcext:value-type="float">
            <text:p>1,11356635477568</text:p>
          </table:table-cell>
          <table:table-cell office:value-type="string" calcext:value-type="string">
            <text:p>DIVIDIU</text:p>
          </table:table-cell>
          <table:table-cell office:value-type="float" office:value="1.24525046841305" calcext:value-type="float">
            <text:p>1,24525046841305</text:p>
          </table:table-cell>
          <table:table-cell office:value-type="float" office:value="1.19897679892973" calcext:value-type="float">
            <text:p>1,19897679892973</text:p>
          </table:table-cell>
          <table:table-cell office:value-type="float" office:value="1.08857212337188" calcext:value-type="float">
            <text:p>1,08857212337188</text:p>
          </table:table-cell>
          <table:table-cell office:value-type="float" office:value="1.00703545394969" calcext:value-type="float">
            <text:p>1,00703545394969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0.927334568705832" calcext:value-type="float">
            <text:p>0,927334568705832</text:p>
          </table:table-cell>
          <table:table-cell office:value-type="string" calcext:value-type="string">
            <text:p>BOLINHA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/>
          <table:table-cell office:value-type="string" calcext:value-type="string">
            <text:p>DIVIDIU</text:p>
          </table:table-cell>
          <table:table-cell office:value-type="float" office:value="0.917816632035497" calcext:value-type="float">
            <text:p>0,917816632035497</text:p>
          </table:table-cell>
          <table:table-cell table:number-columns-repeated="4"/>
          <table:table-cell office:value-type="float" office:value="1.05451713395638" calcext:value-type="float">
            <text:p>1,05451713395638</text:p>
          </table:table-cell>
          <table:table-cell office:value-type="float" office:value="0.995499643683702" calcext:value-type="float">
            <text:p>0,995499643683702</text:p>
          </table:table-cell>
          <table:table-cell office:value-type="float" office:value="1.33782168342464" calcext:value-type="float">
            <text:p>1,33782168342464</text:p>
          </table:table-cell>
          <table:table-cell/>
          <table:table-cell office:value-type="float" office:value="1.11804449620115" calcext:value-type="float">
            <text:p>1,11804449620115</text:p>
          </table:table-cell>
          <table:table-cell office:value-type="float" office:value="1.02713653728984" calcext:value-type="float">
            <text:p>1,02713653728984</text:p>
          </table:table-cell>
          <table:table-cell office:value-type="float" office:value="0.766407001716095" calcext:value-type="float">
            <text:p>0,766407001716095</text:p>
          </table:table-cell>
          <table:table-cell office:value-type="float" office:value="1.02224041788165" calcext:value-type="float">
            <text:p>1,02224041788165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1.05427190361725" calcext:value-type="float">
            <text:p>1,05427190361725</text:p>
          </table:table-cell>
          <table:table-cell office:value-type="float" office:value="0.897829571720349" calcext:value-type="float">
            <text:p>0,897829571720349</text:p>
          </table:table-cell>
          <table:table-cell table:number-columns-repeated="2"/>
          <table:table-cell office:value-type="float" office:value="0.937858576498442" calcext:value-type="float">
            <text:p>0,937858576498442</text:p>
          </table:table-cell>
          <table:table-cell office:value-type="float" office:value="1.19745192989005" calcext:value-type="float">
            <text:p>1,19745192989005</text:p>
          </table:table-cell>
          <table:table-cell table:number-columns-repeated="2"/>
          <table:table-cell office:value-type="float" office:value="1.04072623124405" calcext:value-type="float">
            <text:p>1,04072623124405</text:p>
          </table:table-cell>
          <table:table-cell table:number-columns-repeated="2"/>
          <table:table-cell office:value-type="float" office:value="0.965378481233836" calcext:value-type="float">
            <text:p>0,965378481233836</text:p>
          </table:table-cell>
          <table:table-cell table:number-columns-repeated="2"/>
          <table:table-cell office:value-type="float" office:value="1.01950233238291" calcext:value-type="float">
            <text:p>1,01950233238291</text:p>
          </table:table-cell>
          <table:table-cell office:value-type="float" office:value="0.965681095879882" calcext:value-type="float">
            <text:p>0,965681095879882</text:p>
          </table:table-cell>
          <table:table-cell table:number-columns-repeated="4"/>
          <table:table-cell office:value-type="float" office:value="1.02265698833751" calcext:value-type="float">
            <text:p>1,02265698833751</text:p>
          </table:table-cell>
          <table:table-cell office:value-type="float" office:value="0.839870644792603" calcext:value-type="float">
            <text:p>0,839870644792603</text:p>
          </table:table-cell>
          <table:table-cell table:style-name="ce8" office:value-type="string" calcext:value-type="string">
            <text:p>DIVIDIU</text:p>
          </table:table-cell>
          <table:table-cell/>
          <table:table-cell table:style-name="ce2" office:value-type="string" calcext:value-type="string">
            <text:p>BOLINHA</text:p>
          </table:table-cell>
          <table:table-cell/>
          <table:table-cell office:value-type="float" office:value="1.10340067348914" calcext:value-type="float">
            <text:p>1,10340067348914</text:p>
          </table:table-cell>
          <table:table-cell/>
          <table:table-cell office:value-type="float" office:value="1.29788203007727" calcext:value-type="float">
            <text:p>1,29788203007727</text:p>
          </table:table-cell>
          <table:table-cell office:value-type="float" office:value="1.22529606927604" calcext:value-type="float">
            <text:p>1,22529606927604</text:p>
          </table:table-cell>
          <table:table-cell office:value-type="float" office:value="0.920216522507897" calcext:value-type="float">
            <text:p>0,920216522507897</text:p>
          </table:table-cell>
          <table:table-cell office:value-type="float" office:value="1.01580123948649" calcext:value-type="float">
            <text:p>1,01580123948649</text:p>
          </table:table-cell>
          <table:table-cell/>
          <table:table-cell office:value-type="string" calcext:value-type="string">
            <text:p>DIVIDIU</text:p>
          </table:table-cell>
          <table:table-cell office:value-type="float" office:value="0.993667843132969" calcext:value-type="float">
            <text:p>0,993667843132969</text:p>
          </table:table-cell>
          <table:table-cell office:value-type="string" calcext:value-type="string">
            <text:p>BOLINHA</text:p>
          </table:table-cell>
          <table:table-cell table:number-columns-repeated="2"/>
          <table:table-cell office:value-type="string" calcext:value-type="string">
            <text:p>DIVIDIU</text:p>
          </table:table-cell>
          <table:table-cell table:number-columns-repeated="2"/>
          <table:table-cell office:value-type="float" office:value="0.956126504735967" calcext:value-type="float">
            <text:p>0,956126504735967</text:p>
          </table:table-cell>
          <table:table-cell table:number-columns-repeated="4"/>
          <table:table-cell office:value-type="float" office:value="1.01198712043137" calcext:value-type="float">
            <text:p>1,01198712043137</text:p>
          </table:table-cell>
          <table:table-cell office:value-type="float" office:value="0.970207662038065" calcext:value-type="float">
            <text:p>0,970207662038065</text:p>
          </table:table-cell>
          <table:table-cell office:value-type="string" calcext:value-type="string">
            <text:p>BOLINHA</text:p>
          </table:table-cell>
          <table:table-cell/>
          <table:table-cell office:value-type="float" office:value="1.1226077391903" calcext:value-type="float">
            <text:p>1,1226077391903</text:p>
          </table:table-cell>
          <table:table-cell office:value-type="float" office:value="1.15744187592106" calcext:value-type="float">
            <text:p>1,15744187592106</text:p>
          </table:table-cell>
          <table:table-cell office:value-type="float" office:value="0.797643291310028" calcext:value-type="float">
            <text:p>0,797643291310028</text:p>
          </table:table-cell>
          <table:table-cell office:value-type="float" office:value="1.17735561678186" calcext:value-type="float">
            <text:p>1,17735561678186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DIVIDIU</text:p>
          </table:table-cell>
          <table:table-cell table:number-columns-repeated="2"/>
          <table:table-cell office:value-type="float" office:value="1.00045738953222" calcext:value-type="float">
            <text:p>1,00045738953222</text:p>
          </table:table-cell>
          <table:table-cell office:value-type="float" office:value="0.72864016257085" calcext:value-type="float">
            <text:p>0,72864016257085</text:p>
          </table:table-cell>
          <table:table-cell table:number-columns-repeated="2"/>
          <table:table-cell office:value-type="float" office:value="0.796444772967577" calcext:value-type="float">
            <text:p>0,796444772967577</text:p>
          </table:table-cell>
          <table:table-cell office:value-type="float" office:value="0.890224586789429" calcext:value-type="float">
            <text:p>0,890224586789429</text:p>
          </table:table-cell>
          <table:table-cell table:number-columns-repeated="2"/>
          <table:table-cell office:value-type="float" office:value="1.02418350557538" calcext:value-type="float">
            <text:p>1,02418350557538</text:p>
          </table:table-cell>
          <table:table-cell table:number-columns-repeated="2"/>
          <table:table-cell office:value-type="float" office:value="1.04639288333848" calcext:value-type="float">
            <text:p>1,04639288333848</text:p>
          </table:table-cell>
          <table:table-cell table:number-columns-repeated="2"/>
          <table:table-cell office:value-type="float" office:value="1.08049194628917" calcext:value-type="float">
            <text:p>1,08049194628917</text:p>
          </table:table-cell>
          <table:table-cell office:value-type="float" office:value="0.943894022041634" calcext:value-type="float">
            <text:p>0,943894022041634</text:p>
          </table:table-cell>
          <table:table-cell table:number-columns-repeated="4"/>
          <table:table-cell office:value-type="float" office:value="1.05609647143657" calcext:value-type="float">
            <text:p>1,05609647143657</text:p>
          </table:table-cell>
          <table:table-cell/>
          <table:table-cell table:style-name="ce3" table:number-columns-repeated="2"/>
          <table:table-cell table:style-name="ce2" office:value-type="string" calcext:value-type="string">
            <text:p>DIVIDIU</text:p>
          </table:table-cell>
          <table:table-cell/>
          <table:table-cell office:value-type="float" office:value="0.85108986419203" calcext:value-type="float">
            <text:p>0,85108986419203</text:p>
          </table:table-cell>
          <table:table-cell/>
          <table:table-cell office:value-type="float" office:value="1.24777408713568" calcext:value-type="float">
            <text:p>1,24777408713568</text:p>
          </table:table-cell>
          <table:table-cell/>
          <table:table-cell office:value-type="float" office:value="1.05766041806795" calcext:value-type="float">
            <text:p>1,05766041806795</text:p>
          </table:table-cell>
          <table:table-cell office:value-type="float" office:value="1.05308252462243" calcext:value-type="float">
            <text:p>1,05308252462243</text:p>
          </table:table-cell>
          <table:table-cell table:number-columns-repeated="3"/>
          <table:table-cell office:value-type="string" calcext:value-type="string">
            <text:p>BOLINHA</text:p>
          </table:table-cell>
          <table:table-cell table:number-columns-repeated="2"/>
          <table:table-cell table:style-name="ce3" table:number-columns-repeated="2"/>
          <table:table-cell/>
          <table:table-cell office:value-type="float" office:value="0.998614627895272" calcext:value-type="float">
            <text:p>0,998614627895272</text:p>
          </table:table-cell>
          <table:table-cell table:number-columns-repeated="4"/>
          <table:table-cell office:value-type="float" office:value="1.03693593009375" calcext:value-type="float">
            <text:p>1,03693593009375</text:p>
          </table:table-cell>
          <table:table-cell office:value-type="float" office:value="0.951510413601613" calcext:value-type="float">
            <text:p>0,951510413601613</text:p>
          </table:table-cell>
          <table:table-cell office:value-type="string" calcext:value-type="string">
            <text:p>DIVIDIU</text:p>
          </table:table-cell>
          <table:table-cell/>
          <table:table-cell office:value-type="float" office:value="1.17064303515252" calcext:value-type="float">
            <text:p>1,17064303515252</text:p>
          </table:table-cell>
          <table:table-cell office:value-type="float" office:value="1.16468574923631" calcext:value-type="float">
            <text:p>1,16468574923631</text:p>
          </table:table-cell>
          <table:table-cell office:value-type="float" office:value="0.888064037601965" calcext:value-type="float">
            <text:p>0,888064037601965</text:p>
          </table:table-cell>
          <table:table-cell office:value-type="float" office:value="1.17675561742561" calcext:value-type="float">
            <text:p>1,17675561742561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6"/>
          <table:table-cell office:value-type="float" office:value="1.12408163188024" calcext:value-type="float">
            <text:p>1,12408163188024</text:p>
          </table:table-cell>
          <table:table-cell office:value-type="float" office:value="0.928985897867127" calcext:value-type="float">
            <text:p>0,928985897867127</text:p>
          </table:table-cell>
          <table:table-cell table:number-columns-repeated="2"/>
          <table:table-cell office:value-type="float" office:value="0.8141463694429" calcext:value-type="float">
            <text:p>0,8141463694429</text:p>
          </table:table-cell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1.00537132181223" calcext:value-type="float">
            <text:p>1,00537132181223</text:p>
          </table:table-cell>
          <table:table-cell table:number-columns-repeated="2"/>
          <table:table-cell office:value-type="float" office:value="1.00010386907911" calcext:value-type="float">
            <text:p>1,00010386907911</text:p>
          </table:table-cell>
          <table:table-cell table:number-columns-repeated="2"/>
          <table:table-cell office:value-type="float" office:value="0.838944418761566" calcext:value-type="float">
            <text:p>0,838944418761566</text:p>
          </table:table-cell>
          <table:table-cell office:value-type="float" office:value="0.961200577622607" calcext:value-type="float">
            <text:p>0,961200577622607</text:p>
          </table:table-cell>
          <table:table-cell table:number-columns-repeated="4"/>
          <table:table-cell office:value-type="float" office:value="1.05099135141771" calcext:value-type="float">
            <text:p>1,05099135141771</text:p>
          </table:table-cell>
          <table:table-cell office:value-type="float" office:value="0.803552385155849" calcext:value-type="float">
            <text:p>0,803552385155849</text:p>
          </table:table-cell>
          <table:table-cell table:style-name="ce3" table:number-columns-repeated="4"/>
          <table:table-cell office:value-type="float" office:value="1.08143529157705" calcext:value-type="float">
            <text:p>1,08143529157705</text:p>
          </table:table-cell>
          <table:table-cell/>
          <table:table-cell office:value-type="float" office:value="1.26648175982209" calcext:value-type="float">
            <text:p>1,26648175982209</text:p>
          </table:table-cell>
          <table:table-cell/>
          <table:table-cell office:value-type="float" office:value="1.09759421380443" calcext:value-type="float">
            <text:p>1,09759421380443</text:p>
          </table:table-cell>
          <table:table-cell office:value-type="float" office:value="0.991500676748622" calcext:value-type="float">
            <text:p>0,991500676748622</text:p>
          </table:table-cell>
          <table:table-cell table:number-columns-repeated="3"/>
          <table:table-cell office:value-type="string" calcext:value-type="string">
            <text:p>BOLINHA</text:p>
          </table:table-cell>
          <table:table-cell table:number-columns-repeated="2"/>
          <table:table-cell table:style-name="ce3" table:number-columns-repeated="2"/>
          <table:table-cell/>
          <table:table-cell office:value-type="float" office:value="0.988509841614824" calcext:value-type="float">
            <text:p>0,988509841614824</text:p>
          </table:table-cell>
          <table:table-cell table:number-columns-repeated="4"/>
          <table:table-cell office:value-type="float" office:value="1.06636641606771" calcext:value-type="float">
            <text:p>1,06636641606771</text:p>
          </table:table-cell>
          <table:table-cell office:value-type="float" office:value="0.948431419044707" calcext:value-type="float">
            <text:p>0,948431419044707</text:p>
          </table:table-cell>
          <table:table-cell table:style-name="ce3" table:number-columns-repeated="2"/>
          <table:table-cell office:value-type="float" office:value="1.14131305528735" calcext:value-type="float">
            <text:p>1,14131305528735</text:p>
          </table:table-cell>
          <table:table-cell office:value-type="float" office:value="0.985035604782666" calcext:value-type="float">
            <text:p>0,985035604782666</text:p>
          </table:table-cell>
          <table:table-cell office:value-type="float" office:value="0.742810478677862" calcext:value-type="float">
            <text:p>0,742810478677862</text:p>
          </table:table-cell>
          <table:table-cell office:value-type="float" office:value="1.03536101788673" calcext:value-type="float">
            <text:p>1,03536101788673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6"/>
          <table:table-cell table:style-name="ce7" office:value-type="string" calcext:value-type="string">
            <text:p>BOLINHA</text:p>
          </table:table-cell>
          <table:table-cell office:value-type="float" office:value="1.0318580912008" calcext:value-type="float">
            <text:p>1,0318580912008</text:p>
          </table:table-cell>
          <table:table-cell table:number-columns-repeated="2"/>
          <table:table-cell office:value-type="float" office:value="0.787762587529176" calcext:value-type="float">
            <text:p>0,787762587529176</text:p>
          </table:table-cell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0.943358610875948" calcext:value-type="float">
            <text:p>0,943358610875948</text:p>
          </table:table-cell>
          <table:table-cell table:number-columns-repeated="2"/>
          <table:table-cell office:value-type="float" office:value="0.946328667473925" calcext:value-type="float">
            <text:p>0,946328667473925</text:p>
          </table:table-cell>
          <table:table-cell table:number-columns-repeated="2"/>
          <table:table-cell office:value-type="float" office:value="0.970247217458547" calcext:value-type="float">
            <text:p>0,970247217458547</text:p>
          </table:table-cell>
          <table:table-cell office:value-type="float" office:value="0.841558444244137" calcext:value-type="float">
            <text:p>0,841558444244137</text:p>
          </table:table-cell>
          <table:table-cell table:number-columns-repeated="4"/>
          <table:table-cell office:value-type="float" office:value="1.09631798452995" calcext:value-type="float">
            <text:p>1,09631798452995</text:p>
          </table:table-cell>
          <table:table-cell office:value-type="float" office:value="0.855333348684412" calcext:value-type="float">
            <text:p>0,855333348684412</text:p>
          </table:table-cell>
          <table:table-cell table:style-name="ce3" table:number-columns-repeated="4"/>
          <table:table-cell office:value-type="float" office:value="1.04404300658659" calcext:value-type="float">
            <text:p>1,04404300658659</text:p>
          </table:table-cell>
          <table:table-cell/>
          <table:table-cell office:value-type="float" office:value="1.25613892398831" calcext:value-type="float">
            <text:p>1,25613892398831</text:p>
          </table:table-cell>
          <table:table-cell office:value-type="float" office:value="1.12103879501221" calcext:value-type="float">
            <text:p>1,12103879501221</text:p>
          </table:table-cell>
          <table:table-cell office:value-type="float" office:value="1.0167106476737" calcext:value-type="float">
            <text:p>1,0167106476737</text:p>
          </table:table-cell>
          <table:table-cell office:value-type="float" office:value="1.03228419702429" calcext:value-type="float">
            <text:p>1,03228419702429</text:p>
          </table:table-cell>
          <table:table-cell table:number-columns-repeated="2"/>
          <table:table-cell office:value-type="float" office:value="0.903377606756098" calcext:value-type="float">
            <text:p>0,903377606756098</text:p>
          </table:table-cell>
          <table:table-cell office:value-type="string" calcext:value-type="string">
            <text:p>DIVIDIU</text:p>
          </table:table-cell>
          <table:table-cell table:number-columns-repeated="2"/>
          <table:table-cell table:style-name="ce3" table:number-columns-repeated="2"/>
          <table:table-cell/>
          <table:table-cell office:value-type="string" calcext:value-type="string">
            <text:p>BOLINHA</text:p>
          </table:table-cell>
          <table:table-cell table:number-columns-repeated="4"/>
          <table:table-cell office:value-type="float" office:value="1.19160207305707" calcext:value-type="float">
            <text:p>1,19160207305707</text:p>
          </table:table-cell>
          <table:table-cell office:value-type="float" office:value="0.91231455639234" calcext:value-type="float">
            <text:p>0,91231455639234</text:p>
          </table:table-cell>
          <table:table-cell table:style-name="ce3" table:number-columns-repeated="2"/>
          <table:table-cell office:value-type="float" office:value="1.11930981246061" calcext:value-type="float">
            <text:p>1,11930981246061</text:p>
          </table:table-cell>
          <table:table-cell office:value-type="float" office:value="1.03378299313861" calcext:value-type="float">
            <text:p>1,03378299313861</text:p>
          </table:table-cell>
          <table:table-cell office:value-type="float" office:value="0.86703519540354" calcext:value-type="float">
            <text:p>0,86703519540354</text:p>
          </table:table-cell>
          <table:table-cell office:value-type="float" office:value="1.15263449247647" calcext:value-type="float">
            <text:p>1,15263449247647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6"/>
          <table:table-cell table:style-name="ce7" office:value-type="string" calcext:value-type="string">
            <text:p>BOLINHA</text:p>
          </table:table-cell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0.882598347694194" calcext:value-type="float">
            <text:p>0,882598347694194</text:p>
          </table:table-cell>
          <table:table-cell office:value-type="string" calcext:value-type="string">
            <text:p>DIVIDIU</text:p>
          </table:table-cell>
          <table:table-cell table:number-columns-repeated="2"/>
          <table:table-cell office:value-type="float" office:value="1.03471934118012" calcext:value-type="float">
            <text:p>1,03471934118012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1.03558380091498" calcext:value-type="float">
            <text:p>1,03558380091498</text:p>
          </table:table-cell>
          <table:table-cell office:value-type="float" office:value="1.01118051742785" calcext:value-type="float">
            <text:p>1,01118051742785</text:p>
          </table:table-cell>
          <table:table-cell table:number-columns-repeated="4"/>
          <table:table-cell office:value-type="float" office:value="1.1115339514429" calcext:value-type="float">
            <text:p>1,1115339514429</text:p>
          </table:table-cell>
          <table:table-cell office:value-type="float" office:value="0.85725467310664" calcext:value-type="float">
            <text:p>0,85725467310664</text:p>
          </table:table-cell>
          <table:table-cell table:style-name="ce3" table:number-columns-repeated="4"/>
          <table:table-cell office:value-type="float" office:value="0.818754516755481" calcext:value-type="float">
            <text:p>0,818754516755481</text:p>
          </table:table-cell>
          <table:table-cell/>
          <table:table-cell office:value-type="float" office:value="1.32325179521935" calcext:value-type="float">
            <text:p>1,32325179521935</text:p>
          </table:table-cell>
          <table:table-cell office:value-type="float" office:value="1.1593513041851" calcext:value-type="float">
            <text:p>1,1593513041851</text:p>
          </table:table-cell>
          <table:table-cell office:value-type="float" office:value="1.06347084774027" calcext:value-type="float">
            <text:p>1,06347084774027</text:p>
          </table:table-cell>
          <table:table-cell office:value-type="float" office:value="1.00374079587544" calcext:value-type="float">
            <text:p>1,00374079587544</text:p>
          </table:table-cell>
          <table:table-cell table:number-columns-repeated="2"/>
          <table:table-cell office:value-type="float" office:value="0.970546721273071" calcext:value-type="float">
            <text:p>0,970546721273071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BOLINHA</text:p>
          </table:table-cell>
          <table:table-cell table:number-columns-repeated="4"/>
          <table:table-cell office:value-type="string" calcext:value-type="string">
            <text:p>BOLINHA</text:p>
          </table:table-cell>
          <table:table-cell office:value-type="float" office:value="0.95055951460014" calcext:value-type="float">
            <text:p>0,95055951460014</text:p>
          </table:table-cell>
          <table:table-cell table:style-name="ce3" table:number-columns-repeated="2"/>
          <table:table-cell office:value-type="float" office:value="1.25813083100334" calcext:value-type="float">
            <text:p>1,25813083100334</text:p>
          </table:table-cell>
          <table:table-cell office:value-type="float" office:value="1.02227727988642" calcext:value-type="float">
            <text:p>1,02227727988642</text:p>
          </table:table-cell>
          <table:table-cell office:value-type="float" office:value="0.840921102687811" calcext:value-type="float">
            <text:p>0,840921102687811</text:p>
          </table:table-cell>
          <table:table-cell office:value-type="float" office:value="0.929899780899443" calcext:value-type="float">
            <text:p>0,929899780899443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6"/>
          <table:table-cell table:style-name="ce7" office:value-type="string" calcext:value-type="string">
            <text:p>DIVIDIU</text:p>
          </table:table-cell>
          <table:table-cell office:value-type="string" calcext:value-type="string">
            <text:p>BOLINHA</text:p>
          </table:table-cell>
          <table:table-cell table:number-columns-repeated="2"/>
          <table:table-cell table:style-name="ce8" office:value-type="string" calcext:value-type="string">
            <text:p>BOLINHA</text:p>
          </table:table-cell>
          <table:table-cell table:number-columns-repeated="3"/>
          <table:table-cell office:value-type="float" office:value="1.03356334011835" calcext:value-type="float">
            <text:p>1,03356334011835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number-columns-repeated="2"/>
          <table:table-cell office:value-type="float" office:value="1.10605381649821" calcext:value-type="float">
            <text:p>1,10605381649821</text:p>
          </table:table-cell>
          <table:table-cell office:value-type="float" office:value="0.889738106546662" calcext:value-type="float">
            <text:p>0,889738106546662</text:p>
          </table:table-cell>
          <table:table-cell table:number-columns-repeated="4"/>
          <table:table-cell office:value-type="float" office:value="0.945670118920617" calcext:value-type="float">
            <text:p>0,945670118920617</text:p>
          </table:table-cell>
          <table:table-cell office:value-type="float" office:value="0.899612890005048" calcext:value-type="float">
            <text:p>0,899612890005048</text:p>
          </table:table-cell>
          <table:table-cell table:style-name="ce3" table:number-columns-repeated="4"/>
          <table:table-cell office:value-type="float" office:value="0.855857535122028" calcext:value-type="float">
            <text:p>0,855857535122028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1.25362492490535" calcext:value-type="float">
            <text:p>1,25362492490535</text:p>
          </table:table-cell>
          <table:table-cell office:value-type="float" office:value="1.02879843888474" calcext:value-type="float">
            <text:p>1,02879843888474</text:p>
          </table:table-cell>
          <table:table-cell office:value-type="float" office:value="0.903988169972936" calcext:value-type="float">
            <text:p>0,903988169972936</text:p>
          </table:table-cell>
          <table:table-cell table:number-columns-repeated="2"/>
          <table:table-cell office:value-type="float" office:value="1.0016615196602" calcext:value-type="float">
            <text:p>1,0016615196602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DIVIDIU</text:p>
          </table:table-cell>
          <table:table-cell table:number-columns-repeated="4"/>
          <table:table-cell office:value-type="string" calcext:value-type="string">
            <text:p>DIVIDIU</text:p>
          </table:table-cell>
          <table:table-cell office:value-type="float" office:value="0.92300277229158" calcext:value-type="float">
            <text:p>0,92300277229158</text:p>
          </table:table-cell>
          <table:table-cell table:style-name="ce3" table:number-columns-repeated="2"/>
          <table:table-cell office:value-type="float" office:value="1.28413363411752" calcext:value-type="float">
            <text:p>1,28413363411752</text:p>
          </table:table-cell>
          <table:table-cell office:value-type="float" office:value="0.857098080827734" calcext:value-type="float">
            <text:p>0,857098080827734</text:p>
          </table:table-cell>
          <table:table-cell office:value-type="float" office:value="0.902701443600509" calcext:value-type="float">
            <text:p>0,902701443600509</text:p>
          </table:table-cell>
          <table:table-cell office:value-type="float" office:value="0.974559267234534" calcext:value-type="float">
            <text:p>0,974559267234534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DIVIDIU</text:p>
          </table:table-cell>
          <table:table-cell table:number-columns-repeated="2"/>
          <table:table-cell table:style-name="ce8" office:value-type="string" calcext:value-type="string">
            <text:p>BOLINHA</text:p>
          </table:table-cell>
          <table:table-cell table:number-columns-repeated="3"/>
          <table:table-cell table:style-name="ce7" office:value-type="float" office:value="1.04733021514628" calcext:value-type="float">
            <text:p>1,04733021514628</text:p>
          </table:table-cell>
          <table:table-cell table:number-columns-repeated="2"/>
          <table:table-cell office:value-type="string" calcext:value-type="string">
            <text:p>DIVIDIU</text:p>
          </table:table-cell>
          <table:table-cell table:number-columns-repeated="2"/>
          <table:table-cell office:value-type="float" office:value="1.09246997611122" calcext:value-type="float">
            <text:p>1,09246997611122</text:p>
          </table:table-cell>
          <table:table-cell office:value-type="float" office:value="0.91217556346574" calcext:value-type="float">
            <text:p>0,91217556346574</text:p>
          </table:table-cell>
          <table:table-cell table:number-columns-repeated="4"/>
          <table:table-cell office:value-type="float" office:value="0.98333977037965" calcext:value-type="float">
            <text:p>0,98333977037965</text:p>
          </table:table-cell>
          <table:table-cell office:value-type="float" office:value="0.886361033616368" calcext:value-type="float">
            <text:p>0,886361033616368</text:p>
          </table:table-cell>
          <table:table-cell table:style-name="ce3" table:number-columns-repeated="4"/>
          <table:table-cell office:value-type="float" office:value="1.08654530580462" calcext:value-type="float">
            <text:p>1,08654530580462</text:p>
          </table:table-cell>
          <table:table-cell/>
          <table:table-cell office:value-type="string" calcext:value-type="string">
            <text:p>DIVIDIU</text:p>
          </table:table-cell>
          <table:table-cell office:value-type="string" calcext:value-type="string">
            <text:p>BOLINHA</text:p>
          </table:table-cell>
          <table:table-cell office:value-type="float" office:value="1.0414674989457" calcext:value-type="float">
            <text:p>1,0414674989457</text:p>
          </table:table-cell>
          <table:table-cell office:value-type="float" office:value="1.13619137060295" calcext:value-type="float">
            <text:p>1,13619137060295</text:p>
          </table:table-cell>
          <table:table-cell table:number-columns-repeated="2"/>
          <table:table-cell office:value-type="float" office:value="1.01005213511915" calcext:value-type="float">
            <text:p>1,01005213511915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0.993840528775243" calcext:value-type="float">
            <text:p>0,993840528775243</text:p>
          </table:table-cell>
          <table:table-cell table:style-name="ce3" table:number-columns-repeated="2"/>
          <table:table-cell office:value-type="float" office:value="1.14934343498187" calcext:value-type="float">
            <text:p>1,14934343498187</text:p>
          </table:table-cell>
          <table:table-cell office:value-type="float" office:value="0.873483163796121" calcext:value-type="float">
            <text:p>0,873483163796121</text:p>
          </table:table-cell>
          <table:table-cell office:value-type="float" office:value="0.866329932482572" calcext:value-type="float">
            <text:p>0,866329932482572</text:p>
          </table:table-cell>
          <table:table-cell office:value-type="float" office:value="1.08461408125799" calcext:value-type="float">
            <text:p>1,08461408125799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8" office:value-type="string" calcext:value-type="string">
            <text:p>DIVIDIU</text:p>
          </table:table-cell>
          <table:table-cell table:number-columns-repeated="3"/>
          <table:table-cell table:style-name="ce7" office:value-type="float" office:value="1.04024651193646" calcext:value-type="float">
            <text:p>1,04024651193646</text:p>
          </table:table-cell>
          <table:table-cell table:number-columns-repeated="5"/>
          <table:table-cell office:value-type="float" office:value="0.916498159907236" calcext:value-type="float">
            <text:p>0,916498159907236</text:p>
          </table:table-cell>
          <table:table-cell office:value-type="float" office:value="0.953132525415565" calcext:value-type="float">
            <text:p>0,953132525415565</text:p>
          </table:table-cell>
          <table:table-cell table:number-columns-repeated="4"/>
          <table:table-cell office:value-type="float" office:value="1.07876243533625" calcext:value-type="float">
            <text:p>1,07876243533625</text:p>
          </table:table-cell>
          <table:table-cell office:value-type="float" office:value="0.835605863898257" calcext:value-type="float">
            <text:p>0,835605863898257</text:p>
          </table:table-cell>
          <table:table-cell table:style-name="ce3" table:number-columns-repeated="4"/>
          <table:table-cell office:value-type="string" calcext:value-type="string">
            <text:p>BOLINHA</text:p>
          </table:table-cell>
          <table:table-cell table:number-columns-repeated="2"/>
          <table:table-cell office:value-type="string" calcext:value-type="string">
            <text:p>DIVIDIU</text:p>
          </table:table-cell>
          <table:table-cell office:value-type="float" office:value="1.15670127497472" calcext:value-type="float">
            <text:p>1,15670127497472</text:p>
          </table:table-cell>
          <table:table-cell office:value-type="float" office:value="0.961304711687339" calcext:value-type="float">
            <text:p>0,961304711687339</text:p>
          </table:table-cell>
          <table:table-cell table:number-columns-repeated="2"/>
          <table:table-cell office:value-type="float" office:value="0.981466615849243" calcext:value-type="float">
            <text:p>0,981466615849243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0.982566952297905" calcext:value-type="float">
            <text:p>0,982566952297905</text:p>
          </table:table-cell>
          <table:table-cell table:style-name="ce3" table:number-columns-repeated="2"/>
          <table:table-cell office:value-type="float" office:value="1.20907072018512" calcext:value-type="float">
            <text:p>1,20907072018512</text:p>
          </table:table-cell>
          <table:table-cell office:value-type="float" office:value="0.55273058266145" calcext:value-type="float">
            <text:p>0,55273058266145</text:p>
          </table:table-cell>
          <table:table-cell office:value-type="float" office:value="0.933279244648107" calcext:value-type="float">
            <text:p>0,933279244648107</text:p>
          </table:table-cell>
          <table:table-cell office:value-type="float" office:value="1.09787037638014" calcext:value-type="float">
            <text:p>1,09787037638014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2"/>
          <table:table-cell table:style-name="ce7" office:value-type="float" office:value="1.08618631947526" calcext:value-type="float">
            <text:p>1,08618631947526</text:p>
          </table:table-cell>
          <table:table-cell table:number-columns-repeated="5"/>
          <table:table-cell office:value-type="float" office:value="0.919253935739093" calcext:value-type="float">
            <text:p>0,919253935739093</text:p>
          </table:table-cell>
          <table:table-cell office:value-type="float" office:value="0.976638238479021" calcext:value-type="float">
            <text:p>0,976638238479021</text:p>
          </table:table-cell>
          <table:table-cell table:number-columns-repeated="4"/>
          <table:table-cell office:value-type="float" office:value="0.931466597996828" calcext:value-type="float">
            <text:p>0,931466597996828</text:p>
          </table:table-cell>
          <table:table-cell office:value-type="float" office:value="0.874851407292969" calcext:value-type="float">
            <text:p>0,874851407292969</text:p>
          </table:table-cell>
          <table:table-cell table:style-name="ce3" table:number-columns-repeated="4"/>
          <table:table-cell office:value-type="string" calcext:value-type="string">
            <text:p>DIVIDIU</text:p>
          </table:table-cell>
          <table:table-cell/>
          <table:table-cell table:style-name="ce3" table:number-columns-repeated="2"/>
          <table:table-cell office:value-type="float" office:value="1.06503930268663" calcext:value-type="float">
            <text:p>1,06503930268663</text:p>
          </table:table-cell>
          <table:table-cell office:value-type="float" office:value="1.00974006685524" calcext:value-type="float">
            <text:p>1,00974006685524</text:p>
          </table:table-cell>
          <table:table-cell table:number-columns-repeated="2"/>
          <table:table-cell office:value-type="float" office:value="0.989258559898401" calcext:value-type="float">
            <text:p>0,989258559898401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0.996358513505437" calcext:value-type="float">
            <text:p>0,996358513505437</text:p>
          </table:table-cell>
          <table:table-cell table:style-name="ce3" table:number-columns-repeated="2"/>
          <table:table-cell office:value-type="float" office:value="1.18648227804757" calcext:value-type="float">
            <text:p>1,18648227804757</text:p>
          </table:table-cell>
          <table:table-cell office:value-type="string" calcext:value-type="string">
            <text:p>BOLINHA</text:p>
          </table:table-cell>
          <table:table-cell office:value-type="float" office:value="0.897680881247329" calcext:value-type="float">
            <text:p>0,897680881247329</text:p>
          </table:table-cell>
          <table:table-cell office:value-type="float" office:value="1.12624187782931" calcext:value-type="float">
            <text:p>1,12624187782931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2"/>
          <table:table-cell office:value-type="float" office:value="1.08491932530535" calcext:value-type="float">
            <text:p>1,08491932530535</text:p>
          </table:table-cell>
          <table:table-cell table:number-columns-repeated="5"/>
          <table:table-cell office:value-type="string" calcext:value-type="string">
            <text:p>BOLINHA</text:p>
          </table:table-cell>
          <table:table-cell office:value-type="float" office:value="1.0110381696728" calcext:value-type="float">
            <text:p>1,0110381696728</text:p>
          </table:table-cell>
          <table:table-cell table:number-columns-repeated="4"/>
          <table:table-cell office:value-type="float" office:value="0.980735518852675" calcext:value-type="float">
            <text:p>0,980735518852675</text:p>
          </table:table-cell>
          <table:table-cell office:value-type="float" office:value="0.904971708117681" calcext:value-type="float">
            <text:p>0,904971708117681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office:value-type="float" office:value="1.03318667606242" calcext:value-type="float">
            <text:p>1,03318667606242</text:p>
          </table:table-cell>
          <table:table-cell office:value-type="float" office:value="1.05564750455189" calcext:value-type="float">
            <text:p>1,05564750455189</text:p>
          </table:table-cell>
          <table:table-cell table:number-columns-repeated="2"/>
          <table:table-cell office:value-type="float" office:value="1.0437486194705" calcext:value-type="float">
            <text:p>1,0437486194705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0.996195791807609" calcext:value-type="float">
            <text:p>0,996195791807609</text:p>
          </table:table-cell>
          <table:table-cell table:style-name="ce3" table:number-columns-repeated="2"/>
          <table:table-cell office:value-type="float" office:value="1.06922425548228" calcext:value-type="float">
            <text:p>1,06922425548228</text:p>
          </table:table-cell>
          <table:table-cell office:value-type="string" calcext:value-type="string">
            <text:p>DIVIDIU</text:p>
          </table:table-cell>
          <table:table-cell office:value-type="float" office:value="1.00005910334708" calcext:value-type="float">
            <text:p>1,00005910334708</text:p>
          </table:table-cell>
          <table:table-cell office:value-type="float" office:value="1.10780321849011" calcext:value-type="float">
            <text:p>1,10780321849011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2"/>
          <table:table-cell office:value-type="float" office:value="1.03899599040209" calcext:value-type="float">
            <text:p>1,03899599040209</text:p>
          </table:table-cell>
          <table:table-cell table:number-columns-repeated="5"/>
          <table:table-cell office:value-type="string" calcext:value-type="string">
            <text:p>BOLINHA</text:p>
          </table:table-cell>
          <table:table-cell office:value-type="float" office:value="0.995770263319619" calcext:value-type="float">
            <text:p>0,995770263319619</text:p>
          </table:table-cell>
          <table:table-cell table:number-columns-repeated="4"/>
          <table:table-cell office:value-type="float" office:value="1.08675227043491" calcext:value-type="float">
            <text:p>1,08675227043491</text:p>
          </table:table-cell>
          <table:table-cell office:value-type="float" office:value="0.738736421164713" calcext:value-type="float">
            <text:p>0,738736421164713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office:value-type="float" office:value="1.07654481432372" calcext:value-type="float">
            <text:p>1,07654481432372</text:p>
          </table:table-cell>
          <table:table-cell office:value-type="float" office:value="1.00336670808058" calcext:value-type="float">
            <text:p>1,00336670808058</text:p>
          </table:table-cell>
          <table:table-cell table:number-columns-repeated="2"/>
          <table:table-cell office:value-type="float" office:value="1.0941802252816" calcext:value-type="float">
            <text:p>1,0941802252816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1.00765655100337" calcext:value-type="float">
            <text:p>1,00765655100337</text:p>
          </table:table-cell>
          <table:table-cell table:style-name="ce3" table:number-columns-repeated="2"/>
          <table:table-cell office:value-type="float" office:value="1.15891070439191" calcext:value-type="float">
            <text:p>1,15891070439191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1.19992698670274" calcext:value-type="float">
            <text:p>1,19992698670274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BOLINHA</text:p>
          </table:table-cell>
          <table:table-cell table:number-columns-repeated="5"/>
          <table:table-cell office:value-type="string" calcext:value-type="string">
            <text:p>BOLINHA</text:p>
          </table:table-cell>
          <table:table-cell office:value-type="float" office:value="0.96649605302346" calcext:value-type="float">
            <text:p>0,96649605302346</text:p>
          </table:table-cell>
          <table:table-cell table:number-columns-repeated="4"/>
          <table:table-cell office:value-type="float" office:value="1.13282930938381" calcext:value-type="float">
            <text:p>1,13282930938381</text:p>
          </table:table-cell>
          <table:table-cell office:value-type="float" office:value="0.765681954824524" calcext:value-type="float">
            <text:p>0,765681954824524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office:value-type="float" office:value="1.22923507608204" calcext:value-type="float">
            <text:p>1,22923507608204</text:p>
          </table:table-cell>
          <table:table-cell office:value-type="float" office:value="1.00951874214736" calcext:value-type="float">
            <text:p>1,00951874214736</text:p>
          </table:table-cell>
          <table:table-cell table:number-columns-repeated="2"/>
          <table:table-cell office:value-type="float" office:value="1.0655987853061" calcext:value-type="float">
            <text:p>1,0655987853061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1.01131778872749" calcext:value-type="float">
            <text:p>1,01131778872749</text:p>
          </table:table-cell>
          <table:table-cell table:style-name="ce3" table:number-columns-repeated="2"/>
          <table:table-cell office:value-type="float" office:value="1.06397094658027" calcext:value-type="float">
            <text:p>1,06397094658027</text:p>
          </table:table-cell>
          <table:table-cell/>
          <table:table-cell office:value-type="string" calcext:value-type="string">
            <text:p>BOLINHA</text:p>
          </table:table-cell>
          <table:table-cell office:value-type="float" office:value="1.1386260681614" calcext:value-type="float">
            <text:p>1,1386260681614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5"/>
          <table:table-cell table:number-columns-repeated="6"/>
          <table:table-cell table:style-name="ce3" table:number-columns-repeated="2"/>
          <table:table-cell table:number-columns-repeated="2"/>
          <table:table-cell table:style-name="ce7" office:value-type="string" calcext:value-type="string">
            <text:p>BOLINHA</text:p>
          </table:table-cell>
          <table:table-cell table:number-columns-repeated="5"/>
          <table:table-cell office:value-type="string" calcext:value-type="string">
            <text:p>DIVIDIU</text:p>
          </table:table-cell>
          <table:table-cell table:style-name="ce1" office:value-type="string" calcext:value-type="string">
            <text:p>BOLINHA</text:p>
          </table:table-cell>
          <table:table-cell table:number-columns-repeated="4"/>
          <table:table-cell office:value-type="float" office:value="1.11621745956536" calcext:value-type="float">
            <text:p>1,11621745956536</text:p>
          </table:table-cell>
          <table:table-cell office:value-type="string" calcext:value-type="string">
            <text:p>BOLINHA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office:value-type="string" calcext:value-type="string">
            <text:p>BOLINHA</text:p>
          </table:table-cell>
          <table:table-cell office:value-type="float" office:value="0.958781386198087" calcext:value-type="float">
            <text:p>0,958781386198087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1.05959156495802" calcext:value-type="float">
            <text:p>1,05959156495802</text:p>
          </table:table-cell>
          <table:table-cell table:style-name="ce3" table:number-columns-repeated="2"/>
          <table:table-cell office:value-type="float" office:value="1.06585809924743" calcext:value-type="float">
            <text:p>1,06585809924743</text:p>
          </table:table-cell>
          <table:table-cell/>
          <table:table-cell office:value-type="string" calcext:value-type="string">
            <text:p>DIVIDIU</text:p>
          </table:table-cell>
          <table:table-cell office:value-type="float" office:value="1.21864484816298" calcext:value-type="float">
            <text:p>1,21864484816298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style-name="ce1" table:number-columns-repeated="8"/>
          <table:table-cell table:number-columns-repeated="2"/>
          <table:table-cell table:style-name="ce3" table:number-columns-repeated="2"/>
          <table:table-cell table:number-columns-repeated="2"/>
          <table:table-cell table:style-name="ce7" office:value-type="string" calcext:value-type="string">
            <text:p>DIVIDIU</text:p>
          </table:table-cell>
          <table:table-cell table:number-columns-repeated="6"/>
          <table:table-cell table:style-name="ce1" office:value-type="string" calcext:value-type="string">
            <text:p>BOLINHA</text:p>
          </table:table-cell>
          <table:table-cell table:number-columns-repeated="4"/>
          <table:table-cell office:value-type="float" office:value="1.28108149184337" calcext:value-type="float">
            <text:p>1,28108149184337</text:p>
          </table:table-cell>
          <table:table-cell office:value-type="string" calcext:value-type="string">
            <text:p>BOLINHA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office:value-type="string" calcext:value-type="string">
            <text:p>BOLINHA</text:p>
          </table:table-cell>
          <table:table-cell office:value-type="float" office:value="1.13663693393093" calcext:value-type="float">
            <text:p>1,13663693393093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1.12060105999137" calcext:value-type="float">
            <text:p>1,12060105999137</text:p>
          </table:table-cell>
          <table:table-cell table:style-name="ce3" table:number-columns-repeated="2"/>
          <table:table-cell office:value-type="float" office:value="0.864458461142987" calcext:value-type="float">
            <text:p>0,864458461142987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style-name="ce3" table:number-columns-repeated="2"/>
          <table:table-cell table:number-columns-repeated="17"/>
        </table:table-row>
        <table:table-row table:style-name="ro1">
          <table:table-cell table:style-name="ce1" table:number-columns-repeated="8"/>
          <table:table-cell table:number-columns-repeated="2"/>
          <table:table-cell table:style-name="ce3" table:number-columns-repeated="2"/>
          <table:table-cell table:number-columns-repeated="9"/>
          <table:table-cell table:style-name="ce1" office:value-type="string" calcext:value-type="string">
            <text:p>DIVIDIU</text:p>
          </table:table-cell>
          <table:table-cell table:number-columns-repeated="4"/>
          <table:table-cell office:value-type="float" office:value="1.2006594908709" calcext:value-type="float">
            <text:p>1,2006594908709</text:p>
          </table:table-cell>
          <table:table-cell office:value-type="string" calcext:value-type="string">
            <text:p>DIVIDIU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office:value-type="string" calcext:value-type="string">
            <text:p>DIVIDIU</text:p>
          </table:table-cell>
          <table:table-cell office:value-type="float" office:value="0.91785570415085" calcext:value-type="float">
            <text:p>0,91785570415085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1.09730521165773" calcext:value-type="float">
            <text:p>1,09730521165773</text:p>
          </table:table-cell>
          <table:table-cell table:style-name="ce3" table:number-columns-repeated="2"/>
          <table:table-cell office:value-type="float" office:value="1.07402359573318" calcext:value-type="float">
            <text:p>1,07402359573318</text:p>
          </table:table-cell>
          <table:table-cell table:number-columns-repeated="2"/>
          <table:table-cell office:value-type="string" calcext:value-type="string">
            <text:p>BOLINHA</text:p>
          </table:table-cell>
          <table:table-cell table:style-name="ce3" table:number-columns-repeated="2"/>
          <table:table-cell table:number-columns-repeated="3"/>
          <table:table-cell table:style-name="ce1"/>
          <table:table-cell table:number-columns-repeated="13"/>
        </table:table-row>
        <table:table-row table:style-name="ro1">
          <table:table-cell table:style-name="ce1" table:number-columns-repeated="8"/>
          <table:table-cell table:number-columns-repeated="2"/>
          <table:table-cell table:style-name="ce3" table:number-columns-repeated="2"/>
          <table:table-cell table:number-columns-repeated="16"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office:value-type="float" office:value="1.06038100572272" calcext:value-type="float">
            <text:p>1,06038100572272</text:p>
          </table:table-cell>
          <table:table-cell table:number-columns-repeated="2"/>
          <table:table-cell office:value-type="string" calcext:value-type="string">
            <text:p>DIVIDIU</text:p>
          </table:table-cell>
          <table:table-cell table:number-columns-repeated="3"/>
          <table:table-cell table:style-name="ce3" table:number-columns-repeated="2"/>
          <table:table-cell table:number-columns-repeated="7"/>
          <table:table-cell office:value-type="float" office:value="1.19151464799264" calcext:value-type="float">
            <text:p>1,19151464799264</text:p>
          </table:table-cell>
          <table:table-cell table:style-name="ce3" table:number-columns-repeated="2"/>
          <table:table-cell office:value-type="float" office:value="1.15932275639781" calcext:value-type="float">
            <text:p>1,15932275639781</text:p>
          </table:table-cell>
          <table:table-cell table:number-columns-repeated="2"/>
          <table:table-cell office:value-type="string" calcext:value-type="string">
            <text:p>DIVIDIU</text:p>
          </table:table-cell>
          <table:table-cell table:style-name="ce3" table:number-columns-repeated="2"/>
          <table:table-cell/>
          <table:table-cell table:style-name="ce1"/>
          <table:table-cell table:number-columns-repeated="15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float" office:value="1.05186417988747" calcext:value-type="float">
            <text:p>1,05186417988747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office:value-type="float" office:value="0.966318768266313" calcext:value-type="float">
            <text:p>0,966318768266313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float" office:value="1.161594410674" calcext:value-type="float">
            <text:p>1,161594410674</text:p>
          </table:table-cell>
          <table:table-cell table:style-name="ce3" table:number-columns-repeated="2"/>
          <table:table-cell table:style-name="ce2" office:value-type="string" calcext:value-type="string">
            <text:p>BOLINHA</text:p>
          </table:table-cell>
          <table:table-cell table:number-columns-repeated="3"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float" office:value="1.06160804385416" calcext:value-type="float">
            <text:p>1,06160804385416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office:value-type="float" office:value="0.955039247692213" calcext:value-type="float">
            <text:p>0,955039247692213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float" office:value="1.12941357427038" calcext:value-type="float">
            <text:p>1,12941357427038</text:p>
          </table:table-cell>
          <table:table-cell table:style-name="ce3" table:number-columns-repeated="2"/>
          <table:table-cell table:style-name="ce2" office:value-type="string" calcext:value-type="string">
            <text:p>BOLINHA</text:p>
          </table:table-cell>
          <table:table-cell table:number-columns-repeated="3"/>
          <table:table-cell table:style-name="ce3" table:number-columns-repeated="2"/>
          <table:table-cell table:number-columns-repeated="3"/>
          <table:table-cell table:style-name="ce1"/>
          <table:table-cell table:number-columns-repeated="13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float" office:value="0.971976554183343" calcext:value-type="float">
            <text:p>0,971976554183343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office:value-type="string" calcext:value-type="string">
            <text:p>BOLINHA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BOLINHA</text:p>
          </table:table-cell>
          <table:table-cell table:style-name="ce3" table:number-columns-repeated="2"/>
          <table:table-cell table:style-name="ce2" office:value-type="string" calcext:value-type="string">
            <text:p>DIVIDIU</text:p>
          </table:table-cell>
          <table:table-cell table:number-columns-repeated="3"/>
          <table:table-cell table:style-name="ce3" table:number-columns-repeated="2"/>
          <table:table-cell/>
          <table:table-cell table:style-name="ce1"/>
          <table:table-cell table:number-columns-repeated="15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float" office:value="0.877891896892646" calcext:value-type="float">
            <text:p>0,877891896892646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office:value-type="string" calcext:value-type="string">
            <text:p>DIVIDIU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BOLINHA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float" office:value="0.857177954537836" calcext:value-type="float">
            <text:p>0,857177954537836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DIVIDIU</text:p>
          </table:table-cell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float" office:value="0.882217195665696" calcext:value-type="float">
            <text:p>0,882217195665696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table:style-name="ce1"/>
          <table:table-cell table:number-columns-repeated="15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table:style-name="ce2" office:value-type="float" office:value="0.944215065559697" calcext:value-type="float">
            <text:p>0,944215065559697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string" calcext:value-type="string">
            <text:p>BOLINHA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3"/>
          <table:table-cell table:style-name="ce1"/>
          <table:table-cell table:number-columns-repeated="13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string" calcext:value-type="string">
            <text:p>BOLINHA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/>
          <table:table-cell table:style-name="ce1"/>
          <table:table-cell table:number-columns-repeated="15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office:value-type="string" calcext:value-type="string">
            <text:p>DIVIDIU</text:p>
          </table:table-cell>
          <table:table-cell/>
          <table:table-cell table:style-name="ce3" table:number-columns-repeated="4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table:style-name="ce3" table:number-columns-repeated="6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3"/>
          <table:table-cell table:style-name="ce1"/>
          <table:table-cell table:number-columns-repeated="13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table:style-name="ce3" table:number-columns-repeated="6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17"/>
        </table:table-row>
        <table:table-row table:style-name="ro1">
          <table:table-cell table:style-name="ce4" table:number-columns-repeated="62"/>
          <table:table-cell table:number-columns-repeated="17"/>
        </table:table-row>
        <table:table-row table:style-name="ro1">
          <table:table-cell table:style-name="ce4"/>
          <table:table-cell table:number-columns-repeated="9"/>
          <table:table-cell table:style-name="ce3" table:number-columns-repeated="2"/>
          <table:table-cell table:number-columns-repeated="14"/>
          <table:table-cell table:style-name="ce3" table:number-columns-repeated="6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3"/>
          <table:table-cell table:style-name="ce1"/>
          <table:table-cell table:number-columns-repeated="13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14"/>
          <table:table-cell table:style-name="ce3" table:number-columns-repeated="6"/>
          <table:table-cell table:number-columns-repeated="2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Open Sans" svg:font-family="'Ope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5:26:22.439773138</meta:creation-date>
    <dc:date>2022-01-20T15:34:14.225520846</dc:date>
    <meta:editing-duration>PT7M52S</meta:editing-duration>
    <meta:editing-cycles>1</meta:editing-cycles>
    <meta:document-statistic meta:table-count="2" meta:cell-count="6220" meta:object-count="0"/>
    <meta:generator>LibreOffice/6.4.7.2$Linux_X86_64 LibreOffice_project/40$Build-2</meta:generator>
  </office:meta>
</office:document-meta>
</file>